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6.95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openHand_Righ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<text:s text:c="4"/>Universidad de Costa Rica <text:s text:c="2"/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7"/>Proyecto Eléctrico <text:s text:c="6"/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9"/>II Ciclo 2017 <text:s text:c="9"/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10"/>openHand_Right.csv <text:s text:c="7"/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Author: Pablo Avila B30724 <text:s text:c="4"/>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2">
          <table:table-cell table:style-name="ce1" office:value-type="string" calcext:value-type="string">
            <text:p><text:s/>Media:</text:p>
          </table:table-cell>
          <table:table-cell table:style-name="ce3" table:formula="of:=SUM([.B14:.B543]) /COUNT([.B14:.B543])" office:value-type="float" office:value="57.8158000000003" calcext:value-type="float">
            <text:p>57.8</text:p>
          </table:table-cell>
          <table:table-cell table:style-name="ce3" table:formula="of:=SUM([.C14:.C543]) /COUNT([.C14:.C543])" office:value-type="float" office:value="56.5465145283019" calcext:value-type="float">
            <text:p>56.5</text:p>
          </table:table-cell>
          <table:table-cell table:style-name="ce3" table:formula="of:=SUM([.D14:.D543]) /COUNT([.D14:.D543])" office:value-type="float" office:value="74.2933883018868" calcext:value-type="float">
            <text:p>74.3</text:p>
          </table:table-cell>
          <table:table-cell table:style-name="ce3" table:formula="of:=SUM([.E14:.E543]) /COUNT([.E14:.E543])" office:value-type="float" office:value="94.3556158490566" calcext:value-type="float">
            <text:p>94.4</text:p>
          </table:table-cell>
          <table:table-cell table:style-name="ce3" table:formula="of:=SUM([.F14:.F543]) /COUNT([.F14:.F543])" office:value-type="float" office:value="21.7481000000001" calcext:value-type="float">
            <text:p>21.7</text:p>
          </table:table-cell>
          <table:table-cell table:style-name="ce3" table:formula="of:=SUM([.G14:.G543]) /COUNT([.G14:.G543])" office:value-type="float" office:value="48.5696211320755" calcext:value-type="float">
            <text:p>48.6</text:p>
          </table:table-cell>
          <table:table-cell table:style-name="ce3" table:formula="of:=SUM([.H14:.H543]) /COUNT([.H14:.H543])" office:value-type="float" office:value="77.0588367924529" calcext:value-type="float">
            <text:p>77.1</text:p>
          </table:table-cell>
          <table:table-cell table:style-name="ce3" table:formula="of:=SUM([.I14:.I543]) /COUNT([.I14:.I543])" office:value-type="float" office:value="95.4836839622641" calcext:value-type="float">
            <text:p>95.5</text:p>
          </table:table-cell>
          <table:table-cell table:style-name="ce3" table:formula="of:=SUM([.J14:.J543]) /COUNT([.J14:.J543])" office:value-type="float" office:value="12.6899000000001" calcext:value-type="float">
            <text:p>12.7</text:p>
          </table:table-cell>
          <table:table-cell table:style-name="ce3" table:formula="of:=SUM([.K14:.K543]) /COUNT([.K14:.K543])" office:value-type="float" office:value="46.480891509434" calcext:value-type="float">
            <text:p>46.5</text:p>
          </table:table-cell>
          <table:table-cell table:style-name="ce3" table:formula="of:=SUM([.L14:.L543]) /COUNT([.L14:.L543])" office:value-type="float" office:value="82.3428892452829" calcext:value-type="float">
            <text:p>82.3</text:p>
          </table:table-cell>
          <table:table-cell table:style-name="ce3" table:formula="of:=SUM([.M14:.M543]) /COUNT([.M14:.M543])" office:value-type="float" office:value="104.451198113208" calcext:value-type="float">
            <text:p>104.5</text:p>
          </table:table-cell>
          <table:table-cell table:style-name="ce3" table:formula="of:=SUM([.N14:.N543]) /COUNT([.N14:.N543])" office:value-type="float" office:value="20.0172000000001" calcext:value-type="float">
            <text:p>20.0</text:p>
          </table:table-cell>
          <table:table-cell table:style-name="ce3" table:formula="of:=SUM([.O14:.O543]) /COUNT([.O14:.O543])" office:value-type="float" office:value="42.6010666037736" calcext:value-type="float">
            <text:p>42.6</text:p>
          </table:table-cell>
          <table:table-cell table:style-name="ce3" table:formula="of:=SUM([.P14:.P543]) /COUNT([.P14:.P543])" office:value-type="float" office:value="74.6866866037736" calcext:value-type="float">
            <text:p>74.7</text:p>
          </table:table-cell>
          <table:table-cell table:style-name="ce3" table:formula="of:=SUM([.Q14:.Q543]) /COUNT([.Q14:.Q543])" office:value-type="float" office:value="95.8026835849056" calcext:value-type="float">
            <text:p>95.8</text:p>
          </table:table-cell>
          <table:table-cell table:style-name="ce3" table:formula="of:=SUM([.R14:.R543]) /COUNT([.R14:.R543])" office:value-type="float" office:value="33.2504816981133" calcext:value-type="float">
            <text:p>33.3</text:p>
          </table:table-cell>
          <table:table-cell table:style-name="ce3" table:formula="of:=SUM([.S14:.S543]) /COUNT([.S14:.S543])" office:value-type="float" office:value="45.1647367924529" calcext:value-type="float">
            <text:p>45.2</text:p>
          </table:table-cell>
          <table:table-cell table:style-name="ce3" table:formula="of:=SUM([.T14:.T543]) /COUNT([.T14:.T543])" office:value-type="float" office:value="64.2782283018868" calcext:value-type="float">
            <text:p>64.3</text:p>
          </table:table-cell>
          <table:table-cell table:style-name="ce3" table:formula="of:=SUM([.U14:.U543]) /COUNT([.U14:.U543])" office:value-type="float" office:value="78.988311509434" calcext:value-type="float">
            <text:p>79.0</text:p>
          </table:table-cell>
        </table:table-row>
        <table:table-row table:style-name="ro1">
          <table:table-cell table:style-name="ce2" office:value-type="string" calcext:value-type="string">
            <text:p><text:s/>Max Deviation:</text:p>
          </table:table-cell>
          <table:table-cell table:style-name="ce4" table:formula="of:=ABS( MAX([.B14:.B543]) -[.B7])" office:value-type="float" office:value="0.000000000000255795384873636" calcext:value-type="float">
            <text:p>0.00</text:p>
          </table:table-cell>
          <table:table-cell table:style-name="ce4" table:formula="of:=ABS( MAX([.C14:.C543]) -[.C7])" office:value-type="float" office:value="0.888085471698084" calcext:value-type="float">
            <text:p>0.89</text:p>
          </table:table-cell>
          <table:table-cell table:style-name="ce4" table:formula="of:=ABS( MAX([.D14:.D543]) -[.D7])" office:value-type="float" office:value="2.31111169811319" calcext:value-type="float">
            <text:p>2.31</text:p>
          </table:table-cell>
          <table:table-cell table:style-name="ce4" table:formula="of:=ABS( MAX([.E14:.E543]) -[.E7])" office:value-type="float" office:value="1.45348415094337" calcext:value-type="float">
            <text:p>1.45</text:p>
          </table:table-cell>
          <table:table-cell table:style-name="ce4" table:formula="of:=ABS( MAX([.F14:.F543]) -[.F7])" office:value-type="float" office:value="0.0000000000000959232693276135" calcext:value-type="float">
            <text:p>0.00</text:p>
          </table:table-cell>
          <table:table-cell table:style-name="ce4" table:formula="of:=ABS( MAX([.G14:.G543]) -[.G7])" office:value-type="float" office:value="0.0672788679244647" calcext:value-type="float">
            <text:p>0.07</text:p>
          </table:table-cell>
          <table:table-cell table:style-name="ce4" table:formula="of:=ABS( MAX([.H14:.H543]) -[.H7])" office:value-type="float" office:value="0.121863207547108" calcext:value-type="float">
            <text:p>0.12</text:p>
          </table:table-cell>
          <table:table-cell table:style-name="ce4" table:formula="of:=ABS( MAX([.I14:.I543]) -[.I7])" office:value-type="float" office:value="0.151416037735885" calcext:value-type="float">
            <text:p>0.15</text:p>
          </table:table-cell>
          <table:table-cell table:style-name="ce4" table:formula="of:=ABS( MAX([.J14:.J543]) -[.J7])" office:value-type="float" office:value="0.000000000000085265128291212" calcext:value-type="float">
            <text:p>0.00</text:p>
          </table:table-cell>
          <table:table-cell table:style-name="ce4" table:formula="of:=ABS( MAX([.K14:.K543]) -[.K7])" office:value-type="float" office:value="0.171908490566032" calcext:value-type="float">
            <text:p>0.17</text:p>
          </table:table-cell>
          <table:table-cell table:style-name="ce4" table:formula="of:=ABS( MAX([.L14:.L543]) -[.L7])" office:value-type="float" office:value="0.274010754717068" calcext:value-type="float">
            <text:p>0.27</text:p>
          </table:table-cell>
          <table:table-cell table:style-name="ce4" table:formula="of:=ABS( MAX([.M14:.M543]) -[.M7])" office:value-type="float" office:value="0.331801886792448" calcext:value-type="float">
            <text:p>0.33</text:p>
          </table:table-cell>
          <table:table-cell table:style-name="ce4" table:formula="of:=ABS( MAX([.N14:.N543]) -[.N7])" office:value-type="float" office:value="0.0000000000000959232693276135" calcext:value-type="float">
            <text:p>0.00</text:p>
          </table:table-cell>
          <table:table-cell table:style-name="ce4" table:formula="of:=ABS( MAX([.O14:.O543]) -[.O7])" office:value-type="float" office:value="0.259433396226385" calcext:value-type="float">
            <text:p>0.26</text:p>
          </table:table-cell>
          <table:table-cell table:style-name="ce4" table:formula="of:=ABS( MAX([.P14:.P543]) -[.P7])" office:value-type="float" office:value="0.380113396226406" calcext:value-type="float">
            <text:p>0.38</text:p>
          </table:table-cell>
          <table:table-cell table:style-name="ce4" table:formula="of:=ABS( MAX([.Q14:.Q543]) -[.Q7])" office:value-type="float" office:value="0.420416415094422" calcext:value-type="float">
            <text:p>0.42</text:p>
          </table:table-cell>
          <table:table-cell table:style-name="ce4" table:formula="of:=ABS( MAX([.R14:.R543]) -[.R7])" office:value-type="float" office:value="0.0000183018867474516" calcext:value-type="float">
            <text:p>0.00</text:p>
          </table:table-cell>
          <table:table-cell table:style-name="ce4" table:formula="of:=ABS( MAX([.S14:.S543]) -[.S7])" office:value-type="float" office:value="0.301963207547118" calcext:value-type="float">
            <text:p>0.30</text:p>
          </table:table-cell>
          <table:table-cell table:style-name="ce4" table:formula="of:=ABS( MAX([.T14:.T543]) -[.T7])" office:value-type="float" office:value="0.539871698113188" calcext:value-type="float">
            <text:p>0.54</text:p>
          </table:table-cell>
          <table:table-cell table:style-name="ce4" table:formula="of:=ABS( MAX([.U14:.U543]) -[.U7])" office:value-type="float" office:value="0.608088490566004" calcext:value-type="float">
            <text:p>0.61</text:p>
          </table:table-cell>
        </table:table-row>
        <table:table-row table:style-name="ro2">
          <table:table-cell table:style-name="ce1" office:value-type="string" calcext:value-type="string">
            <text:p><text:s/>Standar Deviation:</text:p>
          </table:table-cell>
          <table:table-cell table:style-name="ce5" table:formula="of:=STDEV([.B14:.B543])" office:value-type="float" office:value="0.000000000000256037043297748" calcext:value-type="float">
            <text:p>0.00</text:p>
          </table:table-cell>
          <table:table-cell table:style-name="ce5" table:formula="of:=STDEV([.C14:.C543])" office:value-type="float" office:value="0.76670882653362" calcext:value-type="float">
            <text:p>0.77</text:p>
          </table:table-cell>
          <table:table-cell table:style-name="ce5" table:formula="of:=STDEV([.D14:.D543])" office:value-type="float" office:value="1.5971421728446" calcext:value-type="float">
            <text:p>1.60</text:p>
          </table:table-cell>
          <table:table-cell table:style-name="ce5" table:formula="of:=STDEV([.E14:.E543])" office:value-type="float" office:value="1.0611431829494" calcext:value-type="float">
            <text:p>1.06</text:p>
          </table:table-cell>
          <table:table-cell table:style-name="ce5" table:formula="of:=STDEV([.F14:.F543])" office:value-type="float" office:value="0.0000000000000960138912366555" calcext:value-type="float">
            <text:p>0.00</text:p>
          </table:table-cell>
          <table:table-cell table:style-name="ce5" table:formula="of:=STDEV([.G14:.G543])" office:value-type="float" office:value="0.0556733883363345" calcext:value-type="float">
            <text:p>0.06</text:p>
          </table:table-cell>
          <table:table-cell table:style-name="ce5" table:formula="of:=STDEV([.H14:.H543])" office:value-type="float" office:value="0.0975881118273761" calcext:value-type="float">
            <text:p>0.10</text:p>
          </table:table-cell>
          <table:table-cell table:style-name="ce5" table:formula="of:=STDEV([.I14:.I543])" office:value-type="float" office:value="0.119795913043819" calcext:value-type="float">
            <text:p>0.12</text:p>
          </table:table-cell>
          <table:table-cell table:style-name="ce5" table:formula="of:=STDEV([.J14:.J543])" office:value-type="float" office:value="0.0000000000000853456810992493" calcext:value-type="float">
            <text:p>0.00</text:p>
          </table:table-cell>
          <table:table-cell table:style-name="ce5" table:formula="of:=STDEV([.K14:.K543])" office:value-type="float" office:value="0.103924769502048" calcext:value-type="float">
            <text:p>0.10</text:p>
          </table:table-cell>
          <table:table-cell table:style-name="ce5" table:formula="of:=STDEV([.L14:.L543])" office:value-type="float" office:value="0.161167447523395" calcext:value-type="float">
            <text:p>0.16</text:p>
          </table:table-cell>
          <table:table-cell table:style-name="ce5" table:formula="of:=STDEV([.M14:.M543])" office:value-type="float" office:value="0.188387627765493" calcext:value-type="float">
            <text:p>0.19</text:p>
          </table:table-cell>
          <table:table-cell table:style-name="ce5" table:formula="of:=STDEV([.N14:.N543])" office:value-type="float" office:value="0.0000000000000960138912366555" calcext:value-type="float">
            <text:p>0.00</text:p>
          </table:table-cell>
          <table:table-cell table:style-name="ce5" table:formula="of:=STDEV([.O14:.O543])" office:value-type="float" office:value="0.12062447044958" calcext:value-type="float">
            <text:p>0.12</text:p>
          </table:table-cell>
          <table:table-cell table:style-name="ce5" table:formula="of:=STDEV([.P14:.P543])" office:value-type="float" office:value="0.184354160960099" calcext:value-type="float">
            <text:p>0.18</text:p>
          </table:table-cell>
          <table:table-cell table:style-name="ce5" table:formula="of:=STDEV([.Q14:.Q543])" office:value-type="float" office:value="0.209955707936823" calcext:value-type="float">
            <text:p>0.21</text:p>
          </table:table-cell>
          <table:table-cell table:style-name="ce5" table:formula="of:=STDEV([.R14:.R543])" office:value-type="float" office:value="0.0000387047302044599" calcext:value-type="float">
            <text:p>0.00</text:p>
          </table:table-cell>
          <table:table-cell table:style-name="ce5" table:formula="of:=STDEV([.S14:.S543])" office:value-type="float" office:value="0.136420887649383" calcext:value-type="float">
            <text:p>0.14</text:p>
          </table:table-cell>
          <table:table-cell table:style-name="ce5" table:formula="of:=STDEV([.T14:.T543])" office:value-type="float" office:value="0.240271835638078" calcext:value-type="float">
            <text:p>0.24</text:p>
          </table:table-cell>
          <table:table-cell table:style-name="ce5" table:formula="of:=STDEV([.U14:.U543])" office:value-type="float" office:value="0.265233891503096" calcext:value-type="float">
            <text:p>0.2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<text:s/>RIGHT HAND: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Thumb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Index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Middle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Ring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Pink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895" calcext:value-type="float">
            <text:p>56.6895</text:p>
          </table:table-cell>
          <table:table-cell office:value-type="float" office:value="75.024" calcext:value-type="float">
            <text:p>75.024</text:p>
          </table:table-cell>
          <table:table-cell office:value-type="float" office:value="95.451" calcext:value-type="float">
            <text:p>95.45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06" calcext:value-type="float">
            <text:p>48.5706</text:p>
          </table:table-cell>
          <table:table-cell office:value-type="float" office:value="77.0605" calcext:value-type="float">
            <text:p>77.0605</text:p>
          </table:table-cell>
          <table:table-cell office:value-type="float" office:value="95.4869" calcext:value-type="float">
            <text:p>95.486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18" calcext:value-type="float">
            <text:p>46.4818</text:p>
          </table:table-cell>
          <table:table-cell office:value-type="float" office:value="82.3405" calcext:value-type="float">
            <text:p>82.3405</text:p>
          </table:table-cell>
          <table:table-cell office:value-type="float" office:value="104.444" calcext:value-type="float">
            <text:p>104.44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395" calcext:value-type="float">
            <text:p>42.5395</text:p>
          </table:table-cell>
          <table:table-cell office:value-type="float" office:value="74.6078" calcext:value-type="float">
            <text:p>74.6078</text:p>
          </table:table-cell>
          <table:table-cell office:value-type="float" office:value="95.7412" calcext:value-type="float">
            <text:p>95.741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727" calcext:value-type="float">
            <text:p>45.0727</text:p>
          </table:table-cell>
          <table:table-cell office:value-type="float" office:value="64.1294" calcext:value-type="float">
            <text:p>64.1294</text:p>
          </table:table-cell>
          <table:table-cell office:value-type="float" office:value="78.8531" calcext:value-type="float">
            <text:p>78.853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829" calcext:value-type="float">
            <text:p>56.6829</text:p>
          </table:table-cell>
          <table:table-cell office:value-type="float" office:value="75.0091" calcext:value-type="float">
            <text:p>75.0091</text:p>
          </table:table-cell>
          <table:table-cell office:value-type="float" office:value="95.4366" calcext:value-type="float">
            <text:p>95.436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03" calcext:value-type="float">
            <text:p>48.5703</text:p>
          </table:table-cell>
          <table:table-cell office:value-type="float" office:value="77.0603" calcext:value-type="float">
            <text:p>77.0603</text:p>
          </table:table-cell>
          <table:table-cell office:value-type="float" office:value="95.487" calcext:value-type="float">
            <text:p>95.48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23" calcext:value-type="float">
            <text:p>46.4823</text:p>
          </table:table-cell>
          <table:table-cell office:value-type="float" office:value="82.3415" calcext:value-type="float">
            <text:p>82.3415</text:p>
          </table:table-cell>
          <table:table-cell office:value-type="float" office:value="104.445" calcext:value-type="float">
            <text:p>104.44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3" calcext:value-type="float">
            <text:p>42.543</text:p>
          </table:table-cell>
          <table:table-cell office:value-type="float" office:value="74.6137" calcext:value-type="float">
            <text:p>74.6137</text:p>
          </table:table-cell>
          <table:table-cell office:value-type="float" office:value="95.7488" calcext:value-type="float">
            <text:p>95.748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746" calcext:value-type="float">
            <text:p>45.0746</text:p>
          </table:table-cell>
          <table:table-cell office:value-type="float" office:value="64.1336" calcext:value-type="float">
            <text:p>64.1336</text:p>
          </table:table-cell>
          <table:table-cell office:value-type="float" office:value="78.8597" calcext:value-type="float">
            <text:p>78.859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77" calcext:value-type="float">
            <text:p>56.677</text:p>
          </table:table-cell>
          <table:table-cell office:value-type="float" office:value="74.9949" calcext:value-type="float">
            <text:p>74.9949</text:p>
          </table:table-cell>
          <table:table-cell office:value-type="float" office:value="95.4187" calcext:value-type="float">
            <text:p>95.418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03" calcext:value-type="float">
            <text:p>48.5703</text:p>
          </table:table-cell>
          <table:table-cell office:value-type="float" office:value="77.0604" calcext:value-type="float">
            <text:p>77.0604</text:p>
          </table:table-cell>
          <table:table-cell office:value-type="float" office:value="95.4872" calcext:value-type="float">
            <text:p>95.487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23" calcext:value-type="float">
            <text:p>46.4823</text:p>
          </table:table-cell>
          <table:table-cell office:value-type="float" office:value="82.3417" calcext:value-type="float">
            <text:p>82.3417</text:p>
          </table:table-cell>
          <table:table-cell office:value-type="float" office:value="104.445" calcext:value-type="float">
            <text:p>104.44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47" calcext:value-type="float">
            <text:p>42.5447</text:p>
          </table:table-cell>
          <table:table-cell office:value-type="float" office:value="74.6163" calcext:value-type="float">
            <text:p>74.6163</text:p>
          </table:table-cell>
          <table:table-cell office:value-type="float" office:value="95.7517" calcext:value-type="float">
            <text:p>95.7517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772" calcext:value-type="float">
            <text:p>45.0772</text:p>
          </table:table-cell>
          <table:table-cell office:value-type="float" office:value="64.1383" calcext:value-type="float">
            <text:p>64.1383</text:p>
          </table:table-cell>
          <table:table-cell office:value-type="float" office:value="78.865" calcext:value-type="float">
            <text:p>78.86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687" calcext:value-type="float">
            <text:p>56.6687</text:p>
          </table:table-cell>
          <table:table-cell office:value-type="float" office:value="74.9781" calcext:value-type="float">
            <text:p>74.9781</text:p>
          </table:table-cell>
          <table:table-cell office:value-type="float" office:value="95.3986" calcext:value-type="float">
            <text:p>95.398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06" calcext:value-type="float">
            <text:p>48.5706</text:p>
          </table:table-cell>
          <table:table-cell office:value-type="float" office:value="77.0608" calcext:value-type="float">
            <text:p>77.0608</text:p>
          </table:table-cell>
          <table:table-cell office:value-type="float" office:value="95.4877" calcext:value-type="float">
            <text:p>95.487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33" calcext:value-type="float">
            <text:p>46.4833</text:p>
          </table:table-cell>
          <table:table-cell office:value-type="float" office:value="82.3434" calcext:value-type="float">
            <text:p>82.3434</text:p>
          </table:table-cell>
          <table:table-cell office:value-type="float" office:value="104.448" calcext:value-type="float">
            <text:p>104.44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75" calcext:value-type="float">
            <text:p>42.5475</text:p>
          </table:table-cell>
          <table:table-cell office:value-type="float" office:value="74.6213" calcext:value-type="float">
            <text:p>74.6213</text:p>
          </table:table-cell>
          <table:table-cell office:value-type="float" office:value="95.7582" calcext:value-type="float">
            <text:p>95.758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792" calcext:value-type="float">
            <text:p>45.0792</text:p>
          </table:table-cell>
          <table:table-cell office:value-type="float" office:value="64.1416" calcext:value-type="float">
            <text:p>64.1416</text:p>
          </table:table-cell>
          <table:table-cell office:value-type="float" office:value="78.868" calcext:value-type="float">
            <text:p>78.86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583" calcext:value-type="float">
            <text:p>56.6583</text:p>
          </table:table-cell>
          <table:table-cell office:value-type="float" office:value="74.9567" calcext:value-type="float">
            <text:p>74.9567</text:p>
          </table:table-cell>
          <table:table-cell office:value-type="float" office:value="95.3721" calcext:value-type="float">
            <text:p>95.372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13" calcext:value-type="float">
            <text:p>48.5713</text:p>
          </table:table-cell>
          <table:table-cell office:value-type="float" office:value="77.062" calcext:value-type="float">
            <text:p>77.062</text:p>
          </table:table-cell>
          <table:table-cell office:value-type="float" office:value="95.489" calcext:value-type="float">
            <text:p>95.48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52" calcext:value-type="float">
            <text:p>46.4852</text:p>
          </table:table-cell>
          <table:table-cell office:value-type="float" office:value="82.3462" calcext:value-type="float">
            <text:p>82.3462</text:p>
          </table:table-cell>
          <table:table-cell office:value-type="float" office:value="104.451" calcext:value-type="float">
            <text:p>104.45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13" calcext:value-type="float">
            <text:p>42.5513</text:p>
          </table:table-cell>
          <table:table-cell office:value-type="float" office:value="74.6272" calcext:value-type="float">
            <text:p>74.6272</text:p>
          </table:table-cell>
          <table:table-cell office:value-type="float" office:value="95.7651" calcext:value-type="float">
            <text:p>95.765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05" calcext:value-type="float">
            <text:p>45.0805</text:p>
          </table:table-cell>
          <table:table-cell office:value-type="float" office:value="64.1438" calcext:value-type="float">
            <text:p>64.1438</text:p>
          </table:table-cell>
          <table:table-cell office:value-type="float" office:value="78.8706" calcext:value-type="float">
            <text:p>78.870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49" calcext:value-type="float">
            <text:p>56.649</text:p>
          </table:table-cell>
          <table:table-cell office:value-type="float" office:value="74.9363" calcext:value-type="float">
            <text:p>74.9363</text:p>
          </table:table-cell>
          <table:table-cell office:value-type="float" office:value="95.3429" calcext:value-type="float">
            <text:p>95.342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16" calcext:value-type="float">
            <text:p>48.5716</text:p>
          </table:table-cell>
          <table:table-cell office:value-type="float" office:value="77.0624" calcext:value-type="float">
            <text:p>77.0624</text:p>
          </table:table-cell>
          <table:table-cell office:value-type="float" office:value="95.4894" calcext:value-type="float">
            <text:p>95.489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7" calcext:value-type="float">
            <text:p>46.487</text:p>
          </table:table-cell>
          <table:table-cell office:value-type="float" office:value="82.3489" calcext:value-type="float">
            <text:p>82.3489</text:p>
          </table:table-cell>
          <table:table-cell office:value-type="float" office:value="104.454" calcext:value-type="float">
            <text:p>104.45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55" calcext:value-type="float">
            <text:p>42.5555</text:p>
          </table:table-cell>
          <table:table-cell office:value-type="float" office:value="74.6333" calcext:value-type="float">
            <text:p>74.6333</text:p>
          </table:table-cell>
          <table:table-cell office:value-type="float" office:value="95.7713" calcext:value-type="float">
            <text:p>95.771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09" calcext:value-type="float">
            <text:p>45.0809</text:p>
          </table:table-cell>
          <table:table-cell office:value-type="float" office:value="64.1445" calcext:value-type="float">
            <text:p>64.1445</text:p>
          </table:table-cell>
          <table:table-cell office:value-type="float" office:value="78.871" calcext:value-type="float">
            <text:p>78.87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435" calcext:value-type="float">
            <text:p>56.6435</text:p>
          </table:table-cell>
          <table:table-cell office:value-type="float" office:value="74.929" calcext:value-type="float">
            <text:p>74.929</text:p>
          </table:table-cell>
          <table:table-cell office:value-type="float" office:value="95.3368" calcext:value-type="float">
            <text:p>95.336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21" calcext:value-type="float">
            <text:p>48.5721</text:p>
          </table:table-cell>
          <table:table-cell office:value-type="float" office:value="77.0633" calcext:value-type="float">
            <text:p>77.0633</text:p>
          </table:table-cell>
          <table:table-cell office:value-type="float" office:value="95.4904" calcext:value-type="float">
            <text:p>95.490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74" calcext:value-type="float">
            <text:p>46.4874</text:p>
          </table:table-cell>
          <table:table-cell office:value-type="float" office:value="82.3495" calcext:value-type="float">
            <text:p>82.3495</text:p>
          </table:table-cell>
          <table:table-cell office:value-type="float" office:value="104.455" calcext:value-type="float">
            <text:p>104.45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9" calcext:value-type="float">
            <text:p>42.559</text:p>
          </table:table-cell>
          <table:table-cell office:value-type="float" office:value="74.6391" calcext:value-type="float">
            <text:p>74.6391</text:p>
          </table:table-cell>
          <table:table-cell office:value-type="float" office:value="95.7785" calcext:value-type="float">
            <text:p>95.778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18" calcext:value-type="float">
            <text:p>45.0818</text:p>
          </table:table-cell>
          <table:table-cell office:value-type="float" office:value="64.1457" calcext:value-type="float">
            <text:p>64.1457</text:p>
          </table:table-cell>
          <table:table-cell office:value-type="float" office:value="78.8718" calcext:value-type="float">
            <text:p>78.871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332" calcext:value-type="float">
            <text:p>56.6332</text:p>
          </table:table-cell>
          <table:table-cell office:value-type="float" office:value="74.9099" calcext:value-type="float">
            <text:p>74.9099</text:p>
          </table:table-cell>
          <table:table-cell office:value-type="float" office:value="95.3152" calcext:value-type="float">
            <text:p>95.315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27" calcext:value-type="float">
            <text:p>48.5727</text:p>
          </table:table-cell>
          <table:table-cell office:value-type="float" office:value="77.0643" calcext:value-type="float">
            <text:p>77.0643</text:p>
          </table:table-cell>
          <table:table-cell office:value-type="float" office:value="95.4916" calcext:value-type="float">
            <text:p>95.491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87" calcext:value-type="float">
            <text:p>46.4887</text:p>
          </table:table-cell>
          <table:table-cell office:value-type="float" office:value="82.3517" calcext:value-type="float">
            <text:p>82.3517</text:p>
          </table:table-cell>
          <table:table-cell office:value-type="float" office:value="104.457" calcext:value-type="float">
            <text:p>104.45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97" calcext:value-type="float">
            <text:p>42.5597</text:p>
          </table:table-cell>
          <table:table-cell office:value-type="float" office:value="74.6401" calcext:value-type="float">
            <text:p>74.6401</text:p>
          </table:table-cell>
          <table:table-cell office:value-type="float" office:value="95.7794" calcext:value-type="float">
            <text:p>95.779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32" calcext:value-type="float">
            <text:p>45.0832</text:p>
          </table:table-cell>
          <table:table-cell office:value-type="float" office:value="64.1479" calcext:value-type="float">
            <text:p>64.1479</text:p>
          </table:table-cell>
          <table:table-cell office:value-type="float" office:value="78.8736" calcext:value-type="float">
            <text:p>78.873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262" calcext:value-type="float">
            <text:p>56.6262</text:p>
          </table:table-cell>
          <table:table-cell office:value-type="float" office:value="74.9035" calcext:value-type="float">
            <text:p>74.9035</text:p>
          </table:table-cell>
          <table:table-cell office:value-type="float" office:value="95.3187" calcext:value-type="float">
            <text:p>95.318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31" calcext:value-type="float">
            <text:p>48.5731</text:p>
          </table:table-cell>
          <table:table-cell office:value-type="float" office:value="77.065" calcext:value-type="float">
            <text:p>77.065</text:p>
          </table:table-cell>
          <table:table-cell office:value-type="float" office:value="95.4925" calcext:value-type="float">
            <text:p>95.492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" calcext:value-type="float">
            <text:p>46.49</text:p>
          </table:table-cell>
          <table:table-cell office:value-type="float" office:value="82.3539" calcext:value-type="float">
            <text:p>82.3539</text:p>
          </table:table-cell>
          <table:table-cell office:value-type="float" office:value="104.46" calcext:value-type="float">
            <text:p>104.4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38" calcext:value-type="float">
            <text:p>42.5638</text:p>
          </table:table-cell>
          <table:table-cell office:value-type="float" office:value="74.6466" calcext:value-type="float">
            <text:p>74.6466</text:p>
          </table:table-cell>
          <table:table-cell office:value-type="float" office:value="95.7873" calcext:value-type="float">
            <text:p>95.787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33" calcext:value-type="float">
            <text:p>45.0833</text:p>
          </table:table-cell>
          <table:table-cell office:value-type="float" office:value="64.1481" calcext:value-type="float">
            <text:p>64.1481</text:p>
          </table:table-cell>
          <table:table-cell office:value-type="float" office:value="78.8737" calcext:value-type="float">
            <text:p>78.873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112" calcext:value-type="float">
            <text:p>56.6112</text:p>
          </table:table-cell>
          <table:table-cell office:value-type="float" office:value="74.8753" calcext:value-type="float">
            <text:p>74.8753</text:p>
          </table:table-cell>
          <table:table-cell office:value-type="float" office:value="95.2843" calcext:value-type="float">
            <text:p>95.284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22" calcext:value-type="float">
            <text:p>48.5722</text:p>
          </table:table-cell>
          <table:table-cell office:value-type="float" office:value="77.0638" calcext:value-type="float">
            <text:p>77.0638</text:p>
          </table:table-cell>
          <table:table-cell office:value-type="float" office:value="95.4917" calcext:value-type="float">
            <text:p>95.491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09" calcext:value-type="float">
            <text:p>46.4909</text:p>
          </table:table-cell>
          <table:table-cell office:value-type="float" office:value="82.3555" calcext:value-type="float">
            <text:p>82.3555</text:p>
          </table:table-cell>
          <table:table-cell office:value-type="float" office:value="104.463" calcext:value-type="float">
            <text:p>104.46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38" calcext:value-type="float">
            <text:p>42.5638</text:p>
          </table:table-cell>
          <table:table-cell office:value-type="float" office:value="74.6467" calcext:value-type="float">
            <text:p>74.6467</text:p>
          </table:table-cell>
          <table:table-cell office:value-type="float" office:value="95.7872" calcext:value-type="float">
            <text:p>95.787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34" calcext:value-type="float">
            <text:p>45.0834</text:p>
          </table:table-cell>
          <table:table-cell office:value-type="float" office:value="64.1482" calcext:value-type="float">
            <text:p>64.1482</text:p>
          </table:table-cell>
          <table:table-cell office:value-type="float" office:value="78.8736" calcext:value-type="float">
            <text:p>78.873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077" calcext:value-type="float">
            <text:p>56.6077</text:p>
          </table:table-cell>
          <table:table-cell office:value-type="float" office:value="74.8706" calcext:value-type="float">
            <text:p>74.8706</text:p>
          </table:table-cell>
          <table:table-cell office:value-type="float" office:value="95.2827" calcext:value-type="float">
            <text:p>95.282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24" calcext:value-type="float">
            <text:p>48.5724</text:p>
          </table:table-cell>
          <table:table-cell office:value-type="float" office:value="77.0642" calcext:value-type="float">
            <text:p>77.0642</text:p>
          </table:table-cell>
          <table:table-cell office:value-type="float" office:value="95.4924" calcext:value-type="float">
            <text:p>95.492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16" calcext:value-type="float">
            <text:p>46.4916</text:p>
          </table:table-cell>
          <table:table-cell office:value-type="float" office:value="82.357" calcext:value-type="float">
            <text:p>82.357</text:p>
          </table:table-cell>
          <table:table-cell office:value-type="float" office:value="104.465" calcext:value-type="float">
            <text:p>104.46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52" calcext:value-type="float">
            <text:p>42.5652</text:p>
          </table:table-cell>
          <table:table-cell office:value-type="float" office:value="74.6486" calcext:value-type="float">
            <text:p>74.6486</text:p>
          </table:table-cell>
          <table:table-cell office:value-type="float" office:value="95.7891" calcext:value-type="float">
            <text:p>95.789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34" calcext:value-type="float">
            <text:p>45.0834</text:p>
          </table:table-cell>
          <table:table-cell office:value-type="float" office:value="64.1479" calcext:value-type="float">
            <text:p>64.1479</text:p>
          </table:table-cell>
          <table:table-cell office:value-type="float" office:value="78.8727" calcext:value-type="float">
            <text:p>78.872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084" calcext:value-type="float">
            <text:p>56.6084</text:p>
          </table:table-cell>
          <table:table-cell office:value-type="float" office:value="74.8756" calcext:value-type="float">
            <text:p>74.8756</text:p>
          </table:table-cell>
          <table:table-cell office:value-type="float" office:value="95.2956" calcext:value-type="float">
            <text:p>95.295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24" calcext:value-type="float">
            <text:p>48.5724</text:p>
          </table:table-cell>
          <table:table-cell office:value-type="float" office:value="77.0643" calcext:value-type="float">
            <text:p>77.0643</text:p>
          </table:table-cell>
          <table:table-cell office:value-type="float" office:value="95.4925" calcext:value-type="float">
            <text:p>95.492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2" calcext:value-type="float">
            <text:p>46.492</text:p>
          </table:table-cell>
          <table:table-cell office:value-type="float" office:value="82.3577" calcext:value-type="float">
            <text:p>82.3577</text:p>
          </table:table-cell>
          <table:table-cell office:value-type="float" office:value="104.466" calcext:value-type="float">
            <text:p>104.46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79" calcext:value-type="float">
            <text:p>42.5679</text:p>
          </table:table-cell>
          <table:table-cell office:value-type="float" office:value="74.6524" calcext:value-type="float">
            <text:p>74.6524</text:p>
          </table:table-cell>
          <table:table-cell office:value-type="float" office:value="95.7926" calcext:value-type="float">
            <text:p>95.792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33" calcext:value-type="float">
            <text:p>45.0833</text:p>
          </table:table-cell>
          <table:table-cell office:value-type="float" office:value="64.1477" calcext:value-type="float">
            <text:p>64.1477</text:p>
          </table:table-cell>
          <table:table-cell office:value-type="float" office:value="78.8724" calcext:value-type="float">
            <text:p>78.872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119" calcext:value-type="float">
            <text:p>56.6119</text:p>
          </table:table-cell>
          <table:table-cell office:value-type="float" office:value="74.8831" calcext:value-type="float">
            <text:p>74.8831</text:p>
          </table:table-cell>
          <table:table-cell office:value-type="float" office:value="95.3066" calcext:value-type="float">
            <text:p>95.306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25" calcext:value-type="float">
            <text:p>48.5725</text:p>
          </table:table-cell>
          <table:table-cell office:value-type="float" office:value="77.0646" calcext:value-type="float">
            <text:p>77.0646</text:p>
          </table:table-cell>
          <table:table-cell office:value-type="float" office:value="95.4929" calcext:value-type="float">
            <text:p>95.492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2" calcext:value-type="float">
            <text:p>46.492</text:p>
          </table:table-cell>
          <table:table-cell office:value-type="float" office:value="82.3579" calcext:value-type="float">
            <text:p>82.3579</text:p>
          </table:table-cell>
          <table:table-cell office:value-type="float" office:value="104.467" calcext:value-type="float">
            <text:p>104.46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9" calcext:value-type="float">
            <text:p>42.569</text:p>
          </table:table-cell>
          <table:table-cell office:value-type="float" office:value="74.6545" calcext:value-type="float">
            <text:p>74.6545</text:p>
          </table:table-cell>
          <table:table-cell office:value-type="float" office:value="95.7957" calcext:value-type="float">
            <text:p>95.7957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833" calcext:value-type="float">
            <text:p>45.0833</text:p>
          </table:table-cell>
          <table:table-cell office:value-type="float" office:value="64.1476" calcext:value-type="float">
            <text:p>64.1476</text:p>
          </table:table-cell>
          <table:table-cell office:value-type="float" office:value="78.872" calcext:value-type="float">
            <text:p>78.87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141" calcext:value-type="float">
            <text:p>56.6141</text:p>
          </table:table-cell>
          <table:table-cell office:value-type="float" office:value="74.8855" calcext:value-type="float">
            <text:p>74.8855</text:p>
          </table:table-cell>
          <table:table-cell office:value-type="float" office:value="95.306" calcext:value-type="float">
            <text:p>95.30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24" calcext:value-type="float">
            <text:p>48.5724</text:p>
          </table:table-cell>
          <table:table-cell office:value-type="float" office:value="77.0645" calcext:value-type="float">
            <text:p>77.0645</text:p>
          </table:table-cell>
          <table:table-cell office:value-type="float" office:value="95.4929" calcext:value-type="float">
            <text:p>95.492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16" calcext:value-type="float">
            <text:p>46.4916</text:p>
          </table:table-cell>
          <table:table-cell office:value-type="float" office:value="82.3577" calcext:value-type="float">
            <text:p>82.3577</text:p>
          </table:table-cell>
          <table:table-cell office:value-type="float" office:value="104.467" calcext:value-type="float">
            <text:p>104.46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73" calcext:value-type="float">
            <text:p>42.5673</text:p>
          </table:table-cell>
          <table:table-cell office:value-type="float" office:value="74.6525" calcext:value-type="float">
            <text:p>74.6525</text:p>
          </table:table-cell>
          <table:table-cell office:value-type="float" office:value="95.7945" calcext:value-type="float">
            <text:p>95.794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34" calcext:value-type="float">
            <text:p>45.0834</text:p>
          </table:table-cell>
          <table:table-cell office:value-type="float" office:value="64.1477" calcext:value-type="float">
            <text:p>64.1477</text:p>
          </table:table-cell>
          <table:table-cell office:value-type="float" office:value="78.8722" calcext:value-type="float">
            <text:p>78.872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328" calcext:value-type="float">
            <text:p>56.6328</text:p>
          </table:table-cell>
          <table:table-cell office:value-type="float" office:value="74.9178" calcext:value-type="float">
            <text:p>74.9178</text:p>
          </table:table-cell>
          <table:table-cell office:value-type="float" office:value="95.3334" calcext:value-type="float">
            <text:p>95.333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24" calcext:value-type="float">
            <text:p>48.5724</text:p>
          </table:table-cell>
          <table:table-cell office:value-type="float" office:value="77.0643" calcext:value-type="float">
            <text:p>77.0643</text:p>
          </table:table-cell>
          <table:table-cell office:value-type="float" office:value="95.4928" calcext:value-type="float">
            <text:p>95.492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12" calcext:value-type="float">
            <text:p>46.4912</text:p>
          </table:table-cell>
          <table:table-cell office:value-type="float" office:value="82.3576" calcext:value-type="float">
            <text:p>82.3576</text:p>
          </table:table-cell>
          <table:table-cell office:value-type="float" office:value="104.468" calcext:value-type="float">
            <text:p>104.46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68" calcext:value-type="float">
            <text:p>42.5668</text:p>
          </table:table-cell>
          <table:table-cell office:value-type="float" office:value="74.6518" calcext:value-type="float">
            <text:p>74.6518</text:p>
          </table:table-cell>
          <table:table-cell office:value-type="float" office:value="95.794" calcext:value-type="float">
            <text:p>95.79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33" calcext:value-type="float">
            <text:p>45.0833</text:p>
          </table:table-cell>
          <table:table-cell office:value-type="float" office:value="64.1476" calcext:value-type="float">
            <text:p>64.1476</text:p>
          </table:table-cell>
          <table:table-cell office:value-type="float" office:value="78.8719" calcext:value-type="float">
            <text:p>78.871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657" calcext:value-type="float">
            <text:p>56.6657</text:p>
          </table:table-cell>
          <table:table-cell office:value-type="float" office:value="74.9763" calcext:value-type="float">
            <text:p>74.9763</text:p>
          </table:table-cell>
          <table:table-cell office:value-type="float" office:value="95.3882" calcext:value-type="float">
            <text:p>95.388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23" calcext:value-type="float">
            <text:p>48.5723</text:p>
          </table:table-cell>
          <table:table-cell office:value-type="float" office:value="77.0643" calcext:value-type="float">
            <text:p>77.0643</text:p>
          </table:table-cell>
          <table:table-cell office:value-type="float" office:value="95.4927" calcext:value-type="float">
            <text:p>95.492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97" calcext:value-type="float">
            <text:p>46.4897</text:p>
          </table:table-cell>
          <table:table-cell office:value-type="float" office:value="82.3558" calcext:value-type="float">
            <text:p>82.3558</text:p>
          </table:table-cell>
          <table:table-cell office:value-type="float" office:value="104.467" calcext:value-type="float">
            <text:p>104.46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72" calcext:value-type="float">
            <text:p>42.5672</text:p>
          </table:table-cell>
          <table:table-cell office:value-type="float" office:value="74.6526" calcext:value-type="float">
            <text:p>74.6526</text:p>
          </table:table-cell>
          <table:table-cell office:value-type="float" office:value="95.7952" calcext:value-type="float">
            <text:p>95.795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29" calcext:value-type="float">
            <text:p>45.0829</text:p>
          </table:table-cell>
          <table:table-cell office:value-type="float" office:value="64.1467" calcext:value-type="float">
            <text:p>64.1467</text:p>
          </table:table-cell>
          <table:table-cell office:value-type="float" office:value="78.8708" calcext:value-type="float">
            <text:p>78.870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82" calcext:value-type="float">
            <text:p>56.682</text:p>
          </table:table-cell>
          <table:table-cell office:value-type="float" office:value="75.0049" calcext:value-type="float">
            <text:p>75.0049</text:p>
          </table:table-cell>
          <table:table-cell office:value-type="float" office:value="95.4099" calcext:value-type="float">
            <text:p>95.409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23" calcext:value-type="float">
            <text:p>48.5723</text:p>
          </table:table-cell>
          <table:table-cell office:value-type="float" office:value="77.0643" calcext:value-type="float">
            <text:p>77.0643</text:p>
          </table:table-cell>
          <table:table-cell office:value-type="float" office:value="95.4927" calcext:value-type="float">
            <text:p>95.492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92" calcext:value-type="float">
            <text:p>46.4892</text:p>
          </table:table-cell>
          <table:table-cell office:value-type="float" office:value="82.3553" calcext:value-type="float">
            <text:p>82.3553</text:p>
          </table:table-cell>
          <table:table-cell office:value-type="float" office:value="104.467" calcext:value-type="float">
            <text:p>104.46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19" calcext:value-type="float">
            <text:p>42.5719</text:p>
          </table:table-cell>
          <table:table-cell office:value-type="float" office:value="74.6604" calcext:value-type="float">
            <text:p>74.6604</text:p>
          </table:table-cell>
          <table:table-cell office:value-type="float" office:value="95.8047" calcext:value-type="float">
            <text:p>95.8047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824" calcext:value-type="float">
            <text:p>45.0824</text:p>
          </table:table-cell>
          <table:table-cell office:value-type="float" office:value="64.1456" calcext:value-type="float">
            <text:p>64.1456</text:p>
          </table:table-cell>
          <table:table-cell office:value-type="float" office:value="78.8692" calcext:value-type="float">
            <text:p>78.869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029" calcext:value-type="float">
            <text:p>56.7029</text:p>
          </table:table-cell>
          <table:table-cell office:value-type="float" office:value="75.0458" calcext:value-type="float">
            <text:p>75.0458</text:p>
          </table:table-cell>
          <table:table-cell office:value-type="float" office:value="95.4441" calcext:value-type="float">
            <text:p>95.444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23" calcext:value-type="float">
            <text:p>48.5723</text:p>
          </table:table-cell>
          <table:table-cell office:value-type="float" office:value="77.0643" calcext:value-type="float">
            <text:p>77.0643</text:p>
          </table:table-cell>
          <table:table-cell office:value-type="float" office:value="95.4927" calcext:value-type="float">
            <text:p>95.492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87" calcext:value-type="float">
            <text:p>46.4887</text:p>
          </table:table-cell>
          <table:table-cell office:value-type="float" office:value="82.3547" calcext:value-type="float">
            <text:p>82.3547</text:p>
          </table:table-cell>
          <table:table-cell office:value-type="float" office:value="104.466" calcext:value-type="float">
            <text:p>104.46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18" calcext:value-type="float">
            <text:p>42.5718</text:p>
          </table:table-cell>
          <table:table-cell office:value-type="float" office:value="74.6587" calcext:value-type="float">
            <text:p>74.6587</text:p>
          </table:table-cell>
          <table:table-cell office:value-type="float" office:value="95.8005" calcext:value-type="float">
            <text:p>95.800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18" calcext:value-type="float">
            <text:p>45.0818</text:p>
          </table:table-cell>
          <table:table-cell office:value-type="float" office:value="64.1438" calcext:value-type="float">
            <text:p>64.1438</text:p>
          </table:table-cell>
          <table:table-cell office:value-type="float" office:value="78.8658" calcext:value-type="float">
            <text:p>78.865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134" calcext:value-type="float">
            <text:p>56.7134</text:p>
          </table:table-cell>
          <table:table-cell office:value-type="float" office:value="75.0631" calcext:value-type="float">
            <text:p>75.0631</text:p>
          </table:table-cell>
          <table:table-cell office:value-type="float" office:value="95.4502" calcext:value-type="float">
            <text:p>95.450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24" calcext:value-type="float">
            <text:p>48.5724</text:p>
          </table:table-cell>
          <table:table-cell office:value-type="float" office:value="77.0644" calcext:value-type="float">
            <text:p>77.0644</text:p>
          </table:table-cell>
          <table:table-cell office:value-type="float" office:value="95.4928" calcext:value-type="float">
            <text:p>95.492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85" calcext:value-type="float">
            <text:p>46.4885</text:p>
          </table:table-cell>
          <table:table-cell office:value-type="float" office:value="82.3544" calcext:value-type="float">
            <text:p>82.3544</text:p>
          </table:table-cell>
          <table:table-cell office:value-type="float" office:value="104.466" calcext:value-type="float">
            <text:p>104.46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13" calcext:value-type="float">
            <text:p>42.5713</text:p>
          </table:table-cell>
          <table:table-cell office:value-type="float" office:value="74.6572" calcext:value-type="float">
            <text:p>74.6572</text:p>
          </table:table-cell>
          <table:table-cell office:value-type="float" office:value="95.7976" calcext:value-type="float">
            <text:p>95.797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12" calcext:value-type="float">
            <text:p>45.0812</text:p>
          </table:table-cell>
          <table:table-cell office:value-type="float" office:value="64.1424" calcext:value-type="float">
            <text:p>64.1424</text:p>
          </table:table-cell>
          <table:table-cell office:value-type="float" office:value="78.863" calcext:value-type="float">
            <text:p>78.86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306" calcext:value-type="float">
            <text:p>56.7306</text:p>
          </table:table-cell>
          <table:table-cell office:value-type="float" office:value="75.0952" calcext:value-type="float">
            <text:p>75.0952</text:p>
          </table:table-cell>
          <table:table-cell office:value-type="float" office:value="95.4734" calcext:value-type="float">
            <text:p>95.473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28" calcext:value-type="float">
            <text:p>48.5728</text:p>
          </table:table-cell>
          <table:table-cell office:value-type="float" office:value="77.065" calcext:value-type="float">
            <text:p>77.065</text:p>
          </table:table-cell>
          <table:table-cell office:value-type="float" office:value="95.4935" calcext:value-type="float">
            <text:p>95.493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85" calcext:value-type="float">
            <text:p>46.4885</text:p>
          </table:table-cell>
          <table:table-cell office:value-type="float" office:value="82.3543" calcext:value-type="float">
            <text:p>82.3543</text:p>
          </table:table-cell>
          <table:table-cell office:value-type="float" office:value="104.466" calcext:value-type="float">
            <text:p>104.46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09" calcext:value-type="float">
            <text:p>42.5709</text:p>
          </table:table-cell>
          <table:table-cell office:value-type="float" office:value="74.6558" calcext:value-type="float">
            <text:p>74.6558</text:p>
          </table:table-cell>
          <table:table-cell office:value-type="float" office:value="95.7947" calcext:value-type="float">
            <text:p>95.794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15" calcext:value-type="float">
            <text:p>45.0815</text:p>
          </table:table-cell>
          <table:table-cell office:value-type="float" office:value="64.1426" calcext:value-type="float">
            <text:p>64.1426</text:p>
          </table:table-cell>
          <table:table-cell office:value-type="float" office:value="78.8631" calcext:value-type="float">
            <text:p>78.863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517" calcext:value-type="float">
            <text:p>56.7517</text:p>
          </table:table-cell>
          <table:table-cell office:value-type="float" office:value="75.1347" calcext:value-type="float">
            <text:p>75.1347</text:p>
          </table:table-cell>
          <table:table-cell office:value-type="float" office:value="95.4971" calcext:value-type="float">
            <text:p>95.497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35" calcext:value-type="float">
            <text:p>48.5735</text:p>
          </table:table-cell>
          <table:table-cell office:value-type="float" office:value="77.066" calcext:value-type="float">
            <text:p>77.066</text:p>
          </table:table-cell>
          <table:table-cell office:value-type="float" office:value="95.4945" calcext:value-type="float">
            <text:p>95.494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84" calcext:value-type="float">
            <text:p>46.4884</text:p>
          </table:table-cell>
          <table:table-cell office:value-type="float" office:value="82.3543" calcext:value-type="float">
            <text:p>82.3543</text:p>
          </table:table-cell>
          <table:table-cell office:value-type="float" office:value="104.466" calcext:value-type="float">
            <text:p>104.46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12" calcext:value-type="float">
            <text:p>42.5712</text:p>
          </table:table-cell>
          <table:table-cell office:value-type="float" office:value="74.6552" calcext:value-type="float">
            <text:p>74.6552</text:p>
          </table:table-cell>
          <table:table-cell office:value-type="float" office:value="95.7921" calcext:value-type="float">
            <text:p>95.792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13" calcext:value-type="float">
            <text:p>45.0813</text:p>
          </table:table-cell>
          <table:table-cell office:value-type="float" office:value="64.1421" calcext:value-type="float">
            <text:p>64.1421</text:p>
          </table:table-cell>
          <table:table-cell office:value-type="float" office:value="78.862" calcext:value-type="float">
            <text:p>78.86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69" calcext:value-type="float">
            <text:p>56.769</text:p>
          </table:table-cell>
          <table:table-cell office:value-type="float" office:value="75.1631" calcext:value-type="float">
            <text:p>75.1631</text:p>
          </table:table-cell>
          <table:table-cell office:value-type="float" office:value="95.5092" calcext:value-type="float">
            <text:p>95.509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4" calcext:value-type="float">
            <text:p>48.574</text:p>
          </table:table-cell>
          <table:table-cell office:value-type="float" office:value="77.0668" calcext:value-type="float">
            <text:p>77.0668</text:p>
          </table:table-cell>
          <table:table-cell office:value-type="float" office:value="95.4953" calcext:value-type="float">
            <text:p>95.495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8" calcext:value-type="float">
            <text:p>46.488</text:p>
          </table:table-cell>
          <table:table-cell office:value-type="float" office:value="82.3535" calcext:value-type="float">
            <text:p>82.3535</text:p>
          </table:table-cell>
          <table:table-cell office:value-type="float" office:value="104.465" calcext:value-type="float">
            <text:p>104.46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19" calcext:value-type="float">
            <text:p>42.5719</text:p>
          </table:table-cell>
          <table:table-cell office:value-type="float" office:value="74.655" calcext:value-type="float">
            <text:p>74.655</text:p>
          </table:table-cell>
          <table:table-cell office:value-type="float" office:value="95.79" calcext:value-type="float">
            <text:p>95.7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18" calcext:value-type="float">
            <text:p>45.0818</text:p>
          </table:table-cell>
          <table:table-cell office:value-type="float" office:value="64.1429" calcext:value-type="float">
            <text:p>64.1429</text:p>
          </table:table-cell>
          <table:table-cell office:value-type="float" office:value="78.8627" calcext:value-type="float">
            <text:p>78.862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816" calcext:value-type="float">
            <text:p>56.7816</text:p>
          </table:table-cell>
          <table:table-cell office:value-type="float" office:value="75.1837" calcext:value-type="float">
            <text:p>75.1837</text:p>
          </table:table-cell>
          <table:table-cell office:value-type="float" office:value="95.5137" calcext:value-type="float">
            <text:p>95.513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42" calcext:value-type="float">
            <text:p>48.5742</text:p>
          </table:table-cell>
          <table:table-cell office:value-type="float" office:value="77.0672" calcext:value-type="float">
            <text:p>77.0672</text:p>
          </table:table-cell>
          <table:table-cell office:value-type="float" office:value="95.4957" calcext:value-type="float">
            <text:p>95.495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79" calcext:value-type="float">
            <text:p>46.4879</text:p>
          </table:table-cell>
          <table:table-cell office:value-type="float" office:value="82.3534" calcext:value-type="float">
            <text:p>82.3534</text:p>
          </table:table-cell>
          <table:table-cell office:value-type="float" office:value="104.465" calcext:value-type="float">
            <text:p>104.46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97" calcext:value-type="float">
            <text:p>42.5697</text:p>
          </table:table-cell>
          <table:table-cell office:value-type="float" office:value="74.6504" calcext:value-type="float">
            <text:p>74.6504</text:p>
          </table:table-cell>
          <table:table-cell office:value-type="float" office:value="95.7825" calcext:value-type="float">
            <text:p>95.782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24" calcext:value-type="float">
            <text:p>45.0824</text:p>
          </table:table-cell>
          <table:table-cell office:value-type="float" office:value="64.1439" calcext:value-type="float">
            <text:p>64.1439</text:p>
          </table:table-cell>
          <table:table-cell office:value-type="float" office:value="78.8634" calcext:value-type="float">
            <text:p>78.863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09" calcext:value-type="float">
            <text:p>56.809</text:p>
          </table:table-cell>
          <table:table-cell office:value-type="float" office:value="75.2353" calcext:value-type="float">
            <text:p>75.2353</text:p>
          </table:table-cell>
          <table:table-cell office:value-type="float" office:value="95.5426" calcext:value-type="float">
            <text:p>95.542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46" calcext:value-type="float">
            <text:p>48.5746</text:p>
          </table:table-cell>
          <table:table-cell office:value-type="float" office:value="77.0677" calcext:value-type="float">
            <text:p>77.0677</text:p>
          </table:table-cell>
          <table:table-cell office:value-type="float" office:value="95.4962" calcext:value-type="float">
            <text:p>95.496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77" calcext:value-type="float">
            <text:p>46.4877</text:p>
          </table:table-cell>
          <table:table-cell office:value-type="float" office:value="82.3531" calcext:value-type="float">
            <text:p>82.3531</text:p>
          </table:table-cell>
          <table:table-cell office:value-type="float" office:value="104.464" calcext:value-type="float">
            <text:p>104.46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76" calcext:value-type="float">
            <text:p>42.5676</text:p>
          </table:table-cell>
          <table:table-cell office:value-type="float" office:value="74.6459" calcext:value-type="float">
            <text:p>74.6459</text:p>
          </table:table-cell>
          <table:table-cell office:value-type="float" office:value="95.7756" calcext:value-type="float">
            <text:p>95.775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31" calcext:value-type="float">
            <text:p>45.0831</text:p>
          </table:table-cell>
          <table:table-cell office:value-type="float" office:value="64.1448" calcext:value-type="float">
            <text:p>64.1448</text:p>
          </table:table-cell>
          <table:table-cell office:value-type="float" office:value="78.8639" calcext:value-type="float">
            <text:p>78.863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46" calcext:value-type="float">
            <text:p>56.846</text:p>
          </table:table-cell>
          <table:table-cell office:value-type="float" office:value="75.3026" calcext:value-type="float">
            <text:p>75.3026</text:p>
          </table:table-cell>
          <table:table-cell office:value-type="float" office:value="95.5817" calcext:value-type="float">
            <text:p>95.581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54" calcext:value-type="float">
            <text:p>48.5754</text:p>
          </table:table-cell>
          <table:table-cell office:value-type="float" office:value="77.0692" calcext:value-type="float">
            <text:p>77.0692</text:p>
          </table:table-cell>
          <table:table-cell office:value-type="float" office:value="95.4979" calcext:value-type="float">
            <text:p>95.497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68" calcext:value-type="float">
            <text:p>46.4868</text:p>
          </table:table-cell>
          <table:table-cell office:value-type="float" office:value="82.3517" calcext:value-type="float">
            <text:p>82.3517</text:p>
          </table:table-cell>
          <table:table-cell office:value-type="float" office:value="104.462" calcext:value-type="float">
            <text:p>104.46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57" calcext:value-type="float">
            <text:p>42.5657</text:p>
          </table:table-cell>
          <table:table-cell office:value-type="float" office:value="74.6421" calcext:value-type="float">
            <text:p>74.6421</text:p>
          </table:table-cell>
          <table:table-cell office:value-type="float" office:value="95.7698" calcext:value-type="float">
            <text:p>95.7698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825" calcext:value-type="float">
            <text:p>45.0825</text:p>
          </table:table-cell>
          <table:table-cell office:value-type="float" office:value="64.1433" calcext:value-type="float">
            <text:p>64.1433</text:p>
          </table:table-cell>
          <table:table-cell office:value-type="float" office:value="78.8615" calcext:value-type="float">
            <text:p>78.861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795" calcext:value-type="float">
            <text:p>56.8795</text:p>
          </table:table-cell>
          <table:table-cell office:value-type="float" office:value="75.3585" calcext:value-type="float">
            <text:p>75.3585</text:p>
          </table:table-cell>
          <table:table-cell office:value-type="float" office:value="95.5989" calcext:value-type="float">
            <text:p>95.598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57" calcext:value-type="float">
            <text:p>48.5757</text:p>
          </table:table-cell>
          <table:table-cell office:value-type="float" office:value="77.0697" calcext:value-type="float">
            <text:p>77.0697</text:p>
          </table:table-cell>
          <table:table-cell office:value-type="float" office:value="95.4986" calcext:value-type="float">
            <text:p>95.498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59" calcext:value-type="float">
            <text:p>46.4859</text:p>
          </table:table-cell>
          <table:table-cell office:value-type="float" office:value="82.3502" calcext:value-type="float">
            <text:p>82.3502</text:p>
          </table:table-cell>
          <table:table-cell office:value-type="float" office:value="104.46" calcext:value-type="float">
            <text:p>104.4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25" calcext:value-type="float">
            <text:p>42.5625</text:p>
          </table:table-cell>
          <table:table-cell office:value-type="float" office:value="74.6317" calcext:value-type="float">
            <text:p>74.6317</text:p>
          </table:table-cell>
          <table:table-cell office:value-type="float" office:value="95.7488" calcext:value-type="float">
            <text:p>95.7488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773" calcext:value-type="float">
            <text:p>45.0773</text:p>
          </table:table-cell>
          <table:table-cell office:value-type="float" office:value="64.1322" calcext:value-type="float">
            <text:p>64.1322</text:p>
          </table:table-cell>
          <table:table-cell office:value-type="float" office:value="78.8452" calcext:value-type="float">
            <text:p>78.845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131" calcext:value-type="float">
            <text:p>56.9131</text:p>
          </table:table-cell>
          <table:table-cell office:value-type="float" office:value="75.4165" calcext:value-type="float">
            <text:p>75.4165</text:p>
          </table:table-cell>
          <table:table-cell office:value-type="float" office:value="95.6202" calcext:value-type="float">
            <text:p>95.620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58" calcext:value-type="float">
            <text:p>48.5758</text:p>
          </table:table-cell>
          <table:table-cell office:value-type="float" office:value="77.0698" calcext:value-type="float">
            <text:p>77.0698</text:p>
          </table:table-cell>
          <table:table-cell office:value-type="float" office:value="95.4987" calcext:value-type="float">
            <text:p>95.498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49" calcext:value-type="float">
            <text:p>46.4849</text:p>
          </table:table-cell>
          <table:table-cell office:value-type="float" office:value="82.3484" calcext:value-type="float">
            <text:p>82.3484</text:p>
          </table:table-cell>
          <table:table-cell office:value-type="float" office:value="104.458" calcext:value-type="float">
            <text:p>104.45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34" calcext:value-type="float">
            <text:p>42.5634</text:p>
          </table:table-cell>
          <table:table-cell office:value-type="float" office:value="74.6313" calcext:value-type="float">
            <text:p>74.6313</text:p>
          </table:table-cell>
          <table:table-cell office:value-type="float" office:value="95.7456" calcext:value-type="float">
            <text:p>95.7456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749" calcext:value-type="float">
            <text:p>45.0749</text:p>
          </table:table-cell>
          <table:table-cell office:value-type="float" office:value="64.1266" calcext:value-type="float">
            <text:p>64.1266</text:p>
          </table:table-cell>
          <table:table-cell office:value-type="float" office:value="78.8361" calcext:value-type="float">
            <text:p>78.836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337" calcext:value-type="float">
            <text:p>56.9337</text:p>
          </table:table-cell>
          <table:table-cell office:value-type="float" office:value="75.4482" calcext:value-type="float">
            <text:p>75.4482</text:p>
          </table:table-cell>
          <table:table-cell office:value-type="float" office:value="95.5989" calcext:value-type="float">
            <text:p>95.598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6" calcext:value-type="float">
            <text:p>48.576</text:p>
          </table:table-cell>
          <table:table-cell office:value-type="float" office:value="77.0702" calcext:value-type="float">
            <text:p>77.0702</text:p>
          </table:table-cell>
          <table:table-cell office:value-type="float" office:value="95.4992" calcext:value-type="float">
            <text:p>95.499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18" calcext:value-type="float">
            <text:p>46.4818</text:p>
          </table:table-cell>
          <table:table-cell office:value-type="float" office:value="82.344" calcext:value-type="float">
            <text:p>82.344</text:p>
          </table:table-cell>
          <table:table-cell office:value-type="float" office:value="104.453" calcext:value-type="float">
            <text:p>104.45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29" calcext:value-type="float">
            <text:p>42.5629</text:p>
          </table:table-cell>
          <table:table-cell office:value-type="float" office:value="74.6302" calcext:value-type="float">
            <text:p>74.6302</text:p>
          </table:table-cell>
          <table:table-cell office:value-type="float" office:value="95.7438" calcext:value-type="float">
            <text:p>95.743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682" calcext:value-type="float">
            <text:p>45.0682</text:p>
          </table:table-cell>
          <table:table-cell office:value-type="float" office:value="64.112" calcext:value-type="float">
            <text:p>64.112</text:p>
          </table:table-cell>
          <table:table-cell office:value-type="float" office:value="78.8143" calcext:value-type="float">
            <text:p>78.814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542" calcext:value-type="float">
            <text:p>56.9542</text:p>
          </table:table-cell>
          <table:table-cell office:value-type="float" office:value="75.4789" calcext:value-type="float">
            <text:p>75.4789</text:p>
          </table:table-cell>
          <table:table-cell office:value-type="float" office:value="95.5855" calcext:value-type="float">
            <text:p>95.585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7" calcext:value-type="float">
            <text:p>48.577</text:p>
          </table:table-cell>
          <table:table-cell office:value-type="float" office:value="77.0718" calcext:value-type="float">
            <text:p>77.0718</text:p>
          </table:table-cell>
          <table:table-cell office:value-type="float" office:value="95.5012" calcext:value-type="float">
            <text:p>95.501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92" calcext:value-type="float">
            <text:p>46.4792</text:p>
          </table:table-cell>
          <table:table-cell office:value-type="float" office:value="82.3401" calcext:value-type="float">
            <text:p>82.3401</text:p>
          </table:table-cell>
          <table:table-cell office:value-type="float" office:value="104.449" calcext:value-type="float">
            <text:p>104.44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64" calcext:value-type="float">
            <text:p>42.5664</text:p>
          </table:table-cell>
          <table:table-cell office:value-type="float" office:value="74.6345" calcext:value-type="float">
            <text:p>74.6345</text:p>
          </table:table-cell>
          <table:table-cell office:value-type="float" office:value="95.7468" calcext:value-type="float">
            <text:p>95.746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618" calcext:value-type="float">
            <text:p>45.0618</text:p>
          </table:table-cell>
          <table:table-cell office:value-type="float" office:value="64.098" calcext:value-type="float">
            <text:p>64.098</text:p>
          </table:table-cell>
          <table:table-cell office:value-type="float" office:value="78.7934" calcext:value-type="float">
            <text:p>78.793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78" calcext:value-type="float">
            <text:p>56.978</text:p>
          </table:table-cell>
          <table:table-cell office:value-type="float" office:value="75.5181" calcext:value-type="float">
            <text:p>75.5181</text:p>
          </table:table-cell>
          <table:table-cell office:value-type="float" office:value="95.5816" calcext:value-type="float">
            <text:p>95.581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7" calcext:value-type="float">
            <text:p>48.577</text:p>
          </table:table-cell>
          <table:table-cell office:value-type="float" office:value="77.0719" calcext:value-type="float">
            <text:p>77.0719</text:p>
          </table:table-cell>
          <table:table-cell office:value-type="float" office:value="95.5014" calcext:value-type="float">
            <text:p>95.501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65" calcext:value-type="float">
            <text:p>46.4765</text:p>
          </table:table-cell>
          <table:table-cell office:value-type="float" office:value="82.336" calcext:value-type="float">
            <text:p>82.336</text:p>
          </table:table-cell>
          <table:table-cell office:value-type="float" office:value="104.444" calcext:value-type="float">
            <text:p>104.44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06" calcext:value-type="float">
            <text:p>42.5706</text:p>
          </table:table-cell>
          <table:table-cell office:value-type="float" office:value="74.64" calcext:value-type="float">
            <text:p>74.64</text:p>
          </table:table-cell>
          <table:table-cell office:value-type="float" office:value="95.7514" calcext:value-type="float">
            <text:p>95.751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597" calcext:value-type="float">
            <text:p>45.0597</text:p>
          </table:table-cell>
          <table:table-cell office:value-type="float" office:value="64.0937" calcext:value-type="float">
            <text:p>64.0937</text:p>
          </table:table-cell>
          <table:table-cell office:value-type="float" office:value="78.7872" calcext:value-type="float">
            <text:p>78.787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976" calcext:value-type="float">
            <text:p>56.9976</text:p>
          </table:table-cell>
          <table:table-cell office:value-type="float" office:value="75.5478" calcext:value-type="float">
            <text:p>75.5478</text:p>
          </table:table-cell>
          <table:table-cell office:value-type="float" office:value="95.5679" calcext:value-type="float">
            <text:p>95.567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71" calcext:value-type="float">
            <text:p>48.5771</text:p>
          </table:table-cell>
          <table:table-cell office:value-type="float" office:value="77.0723" calcext:value-type="float">
            <text:p>77.0723</text:p>
          </table:table-cell>
          <table:table-cell office:value-type="float" office:value="95.5022" calcext:value-type="float">
            <text:p>95.502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42" calcext:value-type="float">
            <text:p>46.4742</text:p>
          </table:table-cell>
          <table:table-cell office:value-type="float" office:value="82.3327" calcext:value-type="float">
            <text:p>82.3327</text:p>
          </table:table-cell>
          <table:table-cell office:value-type="float" office:value="104.441" calcext:value-type="float">
            <text:p>104.44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3" calcext:value-type="float">
            <text:p>42.573</text:p>
          </table:table-cell>
          <table:table-cell office:value-type="float" office:value="74.6415" calcext:value-type="float">
            <text:p>74.6415</text:p>
          </table:table-cell>
          <table:table-cell office:value-type="float" office:value="95.7494" calcext:value-type="float">
            <text:p>95.749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594" calcext:value-type="float">
            <text:p>45.0594</text:p>
          </table:table-cell>
          <table:table-cell office:value-type="float" office:value="64.0931" calcext:value-type="float">
            <text:p>64.0931</text:p>
          </table:table-cell>
          <table:table-cell office:value-type="float" office:value="78.7867" calcext:value-type="float">
            <text:p>78.786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163" calcext:value-type="float">
            <text:p>57.0163</text:p>
          </table:table-cell>
          <table:table-cell office:value-type="float" office:value="75.5697" calcext:value-type="float">
            <text:p>75.5697</text:p>
          </table:table-cell>
          <table:table-cell office:value-type="float" office:value="95.5296" calcext:value-type="float">
            <text:p>95.529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7" calcext:value-type="float">
            <text:p>48.577</text:p>
          </table:table-cell>
          <table:table-cell office:value-type="float" office:value="77.0723" calcext:value-type="float">
            <text:p>77.0723</text:p>
          </table:table-cell>
          <table:table-cell office:value-type="float" office:value="95.5023" calcext:value-type="float">
            <text:p>95.502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15" calcext:value-type="float">
            <text:p>46.4715</text:p>
          </table:table-cell>
          <table:table-cell office:value-type="float" office:value="82.3284" calcext:value-type="float">
            <text:p>82.3284</text:p>
          </table:table-cell>
          <table:table-cell office:value-type="float" office:value="104.436" calcext:value-type="float">
            <text:p>104.43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45" calcext:value-type="float">
            <text:p>42.5745</text:p>
          </table:table-cell>
          <table:table-cell office:value-type="float" office:value="74.6429" calcext:value-type="float">
            <text:p>74.6429</text:p>
          </table:table-cell>
          <table:table-cell office:value-type="float" office:value="95.7498" calcext:value-type="float">
            <text:p>95.7498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58" calcext:value-type="float">
            <text:p>45.058</text:p>
          </table:table-cell>
          <table:table-cell office:value-type="float" office:value="64.0903" calcext:value-type="float">
            <text:p>64.0903</text:p>
          </table:table-cell>
          <table:table-cell office:value-type="float" office:value="78.7826" calcext:value-type="float">
            <text:p>78.782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381" calcext:value-type="float">
            <text:p>57.0381</text:p>
          </table:table-cell>
          <table:table-cell office:value-type="float" office:value="75.6095" calcext:value-type="float">
            <text:p>75.6095</text:p>
          </table:table-cell>
          <table:table-cell office:value-type="float" office:value="95.5395" calcext:value-type="float">
            <text:p>95.539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7" calcext:value-type="float">
            <text:p>48.577</text:p>
          </table:table-cell>
          <table:table-cell office:value-type="float" office:value="77.0722" calcext:value-type="float">
            <text:p>77.0722</text:p>
          </table:table-cell>
          <table:table-cell office:value-type="float" office:value="95.5022" calcext:value-type="float">
            <text:p>95.502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88" calcext:value-type="float">
            <text:p>46.4688</text:p>
          </table:table-cell>
          <table:table-cell office:value-type="float" office:value="82.3246" calcext:value-type="float">
            <text:p>82.3246</text:p>
          </table:table-cell>
          <table:table-cell office:value-type="float" office:value="104.432" calcext:value-type="float">
            <text:p>104.43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95" calcext:value-type="float">
            <text:p>42.5795</text:p>
          </table:table-cell>
          <table:table-cell office:value-type="float" office:value="74.6512" calcext:value-type="float">
            <text:p>74.6512</text:p>
          </table:table-cell>
          <table:table-cell office:value-type="float" office:value="95.7603" calcext:value-type="float">
            <text:p>95.760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575" calcext:value-type="float">
            <text:p>45.0575</text:p>
          </table:table-cell>
          <table:table-cell office:value-type="float" office:value="64.0881" calcext:value-type="float">
            <text:p>64.0881</text:p>
          </table:table-cell>
          <table:table-cell office:value-type="float" office:value="78.7774" calcext:value-type="float">
            <text:p>78.777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531" calcext:value-type="float">
            <text:p>57.0531</text:p>
          </table:table-cell>
          <table:table-cell office:value-type="float" office:value="75.6319" calcext:value-type="float">
            <text:p>75.6319</text:p>
          </table:table-cell>
          <table:table-cell office:value-type="float" office:value="95.5192" calcext:value-type="float">
            <text:p>95.519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69" calcext:value-type="float">
            <text:p>48.5769</text:p>
          </table:table-cell>
          <table:table-cell office:value-type="float" office:value="77.0721" calcext:value-type="float">
            <text:p>77.0721</text:p>
          </table:table-cell>
          <table:table-cell office:value-type="float" office:value="95.5022" calcext:value-type="float">
            <text:p>95.502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65" calcext:value-type="float">
            <text:p>46.4665</text:p>
          </table:table-cell>
          <table:table-cell office:value-type="float" office:value="82.3208" calcext:value-type="float">
            <text:p>82.3208</text:p>
          </table:table-cell>
          <table:table-cell office:value-type="float" office:value="104.427" calcext:value-type="float">
            <text:p>104.42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11" calcext:value-type="float">
            <text:p>42.5811</text:p>
          </table:table-cell>
          <table:table-cell office:value-type="float" office:value="74.6543" calcext:value-type="float">
            <text:p>74.6543</text:p>
          </table:table-cell>
          <table:table-cell office:value-type="float" office:value="95.7648" calcext:value-type="float">
            <text:p>95.7648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552" calcext:value-type="float">
            <text:p>45.0552</text:p>
          </table:table-cell>
          <table:table-cell office:value-type="float" office:value="64.0824" calcext:value-type="float">
            <text:p>64.0824</text:p>
          </table:table-cell>
          <table:table-cell office:value-type="float" office:value="78.7679" calcext:value-type="float">
            <text:p>78.767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655" calcext:value-type="float">
            <text:p>57.0655</text:p>
          </table:table-cell>
          <table:table-cell office:value-type="float" office:value="75.6512" calcext:value-type="float">
            <text:p>75.6512</text:p>
          </table:table-cell>
          <table:table-cell office:value-type="float" office:value="95.5123" calcext:value-type="float">
            <text:p>95.512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65" calcext:value-type="float">
            <text:p>48.5765</text:p>
          </table:table-cell>
          <table:table-cell office:value-type="float" office:value="77.0713" calcext:value-type="float">
            <text:p>77.0713</text:p>
          </table:table-cell>
          <table:table-cell office:value-type="float" office:value="95.5014" calcext:value-type="float">
            <text:p>95.501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31" calcext:value-type="float">
            <text:p>46.4631</text:p>
          </table:table-cell>
          <table:table-cell office:value-type="float" office:value="82.3156" calcext:value-type="float">
            <text:p>82.3156</text:p>
          </table:table-cell>
          <table:table-cell office:value-type="float" office:value="104.421" calcext:value-type="float">
            <text:p>104.42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36" calcext:value-type="float">
            <text:p>42.5836</text:p>
          </table:table-cell>
          <table:table-cell office:value-type="float" office:value="74.6579" calcext:value-type="float">
            <text:p>74.6579</text:p>
          </table:table-cell>
          <table:table-cell office:value-type="float" office:value="95.7683" calcext:value-type="float">
            <text:p>95.768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81" calcext:value-type="float">
            <text:p>45.0481</text:p>
          </table:table-cell>
          <table:table-cell office:value-type="float" office:value="64.0673" calcext:value-type="float">
            <text:p>64.0673</text:p>
          </table:table-cell>
          <table:table-cell office:value-type="float" office:value="78.7461" calcext:value-type="float">
            <text:p>78.746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841" calcext:value-type="float">
            <text:p>57.0841</text:p>
          </table:table-cell>
          <table:table-cell office:value-type="float" office:value="75.684" calcext:value-type="float">
            <text:p>75.684</text:p>
          </table:table-cell>
          <table:table-cell office:value-type="float" office:value="95.5244" calcext:value-type="float">
            <text:p>95.524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57" calcext:value-type="float">
            <text:p>48.5757</text:p>
          </table:table-cell>
          <table:table-cell office:value-type="float" office:value="77.07" calcext:value-type="float">
            <text:p>77.07</text:p>
          </table:table-cell>
          <table:table-cell office:value-type="float" office:value="95.4999" calcext:value-type="float">
            <text:p>95.499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22" calcext:value-type="float">
            <text:p>46.4622</text:p>
          </table:table-cell>
          <table:table-cell office:value-type="float" office:value="82.3139" calcext:value-type="float">
            <text:p>82.3139</text:p>
          </table:table-cell>
          <table:table-cell office:value-type="float" office:value="104.419" calcext:value-type="float">
            <text:p>104.41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29" calcext:value-type="float">
            <text:p>42.5929</text:p>
          </table:table-cell>
          <table:table-cell office:value-type="float" office:value="74.6729" calcext:value-type="float">
            <text:p>74.6729</text:p>
          </table:table-cell>
          <table:table-cell office:value-type="float" office:value="95.7867" calcext:value-type="float">
            <text:p>95.786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35" calcext:value-type="float">
            <text:p>45.0435</text:p>
          </table:table-cell>
          <table:table-cell office:value-type="float" office:value="64.0574" calcext:value-type="float">
            <text:p>64.0574</text:p>
          </table:table-cell>
          <table:table-cell office:value-type="float" office:value="78.7311" calcext:value-type="float">
            <text:p>78.731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94" calcext:value-type="float">
            <text:p>57.094</text:p>
          </table:table-cell>
          <table:table-cell office:value-type="float" office:value="75.6995" calcext:value-type="float">
            <text:p>75.6995</text:p>
          </table:table-cell>
          <table:table-cell office:value-type="float" office:value="95.5191" calcext:value-type="float">
            <text:p>95.519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53" calcext:value-type="float">
            <text:p>48.5753</text:p>
          </table:table-cell>
          <table:table-cell office:value-type="float" office:value="77.0695" calcext:value-type="float">
            <text:p>77.0695</text:p>
          </table:table-cell>
          <table:table-cell office:value-type="float" office:value="95.4995" calcext:value-type="float">
            <text:p>95.499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09" calcext:value-type="float">
            <text:p>46.4609</text:p>
          </table:table-cell>
          <table:table-cell office:value-type="float" office:value="82.312" calcext:value-type="float">
            <text:p>82.312</text:p>
          </table:table-cell>
          <table:table-cell office:value-type="float" office:value="104.416" calcext:value-type="float">
            <text:p>104.41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33" calcext:value-type="float">
            <text:p>42.5933</text:p>
          </table:table-cell>
          <table:table-cell office:value-type="float" office:value="74.6729" calcext:value-type="float">
            <text:p>74.6729</text:p>
          </table:table-cell>
          <table:table-cell office:value-type="float" office:value="95.7857" calcext:value-type="float">
            <text:p>95.785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05" calcext:value-type="float">
            <text:p>45.0405</text:p>
          </table:table-cell>
          <table:table-cell office:value-type="float" office:value="64.0514" calcext:value-type="float">
            <text:p>64.0514</text:p>
          </table:table-cell>
          <table:table-cell office:value-type="float" office:value="78.7232" calcext:value-type="float">
            <text:p>78.723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046" calcext:value-type="float">
            <text:p>57.1046</text:p>
          </table:table-cell>
          <table:table-cell office:value-type="float" office:value="75.7158" calcext:value-type="float">
            <text:p>75.7158</text:p>
          </table:table-cell>
          <table:table-cell office:value-type="float" office:value="95.5116" calcext:value-type="float">
            <text:p>95.511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52" calcext:value-type="float">
            <text:p>48.5752</text:p>
          </table:table-cell>
          <table:table-cell office:value-type="float" office:value="77.0692" calcext:value-type="float">
            <text:p>77.0692</text:p>
          </table:table-cell>
          <table:table-cell office:value-type="float" office:value="95.4988" calcext:value-type="float">
            <text:p>95.498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98" calcext:value-type="float">
            <text:p>46.4598</text:p>
          </table:table-cell>
          <table:table-cell office:value-type="float" office:value="82.3104" calcext:value-type="float">
            <text:p>82.3104</text:p>
          </table:table-cell>
          <table:table-cell office:value-type="float" office:value="104.415" calcext:value-type="float">
            <text:p>104.41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22" calcext:value-type="float">
            <text:p>42.5922</text:p>
          </table:table-cell>
          <table:table-cell office:value-type="float" office:value="74.6713" calcext:value-type="float">
            <text:p>74.6713</text:p>
          </table:table-cell>
          <table:table-cell office:value-type="float" office:value="95.784" calcext:value-type="float">
            <text:p>95.78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03" calcext:value-type="float">
            <text:p>45.0403</text:p>
          </table:table-cell>
          <table:table-cell office:value-type="float" office:value="64.0511" calcext:value-type="float">
            <text:p>64.0511</text:p>
          </table:table-cell>
          <table:table-cell office:value-type="float" office:value="78.7231" calcext:value-type="float">
            <text:p>78.723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217" calcext:value-type="float">
            <text:p>57.1217</text:p>
          </table:table-cell>
          <table:table-cell office:value-type="float" office:value="75.749" calcext:value-type="float">
            <text:p>75.749</text:p>
          </table:table-cell>
          <table:table-cell office:value-type="float" office:value="95.5303" calcext:value-type="float">
            <text:p>95.530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37" calcext:value-type="float">
            <text:p>48.5737</text:p>
          </table:table-cell>
          <table:table-cell office:value-type="float" office:value="77.0664" calcext:value-type="float">
            <text:p>77.0664</text:p>
          </table:table-cell>
          <table:table-cell office:value-type="float" office:value="95.4951" calcext:value-type="float">
            <text:p>95.495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71" calcext:value-type="float">
            <text:p>46.4571</text:p>
          </table:table-cell>
          <table:table-cell office:value-type="float" office:value="82.3067" calcext:value-type="float">
            <text:p>82.3067</text:p>
          </table:table-cell>
          <table:table-cell office:value-type="float" office:value="104.411" calcext:value-type="float">
            <text:p>104.41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6" calcext:value-type="float">
            <text:p>42.596</text:p>
          </table:table-cell>
          <table:table-cell office:value-type="float" office:value="74.6771" calcext:value-type="float">
            <text:p>74.6771</text:p>
          </table:table-cell>
          <table:table-cell office:value-type="float" office:value="95.7907" calcext:value-type="float">
            <text:p>95.790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96" calcext:value-type="float">
            <text:p>45.0396</text:p>
          </table:table-cell>
          <table:table-cell office:value-type="float" office:value="64.05" calcext:value-type="float">
            <text:p>64.05</text:p>
          </table:table-cell>
          <table:table-cell office:value-type="float" office:value="78.7219" calcext:value-type="float">
            <text:p>78.721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262" calcext:value-type="float">
            <text:p>57.1262</text:p>
          </table:table-cell>
          <table:table-cell office:value-type="float" office:value="75.7565" calcext:value-type="float">
            <text:p>75.7565</text:p>
          </table:table-cell>
          <table:table-cell office:value-type="float" office:value="95.5321" calcext:value-type="float">
            <text:p>95.532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29" calcext:value-type="float">
            <text:p>48.5729</text:p>
          </table:table-cell>
          <table:table-cell office:value-type="float" office:value="77.065" calcext:value-type="float">
            <text:p>77.065</text:p>
          </table:table-cell>
          <table:table-cell office:value-type="float" office:value="95.4932" calcext:value-type="float">
            <text:p>95.493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49" calcext:value-type="float">
            <text:p>46.4549</text:p>
          </table:table-cell>
          <table:table-cell office:value-type="float" office:value="82.3031" calcext:value-type="float">
            <text:p>82.3031</text:p>
          </table:table-cell>
          <table:table-cell office:value-type="float" office:value="104.407" calcext:value-type="float">
            <text:p>104.40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91" calcext:value-type="float">
            <text:p>42.5991</text:p>
          </table:table-cell>
          <table:table-cell office:value-type="float" office:value="74.6818" calcext:value-type="float">
            <text:p>74.6818</text:p>
          </table:table-cell>
          <table:table-cell office:value-type="float" office:value="95.7961" calcext:value-type="float">
            <text:p>95.796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" calcext:value-type="float">
            <text:p>45.04</text:p>
          </table:table-cell>
          <table:table-cell office:value-type="float" office:value="64.0509" calcext:value-type="float">
            <text:p>64.0509</text:p>
          </table:table-cell>
          <table:table-cell office:value-type="float" office:value="78.7234" calcext:value-type="float">
            <text:p>78.723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378" calcext:value-type="float">
            <text:p>57.1378</text:p>
          </table:table-cell>
          <table:table-cell office:value-type="float" office:value="75.7771" calcext:value-type="float">
            <text:p>75.7771</text:p>
          </table:table-cell>
          <table:table-cell office:value-type="float" office:value="95.5422" calcext:value-type="float">
            <text:p>95.542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23" calcext:value-type="float">
            <text:p>48.5723</text:p>
          </table:table-cell>
          <table:table-cell office:value-type="float" office:value="77.0638" calcext:value-type="float">
            <text:p>77.0638</text:p>
          </table:table-cell>
          <table:table-cell office:value-type="float" office:value="95.4918" calcext:value-type="float">
            <text:p>95.491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13" calcext:value-type="float">
            <text:p>46.4513</text:p>
          </table:table-cell>
          <table:table-cell office:value-type="float" office:value="82.2979" calcext:value-type="float">
            <text:p>82.2979</text:p>
          </table:table-cell>
          <table:table-cell office:value-type="float" office:value="104.401" calcext:value-type="float">
            <text:p>104.40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016" calcext:value-type="float">
            <text:p>42.6016</text:p>
          </table:table-cell>
          <table:table-cell office:value-type="float" office:value="74.6859" calcext:value-type="float">
            <text:p>74.6859</text:p>
          </table:table-cell>
          <table:table-cell office:value-type="float" office:value="95.8011" calcext:value-type="float">
            <text:p>95.801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07" calcext:value-type="float">
            <text:p>45.0407</text:p>
          </table:table-cell>
          <table:table-cell office:value-type="float" office:value="64.0523" calcext:value-type="float">
            <text:p>64.0523</text:p>
          </table:table-cell>
          <table:table-cell office:value-type="float" office:value="78.7254" calcext:value-type="float">
            <text:p>78.725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539" calcext:value-type="float">
            <text:p>57.1539</text:p>
          </table:table-cell>
          <table:table-cell office:value-type="float" office:value="75.808" calcext:value-type="float">
            <text:p>75.808</text:p>
          </table:table-cell>
          <table:table-cell office:value-type="float" office:value="95.5615" calcext:value-type="float">
            <text:p>95.561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19" calcext:value-type="float">
            <text:p>48.5719</text:p>
          </table:table-cell>
          <table:table-cell office:value-type="float" office:value="77.0633" calcext:value-type="float">
            <text:p>77.0633</text:p>
          </table:table-cell>
          <table:table-cell office:value-type="float" office:value="95.4913" calcext:value-type="float">
            <text:p>95.491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82" calcext:value-type="float">
            <text:p>46.4482</text:p>
          </table:table-cell>
          <table:table-cell office:value-type="float" office:value="82.2934" calcext:value-type="float">
            <text:p>82.2934</text:p>
          </table:table-cell>
          <table:table-cell office:value-type="float" office:value="104.396" calcext:value-type="float">
            <text:p>104.39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039" calcext:value-type="float">
            <text:p>42.6039</text:p>
          </table:table-cell>
          <table:table-cell office:value-type="float" office:value="74.6898" calcext:value-type="float">
            <text:p>74.6898</text:p>
          </table:table-cell>
          <table:table-cell office:value-type="float" office:value="95.8062" calcext:value-type="float">
            <text:p>95.806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13" calcext:value-type="float">
            <text:p>45.0413</text:p>
          </table:table-cell>
          <table:table-cell office:value-type="float" office:value="64.0535" calcext:value-type="float">
            <text:p>64.0535</text:p>
          </table:table-cell>
          <table:table-cell office:value-type="float" office:value="78.7271" calcext:value-type="float">
            <text:p>78.727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822" calcext:value-type="float">
            <text:p>57.1822</text:p>
          </table:table-cell>
          <table:table-cell office:value-type="float" office:value="75.8683" calcext:value-type="float">
            <text:p>75.8683</text:p>
          </table:table-cell>
          <table:table-cell office:value-type="float" office:value="95.6081" calcext:value-type="float">
            <text:p>95.608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13" calcext:value-type="float">
            <text:p>48.5713</text:p>
          </table:table-cell>
          <table:table-cell office:value-type="float" office:value="77.0622" calcext:value-type="float">
            <text:p>77.0622</text:p>
          </table:table-cell>
          <table:table-cell office:value-type="float" office:value="95.49" calcext:value-type="float">
            <text:p>95.4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57" calcext:value-type="float">
            <text:p>46.4457</text:p>
          </table:table-cell>
          <table:table-cell office:value-type="float" office:value="82.2894" calcext:value-type="float">
            <text:p>82.2894</text:p>
          </table:table-cell>
          <table:table-cell office:value-type="float" office:value="104.391" calcext:value-type="float">
            <text:p>104.39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06" calcext:value-type="float">
            <text:p>42.606</text:p>
          </table:table-cell>
          <table:table-cell office:value-type="float" office:value="74.6934" calcext:value-type="float">
            <text:p>74.6934</text:p>
          </table:table-cell>
          <table:table-cell office:value-type="float" office:value="95.8109" calcext:value-type="float">
            <text:p>95.8109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443" calcext:value-type="float">
            <text:p>45.0443</text:p>
          </table:table-cell>
          <table:table-cell office:value-type="float" office:value="64.0593" calcext:value-type="float">
            <text:p>64.0593</text:p>
          </table:table-cell>
          <table:table-cell office:value-type="float" office:value="78.7346" calcext:value-type="float">
            <text:p>78.734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911" calcext:value-type="float">
            <text:p>57.1911</text:p>
          </table:table-cell>
          <table:table-cell office:value-type="float" office:value="75.8854" calcext:value-type="float">
            <text:p>75.8854</text:p>
          </table:table-cell>
          <table:table-cell office:value-type="float" office:value="95.6115" calcext:value-type="float">
            <text:p>95.611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08" calcext:value-type="float">
            <text:p>48.5708</text:p>
          </table:table-cell>
          <table:table-cell office:value-type="float" office:value="77.0612" calcext:value-type="float">
            <text:p>77.0612</text:p>
          </table:table-cell>
          <table:table-cell office:value-type="float" office:value="95.4887" calcext:value-type="float">
            <text:p>95.488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49" calcext:value-type="float">
            <text:p>46.4449</text:p>
          </table:table-cell>
          <table:table-cell office:value-type="float" office:value="82.2878" calcext:value-type="float">
            <text:p>82.2878</text:p>
          </table:table-cell>
          <table:table-cell office:value-type="float" office:value="104.389" calcext:value-type="float">
            <text:p>104.38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043" calcext:value-type="float">
            <text:p>42.6043</text:p>
          </table:table-cell>
          <table:table-cell office:value-type="float" office:value="74.6908" calcext:value-type="float">
            <text:p>74.6908</text:p>
          </table:table-cell>
          <table:table-cell office:value-type="float" office:value="95.8082" calcext:value-type="float">
            <text:p>95.808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47" calcext:value-type="float">
            <text:p>45.0447</text:p>
          </table:table-cell>
          <table:table-cell office:value-type="float" office:value="64.0603" calcext:value-type="float">
            <text:p>64.0603</text:p>
          </table:table-cell>
          <table:table-cell office:value-type="float" office:value="78.7364" calcext:value-type="float">
            <text:p>78.736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094" calcext:value-type="float">
            <text:p>57.2094</text:p>
          </table:table-cell>
          <table:table-cell office:value-type="float" office:value="75.9232" calcext:value-type="float">
            <text:p>75.9232</text:p>
          </table:table-cell>
          <table:table-cell office:value-type="float" office:value="95.6358" calcext:value-type="float">
            <text:p>95.635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" calcext:value-type="float">
            <text:p>48.57</text:p>
          </table:table-cell>
          <table:table-cell office:value-type="float" office:value="77.0598" calcext:value-type="float">
            <text:p>77.0598</text:p>
          </table:table-cell>
          <table:table-cell office:value-type="float" office:value="95.4871" calcext:value-type="float">
            <text:p>95.487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39" calcext:value-type="float">
            <text:p>46.4439</text:p>
          </table:table-cell>
          <table:table-cell office:value-type="float" office:value="82.2862" calcext:value-type="float">
            <text:p>82.2862</text:p>
          </table:table-cell>
          <table:table-cell office:value-type="float" office:value="104.387" calcext:value-type="float">
            <text:p>104.38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039" calcext:value-type="float">
            <text:p>42.6039</text:p>
          </table:table-cell>
          <table:table-cell office:value-type="float" office:value="74.6904" calcext:value-type="float">
            <text:p>74.6904</text:p>
          </table:table-cell>
          <table:table-cell office:value-type="float" office:value="95.8078" calcext:value-type="float">
            <text:p>95.807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48" calcext:value-type="float">
            <text:p>45.0448</text:p>
          </table:table-cell>
          <table:table-cell office:value-type="float" office:value="64.0607" calcext:value-type="float">
            <text:p>64.0607</text:p>
          </table:table-cell>
          <table:table-cell office:value-type="float" office:value="78.7371" calcext:value-type="float">
            <text:p>78.737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227" calcext:value-type="float">
            <text:p>57.2227</text:p>
          </table:table-cell>
          <table:table-cell office:value-type="float" office:value="75.9492" calcext:value-type="float">
            <text:p>75.9492</text:p>
          </table:table-cell>
          <table:table-cell office:value-type="float" office:value="95.6468" calcext:value-type="float">
            <text:p>95.646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84" calcext:value-type="float">
            <text:p>48.5684</text:p>
          </table:table-cell>
          <table:table-cell office:value-type="float" office:value="77.0572" calcext:value-type="float">
            <text:p>77.0572</text:p>
          </table:table-cell>
          <table:table-cell office:value-type="float" office:value="95.4841" calcext:value-type="float">
            <text:p>95.484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21" calcext:value-type="float">
            <text:p>46.4421</text:p>
          </table:table-cell>
          <table:table-cell office:value-type="float" office:value="82.2832" calcext:value-type="float">
            <text:p>82.2832</text:p>
          </table:table-cell>
          <table:table-cell office:value-type="float" office:value="104.383" calcext:value-type="float">
            <text:p>104.38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032" calcext:value-type="float">
            <text:p>42.6032</text:p>
          </table:table-cell>
          <table:table-cell office:value-type="float" office:value="74.6897" calcext:value-type="float">
            <text:p>74.6897</text:p>
          </table:table-cell>
          <table:table-cell office:value-type="float" office:value="95.8078" calcext:value-type="float">
            <text:p>95.807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5" calcext:value-type="float">
            <text:p>45.045</text:p>
          </table:table-cell>
          <table:table-cell office:value-type="float" office:value="64.0613" calcext:value-type="float">
            <text:p>64.0613</text:p>
          </table:table-cell>
          <table:table-cell office:value-type="float" office:value="78.7383" calcext:value-type="float">
            <text:p>78.738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423" calcext:value-type="float">
            <text:p>57.2423</text:p>
          </table:table-cell>
          <table:table-cell office:value-type="float" office:value="75.9918" calcext:value-type="float">
            <text:p>75.9918</text:p>
          </table:table-cell>
          <table:table-cell office:value-type="float" office:value="95.6732" calcext:value-type="float">
            <text:p>95.673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59" calcext:value-type="float">
            <text:p>48.5659</text:p>
          </table:table-cell>
          <table:table-cell office:value-type="float" office:value="77.0533" calcext:value-type="float">
            <text:p>77.0533</text:p>
          </table:table-cell>
          <table:table-cell office:value-type="float" office:value="95.4799" calcext:value-type="float">
            <text:p>95.479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16" calcext:value-type="float">
            <text:p>46.4416</text:p>
          </table:table-cell>
          <table:table-cell office:value-type="float" office:value="82.2825" calcext:value-type="float">
            <text:p>82.2825</text:p>
          </table:table-cell>
          <table:table-cell office:value-type="float" office:value="104.382" calcext:value-type="float">
            <text:p>104.38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03" calcext:value-type="float">
            <text:p>42.603</text:p>
          </table:table-cell>
          <table:table-cell office:value-type="float" office:value="74.6896" calcext:value-type="float">
            <text:p>74.6896</text:p>
          </table:table-cell>
          <table:table-cell office:value-type="float" office:value="95.8081" calcext:value-type="float">
            <text:p>95.808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69" calcext:value-type="float">
            <text:p>45.0469</text:p>
          </table:table-cell>
          <table:table-cell office:value-type="float" office:value="64.0654" calcext:value-type="float">
            <text:p>64.0654</text:p>
          </table:table-cell>
          <table:table-cell office:value-type="float" office:value="78.7444" calcext:value-type="float">
            <text:p>78.744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688" calcext:value-type="float">
            <text:p>57.2688</text:p>
          </table:table-cell>
          <table:table-cell office:value-type="float" office:value="76.0542" calcext:value-type="float">
            <text:p>76.0542</text:p>
          </table:table-cell>
          <table:table-cell office:value-type="float" office:value="95.7271" calcext:value-type="float">
            <text:p>95.727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3" calcext:value-type="float">
            <text:p>48.563</text:p>
          </table:table-cell>
          <table:table-cell office:value-type="float" office:value="77.0486" calcext:value-type="float">
            <text:p>77.0486</text:p>
          </table:table-cell>
          <table:table-cell office:value-type="float" office:value="95.4749" calcext:value-type="float">
            <text:p>95.474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1" calcext:value-type="float">
            <text:p>46.441</text:p>
          </table:table-cell>
          <table:table-cell office:value-type="float" office:value="82.2815" calcext:value-type="float">
            <text:p>82.2815</text:p>
          </table:table-cell>
          <table:table-cell office:value-type="float" office:value="104.381" calcext:value-type="float">
            <text:p>104.38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03" calcext:value-type="float">
            <text:p>42.603</text:p>
          </table:table-cell>
          <table:table-cell office:value-type="float" office:value="74.6898" calcext:value-type="float">
            <text:p>74.6898</text:p>
          </table:table-cell>
          <table:table-cell office:value-type="float" office:value="95.8084" calcext:value-type="float">
            <text:p>95.8084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477" calcext:value-type="float">
            <text:p>45.0477</text:p>
          </table:table-cell>
          <table:table-cell office:value-type="float" office:value="64.0673" calcext:value-type="float">
            <text:p>64.0673</text:p>
          </table:table-cell>
          <table:table-cell office:value-type="float" office:value="78.7476" calcext:value-type="float">
            <text:p>78.747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812" calcext:value-type="float">
            <text:p>57.2812</text:p>
          </table:table-cell>
          <table:table-cell office:value-type="float" office:value="76.0807" calcext:value-type="float">
            <text:p>76.0807</text:p>
          </table:table-cell>
          <table:table-cell office:value-type="float" office:value="95.7353" calcext:value-type="float">
            <text:p>95.735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17" calcext:value-type="float">
            <text:p>48.5617</text:p>
          </table:table-cell>
          <table:table-cell office:value-type="float" office:value="77.0465" calcext:value-type="float">
            <text:p>77.0465</text:p>
          </table:table-cell>
          <table:table-cell office:value-type="float" office:value="95.4726" calcext:value-type="float">
            <text:p>95.472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07" calcext:value-type="float">
            <text:p>46.4407</text:p>
          </table:table-cell>
          <table:table-cell office:value-type="float" office:value="82.2811" calcext:value-type="float">
            <text:p>82.2811</text:p>
          </table:table-cell>
          <table:table-cell office:value-type="float" office:value="104.381" calcext:value-type="float">
            <text:p>104.38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024" calcext:value-type="float">
            <text:p>42.6024</text:p>
          </table:table-cell>
          <table:table-cell office:value-type="float" office:value="74.6891" calcext:value-type="float">
            <text:p>74.6891</text:p>
          </table:table-cell>
          <table:table-cell office:value-type="float" office:value="95.8082" calcext:value-type="float">
            <text:p>95.8082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48" calcext:value-type="float">
            <text:p>45.048</text:p>
          </table:table-cell>
          <table:table-cell office:value-type="float" office:value="64.0681" calcext:value-type="float">
            <text:p>64.0681</text:p>
          </table:table-cell>
          <table:table-cell office:value-type="float" office:value="78.7492" calcext:value-type="float">
            <text:p>78.749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93" calcext:value-type="float">
            <text:p>57.293</text:p>
          </table:table-cell>
          <table:table-cell office:value-type="float" office:value="76.1104" calcext:value-type="float">
            <text:p>76.1104</text:p>
          </table:table-cell>
          <table:table-cell office:value-type="float" office:value="95.752" calcext:value-type="float">
            <text:p>95.75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98" calcext:value-type="float">
            <text:p>48.5598</text:p>
          </table:table-cell>
          <table:table-cell office:value-type="float" office:value="77.0435" calcext:value-type="float">
            <text:p>77.0435</text:p>
          </table:table-cell>
          <table:table-cell office:value-type="float" office:value="95.4695" calcext:value-type="float">
            <text:p>95.469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08" calcext:value-type="float">
            <text:p>46.4408</text:p>
          </table:table-cell>
          <table:table-cell office:value-type="float" office:value="82.2813" calcext:value-type="float">
            <text:p>82.2813</text:p>
          </table:table-cell>
          <table:table-cell office:value-type="float" office:value="104.381" calcext:value-type="float">
            <text:p>104.38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023" calcext:value-type="float">
            <text:p>42.6023</text:p>
          </table:table-cell>
          <table:table-cell office:value-type="float" office:value="74.6889" calcext:value-type="float">
            <text:p>74.6889</text:p>
          </table:table-cell>
          <table:table-cell office:value-type="float" office:value="95.8081" calcext:value-type="float">
            <text:p>95.808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99" calcext:value-type="float">
            <text:p>45.0499</text:p>
          </table:table-cell>
          <table:table-cell office:value-type="float" office:value="64.0723" calcext:value-type="float">
            <text:p>64.0723</text:p>
          </table:table-cell>
          <table:table-cell office:value-type="float" office:value="78.7558" calcext:value-type="float">
            <text:p>78.755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963" calcext:value-type="float">
            <text:p>57.2963</text:p>
          </table:table-cell>
          <table:table-cell office:value-type="float" office:value="76.1263" calcext:value-type="float">
            <text:p>76.1263</text:p>
          </table:table-cell>
          <table:table-cell office:value-type="float" office:value="95.757" calcext:value-type="float">
            <text:p>95.75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83" calcext:value-type="float">
            <text:p>48.5583</text:p>
          </table:table-cell>
          <table:table-cell office:value-type="float" office:value="77.041" calcext:value-type="float">
            <text:p>77.041</text:p>
          </table:table-cell>
          <table:table-cell office:value-type="float" office:value="95.4666" calcext:value-type="float">
            <text:p>95.466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1" calcext:value-type="float">
            <text:p>46.441</text:p>
          </table:table-cell>
          <table:table-cell office:value-type="float" office:value="82.2817" calcext:value-type="float">
            <text:p>82.2817</text:p>
          </table:table-cell>
          <table:table-cell office:value-type="float" office:value="104.382" calcext:value-type="float">
            <text:p>104.38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019" calcext:value-type="float">
            <text:p>42.6019</text:p>
          </table:table-cell>
          <table:table-cell office:value-type="float" office:value="74.6885" calcext:value-type="float">
            <text:p>74.6885</text:p>
          </table:table-cell>
          <table:table-cell office:value-type="float" office:value="95.8078" calcext:value-type="float">
            <text:p>95.807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52" calcext:value-type="float">
            <text:p>45.052</text:p>
          </table:table-cell>
          <table:table-cell office:value-type="float" office:value="64.077" calcext:value-type="float">
            <text:p>64.077</text:p>
          </table:table-cell>
          <table:table-cell office:value-type="float" office:value="78.7627" calcext:value-type="float">
            <text:p>78.762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145" calcext:value-type="float">
            <text:p>57.3145</text:p>
          </table:table-cell>
          <table:table-cell office:value-type="float" office:value="76.1745" calcext:value-type="float">
            <text:p>76.1745</text:p>
          </table:table-cell>
          <table:table-cell office:value-type="float" office:value="95.7754" calcext:value-type="float">
            <text:p>95.775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69" calcext:value-type="float">
            <text:p>48.5569</text:p>
          </table:table-cell>
          <table:table-cell office:value-type="float" office:value="77.0386" calcext:value-type="float">
            <text:p>77.0386</text:p>
          </table:table-cell>
          <table:table-cell office:value-type="float" office:value="95.464" calcext:value-type="float">
            <text:p>95.46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12" calcext:value-type="float">
            <text:p>46.4412</text:p>
          </table:table-cell>
          <table:table-cell office:value-type="float" office:value="82.2821" calcext:value-type="float">
            <text:p>82.2821</text:p>
          </table:table-cell>
          <table:table-cell office:value-type="float" office:value="104.382" calcext:value-type="float">
            <text:p>104.38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98" calcext:value-type="float">
            <text:p>42.5998</text:p>
          </table:table-cell>
          <table:table-cell office:value-type="float" office:value="74.6855" calcext:value-type="float">
            <text:p>74.6855</text:p>
          </table:table-cell>
          <table:table-cell office:value-type="float" office:value="95.8049" calcext:value-type="float">
            <text:p>95.804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549" calcext:value-type="float">
            <text:p>45.0549</text:p>
          </table:table-cell>
          <table:table-cell office:value-type="float" office:value="64.083" calcext:value-type="float">
            <text:p>64.083</text:p>
          </table:table-cell>
          <table:table-cell office:value-type="float" office:value="78.7713" calcext:value-type="float">
            <text:p>78.771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368" calcext:value-type="float">
            <text:p>57.3368</text:p>
          </table:table-cell>
          <table:table-cell office:value-type="float" office:value="76.2278" calcext:value-type="float">
            <text:p>76.2278</text:p>
          </table:table-cell>
          <table:table-cell office:value-type="float" office:value="95.7986" calcext:value-type="float">
            <text:p>95.798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61" calcext:value-type="float">
            <text:p>48.5561</text:p>
          </table:table-cell>
          <table:table-cell office:value-type="float" office:value="77.0373" calcext:value-type="float">
            <text:p>77.0373</text:p>
          </table:table-cell>
          <table:table-cell office:value-type="float" office:value="95.4623" calcext:value-type="float">
            <text:p>95.462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19" calcext:value-type="float">
            <text:p>46.4419</text:p>
          </table:table-cell>
          <table:table-cell office:value-type="float" office:value="82.2833" calcext:value-type="float">
            <text:p>82.2833</text:p>
          </table:table-cell>
          <table:table-cell office:value-type="float" office:value="104.384" calcext:value-type="float">
            <text:p>104.38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86" calcext:value-type="float">
            <text:p>42.5986</text:p>
          </table:table-cell>
          <table:table-cell office:value-type="float" office:value="74.6838" calcext:value-type="float">
            <text:p>74.6838</text:p>
          </table:table-cell>
          <table:table-cell office:value-type="float" office:value="95.8033" calcext:value-type="float">
            <text:p>95.8033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581" calcext:value-type="float">
            <text:p>45.0581</text:p>
          </table:table-cell>
          <table:table-cell office:value-type="float" office:value="64.0895" calcext:value-type="float">
            <text:p>64.0895</text:p>
          </table:table-cell>
          <table:table-cell office:value-type="float" office:value="78.7802" calcext:value-type="float">
            <text:p>78.780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602" calcext:value-type="float">
            <text:p>57.3602</text:p>
          </table:table-cell>
          <table:table-cell office:value-type="float" office:value="76.2763" calcext:value-type="float">
            <text:p>76.2763</text:p>
          </table:table-cell>
          <table:table-cell office:value-type="float" office:value="95.7854" calcext:value-type="float">
            <text:p>95.785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45" calcext:value-type="float">
            <text:p>48.5545</text:p>
          </table:table-cell>
          <table:table-cell office:value-type="float" office:value="77.0347" calcext:value-type="float">
            <text:p>77.0347</text:p>
          </table:table-cell>
          <table:table-cell office:value-type="float" office:value="95.4593" calcext:value-type="float">
            <text:p>95.459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29" calcext:value-type="float">
            <text:p>46.4429</text:p>
          </table:table-cell>
          <table:table-cell office:value-type="float" office:value="82.285" calcext:value-type="float">
            <text:p>82.285</text:p>
          </table:table-cell>
          <table:table-cell office:value-type="float" office:value="104.386" calcext:value-type="float">
            <text:p>104.38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63" calcext:value-type="float">
            <text:p>42.5963</text:p>
          </table:table-cell>
          <table:table-cell office:value-type="float" office:value="74.6807" calcext:value-type="float">
            <text:p>74.6807</text:p>
          </table:table-cell>
          <table:table-cell office:value-type="float" office:value="95.8001" calcext:value-type="float">
            <text:p>95.800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621" calcext:value-type="float">
            <text:p>45.0621</text:p>
          </table:table-cell>
          <table:table-cell office:value-type="float" office:value="64.0978" calcext:value-type="float">
            <text:p>64.0978</text:p>
          </table:table-cell>
          <table:table-cell office:value-type="float" office:value="78.7919" calcext:value-type="float">
            <text:p>78.791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861" calcext:value-type="float">
            <text:p>57.3861</text:p>
          </table:table-cell>
          <table:table-cell office:value-type="float" office:value="76.3358" calcext:value-type="float">
            <text:p>76.3358</text:p>
          </table:table-cell>
          <table:table-cell office:value-type="float" office:value="95.7933" calcext:value-type="float">
            <text:p>95.793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36" calcext:value-type="float">
            <text:p>48.5536</text:p>
          </table:table-cell>
          <table:table-cell office:value-type="float" office:value="77.0332" calcext:value-type="float">
            <text:p>77.0332</text:p>
          </table:table-cell>
          <table:table-cell office:value-type="float" office:value="95.4576" calcext:value-type="float">
            <text:p>95.457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4" calcext:value-type="float">
            <text:p>46.444</text:p>
          </table:table-cell>
          <table:table-cell office:value-type="float" office:value="82.2868" calcext:value-type="float">
            <text:p>82.2868</text:p>
          </table:table-cell>
          <table:table-cell office:value-type="float" office:value="104.389" calcext:value-type="float">
            <text:p>104.38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42" calcext:value-type="float">
            <text:p>42.5942</text:p>
          </table:table-cell>
          <table:table-cell office:value-type="float" office:value="74.6776" calcext:value-type="float">
            <text:p>74.6776</text:p>
          </table:table-cell>
          <table:table-cell office:value-type="float" office:value="95.797" calcext:value-type="float">
            <text:p>95.79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691" calcext:value-type="float">
            <text:p>45.0691</text:p>
          </table:table-cell>
          <table:table-cell office:value-type="float" office:value="64.1123" calcext:value-type="float">
            <text:p>64.1123</text:p>
          </table:table-cell>
          <table:table-cell office:value-type="float" office:value="78.8123" calcext:value-type="float">
            <text:p>78.812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4111" calcext:value-type="float">
            <text:p>57.4111</text:p>
          </table:table-cell>
          <table:table-cell office:value-type="float" office:value="76.3944" calcext:value-type="float">
            <text:p>76.3944</text:p>
          </table:table-cell>
          <table:table-cell office:value-type="float" office:value="95.8091" calcext:value-type="float">
            <text:p>95.809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35" calcext:value-type="float">
            <text:p>48.5535</text:p>
          </table:table-cell>
          <table:table-cell office:value-type="float" office:value="77.033" calcext:value-type="float">
            <text:p>77.033</text:p>
          </table:table-cell>
          <table:table-cell office:value-type="float" office:value="95.4574" calcext:value-type="float">
            <text:p>95.457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5" calcext:value-type="float">
            <text:p>46.445</text:p>
          </table:table-cell>
          <table:table-cell office:value-type="float" office:value="82.2883" calcext:value-type="float">
            <text:p>82.2883</text:p>
          </table:table-cell>
          <table:table-cell office:value-type="float" office:value="104.39" calcext:value-type="float">
            <text:p>104.3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25" calcext:value-type="float">
            <text:p>42.5925</text:p>
          </table:table-cell>
          <table:table-cell office:value-type="float" office:value="74.6758" calcext:value-type="float">
            <text:p>74.6758</text:p>
          </table:table-cell>
          <table:table-cell office:value-type="float" office:value="95.7961" calcext:value-type="float">
            <text:p>95.796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757" calcext:value-type="float">
            <text:p>45.0757</text:p>
          </table:table-cell>
          <table:table-cell office:value-type="float" office:value="64.1254" calcext:value-type="float">
            <text:p>64.1254</text:p>
          </table:table-cell>
          <table:table-cell office:value-type="float" office:value="78.8302" calcext:value-type="float">
            <text:p>78.830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425" calcext:value-type="float">
            <text:p>57.425</text:p>
          </table:table-cell>
          <table:table-cell office:value-type="float" office:value="76.4352" calcext:value-type="float">
            <text:p>76.4352</text:p>
          </table:table-cell>
          <table:table-cell office:value-type="float" office:value="95.8016" calcext:value-type="float">
            <text:p>95.801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2" calcext:value-type="float">
            <text:p>48.552</text:p>
          </table:table-cell>
          <table:table-cell office:value-type="float" office:value="77.0302" calcext:value-type="float">
            <text:p>77.0302</text:p>
          </table:table-cell>
          <table:table-cell office:value-type="float" office:value="95.4537" calcext:value-type="float">
            <text:p>95.453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74" calcext:value-type="float">
            <text:p>46.4474</text:p>
          </table:table-cell>
          <table:table-cell office:value-type="float" office:value="82.2921" calcext:value-type="float">
            <text:p>82.2921</text:p>
          </table:table-cell>
          <table:table-cell office:value-type="float" office:value="104.395" calcext:value-type="float">
            <text:p>104.39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96" calcext:value-type="float">
            <text:p>42.5896</text:p>
          </table:table-cell>
          <table:table-cell office:value-type="float" office:value="74.672" calcext:value-type="float">
            <text:p>74.672</text:p>
          </table:table-cell>
          <table:table-cell office:value-type="float" office:value="95.7932" calcext:value-type="float">
            <text:p>95.7932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775" calcext:value-type="float">
            <text:p>45.0775</text:p>
          </table:table-cell>
          <table:table-cell office:value-type="float" office:value="64.1307" calcext:value-type="float">
            <text:p>64.1307</text:p>
          </table:table-cell>
          <table:table-cell office:value-type="float" office:value="78.84" calcext:value-type="float">
            <text:p>78.8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4035" calcext:value-type="float">
            <text:p>57.4035</text:p>
          </table:table-cell>
          <table:table-cell office:value-type="float" office:value="76.4081" calcext:value-type="float">
            <text:p>76.4081</text:p>
          </table:table-cell>
          <table:table-cell office:value-type="float" office:value="95.7167" calcext:value-type="float">
            <text:p>95.716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17" calcext:value-type="float">
            <text:p>48.5517</text:p>
          </table:table-cell>
          <table:table-cell office:value-type="float" office:value="77.0296" calcext:value-type="float">
            <text:p>77.0296</text:p>
          </table:table-cell>
          <table:table-cell office:value-type="float" office:value="95.4526" calcext:value-type="float">
            <text:p>95.452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92" calcext:value-type="float">
            <text:p>46.4492</text:p>
          </table:table-cell>
          <table:table-cell office:value-type="float" office:value="82.295" calcext:value-type="float">
            <text:p>82.295</text:p>
          </table:table-cell>
          <table:table-cell office:value-type="float" office:value="104.398" calcext:value-type="float">
            <text:p>104.39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64" calcext:value-type="float">
            <text:p>42.5864</text:p>
          </table:table-cell>
          <table:table-cell office:value-type="float" office:value="74.668" calcext:value-type="float">
            <text:p>74.668</text:p>
          </table:table-cell>
          <table:table-cell office:value-type="float" office:value="95.7902" calcext:value-type="float">
            <text:p>95.790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778" calcext:value-type="float">
            <text:p>45.0778</text:p>
          </table:table-cell>
          <table:table-cell office:value-type="float" office:value="64.1326" calcext:value-type="float">
            <text:p>64.1326</text:p>
          </table:table-cell>
          <table:table-cell office:value-type="float" office:value="78.8454" calcext:value-type="float">
            <text:p>78.845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891" calcext:value-type="float">
            <text:p>57.3891</text:p>
          </table:table-cell>
          <table:table-cell office:value-type="float" office:value="76.3957" calcext:value-type="float">
            <text:p>76.3957</text:p>
          </table:table-cell>
          <table:table-cell office:value-type="float" office:value="95.6907" calcext:value-type="float">
            <text:p>95.690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18" calcext:value-type="float">
            <text:p>48.5518</text:p>
          </table:table-cell>
          <table:table-cell office:value-type="float" office:value="77.0296" calcext:value-type="float">
            <text:p>77.0296</text:p>
          </table:table-cell>
          <table:table-cell office:value-type="float" office:value="95.4525" calcext:value-type="float">
            <text:p>95.452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03" calcext:value-type="float">
            <text:p>46.4503</text:p>
          </table:table-cell>
          <table:table-cell office:value-type="float" office:value="82.2967" calcext:value-type="float">
            <text:p>82.2967</text:p>
          </table:table-cell>
          <table:table-cell office:value-type="float" office:value="104.401" calcext:value-type="float">
            <text:p>104.40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42" calcext:value-type="float">
            <text:p>42.5842</text:p>
          </table:table-cell>
          <table:table-cell office:value-type="float" office:value="74.6656" calcext:value-type="float">
            <text:p>74.6656</text:p>
          </table:table-cell>
          <table:table-cell office:value-type="float" office:value="95.7889" calcext:value-type="float">
            <text:p>95.788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779" calcext:value-type="float">
            <text:p>45.0779</text:p>
          </table:table-cell>
          <table:table-cell office:value-type="float" office:value="64.1334" calcext:value-type="float">
            <text:p>64.1334</text:p>
          </table:table-cell>
          <table:table-cell office:value-type="float" office:value="78.8471" calcext:value-type="float">
            <text:p>78.847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816" calcext:value-type="float">
            <text:p>57.3816</text:p>
          </table:table-cell>
          <table:table-cell office:value-type="float" office:value="76.394" calcext:value-type="float">
            <text:p>76.394</text:p>
          </table:table-cell>
          <table:table-cell office:value-type="float" office:value="95.6766" calcext:value-type="float">
            <text:p>95.676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21" calcext:value-type="float">
            <text:p>48.5521</text:p>
          </table:table-cell>
          <table:table-cell office:value-type="float" office:value="77.0301" calcext:value-type="float">
            <text:p>77.0301</text:p>
          </table:table-cell>
          <table:table-cell office:value-type="float" office:value="95.4529" calcext:value-type="float">
            <text:p>95.452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18" calcext:value-type="float">
            <text:p>46.4518</text:p>
          </table:table-cell>
          <table:table-cell office:value-type="float" office:value="82.2993" calcext:value-type="float">
            <text:p>82.2993</text:p>
          </table:table-cell>
          <table:table-cell office:value-type="float" office:value="104.404" calcext:value-type="float">
            <text:p>104.40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35" calcext:value-type="float">
            <text:p>42.5835</text:p>
          </table:table-cell>
          <table:table-cell office:value-type="float" office:value="74.6655" calcext:value-type="float">
            <text:p>74.6655</text:p>
          </table:table-cell>
          <table:table-cell office:value-type="float" office:value="95.7907" calcext:value-type="float">
            <text:p>95.790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794" calcext:value-type="float">
            <text:p>45.0794</text:p>
          </table:table-cell>
          <table:table-cell office:value-type="float" office:value="64.1365" calcext:value-type="float">
            <text:p>64.1365</text:p>
          </table:table-cell>
          <table:table-cell office:value-type="float" office:value="78.8517" calcext:value-type="float">
            <text:p>78.851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707" calcext:value-type="float">
            <text:p>57.3707</text:p>
          </table:table-cell>
          <table:table-cell office:value-type="float" office:value="76.3873" calcext:value-type="float">
            <text:p>76.3873</text:p>
          </table:table-cell>
          <table:table-cell office:value-type="float" office:value="95.6541" calcext:value-type="float">
            <text:p>95.654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24" calcext:value-type="float">
            <text:p>48.5524</text:p>
          </table:table-cell>
          <table:table-cell office:value-type="float" office:value="77.0305" calcext:value-type="float">
            <text:p>77.0305</text:p>
          </table:table-cell>
          <table:table-cell office:value-type="float" office:value="95.4533" calcext:value-type="float">
            <text:p>95.453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56" calcext:value-type="float">
            <text:p>46.4556</text:p>
          </table:table-cell>
          <table:table-cell office:value-type="float" office:value="82.3052" calcext:value-type="float">
            <text:p>82.3052</text:p>
          </table:table-cell>
          <table:table-cell office:value-type="float" office:value="104.411" calcext:value-type="float">
            <text:p>104.41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07" calcext:value-type="float">
            <text:p>42.5807</text:p>
          </table:table-cell>
          <table:table-cell office:value-type="float" office:value="74.6621" calcext:value-type="float">
            <text:p>74.6621</text:p>
          </table:table-cell>
          <table:table-cell office:value-type="float" office:value="95.7879" calcext:value-type="float">
            <text:p>95.787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12" calcext:value-type="float">
            <text:p>45.0812</text:p>
          </table:table-cell>
          <table:table-cell office:value-type="float" office:value="64.1406" calcext:value-type="float">
            <text:p>64.1406</text:p>
          </table:table-cell>
          <table:table-cell office:value-type="float" office:value="78.858" calcext:value-type="float">
            <text:p>78.85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691" calcext:value-type="float">
            <text:p>57.3691</text:p>
          </table:table-cell>
          <table:table-cell office:value-type="float" office:value="76.399" calcext:value-type="float">
            <text:p>76.399</text:p>
          </table:table-cell>
          <table:table-cell office:value-type="float" office:value="95.6734" calcext:value-type="float">
            <text:p>95.673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3" calcext:value-type="float">
            <text:p>48.553</text:p>
          </table:table-cell>
          <table:table-cell office:value-type="float" office:value="77.0314" calcext:value-type="float">
            <text:p>77.0314</text:p>
          </table:table-cell>
          <table:table-cell office:value-type="float" office:value="95.4542" calcext:value-type="float">
            <text:p>95.454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71" calcext:value-type="float">
            <text:p>46.4571</text:p>
          </table:table-cell>
          <table:table-cell office:value-type="float" office:value="82.3074" calcext:value-type="float">
            <text:p>82.3074</text:p>
          </table:table-cell>
          <table:table-cell office:value-type="float" office:value="104.413" calcext:value-type="float">
            <text:p>104.41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93" calcext:value-type="float">
            <text:p>42.5793</text:p>
          </table:table-cell>
          <table:table-cell office:value-type="float" office:value="74.6607" calcext:value-type="float">
            <text:p>74.6607</text:p>
          </table:table-cell>
          <table:table-cell office:value-type="float" office:value="95.7875" calcext:value-type="float">
            <text:p>95.787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38" calcext:value-type="float">
            <text:p>45.0838</text:p>
          </table:table-cell>
          <table:table-cell office:value-type="float" office:value="64.1457" calcext:value-type="float">
            <text:p>64.1457</text:p>
          </table:table-cell>
          <table:table-cell office:value-type="float" office:value="78.8646" calcext:value-type="float">
            <text:p>78.864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652" calcext:value-type="float">
            <text:p>57.3652</text:p>
          </table:table-cell>
          <table:table-cell office:value-type="float" office:value="76.3971" calcext:value-type="float">
            <text:p>76.3971</text:p>
          </table:table-cell>
          <table:table-cell office:value-type="float" office:value="95.6652" calcext:value-type="float">
            <text:p>95.665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34" calcext:value-type="float">
            <text:p>48.5534</text:p>
          </table:table-cell>
          <table:table-cell office:value-type="float" office:value="77.0321" calcext:value-type="float">
            <text:p>77.0321</text:p>
          </table:table-cell>
          <table:table-cell office:value-type="float" office:value="95.4549" calcext:value-type="float">
            <text:p>95.454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77" calcext:value-type="float">
            <text:p>46.4577</text:p>
          </table:table-cell>
          <table:table-cell office:value-type="float" office:value="82.3082" calcext:value-type="float">
            <text:p>82.3082</text:p>
          </table:table-cell>
          <table:table-cell office:value-type="float" office:value="104.414" calcext:value-type="float">
            <text:p>104.41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68" calcext:value-type="float">
            <text:p>42.5768</text:p>
          </table:table-cell>
          <table:table-cell office:value-type="float" office:value="74.659" calcext:value-type="float">
            <text:p>74.659</text:p>
          </table:table-cell>
          <table:table-cell office:value-type="float" office:value="95.7894" calcext:value-type="float">
            <text:p>95.789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48" calcext:value-type="float">
            <text:p>45.0848</text:p>
          </table:table-cell>
          <table:table-cell office:value-type="float" office:value="64.1473" calcext:value-type="float">
            <text:p>64.1473</text:p>
          </table:table-cell>
          <table:table-cell office:value-type="float" office:value="78.8662" calcext:value-type="float">
            <text:p>78.866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642" calcext:value-type="float">
            <text:p>57.3642</text:p>
          </table:table-cell>
          <table:table-cell office:value-type="float" office:value="76.3996" calcext:value-type="float">
            <text:p>76.3996</text:p>
          </table:table-cell>
          <table:table-cell office:value-type="float" office:value="95.6712" calcext:value-type="float">
            <text:p>95.671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39" calcext:value-type="float">
            <text:p>48.5539</text:p>
          </table:table-cell>
          <table:table-cell office:value-type="float" office:value="77.0329" calcext:value-type="float">
            <text:p>77.0329</text:p>
          </table:table-cell>
          <table:table-cell office:value-type="float" office:value="95.4558" calcext:value-type="float">
            <text:p>95.455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93" calcext:value-type="float">
            <text:p>46.4593</text:p>
          </table:table-cell>
          <table:table-cell office:value-type="float" office:value="82.3109" calcext:value-type="float">
            <text:p>82.3109</text:p>
          </table:table-cell>
          <table:table-cell office:value-type="float" office:value="104.418" calcext:value-type="float">
            <text:p>104.41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51" calcext:value-type="float">
            <text:p>42.5751</text:p>
          </table:table-cell>
          <table:table-cell office:value-type="float" office:value="74.6586" calcext:value-type="float">
            <text:p>74.6586</text:p>
          </table:table-cell>
          <table:table-cell office:value-type="float" office:value="95.7925" calcext:value-type="float">
            <text:p>95.792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54" calcext:value-type="float">
            <text:p>45.0854</text:p>
          </table:table-cell>
          <table:table-cell office:value-type="float" office:value="64.1487" calcext:value-type="float">
            <text:p>64.1487</text:p>
          </table:table-cell>
          <table:table-cell office:value-type="float" office:value="78.8683" calcext:value-type="float">
            <text:p>78.868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595" calcext:value-type="float">
            <text:p>57.3595</text:p>
          </table:table-cell>
          <table:table-cell office:value-type="float" office:value="76.3931" calcext:value-type="float">
            <text:p>76.3931</text:p>
          </table:table-cell>
          <table:table-cell office:value-type="float" office:value="95.6584" calcext:value-type="float">
            <text:p>95.658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45" calcext:value-type="float">
            <text:p>48.5545</text:p>
          </table:table-cell>
          <table:table-cell office:value-type="float" office:value="77.0339" calcext:value-type="float">
            <text:p>77.0339</text:p>
          </table:table-cell>
          <table:table-cell office:value-type="float" office:value="95.457" calcext:value-type="float">
            <text:p>95.45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13" calcext:value-type="float">
            <text:p>46.4613</text:p>
          </table:table-cell>
          <table:table-cell office:value-type="float" office:value="82.3141" calcext:value-type="float">
            <text:p>82.3141</text:p>
          </table:table-cell>
          <table:table-cell office:value-type="float" office:value="104.422" calcext:value-type="float">
            <text:p>104.42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18" calcext:value-type="float">
            <text:p>42.5718</text:p>
          </table:table-cell>
          <table:table-cell office:value-type="float" office:value="74.6548" calcext:value-type="float">
            <text:p>74.6548</text:p>
          </table:table-cell>
          <table:table-cell office:value-type="float" office:value="95.7902" calcext:value-type="float">
            <text:p>95.790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6" calcext:value-type="float">
            <text:p>45.086</text:p>
          </table:table-cell>
          <table:table-cell office:value-type="float" office:value="64.1508" calcext:value-type="float">
            <text:p>64.1508</text:p>
          </table:table-cell>
          <table:table-cell office:value-type="float" office:value="78.8728" calcext:value-type="float">
            <text:p>78.872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566" calcext:value-type="float">
            <text:p>57.3566</text:p>
          </table:table-cell>
          <table:table-cell office:value-type="float" office:value="76.3901" calcext:value-type="float">
            <text:p>76.3901</text:p>
          </table:table-cell>
          <table:table-cell office:value-type="float" office:value="95.6554" calcext:value-type="float">
            <text:p>95.655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54" calcext:value-type="float">
            <text:p>48.5554</text:p>
          </table:table-cell>
          <table:table-cell office:value-type="float" office:value="77.0353" calcext:value-type="float">
            <text:p>77.0353</text:p>
          </table:table-cell>
          <table:table-cell office:value-type="float" office:value="95.4585" calcext:value-type="float">
            <text:p>95.458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48" calcext:value-type="float">
            <text:p>46.4648</text:p>
          </table:table-cell>
          <table:table-cell office:value-type="float" office:value="82.3197" calcext:value-type="float">
            <text:p>82.3197</text:p>
          </table:table-cell>
          <table:table-cell office:value-type="float" office:value="104.429" calcext:value-type="float">
            <text:p>104.42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78" calcext:value-type="float">
            <text:p>42.5678</text:p>
          </table:table-cell>
          <table:table-cell office:value-type="float" office:value="74.6497" calcext:value-type="float">
            <text:p>74.6497</text:p>
          </table:table-cell>
          <table:table-cell office:value-type="float" office:value="95.7862" calcext:value-type="float">
            <text:p>95.7862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878" calcext:value-type="float">
            <text:p>45.0878</text:p>
          </table:table-cell>
          <table:table-cell office:value-type="float" office:value="64.1545" calcext:value-type="float">
            <text:p>64.1545</text:p>
          </table:table-cell>
          <table:table-cell office:value-type="float" office:value="78.8781" calcext:value-type="float">
            <text:p>78.878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54" calcext:value-type="float">
            <text:p>57.354</text:p>
          </table:table-cell>
          <table:table-cell office:value-type="float" office:value="76.3966" calcext:value-type="float">
            <text:p>76.3966</text:p>
          </table:table-cell>
          <table:table-cell office:value-type="float" office:value="95.6894" calcext:value-type="float">
            <text:p>95.689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64" calcext:value-type="float">
            <text:p>48.5564</text:p>
          </table:table-cell>
          <table:table-cell office:value-type="float" office:value="77.0369" calcext:value-type="float">
            <text:p>77.0369</text:p>
          </table:table-cell>
          <table:table-cell office:value-type="float" office:value="95.4602" calcext:value-type="float">
            <text:p>95.460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74" calcext:value-type="float">
            <text:p>46.4674</text:p>
          </table:table-cell>
          <table:table-cell office:value-type="float" office:value="82.3238" calcext:value-type="float">
            <text:p>82.3238</text:p>
          </table:table-cell>
          <table:table-cell office:value-type="float" office:value="104.434" calcext:value-type="float">
            <text:p>104.43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34" calcext:value-type="float">
            <text:p>42.5634</text:p>
          </table:table-cell>
          <table:table-cell office:value-type="float" office:value="74.6446" calcext:value-type="float">
            <text:p>74.6446</text:p>
          </table:table-cell>
          <table:table-cell office:value-type="float" office:value="95.783" calcext:value-type="float">
            <text:p>95.78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88" calcext:value-type="float">
            <text:p>45.0888</text:p>
          </table:table-cell>
          <table:table-cell office:value-type="float" office:value="64.1568" calcext:value-type="float">
            <text:p>64.1568</text:p>
          </table:table-cell>
          <table:table-cell office:value-type="float" office:value="78.8818" calcext:value-type="float">
            <text:p>78.881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48" calcext:value-type="float">
            <text:p>57.348</text:p>
          </table:table-cell>
          <table:table-cell office:value-type="float" office:value="76.3883" calcext:value-type="float">
            <text:p>76.3883</text:p>
          </table:table-cell>
          <table:table-cell office:value-type="float" office:value="95.6843" calcext:value-type="float">
            <text:p>95.684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81" calcext:value-type="float">
            <text:p>48.5581</text:p>
          </table:table-cell>
          <table:table-cell office:value-type="float" office:value="77.04" calcext:value-type="float">
            <text:p>77.04</text:p>
          </table:table-cell>
          <table:table-cell office:value-type="float" office:value="95.4642" calcext:value-type="float">
            <text:p>95.464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11" calcext:value-type="float">
            <text:p>46.4711</text:p>
          </table:table-cell>
          <table:table-cell office:value-type="float" office:value="82.3298" calcext:value-type="float">
            <text:p>82.3298</text:p>
          </table:table-cell>
          <table:table-cell office:value-type="float" office:value="104.441" calcext:value-type="float">
            <text:p>104.44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" calcext:value-type="float">
            <text:p>42.56</text:p>
          </table:table-cell>
          <table:table-cell office:value-type="float" office:value="74.6398" calcext:value-type="float">
            <text:p>74.6398</text:p>
          </table:table-cell>
          <table:table-cell office:value-type="float" office:value="95.7784" calcext:value-type="float">
            <text:p>95.778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88" calcext:value-type="float">
            <text:p>45.0888</text:p>
          </table:table-cell>
          <table:table-cell office:value-type="float" office:value="64.157" calcext:value-type="float">
            <text:p>64.157</text:p>
          </table:table-cell>
          <table:table-cell office:value-type="float" office:value="78.882" calcext:value-type="float">
            <text:p>78.88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39" calcext:value-type="float">
            <text:p>57.339</text:p>
          </table:table-cell>
          <table:table-cell office:value-type="float" office:value="76.3781" calcext:value-type="float">
            <text:p>76.3781</text:p>
          </table:table-cell>
          <table:table-cell office:value-type="float" office:value="95.6866" calcext:value-type="float">
            <text:p>95.686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01" calcext:value-type="float">
            <text:p>48.5601</text:p>
          </table:table-cell>
          <table:table-cell office:value-type="float" office:value="77.0434" calcext:value-type="float">
            <text:p>77.0434</text:p>
          </table:table-cell>
          <table:table-cell office:value-type="float" office:value="95.4683" calcext:value-type="float">
            <text:p>95.468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49" calcext:value-type="float">
            <text:p>46.4749</text:p>
          </table:table-cell>
          <table:table-cell office:value-type="float" office:value="82.3358" calcext:value-type="float">
            <text:p>82.3358</text:p>
          </table:table-cell>
          <table:table-cell office:value-type="float" office:value="104.448" calcext:value-type="float">
            <text:p>104.44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29" calcext:value-type="float">
            <text:p>42.5629</text:p>
          </table:table-cell>
          <table:table-cell office:value-type="float" office:value="74.6457" calcext:value-type="float">
            <text:p>74.6457</text:p>
          </table:table-cell>
          <table:table-cell office:value-type="float" office:value="95.7874" calcext:value-type="float">
            <text:p>95.787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89" calcext:value-type="float">
            <text:p>45.0889</text:p>
          </table:table-cell>
          <table:table-cell office:value-type="float" office:value="64.1576" calcext:value-type="float">
            <text:p>64.1576</text:p>
          </table:table-cell>
          <table:table-cell office:value-type="float" office:value="78.8835" calcext:value-type="float">
            <text:p>78.883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269" calcext:value-type="float">
            <text:p>57.3269</text:p>
          </table:table-cell>
          <table:table-cell office:value-type="float" office:value="76.3704" calcext:value-type="float">
            <text:p>76.3704</text:p>
          </table:table-cell>
          <table:table-cell office:value-type="float" office:value="95.7076" calcext:value-type="float">
            <text:p>95.707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32" calcext:value-type="float">
            <text:p>48.5632</text:p>
          </table:table-cell>
          <table:table-cell office:value-type="float" office:value="77.0486" calcext:value-type="float">
            <text:p>77.0486</text:p>
          </table:table-cell>
          <table:table-cell office:value-type="float" office:value="95.4743" calcext:value-type="float">
            <text:p>95.474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8" calcext:value-type="float">
            <text:p>46.478</text:p>
          </table:table-cell>
          <table:table-cell office:value-type="float" office:value="82.3406" calcext:value-type="float">
            <text:p>82.3406</text:p>
          </table:table-cell>
          <table:table-cell office:value-type="float" office:value="104.454" calcext:value-type="float">
            <text:p>104.45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46" calcext:value-type="float">
            <text:p>42.5646</text:p>
          </table:table-cell>
          <table:table-cell office:value-type="float" office:value="74.6497" calcext:value-type="float">
            <text:p>74.6497</text:p>
          </table:table-cell>
          <table:table-cell office:value-type="float" office:value="95.7942" calcext:value-type="float">
            <text:p>95.7942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888" calcext:value-type="float">
            <text:p>45.0888</text:p>
          </table:table-cell>
          <table:table-cell office:value-type="float" office:value="64.1574" calcext:value-type="float">
            <text:p>64.1574</text:p>
          </table:table-cell>
          <table:table-cell office:value-type="float" office:value="78.8833" calcext:value-type="float">
            <text:p>78.883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145" calcext:value-type="float">
            <text:p>57.3145</text:p>
          </table:table-cell>
          <table:table-cell office:value-type="float" office:value="76.3619" calcext:value-type="float">
            <text:p>76.3619</text:p>
          </table:table-cell>
          <table:table-cell office:value-type="float" office:value="95.7244" calcext:value-type="float">
            <text:p>95.724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51" calcext:value-type="float">
            <text:p>48.5651</text:p>
          </table:table-cell>
          <table:table-cell office:value-type="float" office:value="77.052" calcext:value-type="float">
            <text:p>77.052</text:p>
          </table:table-cell>
          <table:table-cell office:value-type="float" office:value="95.4786" calcext:value-type="float">
            <text:p>95.478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17" calcext:value-type="float">
            <text:p>46.4817</text:p>
          </table:table-cell>
          <table:table-cell office:value-type="float" office:value="82.3462" calcext:value-type="float">
            <text:p>82.3462</text:p>
          </table:table-cell>
          <table:table-cell office:value-type="float" office:value="104.46" calcext:value-type="float">
            <text:p>104.4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75" calcext:value-type="float">
            <text:p>42.5675</text:p>
          </table:table-cell>
          <table:table-cell office:value-type="float" office:value="74.656" calcext:value-type="float">
            <text:p>74.656</text:p>
          </table:table-cell>
          <table:table-cell office:value-type="float" office:value="95.8042" calcext:value-type="float">
            <text:p>95.804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91" calcext:value-type="float">
            <text:p>45.0891</text:p>
          </table:table-cell>
          <table:table-cell office:value-type="float" office:value="64.158" calcext:value-type="float">
            <text:p>64.158</text:p>
          </table:table-cell>
          <table:table-cell office:value-type="float" office:value="78.8843" calcext:value-type="float">
            <text:p>78.884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023" calcext:value-type="float">
            <text:p>57.3023</text:p>
          </table:table-cell>
          <table:table-cell office:value-type="float" office:value="76.3549" calcext:value-type="float">
            <text:p>76.3549</text:p>
          </table:table-cell>
          <table:table-cell office:value-type="float" office:value="95.7464" calcext:value-type="float">
            <text:p>95.746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81" calcext:value-type="float">
            <text:p>48.5681</text:p>
          </table:table-cell>
          <table:table-cell office:value-type="float" office:value="77.057" calcext:value-type="float">
            <text:p>77.057</text:p>
          </table:table-cell>
          <table:table-cell office:value-type="float" office:value="95.4845" calcext:value-type="float">
            <text:p>95.484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65" calcext:value-type="float">
            <text:p>46.4865</text:p>
          </table:table-cell>
          <table:table-cell office:value-type="float" office:value="82.3536" calcext:value-type="float">
            <text:p>82.3536</text:p>
          </table:table-cell>
          <table:table-cell office:value-type="float" office:value="104.469" calcext:value-type="float">
            <text:p>104.46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99" calcext:value-type="float">
            <text:p>42.5699</text:p>
          </table:table-cell>
          <table:table-cell office:value-type="float" office:value="74.661" calcext:value-type="float">
            <text:p>74.661</text:p>
          </table:table-cell>
          <table:table-cell office:value-type="float" office:value="95.8121" calcext:value-type="float">
            <text:p>95.812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91" calcext:value-type="float">
            <text:p>45.091</text:p>
          </table:table-cell>
          <table:table-cell office:value-type="float" office:value="64.1617" calcext:value-type="float">
            <text:p>64.1617</text:p>
          </table:table-cell>
          <table:table-cell office:value-type="float" office:value="78.8893" calcext:value-type="float">
            <text:p>78.889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921" calcext:value-type="float">
            <text:p>57.2921</text:p>
          </table:table-cell>
          <table:table-cell office:value-type="float" office:value="76.3541" calcext:value-type="float">
            <text:p>76.3541</text:p>
          </table:table-cell>
          <table:table-cell office:value-type="float" office:value="95.7799" calcext:value-type="float">
            <text:p>95.779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23" calcext:value-type="float">
            <text:p>48.5723</text:p>
          </table:table-cell>
          <table:table-cell office:value-type="float" office:value="77.064" calcext:value-type="float">
            <text:p>77.064</text:p>
          </table:table-cell>
          <table:table-cell office:value-type="float" office:value="95.4924" calcext:value-type="float">
            <text:p>95.492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07" calcext:value-type="float">
            <text:p>46.4907</text:p>
          </table:table-cell>
          <table:table-cell office:value-type="float" office:value="82.3602" calcext:value-type="float">
            <text:p>82.3602</text:p>
          </table:table-cell>
          <table:table-cell office:value-type="float" office:value="104.477" calcext:value-type="float">
            <text:p>104.47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12" calcext:value-type="float">
            <text:p>42.5712</text:p>
          </table:table-cell>
          <table:table-cell office:value-type="float" office:value="74.6647" calcext:value-type="float">
            <text:p>74.6647</text:p>
          </table:table-cell>
          <table:table-cell office:value-type="float" office:value="95.8189" calcext:value-type="float">
            <text:p>95.818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937" calcext:value-type="float">
            <text:p>45.0937</text:p>
          </table:table-cell>
          <table:table-cell office:value-type="float" office:value="64.1671" calcext:value-type="float">
            <text:p>64.1671</text:p>
          </table:table-cell>
          <table:table-cell office:value-type="float" office:value="78.8962" calcext:value-type="float">
            <text:p>78.896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809" calcext:value-type="float">
            <text:p>57.2809</text:p>
          </table:table-cell>
          <table:table-cell office:value-type="float" office:value="76.3417" calcext:value-type="float">
            <text:p>76.3417</text:p>
          </table:table-cell>
          <table:table-cell office:value-type="float" office:value="95.7811" calcext:value-type="float">
            <text:p>95.781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63" calcext:value-type="float">
            <text:p>48.5763</text:p>
          </table:table-cell>
          <table:table-cell office:value-type="float" office:value="77.0707" calcext:value-type="float">
            <text:p>77.0707</text:p>
          </table:table-cell>
          <table:table-cell office:value-type="float" office:value="95.5002" calcext:value-type="float">
            <text:p>95.500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53" calcext:value-type="float">
            <text:p>46.4953</text:p>
          </table:table-cell>
          <table:table-cell office:value-type="float" office:value="82.3672" calcext:value-type="float">
            <text:p>82.3672</text:p>
          </table:table-cell>
          <table:table-cell office:value-type="float" office:value="104.485" calcext:value-type="float">
            <text:p>104.48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3" calcext:value-type="float">
            <text:p>42.573</text:p>
          </table:table-cell>
          <table:table-cell office:value-type="float" office:value="74.6688" calcext:value-type="float">
            <text:p>74.6688</text:p>
          </table:table-cell>
          <table:table-cell office:value-type="float" office:value="95.8258" calcext:value-type="float">
            <text:p>95.825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96" calcext:value-type="float">
            <text:p>45.096</text:p>
          </table:table-cell>
          <table:table-cell office:value-type="float" office:value="64.1717" calcext:value-type="float">
            <text:p>64.1717</text:p>
          </table:table-cell>
          <table:table-cell office:value-type="float" office:value="78.9027" calcext:value-type="float">
            <text:p>78.902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493" calcext:value-type="float">
            <text:p>57.2493</text:p>
          </table:table-cell>
          <table:table-cell office:value-type="float" office:value="76.289" calcext:value-type="float">
            <text:p>76.289</text:p>
          </table:table-cell>
          <table:table-cell office:value-type="float" office:value="95.7311" calcext:value-type="float">
            <text:p>95.731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1" calcext:value-type="float">
            <text:p>48.581</text:p>
          </table:table-cell>
          <table:table-cell office:value-type="float" office:value="77.0784" calcext:value-type="float">
            <text:p>77.0784</text:p>
          </table:table-cell>
          <table:table-cell office:value-type="float" office:value="95.5093" calcext:value-type="float">
            <text:p>95.509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11" calcext:value-type="float">
            <text:p>46.5011</text:p>
          </table:table-cell>
          <table:table-cell office:value-type="float" office:value="82.3757" calcext:value-type="float">
            <text:p>82.3757</text:p>
          </table:table-cell>
          <table:table-cell office:value-type="float" office:value="104.494" calcext:value-type="float">
            <text:p>104.49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56" calcext:value-type="float">
            <text:p>42.5756</text:p>
          </table:table-cell>
          <table:table-cell office:value-type="float" office:value="74.6724" calcext:value-type="float">
            <text:p>74.6724</text:p>
          </table:table-cell>
          <table:table-cell office:value-type="float" office:value="95.829" calcext:value-type="float">
            <text:p>95.829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968" calcext:value-type="float">
            <text:p>45.0968</text:p>
          </table:table-cell>
          <table:table-cell office:value-type="float" office:value="64.1734" calcext:value-type="float">
            <text:p>64.1734</text:p>
          </table:table-cell>
          <table:table-cell office:value-type="float" office:value="78.905" calcext:value-type="float">
            <text:p>78.90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224" calcext:value-type="float">
            <text:p>57.2224</text:p>
          </table:table-cell>
          <table:table-cell office:value-type="float" office:value="76.2443" calcext:value-type="float">
            <text:p>76.2443</text:p>
          </table:table-cell>
          <table:table-cell office:value-type="float" office:value="95.7015" calcext:value-type="float">
            <text:p>95.701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38" calcext:value-type="float">
            <text:p>48.5838</text:p>
          </table:table-cell>
          <table:table-cell office:value-type="float" office:value="77.0836" calcext:value-type="float">
            <text:p>77.0836</text:p>
          </table:table-cell>
          <table:table-cell office:value-type="float" office:value="95.5159" calcext:value-type="float">
            <text:p>95.515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53" calcext:value-type="float">
            <text:p>46.5053</text:p>
          </table:table-cell>
          <table:table-cell office:value-type="float" office:value="82.3819" calcext:value-type="float">
            <text:p>82.3819</text:p>
          </table:table-cell>
          <table:table-cell office:value-type="float" office:value="104.501" calcext:value-type="float">
            <text:p>104.50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5" calcext:value-type="float">
            <text:p>42.575</text:p>
          </table:table-cell>
          <table:table-cell office:value-type="float" office:value="74.6703" calcext:value-type="float">
            <text:p>74.6703</text:p>
          </table:table-cell>
          <table:table-cell office:value-type="float" office:value="95.8248" calcext:value-type="float">
            <text:p>95.824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975" calcext:value-type="float">
            <text:p>45.0975</text:p>
          </table:table-cell>
          <table:table-cell office:value-type="float" office:value="64.175" calcext:value-type="float">
            <text:p>64.175</text:p>
          </table:table-cell>
          <table:table-cell office:value-type="float" office:value="78.9074" calcext:value-type="float">
            <text:p>78.907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967" calcext:value-type="float">
            <text:p>57.1967</text:p>
          </table:table-cell>
          <table:table-cell office:value-type="float" office:value="76.2024" calcext:value-type="float">
            <text:p>76.2024</text:p>
          </table:table-cell>
          <table:table-cell office:value-type="float" office:value="95.671" calcext:value-type="float">
            <text:p>95.67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68" calcext:value-type="float">
            <text:p>48.5868</text:p>
          </table:table-cell>
          <table:table-cell office:value-type="float" office:value="77.089" calcext:value-type="float">
            <text:p>77.089</text:p>
          </table:table-cell>
          <table:table-cell office:value-type="float" office:value="95.5231" calcext:value-type="float">
            <text:p>95.523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78" calcext:value-type="float">
            <text:p>46.5078</text:p>
          </table:table-cell>
          <table:table-cell office:value-type="float" office:value="82.3855" calcext:value-type="float">
            <text:p>82.3855</text:p>
          </table:table-cell>
          <table:table-cell office:value-type="float" office:value="104.505" calcext:value-type="float">
            <text:p>104.50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61" calcext:value-type="float">
            <text:p>42.5761</text:p>
          </table:table-cell>
          <table:table-cell office:value-type="float" office:value="74.6716" calcext:value-type="float">
            <text:p>74.6716</text:p>
          </table:table-cell>
          <table:table-cell office:value-type="float" office:value="95.8253" calcext:value-type="float">
            <text:p>95.825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98" calcext:value-type="float">
            <text:p>45.098</text:p>
          </table:table-cell>
          <table:table-cell office:value-type="float" office:value="64.1756" calcext:value-type="float">
            <text:p>64.1756</text:p>
          </table:table-cell>
          <table:table-cell office:value-type="float" office:value="78.9077" calcext:value-type="float">
            <text:p>78.907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786" calcext:value-type="float">
            <text:p>57.1786</text:p>
          </table:table-cell>
          <table:table-cell office:value-type="float" office:value="76.1815" calcext:value-type="float">
            <text:p>76.1815</text:p>
          </table:table-cell>
          <table:table-cell office:value-type="float" office:value="95.6765" calcext:value-type="float">
            <text:p>95.676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83" calcext:value-type="float">
            <text:p>48.5883</text:p>
          </table:table-cell>
          <table:table-cell office:value-type="float" office:value="77.0915" calcext:value-type="float">
            <text:p>77.0915</text:p>
          </table:table-cell>
          <table:table-cell office:value-type="float" office:value="95.5262" calcext:value-type="float">
            <text:p>95.526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89" calcext:value-type="float">
            <text:p>46.5089</text:p>
          </table:table-cell>
          <table:table-cell office:value-type="float" office:value="82.3871" calcext:value-type="float">
            <text:p>82.3871</text:p>
          </table:table-cell>
          <table:table-cell office:value-type="float" office:value="104.506" calcext:value-type="float">
            <text:p>104.50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18" calcext:value-type="float">
            <text:p>42.5818</text:p>
          </table:table-cell>
          <table:table-cell office:value-type="float" office:value="74.6796" calcext:value-type="float">
            <text:p>74.6796</text:p>
          </table:table-cell>
          <table:table-cell office:value-type="float" office:value="95.8329" calcext:value-type="float">
            <text:p>95.8329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984" calcext:value-type="float">
            <text:p>45.0984</text:p>
          </table:table-cell>
          <table:table-cell office:value-type="float" office:value="64.1761" calcext:value-type="float">
            <text:p>64.1761</text:p>
          </table:table-cell>
          <table:table-cell office:value-type="float" office:value="78.9076" calcext:value-type="float">
            <text:p>78.907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612" calcext:value-type="float">
            <text:p>57.1612</text:p>
          </table:table-cell>
          <table:table-cell office:value-type="float" office:value="76.1652" calcext:value-type="float">
            <text:p>76.1652</text:p>
          </table:table-cell>
          <table:table-cell office:value-type="float" office:value="95.6959" calcext:value-type="float">
            <text:p>95.695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97" calcext:value-type="float">
            <text:p>48.5897</text:p>
          </table:table-cell>
          <table:table-cell office:value-type="float" office:value="77.0941" calcext:value-type="float">
            <text:p>77.0941</text:p>
          </table:table-cell>
          <table:table-cell office:value-type="float" office:value="95.5294" calcext:value-type="float">
            <text:p>95.529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95" calcext:value-type="float">
            <text:p>46.5095</text:p>
          </table:table-cell>
          <table:table-cell office:value-type="float" office:value="82.3878" calcext:value-type="float">
            <text:p>82.3878</text:p>
          </table:table-cell>
          <table:table-cell office:value-type="float" office:value="104.506" calcext:value-type="float">
            <text:p>104.50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44" calcext:value-type="float">
            <text:p>42.5844</text:p>
          </table:table-cell>
          <table:table-cell office:value-type="float" office:value="74.6834" calcext:value-type="float">
            <text:p>74.6834</text:p>
          </table:table-cell>
          <table:table-cell office:value-type="float" office:value="95.8369" calcext:value-type="float">
            <text:p>95.836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16" calcext:value-type="float">
            <text:p>45.1016</text:p>
          </table:table-cell>
          <table:table-cell office:value-type="float" office:value="64.1813" calcext:value-type="float">
            <text:p>64.1813</text:p>
          </table:table-cell>
          <table:table-cell office:value-type="float" office:value="78.9123" calcext:value-type="float">
            <text:p>78.912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483" calcext:value-type="float">
            <text:p>57.1483</text:p>
          </table:table-cell>
          <table:table-cell office:value-type="float" office:value="76.1571" calcext:value-type="float">
            <text:p>76.1571</text:p>
          </table:table-cell>
          <table:table-cell office:value-type="float" office:value="95.7172" calcext:value-type="float">
            <text:p>95.717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08" calcext:value-type="float">
            <text:p>48.5908</text:p>
          </table:table-cell>
          <table:table-cell office:value-type="float" office:value="77.0962" calcext:value-type="float">
            <text:p>77.0962</text:p>
          </table:table-cell>
          <table:table-cell office:value-type="float" office:value="95.5322" calcext:value-type="float">
            <text:p>95.532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03" calcext:value-type="float">
            <text:p>46.5103</text:p>
          </table:table-cell>
          <table:table-cell office:value-type="float" office:value="82.389" calcext:value-type="float">
            <text:p>82.389</text:p>
          </table:table-cell>
          <table:table-cell office:value-type="float" office:value="104.507" calcext:value-type="float">
            <text:p>104.50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53" calcext:value-type="float">
            <text:p>42.5853</text:p>
          </table:table-cell>
          <table:table-cell office:value-type="float" office:value="74.6842" calcext:value-type="float">
            <text:p>74.6842</text:p>
          </table:table-cell>
          <table:table-cell office:value-type="float" office:value="95.8371" calcext:value-type="float">
            <text:p>95.837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52" calcext:value-type="float">
            <text:p>45.1052</text:p>
          </table:table-cell>
          <table:table-cell office:value-type="float" office:value="64.1875" calcext:value-type="float">
            <text:p>64.1875</text:p>
          </table:table-cell>
          <table:table-cell office:value-type="float" office:value="78.9191" calcext:value-type="float">
            <text:p>78.919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372" calcext:value-type="float">
            <text:p>57.1372</text:p>
          </table:table-cell>
          <table:table-cell office:value-type="float" office:value="76.1417" calcext:value-type="float">
            <text:p>76.1417</text:p>
          </table:table-cell>
          <table:table-cell office:value-type="float" office:value="95.7044" calcext:value-type="float">
            <text:p>95.704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27" calcext:value-type="float">
            <text:p>48.5927</text:p>
          </table:table-cell>
          <table:table-cell office:value-type="float" office:value="77.0998" calcext:value-type="float">
            <text:p>77.0998</text:p>
          </table:table-cell>
          <table:table-cell office:value-type="float" office:value="95.5372" calcext:value-type="float">
            <text:p>95.537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04" calcext:value-type="float">
            <text:p>46.5104</text:p>
          </table:table-cell>
          <table:table-cell office:value-type="float" office:value="82.3891" calcext:value-type="float">
            <text:p>82.3891</text:p>
          </table:table-cell>
          <table:table-cell office:value-type="float" office:value="104.508" calcext:value-type="float">
            <text:p>104.50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55" calcext:value-type="float">
            <text:p>42.5855</text:p>
          </table:table-cell>
          <table:table-cell office:value-type="float" office:value="74.6844" calcext:value-type="float">
            <text:p>74.6844</text:p>
          </table:table-cell>
          <table:table-cell office:value-type="float" office:value="95.837" calcext:value-type="float">
            <text:p>95.83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54" calcext:value-type="float">
            <text:p>45.1054</text:p>
          </table:table-cell>
          <table:table-cell office:value-type="float" office:value="64.1878" calcext:value-type="float">
            <text:p>64.1878</text:p>
          </table:table-cell>
          <table:table-cell office:value-type="float" office:value="78.919" calcext:value-type="float">
            <text:p>78.91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294" calcext:value-type="float">
            <text:p>57.1294</text:p>
          </table:table-cell>
          <table:table-cell office:value-type="float" office:value="76.1344" calcext:value-type="float">
            <text:p>76.1344</text:p>
          </table:table-cell>
          <table:table-cell office:value-type="float" office:value="95.7027" calcext:value-type="float">
            <text:p>95.702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29" calcext:value-type="float">
            <text:p>48.5929</text:p>
          </table:table-cell>
          <table:table-cell office:value-type="float" office:value="77.1004" calcext:value-type="float">
            <text:p>77.1004</text:p>
          </table:table-cell>
          <table:table-cell office:value-type="float" office:value="95.5381" calcext:value-type="float">
            <text:p>95.538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06" calcext:value-type="float">
            <text:p>46.5106</text:p>
          </table:table-cell>
          <table:table-cell office:value-type="float" office:value="82.3895" calcext:value-type="float">
            <text:p>82.3895</text:p>
          </table:table-cell>
          <table:table-cell office:value-type="float" office:value="104.508" calcext:value-type="float">
            <text:p>104.50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19" calcext:value-type="float">
            <text:p>42.5919</text:p>
          </table:table-cell>
          <table:table-cell office:value-type="float" office:value="74.6935" calcext:value-type="float">
            <text:p>74.6935</text:p>
          </table:table-cell>
          <table:table-cell office:value-type="float" office:value="95.8458" calcext:value-type="float">
            <text:p>95.845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83" calcext:value-type="float">
            <text:p>45.1083</text:p>
          </table:table-cell>
          <table:table-cell office:value-type="float" office:value="64.1927" calcext:value-type="float">
            <text:p>64.1927</text:p>
          </table:table-cell>
          <table:table-cell office:value-type="float" office:value="78.9243" calcext:value-type="float">
            <text:p>78.924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263" calcext:value-type="float">
            <text:p>57.1263</text:p>
          </table:table-cell>
          <table:table-cell office:value-type="float" office:value="76.1347" calcext:value-type="float">
            <text:p>76.1347</text:p>
          </table:table-cell>
          <table:table-cell office:value-type="float" office:value="95.7021" calcext:value-type="float">
            <text:p>95.702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42" calcext:value-type="float">
            <text:p>48.5942</text:p>
          </table:table-cell>
          <table:table-cell office:value-type="float" office:value="77.1025" calcext:value-type="float">
            <text:p>77.1025</text:p>
          </table:table-cell>
          <table:table-cell office:value-type="float" office:value="95.5409" calcext:value-type="float">
            <text:p>95.540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1" calcext:value-type="float">
            <text:p>46.511</text:p>
          </table:table-cell>
          <table:table-cell office:value-type="float" office:value="82.39" calcext:value-type="float">
            <text:p>82.39</text:p>
          </table:table-cell>
          <table:table-cell office:value-type="float" office:value="104.509" calcext:value-type="float">
            <text:p>104.50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018" calcext:value-type="float">
            <text:p>42.6018</text:p>
          </table:table-cell>
          <table:table-cell office:value-type="float" office:value="74.7075" calcext:value-type="float">
            <text:p>74.7075</text:p>
          </table:table-cell>
          <table:table-cell office:value-type="float" office:value="95.8599" calcext:value-type="float">
            <text:p>95.859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133" calcext:value-type="float">
            <text:p>45.1133</text:p>
          </table:table-cell>
          <table:table-cell office:value-type="float" office:value="64.2016" calcext:value-type="float">
            <text:p>64.2016</text:p>
          </table:table-cell>
          <table:table-cell office:value-type="float" office:value="78.9341" calcext:value-type="float">
            <text:p>78.934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229" calcext:value-type="float">
            <text:p>57.1229</text:p>
          </table:table-cell>
          <table:table-cell office:value-type="float" office:value="76.136" calcext:value-type="float">
            <text:p>76.136</text:p>
          </table:table-cell>
          <table:table-cell office:value-type="float" office:value="95.7022" calcext:value-type="float">
            <text:p>95.702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39" calcext:value-type="float">
            <text:p>48.5939</text:p>
          </table:table-cell>
          <table:table-cell office:value-type="float" office:value="77.1024" calcext:value-type="float">
            <text:p>77.1024</text:p>
          </table:table-cell>
          <table:table-cell office:value-type="float" office:value="95.541" calcext:value-type="float">
            <text:p>95.54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09" calcext:value-type="float">
            <text:p>46.5109</text:p>
          </table:table-cell>
          <table:table-cell office:value-type="float" office:value="82.3896" calcext:value-type="float">
            <text:p>82.3896</text:p>
          </table:table-cell>
          <table:table-cell office:value-type="float" office:value="104.508" calcext:value-type="float">
            <text:p>104.50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119" calcext:value-type="float">
            <text:p>42.6119</text:p>
          </table:table-cell>
          <table:table-cell office:value-type="float" office:value="74.7225" calcext:value-type="float">
            <text:p>74.7225</text:p>
          </table:table-cell>
          <table:table-cell office:value-type="float" office:value="95.8755" calcext:value-type="float">
            <text:p>95.8755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19" calcext:value-type="float">
            <text:p>45.119</text:p>
          </table:table-cell>
          <table:table-cell office:value-type="float" office:value="64.212" calcext:value-type="float">
            <text:p>64.212</text:p>
          </table:table-cell>
          <table:table-cell office:value-type="float" office:value="78.946" calcext:value-type="float">
            <text:p>78.94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271" calcext:value-type="float">
            <text:p>57.1271</text:p>
          </table:table-cell>
          <table:table-cell office:value-type="float" office:value="76.1573" calcext:value-type="float">
            <text:p>76.1573</text:p>
          </table:table-cell>
          <table:table-cell office:value-type="float" office:value="95.7535" calcext:value-type="float">
            <text:p>95.753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41" calcext:value-type="float">
            <text:p>48.5941</text:p>
          </table:table-cell>
          <table:table-cell office:value-type="float" office:value="77.1027" calcext:value-type="float">
            <text:p>77.1027</text:p>
          </table:table-cell>
          <table:table-cell office:value-type="float" office:value="95.5416" calcext:value-type="float">
            <text:p>95.541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03" calcext:value-type="float">
            <text:p>46.5103</text:p>
          </table:table-cell>
          <table:table-cell office:value-type="float" office:value="82.3885" calcext:value-type="float">
            <text:p>82.3885</text:p>
          </table:table-cell>
          <table:table-cell office:value-type="float" office:value="104.506" calcext:value-type="float">
            <text:p>104.50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178" calcext:value-type="float">
            <text:p>42.6178</text:p>
          </table:table-cell>
          <table:table-cell office:value-type="float" office:value="74.7306" calcext:value-type="float">
            <text:p>74.7306</text:p>
          </table:table-cell>
          <table:table-cell office:value-type="float" office:value="95.8832" calcext:value-type="float">
            <text:p>95.883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36" calcext:value-type="float">
            <text:p>45.1236</text:p>
          </table:table-cell>
          <table:table-cell office:value-type="float" office:value="64.2198" calcext:value-type="float">
            <text:p>64.2198</text:p>
          </table:table-cell>
          <table:table-cell office:value-type="float" office:value="78.954" calcext:value-type="float">
            <text:p>78.95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23" calcext:value-type="float">
            <text:p>57.123</text:p>
          </table:table-cell>
          <table:table-cell office:value-type="float" office:value="76.1441" calcext:value-type="float">
            <text:p>76.1441</text:p>
          </table:table-cell>
          <table:table-cell office:value-type="float" office:value="95.7314" calcext:value-type="float">
            <text:p>95.731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62" calcext:value-type="float">
            <text:p>48.5962</text:p>
          </table:table-cell>
          <table:table-cell office:value-type="float" office:value="77.1062" calcext:value-type="float">
            <text:p>77.1062</text:p>
          </table:table-cell>
          <table:table-cell office:value-type="float" office:value="95.5457" calcext:value-type="float">
            <text:p>95.545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02" calcext:value-type="float">
            <text:p>46.5102</text:p>
          </table:table-cell>
          <table:table-cell office:value-type="float" office:value="82.3884" calcext:value-type="float">
            <text:p>82.3884</text:p>
          </table:table-cell>
          <table:table-cell office:value-type="float" office:value="104.506" calcext:value-type="float">
            <text:p>104.50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181" calcext:value-type="float">
            <text:p>42.6181</text:p>
          </table:table-cell>
          <table:table-cell office:value-type="float" office:value="74.7309" calcext:value-type="float">
            <text:p>74.7309</text:p>
          </table:table-cell>
          <table:table-cell office:value-type="float" office:value="95.8833" calcext:value-type="float">
            <text:p>95.8833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249" calcext:value-type="float">
            <text:p>45.1249</text:p>
          </table:table-cell>
          <table:table-cell office:value-type="float" office:value="64.2216" calcext:value-type="float">
            <text:p>64.2216</text:p>
          </table:table-cell>
          <table:table-cell office:value-type="float" office:value="78.9552" calcext:value-type="float">
            <text:p>78.955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204" calcext:value-type="float">
            <text:p>57.1204</text:p>
          </table:table-cell>
          <table:table-cell office:value-type="float" office:value="76.1346" calcext:value-type="float">
            <text:p>76.1346</text:p>
          </table:table-cell>
          <table:table-cell office:value-type="float" office:value="95.7109" calcext:value-type="float">
            <text:p>95.710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" calcext:value-type="float">
            <text:p>48.6</text:p>
          </table:table-cell>
          <table:table-cell office:value-type="float" office:value="77.1127" calcext:value-type="float">
            <text:p>77.1127</text:p>
          </table:table-cell>
          <table:table-cell office:value-type="float" office:value="95.5532" calcext:value-type="float">
            <text:p>95.553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05" calcext:value-type="float">
            <text:p>46.5105</text:p>
          </table:table-cell>
          <table:table-cell office:value-type="float" office:value="82.3888" calcext:value-type="float">
            <text:p>82.3888</text:p>
          </table:table-cell>
          <table:table-cell office:value-type="float" office:value="104.506" calcext:value-type="float">
            <text:p>104.50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173" calcext:value-type="float">
            <text:p>42.6173</text:p>
          </table:table-cell>
          <table:table-cell office:value-type="float" office:value="74.7274" calcext:value-type="float">
            <text:p>74.7274</text:p>
          </table:table-cell>
          <table:table-cell office:value-type="float" office:value="95.8754" calcext:value-type="float">
            <text:p>95.875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51" calcext:value-type="float">
            <text:p>45.1251</text:p>
          </table:table-cell>
          <table:table-cell office:value-type="float" office:value="64.2219" calcext:value-type="float">
            <text:p>64.2219</text:p>
          </table:table-cell>
          <table:table-cell office:value-type="float" office:value="78.9552" calcext:value-type="float">
            <text:p>78.955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248" calcext:value-type="float">
            <text:p>57.1248</text:p>
          </table:table-cell>
          <table:table-cell office:value-type="float" office:value="76.1476" calcext:value-type="float">
            <text:p>76.1476</text:p>
          </table:table-cell>
          <table:table-cell office:value-type="float" office:value="95.7348" calcext:value-type="float">
            <text:p>95.734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2" calcext:value-type="float">
            <text:p>48.602</text:p>
          </table:table-cell>
          <table:table-cell office:value-type="float" office:value="77.116" calcext:value-type="float">
            <text:p>77.116</text:p>
          </table:table-cell>
          <table:table-cell office:value-type="float" office:value="95.557" calcext:value-type="float">
            <text:p>95.55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02" calcext:value-type="float">
            <text:p>46.5102</text:p>
          </table:table-cell>
          <table:table-cell office:value-type="float" office:value="82.3882" calcext:value-type="float">
            <text:p>82.3882</text:p>
          </table:table-cell>
          <table:table-cell office:value-type="float" office:value="104.506" calcext:value-type="float">
            <text:p>104.50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219" calcext:value-type="float">
            <text:p>42.6219</text:p>
          </table:table-cell>
          <table:table-cell office:value-type="float" office:value="74.7339" calcext:value-type="float">
            <text:p>74.7339</text:p>
          </table:table-cell>
          <table:table-cell office:value-type="float" office:value="95.8821" calcext:value-type="float">
            <text:p>95.882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43" calcext:value-type="float">
            <text:p>45.1243</text:p>
          </table:table-cell>
          <table:table-cell office:value-type="float" office:value="64.219" calcext:value-type="float">
            <text:p>64.219</text:p>
          </table:table-cell>
          <table:table-cell office:value-type="float" office:value="78.949" calcext:value-type="float">
            <text:p>78.94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329" calcext:value-type="float">
            <text:p>57.1329</text:p>
          </table:table-cell>
          <table:table-cell office:value-type="float" office:value="76.1635" calcext:value-type="float">
            <text:p>76.1635</text:p>
          </table:table-cell>
          <table:table-cell office:value-type="float" office:value="95.7565" calcext:value-type="float">
            <text:p>95.756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34" calcext:value-type="float">
            <text:p>48.6034</text:p>
          </table:table-cell>
          <table:table-cell office:value-type="float" office:value="77.1182" calcext:value-type="float">
            <text:p>77.1182</text:p>
          </table:table-cell>
          <table:table-cell office:value-type="float" office:value="95.5597" calcext:value-type="float">
            <text:p>95.559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89" calcext:value-type="float">
            <text:p>46.5089</text:p>
          </table:table-cell>
          <table:table-cell office:value-type="float" office:value="82.3862" calcext:value-type="float">
            <text:p>82.3862</text:p>
          </table:table-cell>
          <table:table-cell office:value-type="float" office:value="104.503" calcext:value-type="float">
            <text:p>104.50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245" calcext:value-type="float">
            <text:p>42.6245</text:p>
          </table:table-cell>
          <table:table-cell office:value-type="float" office:value="74.7376" calcext:value-type="float">
            <text:p>74.7376</text:p>
          </table:table-cell>
          <table:table-cell office:value-type="float" office:value="95.8857" calcext:value-type="float">
            <text:p>95.885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44" calcext:value-type="float">
            <text:p>45.1244</text:p>
          </table:table-cell>
          <table:table-cell office:value-type="float" office:value="64.2184" calcext:value-type="float">
            <text:p>64.2184</text:p>
          </table:table-cell>
          <table:table-cell office:value-type="float" office:value="78.9468" calcext:value-type="float">
            <text:p>78.946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334" calcext:value-type="float">
            <text:p>57.1334</text:p>
          </table:table-cell>
          <table:table-cell office:value-type="float" office:value="76.1515" calcext:value-type="float">
            <text:p>76.1515</text:p>
          </table:table-cell>
          <table:table-cell office:value-type="float" office:value="95.726" calcext:value-type="float">
            <text:p>95.72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59" calcext:value-type="float">
            <text:p>48.6059</text:p>
          </table:table-cell>
          <table:table-cell office:value-type="float" office:value="77.1225" calcext:value-type="float">
            <text:p>77.1225</text:p>
          </table:table-cell>
          <table:table-cell office:value-type="float" office:value="95.5649" calcext:value-type="float">
            <text:p>95.564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82" calcext:value-type="float">
            <text:p>46.5082</text:p>
          </table:table-cell>
          <table:table-cell office:value-type="float" office:value="82.3851" calcext:value-type="float">
            <text:p>82.3851</text:p>
          </table:table-cell>
          <table:table-cell office:value-type="float" office:value="104.501" calcext:value-type="float">
            <text:p>104.50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255" calcext:value-type="float">
            <text:p>42.6255</text:p>
          </table:table-cell>
          <table:table-cell office:value-type="float" office:value="74.7389" calcext:value-type="float">
            <text:p>74.7389</text:p>
          </table:table-cell>
          <table:table-cell office:value-type="float" office:value="95.8867" calcext:value-type="float">
            <text:p>95.886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47" calcext:value-type="float">
            <text:p>45.1247</text:p>
          </table:table-cell>
          <table:table-cell office:value-type="float" office:value="64.2188" calcext:value-type="float">
            <text:p>64.2188</text:p>
          </table:table-cell>
          <table:table-cell office:value-type="float" office:value="78.947" calcext:value-type="float">
            <text:p>78.94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346" calcext:value-type="float">
            <text:p>57.1346</text:p>
          </table:table-cell>
          <table:table-cell office:value-type="float" office:value="76.1331" calcext:value-type="float">
            <text:p>76.1331</text:p>
          </table:table-cell>
          <table:table-cell office:value-type="float" office:value="95.6591" calcext:value-type="float">
            <text:p>95.659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75" calcext:value-type="float">
            <text:p>48.6075</text:p>
          </table:table-cell>
          <table:table-cell office:value-type="float" office:value="77.1254" calcext:value-type="float">
            <text:p>77.1254</text:p>
          </table:table-cell>
          <table:table-cell office:value-type="float" office:value="95.5684" calcext:value-type="float">
            <text:p>95.568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68" calcext:value-type="float">
            <text:p>46.5068</text:p>
          </table:table-cell>
          <table:table-cell office:value-type="float" office:value="82.3831" calcext:value-type="float">
            <text:p>82.3831</text:p>
          </table:table-cell>
          <table:table-cell office:value-type="float" office:value="104.499" calcext:value-type="float">
            <text:p>104.49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257" calcext:value-type="float">
            <text:p>42.6257</text:p>
          </table:table-cell>
          <table:table-cell office:value-type="float" office:value="74.7391" calcext:value-type="float">
            <text:p>74.7391</text:p>
          </table:table-cell>
          <table:table-cell office:value-type="float" office:value="95.8868" calcext:value-type="float">
            <text:p>95.886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47" calcext:value-type="float">
            <text:p>45.1247</text:p>
          </table:table-cell>
          <table:table-cell office:value-type="float" office:value="64.2188" calcext:value-type="float">
            <text:p>64.2188</text:p>
          </table:table-cell>
          <table:table-cell office:value-type="float" office:value="78.947" calcext:value-type="float">
            <text:p>78.94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256" calcext:value-type="float">
            <text:p>57.1256</text:p>
          </table:table-cell>
          <table:table-cell office:value-type="float" office:value="76.0919" calcext:value-type="float">
            <text:p>76.0919</text:p>
          </table:table-cell>
          <table:table-cell office:value-type="float" office:value="95.5686" calcext:value-type="float">
            <text:p>95.568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89" calcext:value-type="float">
            <text:p>48.6089</text:p>
          </table:table-cell>
          <table:table-cell office:value-type="float" office:value="77.1277" calcext:value-type="float">
            <text:p>77.1277</text:p>
          </table:table-cell>
          <table:table-cell office:value-type="float" office:value="95.5712" calcext:value-type="float">
            <text:p>95.571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57" calcext:value-type="float">
            <text:p>46.5057</text:p>
          </table:table-cell>
          <table:table-cell office:value-type="float" office:value="82.3816" calcext:value-type="float">
            <text:p>82.3816</text:p>
          </table:table-cell>
          <table:table-cell office:value-type="float" office:value="104.498" calcext:value-type="float">
            <text:p>104.49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269" calcext:value-type="float">
            <text:p>42.6269</text:p>
          </table:table-cell>
          <table:table-cell office:value-type="float" office:value="74.7404" calcext:value-type="float">
            <text:p>74.7404</text:p>
          </table:table-cell>
          <table:table-cell office:value-type="float" office:value="95.8873" calcext:value-type="float">
            <text:p>95.887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25" calcext:value-type="float">
            <text:p>45.1225</text:p>
          </table:table-cell>
          <table:table-cell office:value-type="float" office:value="64.2142" calcext:value-type="float">
            <text:p>64.2142</text:p>
          </table:table-cell>
          <table:table-cell office:value-type="float" office:value="78.9402" calcext:value-type="float">
            <text:p>78.940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177" calcext:value-type="float">
            <text:p>57.1177</text:p>
          </table:table-cell>
          <table:table-cell office:value-type="float" office:value="76.0634" calcext:value-type="float">
            <text:p>76.0634</text:p>
          </table:table-cell>
          <table:table-cell office:value-type="float" office:value="95.5041" calcext:value-type="float">
            <text:p>95.504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03" calcext:value-type="float">
            <text:p>48.6103</text:p>
          </table:table-cell>
          <table:table-cell office:value-type="float" office:value="77.13" calcext:value-type="float">
            <text:p>77.13</text:p>
          </table:table-cell>
          <table:table-cell office:value-type="float" office:value="95.5738" calcext:value-type="float">
            <text:p>95.573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54" calcext:value-type="float">
            <text:p>46.5054</text:p>
          </table:table-cell>
          <table:table-cell office:value-type="float" office:value="82.3812" calcext:value-type="float">
            <text:p>82.3812</text:p>
          </table:table-cell>
          <table:table-cell office:value-type="float" office:value="104.497" calcext:value-type="float">
            <text:p>104.49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293" calcext:value-type="float">
            <text:p>42.6293</text:p>
          </table:table-cell>
          <table:table-cell office:value-type="float" office:value="74.7438" calcext:value-type="float">
            <text:p>74.7438</text:p>
          </table:table-cell>
          <table:table-cell office:value-type="float" office:value="95.8908" calcext:value-type="float">
            <text:p>95.890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34" calcext:value-type="float">
            <text:p>45.1234</text:p>
          </table:table-cell>
          <table:table-cell office:value-type="float" office:value="64.2155" calcext:value-type="float">
            <text:p>64.2155</text:p>
          </table:table-cell>
          <table:table-cell office:value-type="float" office:value="78.9411" calcext:value-type="float">
            <text:p>78.941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173" calcext:value-type="float">
            <text:p>57.1173</text:p>
          </table:table-cell>
          <table:table-cell office:value-type="float" office:value="76.0546" calcext:value-type="float">
            <text:p>76.0546</text:p>
          </table:table-cell>
          <table:table-cell office:value-type="float" office:value="95.4683" calcext:value-type="float">
            <text:p>95.468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1" calcext:value-type="float">
            <text:p>48.611</text:p>
          </table:table-cell>
          <table:table-cell office:value-type="float" office:value="77.1312" calcext:value-type="float">
            <text:p>77.1312</text:p>
          </table:table-cell>
          <table:table-cell office:value-type="float" office:value="95.5751" calcext:value-type="float">
            <text:p>95.575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51" calcext:value-type="float">
            <text:p>46.5051</text:p>
          </table:table-cell>
          <table:table-cell office:value-type="float" office:value="82.3807" calcext:value-type="float">
            <text:p>82.3807</text:p>
          </table:table-cell>
          <table:table-cell office:value-type="float" office:value="104.497" calcext:value-type="float">
            <text:p>104.49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354" calcext:value-type="float">
            <text:p>42.6354</text:p>
          </table:table-cell>
          <table:table-cell office:value-type="float" office:value="74.7531" calcext:value-type="float">
            <text:p>74.7531</text:p>
          </table:table-cell>
          <table:table-cell office:value-type="float" office:value="95.901" calcext:value-type="float">
            <text:p>95.90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38" calcext:value-type="float">
            <text:p>45.1238</text:p>
          </table:table-cell>
          <table:table-cell office:value-type="float" office:value="64.216" calcext:value-type="float">
            <text:p>64.216</text:p>
          </table:table-cell>
          <table:table-cell office:value-type="float" office:value="78.9414" calcext:value-type="float">
            <text:p>78.941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989" calcext:value-type="float">
            <text:p>57.0989</text:p>
          </table:table-cell>
          <table:table-cell office:value-type="float" office:value="76.0032" calcext:value-type="float">
            <text:p>76.0032</text:p>
          </table:table-cell>
          <table:table-cell office:value-type="float" office:value="95.3645" calcext:value-type="float">
            <text:p>95.364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04" calcext:value-type="float">
            <text:p>48.6104</text:p>
          </table:table-cell>
          <table:table-cell office:value-type="float" office:value="77.1306" calcext:value-type="float">
            <text:p>77.1306</text:p>
          </table:table-cell>
          <table:table-cell office:value-type="float" office:value="95.5749" calcext:value-type="float">
            <text:p>95.574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4" calcext:value-type="float">
            <text:p>46.504</text:p>
          </table:table-cell>
          <table:table-cell office:value-type="float" office:value="82.3789" calcext:value-type="float">
            <text:p>82.3789</text:p>
          </table:table-cell>
          <table:table-cell office:value-type="float" office:value="104.495" calcext:value-type="float">
            <text:p>104.49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417" calcext:value-type="float">
            <text:p>42.6417</text:p>
          </table:table-cell>
          <table:table-cell office:value-type="float" office:value="74.7626" calcext:value-type="float">
            <text:p>74.7626</text:p>
          </table:table-cell>
          <table:table-cell office:value-type="float" office:value="95.9117" calcext:value-type="float">
            <text:p>95.911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37" calcext:value-type="float">
            <text:p>45.1237</text:p>
          </table:table-cell>
          <table:table-cell office:value-type="float" office:value="64.2152" calcext:value-type="float">
            <text:p>64.2152</text:p>
          </table:table-cell>
          <table:table-cell office:value-type="float" office:value="78.939" calcext:value-type="float">
            <text:p>78.93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737" calcext:value-type="float">
            <text:p>57.0737</text:p>
          </table:table-cell>
          <table:table-cell office:value-type="float" office:value="75.9276" calcext:value-type="float">
            <text:p>75.9276</text:p>
          </table:table-cell>
          <table:table-cell office:value-type="float" office:value="95.2057" calcext:value-type="float">
            <text:p>95.205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94" calcext:value-type="float">
            <text:p>48.6094</text:p>
          </table:table-cell>
          <table:table-cell office:value-type="float" office:value="77.129" calcext:value-type="float">
            <text:p>77.129</text:p>
          </table:table-cell>
          <table:table-cell office:value-type="float" office:value="95.5731" calcext:value-type="float">
            <text:p>95.573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25" calcext:value-type="float">
            <text:p>46.5025</text:p>
          </table:table-cell>
          <table:table-cell office:value-type="float" office:value="82.3767" calcext:value-type="float">
            <text:p>82.3767</text:p>
          </table:table-cell>
          <table:table-cell office:value-type="float" office:value="104.492" calcext:value-type="float">
            <text:p>104.49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489" calcext:value-type="float">
            <text:p>42.6489</text:p>
          </table:table-cell>
          <table:table-cell office:value-type="float" office:value="74.7725" calcext:value-type="float">
            <text:p>74.7725</text:p>
          </table:table-cell>
          <table:table-cell office:value-type="float" office:value="95.9207" calcext:value-type="float">
            <text:p>95.920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49" calcext:value-type="float">
            <text:p>45.1249</text:p>
          </table:table-cell>
          <table:table-cell office:value-type="float" office:value="64.2167" calcext:value-type="float">
            <text:p>64.2167</text:p>
          </table:table-cell>
          <table:table-cell office:value-type="float" office:value="78.9397" calcext:value-type="float">
            <text:p>78.939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749" calcext:value-type="float">
            <text:p>57.0749</text:p>
          </table:table-cell>
          <table:table-cell office:value-type="float" office:value="75.9253" calcext:value-type="float">
            <text:p>75.9253</text:p>
          </table:table-cell>
          <table:table-cell office:value-type="float" office:value="95.188" calcext:value-type="float">
            <text:p>95.18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91" calcext:value-type="float">
            <text:p>48.6091</text:p>
          </table:table-cell>
          <table:table-cell office:value-type="float" office:value="77.1285" calcext:value-type="float">
            <text:p>77.1285</text:p>
          </table:table-cell>
          <table:table-cell office:value-type="float" office:value="95.5727" calcext:value-type="float">
            <text:p>95.572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16" calcext:value-type="float">
            <text:p>46.5016</text:p>
          </table:table-cell>
          <table:table-cell office:value-type="float" office:value="82.3753" calcext:value-type="float">
            <text:p>82.3753</text:p>
          </table:table-cell>
          <table:table-cell office:value-type="float" office:value="104.49" calcext:value-type="float">
            <text:p>104.4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537" calcext:value-type="float">
            <text:p>42.6537</text:p>
          </table:table-cell>
          <table:table-cell office:value-type="float" office:value="74.7789" calcext:value-type="float">
            <text:p>74.7789</text:p>
          </table:table-cell>
          <table:table-cell office:value-type="float" office:value="95.9264" calcext:value-type="float">
            <text:p>95.926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52" calcext:value-type="float">
            <text:p>45.1252</text:p>
          </table:table-cell>
          <table:table-cell office:value-type="float" office:value="64.2171" calcext:value-type="float">
            <text:p>64.2171</text:p>
          </table:table-cell>
          <table:table-cell office:value-type="float" office:value="78.9397" calcext:value-type="float">
            <text:p>78.939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775" calcext:value-type="float">
            <text:p>57.0775</text:p>
          </table:table-cell>
          <table:table-cell office:value-type="float" office:value="75.9137" calcext:value-type="float">
            <text:p>75.9137</text:p>
          </table:table-cell>
          <table:table-cell office:value-type="float" office:value="95.1312" calcext:value-type="float">
            <text:p>95.131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92" calcext:value-type="float">
            <text:p>48.6092</text:p>
          </table:table-cell>
          <table:table-cell office:value-type="float" office:value="77.1287" calcext:value-type="float">
            <text:p>77.1287</text:p>
          </table:table-cell>
          <table:table-cell office:value-type="float" office:value="95.573" calcext:value-type="float">
            <text:p>95.57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98" calcext:value-type="float">
            <text:p>46.4998</text:p>
          </table:table-cell>
          <table:table-cell office:value-type="float" office:value="82.3725" calcext:value-type="float">
            <text:p>82.3725</text:p>
          </table:table-cell>
          <table:table-cell office:value-type="float" office:value="104.487" calcext:value-type="float">
            <text:p>104.48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644" calcext:value-type="float">
            <text:p>42.6644</text:p>
          </table:table-cell>
          <table:table-cell office:value-type="float" office:value="74.7947" calcext:value-type="float">
            <text:p>74.7947</text:p>
          </table:table-cell>
          <table:table-cell office:value-type="float" office:value="95.9433" calcext:value-type="float">
            <text:p>95.943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52" calcext:value-type="float">
            <text:p>45.1252</text:p>
          </table:table-cell>
          <table:table-cell office:value-type="float" office:value="64.2155" calcext:value-type="float">
            <text:p>64.2155</text:p>
          </table:table-cell>
          <table:table-cell office:value-type="float" office:value="78.9347" calcext:value-type="float">
            <text:p>78.934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849" calcext:value-type="float">
            <text:p>57.0849</text:p>
          </table:table-cell>
          <table:table-cell office:value-type="float" office:value="75.9148" calcext:value-type="float">
            <text:p>75.9148</text:p>
          </table:table-cell>
          <table:table-cell office:value-type="float" office:value="95.0917" calcext:value-type="float">
            <text:p>95.091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09" calcext:value-type="float">
            <text:p>48.6109</text:p>
          </table:table-cell>
          <table:table-cell office:value-type="float" office:value="77.1317" calcext:value-type="float">
            <text:p>77.1317</text:p>
          </table:table-cell>
          <table:table-cell office:value-type="float" office:value="95.5765" calcext:value-type="float">
            <text:p>95.576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71" calcext:value-type="float">
            <text:p>46.4971</text:p>
          </table:table-cell>
          <table:table-cell office:value-type="float" office:value="82.3684" calcext:value-type="float">
            <text:p>82.3684</text:p>
          </table:table-cell>
          <table:table-cell office:value-type="float" office:value="104.482" calcext:value-type="float">
            <text:p>104.48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787" calcext:value-type="float">
            <text:p>42.6787</text:p>
          </table:table-cell>
          <table:table-cell office:value-type="float" office:value="74.8155" calcext:value-type="float">
            <text:p>74.8155</text:p>
          </table:table-cell>
          <table:table-cell office:value-type="float" office:value="95.965" calcext:value-type="float">
            <text:p>95.96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3" calcext:value-type="float">
            <text:p>45.123</text:p>
          </table:table-cell>
          <table:table-cell office:value-type="float" office:value="64.2105" calcext:value-type="float">
            <text:p>64.2105</text:p>
          </table:table-cell>
          <table:table-cell office:value-type="float" office:value="78.9266" calcext:value-type="float">
            <text:p>78.926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89" calcext:value-type="float">
            <text:p>57.089</text:p>
          </table:table-cell>
          <table:table-cell office:value-type="float" office:value="75.9183" calcext:value-type="float">
            <text:p>75.9183</text:p>
          </table:table-cell>
          <table:table-cell office:value-type="float" office:value="95.0844" calcext:value-type="float">
            <text:p>95.084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16" calcext:value-type="float">
            <text:p>48.6116</text:p>
          </table:table-cell>
          <table:table-cell office:value-type="float" office:value="77.1329" calcext:value-type="float">
            <text:p>77.1329</text:p>
          </table:table-cell>
          <table:table-cell office:value-type="float" office:value="95.5782" calcext:value-type="float">
            <text:p>95.578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57" calcext:value-type="float">
            <text:p>46.4957</text:p>
          </table:table-cell>
          <table:table-cell office:value-type="float" office:value="82.3664" calcext:value-type="float">
            <text:p>82.3664</text:p>
          </table:table-cell>
          <table:table-cell office:value-type="float" office:value="104.48" calcext:value-type="float">
            <text:p>104.4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874" calcext:value-type="float">
            <text:p>42.6874</text:p>
          </table:table-cell>
          <table:table-cell office:value-type="float" office:value="74.8272" calcext:value-type="float">
            <text:p>74.8272</text:p>
          </table:table-cell>
          <table:table-cell office:value-type="float" office:value="95.9752" calcext:value-type="float">
            <text:p>95.975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175" calcext:value-type="float">
            <text:p>45.1175</text:p>
          </table:table-cell>
          <table:table-cell office:value-type="float" office:value="64.1985" calcext:value-type="float">
            <text:p>64.1985</text:p>
          </table:table-cell>
          <table:table-cell office:value-type="float" office:value="78.9086" calcext:value-type="float">
            <text:p>78.908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02" calcext:value-type="float">
            <text:p>57.102</text:p>
          </table:table-cell>
          <table:table-cell office:value-type="float" office:value="75.917" calcext:value-type="float">
            <text:p>75.917</text:p>
          </table:table-cell>
          <table:table-cell office:value-type="float" office:value="95.012" calcext:value-type="float">
            <text:p>95.01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27" calcext:value-type="float">
            <text:p>48.6127</text:p>
          </table:table-cell>
          <table:table-cell office:value-type="float" office:value="77.1348" calcext:value-type="float">
            <text:p>77.1348</text:p>
          </table:table-cell>
          <table:table-cell office:value-type="float" office:value="95.5805" calcext:value-type="float">
            <text:p>95.580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24" calcext:value-type="float">
            <text:p>46.4924</text:p>
          </table:table-cell>
          <table:table-cell office:value-type="float" office:value="82.3616" calcext:value-type="float">
            <text:p>82.3616</text:p>
          </table:table-cell>
          <table:table-cell office:value-type="float" office:value="104.475" calcext:value-type="float">
            <text:p>104.47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963" calcext:value-type="float">
            <text:p>42.6963</text:p>
          </table:table-cell>
          <table:table-cell office:value-type="float" office:value="74.8396" calcext:value-type="float">
            <text:p>74.8396</text:p>
          </table:table-cell>
          <table:table-cell office:value-type="float" office:value="95.9871" calcext:value-type="float">
            <text:p>95.987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94" calcext:value-type="float">
            <text:p>45.1094</text:p>
          </table:table-cell>
          <table:table-cell office:value-type="float" office:value="64.1807" calcext:value-type="float">
            <text:p>64.1807</text:p>
          </table:table-cell>
          <table:table-cell office:value-type="float" office:value="78.8814" calcext:value-type="float">
            <text:p>78.881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147" calcext:value-type="float">
            <text:p>57.1147</text:p>
          </table:table-cell>
          <table:table-cell office:value-type="float" office:value="75.9331" calcext:value-type="float">
            <text:p>75.9331</text:p>
          </table:table-cell>
          <table:table-cell office:value-type="float" office:value="95.0017" calcext:value-type="float">
            <text:p>95.001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23" calcext:value-type="float">
            <text:p>48.6123</text:p>
          </table:table-cell>
          <table:table-cell office:value-type="float" office:value="77.1343" calcext:value-type="float">
            <text:p>77.1343</text:p>
          </table:table-cell>
          <table:table-cell office:value-type="float" office:value="95.5802" calcext:value-type="float">
            <text:p>95.580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82" calcext:value-type="float">
            <text:p>46.4882</text:p>
          </table:table-cell>
          <table:table-cell office:value-type="float" office:value="82.3555" calcext:value-type="float">
            <text:p>82.3555</text:p>
          </table:table-cell>
          <table:table-cell office:value-type="float" office:value="104.468" calcext:value-type="float">
            <text:p>104.46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054" calcext:value-type="float">
            <text:p>42.7054</text:p>
          </table:table-cell>
          <table:table-cell office:value-type="float" office:value="74.8532" calcext:value-type="float">
            <text:p>74.8532</text:p>
          </table:table-cell>
          <table:table-cell office:value-type="float" office:value="96.0019" calcext:value-type="float">
            <text:p>96.0019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053" calcext:value-type="float">
            <text:p>45.1053</text:p>
          </table:table-cell>
          <table:table-cell office:value-type="float" office:value="64.1707" calcext:value-type="float">
            <text:p>64.1707</text:p>
          </table:table-cell>
          <table:table-cell office:value-type="float" office:value="78.8648" calcext:value-type="float">
            <text:p>78.864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295" calcext:value-type="float">
            <text:p>57.1295</text:p>
          </table:table-cell>
          <table:table-cell office:value-type="float" office:value="75.9588" calcext:value-type="float">
            <text:p>75.9588</text:p>
          </table:table-cell>
          <table:table-cell office:value-type="float" office:value="95.0168" calcext:value-type="float">
            <text:p>95.016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21" calcext:value-type="float">
            <text:p>48.6121</text:p>
          </table:table-cell>
          <table:table-cell office:value-type="float" office:value="77.134" calcext:value-type="float">
            <text:p>77.134</text:p>
          </table:table-cell>
          <table:table-cell office:value-type="float" office:value="95.58" calcext:value-type="float">
            <text:p>95.5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35" calcext:value-type="float">
            <text:p>46.4835</text:p>
          </table:table-cell>
          <table:table-cell office:value-type="float" office:value="82.3483" calcext:value-type="float">
            <text:p>82.3483</text:p>
          </table:table-cell>
          <table:table-cell office:value-type="float" office:value="104.46" calcext:value-type="float">
            <text:p>104.4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16" calcext:value-type="float">
            <text:p>42.716</text:p>
          </table:table-cell>
          <table:table-cell office:value-type="float" office:value="74.869" calcext:value-type="float">
            <text:p>74.869</text:p>
          </table:table-cell>
          <table:table-cell office:value-type="float" office:value="96.0191" calcext:value-type="float">
            <text:p>96.019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35" calcext:value-type="float">
            <text:p>45.1035</text:p>
          </table:table-cell>
          <table:table-cell office:value-type="float" office:value="64.1653" calcext:value-type="float">
            <text:p>64.1653</text:p>
          </table:table-cell>
          <table:table-cell office:value-type="float" office:value="78.854" calcext:value-type="float">
            <text:p>78.85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597" calcext:value-type="float">
            <text:p>57.1597</text:p>
          </table:table-cell>
          <table:table-cell office:value-type="float" office:value="76.0193" calcext:value-type="float">
            <text:p>76.0193</text:p>
          </table:table-cell>
          <table:table-cell office:value-type="float" office:value="95.0766" calcext:value-type="float">
            <text:p>95.076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27" calcext:value-type="float">
            <text:p>48.6127</text:p>
          </table:table-cell>
          <table:table-cell office:value-type="float" office:value="77.135" calcext:value-type="float">
            <text:p>77.135</text:p>
          </table:table-cell>
          <table:table-cell office:value-type="float" office:value="95.581" calcext:value-type="float">
            <text:p>95.58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96" calcext:value-type="float">
            <text:p>46.4796</text:p>
          </table:table-cell>
          <table:table-cell office:value-type="float" office:value="82.3427" calcext:value-type="float">
            <text:p>82.3427</text:p>
          </table:table-cell>
          <table:table-cell office:value-type="float" office:value="104.454" calcext:value-type="float">
            <text:p>104.45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282" calcext:value-type="float">
            <text:p>42.7282</text:p>
          </table:table-cell>
          <table:table-cell office:value-type="float" office:value="74.8854" calcext:value-type="float">
            <text:p>74.8854</text:p>
          </table:table-cell>
          <table:table-cell office:value-type="float" office:value="96.0338" calcext:value-type="float">
            <text:p>96.033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11" calcext:value-type="float">
            <text:p>45.1011</text:p>
          </table:table-cell>
          <table:table-cell office:value-type="float" office:value="64.1585" calcext:value-type="float">
            <text:p>64.1585</text:p>
          </table:table-cell>
          <table:table-cell office:value-type="float" office:value="78.8408" calcext:value-type="float">
            <text:p>78.840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697" calcext:value-type="float">
            <text:p>57.1697</text:p>
          </table:table-cell>
          <table:table-cell office:value-type="float" office:value="76.0395" calcext:value-type="float">
            <text:p>76.0395</text:p>
          </table:table-cell>
          <table:table-cell office:value-type="float" office:value="95.0769" calcext:value-type="float">
            <text:p>95.076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35" calcext:value-type="float">
            <text:p>48.6135</text:p>
          </table:table-cell>
          <table:table-cell office:value-type="float" office:value="77.1362" calcext:value-type="float">
            <text:p>77.1362</text:p>
          </table:table-cell>
          <table:table-cell office:value-type="float" office:value="95.5822" calcext:value-type="float">
            <text:p>95.582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62" calcext:value-type="float">
            <text:p>46.4762</text:p>
          </table:table-cell>
          <table:table-cell office:value-type="float" office:value="82.3379" calcext:value-type="float">
            <text:p>82.3379</text:p>
          </table:table-cell>
          <table:table-cell office:value-type="float" office:value="104.449" calcext:value-type="float">
            <text:p>104.44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38" calcext:value-type="float">
            <text:p>42.738</text:p>
          </table:table-cell>
          <table:table-cell office:value-type="float" office:value="74.8982" calcext:value-type="float">
            <text:p>74.8982</text:p>
          </table:table-cell>
          <table:table-cell office:value-type="float" office:value="96.0447" calcext:value-type="float">
            <text:p>96.044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994" calcext:value-type="float">
            <text:p>45.0994</text:p>
          </table:table-cell>
          <table:table-cell office:value-type="float" office:value="64.1533" calcext:value-type="float">
            <text:p>64.1533</text:p>
          </table:table-cell>
          <table:table-cell office:value-type="float" office:value="78.8306" calcext:value-type="float">
            <text:p>78.830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835" calcext:value-type="float">
            <text:p>57.1835</text:p>
          </table:table-cell>
          <table:table-cell office:value-type="float" office:value="76.0544" calcext:value-type="float">
            <text:p>76.0544</text:p>
          </table:table-cell>
          <table:table-cell office:value-type="float" office:value="95.0033" calcext:value-type="float">
            <text:p>95.003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41" calcext:value-type="float">
            <text:p>48.6141</text:p>
          </table:table-cell>
          <table:table-cell office:value-type="float" office:value="77.1371" calcext:value-type="float">
            <text:p>77.1371</text:p>
          </table:table-cell>
          <table:table-cell office:value-type="float" office:value="95.5831" calcext:value-type="float">
            <text:p>95.583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49" calcext:value-type="float">
            <text:p>46.4749</text:p>
          </table:table-cell>
          <table:table-cell office:value-type="float" office:value="82.3362" calcext:value-type="float">
            <text:p>82.3362</text:p>
          </table:table-cell>
          <table:table-cell office:value-type="float" office:value="104.447" calcext:value-type="float">
            <text:p>104.44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47" calcext:value-type="float">
            <text:p>42.747</text:p>
          </table:table-cell>
          <table:table-cell office:value-type="float" office:value="74.9108" calcext:value-type="float">
            <text:p>74.9108</text:p>
          </table:table-cell>
          <table:table-cell office:value-type="float" office:value="96.0567" calcext:value-type="float">
            <text:p>96.056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992" calcext:value-type="float">
            <text:p>45.0992</text:p>
          </table:table-cell>
          <table:table-cell office:value-type="float" office:value="64.1517" calcext:value-type="float">
            <text:p>64.1517</text:p>
          </table:table-cell>
          <table:table-cell office:value-type="float" office:value="78.8261" calcext:value-type="float">
            <text:p>78.826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034" calcext:value-type="float">
            <text:p>57.2034</text:p>
          </table:table-cell>
          <table:table-cell office:value-type="float" office:value="76.0881" calcext:value-type="float">
            <text:p>76.0881</text:p>
          </table:table-cell>
          <table:table-cell office:value-type="float" office:value="94.9701" calcext:value-type="float">
            <text:p>94.970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41" calcext:value-type="float">
            <text:p>48.6141</text:p>
          </table:table-cell>
          <table:table-cell office:value-type="float" office:value="77.1371" calcext:value-type="float">
            <text:p>77.1371</text:p>
          </table:table-cell>
          <table:table-cell office:value-type="float" office:value="95.583" calcext:value-type="float">
            <text:p>95.58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39" calcext:value-type="float">
            <text:p>46.4739</text:p>
          </table:table-cell>
          <table:table-cell office:value-type="float" office:value="82.3347" calcext:value-type="float">
            <text:p>82.3347</text:p>
          </table:table-cell>
          <table:table-cell office:value-type="float" office:value="104.446" calcext:value-type="float">
            <text:p>104.44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542" calcext:value-type="float">
            <text:p>42.7542</text:p>
          </table:table-cell>
          <table:table-cell office:value-type="float" office:value="74.9212" calcext:value-type="float">
            <text:p>74.9212</text:p>
          </table:table-cell>
          <table:table-cell office:value-type="float" office:value="96.0673" calcext:value-type="float">
            <text:p>96.067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07" calcext:value-type="float">
            <text:p>45.1007</text:p>
          </table:table-cell>
          <table:table-cell office:value-type="float" office:value="64.154" calcext:value-type="float">
            <text:p>64.154</text:p>
          </table:table-cell>
          <table:table-cell office:value-type="float" office:value="78.8284" calcext:value-type="float">
            <text:p>78.828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224" calcext:value-type="float">
            <text:p>57.2224</text:p>
          </table:table-cell>
          <table:table-cell office:value-type="float" office:value="76.1185" calcext:value-type="float">
            <text:p>76.1185</text:p>
          </table:table-cell>
          <table:table-cell office:value-type="float" office:value="94.9365" calcext:value-type="float">
            <text:p>94.936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44" calcext:value-type="float">
            <text:p>48.6144</text:p>
          </table:table-cell>
          <table:table-cell office:value-type="float" office:value="77.1377" calcext:value-type="float">
            <text:p>77.1377</text:p>
          </table:table-cell>
          <table:table-cell office:value-type="float" office:value="95.5837" calcext:value-type="float">
            <text:p>95.583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25" calcext:value-type="float">
            <text:p>46.4725</text:p>
          </table:table-cell>
          <table:table-cell office:value-type="float" office:value="82.3325" calcext:value-type="float">
            <text:p>82.3325</text:p>
          </table:table-cell>
          <table:table-cell office:value-type="float" office:value="104.443" calcext:value-type="float">
            <text:p>104.44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611" calcext:value-type="float">
            <text:p>42.7611</text:p>
          </table:table-cell>
          <table:table-cell office:value-type="float" office:value="74.931" calcext:value-type="float">
            <text:p>74.931</text:p>
          </table:table-cell>
          <table:table-cell office:value-type="float" office:value="96.0771" calcext:value-type="float">
            <text:p>96.077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47" calcext:value-type="float">
            <text:p>45.1047</text:p>
          </table:table-cell>
          <table:table-cell office:value-type="float" office:value="64.1614" calcext:value-type="float">
            <text:p>64.1614</text:p>
          </table:table-cell>
          <table:table-cell office:value-type="float" office:value="78.8368" calcext:value-type="float">
            <text:p>78.836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363" calcext:value-type="float">
            <text:p>57.2363</text:p>
          </table:table-cell>
          <table:table-cell office:value-type="float" office:value="76.1425" calcext:value-type="float">
            <text:p>76.1425</text:p>
          </table:table-cell>
          <table:table-cell office:value-type="float" office:value="94.9189" calcext:value-type="float">
            <text:p>94.918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46" calcext:value-type="float">
            <text:p>48.6146</text:p>
          </table:table-cell>
          <table:table-cell office:value-type="float" office:value="77.1379" calcext:value-type="float">
            <text:p>77.1379</text:p>
          </table:table-cell>
          <table:table-cell office:value-type="float" office:value="95.5838" calcext:value-type="float">
            <text:p>95.583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1" calcext:value-type="float">
            <text:p>46.471</text:p>
          </table:table-cell>
          <table:table-cell office:value-type="float" office:value="82.3302" calcext:value-type="float">
            <text:p>82.3302</text:p>
          </table:table-cell>
          <table:table-cell office:value-type="float" office:value="104.44" calcext:value-type="float">
            <text:p>104.4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654" calcext:value-type="float">
            <text:p>42.7654</text:p>
          </table:table-cell>
          <table:table-cell office:value-type="float" office:value="74.937" calcext:value-type="float">
            <text:p>74.937</text:p>
          </table:table-cell>
          <table:table-cell office:value-type="float" office:value="96.0826" calcext:value-type="float">
            <text:p>96.082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113" calcext:value-type="float">
            <text:p>45.1113</text:p>
          </table:table-cell>
          <table:table-cell office:value-type="float" office:value="64.1731" calcext:value-type="float">
            <text:p>64.1731</text:p>
          </table:table-cell>
          <table:table-cell office:value-type="float" office:value="78.8501" calcext:value-type="float">
            <text:p>78.850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445" calcext:value-type="float">
            <text:p>57.2445</text:p>
          </table:table-cell>
          <table:table-cell office:value-type="float" office:value="76.1505" calcext:value-type="float">
            <text:p>76.1505</text:p>
          </table:table-cell>
          <table:table-cell office:value-type="float" office:value="94.8418" calcext:value-type="float">
            <text:p>94.841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46" calcext:value-type="float">
            <text:p>48.6146</text:p>
          </table:table-cell>
          <table:table-cell office:value-type="float" office:value="77.138" calcext:value-type="float">
            <text:p>77.138</text:p>
          </table:table-cell>
          <table:table-cell office:value-type="float" office:value="95.5839" calcext:value-type="float">
            <text:p>95.583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93" calcext:value-type="float">
            <text:p>46.4693</text:p>
          </table:table-cell>
          <table:table-cell office:value-type="float" office:value="82.3275" calcext:value-type="float">
            <text:p>82.3275</text:p>
          </table:table-cell>
          <table:table-cell office:value-type="float" office:value="104.437" calcext:value-type="float">
            <text:p>104.43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705" calcext:value-type="float">
            <text:p>42.7705</text:p>
          </table:table-cell>
          <table:table-cell office:value-type="float" office:value="74.9448" calcext:value-type="float">
            <text:p>74.9448</text:p>
          </table:table-cell>
          <table:table-cell office:value-type="float" office:value="96.0915" calcext:value-type="float">
            <text:p>96.091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144" calcext:value-type="float">
            <text:p>45.1144</text:p>
          </table:table-cell>
          <table:table-cell office:value-type="float" office:value="64.1791" calcext:value-type="float">
            <text:p>64.1791</text:p>
          </table:table-cell>
          <table:table-cell office:value-type="float" office:value="78.8576" calcext:value-type="float">
            <text:p>78.857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557" calcext:value-type="float">
            <text:p>57.2557</text:p>
          </table:table-cell>
          <table:table-cell office:value-type="float" office:value="76.165" calcext:value-type="float">
            <text:p>76.165</text:p>
          </table:table-cell>
          <table:table-cell office:value-type="float" office:value="94.8037" calcext:value-type="float">
            <text:p>94.803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45" calcext:value-type="float">
            <text:p>48.6145</text:p>
          </table:table-cell>
          <table:table-cell office:value-type="float" office:value="77.1378" calcext:value-type="float">
            <text:p>77.1378</text:p>
          </table:table-cell>
          <table:table-cell office:value-type="float" office:value="95.5837" calcext:value-type="float">
            <text:p>95.583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67" calcext:value-type="float">
            <text:p>46.4667</text:p>
          </table:table-cell>
          <table:table-cell office:value-type="float" office:value="82.3235" calcext:value-type="float">
            <text:p>82.3235</text:p>
          </table:table-cell>
          <table:table-cell office:value-type="float" office:value="104.432" calcext:value-type="float">
            <text:p>104.43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768" calcext:value-type="float">
            <text:p>42.7768</text:p>
          </table:table-cell>
          <table:table-cell office:value-type="float" office:value="74.9541" calcext:value-type="float">
            <text:p>74.9541</text:p>
          </table:table-cell>
          <table:table-cell office:value-type="float" office:value="96.1014" calcext:value-type="float">
            <text:p>96.101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197" calcext:value-type="float">
            <text:p>45.1197</text:p>
          </table:table-cell>
          <table:table-cell office:value-type="float" office:value="64.1889" calcext:value-type="float">
            <text:p>64.1889</text:p>
          </table:table-cell>
          <table:table-cell office:value-type="float" office:value="78.8694" calcext:value-type="float">
            <text:p>78.869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639" calcext:value-type="float">
            <text:p>57.2639</text:p>
          </table:table-cell>
          <table:table-cell office:value-type="float" office:value="76.1688" calcext:value-type="float">
            <text:p>76.1688</text:p>
          </table:table-cell>
          <table:table-cell office:value-type="float" office:value="94.7501" calcext:value-type="float">
            <text:p>94.750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47" calcext:value-type="float">
            <text:p>48.6147</text:p>
          </table:table-cell>
          <table:table-cell office:value-type="float" office:value="77.138" calcext:value-type="float">
            <text:p>77.138</text:p>
          </table:table-cell>
          <table:table-cell office:value-type="float" office:value="95.5838" calcext:value-type="float">
            <text:p>95.583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45" calcext:value-type="float">
            <text:p>46.4645</text:p>
          </table:table-cell>
          <table:table-cell office:value-type="float" office:value="82.3201" calcext:value-type="float">
            <text:p>82.3201</text:p>
          </table:table-cell>
          <table:table-cell office:value-type="float" office:value="104.428" calcext:value-type="float">
            <text:p>104.42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792" calcext:value-type="float">
            <text:p>42.7792</text:p>
          </table:table-cell>
          <table:table-cell office:value-type="float" office:value="74.9578" calcext:value-type="float">
            <text:p>74.9578</text:p>
          </table:table-cell>
          <table:table-cell office:value-type="float" office:value="96.1055" calcext:value-type="float">
            <text:p>96.105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27" calcext:value-type="float">
            <text:p>45.1227</text:p>
          </table:table-cell>
          <table:table-cell office:value-type="float" office:value="64.1943" calcext:value-type="float">
            <text:p>64.1943</text:p>
          </table:table-cell>
          <table:table-cell office:value-type="float" office:value="78.8757" calcext:value-type="float">
            <text:p>78.875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681" calcext:value-type="float">
            <text:p>57.2681</text:p>
          </table:table-cell>
          <table:table-cell office:value-type="float" office:value="76.1764" calcext:value-type="float">
            <text:p>76.1764</text:p>
          </table:table-cell>
          <table:table-cell office:value-type="float" office:value="94.7489" calcext:value-type="float">
            <text:p>94.748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45" calcext:value-type="float">
            <text:p>48.6145</text:p>
          </table:table-cell>
          <table:table-cell office:value-type="float" office:value="77.1376" calcext:value-type="float">
            <text:p>77.1376</text:p>
          </table:table-cell>
          <table:table-cell office:value-type="float" office:value="95.5832" calcext:value-type="float">
            <text:p>95.583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15" calcext:value-type="float">
            <text:p>46.4615</text:p>
          </table:table-cell>
          <table:table-cell office:value-type="float" office:value="82.3154" calcext:value-type="float">
            <text:p>82.3154</text:p>
          </table:table-cell>
          <table:table-cell office:value-type="float" office:value="104.423" calcext:value-type="float">
            <text:p>104.42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805" calcext:value-type="float">
            <text:p>42.7805</text:p>
          </table:table-cell>
          <table:table-cell office:value-type="float" office:value="74.96" calcext:value-type="float">
            <text:p>74.96</text:p>
          </table:table-cell>
          <table:table-cell office:value-type="float" office:value="96.1083" calcext:value-type="float">
            <text:p>96.1083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262" calcext:value-type="float">
            <text:p>45.1262</text:p>
          </table:table-cell>
          <table:table-cell office:value-type="float" office:value="64.2009" calcext:value-type="float">
            <text:p>64.2009</text:p>
          </table:table-cell>
          <table:table-cell office:value-type="float" office:value="78.8837" calcext:value-type="float">
            <text:p>78.883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725" calcext:value-type="float">
            <text:p>57.2725</text:p>
          </table:table-cell>
          <table:table-cell office:value-type="float" office:value="76.1848" calcext:value-type="float">
            <text:p>76.1848</text:p>
          </table:table-cell>
          <table:table-cell office:value-type="float" office:value="94.7491" calcext:value-type="float">
            <text:p>94.749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4" calcext:value-type="float">
            <text:p>48.614</text:p>
          </table:table-cell>
          <table:table-cell office:value-type="float" office:value="77.1367" calcext:value-type="float">
            <text:p>77.1367</text:p>
          </table:table-cell>
          <table:table-cell office:value-type="float" office:value="95.5818" calcext:value-type="float">
            <text:p>95.581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69" calcext:value-type="float">
            <text:p>46.4569</text:p>
          </table:table-cell>
          <table:table-cell office:value-type="float" office:value="82.3082" calcext:value-type="float">
            <text:p>82.3082</text:p>
          </table:table-cell>
          <table:table-cell office:value-type="float" office:value="104.414" calcext:value-type="float">
            <text:p>104.41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816" calcext:value-type="float">
            <text:p>42.7816</text:p>
          </table:table-cell>
          <table:table-cell office:value-type="float" office:value="74.9618" calcext:value-type="float">
            <text:p>74.9618</text:p>
          </table:table-cell>
          <table:table-cell office:value-type="float" office:value="96.1107" calcext:value-type="float">
            <text:p>96.110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15" calcext:value-type="float">
            <text:p>45.1315</text:p>
          </table:table-cell>
          <table:table-cell office:value-type="float" office:value="64.2113" calcext:value-type="float">
            <text:p>64.2113</text:p>
          </table:table-cell>
          <table:table-cell office:value-type="float" office:value="78.8973" calcext:value-type="float">
            <text:p>78.897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917" calcext:value-type="float">
            <text:p>57.2917</text:p>
          </table:table-cell>
          <table:table-cell office:value-type="float" office:value="76.2254" calcext:value-type="float">
            <text:p>76.2254</text:p>
          </table:table-cell>
          <table:table-cell office:value-type="float" office:value="94.7791" calcext:value-type="float">
            <text:p>94.779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25" calcext:value-type="float">
            <text:p>48.6125</text:p>
          </table:table-cell>
          <table:table-cell office:value-type="float" office:value="77.1338" calcext:value-type="float">
            <text:p>77.1338</text:p>
          </table:table-cell>
          <table:table-cell office:value-type="float" office:value="95.578" calcext:value-type="float">
            <text:p>95.57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21" calcext:value-type="float">
            <text:p>46.4521</text:p>
          </table:table-cell>
          <table:table-cell office:value-type="float" office:value="82.3008" calcext:value-type="float">
            <text:p>82.3008</text:p>
          </table:table-cell>
          <table:table-cell office:value-type="float" office:value="104.405" calcext:value-type="float">
            <text:p>104.40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852" calcext:value-type="float">
            <text:p>42.7852</text:p>
          </table:table-cell>
          <table:table-cell office:value-type="float" office:value="74.9677" calcext:value-type="float">
            <text:p>74.9677</text:p>
          </table:table-cell>
          <table:table-cell office:value-type="float" office:value="96.118" calcext:value-type="float">
            <text:p>96.11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89" calcext:value-type="float">
            <text:p>45.1389</text:p>
          </table:table-cell>
          <table:table-cell office:value-type="float" office:value="64.2254" calcext:value-type="float">
            <text:p>64.2254</text:p>
          </table:table-cell>
          <table:table-cell office:value-type="float" office:value="78.9148" calcext:value-type="float">
            <text:p>78.914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011" calcext:value-type="float">
            <text:p>57.3011</text:p>
          </table:table-cell>
          <table:table-cell office:value-type="float" office:value="76.2401" calcext:value-type="float">
            <text:p>76.2401</text:p>
          </table:table-cell>
          <table:table-cell office:value-type="float" office:value="94.7651" calcext:value-type="float">
            <text:p>94.765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14" calcext:value-type="float">
            <text:p>48.6114</text:p>
          </table:table-cell>
          <table:table-cell office:value-type="float" office:value="77.1319" calcext:value-type="float">
            <text:p>77.1319</text:p>
          </table:table-cell>
          <table:table-cell office:value-type="float" office:value="95.5754" calcext:value-type="float">
            <text:p>95.575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93" calcext:value-type="float">
            <text:p>46.4493</text:p>
          </table:table-cell>
          <table:table-cell office:value-type="float" office:value="82.2965" calcext:value-type="float">
            <text:p>82.2965</text:p>
          </table:table-cell>
          <table:table-cell office:value-type="float" office:value="104.4" calcext:value-type="float">
            <text:p>104.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862" calcext:value-type="float">
            <text:p>42.7862</text:p>
          </table:table-cell>
          <table:table-cell office:value-type="float" office:value="74.9693" calcext:value-type="float">
            <text:p>74.9693</text:p>
          </table:table-cell>
          <table:table-cell office:value-type="float" office:value="96.1199" calcext:value-type="float">
            <text:p>96.119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15" calcext:value-type="float">
            <text:p>45.1415</text:p>
          </table:table-cell>
          <table:table-cell office:value-type="float" office:value="64.2301" calcext:value-type="float">
            <text:p>64.2301</text:p>
          </table:table-cell>
          <table:table-cell office:value-type="float" office:value="78.9208" calcext:value-type="float">
            <text:p>78.920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079" calcext:value-type="float">
            <text:p>57.3079</text:p>
          </table:table-cell>
          <table:table-cell office:value-type="float" office:value="76.2574" calcext:value-type="float">
            <text:p>76.2574</text:p>
          </table:table-cell>
          <table:table-cell office:value-type="float" office:value="94.7775" calcext:value-type="float">
            <text:p>94.777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06" calcext:value-type="float">
            <text:p>48.6106</text:p>
          </table:table-cell>
          <table:table-cell office:value-type="float" office:value="77.1301" calcext:value-type="float">
            <text:p>77.1301</text:p>
          </table:table-cell>
          <table:table-cell office:value-type="float" office:value="95.5726" calcext:value-type="float">
            <text:p>95.572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7" calcext:value-type="float">
            <text:p>46.447</text:p>
          </table:table-cell>
          <table:table-cell office:value-type="float" office:value="82.2926" calcext:value-type="float">
            <text:p>82.2926</text:p>
          </table:table-cell>
          <table:table-cell office:value-type="float" office:value="104.395" calcext:value-type="float">
            <text:p>104.39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882" calcext:value-type="float">
            <text:p>42.7882</text:p>
          </table:table-cell>
          <table:table-cell office:value-type="float" office:value="74.9721" calcext:value-type="float">
            <text:p>74.9721</text:p>
          </table:table-cell>
          <table:table-cell office:value-type="float" office:value="96.1227" calcext:value-type="float">
            <text:p>96.122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3" calcext:value-type="float">
            <text:p>45.143</text:p>
          </table:table-cell>
          <table:table-cell office:value-type="float" office:value="64.233" calcext:value-type="float">
            <text:p>64.233</text:p>
          </table:table-cell>
          <table:table-cell office:value-type="float" office:value="78.9241" calcext:value-type="float">
            <text:p>78.924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059" calcext:value-type="float">
            <text:p>57.3059</text:p>
          </table:table-cell>
          <table:table-cell office:value-type="float" office:value="76.2497" calcext:value-type="float">
            <text:p>76.2497</text:p>
          </table:table-cell>
          <table:table-cell office:value-type="float" office:value="94.7453" calcext:value-type="float">
            <text:p>94.745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01" calcext:value-type="float">
            <text:p>48.6101</text:p>
          </table:table-cell>
          <table:table-cell office:value-type="float" office:value="77.1292" calcext:value-type="float">
            <text:p>77.1292</text:p>
          </table:table-cell>
          <table:table-cell office:value-type="float" office:value="95.5713" calcext:value-type="float">
            <text:p>95.571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62" calcext:value-type="float">
            <text:p>46.4462</text:p>
          </table:table-cell>
          <table:table-cell office:value-type="float" office:value="82.2911" calcext:value-type="float">
            <text:p>82.2911</text:p>
          </table:table-cell>
          <table:table-cell office:value-type="float" office:value="104.393" calcext:value-type="float">
            <text:p>104.39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892" calcext:value-type="float">
            <text:p>42.7892</text:p>
          </table:table-cell>
          <table:table-cell office:value-type="float" office:value="74.9731" calcext:value-type="float">
            <text:p>74.9731</text:p>
          </table:table-cell>
          <table:table-cell office:value-type="float" office:value="96.1229" calcext:value-type="float">
            <text:p>96.122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35" calcext:value-type="float">
            <text:p>45.1435</text:p>
          </table:table-cell>
          <table:table-cell office:value-type="float" office:value="64.2338" calcext:value-type="float">
            <text:p>64.2338</text:p>
          </table:table-cell>
          <table:table-cell office:value-type="float" office:value="78.925" calcext:value-type="float">
            <text:p>78.92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145" calcext:value-type="float">
            <text:p>57.3145</text:p>
          </table:table-cell>
          <table:table-cell office:value-type="float" office:value="76.2757" calcext:value-type="float">
            <text:p>76.2757</text:p>
          </table:table-cell>
          <table:table-cell office:value-type="float" office:value="94.7876" calcext:value-type="float">
            <text:p>94.787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68" calcext:value-type="float">
            <text:p>48.6068</text:p>
          </table:table-cell>
          <table:table-cell office:value-type="float" office:value="77.1235" calcext:value-type="float">
            <text:p>77.1235</text:p>
          </table:table-cell>
          <table:table-cell office:value-type="float" office:value="95.5646" calcext:value-type="float">
            <text:p>95.564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38" calcext:value-type="float">
            <text:p>46.4438</text:p>
          </table:table-cell>
          <table:table-cell office:value-type="float" office:value="82.2869" calcext:value-type="float">
            <text:p>82.2869</text:p>
          </table:table-cell>
          <table:table-cell office:value-type="float" office:value="104.387" calcext:value-type="float">
            <text:p>104.38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914" calcext:value-type="float">
            <text:p>42.7914</text:p>
          </table:table-cell>
          <table:table-cell office:value-type="float" office:value="74.9755" calcext:value-type="float">
            <text:p>74.9755</text:p>
          </table:table-cell>
          <table:table-cell office:value-type="float" office:value="96.124" calcext:value-type="float">
            <text:p>96.12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42" calcext:value-type="float">
            <text:p>45.1442</text:p>
          </table:table-cell>
          <table:table-cell office:value-type="float" office:value="64.2349" calcext:value-type="float">
            <text:p>64.2349</text:p>
          </table:table-cell>
          <table:table-cell office:value-type="float" office:value="78.9262" calcext:value-type="float">
            <text:p>78.926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348" calcext:value-type="float">
            <text:p>57.3348</text:p>
          </table:table-cell>
          <table:table-cell office:value-type="float" office:value="76.3293" calcext:value-type="float">
            <text:p>76.3293</text:p>
          </table:table-cell>
          <table:table-cell office:value-type="float" office:value="94.8775" calcext:value-type="float">
            <text:p>94.877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48" calcext:value-type="float">
            <text:p>48.6048</text:p>
          </table:table-cell>
          <table:table-cell office:value-type="float" office:value="77.1198" calcext:value-type="float">
            <text:p>77.1198</text:p>
          </table:table-cell>
          <table:table-cell office:value-type="float" office:value="95.5594" calcext:value-type="float">
            <text:p>95.559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14" calcext:value-type="float">
            <text:p>46.4414</text:p>
          </table:table-cell>
          <table:table-cell office:value-type="float" office:value="82.2834" calcext:value-type="float">
            <text:p>82.2834</text:p>
          </table:table-cell>
          <table:table-cell office:value-type="float" office:value="104.384" calcext:value-type="float">
            <text:p>104.38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897" calcext:value-type="float">
            <text:p>42.7897</text:p>
          </table:table-cell>
          <table:table-cell office:value-type="float" office:value="74.9681" calcext:value-type="float">
            <text:p>74.9681</text:p>
          </table:table-cell>
          <table:table-cell office:value-type="float" office:value="96.1077" calcext:value-type="float">
            <text:p>96.107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46" calcext:value-type="float">
            <text:p>45.1446</text:p>
          </table:table-cell>
          <table:table-cell office:value-type="float" office:value="64.2357" calcext:value-type="float">
            <text:p>64.2357</text:p>
          </table:table-cell>
          <table:table-cell office:value-type="float" office:value="78.9269" calcext:value-type="float">
            <text:p>78.926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356" calcext:value-type="float">
            <text:p>57.3356</text:p>
          </table:table-cell>
          <table:table-cell office:value-type="float" office:value="76.3411" calcext:value-type="float">
            <text:p>76.3411</text:p>
          </table:table-cell>
          <table:table-cell office:value-type="float" office:value="94.911" calcext:value-type="float">
            <text:p>94.91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22" calcext:value-type="float">
            <text:p>48.6022</text:p>
          </table:table-cell>
          <table:table-cell office:value-type="float" office:value="77.1151" calcext:value-type="float">
            <text:p>77.1151</text:p>
          </table:table-cell>
          <table:table-cell office:value-type="float" office:value="95.5533" calcext:value-type="float">
            <text:p>95.553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87" calcext:value-type="float">
            <text:p>46.4387</text:p>
          </table:table-cell>
          <table:table-cell office:value-type="float" office:value="82.2793" calcext:value-type="float">
            <text:p>82.2793</text:p>
          </table:table-cell>
          <table:table-cell office:value-type="float" office:value="104.379" calcext:value-type="float">
            <text:p>104.37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832" calcext:value-type="float">
            <text:p>42.7832</text:p>
          </table:table-cell>
          <table:table-cell office:value-type="float" office:value="74.9539" calcext:value-type="float">
            <text:p>74.9539</text:p>
          </table:table-cell>
          <table:table-cell office:value-type="float" office:value="96.0846" calcext:value-type="float">
            <text:p>96.084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47" calcext:value-type="float">
            <text:p>45.1447</text:p>
          </table:table-cell>
          <table:table-cell office:value-type="float" office:value="64.2355" calcext:value-type="float">
            <text:p>64.2355</text:p>
          </table:table-cell>
          <table:table-cell office:value-type="float" office:value="78.9262" calcext:value-type="float">
            <text:p>78.926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362" calcext:value-type="float">
            <text:p>57.3362</text:p>
          </table:table-cell>
          <table:table-cell office:value-type="float" office:value="76.3441" calcext:value-type="float">
            <text:p>76.3441</text:p>
          </table:table-cell>
          <table:table-cell office:value-type="float" office:value="94.9232" calcext:value-type="float">
            <text:p>94.923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88" calcext:value-type="float">
            <text:p>48.5988</text:p>
          </table:table-cell>
          <table:table-cell office:value-type="float" office:value="77.1091" calcext:value-type="float">
            <text:p>77.1091</text:p>
          </table:table-cell>
          <table:table-cell office:value-type="float" office:value="95.5459" calcext:value-type="float">
            <text:p>95.545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62" calcext:value-type="float">
            <text:p>46.4362</text:p>
          </table:table-cell>
          <table:table-cell office:value-type="float" office:value="82.2755" calcext:value-type="float">
            <text:p>82.2755</text:p>
          </table:table-cell>
          <table:table-cell office:value-type="float" office:value="104.375" calcext:value-type="float">
            <text:p>104.37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787" calcext:value-type="float">
            <text:p>42.7787</text:p>
          </table:table-cell>
          <table:table-cell office:value-type="float" office:value="74.9446" calcext:value-type="float">
            <text:p>74.9446</text:p>
          </table:table-cell>
          <table:table-cell office:value-type="float" office:value="96.0699" calcext:value-type="float">
            <text:p>96.069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49" calcext:value-type="float">
            <text:p>45.1449</text:p>
          </table:table-cell>
          <table:table-cell office:value-type="float" office:value="64.2358" calcext:value-type="float">
            <text:p>64.2358</text:p>
          </table:table-cell>
          <table:table-cell office:value-type="float" office:value="78.9262" calcext:value-type="float">
            <text:p>78.926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435" calcext:value-type="float">
            <text:p>57.3435</text:p>
          </table:table-cell>
          <table:table-cell office:value-type="float" office:value="76.3639" calcext:value-type="float">
            <text:p>76.3639</text:p>
          </table:table-cell>
          <table:table-cell office:value-type="float" office:value="95.0004" calcext:value-type="float">
            <text:p>95.000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57" calcext:value-type="float">
            <text:p>48.5957</text:p>
          </table:table-cell>
          <table:table-cell office:value-type="float" office:value="77.1037" calcext:value-type="float">
            <text:p>77.1037</text:p>
          </table:table-cell>
          <table:table-cell office:value-type="float" office:value="95.5393" calcext:value-type="float">
            <text:p>95.539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34" calcext:value-type="float">
            <text:p>46.4334</text:p>
          </table:table-cell>
          <table:table-cell office:value-type="float" office:value="82.2711" calcext:value-type="float">
            <text:p>82.2711</text:p>
          </table:table-cell>
          <table:table-cell office:value-type="float" office:value="104.37" calcext:value-type="float">
            <text:p>104.3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772" calcext:value-type="float">
            <text:p>42.7772</text:p>
          </table:table-cell>
          <table:table-cell office:value-type="float" office:value="74.9408" calcext:value-type="float">
            <text:p>74.9408</text:p>
          </table:table-cell>
          <table:table-cell office:value-type="float" office:value="96.0631" calcext:value-type="float">
            <text:p>96.063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53" calcext:value-type="float">
            <text:p>45.1453</text:p>
          </table:table-cell>
          <table:table-cell office:value-type="float" office:value="64.2364" calcext:value-type="float">
            <text:p>64.2364</text:p>
          </table:table-cell>
          <table:table-cell office:value-type="float" office:value="78.9266" calcext:value-type="float">
            <text:p>78.926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495" calcext:value-type="float">
            <text:p>57.3495</text:p>
          </table:table-cell>
          <table:table-cell office:value-type="float" office:value="76.3858" calcext:value-type="float">
            <text:p>76.3858</text:p>
          </table:table-cell>
          <table:table-cell office:value-type="float" office:value="95.0601" calcext:value-type="float">
            <text:p>95.060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2" calcext:value-type="float">
            <text:p>48.592</text:p>
          </table:table-cell>
          <table:table-cell office:value-type="float" office:value="77.097" calcext:value-type="float">
            <text:p>77.097</text:p>
          </table:table-cell>
          <table:table-cell office:value-type="float" office:value="95.5303" calcext:value-type="float">
            <text:p>95.530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95" calcext:value-type="float">
            <text:p>46.4295</text:p>
          </table:table-cell>
          <table:table-cell office:value-type="float" office:value="82.2649" calcext:value-type="float">
            <text:p>82.2649</text:p>
          </table:table-cell>
          <table:table-cell office:value-type="float" office:value="104.362" calcext:value-type="float">
            <text:p>104.36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743" calcext:value-type="float">
            <text:p>42.7743</text:p>
          </table:table-cell>
          <table:table-cell office:value-type="float" office:value="74.9358" calcext:value-type="float">
            <text:p>74.9358</text:p>
          </table:table-cell>
          <table:table-cell office:value-type="float" office:value="96.0566" calcext:value-type="float">
            <text:p>96.056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57" calcext:value-type="float">
            <text:p>45.1457</text:p>
          </table:table-cell>
          <table:table-cell office:value-type="float" office:value="64.237" calcext:value-type="float">
            <text:p>64.237</text:p>
          </table:table-cell>
          <table:table-cell office:value-type="float" office:value="78.927" calcext:value-type="float">
            <text:p>78.92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562" calcext:value-type="float">
            <text:p>57.3562</text:p>
          </table:table-cell>
          <table:table-cell office:value-type="float" office:value="76.4054" calcext:value-type="float">
            <text:p>76.4054</text:p>
          </table:table-cell>
          <table:table-cell office:value-type="float" office:value="95.1059" calcext:value-type="float">
            <text:p>95.105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64" calcext:value-type="float">
            <text:p>48.5864</text:p>
          </table:table-cell>
          <table:table-cell office:value-type="float" office:value="77.0869" calcext:value-type="float">
            <text:p>77.0869</text:p>
          </table:table-cell>
          <table:table-cell office:value-type="float" office:value="95.5173" calcext:value-type="float">
            <text:p>95.517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71" calcext:value-type="float">
            <text:p>46.4271</text:p>
          </table:table-cell>
          <table:table-cell office:value-type="float" office:value="82.261" calcext:value-type="float">
            <text:p>82.261</text:p>
          </table:table-cell>
          <table:table-cell office:value-type="float" office:value="104.358" calcext:value-type="float">
            <text:p>104.35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662" calcext:value-type="float">
            <text:p>42.7662</text:p>
          </table:table-cell>
          <table:table-cell office:value-type="float" office:value="74.9216" calcext:value-type="float">
            <text:p>74.9216</text:p>
          </table:table-cell>
          <table:table-cell office:value-type="float" office:value="96.0373" calcext:value-type="float">
            <text:p>96.037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54" calcext:value-type="float">
            <text:p>45.1454</text:p>
          </table:table-cell>
          <table:table-cell office:value-type="float" office:value="64.2364" calcext:value-type="float">
            <text:p>64.2364</text:p>
          </table:table-cell>
          <table:table-cell office:value-type="float" office:value="78.926" calcext:value-type="float">
            <text:p>78.92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541" calcext:value-type="float">
            <text:p>57.3541</text:p>
          </table:table-cell>
          <table:table-cell office:value-type="float" office:value="76.405" calcext:value-type="float">
            <text:p>76.405</text:p>
          </table:table-cell>
          <table:table-cell office:value-type="float" office:value="95.1323" calcext:value-type="float">
            <text:p>95.132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13" calcext:value-type="float">
            <text:p>48.5813</text:p>
          </table:table-cell>
          <table:table-cell office:value-type="float" office:value="77.0778" calcext:value-type="float">
            <text:p>77.0778</text:p>
          </table:table-cell>
          <table:table-cell office:value-type="float" office:value="95.5056" calcext:value-type="float">
            <text:p>95.505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72" calcext:value-type="float">
            <text:p>46.4272</text:p>
          </table:table-cell>
          <table:table-cell office:value-type="float" office:value="82.2615" calcext:value-type="float">
            <text:p>82.2615</text:p>
          </table:table-cell>
          <table:table-cell office:value-type="float" office:value="104.359" calcext:value-type="float">
            <text:p>104.35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572" calcext:value-type="float">
            <text:p>42.7572</text:p>
          </table:table-cell>
          <table:table-cell office:value-type="float" office:value="74.9083" calcext:value-type="float">
            <text:p>74.9083</text:p>
          </table:table-cell>
          <table:table-cell office:value-type="float" office:value="96.0233" calcext:value-type="float">
            <text:p>96.0233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443" calcext:value-type="float">
            <text:p>45.1443</text:p>
          </table:table-cell>
          <table:table-cell office:value-type="float" office:value="64.2341" calcext:value-type="float">
            <text:p>64.2341</text:p>
          </table:table-cell>
          <table:table-cell office:value-type="float" office:value="78.923" calcext:value-type="float">
            <text:p>78.92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628" calcext:value-type="float">
            <text:p>57.3628</text:p>
          </table:table-cell>
          <table:table-cell office:value-type="float" office:value="76.4291" calcext:value-type="float">
            <text:p>76.4291</text:p>
          </table:table-cell>
          <table:table-cell office:value-type="float" office:value="95.1796" calcext:value-type="float">
            <text:p>95.179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71" calcext:value-type="float">
            <text:p>48.5771</text:p>
          </table:table-cell>
          <table:table-cell office:value-type="float" office:value="77.0702" calcext:value-type="float">
            <text:p>77.0702</text:p>
          </table:table-cell>
          <table:table-cell office:value-type="float" office:value="95.4959" calcext:value-type="float">
            <text:p>95.495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68" calcext:value-type="float">
            <text:p>46.4268</text:p>
          </table:table-cell>
          <table:table-cell office:value-type="float" office:value="82.2607" calcext:value-type="float">
            <text:p>82.2607</text:p>
          </table:table-cell>
          <table:table-cell office:value-type="float" office:value="104.358" calcext:value-type="float">
            <text:p>104.35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522" calcext:value-type="float">
            <text:p>42.7522</text:p>
          </table:table-cell>
          <table:table-cell office:value-type="float" office:value="74.9" calcext:value-type="float">
            <text:p>74.9</text:p>
          </table:table-cell>
          <table:table-cell office:value-type="float" office:value="96.0129" calcext:value-type="float">
            <text:p>96.012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32" calcext:value-type="float">
            <text:p>45.1432</text:p>
          </table:table-cell>
          <table:table-cell office:value-type="float" office:value="64.232" calcext:value-type="float">
            <text:p>64.232</text:p>
          </table:table-cell>
          <table:table-cell office:value-type="float" office:value="78.9202" calcext:value-type="float">
            <text:p>78.920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713" calcext:value-type="float">
            <text:p>57.3713</text:p>
          </table:table-cell>
          <table:table-cell office:value-type="float" office:value="76.4532" calcext:value-type="float">
            <text:p>76.4532</text:p>
          </table:table-cell>
          <table:table-cell office:value-type="float" office:value="95.2313" calcext:value-type="float">
            <text:p>95.231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32" calcext:value-type="float">
            <text:p>48.5732</text:p>
          </table:table-cell>
          <table:table-cell office:value-type="float" office:value="77.0636" calcext:value-type="float">
            <text:p>77.0636</text:p>
          </table:table-cell>
          <table:table-cell office:value-type="float" office:value="95.488" calcext:value-type="float">
            <text:p>95.48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73" calcext:value-type="float">
            <text:p>46.4273</text:p>
          </table:table-cell>
          <table:table-cell office:value-type="float" office:value="82.2615" calcext:value-type="float">
            <text:p>82.2615</text:p>
          </table:table-cell>
          <table:table-cell office:value-type="float" office:value="104.359" calcext:value-type="float">
            <text:p>104.35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458" calcext:value-type="float">
            <text:p>42.7458</text:p>
          </table:table-cell>
          <table:table-cell office:value-type="float" office:value="74.8903" calcext:value-type="float">
            <text:p>74.8903</text:p>
          </table:table-cell>
          <table:table-cell office:value-type="float" office:value="96.0019" calcext:value-type="float">
            <text:p>96.0019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424" calcext:value-type="float">
            <text:p>45.1424</text:p>
          </table:table-cell>
          <table:table-cell office:value-type="float" office:value="64.23" calcext:value-type="float">
            <text:p>64.23</text:p>
          </table:table-cell>
          <table:table-cell office:value-type="float" office:value="78.9171" calcext:value-type="float">
            <text:p>78.917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918" calcext:value-type="float">
            <text:p>57.3918</text:p>
          </table:table-cell>
          <table:table-cell office:value-type="float" office:value="76.5055" calcext:value-type="float">
            <text:p>76.5055</text:p>
          </table:table-cell>
          <table:table-cell office:value-type="float" office:value="95.331" calcext:value-type="float">
            <text:p>95.33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93" calcext:value-type="float">
            <text:p>48.5693</text:p>
          </table:table-cell>
          <table:table-cell office:value-type="float" office:value="77.0572" calcext:value-type="float">
            <text:p>77.0572</text:p>
          </table:table-cell>
          <table:table-cell office:value-type="float" office:value="95.4809" calcext:value-type="float">
            <text:p>95.480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68" calcext:value-type="float">
            <text:p>46.4268</text:p>
          </table:table-cell>
          <table:table-cell office:value-type="float" office:value="82.2604" calcext:value-type="float">
            <text:p>82.2604</text:p>
          </table:table-cell>
          <table:table-cell office:value-type="float" office:value="104.357" calcext:value-type="float">
            <text:p>104.35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424" calcext:value-type="float">
            <text:p>42.7424</text:p>
          </table:table-cell>
          <table:table-cell office:value-type="float" office:value="74.8859" calcext:value-type="float">
            <text:p>74.8859</text:p>
          </table:table-cell>
          <table:table-cell office:value-type="float" office:value="95.9986" calcext:value-type="float">
            <text:p>95.998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24" calcext:value-type="float">
            <text:p>45.1424</text:p>
          </table:table-cell>
          <table:table-cell office:value-type="float" office:value="64.23" calcext:value-type="float">
            <text:p>64.23</text:p>
          </table:table-cell>
          <table:table-cell office:value-type="float" office:value="78.9171" calcext:value-type="float">
            <text:p>78.917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4079" calcext:value-type="float">
            <text:p>57.4079</text:p>
          </table:table-cell>
          <table:table-cell office:value-type="float" office:value="76.5451" calcext:value-type="float">
            <text:p>76.5451</text:p>
          </table:table-cell>
          <table:table-cell office:value-type="float" office:value="95.4025" calcext:value-type="float">
            <text:p>95.402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34" calcext:value-type="float">
            <text:p>48.5634</text:p>
          </table:table-cell>
          <table:table-cell office:value-type="float" office:value="77.0472" calcext:value-type="float">
            <text:p>77.0472</text:p>
          </table:table-cell>
          <table:table-cell office:value-type="float" office:value="95.4691" calcext:value-type="float">
            <text:p>95.469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77" calcext:value-type="float">
            <text:p>46.4277</text:p>
          </table:table-cell>
          <table:table-cell office:value-type="float" office:value="82.2617" calcext:value-type="float">
            <text:p>82.2617</text:p>
          </table:table-cell>
          <table:table-cell office:value-type="float" office:value="104.358" calcext:value-type="float">
            <text:p>104.35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373" calcext:value-type="float">
            <text:p>42.7373</text:p>
          </table:table-cell>
          <table:table-cell office:value-type="float" office:value="74.879" calcext:value-type="float">
            <text:p>74.879</text:p>
          </table:table-cell>
          <table:table-cell office:value-type="float" office:value="95.9923" calcext:value-type="float">
            <text:p>95.992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23" calcext:value-type="float">
            <text:p>45.1423</text:p>
          </table:table-cell>
          <table:table-cell office:value-type="float" office:value="64.2299" calcext:value-type="float">
            <text:p>64.2299</text:p>
          </table:table-cell>
          <table:table-cell office:value-type="float" office:value="78.9169" calcext:value-type="float">
            <text:p>78.916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4295" calcext:value-type="float">
            <text:p>57.4295</text:p>
          </table:table-cell>
          <table:table-cell office:value-type="float" office:value="76.5946" calcext:value-type="float">
            <text:p>76.5946</text:p>
          </table:table-cell>
          <table:table-cell office:value-type="float" office:value="95.4702" calcext:value-type="float">
            <text:p>95.470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16" calcext:value-type="float">
            <text:p>48.5616</text:p>
          </table:table-cell>
          <table:table-cell office:value-type="float" office:value="77.0437" calcext:value-type="float">
            <text:p>77.0437</text:p>
          </table:table-cell>
          <table:table-cell office:value-type="float" office:value="95.4643" calcext:value-type="float">
            <text:p>95.464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89" calcext:value-type="float">
            <text:p>46.4289</text:p>
          </table:table-cell>
          <table:table-cell office:value-type="float" office:value="82.2636" calcext:value-type="float">
            <text:p>82.2636</text:p>
          </table:table-cell>
          <table:table-cell office:value-type="float" office:value="104.361" calcext:value-type="float">
            <text:p>104.36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315" calcext:value-type="float">
            <text:p>42.7315</text:p>
          </table:table-cell>
          <table:table-cell office:value-type="float" office:value="74.8712" calcext:value-type="float">
            <text:p>74.8712</text:p>
          </table:table-cell>
          <table:table-cell office:value-type="float" office:value="95.9854" calcext:value-type="float">
            <text:p>95.9854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415" calcext:value-type="float">
            <text:p>45.1415</text:p>
          </table:table-cell>
          <table:table-cell office:value-type="float" office:value="64.2286" calcext:value-type="float">
            <text:p>64.2286</text:p>
          </table:table-cell>
          <table:table-cell office:value-type="float" office:value="78.916" calcext:value-type="float">
            <text:p>78.91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4346" calcext:value-type="float">
            <text:p>57.4346</text:p>
          </table:table-cell>
          <table:table-cell office:value-type="float" office:value="76.6045" calcext:value-type="float">
            <text:p>76.6045</text:p>
          </table:table-cell>
          <table:table-cell office:value-type="float" office:value="95.4919" calcext:value-type="float">
            <text:p>95.491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08" calcext:value-type="float">
            <text:p>48.5608</text:p>
          </table:table-cell>
          <table:table-cell office:value-type="float" office:value="77.0423" calcext:value-type="float">
            <text:p>77.0423</text:p>
          </table:table-cell>
          <table:table-cell office:value-type="float" office:value="95.4625" calcext:value-type="float">
            <text:p>95.462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07" calcext:value-type="float">
            <text:p>46.4307</text:p>
          </table:table-cell>
          <table:table-cell office:value-type="float" office:value="82.2666" calcext:value-type="float">
            <text:p>82.2666</text:p>
          </table:table-cell>
          <table:table-cell office:value-type="float" office:value="104.365" calcext:value-type="float">
            <text:p>104.36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176" calcext:value-type="float">
            <text:p>42.7176</text:p>
          </table:table-cell>
          <table:table-cell office:value-type="float" office:value="74.8499" calcext:value-type="float">
            <text:p>74.8499</text:p>
          </table:table-cell>
          <table:table-cell office:value-type="float" office:value="95.9614" calcext:value-type="float">
            <text:p>95.961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12" calcext:value-type="float">
            <text:p>45.1412</text:p>
          </table:table-cell>
          <table:table-cell office:value-type="float" office:value="64.2283" calcext:value-type="float">
            <text:p>64.2283</text:p>
          </table:table-cell>
          <table:table-cell office:value-type="float" office:value="78.9159" calcext:value-type="float">
            <text:p>78.915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423" calcext:value-type="float">
            <text:p>57.423</text:p>
          </table:table-cell>
          <table:table-cell office:value-type="float" office:value="76.5769" calcext:value-type="float">
            <text:p>76.5769</text:p>
          </table:table-cell>
          <table:table-cell office:value-type="float" office:value="95.4715" calcext:value-type="float">
            <text:p>95.471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13" calcext:value-type="float">
            <text:p>48.5613</text:p>
          </table:table-cell>
          <table:table-cell office:value-type="float" office:value="77.043" calcext:value-type="float">
            <text:p>77.043</text:p>
          </table:table-cell>
          <table:table-cell office:value-type="float" office:value="95.4631" calcext:value-type="float">
            <text:p>95.463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23" calcext:value-type="float">
            <text:p>46.4323</text:p>
          </table:table-cell>
          <table:table-cell office:value-type="float" office:value="82.2691" calcext:value-type="float">
            <text:p>82.2691</text:p>
          </table:table-cell>
          <table:table-cell office:value-type="float" office:value="104.368" calcext:value-type="float">
            <text:p>104.36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04" calcext:value-type="float">
            <text:p>42.704</text:p>
          </table:table-cell>
          <table:table-cell office:value-type="float" office:value="74.8307" calcext:value-type="float">
            <text:p>74.8307</text:p>
          </table:table-cell>
          <table:table-cell office:value-type="float" office:value="95.9426" calcext:value-type="float">
            <text:p>95.942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07" calcext:value-type="float">
            <text:p>45.1407</text:p>
          </table:table-cell>
          <table:table-cell office:value-type="float" office:value="64.2277" calcext:value-type="float">
            <text:p>64.2277</text:p>
          </table:table-cell>
          <table:table-cell office:value-type="float" office:value="78.9156" calcext:value-type="float">
            <text:p>78.915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4188" calcext:value-type="float">
            <text:p>57.4188</text:p>
          </table:table-cell>
          <table:table-cell office:value-type="float" office:value="76.563" calcext:value-type="float">
            <text:p>76.563</text:p>
          </table:table-cell>
          <table:table-cell office:value-type="float" office:value="95.4644" calcext:value-type="float">
            <text:p>95.464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08" calcext:value-type="float">
            <text:p>48.5608</text:p>
          </table:table-cell>
          <table:table-cell office:value-type="float" office:value="77.0422" calcext:value-type="float">
            <text:p>77.0422</text:p>
          </table:table-cell>
          <table:table-cell office:value-type="float" office:value="95.4623" calcext:value-type="float">
            <text:p>95.462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4" calcext:value-type="float">
            <text:p>46.434</text:p>
          </table:table-cell>
          <table:table-cell office:value-type="float" office:value="82.2718" calcext:value-type="float">
            <text:p>82.2718</text:p>
          </table:table-cell>
          <table:table-cell office:value-type="float" office:value="104.372" calcext:value-type="float">
            <text:p>104.37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754" calcext:value-type="float">
            <text:p>42.6754</text:p>
          </table:table-cell>
          <table:table-cell office:value-type="float" office:value="74.7864" calcext:value-type="float">
            <text:p>74.7864</text:p>
          </table:table-cell>
          <table:table-cell office:value-type="float" office:value="95.892" calcext:value-type="float">
            <text:p>95.89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" calcext:value-type="float">
            <text:p>45.14</text:p>
          </table:table-cell>
          <table:table-cell office:value-type="float" office:value="64.2268" calcext:value-type="float">
            <text:p>64.2268</text:p>
          </table:table-cell>
          <table:table-cell office:value-type="float" office:value="78.9158" calcext:value-type="float">
            <text:p>78.915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4161" calcext:value-type="float">
            <text:p>57.4161</text:p>
          </table:table-cell>
          <table:table-cell office:value-type="float" office:value="76.555" calcext:value-type="float">
            <text:p>76.555</text:p>
          </table:table-cell>
          <table:table-cell office:value-type="float" office:value="95.4674" calcext:value-type="float">
            <text:p>95.467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1" calcext:value-type="float">
            <text:p>48.561</text:p>
          </table:table-cell>
          <table:table-cell office:value-type="float" office:value="77.0426" calcext:value-type="float">
            <text:p>77.0426</text:p>
          </table:table-cell>
          <table:table-cell office:value-type="float" office:value="95.4628" calcext:value-type="float">
            <text:p>95.462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58" calcext:value-type="float">
            <text:p>46.4358</text:p>
          </table:table-cell>
          <table:table-cell office:value-type="float" office:value="82.2751" calcext:value-type="float">
            <text:p>82.2751</text:p>
          </table:table-cell>
          <table:table-cell office:value-type="float" office:value="104.376" calcext:value-type="float">
            <text:p>104.37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602" calcext:value-type="float">
            <text:p>42.6602</text:p>
          </table:table-cell>
          <table:table-cell office:value-type="float" office:value="74.7647" calcext:value-type="float">
            <text:p>74.7647</text:p>
          </table:table-cell>
          <table:table-cell office:value-type="float" office:value="95.8704" calcext:value-type="float">
            <text:p>95.870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93" calcext:value-type="float">
            <text:p>45.1393</text:p>
          </table:table-cell>
          <table:table-cell office:value-type="float" office:value="64.226" calcext:value-type="float">
            <text:p>64.226</text:p>
          </table:table-cell>
          <table:table-cell office:value-type="float" office:value="78.9153" calcext:value-type="float">
            <text:p>78.915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4068" calcext:value-type="float">
            <text:p>57.4068</text:p>
          </table:table-cell>
          <table:table-cell office:value-type="float" office:value="76.536" calcext:value-type="float">
            <text:p>76.536</text:p>
          </table:table-cell>
          <table:table-cell office:value-type="float" office:value="95.467" calcext:value-type="float">
            <text:p>95.46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13" calcext:value-type="float">
            <text:p>48.5613</text:p>
          </table:table-cell>
          <table:table-cell office:value-type="float" office:value="77.043" calcext:value-type="float">
            <text:p>77.043</text:p>
          </table:table-cell>
          <table:table-cell office:value-type="float" office:value="95.4632" calcext:value-type="float">
            <text:p>95.463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9" calcext:value-type="float">
            <text:p>46.439</text:p>
          </table:table-cell>
          <table:table-cell office:value-type="float" office:value="82.2804" calcext:value-type="float">
            <text:p>82.2804</text:p>
          </table:table-cell>
          <table:table-cell office:value-type="float" office:value="104.383" calcext:value-type="float">
            <text:p>104.38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397" calcext:value-type="float">
            <text:p>42.6397</text:p>
          </table:table-cell>
          <table:table-cell office:value-type="float" office:value="74.7327" calcext:value-type="float">
            <text:p>74.7327</text:p>
          </table:table-cell>
          <table:table-cell office:value-type="float" office:value="95.8332" calcext:value-type="float">
            <text:p>95.833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93" calcext:value-type="float">
            <text:p>45.1393</text:p>
          </table:table-cell>
          <table:table-cell office:value-type="float" office:value="64.2259" calcext:value-type="float">
            <text:p>64.2259</text:p>
          </table:table-cell>
          <table:table-cell office:value-type="float" office:value="78.9153" calcext:value-type="float">
            <text:p>78.915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4031" calcext:value-type="float">
            <text:p>57.4031</text:p>
          </table:table-cell>
          <table:table-cell office:value-type="float" office:value="76.529" calcext:value-type="float">
            <text:p>76.529</text:p>
          </table:table-cell>
          <table:table-cell office:value-type="float" office:value="95.4883" calcext:value-type="float">
            <text:p>95.488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11" calcext:value-type="float">
            <text:p>48.5611</text:p>
          </table:table-cell>
          <table:table-cell office:value-type="float" office:value="77.0427" calcext:value-type="float">
            <text:p>77.0427</text:p>
          </table:table-cell>
          <table:table-cell office:value-type="float" office:value="95.4629" calcext:value-type="float">
            <text:p>95.462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13" calcext:value-type="float">
            <text:p>46.4413</text:p>
          </table:table-cell>
          <table:table-cell office:value-type="float" office:value="82.2842" calcext:value-type="float">
            <text:p>82.2842</text:p>
          </table:table-cell>
          <table:table-cell office:value-type="float" office:value="104.388" calcext:value-type="float">
            <text:p>104.38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318" calcext:value-type="float">
            <text:p>42.6318</text:p>
          </table:table-cell>
          <table:table-cell office:value-type="float" office:value="74.7222" calcext:value-type="float">
            <text:p>74.7222</text:p>
          </table:table-cell>
          <table:table-cell office:value-type="float" office:value="95.8244" calcext:value-type="float">
            <text:p>95.824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86" calcext:value-type="float">
            <text:p>45.1386</text:p>
          </table:table-cell>
          <table:table-cell office:value-type="float" office:value="64.225" calcext:value-type="float">
            <text:p>64.225</text:p>
          </table:table-cell>
          <table:table-cell office:value-type="float" office:value="78.9149" calcext:value-type="float">
            <text:p>78.914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909" calcext:value-type="float">
            <text:p>57.3909</text:p>
          </table:table-cell>
          <table:table-cell office:value-type="float" office:value="76.5048" calcext:value-type="float">
            <text:p>76.5048</text:p>
          </table:table-cell>
          <table:table-cell office:value-type="float" office:value="95.4901" calcext:value-type="float">
            <text:p>95.490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12" calcext:value-type="float">
            <text:p>48.5612</text:p>
          </table:table-cell>
          <table:table-cell office:value-type="float" office:value="77.0429" calcext:value-type="float">
            <text:p>77.0429</text:p>
          </table:table-cell>
          <table:table-cell office:value-type="float" office:value="95.4632" calcext:value-type="float">
            <text:p>95.463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4" calcext:value-type="float">
            <text:p>46.444</text:p>
          </table:table-cell>
          <table:table-cell office:value-type="float" office:value="82.2884" calcext:value-type="float">
            <text:p>82.2884</text:p>
          </table:table-cell>
          <table:table-cell office:value-type="float" office:value="104.393" calcext:value-type="float">
            <text:p>104.39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186" calcext:value-type="float">
            <text:p>42.6186</text:p>
          </table:table-cell>
          <table:table-cell office:value-type="float" office:value="74.7035" calcext:value-type="float">
            <text:p>74.7035</text:p>
          </table:table-cell>
          <table:table-cell office:value-type="float" office:value="95.8059" calcext:value-type="float">
            <text:p>95.805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75" calcext:value-type="float">
            <text:p>45.1375</text:p>
          </table:table-cell>
          <table:table-cell office:value-type="float" office:value="64.2237" calcext:value-type="float">
            <text:p>64.2237</text:p>
          </table:table-cell>
          <table:table-cell office:value-type="float" office:value="78.9151" calcext:value-type="float">
            <text:p>78.915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741" calcext:value-type="float">
            <text:p>57.3741</text:p>
          </table:table-cell>
          <table:table-cell office:value-type="float" office:value="76.474" calcext:value-type="float">
            <text:p>76.474</text:p>
          </table:table-cell>
          <table:table-cell office:value-type="float" office:value="95.4832" calcext:value-type="float">
            <text:p>95.483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16" calcext:value-type="float">
            <text:p>48.5616</text:p>
          </table:table-cell>
          <table:table-cell office:value-type="float" office:value="77.0435" calcext:value-type="float">
            <text:p>77.0435</text:p>
          </table:table-cell>
          <table:table-cell office:value-type="float" office:value="95.4637" calcext:value-type="float">
            <text:p>95.463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75" calcext:value-type="float">
            <text:p>46.4475</text:p>
          </table:table-cell>
          <table:table-cell office:value-type="float" office:value="82.2938" calcext:value-type="float">
            <text:p>82.2938</text:p>
          </table:table-cell>
          <table:table-cell office:value-type="float" office:value="104.399" calcext:value-type="float">
            <text:p>104.39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64" calcext:value-type="float">
            <text:p>42.5964</text:p>
          </table:table-cell>
          <table:table-cell office:value-type="float" office:value="74.6706" calcext:value-type="float">
            <text:p>74.6706</text:p>
          </table:table-cell>
          <table:table-cell office:value-type="float" office:value="95.7707" calcext:value-type="float">
            <text:p>95.770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6" calcext:value-type="float">
            <text:p>45.136</text:p>
          </table:table-cell>
          <table:table-cell office:value-type="float" office:value="64.222" calcext:value-type="float">
            <text:p>64.222</text:p>
          </table:table-cell>
          <table:table-cell office:value-type="float" office:value="78.9149" calcext:value-type="float">
            <text:p>78.914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61" calcext:value-type="float">
            <text:p>57.361</text:p>
          </table:table-cell>
          <table:table-cell office:value-type="float" office:value="76.4511" calcext:value-type="float">
            <text:p>76.4511</text:p>
          </table:table-cell>
          <table:table-cell office:value-type="float" office:value="95.4828" calcext:value-type="float">
            <text:p>95.482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2" calcext:value-type="float">
            <text:p>48.562</text:p>
          </table:table-cell>
          <table:table-cell office:value-type="float" office:value="77.044" calcext:value-type="float">
            <text:p>77.044</text:p>
          </table:table-cell>
          <table:table-cell office:value-type="float" office:value="95.4642" calcext:value-type="float">
            <text:p>95.464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09" calcext:value-type="float">
            <text:p>46.4509</text:p>
          </table:table-cell>
          <table:table-cell office:value-type="float" office:value="82.2993" calcext:value-type="float">
            <text:p>82.2993</text:p>
          </table:table-cell>
          <table:table-cell office:value-type="float" office:value="104.406" calcext:value-type="float">
            <text:p>104.40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5" calcext:value-type="float">
            <text:p>42.585</text:p>
          </table:table-cell>
          <table:table-cell office:value-type="float" office:value="74.6549" calcext:value-type="float">
            <text:p>74.6549</text:p>
          </table:table-cell>
          <table:table-cell office:value-type="float" office:value="95.7561" calcext:value-type="float">
            <text:p>95.7561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349" calcext:value-type="float">
            <text:p>45.1349</text:p>
          </table:table-cell>
          <table:table-cell office:value-type="float" office:value="64.2207" calcext:value-type="float">
            <text:p>64.2207</text:p>
          </table:table-cell>
          <table:table-cell office:value-type="float" office:value="78.915" calcext:value-type="float">
            <text:p>78.91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476" calcext:value-type="float">
            <text:p>57.3476</text:p>
          </table:table-cell>
          <table:table-cell office:value-type="float" office:value="76.4296" calcext:value-type="float">
            <text:p>76.4296</text:p>
          </table:table-cell>
          <table:table-cell office:value-type="float" office:value="95.4863" calcext:value-type="float">
            <text:p>95.486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33" calcext:value-type="float">
            <text:p>48.5633</text:p>
          </table:table-cell>
          <table:table-cell office:value-type="float" office:value="77.0459" calcext:value-type="float">
            <text:p>77.0459</text:p>
          </table:table-cell>
          <table:table-cell office:value-type="float" office:value="95.466" calcext:value-type="float">
            <text:p>95.46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48" calcext:value-type="float">
            <text:p>46.4548</text:p>
          </table:table-cell>
          <table:table-cell office:value-type="float" office:value="82.3049" calcext:value-type="float">
            <text:p>82.3049</text:p>
          </table:table-cell>
          <table:table-cell office:value-type="float" office:value="104.413" calcext:value-type="float">
            <text:p>104.41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57" calcext:value-type="float">
            <text:p>42.5757</text:p>
          </table:table-cell>
          <table:table-cell office:value-type="float" office:value="74.6458" calcext:value-type="float">
            <text:p>74.6458</text:p>
          </table:table-cell>
          <table:table-cell office:value-type="float" office:value="95.7544" calcext:value-type="float">
            <text:p>95.754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46" calcext:value-type="float">
            <text:p>45.1346</text:p>
          </table:table-cell>
          <table:table-cell office:value-type="float" office:value="64.2209" calcext:value-type="float">
            <text:p>64.2209</text:p>
          </table:table-cell>
          <table:table-cell office:value-type="float" office:value="78.9167" calcext:value-type="float">
            <text:p>78.916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333" calcext:value-type="float">
            <text:p>57.3333</text:p>
          </table:table-cell>
          <table:table-cell office:value-type="float" office:value="76.406" calcext:value-type="float">
            <text:p>76.406</text:p>
          </table:table-cell>
          <table:table-cell office:value-type="float" office:value="95.4935" calcext:value-type="float">
            <text:p>95.493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32" calcext:value-type="float">
            <text:p>48.5632</text:p>
          </table:table-cell>
          <table:table-cell office:value-type="float" office:value="77.0459" calcext:value-type="float">
            <text:p>77.0459</text:p>
          </table:table-cell>
          <table:table-cell office:value-type="float" office:value="95.466" calcext:value-type="float">
            <text:p>95.46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97" calcext:value-type="float">
            <text:p>46.4597</text:p>
          </table:table-cell>
          <table:table-cell office:value-type="float" office:value="82.3124" calcext:value-type="float">
            <text:p>82.3124</text:p>
          </table:table-cell>
          <table:table-cell office:value-type="float" office:value="104.421" calcext:value-type="float">
            <text:p>104.42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5" calcext:value-type="float">
            <text:p>42.565</text:p>
          </table:table-cell>
          <table:table-cell office:value-type="float" office:value="74.6309" calcext:value-type="float">
            <text:p>74.6309</text:p>
          </table:table-cell>
          <table:table-cell office:value-type="float" office:value="95.7401" calcext:value-type="float">
            <text:p>95.740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34" calcext:value-type="float">
            <text:p>45.1334</text:p>
          </table:table-cell>
          <table:table-cell office:value-type="float" office:value="64.2195" calcext:value-type="float">
            <text:p>64.2195</text:p>
          </table:table-cell>
          <table:table-cell office:value-type="float" office:value="78.9166" calcext:value-type="float">
            <text:p>78.916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152" calcext:value-type="float">
            <text:p>57.3152</text:p>
          </table:table-cell>
          <table:table-cell office:value-type="float" office:value="76.3762" calcext:value-type="float">
            <text:p>76.3762</text:p>
          </table:table-cell>
          <table:table-cell office:value-type="float" office:value="95.4933" calcext:value-type="float">
            <text:p>95.493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35" calcext:value-type="float">
            <text:p>48.5635</text:p>
          </table:table-cell>
          <table:table-cell office:value-type="float" office:value="77.0462" calcext:value-type="float">
            <text:p>77.0462</text:p>
          </table:table-cell>
          <table:table-cell office:value-type="float" office:value="95.4663" calcext:value-type="float">
            <text:p>95.466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33" calcext:value-type="float">
            <text:p>46.4633</text:p>
          </table:table-cell>
          <table:table-cell office:value-type="float" office:value="82.3177" calcext:value-type="float">
            <text:p>82.3177</text:p>
          </table:table-cell>
          <table:table-cell office:value-type="float" office:value="104.427" calcext:value-type="float">
            <text:p>104.42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64" calcext:value-type="float">
            <text:p>42.5564</text:p>
          </table:table-cell>
          <table:table-cell office:value-type="float" office:value="74.6208" calcext:value-type="float">
            <text:p>74.6208</text:p>
          </table:table-cell>
          <table:table-cell office:value-type="float" office:value="95.7335" calcext:value-type="float">
            <text:p>95.733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18" calcext:value-type="float">
            <text:p>45.1318</text:p>
          </table:table-cell>
          <table:table-cell office:value-type="float" office:value="64.2176" calcext:value-type="float">
            <text:p>64.2176</text:p>
          </table:table-cell>
          <table:table-cell office:value-type="float" office:value="78.9168" calcext:value-type="float">
            <text:p>78.916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966" calcext:value-type="float">
            <text:p>57.2966</text:p>
          </table:table-cell>
          <table:table-cell office:value-type="float" office:value="76.3462" calcext:value-type="float">
            <text:p>76.3462</text:p>
          </table:table-cell>
          <table:table-cell office:value-type="float" office:value="95.5004" calcext:value-type="float">
            <text:p>95.500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37" calcext:value-type="float">
            <text:p>48.5637</text:p>
          </table:table-cell>
          <table:table-cell office:value-type="float" office:value="77.0466" calcext:value-type="float">
            <text:p>77.0466</text:p>
          </table:table-cell>
          <table:table-cell office:value-type="float" office:value="95.4667" calcext:value-type="float">
            <text:p>95.466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6" calcext:value-type="float">
            <text:p>46.466</text:p>
          </table:table-cell>
          <table:table-cell office:value-type="float" office:value="82.3221" calcext:value-type="float">
            <text:p>82.3221</text:p>
          </table:table-cell>
          <table:table-cell office:value-type="float" office:value="104.433" calcext:value-type="float">
            <text:p>104.43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04" calcext:value-type="float">
            <text:p>42.5504</text:p>
          </table:table-cell>
          <table:table-cell office:value-type="float" office:value="74.6139" calcext:value-type="float">
            <text:p>74.6139</text:p>
          </table:table-cell>
          <table:table-cell office:value-type="float" office:value="95.7297" calcext:value-type="float">
            <text:p>95.729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06" calcext:value-type="float">
            <text:p>45.1306</text:p>
          </table:table-cell>
          <table:table-cell office:value-type="float" office:value="64.2169" calcext:value-type="float">
            <text:p>64.2169</text:p>
          </table:table-cell>
          <table:table-cell office:value-type="float" office:value="78.9187" calcext:value-type="float">
            <text:p>78.918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822" calcext:value-type="float">
            <text:p>57.2822</text:p>
          </table:table-cell>
          <table:table-cell office:value-type="float" office:value="76.3211" calcext:value-type="float">
            <text:p>76.3211</text:p>
          </table:table-cell>
          <table:table-cell office:value-type="float" office:value="95.499" calcext:value-type="float">
            <text:p>95.49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42" calcext:value-type="float">
            <text:p>48.5642</text:p>
          </table:table-cell>
          <table:table-cell office:value-type="float" office:value="77.0474" calcext:value-type="float">
            <text:p>77.0474</text:p>
          </table:table-cell>
          <table:table-cell office:value-type="float" office:value="95.4675" calcext:value-type="float">
            <text:p>95.467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99" calcext:value-type="float">
            <text:p>46.4699</text:p>
          </table:table-cell>
          <table:table-cell office:value-type="float" office:value="82.3286" calcext:value-type="float">
            <text:p>82.3286</text:p>
          </table:table-cell>
          <table:table-cell office:value-type="float" office:value="104.441" calcext:value-type="float">
            <text:p>104.44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76" calcext:value-type="float">
            <text:p>42.5476</text:p>
          </table:table-cell>
          <table:table-cell office:value-type="float" office:value="74.6104" calcext:value-type="float">
            <text:p>74.6104</text:p>
          </table:table-cell>
          <table:table-cell office:value-type="float" office:value="95.7271" calcext:value-type="float">
            <text:p>95.7271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28" calcext:value-type="float">
            <text:p>45.128</text:p>
          </table:table-cell>
          <table:table-cell office:value-type="float" office:value="64.2141" calcext:value-type="float">
            <text:p>64.2141</text:p>
          </table:table-cell>
          <table:table-cell office:value-type="float" office:value="78.9193" calcext:value-type="float">
            <text:p>78.919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673" calcext:value-type="float">
            <text:p>57.2673</text:p>
          </table:table-cell>
          <table:table-cell office:value-type="float" office:value="76.2948" calcext:value-type="float">
            <text:p>76.2948</text:p>
          </table:table-cell>
          <table:table-cell office:value-type="float" office:value="95.497" calcext:value-type="float">
            <text:p>95.49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51" calcext:value-type="float">
            <text:p>48.5651</text:p>
          </table:table-cell>
          <table:table-cell office:value-type="float" office:value="77.0487" calcext:value-type="float">
            <text:p>77.0487</text:p>
          </table:table-cell>
          <table:table-cell office:value-type="float" office:value="95.469" calcext:value-type="float">
            <text:p>95.46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49" calcext:value-type="float">
            <text:p>46.4749</text:p>
          </table:table-cell>
          <table:table-cell office:value-type="float" office:value="82.3366" calcext:value-type="float">
            <text:p>82.3366</text:p>
          </table:table-cell>
          <table:table-cell office:value-type="float" office:value="104.451" calcext:value-type="float">
            <text:p>104.45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4" calcext:value-type="float">
            <text:p>42.544</text:p>
          </table:table-cell>
          <table:table-cell office:value-type="float" office:value="74.6061" calcext:value-type="float">
            <text:p>74.6061</text:p>
          </table:table-cell>
          <table:table-cell office:value-type="float" office:value="95.7245" calcext:value-type="float">
            <text:p>95.724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63" calcext:value-type="float">
            <text:p>45.1263</text:p>
          </table:table-cell>
          <table:table-cell office:value-type="float" office:value="64.2121" calcext:value-type="float">
            <text:p>64.2121</text:p>
          </table:table-cell>
          <table:table-cell office:value-type="float" office:value="78.9194" calcext:value-type="float">
            <text:p>78.919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486" calcext:value-type="float">
            <text:p>57.2486</text:p>
          </table:table-cell>
          <table:table-cell office:value-type="float" office:value="76.2598" calcext:value-type="float">
            <text:p>76.2598</text:p>
          </table:table-cell>
          <table:table-cell office:value-type="float" office:value="95.4941" calcext:value-type="float">
            <text:p>95.494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61" calcext:value-type="float">
            <text:p>48.5661</text:p>
          </table:table-cell>
          <table:table-cell office:value-type="float" office:value="77.0508" calcext:value-type="float">
            <text:p>77.0508</text:p>
          </table:table-cell>
          <table:table-cell office:value-type="float" office:value="95.4717" calcext:value-type="float">
            <text:p>95.471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93" calcext:value-type="float">
            <text:p>46.4793</text:p>
          </table:table-cell>
          <table:table-cell office:value-type="float" office:value="82.3432" calcext:value-type="float">
            <text:p>82.3432</text:p>
          </table:table-cell>
          <table:table-cell office:value-type="float" office:value="104.458" calcext:value-type="float">
            <text:p>104.45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23" calcext:value-type="float">
            <text:p>42.5423</text:p>
          </table:table-cell>
          <table:table-cell office:value-type="float" office:value="74.6049" calcext:value-type="float">
            <text:p>74.6049</text:p>
          </table:table-cell>
          <table:table-cell office:value-type="float" office:value="95.7254" calcext:value-type="float">
            <text:p>95.725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48" calcext:value-type="float">
            <text:p>45.1248</text:p>
          </table:table-cell>
          <table:table-cell office:value-type="float" office:value="64.2102" calcext:value-type="float">
            <text:p>64.2102</text:p>
          </table:table-cell>
          <table:table-cell office:value-type="float" office:value="78.9188" calcext:value-type="float">
            <text:p>78.918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197" calcext:value-type="float">
            <text:p>57.2197</text:p>
          </table:table-cell>
          <table:table-cell office:value-type="float" office:value="76.2035" calcext:value-type="float">
            <text:p>76.2035</text:p>
          </table:table-cell>
          <table:table-cell office:value-type="float" office:value="95.4803" calcext:value-type="float">
            <text:p>95.480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75" calcext:value-type="float">
            <text:p>48.5675</text:p>
          </table:table-cell>
          <table:table-cell office:value-type="float" office:value="77.0532" calcext:value-type="float">
            <text:p>77.0532</text:p>
          </table:table-cell>
          <table:table-cell office:value-type="float" office:value="95.4748" calcext:value-type="float">
            <text:p>95.474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21" calcext:value-type="float">
            <text:p>46.4821</text:p>
          </table:table-cell>
          <table:table-cell office:value-type="float" office:value="82.3476" calcext:value-type="float">
            <text:p>82.3476</text:p>
          </table:table-cell>
          <table:table-cell office:value-type="float" office:value="104.464" calcext:value-type="float">
            <text:p>104.46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22" calcext:value-type="float">
            <text:p>42.5422</text:p>
          </table:table-cell>
          <table:table-cell office:value-type="float" office:value="74.6073" calcext:value-type="float">
            <text:p>74.6073</text:p>
          </table:table-cell>
          <table:table-cell office:value-type="float" office:value="95.7325" calcext:value-type="float">
            <text:p>95.732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37" calcext:value-type="float">
            <text:p>45.1237</text:p>
          </table:table-cell>
          <table:table-cell office:value-type="float" office:value="64.2091" calcext:value-type="float">
            <text:p>64.2091</text:p>
          </table:table-cell>
          <table:table-cell office:value-type="float" office:value="78.9194" calcext:value-type="float">
            <text:p>78.919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967" calcext:value-type="float">
            <text:p>57.1967</text:p>
          </table:table-cell>
          <table:table-cell office:value-type="float" office:value="76.1596" calcext:value-type="float">
            <text:p>76.1596</text:p>
          </table:table-cell>
          <table:table-cell office:value-type="float" office:value="95.4828" calcext:value-type="float">
            <text:p>95.482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03" calcext:value-type="float">
            <text:p>48.5703</text:p>
          </table:table-cell>
          <table:table-cell office:value-type="float" office:value="77.0583" calcext:value-type="float">
            <text:p>77.0583</text:p>
          </table:table-cell>
          <table:table-cell office:value-type="float" office:value="95.4815" calcext:value-type="float">
            <text:p>95.481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47" calcext:value-type="float">
            <text:p>46.4847</text:p>
          </table:table-cell>
          <table:table-cell office:value-type="float" office:value="82.3514" calcext:value-type="float">
            <text:p>82.3514</text:p>
          </table:table-cell>
          <table:table-cell office:value-type="float" office:value="104.468" calcext:value-type="float">
            <text:p>104.46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6" calcext:value-type="float">
            <text:p>42.546</text:p>
          </table:table-cell>
          <table:table-cell office:value-type="float" office:value="74.6146" calcext:value-type="float">
            <text:p>74.6146</text:p>
          </table:table-cell>
          <table:table-cell office:value-type="float" office:value="95.7431" calcext:value-type="float">
            <text:p>95.743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4" calcext:value-type="float">
            <text:p>45.124</text:p>
          </table:table-cell>
          <table:table-cell office:value-type="float" office:value="64.2101" calcext:value-type="float">
            <text:p>64.2101</text:p>
          </table:table-cell>
          <table:table-cell office:value-type="float" office:value="78.9214" calcext:value-type="float">
            <text:p>78.921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742" calcext:value-type="float">
            <text:p>57.1742</text:p>
          </table:table-cell>
          <table:table-cell office:value-type="float" office:value="76.1159" calcext:value-type="float">
            <text:p>76.1159</text:p>
          </table:table-cell>
          <table:table-cell office:value-type="float" office:value="95.4742" calcext:value-type="float">
            <text:p>95.474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34" calcext:value-type="float">
            <text:p>48.5734</text:p>
          </table:table-cell>
          <table:table-cell office:value-type="float" office:value="77.0637" calcext:value-type="float">
            <text:p>77.0637</text:p>
          </table:table-cell>
          <table:table-cell office:value-type="float" office:value="95.4883" calcext:value-type="float">
            <text:p>95.488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79" calcext:value-type="float">
            <text:p>46.4879</text:p>
          </table:table-cell>
          <table:table-cell office:value-type="float" office:value="82.3561" calcext:value-type="float">
            <text:p>82.3561</text:p>
          </table:table-cell>
          <table:table-cell office:value-type="float" office:value="104.473" calcext:value-type="float">
            <text:p>104.47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96" calcext:value-type="float">
            <text:p>42.5496</text:p>
          </table:table-cell>
          <table:table-cell office:value-type="float" office:value="74.6202" calcext:value-type="float">
            <text:p>74.6202</text:p>
          </table:table-cell>
          <table:table-cell office:value-type="float" office:value="95.7494" calcext:value-type="float">
            <text:p>95.749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41" calcext:value-type="float">
            <text:p>45.1241</text:p>
          </table:table-cell>
          <table:table-cell office:value-type="float" office:value="64.2111" calcext:value-type="float">
            <text:p>64.2111</text:p>
          </table:table-cell>
          <table:table-cell office:value-type="float" office:value="78.9242" calcext:value-type="float">
            <text:p>78.924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397" calcext:value-type="float">
            <text:p>57.1397</text:p>
          </table:table-cell>
          <table:table-cell office:value-type="float" office:value="76.0479" calcext:value-type="float">
            <text:p>76.0479</text:p>
          </table:table-cell>
          <table:table-cell office:value-type="float" office:value="95.4528" calcext:value-type="float">
            <text:p>95.452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63" calcext:value-type="float">
            <text:p>48.5763</text:p>
          </table:table-cell>
          <table:table-cell office:value-type="float" office:value="77.0692" calcext:value-type="float">
            <text:p>77.0692</text:p>
          </table:table-cell>
          <table:table-cell office:value-type="float" office:value="95.4955" calcext:value-type="float">
            <text:p>95.495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98" calcext:value-type="float">
            <text:p>46.4898</text:p>
          </table:table-cell>
          <table:table-cell office:value-type="float" office:value="82.3591" calcext:value-type="float">
            <text:p>82.3591</text:p>
          </table:table-cell>
          <table:table-cell office:value-type="float" office:value="104.476" calcext:value-type="float">
            <text:p>104.47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33" calcext:value-type="float">
            <text:p>42.5533</text:p>
          </table:table-cell>
          <table:table-cell office:value-type="float" office:value="74.6279" calcext:value-type="float">
            <text:p>74.6279</text:p>
          </table:table-cell>
          <table:table-cell office:value-type="float" office:value="95.7612" calcext:value-type="float">
            <text:p>95.761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51" calcext:value-type="float">
            <text:p>45.1251</text:p>
          </table:table-cell>
          <table:table-cell office:value-type="float" office:value="64.2134" calcext:value-type="float">
            <text:p>64.2134</text:p>
          </table:table-cell>
          <table:table-cell office:value-type="float" office:value="78.928" calcext:value-type="float">
            <text:p>78.92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064" calcext:value-type="float">
            <text:p>57.1064</text:p>
          </table:table-cell>
          <table:table-cell office:value-type="float" office:value="75.9798" calcext:value-type="float">
            <text:p>75.9798</text:p>
          </table:table-cell>
          <table:table-cell office:value-type="float" office:value="95.4288" calcext:value-type="float">
            <text:p>95.428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77" calcext:value-type="float">
            <text:p>48.5777</text:p>
          </table:table-cell>
          <table:table-cell office:value-type="float" office:value="77.0715" calcext:value-type="float">
            <text:p>77.0715</text:p>
          </table:table-cell>
          <table:table-cell office:value-type="float" office:value="95.4982" calcext:value-type="float">
            <text:p>95.498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35" calcext:value-type="float">
            <text:p>46.4935</text:p>
          </table:table-cell>
          <table:table-cell office:value-type="float" office:value="82.3646" calcext:value-type="float">
            <text:p>82.3646</text:p>
          </table:table-cell>
          <table:table-cell office:value-type="float" office:value="104.482" calcext:value-type="float">
            <text:p>104.48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22" calcext:value-type="float">
            <text:p>42.5522</text:p>
          </table:table-cell>
          <table:table-cell office:value-type="float" office:value="74.6279" calcext:value-type="float">
            <text:p>74.6279</text:p>
          </table:table-cell>
          <table:table-cell office:value-type="float" office:value="95.764" calcext:value-type="float">
            <text:p>95.764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264" calcext:value-type="float">
            <text:p>45.1264</text:p>
          </table:table-cell>
          <table:table-cell office:value-type="float" office:value="64.2161" calcext:value-type="float">
            <text:p>64.2161</text:p>
          </table:table-cell>
          <table:table-cell office:value-type="float" office:value="78.932" calcext:value-type="float">
            <text:p>78.93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931" calcext:value-type="float">
            <text:p>57.0931</text:p>
          </table:table-cell>
          <table:table-cell office:value-type="float" office:value="75.9529" calcext:value-type="float">
            <text:p>75.9529</text:p>
          </table:table-cell>
          <table:table-cell office:value-type="float" office:value="95.4251" calcext:value-type="float">
            <text:p>95.425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86" calcext:value-type="float">
            <text:p>48.5786</text:p>
          </table:table-cell>
          <table:table-cell office:value-type="float" office:value="77.0729" calcext:value-type="float">
            <text:p>77.0729</text:p>
          </table:table-cell>
          <table:table-cell office:value-type="float" office:value="95.4997" calcext:value-type="float">
            <text:p>95.499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64" calcext:value-type="float">
            <text:p>46.4964</text:p>
          </table:table-cell>
          <table:table-cell office:value-type="float" office:value="82.3693" calcext:value-type="float">
            <text:p>82.3693</text:p>
          </table:table-cell>
          <table:table-cell office:value-type="float" office:value="104.488" calcext:value-type="float">
            <text:p>104.48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47" calcext:value-type="float">
            <text:p>42.5547</text:p>
          </table:table-cell>
          <table:table-cell office:value-type="float" office:value="74.6341" calcext:value-type="float">
            <text:p>74.6341</text:p>
          </table:table-cell>
          <table:table-cell office:value-type="float" office:value="95.775" calcext:value-type="float">
            <text:p>95.77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64" calcext:value-type="float">
            <text:p>45.1264</text:p>
          </table:table-cell>
          <table:table-cell office:value-type="float" office:value="64.2162" calcext:value-type="float">
            <text:p>64.2162</text:p>
          </table:table-cell>
          <table:table-cell office:value-type="float" office:value="78.932" calcext:value-type="float">
            <text:p>78.93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761" calcext:value-type="float">
            <text:p>57.0761</text:p>
          </table:table-cell>
          <table:table-cell office:value-type="float" office:value="75.9182" calcext:value-type="float">
            <text:p>75.9182</text:p>
          </table:table-cell>
          <table:table-cell office:value-type="float" office:value="95.4307" calcext:value-type="float">
            <text:p>95.430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02" calcext:value-type="float">
            <text:p>48.5802</text:p>
          </table:table-cell>
          <table:table-cell office:value-type="float" office:value="77.0754" calcext:value-type="float">
            <text:p>77.0754</text:p>
          </table:table-cell>
          <table:table-cell office:value-type="float" office:value="95.5024" calcext:value-type="float">
            <text:p>95.502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03" calcext:value-type="float">
            <text:p>46.5003</text:p>
          </table:table-cell>
          <table:table-cell office:value-type="float" office:value="82.3752" calcext:value-type="float">
            <text:p>82.3752</text:p>
          </table:table-cell>
          <table:table-cell office:value-type="float" office:value="104.495" calcext:value-type="float">
            <text:p>104.49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37" calcext:value-type="float">
            <text:p>42.5537</text:p>
          </table:table-cell>
          <table:table-cell office:value-type="float" office:value="74.6323" calcext:value-type="float">
            <text:p>74.6323</text:p>
          </table:table-cell>
          <table:table-cell office:value-type="float" office:value="95.7728" calcext:value-type="float">
            <text:p>95.7728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27" calcext:value-type="float">
            <text:p>45.127</text:p>
          </table:table-cell>
          <table:table-cell office:value-type="float" office:value="64.2177" calcext:value-type="float">
            <text:p>64.2177</text:p>
          </table:table-cell>
          <table:table-cell office:value-type="float" office:value="78.9348" calcext:value-type="float">
            <text:p>78.934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513" calcext:value-type="float">
            <text:p>57.0513</text:p>
          </table:table-cell>
          <table:table-cell office:value-type="float" office:value="75.8689" calcext:value-type="float">
            <text:p>75.8689</text:p>
          </table:table-cell>
          <table:table-cell office:value-type="float" office:value="95.4506" calcext:value-type="float">
            <text:p>95.450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19" calcext:value-type="float">
            <text:p>48.5819</text:p>
          </table:table-cell>
          <table:table-cell office:value-type="float" office:value="77.0783" calcext:value-type="float">
            <text:p>77.0783</text:p>
          </table:table-cell>
          <table:table-cell office:value-type="float" office:value="95.5055" calcext:value-type="float">
            <text:p>95.505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33" calcext:value-type="float">
            <text:p>46.5033</text:p>
          </table:table-cell>
          <table:table-cell office:value-type="float" office:value="82.3797" calcext:value-type="float">
            <text:p>82.3797</text:p>
          </table:table-cell>
          <table:table-cell office:value-type="float" office:value="104.5" calcext:value-type="float">
            <text:p>104.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35" calcext:value-type="float">
            <text:p>42.5535</text:p>
          </table:table-cell>
          <table:table-cell office:value-type="float" office:value="74.6316" calcext:value-type="float">
            <text:p>74.6316</text:p>
          </table:table-cell>
          <table:table-cell office:value-type="float" office:value="95.771" calcext:value-type="float">
            <text:p>95.77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74" calcext:value-type="float">
            <text:p>45.1274</text:p>
          </table:table-cell>
          <table:table-cell office:value-type="float" office:value="64.219" calcext:value-type="float">
            <text:p>64.219</text:p>
          </table:table-cell>
          <table:table-cell office:value-type="float" office:value="78.9373" calcext:value-type="float">
            <text:p>78.937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402" calcext:value-type="float">
            <text:p>57.0402</text:p>
          </table:table-cell>
          <table:table-cell office:value-type="float" office:value="75.8451" calcext:value-type="float">
            <text:p>75.8451</text:p>
          </table:table-cell>
          <table:table-cell office:value-type="float" office:value="95.4487" calcext:value-type="float">
            <text:p>95.448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18" calcext:value-type="float">
            <text:p>48.5818</text:p>
          </table:table-cell>
          <table:table-cell office:value-type="float" office:value="77.0784" calcext:value-type="float">
            <text:p>77.0784</text:p>
          </table:table-cell>
          <table:table-cell office:value-type="float" office:value="95.506" calcext:value-type="float">
            <text:p>95.50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7" calcext:value-type="float">
            <text:p>46.507</text:p>
          </table:table-cell>
          <table:table-cell office:value-type="float" office:value="82.3852" calcext:value-type="float">
            <text:p>82.3852</text:p>
          </table:table-cell>
          <table:table-cell office:value-type="float" office:value="104.506" calcext:value-type="float">
            <text:p>104.50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28" calcext:value-type="float">
            <text:p>42.5528</text:p>
          </table:table-cell>
          <table:table-cell office:value-type="float" office:value="74.6306" calcext:value-type="float">
            <text:p>74.6306</text:p>
          </table:table-cell>
          <table:table-cell office:value-type="float" office:value="95.7699" calcext:value-type="float">
            <text:p>95.769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72" calcext:value-type="float">
            <text:p>45.1272</text:p>
          </table:table-cell>
          <table:table-cell office:value-type="float" office:value="64.2187" calcext:value-type="float">
            <text:p>64.2187</text:p>
          </table:table-cell>
          <table:table-cell office:value-type="float" office:value="78.9371" calcext:value-type="float">
            <text:p>78.937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319" calcext:value-type="float">
            <text:p>57.0319</text:p>
          </table:table-cell>
          <table:table-cell office:value-type="float" office:value="75.8239" calcext:value-type="float">
            <text:p>75.8239</text:p>
          </table:table-cell>
          <table:table-cell office:value-type="float" office:value="95.4468" calcext:value-type="float">
            <text:p>95.446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14" calcext:value-type="float">
            <text:p>48.5814</text:p>
          </table:table-cell>
          <table:table-cell office:value-type="float" office:value="77.0781" calcext:value-type="float">
            <text:p>77.0781</text:p>
          </table:table-cell>
          <table:table-cell office:value-type="float" office:value="95.5065" calcext:value-type="float">
            <text:p>95.506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89" calcext:value-type="float">
            <text:p>46.5089</text:p>
          </table:table-cell>
          <table:table-cell office:value-type="float" office:value="82.3881" calcext:value-type="float">
            <text:p>82.3881</text:p>
          </table:table-cell>
          <table:table-cell office:value-type="float" office:value="104.509" calcext:value-type="float">
            <text:p>104.50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02" calcext:value-type="float">
            <text:p>42.5502</text:p>
          </table:table-cell>
          <table:table-cell office:value-type="float" office:value="74.6258" calcext:value-type="float">
            <text:p>74.6258</text:p>
          </table:table-cell>
          <table:table-cell office:value-type="float" office:value="95.7632" calcext:value-type="float">
            <text:p>95.7632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271" calcext:value-type="float">
            <text:p>45.1271</text:p>
          </table:table-cell>
          <table:table-cell office:value-type="float" office:value="64.2187" calcext:value-type="float">
            <text:p>64.2187</text:p>
          </table:table-cell>
          <table:table-cell office:value-type="float" office:value="78.9375" calcext:value-type="float">
            <text:p>78.937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161" calcext:value-type="float">
            <text:p>57.0161</text:p>
          </table:table-cell>
          <table:table-cell office:value-type="float" office:value="75.7831" calcext:value-type="float">
            <text:p>75.7831</text:p>
          </table:table-cell>
          <table:table-cell office:value-type="float" office:value="95.4453" calcext:value-type="float">
            <text:p>95.445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11" calcext:value-type="float">
            <text:p>48.5811</text:p>
          </table:table-cell>
          <table:table-cell office:value-type="float" office:value="77.0783" calcext:value-type="float">
            <text:p>77.0783</text:p>
          </table:table-cell>
          <table:table-cell office:value-type="float" office:value="95.508" calcext:value-type="float">
            <text:p>95.50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25" calcext:value-type="float">
            <text:p>46.5125</text:p>
          </table:table-cell>
          <table:table-cell office:value-type="float" office:value="82.3935" calcext:value-type="float">
            <text:p>82.3935</text:p>
          </table:table-cell>
          <table:table-cell office:value-type="float" office:value="104.515" calcext:value-type="float">
            <text:p>104.51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01" calcext:value-type="float">
            <text:p>42.5501</text:p>
          </table:table-cell>
          <table:table-cell office:value-type="float" office:value="74.6255" calcext:value-type="float">
            <text:p>74.6255</text:p>
          </table:table-cell>
          <table:table-cell office:value-type="float" office:value="95.7626" calcext:value-type="float">
            <text:p>95.762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72" calcext:value-type="float">
            <text:p>45.1272</text:p>
          </table:table-cell>
          <table:table-cell office:value-type="float" office:value="64.2189" calcext:value-type="float">
            <text:p>64.2189</text:p>
          </table:table-cell>
          <table:table-cell office:value-type="float" office:value="78.9377" calcext:value-type="float">
            <text:p>78.937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936" calcext:value-type="float">
            <text:p>56.9936</text:p>
          </table:table-cell>
          <table:table-cell office:value-type="float" office:value="75.7281" calcext:value-type="float">
            <text:p>75.7281</text:p>
          </table:table-cell>
          <table:table-cell office:value-type="float" office:value="95.4524" calcext:value-type="float">
            <text:p>95.452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14" calcext:value-type="float">
            <text:p>48.5814</text:p>
          </table:table-cell>
          <table:table-cell office:value-type="float" office:value="77.0792" calcext:value-type="float">
            <text:p>77.0792</text:p>
          </table:table-cell>
          <table:table-cell office:value-type="float" office:value="95.5095" calcext:value-type="float">
            <text:p>95.509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36" calcext:value-type="float">
            <text:p>46.5136</text:p>
          </table:table-cell>
          <table:table-cell office:value-type="float" office:value="82.3952" calcext:value-type="float">
            <text:p>82.3952</text:p>
          </table:table-cell>
          <table:table-cell office:value-type="float" office:value="104.517" calcext:value-type="float">
            <text:p>104.51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72" calcext:value-type="float">
            <text:p>42.5472</text:p>
          </table:table-cell>
          <table:table-cell office:value-type="float" office:value="74.6201" calcext:value-type="float">
            <text:p>74.6201</text:p>
          </table:table-cell>
          <table:table-cell office:value-type="float" office:value="95.7551" calcext:value-type="float">
            <text:p>95.755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72" calcext:value-type="float">
            <text:p>45.1272</text:p>
          </table:table-cell>
          <table:table-cell office:value-type="float" office:value="64.2188" calcext:value-type="float">
            <text:p>64.2188</text:p>
          </table:table-cell>
          <table:table-cell office:value-type="float" office:value="78.9376" calcext:value-type="float">
            <text:p>78.937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687" calcext:value-type="float">
            <text:p>56.9687</text:p>
          </table:table-cell>
          <table:table-cell office:value-type="float" office:value="75.667" calcext:value-type="float">
            <text:p>75.667</text:p>
          </table:table-cell>
          <table:table-cell office:value-type="float" office:value="95.4536" calcext:value-type="float">
            <text:p>95.453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22" calcext:value-type="float">
            <text:p>48.5822</text:p>
          </table:table-cell>
          <table:table-cell office:value-type="float" office:value="77.0804" calcext:value-type="float">
            <text:p>77.0804</text:p>
          </table:table-cell>
          <table:table-cell office:value-type="float" office:value="95.5107" calcext:value-type="float">
            <text:p>95.510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39" calcext:value-type="float">
            <text:p>46.5139</text:p>
          </table:table-cell>
          <table:table-cell office:value-type="float" office:value="82.3958" calcext:value-type="float">
            <text:p>82.3958</text:p>
          </table:table-cell>
          <table:table-cell office:value-type="float" office:value="104.518" calcext:value-type="float">
            <text:p>104.51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81" calcext:value-type="float">
            <text:p>42.5481</text:p>
          </table:table-cell>
          <table:table-cell office:value-type="float" office:value="74.622" calcext:value-type="float">
            <text:p>74.622</text:p>
          </table:table-cell>
          <table:table-cell office:value-type="float" office:value="95.758" calcext:value-type="float">
            <text:p>95.75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72" calcext:value-type="float">
            <text:p>45.1272</text:p>
          </table:table-cell>
          <table:table-cell office:value-type="float" office:value="64.2189" calcext:value-type="float">
            <text:p>64.2189</text:p>
          </table:table-cell>
          <table:table-cell office:value-type="float" office:value="78.9376" calcext:value-type="float">
            <text:p>78.937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508" calcext:value-type="float">
            <text:p>56.9508</text:p>
          </table:table-cell>
          <table:table-cell office:value-type="float" office:value="75.6202" calcext:value-type="float">
            <text:p>75.6202</text:p>
          </table:table-cell>
          <table:table-cell office:value-type="float" office:value="95.4514" calcext:value-type="float">
            <text:p>95.451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15" calcext:value-type="float">
            <text:p>48.5815</text:p>
          </table:table-cell>
          <table:table-cell office:value-type="float" office:value="77.0799" calcext:value-type="float">
            <text:p>77.0799</text:p>
          </table:table-cell>
          <table:table-cell office:value-type="float" office:value="95.5113" calcext:value-type="float">
            <text:p>95.511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46" calcext:value-type="float">
            <text:p>46.5146</text:p>
          </table:table-cell>
          <table:table-cell office:value-type="float" office:value="82.397" calcext:value-type="float">
            <text:p>82.397</text:p>
          </table:table-cell>
          <table:table-cell office:value-type="float" office:value="104.52" calcext:value-type="float">
            <text:p>104.5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91" calcext:value-type="float">
            <text:p>42.5491</text:p>
          </table:table-cell>
          <table:table-cell office:value-type="float" office:value="74.6238" calcext:value-type="float">
            <text:p>74.6238</text:p>
          </table:table-cell>
          <table:table-cell office:value-type="float" office:value="95.7603" calcext:value-type="float">
            <text:p>95.760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69" calcext:value-type="float">
            <text:p>45.1269</text:p>
          </table:table-cell>
          <table:table-cell office:value-type="float" office:value="64.2188" calcext:value-type="float">
            <text:p>64.2188</text:p>
          </table:table-cell>
          <table:table-cell office:value-type="float" office:value="78.9384" calcext:value-type="float">
            <text:p>78.938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367" calcext:value-type="float">
            <text:p>56.9367</text:p>
          </table:table-cell>
          <table:table-cell office:value-type="float" office:value="75.5802" calcext:value-type="float">
            <text:p>75.5802</text:p>
          </table:table-cell>
          <table:table-cell office:value-type="float" office:value="95.4493" calcext:value-type="float">
            <text:p>95.449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05" calcext:value-type="float">
            <text:p>48.5805</text:p>
          </table:table-cell>
          <table:table-cell office:value-type="float" office:value="77.0788" calcext:value-type="float">
            <text:p>77.0788</text:p>
          </table:table-cell>
          <table:table-cell office:value-type="float" office:value="95.5111" calcext:value-type="float">
            <text:p>95.511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53" calcext:value-type="float">
            <text:p>46.5153</text:p>
          </table:table-cell>
          <table:table-cell office:value-type="float" office:value="82.398" calcext:value-type="float">
            <text:p>82.398</text:p>
          </table:table-cell>
          <table:table-cell office:value-type="float" office:value="104.521" calcext:value-type="float">
            <text:p>104.52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26" calcext:value-type="float">
            <text:p>42.5526</text:p>
          </table:table-cell>
          <table:table-cell office:value-type="float" office:value="74.6301" calcext:value-type="float">
            <text:p>74.6301</text:p>
          </table:table-cell>
          <table:table-cell office:value-type="float" office:value="95.7691" calcext:value-type="float">
            <text:p>95.769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74" calcext:value-type="float">
            <text:p>45.1274</text:p>
          </table:table-cell>
          <table:table-cell office:value-type="float" office:value="64.2207" calcext:value-type="float">
            <text:p>64.2207</text:p>
          </table:table-cell>
          <table:table-cell office:value-type="float" office:value="78.9427" calcext:value-type="float">
            <text:p>78.942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224" calcext:value-type="float">
            <text:p>56.9224</text:p>
          </table:table-cell>
          <table:table-cell office:value-type="float" office:value="75.5402" calcext:value-type="float">
            <text:p>75.5402</text:p>
          </table:table-cell>
          <table:table-cell office:value-type="float" office:value="95.4506" calcext:value-type="float">
            <text:p>95.450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04" calcext:value-type="float">
            <text:p>48.5804</text:p>
          </table:table-cell>
          <table:table-cell office:value-type="float" office:value="77.0789" calcext:value-type="float">
            <text:p>77.0789</text:p>
          </table:table-cell>
          <table:table-cell office:value-type="float" office:value="95.5116" calcext:value-type="float">
            <text:p>95.511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51" calcext:value-type="float">
            <text:p>46.5151</text:p>
          </table:table-cell>
          <table:table-cell office:value-type="float" office:value="82.3978" calcext:value-type="float">
            <text:p>82.3978</text:p>
          </table:table-cell>
          <table:table-cell office:value-type="float" office:value="104.521" calcext:value-type="float">
            <text:p>104.52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54" calcext:value-type="float">
            <text:p>42.5554</text:p>
          </table:table-cell>
          <table:table-cell office:value-type="float" office:value="74.6343" calcext:value-type="float">
            <text:p>74.6343</text:p>
          </table:table-cell>
          <table:table-cell office:value-type="float" office:value="95.7736" calcext:value-type="float">
            <text:p>95.773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78" calcext:value-type="float">
            <text:p>45.1278</text:p>
          </table:table-cell>
          <table:table-cell office:value-type="float" office:value="64.2232" calcext:value-type="float">
            <text:p>64.2232</text:p>
          </table:table-cell>
          <table:table-cell office:value-type="float" office:value="78.9493" calcext:value-type="float">
            <text:p>78.949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022" calcext:value-type="float">
            <text:p>56.9022</text:p>
          </table:table-cell>
          <table:table-cell office:value-type="float" office:value="75.4837" calcext:value-type="float">
            <text:p>75.4837</text:p>
          </table:table-cell>
          <table:table-cell office:value-type="float" office:value="95.4489" calcext:value-type="float">
            <text:p>95.448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1" calcext:value-type="float">
            <text:p>48.581</text:p>
          </table:table-cell>
          <table:table-cell office:value-type="float" office:value="77.0799" calcext:value-type="float">
            <text:p>77.0799</text:p>
          </table:table-cell>
          <table:table-cell office:value-type="float" office:value="95.5129" calcext:value-type="float">
            <text:p>95.512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51" calcext:value-type="float">
            <text:p>46.5151</text:p>
          </table:table-cell>
          <table:table-cell office:value-type="float" office:value="82.3979" calcext:value-type="float">
            <text:p>82.3979</text:p>
          </table:table-cell>
          <table:table-cell office:value-type="float" office:value="104.521" calcext:value-type="float">
            <text:p>104.52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76" calcext:value-type="float">
            <text:p>42.5576</text:p>
          </table:table-cell>
          <table:table-cell office:value-type="float" office:value="74.6373" calcext:value-type="float">
            <text:p>74.6373</text:p>
          </table:table-cell>
          <table:table-cell office:value-type="float" office:value="95.7764" calcext:value-type="float">
            <text:p>95.776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79" calcext:value-type="float">
            <text:p>45.1279</text:p>
          </table:table-cell>
          <table:table-cell office:value-type="float" office:value="64.2248" calcext:value-type="float">
            <text:p>64.2248</text:p>
          </table:table-cell>
          <table:table-cell office:value-type="float" office:value="78.9541" calcext:value-type="float">
            <text:p>78.954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853" calcext:value-type="float">
            <text:p>56.8853</text:p>
          </table:table-cell>
          <table:table-cell office:value-type="float" office:value="75.4323" calcext:value-type="float">
            <text:p>75.4323</text:p>
          </table:table-cell>
          <table:table-cell office:value-type="float" office:value="95.414" calcext:value-type="float">
            <text:p>95.41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38" calcext:value-type="float">
            <text:p>48.5838</text:p>
          </table:table-cell>
          <table:table-cell office:value-type="float" office:value="77.0849" calcext:value-type="float">
            <text:p>77.0849</text:p>
          </table:table-cell>
          <table:table-cell office:value-type="float" office:value="95.5191" calcext:value-type="float">
            <text:p>95.519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59" calcext:value-type="float">
            <text:p>46.5159</text:p>
          </table:table-cell>
          <table:table-cell office:value-type="float" office:value="82.3993" calcext:value-type="float">
            <text:p>82.3993</text:p>
          </table:table-cell>
          <table:table-cell office:value-type="float" office:value="104.523" calcext:value-type="float">
            <text:p>104.52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79" calcext:value-type="float">
            <text:p>42.5579</text:p>
          </table:table-cell>
          <table:table-cell office:value-type="float" office:value="74.6379" calcext:value-type="float">
            <text:p>74.6379</text:p>
          </table:table-cell>
          <table:table-cell office:value-type="float" office:value="95.7772" calcext:value-type="float">
            <text:p>95.777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95" calcext:value-type="float">
            <text:p>45.1295</text:p>
          </table:table-cell>
          <table:table-cell office:value-type="float" office:value="64.2279" calcext:value-type="float">
            <text:p>64.2279</text:p>
          </table:table-cell>
          <table:table-cell office:value-type="float" office:value="78.958" calcext:value-type="float">
            <text:p>78.95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786" calcext:value-type="float">
            <text:p>56.8786</text:p>
          </table:table-cell>
          <table:table-cell office:value-type="float" office:value="75.4077" calcext:value-type="float">
            <text:p>75.4077</text:p>
          </table:table-cell>
          <table:table-cell office:value-type="float" office:value="95.3983" calcext:value-type="float">
            <text:p>95.398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62" calcext:value-type="float">
            <text:p>48.5862</text:p>
          </table:table-cell>
          <table:table-cell office:value-type="float" office:value="77.0887" calcext:value-type="float">
            <text:p>77.0887</text:p>
          </table:table-cell>
          <table:table-cell office:value-type="float" office:value="95.5233" calcext:value-type="float">
            <text:p>95.523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86" calcext:value-type="float">
            <text:p>46.5186</text:p>
          </table:table-cell>
          <table:table-cell office:value-type="float" office:value="82.4034" calcext:value-type="float">
            <text:p>82.4034</text:p>
          </table:table-cell>
          <table:table-cell office:value-type="float" office:value="104.528" calcext:value-type="float">
            <text:p>104.52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84" calcext:value-type="float">
            <text:p>42.5584</text:p>
          </table:table-cell>
          <table:table-cell office:value-type="float" office:value="74.6386" calcext:value-type="float">
            <text:p>74.6386</text:p>
          </table:table-cell>
          <table:table-cell office:value-type="float" office:value="95.7778" calcext:value-type="float">
            <text:p>95.777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08" calcext:value-type="float">
            <text:p>45.1308</text:p>
          </table:table-cell>
          <table:table-cell office:value-type="float" office:value="64.2303" calcext:value-type="float">
            <text:p>64.2303</text:p>
          </table:table-cell>
          <table:table-cell office:value-type="float" office:value="78.9611" calcext:value-type="float">
            <text:p>78.961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759" calcext:value-type="float">
            <text:p>56.8759</text:p>
          </table:table-cell>
          <table:table-cell office:value-type="float" office:value="75.3894" calcext:value-type="float">
            <text:p>75.3894</text:p>
          </table:table-cell>
          <table:table-cell office:value-type="float" office:value="95.3927" calcext:value-type="float">
            <text:p>95.392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88" calcext:value-type="float">
            <text:p>48.5888</text:p>
          </table:table-cell>
          <table:table-cell office:value-type="float" office:value="77.0932" calcext:value-type="float">
            <text:p>77.0932</text:p>
          </table:table-cell>
          <table:table-cell office:value-type="float" office:value="95.5286" calcext:value-type="float">
            <text:p>95.528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87" calcext:value-type="float">
            <text:p>46.5187</text:p>
          </table:table-cell>
          <table:table-cell office:value-type="float" office:value="82.4035" calcext:value-type="float">
            <text:p>82.4035</text:p>
          </table:table-cell>
          <table:table-cell office:value-type="float" office:value="104.527" calcext:value-type="float">
            <text:p>104.52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05" calcext:value-type="float">
            <text:p>42.5605</text:p>
          </table:table-cell>
          <table:table-cell office:value-type="float" office:value="74.6417" calcext:value-type="float">
            <text:p>74.6417</text:p>
          </table:table-cell>
          <table:table-cell office:value-type="float" office:value="95.7811" calcext:value-type="float">
            <text:p>95.781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14" calcext:value-type="float">
            <text:p>45.1314</text:p>
          </table:table-cell>
          <table:table-cell office:value-type="float" office:value="64.2314" calcext:value-type="float">
            <text:p>64.2314</text:p>
          </table:table-cell>
          <table:table-cell office:value-type="float" office:value="78.9621" calcext:value-type="float">
            <text:p>78.962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801" calcext:value-type="float">
            <text:p>56.8801</text:p>
          </table:table-cell>
          <table:table-cell office:value-type="float" office:value="75.3761" calcext:value-type="float">
            <text:p>75.3761</text:p>
          </table:table-cell>
          <table:table-cell office:value-type="float" office:value="95.3893" calcext:value-type="float">
            <text:p>95.389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03" calcext:value-type="float">
            <text:p>48.5903</text:p>
          </table:table-cell>
          <table:table-cell office:value-type="float" office:value="77.0956" calcext:value-type="float">
            <text:p>77.0956</text:p>
          </table:table-cell>
          <table:table-cell office:value-type="float" office:value="95.5313" calcext:value-type="float">
            <text:p>95.531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85" calcext:value-type="float">
            <text:p>46.5185</text:p>
          </table:table-cell>
          <table:table-cell office:value-type="float" office:value="82.403" calcext:value-type="float">
            <text:p>82.403</text:p>
          </table:table-cell>
          <table:table-cell office:value-type="float" office:value="104.527" calcext:value-type="float">
            <text:p>104.52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68" calcext:value-type="float">
            <text:p>42.5668</text:p>
          </table:table-cell>
          <table:table-cell office:value-type="float" office:value="74.6515" calcext:value-type="float">
            <text:p>74.6515</text:p>
          </table:table-cell>
          <table:table-cell office:value-type="float" office:value="95.7922" calcext:value-type="float">
            <text:p>95.792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19" calcext:value-type="float">
            <text:p>45.1319</text:p>
          </table:table-cell>
          <table:table-cell office:value-type="float" office:value="64.2322" calcext:value-type="float">
            <text:p>64.2322</text:p>
          </table:table-cell>
          <table:table-cell office:value-type="float" office:value="78.9628" calcext:value-type="float">
            <text:p>78.962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895" calcext:value-type="float">
            <text:p>56.8895</text:p>
          </table:table-cell>
          <table:table-cell office:value-type="float" office:value="75.3732" calcext:value-type="float">
            <text:p>75.3732</text:p>
          </table:table-cell>
          <table:table-cell office:value-type="float" office:value="95.3796" calcext:value-type="float">
            <text:p>95.379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12" calcext:value-type="float">
            <text:p>48.5912</text:p>
          </table:table-cell>
          <table:table-cell office:value-type="float" office:value="77.0973" calcext:value-type="float">
            <text:p>77.0973</text:p>
          </table:table-cell>
          <table:table-cell office:value-type="float" office:value="95.5334" calcext:value-type="float">
            <text:p>95.533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81" calcext:value-type="float">
            <text:p>46.5181</text:p>
          </table:table-cell>
          <table:table-cell office:value-type="float" office:value="82.4025" calcext:value-type="float">
            <text:p>82.4025</text:p>
          </table:table-cell>
          <table:table-cell office:value-type="float" office:value="104.526" calcext:value-type="float">
            <text:p>104.52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64" calcext:value-type="float">
            <text:p>42.5664</text:p>
          </table:table-cell>
          <table:table-cell office:value-type="float" office:value="74.6502" calcext:value-type="float">
            <text:p>74.6502</text:p>
          </table:table-cell>
          <table:table-cell office:value-type="float" office:value="95.7897" calcext:value-type="float">
            <text:p>95.7897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32" calcext:value-type="float">
            <text:p>45.132</text:p>
          </table:table-cell>
          <table:table-cell office:value-type="float" office:value="64.2319" calcext:value-type="float">
            <text:p>64.2319</text:p>
          </table:table-cell>
          <table:table-cell office:value-type="float" office:value="78.9615" calcext:value-type="float">
            <text:p>78.961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026" calcext:value-type="float">
            <text:p>56.9026</text:p>
          </table:table-cell>
          <table:table-cell office:value-type="float" office:value="75.3743" calcext:value-type="float">
            <text:p>75.3743</text:p>
          </table:table-cell>
          <table:table-cell office:value-type="float" office:value="95.3714" calcext:value-type="float">
            <text:p>95.371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18" calcext:value-type="float">
            <text:p>48.5918</text:p>
          </table:table-cell>
          <table:table-cell office:value-type="float" office:value="77.0983" calcext:value-type="float">
            <text:p>77.0983</text:p>
          </table:table-cell>
          <table:table-cell office:value-type="float" office:value="95.5345" calcext:value-type="float">
            <text:p>95.534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73" calcext:value-type="float">
            <text:p>46.5173</text:p>
          </table:table-cell>
          <table:table-cell office:value-type="float" office:value="82.4012" calcext:value-type="float">
            <text:p>82.4012</text:p>
          </table:table-cell>
          <table:table-cell office:value-type="float" office:value="104.524" calcext:value-type="float">
            <text:p>104.52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94" calcext:value-type="float">
            <text:p>42.5694</text:p>
          </table:table-cell>
          <table:table-cell office:value-type="float" office:value="74.6544" calcext:value-type="float">
            <text:p>74.6544</text:p>
          </table:table-cell>
          <table:table-cell office:value-type="float" office:value="95.7936" calcext:value-type="float">
            <text:p>95.793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1" calcext:value-type="float">
            <text:p>45.131</text:p>
          </table:table-cell>
          <table:table-cell office:value-type="float" office:value="64.2291" calcext:value-type="float">
            <text:p>64.2291</text:p>
          </table:table-cell>
          <table:table-cell office:value-type="float" office:value="78.9562" calcext:value-type="float">
            <text:p>78.956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145" calcext:value-type="float">
            <text:p>56.9145</text:p>
          </table:table-cell>
          <table:table-cell office:value-type="float" office:value="75.3752" calcext:value-type="float">
            <text:p>75.3752</text:p>
          </table:table-cell>
          <table:table-cell office:value-type="float" office:value="95.36" calcext:value-type="float">
            <text:p>95.3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17" calcext:value-type="float">
            <text:p>48.5917</text:p>
          </table:table-cell>
          <table:table-cell office:value-type="float" office:value="77.0986" calcext:value-type="float">
            <text:p>77.0986</text:p>
          </table:table-cell>
          <table:table-cell office:value-type="float" office:value="95.5356" calcext:value-type="float">
            <text:p>95.535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65" calcext:value-type="float">
            <text:p>46.5165</text:p>
          </table:table-cell>
          <table:table-cell office:value-type="float" office:value="82.4001" calcext:value-type="float">
            <text:p>82.4001</text:p>
          </table:table-cell>
          <table:table-cell office:value-type="float" office:value="104.523" calcext:value-type="float">
            <text:p>104.52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31" calcext:value-type="float">
            <text:p>42.5731</text:p>
          </table:table-cell>
          <table:table-cell office:value-type="float" office:value="74.6589" calcext:value-type="float">
            <text:p>74.6589</text:p>
          </table:table-cell>
          <table:table-cell office:value-type="float" office:value="95.7969" calcext:value-type="float">
            <text:p>95.796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09" calcext:value-type="float">
            <text:p>45.1309</text:p>
          </table:table-cell>
          <table:table-cell office:value-type="float" office:value="64.2285" calcext:value-type="float">
            <text:p>64.2285</text:p>
          </table:table-cell>
          <table:table-cell office:value-type="float" office:value="78.9548" calcext:value-type="float">
            <text:p>78.954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281" calcext:value-type="float">
            <text:p>56.9281</text:p>
          </table:table-cell>
          <table:table-cell office:value-type="float" office:value="75.3855" calcext:value-type="float">
            <text:p>75.3855</text:p>
          </table:table-cell>
          <table:table-cell office:value-type="float" office:value="95.3622" calcext:value-type="float">
            <text:p>95.362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24" calcext:value-type="float">
            <text:p>48.5924</text:p>
          </table:table-cell>
          <table:table-cell office:value-type="float" office:value="77.1" calcext:value-type="float">
            <text:p>77.1</text:p>
          </table:table-cell>
          <table:table-cell office:value-type="float" office:value="95.5378" calcext:value-type="float">
            <text:p>95.537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49" calcext:value-type="float">
            <text:p>46.5149</text:p>
          </table:table-cell>
          <table:table-cell office:value-type="float" office:value="82.3976" calcext:value-type="float">
            <text:p>82.3976</text:p>
          </table:table-cell>
          <table:table-cell office:value-type="float" office:value="104.52" calcext:value-type="float">
            <text:p>104.5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89" calcext:value-type="float">
            <text:p>42.5789</text:p>
          </table:table-cell>
          <table:table-cell office:value-type="float" office:value="74.6661" calcext:value-type="float">
            <text:p>74.6661</text:p>
          </table:table-cell>
          <table:table-cell office:value-type="float" office:value="95.8022" calcext:value-type="float">
            <text:p>95.802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1" calcext:value-type="float">
            <text:p>45.131</text:p>
          </table:table-cell>
          <table:table-cell office:value-type="float" office:value="64.2287" calcext:value-type="float">
            <text:p>64.2287</text:p>
          </table:table-cell>
          <table:table-cell office:value-type="float" office:value="78.9548" calcext:value-type="float">
            <text:p>78.954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487" calcext:value-type="float">
            <text:p>56.9487</text:p>
          </table:table-cell>
          <table:table-cell office:value-type="float" office:value="75.409" calcext:value-type="float">
            <text:p>75.409</text:p>
          </table:table-cell>
          <table:table-cell office:value-type="float" office:value="95.3691" calcext:value-type="float">
            <text:p>95.369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56" calcext:value-type="float">
            <text:p>48.5956</text:p>
          </table:table-cell>
          <table:table-cell office:value-type="float" office:value="77.1053" calcext:value-type="float">
            <text:p>77.1053</text:p>
          </table:table-cell>
          <table:table-cell office:value-type="float" office:value="95.5436" calcext:value-type="float">
            <text:p>95.543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42" calcext:value-type="float">
            <text:p>46.5142</text:p>
          </table:table-cell>
          <table:table-cell office:value-type="float" office:value="82.3965" calcext:value-type="float">
            <text:p>82.3965</text:p>
          </table:table-cell>
          <table:table-cell office:value-type="float" office:value="104.519" calcext:value-type="float">
            <text:p>104.51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49" calcext:value-type="float">
            <text:p>42.5849</text:p>
          </table:table-cell>
          <table:table-cell office:value-type="float" office:value="74.675" calcext:value-type="float">
            <text:p>74.675</text:p>
          </table:table-cell>
          <table:table-cell office:value-type="float" office:value="95.8117" calcext:value-type="float">
            <text:p>95.8117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314" calcext:value-type="float">
            <text:p>45.1314</text:p>
          </table:table-cell>
          <table:table-cell office:value-type="float" office:value="64.229" calcext:value-type="float">
            <text:p>64.229</text:p>
          </table:table-cell>
          <table:table-cell office:value-type="float" office:value="78.9543" calcext:value-type="float">
            <text:p>78.954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751" calcext:value-type="float">
            <text:p>56.9751</text:p>
          </table:table-cell>
          <table:table-cell office:value-type="float" office:value="75.4417" calcext:value-type="float">
            <text:p>75.4417</text:p>
          </table:table-cell>
          <table:table-cell office:value-type="float" office:value="95.3663" calcext:value-type="float">
            <text:p>95.366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72" calcext:value-type="float">
            <text:p>48.5972</text:p>
          </table:table-cell>
          <table:table-cell office:value-type="float" office:value="77.1079" calcext:value-type="float">
            <text:p>77.1079</text:p>
          </table:table-cell>
          <table:table-cell office:value-type="float" office:value="95.5466" calcext:value-type="float">
            <text:p>95.546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3" calcext:value-type="float">
            <text:p>46.513</text:p>
          </table:table-cell>
          <table:table-cell office:value-type="float" office:value="82.3944" calcext:value-type="float">
            <text:p>82.3944</text:p>
          </table:table-cell>
          <table:table-cell office:value-type="float" office:value="104.516" calcext:value-type="float">
            <text:p>104.51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04" calcext:value-type="float">
            <text:p>42.5904</text:p>
          </table:table-cell>
          <table:table-cell office:value-type="float" office:value="74.6819" calcext:value-type="float">
            <text:p>74.6819</text:p>
          </table:table-cell>
          <table:table-cell office:value-type="float" office:value="95.817" calcext:value-type="float">
            <text:p>95.81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12" calcext:value-type="float">
            <text:p>45.1312</text:p>
          </table:table-cell>
          <table:table-cell office:value-type="float" office:value="64.2285" calcext:value-type="float">
            <text:p>64.2285</text:p>
          </table:table-cell>
          <table:table-cell office:value-type="float" office:value="78.9534" calcext:value-type="float">
            <text:p>78.953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041" calcext:value-type="float">
            <text:p>57.0041</text:p>
          </table:table-cell>
          <table:table-cell office:value-type="float" office:value="75.4763" calcext:value-type="float">
            <text:p>75.4763</text:p>
          </table:table-cell>
          <table:table-cell office:value-type="float" office:value="95.3543" calcext:value-type="float">
            <text:p>95.354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82" calcext:value-type="float">
            <text:p>48.5982</text:p>
          </table:table-cell>
          <table:table-cell office:value-type="float" office:value="77.1095" calcext:value-type="float">
            <text:p>77.1095</text:p>
          </table:table-cell>
          <table:table-cell office:value-type="float" office:value="95.5483" calcext:value-type="float">
            <text:p>95.548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12" calcext:value-type="float">
            <text:p>46.5112</text:p>
          </table:table-cell>
          <table:table-cell office:value-type="float" office:value="82.3915" calcext:value-type="float">
            <text:p>82.3915</text:p>
          </table:table-cell>
          <table:table-cell office:value-type="float" office:value="104.512" calcext:value-type="float">
            <text:p>104.51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32" calcext:value-type="float">
            <text:p>42.5932</text:p>
          </table:table-cell>
          <table:table-cell office:value-type="float" office:value="74.685" calcext:value-type="float">
            <text:p>74.685</text:p>
          </table:table-cell>
          <table:table-cell office:value-type="float" office:value="95.8183" calcext:value-type="float">
            <text:p>95.818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82" calcext:value-type="float">
            <text:p>45.1282</text:p>
          </table:table-cell>
          <table:table-cell office:value-type="float" office:value="64.2227" calcext:value-type="float">
            <text:p>64.2227</text:p>
          </table:table-cell>
          <table:table-cell office:value-type="float" office:value="78.9458" calcext:value-type="float">
            <text:p>78.945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245" calcext:value-type="float">
            <text:p>57.0245</text:p>
          </table:table-cell>
          <table:table-cell office:value-type="float" office:value="75.5003" calcext:value-type="float">
            <text:p>75.5003</text:p>
          </table:table-cell>
          <table:table-cell office:value-type="float" office:value="95.3421" calcext:value-type="float">
            <text:p>95.342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08" calcext:value-type="float">
            <text:p>48.6008</text:p>
          </table:table-cell>
          <table:table-cell office:value-type="float" office:value="77.114" calcext:value-type="float">
            <text:p>77.114</text:p>
          </table:table-cell>
          <table:table-cell office:value-type="float" office:value="95.5538" calcext:value-type="float">
            <text:p>95.553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77" calcext:value-type="float">
            <text:p>46.5077</text:p>
          </table:table-cell>
          <table:table-cell office:value-type="float" office:value="82.3859" calcext:value-type="float">
            <text:p>82.3859</text:p>
          </table:table-cell>
          <table:table-cell office:value-type="float" office:value="104.505" calcext:value-type="float">
            <text:p>104.50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94" calcext:value-type="float">
            <text:p>42.5994</text:p>
          </table:table-cell>
          <table:table-cell office:value-type="float" office:value="74.691" calcext:value-type="float">
            <text:p>74.691</text:p>
          </table:table-cell>
          <table:table-cell office:value-type="float" office:value="95.8193" calcext:value-type="float">
            <text:p>95.819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29" calcext:value-type="float">
            <text:p>45.1229</text:p>
          </table:table-cell>
          <table:table-cell office:value-type="float" office:value="64.2116" calcext:value-type="float">
            <text:p>64.2116</text:p>
          </table:table-cell>
          <table:table-cell office:value-type="float" office:value="78.9302" calcext:value-type="float">
            <text:p>78.930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496" calcext:value-type="float">
            <text:p>57.0496</text:p>
          </table:table-cell>
          <table:table-cell office:value-type="float" office:value="75.5344" calcext:value-type="float">
            <text:p>75.5344</text:p>
          </table:table-cell>
          <table:table-cell office:value-type="float" office:value="95.3357" calcext:value-type="float">
            <text:p>95.335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22" calcext:value-type="float">
            <text:p>48.6022</text:p>
          </table:table-cell>
          <table:table-cell office:value-type="float" office:value="77.1164" calcext:value-type="float">
            <text:p>77.1164</text:p>
          </table:table-cell>
          <table:table-cell office:value-type="float" office:value="95.557" calcext:value-type="float">
            <text:p>95.55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35" calcext:value-type="float">
            <text:p>46.5035</text:p>
          </table:table-cell>
          <table:table-cell office:value-type="float" office:value="82.3792" calcext:value-type="float">
            <text:p>82.3792</text:p>
          </table:table-cell>
          <table:table-cell office:value-type="float" office:value="104.497" calcext:value-type="float">
            <text:p>104.49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056" calcext:value-type="float">
            <text:p>42.6056</text:p>
          </table:table-cell>
          <table:table-cell office:value-type="float" office:value="74.6984" calcext:value-type="float">
            <text:p>74.6984</text:p>
          </table:table-cell>
          <table:table-cell office:value-type="float" office:value="95.8242" calcext:value-type="float">
            <text:p>95.824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157" calcext:value-type="float">
            <text:p>45.1157</text:p>
          </table:table-cell>
          <table:table-cell office:value-type="float" office:value="64.1956" calcext:value-type="float">
            <text:p>64.1956</text:p>
          </table:table-cell>
          <table:table-cell office:value-type="float" office:value="78.9058" calcext:value-type="float">
            <text:p>78.905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749" calcext:value-type="float">
            <text:p>57.0749</text:p>
          </table:table-cell>
          <table:table-cell office:value-type="float" office:value="75.5647" calcext:value-type="float">
            <text:p>75.5647</text:p>
          </table:table-cell>
          <table:table-cell office:value-type="float" office:value="95.3142" calcext:value-type="float">
            <text:p>95.314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38" calcext:value-type="float">
            <text:p>48.6038</text:p>
          </table:table-cell>
          <table:table-cell office:value-type="float" office:value="77.1191" calcext:value-type="float">
            <text:p>77.1191</text:p>
          </table:table-cell>
          <table:table-cell office:value-type="float" office:value="95.5601" calcext:value-type="float">
            <text:p>95.560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99" calcext:value-type="float">
            <text:p>46.4999</text:p>
          </table:table-cell>
          <table:table-cell office:value-type="float" office:value="82.3739" calcext:value-type="float">
            <text:p>82.3739</text:p>
          </table:table-cell>
          <table:table-cell office:value-type="float" office:value="104.491" calcext:value-type="float">
            <text:p>104.49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138" calcext:value-type="float">
            <text:p>42.6138</text:p>
          </table:table-cell>
          <table:table-cell office:value-type="float" office:value="74.7082" calcext:value-type="float">
            <text:p>74.7082</text:p>
          </table:table-cell>
          <table:table-cell office:value-type="float" office:value="95.8304" calcext:value-type="float">
            <text:p>95.830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128" calcext:value-type="float">
            <text:p>45.1128</text:p>
          </table:table-cell>
          <table:table-cell office:value-type="float" office:value="64.189" calcext:value-type="float">
            <text:p>64.189</text:p>
          </table:table-cell>
          <table:table-cell office:value-type="float" office:value="78.8954" calcext:value-type="float">
            <text:p>78.895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036" calcext:value-type="float">
            <text:p>57.1036</text:p>
          </table:table-cell>
          <table:table-cell office:value-type="float" office:value="75.5926" calcext:value-type="float">
            <text:p>75.5926</text:p>
          </table:table-cell>
          <table:table-cell office:value-type="float" office:value="95.264" calcext:value-type="float">
            <text:p>95.26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42" calcext:value-type="float">
            <text:p>48.6042</text:p>
          </table:table-cell>
          <table:table-cell office:value-type="float" office:value="77.1199" calcext:value-type="float">
            <text:p>77.1199</text:p>
          </table:table-cell>
          <table:table-cell office:value-type="float" office:value="95.5609" calcext:value-type="float">
            <text:p>95.560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78" calcext:value-type="float">
            <text:p>46.4978</text:p>
          </table:table-cell>
          <table:table-cell office:value-type="float" office:value="82.3705" calcext:value-type="float">
            <text:p>82.3705</text:p>
          </table:table-cell>
          <table:table-cell office:value-type="float" office:value="104.486" calcext:value-type="float">
            <text:p>104.48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191" calcext:value-type="float">
            <text:p>42.6191</text:p>
          </table:table-cell>
          <table:table-cell office:value-type="float" office:value="74.7157" calcext:value-type="float">
            <text:p>74.7157</text:p>
          </table:table-cell>
          <table:table-cell office:value-type="float" office:value="95.8382" calcext:value-type="float">
            <text:p>95.838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68" calcext:value-type="float">
            <text:p>45.1068</text:p>
          </table:table-cell>
          <table:table-cell office:value-type="float" office:value="64.1765" calcext:value-type="float">
            <text:p>64.1765</text:p>
          </table:table-cell>
          <table:table-cell office:value-type="float" office:value="78.8775" calcext:value-type="float">
            <text:p>78.877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244" calcext:value-type="float">
            <text:p>57.1244</text:p>
          </table:table-cell>
          <table:table-cell office:value-type="float" office:value="75.6218" calcext:value-type="float">
            <text:p>75.6218</text:p>
          </table:table-cell>
          <table:table-cell office:value-type="float" office:value="95.2537" calcext:value-type="float">
            <text:p>95.253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43" calcext:value-type="float">
            <text:p>48.6043</text:p>
          </table:table-cell>
          <table:table-cell office:value-type="float" office:value="77.12" calcext:value-type="float">
            <text:p>77.12</text:p>
          </table:table-cell>
          <table:table-cell office:value-type="float" office:value="95.561" calcext:value-type="float">
            <text:p>95.56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62" calcext:value-type="float">
            <text:p>46.4962</text:p>
          </table:table-cell>
          <table:table-cell office:value-type="float" office:value="82.3678" calcext:value-type="float">
            <text:p>82.3678</text:p>
          </table:table-cell>
          <table:table-cell office:value-type="float" office:value="104.483" calcext:value-type="float">
            <text:p>104.48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247" calcext:value-type="float">
            <text:p>42.6247</text:p>
          </table:table-cell>
          <table:table-cell office:value-type="float" office:value="74.7244" calcext:value-type="float">
            <text:p>74.7244</text:p>
          </table:table-cell>
          <table:table-cell office:value-type="float" office:value="95.848" calcext:value-type="float">
            <text:p>95.84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73" calcext:value-type="float">
            <text:p>45.1073</text:p>
          </table:table-cell>
          <table:table-cell office:value-type="float" office:value="64.177" calcext:value-type="float">
            <text:p>64.177</text:p>
          </table:table-cell>
          <table:table-cell office:value-type="float" office:value="78.8771" calcext:value-type="float">
            <text:p>78.877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425" calcext:value-type="float">
            <text:p>57.1425</text:p>
          </table:table-cell>
          <table:table-cell office:value-type="float" office:value="75.6459" calcext:value-type="float">
            <text:p>75.6459</text:p>
          </table:table-cell>
          <table:table-cell office:value-type="float" office:value="95.2237" calcext:value-type="float">
            <text:p>95.223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43" calcext:value-type="float">
            <text:p>48.6043</text:p>
          </table:table-cell>
          <table:table-cell office:value-type="float" office:value="77.12" calcext:value-type="float">
            <text:p>77.12</text:p>
          </table:table-cell>
          <table:table-cell office:value-type="float" office:value="95.5611" calcext:value-type="float">
            <text:p>95.561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38" calcext:value-type="float">
            <text:p>46.4938</text:p>
          </table:table-cell>
          <table:table-cell office:value-type="float" office:value="82.3637" calcext:value-type="float">
            <text:p>82.3637</text:p>
          </table:table-cell>
          <table:table-cell office:value-type="float" office:value="104.477" calcext:value-type="float">
            <text:p>104.47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308" calcext:value-type="float">
            <text:p>42.6308</text:p>
          </table:table-cell>
          <table:table-cell office:value-type="float" office:value="74.7333" calcext:value-type="float">
            <text:p>74.7333</text:p>
          </table:table-cell>
          <table:table-cell office:value-type="float" office:value="95.8575" calcext:value-type="float">
            <text:p>95.857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79" calcext:value-type="float">
            <text:p>45.1079</text:p>
          </table:table-cell>
          <table:table-cell office:value-type="float" office:value="64.1779" calcext:value-type="float">
            <text:p>64.1779</text:p>
          </table:table-cell>
          <table:table-cell office:value-type="float" office:value="78.8778" calcext:value-type="float">
            <text:p>78.877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6" calcext:value-type="float">
            <text:p>57.16</text:p>
          </table:table-cell>
          <table:table-cell office:value-type="float" office:value="75.6689" calcext:value-type="float">
            <text:p>75.6689</text:p>
          </table:table-cell>
          <table:table-cell office:value-type="float" office:value="95.1968" calcext:value-type="float">
            <text:p>95.196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43" calcext:value-type="float">
            <text:p>48.6043</text:p>
          </table:table-cell>
          <table:table-cell office:value-type="float" office:value="77.12" calcext:value-type="float">
            <text:p>77.12</text:p>
          </table:table-cell>
          <table:table-cell office:value-type="float" office:value="95.5611" calcext:value-type="float">
            <text:p>95.561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11" calcext:value-type="float">
            <text:p>46.4911</text:p>
          </table:table-cell>
          <table:table-cell office:value-type="float" office:value="82.3595" calcext:value-type="float">
            <text:p>82.3595</text:p>
          </table:table-cell>
          <table:table-cell office:value-type="float" office:value="104.472" calcext:value-type="float">
            <text:p>104.47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371" calcext:value-type="float">
            <text:p>42.6371</text:p>
          </table:table-cell>
          <table:table-cell office:value-type="float" office:value="74.7394" calcext:value-type="float">
            <text:p>74.7394</text:p>
          </table:table-cell>
          <table:table-cell office:value-type="float" office:value="95.8584" calcext:value-type="float">
            <text:p>95.858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6" calcext:value-type="float">
            <text:p>45.106</text:p>
          </table:table-cell>
          <table:table-cell office:value-type="float" office:value="64.1736" calcext:value-type="float">
            <text:p>64.1736</text:p>
          </table:table-cell>
          <table:table-cell office:value-type="float" office:value="78.8713" calcext:value-type="float">
            <text:p>78.871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752" calcext:value-type="float">
            <text:p>57.1752</text:p>
          </table:table-cell>
          <table:table-cell office:value-type="float" office:value="75.6919" calcext:value-type="float">
            <text:p>75.6919</text:p>
          </table:table-cell>
          <table:table-cell office:value-type="float" office:value="95.1892" calcext:value-type="float">
            <text:p>95.189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43" calcext:value-type="float">
            <text:p>48.6043</text:p>
          </table:table-cell>
          <table:table-cell office:value-type="float" office:value="77.12" calcext:value-type="float">
            <text:p>77.12</text:p>
          </table:table-cell>
          <table:table-cell office:value-type="float" office:value="95.561" calcext:value-type="float">
            <text:p>95.56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83" calcext:value-type="float">
            <text:p>46.4883</text:p>
          </table:table-cell>
          <table:table-cell office:value-type="float" office:value="82.3551" calcext:value-type="float">
            <text:p>82.3551</text:p>
          </table:table-cell>
          <table:table-cell office:value-type="float" office:value="104.467" calcext:value-type="float">
            <text:p>104.46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446" calcext:value-type="float">
            <text:p>42.6446</text:p>
          </table:table-cell>
          <table:table-cell office:value-type="float" office:value="74.7514" calcext:value-type="float">
            <text:p>74.7514</text:p>
          </table:table-cell>
          <table:table-cell office:value-type="float" office:value="95.8728" calcext:value-type="float">
            <text:p>95.872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43" calcext:value-type="float">
            <text:p>45.1043</text:p>
          </table:table-cell>
          <table:table-cell office:value-type="float" office:value="64.1698" calcext:value-type="float">
            <text:p>64.1698</text:p>
          </table:table-cell>
          <table:table-cell office:value-type="float" office:value="78.8651" calcext:value-type="float">
            <text:p>78.865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872" calcext:value-type="float">
            <text:p>57.1872</text:p>
          </table:table-cell>
          <table:table-cell office:value-type="float" office:value="75.7098" calcext:value-type="float">
            <text:p>75.7098</text:p>
          </table:table-cell>
          <table:table-cell office:value-type="float" office:value="95.176" calcext:value-type="float">
            <text:p>95.17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44" calcext:value-type="float">
            <text:p>48.6044</text:p>
          </table:table-cell>
          <table:table-cell office:value-type="float" office:value="77.1201" calcext:value-type="float">
            <text:p>77.1201</text:p>
          </table:table-cell>
          <table:table-cell office:value-type="float" office:value="95.5612" calcext:value-type="float">
            <text:p>95.561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64" calcext:value-type="float">
            <text:p>46.4864</text:p>
          </table:table-cell>
          <table:table-cell office:value-type="float" office:value="82.3524" calcext:value-type="float">
            <text:p>82.3524</text:p>
          </table:table-cell>
          <table:table-cell office:value-type="float" office:value="104.464" calcext:value-type="float">
            <text:p>104.46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515" calcext:value-type="float">
            <text:p>42.6515</text:p>
          </table:table-cell>
          <table:table-cell office:value-type="float" office:value="74.7626" calcext:value-type="float">
            <text:p>74.7626</text:p>
          </table:table-cell>
          <table:table-cell office:value-type="float" office:value="95.8865" calcext:value-type="float">
            <text:p>95.886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48" calcext:value-type="float">
            <text:p>45.1048</text:p>
          </table:table-cell>
          <table:table-cell office:value-type="float" office:value="64.1704" calcext:value-type="float">
            <text:p>64.1704</text:p>
          </table:table-cell>
          <table:table-cell office:value-type="float" office:value="78.8657" calcext:value-type="float">
            <text:p>78.865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984" calcext:value-type="float">
            <text:p>57.1984</text:p>
          </table:table-cell>
          <table:table-cell office:value-type="float" office:value="75.7269" calcext:value-type="float">
            <text:p>75.7269</text:p>
          </table:table-cell>
          <table:table-cell office:value-type="float" office:value="95.1636" calcext:value-type="float">
            <text:p>95.163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43" calcext:value-type="float">
            <text:p>48.6043</text:p>
          </table:table-cell>
          <table:table-cell office:value-type="float" office:value="77.1201" calcext:value-type="float">
            <text:p>77.1201</text:p>
          </table:table-cell>
          <table:table-cell office:value-type="float" office:value="95.5612" calcext:value-type="float">
            <text:p>95.561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26" calcext:value-type="float">
            <text:p>46.4826</text:p>
          </table:table-cell>
          <table:table-cell office:value-type="float" office:value="82.3467" calcext:value-type="float">
            <text:p>82.3467</text:p>
          </table:table-cell>
          <table:table-cell office:value-type="float" office:value="104.458" calcext:value-type="float">
            <text:p>104.45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604" calcext:value-type="float">
            <text:p>42.6604</text:p>
          </table:table-cell>
          <table:table-cell office:value-type="float" office:value="74.7771" calcext:value-type="float">
            <text:p>74.7771</text:p>
          </table:table-cell>
          <table:table-cell office:value-type="float" office:value="95.9044" calcext:value-type="float">
            <text:p>95.904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58" calcext:value-type="float">
            <text:p>45.1058</text:p>
          </table:table-cell>
          <table:table-cell office:value-type="float" office:value="64.1723" calcext:value-type="float">
            <text:p>64.1723</text:p>
          </table:table-cell>
          <table:table-cell office:value-type="float" office:value="78.868" calcext:value-type="float">
            <text:p>78.86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078" calcext:value-type="float">
            <text:p>57.2078</text:p>
          </table:table-cell>
          <table:table-cell office:value-type="float" office:value="75.7432" calcext:value-type="float">
            <text:p>75.7432</text:p>
          </table:table-cell>
          <table:table-cell office:value-type="float" office:value="95.1617" calcext:value-type="float">
            <text:p>95.161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37" calcext:value-type="float">
            <text:p>48.6037</text:p>
          </table:table-cell>
          <table:table-cell office:value-type="float" office:value="77.119" calcext:value-type="float">
            <text:p>77.119</text:p>
          </table:table-cell>
          <table:table-cell office:value-type="float" office:value="95.56" calcext:value-type="float">
            <text:p>95.5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03" calcext:value-type="float">
            <text:p>46.4803</text:p>
          </table:table-cell>
          <table:table-cell office:value-type="float" office:value="82.3433" calcext:value-type="float">
            <text:p>82.3433</text:p>
          </table:table-cell>
          <table:table-cell office:value-type="float" office:value="104.454" calcext:value-type="float">
            <text:p>104.45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655" calcext:value-type="float">
            <text:p>42.6655</text:p>
          </table:table-cell>
          <table:table-cell office:value-type="float" office:value="74.7849" calcext:value-type="float">
            <text:p>74.7849</text:p>
          </table:table-cell>
          <table:table-cell office:value-type="float" office:value="95.9131" calcext:value-type="float">
            <text:p>95.913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54" calcext:value-type="float">
            <text:p>45.1054</text:p>
          </table:table-cell>
          <table:table-cell office:value-type="float" office:value="64.1714" calcext:value-type="float">
            <text:p>64.1714</text:p>
          </table:table-cell>
          <table:table-cell office:value-type="float" office:value="78.8668" calcext:value-type="float">
            <text:p>78.866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143" calcext:value-type="float">
            <text:p>57.2143</text:p>
          </table:table-cell>
          <table:table-cell office:value-type="float" office:value="75.755" calcext:value-type="float">
            <text:p>75.755</text:p>
          </table:table-cell>
          <table:table-cell office:value-type="float" office:value="95.162" calcext:value-type="float">
            <text:p>95.16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22" calcext:value-type="float">
            <text:p>48.6022</text:p>
          </table:table-cell>
          <table:table-cell office:value-type="float" office:value="77.1167" calcext:value-type="float">
            <text:p>77.1167</text:p>
          </table:table-cell>
          <table:table-cell office:value-type="float" office:value="95.5578" calcext:value-type="float">
            <text:p>95.557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76" calcext:value-type="float">
            <text:p>46.4776</text:p>
          </table:table-cell>
          <table:table-cell office:value-type="float" office:value="82.3392" calcext:value-type="float">
            <text:p>82.3392</text:p>
          </table:table-cell>
          <table:table-cell office:value-type="float" office:value="104.449" calcext:value-type="float">
            <text:p>104.44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72" calcext:value-type="float">
            <text:p>42.672</text:p>
          </table:table-cell>
          <table:table-cell office:value-type="float" office:value="74.7945" calcext:value-type="float">
            <text:p>74.7945</text:p>
          </table:table-cell>
          <table:table-cell office:value-type="float" office:value="95.9236" calcext:value-type="float">
            <text:p>95.923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51" calcext:value-type="float">
            <text:p>45.1051</text:p>
          </table:table-cell>
          <table:table-cell office:value-type="float" office:value="64.1712" calcext:value-type="float">
            <text:p>64.1712</text:p>
          </table:table-cell>
          <table:table-cell office:value-type="float" office:value="78.8668" calcext:value-type="float">
            <text:p>78.866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2" calcext:value-type="float">
            <text:p>57.22</text:p>
          </table:table-cell>
          <table:table-cell office:value-type="float" office:value="75.7652" calcext:value-type="float">
            <text:p>75.7652</text:p>
          </table:table-cell>
          <table:table-cell office:value-type="float" office:value="95.1551" calcext:value-type="float">
            <text:p>95.155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08" calcext:value-type="float">
            <text:p>48.6008</text:p>
          </table:table-cell>
          <table:table-cell office:value-type="float" office:value="77.1146" calcext:value-type="float">
            <text:p>77.1146</text:p>
          </table:table-cell>
          <table:table-cell office:value-type="float" office:value="95.5557" calcext:value-type="float">
            <text:p>95.555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51" calcext:value-type="float">
            <text:p>46.4751</text:p>
          </table:table-cell>
          <table:table-cell office:value-type="float" office:value="82.3353" calcext:value-type="float">
            <text:p>82.3353</text:p>
          </table:table-cell>
          <table:table-cell office:value-type="float" office:value="104.445" calcext:value-type="float">
            <text:p>104.44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787" calcext:value-type="float">
            <text:p>42.6787</text:p>
          </table:table-cell>
          <table:table-cell office:value-type="float" office:value="74.8039" calcext:value-type="float">
            <text:p>74.8039</text:p>
          </table:table-cell>
          <table:table-cell office:value-type="float" office:value="95.9327" calcext:value-type="float">
            <text:p>95.932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49" calcext:value-type="float">
            <text:p>45.1049</text:p>
          </table:table-cell>
          <table:table-cell office:value-type="float" office:value="64.171" calcext:value-type="float">
            <text:p>64.171</text:p>
          </table:table-cell>
          <table:table-cell office:value-type="float" office:value="78.8672" calcext:value-type="float">
            <text:p>78.867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296" calcext:value-type="float">
            <text:p>57.2296</text:p>
          </table:table-cell>
          <table:table-cell office:value-type="float" office:value="75.781" calcext:value-type="float">
            <text:p>75.781</text:p>
          </table:table-cell>
          <table:table-cell office:value-type="float" office:value="95.1361" calcext:value-type="float">
            <text:p>95.136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98" calcext:value-type="float">
            <text:p>48.5998</text:p>
          </table:table-cell>
          <table:table-cell office:value-type="float" office:value="77.113" calcext:value-type="float">
            <text:p>77.113</text:p>
          </table:table-cell>
          <table:table-cell office:value-type="float" office:value="95.5542" calcext:value-type="float">
            <text:p>95.554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04" calcext:value-type="float">
            <text:p>46.4704</text:p>
          </table:table-cell>
          <table:table-cell office:value-type="float" office:value="82.3282" calcext:value-type="float">
            <text:p>82.3282</text:p>
          </table:table-cell>
          <table:table-cell office:value-type="float" office:value="104.437" calcext:value-type="float">
            <text:p>104.43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833" calcext:value-type="float">
            <text:p>42.6833</text:p>
          </table:table-cell>
          <table:table-cell office:value-type="float" office:value="74.8099" calcext:value-type="float">
            <text:p>74.8099</text:p>
          </table:table-cell>
          <table:table-cell office:value-type="float" office:value="95.9378" calcext:value-type="float">
            <text:p>95.937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43" calcext:value-type="float">
            <text:p>45.1043</text:p>
          </table:table-cell>
          <table:table-cell office:value-type="float" office:value="64.1701" calcext:value-type="float">
            <text:p>64.1701</text:p>
          </table:table-cell>
          <table:table-cell office:value-type="float" office:value="78.8665" calcext:value-type="float">
            <text:p>78.866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38" calcext:value-type="float">
            <text:p>57.238</text:p>
          </table:table-cell>
          <table:table-cell office:value-type="float" office:value="75.7975" calcext:value-type="float">
            <text:p>75.7975</text:p>
          </table:table-cell>
          <table:table-cell office:value-type="float" office:value="95.1394" calcext:value-type="float">
            <text:p>95.139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9" calcext:value-type="float">
            <text:p>48.599</text:p>
          </table:table-cell>
          <table:table-cell office:value-type="float" office:value="77.1116" calcext:value-type="float">
            <text:p>77.1116</text:p>
          </table:table-cell>
          <table:table-cell office:value-type="float" office:value="95.5525" calcext:value-type="float">
            <text:p>95.552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18" calcext:value-type="float">
            <text:p>46.4618</text:p>
          </table:table-cell>
          <table:table-cell office:value-type="float" office:value="82.3151" calcext:value-type="float">
            <text:p>82.3151</text:p>
          </table:table-cell>
          <table:table-cell office:value-type="float" office:value="104.422" calcext:value-type="float">
            <text:p>104.42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86" calcext:value-type="float">
            <text:p>42.686</text:p>
          </table:table-cell>
          <table:table-cell office:value-type="float" office:value="74.8144" calcext:value-type="float">
            <text:p>74.8144</text:p>
          </table:table-cell>
          <table:table-cell office:value-type="float" office:value="95.9437" calcext:value-type="float">
            <text:p>95.943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979" calcext:value-type="float">
            <text:p>45.0979</text:p>
          </table:table-cell>
          <table:table-cell office:value-type="float" office:value="64.1581" calcext:value-type="float">
            <text:p>64.1581</text:p>
          </table:table-cell>
          <table:table-cell office:value-type="float" office:value="78.8517" calcext:value-type="float">
            <text:p>78.851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548" calcext:value-type="float">
            <text:p>57.2548</text:p>
          </table:table-cell>
          <table:table-cell office:value-type="float" office:value="75.8218" calcext:value-type="float">
            <text:p>75.8218</text:p>
          </table:table-cell>
          <table:table-cell office:value-type="float" office:value="95.1177" calcext:value-type="float">
            <text:p>95.117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83" calcext:value-type="float">
            <text:p>48.5983</text:p>
          </table:table-cell>
          <table:table-cell office:value-type="float" office:value="77.1105" calcext:value-type="float">
            <text:p>77.1105</text:p>
          </table:table-cell>
          <table:table-cell office:value-type="float" office:value="95.5515" calcext:value-type="float">
            <text:p>95.551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72" calcext:value-type="float">
            <text:p>46.4572</text:p>
          </table:table-cell>
          <table:table-cell office:value-type="float" office:value="82.3084" calcext:value-type="float">
            <text:p>82.3084</text:p>
          </table:table-cell>
          <table:table-cell office:value-type="float" office:value="104.415" calcext:value-type="float">
            <text:p>104.41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886" calcext:value-type="float">
            <text:p>42.6886</text:p>
          </table:table-cell>
          <table:table-cell office:value-type="float" office:value="74.8184" calcext:value-type="float">
            <text:p>74.8184</text:p>
          </table:table-cell>
          <table:table-cell office:value-type="float" office:value="95.9483" calcext:value-type="float">
            <text:p>95.948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968" calcext:value-type="float">
            <text:p>45.0968</text:p>
          </table:table-cell>
          <table:table-cell office:value-type="float" office:value="64.1564" calcext:value-type="float">
            <text:p>64.1564</text:p>
          </table:table-cell>
          <table:table-cell office:value-type="float" office:value="78.8506" calcext:value-type="float">
            <text:p>78.850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682" calcext:value-type="float">
            <text:p>57.2682</text:p>
          </table:table-cell>
          <table:table-cell office:value-type="float" office:value="75.8356" calcext:value-type="float">
            <text:p>75.8356</text:p>
          </table:table-cell>
          <table:table-cell office:value-type="float" office:value="95.0641" calcext:value-type="float">
            <text:p>95.064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74" calcext:value-type="float">
            <text:p>48.5974</text:p>
          </table:table-cell>
          <table:table-cell office:value-type="float" office:value="77.109" calcext:value-type="float">
            <text:p>77.109</text:p>
          </table:table-cell>
          <table:table-cell office:value-type="float" office:value="95.5498" calcext:value-type="float">
            <text:p>95.549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32" calcext:value-type="float">
            <text:p>46.4532</text:p>
          </table:table-cell>
          <table:table-cell office:value-type="float" office:value="82.3026" calcext:value-type="float">
            <text:p>82.3026</text:p>
          </table:table-cell>
          <table:table-cell office:value-type="float" office:value="104.408" calcext:value-type="float">
            <text:p>104.40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895" calcext:value-type="float">
            <text:p>42.6895</text:p>
          </table:table-cell>
          <table:table-cell office:value-type="float" office:value="74.8166" calcext:value-type="float">
            <text:p>74.8166</text:p>
          </table:table-cell>
          <table:table-cell office:value-type="float" office:value="95.9409" calcext:value-type="float">
            <text:p>95.940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937" calcext:value-type="float">
            <text:p>45.0937</text:p>
          </table:table-cell>
          <table:table-cell office:value-type="float" office:value="64.1509" calcext:value-type="float">
            <text:p>64.1509</text:p>
          </table:table-cell>
          <table:table-cell office:value-type="float" office:value="78.8444" calcext:value-type="float">
            <text:p>78.844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826" calcext:value-type="float">
            <text:p>57.2826</text:p>
          </table:table-cell>
          <table:table-cell office:value-type="float" office:value="75.8533" calcext:value-type="float">
            <text:p>75.8533</text:p>
          </table:table-cell>
          <table:table-cell office:value-type="float" office:value="95.0135" calcext:value-type="float">
            <text:p>95.013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63" calcext:value-type="float">
            <text:p>48.5963</text:p>
          </table:table-cell>
          <table:table-cell office:value-type="float" office:value="77.1072" calcext:value-type="float">
            <text:p>77.1072</text:p>
          </table:table-cell>
          <table:table-cell office:value-type="float" office:value="95.5474" calcext:value-type="float">
            <text:p>95.547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09" calcext:value-type="float">
            <text:p>46.4509</text:p>
          </table:table-cell>
          <table:table-cell office:value-type="float" office:value="82.2992" calcext:value-type="float">
            <text:p>82.2992</text:p>
          </table:table-cell>
          <table:table-cell office:value-type="float" office:value="104.405" calcext:value-type="float">
            <text:p>104.40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858" calcext:value-type="float">
            <text:p>42.6858</text:p>
          </table:table-cell>
          <table:table-cell office:value-type="float" office:value="74.8081" calcext:value-type="float">
            <text:p>74.8081</text:p>
          </table:table-cell>
          <table:table-cell office:value-type="float" office:value="95.927" calcext:value-type="float">
            <text:p>95.92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54" calcext:value-type="float">
            <text:p>45.0854</text:p>
          </table:table-cell>
          <table:table-cell office:value-type="float" office:value="64.1355" calcext:value-type="float">
            <text:p>64.1355</text:p>
          </table:table-cell>
          <table:table-cell office:value-type="float" office:value="78.8258" calcext:value-type="float">
            <text:p>78.825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959" calcext:value-type="float">
            <text:p>57.2959</text:p>
          </table:table-cell>
          <table:table-cell office:value-type="float" office:value="75.8739" calcext:value-type="float">
            <text:p>75.8739</text:p>
          </table:table-cell>
          <table:table-cell office:value-type="float" office:value="95.0037" calcext:value-type="float">
            <text:p>95.003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54" calcext:value-type="float">
            <text:p>48.5954</text:p>
          </table:table-cell>
          <table:table-cell office:value-type="float" office:value="77.1056" calcext:value-type="float">
            <text:p>77.1056</text:p>
          </table:table-cell>
          <table:table-cell office:value-type="float" office:value="95.5458" calcext:value-type="float">
            <text:p>95.545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78" calcext:value-type="float">
            <text:p>46.4478</text:p>
          </table:table-cell>
          <table:table-cell office:value-type="float" office:value="82.2945" calcext:value-type="float">
            <text:p>82.2945</text:p>
          </table:table-cell>
          <table:table-cell office:value-type="float" office:value="104.399" calcext:value-type="float">
            <text:p>104.39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872" calcext:value-type="float">
            <text:p>42.6872</text:p>
          </table:table-cell>
          <table:table-cell office:value-type="float" office:value="74.8108" calcext:value-type="float">
            <text:p>74.8108</text:p>
          </table:table-cell>
          <table:table-cell office:value-type="float" office:value="95.9306" calcext:value-type="float">
            <text:p>95.930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1" calcext:value-type="float">
            <text:p>45.081</text:p>
          </table:table-cell>
          <table:table-cell office:value-type="float" office:value="64.1272" calcext:value-type="float">
            <text:p>64.1272</text:p>
          </table:table-cell>
          <table:table-cell office:value-type="float" office:value="78.8154" calcext:value-type="float">
            <text:p>78.815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035" calcext:value-type="float">
            <text:p>57.3035</text:p>
          </table:table-cell>
          <table:table-cell office:value-type="float" office:value="75.8729" calcext:value-type="float">
            <text:p>75.8729</text:p>
          </table:table-cell>
          <table:table-cell office:value-type="float" office:value="94.9386" calcext:value-type="float">
            <text:p>94.938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46" calcext:value-type="float">
            <text:p>48.5946</text:p>
          </table:table-cell>
          <table:table-cell office:value-type="float" office:value="77.1045" calcext:value-type="float">
            <text:p>77.1045</text:p>
          </table:table-cell>
          <table:table-cell office:value-type="float" office:value="95.5446" calcext:value-type="float">
            <text:p>95.544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54" calcext:value-type="float">
            <text:p>46.4454</text:p>
          </table:table-cell>
          <table:table-cell office:value-type="float" office:value="82.2906" calcext:value-type="float">
            <text:p>82.2906</text:p>
          </table:table-cell>
          <table:table-cell office:value-type="float" office:value="104.395" calcext:value-type="float">
            <text:p>104.39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819" calcext:value-type="float">
            <text:p>42.6819</text:p>
          </table:table-cell>
          <table:table-cell office:value-type="float" office:value="74.8015" calcext:value-type="float">
            <text:p>74.8015</text:p>
          </table:table-cell>
          <table:table-cell office:value-type="float" office:value="95.9184" calcext:value-type="float">
            <text:p>95.918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751" calcext:value-type="float">
            <text:p>45.0751</text:p>
          </table:table-cell>
          <table:table-cell office:value-type="float" office:value="64.1164" calcext:value-type="float">
            <text:p>64.1164</text:p>
          </table:table-cell>
          <table:table-cell office:value-type="float" office:value="78.8028" calcext:value-type="float">
            <text:p>78.802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102" calcext:value-type="float">
            <text:p>57.3102</text:p>
          </table:table-cell>
          <table:table-cell office:value-type="float" office:value="75.8848" calcext:value-type="float">
            <text:p>75.8848</text:p>
          </table:table-cell>
          <table:table-cell office:value-type="float" office:value="94.9459" calcext:value-type="float">
            <text:p>94.945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" calcext:value-type="float">
            <text:p>48.59</text:p>
          </table:table-cell>
          <table:table-cell office:value-type="float" office:value="77.0968" calcext:value-type="float">
            <text:p>77.0968</text:p>
          </table:table-cell>
          <table:table-cell office:value-type="float" office:value="95.5357" calcext:value-type="float">
            <text:p>95.535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28" calcext:value-type="float">
            <text:p>46.4428</text:p>
          </table:table-cell>
          <table:table-cell office:value-type="float" office:value="82.2865" calcext:value-type="float">
            <text:p>82.2865</text:p>
          </table:table-cell>
          <table:table-cell office:value-type="float" office:value="104.39" calcext:value-type="float">
            <text:p>104.3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775" calcext:value-type="float">
            <text:p>42.6775</text:p>
          </table:table-cell>
          <table:table-cell office:value-type="float" office:value="74.7938" calcext:value-type="float">
            <text:p>74.7938</text:p>
          </table:table-cell>
          <table:table-cell office:value-type="float" office:value="95.9083" calcext:value-type="float">
            <text:p>95.908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678" calcext:value-type="float">
            <text:p>45.0678</text:p>
          </table:table-cell>
          <table:table-cell office:value-type="float" office:value="64.1025" calcext:value-type="float">
            <text:p>64.1025</text:p>
          </table:table-cell>
          <table:table-cell office:value-type="float" office:value="78.7855" calcext:value-type="float">
            <text:p>78.785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116" calcext:value-type="float">
            <text:p>57.3116</text:p>
          </table:table-cell>
          <table:table-cell office:value-type="float" office:value="75.8846" calcext:value-type="float">
            <text:p>75.8846</text:p>
          </table:table-cell>
          <table:table-cell office:value-type="float" office:value="94.9406" calcext:value-type="float">
            <text:p>94.940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49" calcext:value-type="float">
            <text:p>48.5849</text:p>
          </table:table-cell>
          <table:table-cell office:value-type="float" office:value="77.0879" calcext:value-type="float">
            <text:p>77.0879</text:p>
          </table:table-cell>
          <table:table-cell office:value-type="float" office:value="95.5249" calcext:value-type="float">
            <text:p>95.524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91" calcext:value-type="float">
            <text:p>46.4391</text:p>
          </table:table-cell>
          <table:table-cell office:value-type="float" office:value="82.2807" calcext:value-type="float">
            <text:p>82.2807</text:p>
          </table:table-cell>
          <table:table-cell office:value-type="float" office:value="104.383" calcext:value-type="float">
            <text:p>104.38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736" calcext:value-type="float">
            <text:p>42.6736</text:p>
          </table:table-cell>
          <table:table-cell office:value-type="float" office:value="74.7878" calcext:value-type="float">
            <text:p>74.7878</text:p>
          </table:table-cell>
          <table:table-cell office:value-type="float" office:value="95.9013" calcext:value-type="float">
            <text:p>95.901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594" calcext:value-type="float">
            <text:p>45.0594</text:p>
          </table:table-cell>
          <table:table-cell office:value-type="float" office:value="64.0865" calcext:value-type="float">
            <text:p>64.0865</text:p>
          </table:table-cell>
          <table:table-cell office:value-type="float" office:value="78.7652" calcext:value-type="float">
            <text:p>78.765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3111" calcext:value-type="float">
            <text:p>57.3111</text:p>
          </table:table-cell>
          <table:table-cell office:value-type="float" office:value="75.8819" calcext:value-type="float">
            <text:p>75.8819</text:p>
          </table:table-cell>
          <table:table-cell office:value-type="float" office:value="94.9354" calcext:value-type="float">
            <text:p>94.935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08" calcext:value-type="float">
            <text:p>48.5808</text:p>
          </table:table-cell>
          <table:table-cell office:value-type="float" office:value="77.0812" calcext:value-type="float">
            <text:p>77.0812</text:p>
          </table:table-cell>
          <table:table-cell office:value-type="float" office:value="95.5174" calcext:value-type="float">
            <text:p>95.517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64" calcext:value-type="float">
            <text:p>46.4364</text:p>
          </table:table-cell>
          <table:table-cell office:value-type="float" office:value="82.2762" calcext:value-type="float">
            <text:p>82.2762</text:p>
          </table:table-cell>
          <table:table-cell office:value-type="float" office:value="104.377" calcext:value-type="float">
            <text:p>104.37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686" calcext:value-type="float">
            <text:p>42.6686</text:p>
          </table:table-cell>
          <table:table-cell office:value-type="float" office:value="74.7808" calcext:value-type="float">
            <text:p>74.7808</text:p>
          </table:table-cell>
          <table:table-cell office:value-type="float" office:value="95.8948" calcext:value-type="float">
            <text:p>95.894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581" calcext:value-type="float">
            <text:p>45.0581</text:p>
          </table:table-cell>
          <table:table-cell office:value-type="float" office:value="64.0841" calcext:value-type="float">
            <text:p>64.0841</text:p>
          </table:table-cell>
          <table:table-cell office:value-type="float" office:value="78.7626" calcext:value-type="float">
            <text:p>78.762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937" calcext:value-type="float">
            <text:p>57.2937</text:p>
          </table:table-cell>
          <table:table-cell office:value-type="float" office:value="75.8483" calcext:value-type="float">
            <text:p>75.8483</text:p>
          </table:table-cell>
          <table:table-cell office:value-type="float" office:value="94.9044" calcext:value-type="float">
            <text:p>94.904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37" calcext:value-type="float">
            <text:p>48.5737</text:p>
          </table:table-cell>
          <table:table-cell office:value-type="float" office:value="77.0692" calcext:value-type="float">
            <text:p>77.0692</text:p>
          </table:table-cell>
          <table:table-cell office:value-type="float" office:value="95.503" calcext:value-type="float">
            <text:p>95.50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32" calcext:value-type="float">
            <text:p>46.4332</text:p>
          </table:table-cell>
          <table:table-cell office:value-type="float" office:value="82.2713" calcext:value-type="float">
            <text:p>82.2713</text:p>
          </table:table-cell>
          <table:table-cell office:value-type="float" office:value="104.371" calcext:value-type="float">
            <text:p>104.37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573" calcext:value-type="float">
            <text:p>42.6573</text:p>
          </table:table-cell>
          <table:table-cell office:value-type="float" office:value="74.7635" calcext:value-type="float">
            <text:p>74.7635</text:p>
          </table:table-cell>
          <table:table-cell office:value-type="float" office:value="95.8754" calcext:value-type="float">
            <text:p>95.875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579" calcext:value-type="float">
            <text:p>45.0579</text:p>
          </table:table-cell>
          <table:table-cell office:value-type="float" office:value="64.0839" calcext:value-type="float">
            <text:p>64.0839</text:p>
          </table:table-cell>
          <table:table-cell office:value-type="float" office:value="78.7628" calcext:value-type="float">
            <text:p>78.762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606" calcext:value-type="float">
            <text:p>57.2606</text:p>
          </table:table-cell>
          <table:table-cell office:value-type="float" office:value="75.7789" calcext:value-type="float">
            <text:p>75.7789</text:p>
          </table:table-cell>
          <table:table-cell office:value-type="float" office:value="94.8477" calcext:value-type="float">
            <text:p>94.847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69" calcext:value-type="float">
            <text:p>48.5669</text:p>
          </table:table-cell>
          <table:table-cell office:value-type="float" office:value="77.057" calcext:value-type="float">
            <text:p>77.057</text:p>
          </table:table-cell>
          <table:table-cell office:value-type="float" office:value="95.4874" calcext:value-type="float">
            <text:p>95.487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87" calcext:value-type="float">
            <text:p>46.4287</text:p>
          </table:table-cell>
          <table:table-cell office:value-type="float" office:value="82.2641" calcext:value-type="float">
            <text:p>82.2641</text:p>
          </table:table-cell>
          <table:table-cell office:value-type="float" office:value="104.363" calcext:value-type="float">
            <text:p>104.36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425" calcext:value-type="float">
            <text:p>42.6425</text:p>
          </table:table-cell>
          <table:table-cell office:value-type="float" office:value="74.7401" calcext:value-type="float">
            <text:p>74.7401</text:p>
          </table:table-cell>
          <table:table-cell office:value-type="float" office:value="95.848" calcext:value-type="float">
            <text:p>95.84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58" calcext:value-type="float">
            <text:p>45.058</text:p>
          </table:table-cell>
          <table:table-cell office:value-type="float" office:value="64.0844" calcext:value-type="float">
            <text:p>64.0844</text:p>
          </table:table-cell>
          <table:table-cell office:value-type="float" office:value="78.7636" calcext:value-type="float">
            <text:p>78.763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2187" calcext:value-type="float">
            <text:p>57.2187</text:p>
          </table:table-cell>
          <table:table-cell office:value-type="float" office:value="75.7001" calcext:value-type="float">
            <text:p>75.7001</text:p>
          </table:table-cell>
          <table:table-cell office:value-type="float" office:value="94.8138" calcext:value-type="float">
            <text:p>94.813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92" calcext:value-type="float">
            <text:p>48.5592</text:p>
          </table:table-cell>
          <table:table-cell office:value-type="float" office:value="77.0431" calcext:value-type="float">
            <text:p>77.0431</text:p>
          </table:table-cell>
          <table:table-cell office:value-type="float" office:value="95.4697" calcext:value-type="float">
            <text:p>95.469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59" calcext:value-type="float">
            <text:p>46.4259</text:p>
          </table:table-cell>
          <table:table-cell office:value-type="float" office:value="82.2594" calcext:value-type="float">
            <text:p>82.2594</text:p>
          </table:table-cell>
          <table:table-cell office:value-type="float" office:value="104.357" calcext:value-type="float">
            <text:p>104.35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409" calcext:value-type="float">
            <text:p>42.6409</text:p>
          </table:table-cell>
          <table:table-cell office:value-type="float" office:value="74.7378" calcext:value-type="float">
            <text:p>74.7378</text:p>
          </table:table-cell>
          <table:table-cell office:value-type="float" office:value="95.8458" calcext:value-type="float">
            <text:p>95.845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583" calcext:value-type="float">
            <text:p>45.0583</text:p>
          </table:table-cell>
          <table:table-cell office:value-type="float" office:value="64.0849" calcext:value-type="float">
            <text:p>64.0849</text:p>
          </table:table-cell>
          <table:table-cell office:value-type="float" office:value="78.7645" calcext:value-type="float">
            <text:p>78.764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791" calcext:value-type="float">
            <text:p>57.1791</text:p>
          </table:table-cell>
          <table:table-cell office:value-type="float" office:value="75.625" calcext:value-type="float">
            <text:p>75.625</text:p>
          </table:table-cell>
          <table:table-cell office:value-type="float" office:value="94.783" calcext:value-type="float">
            <text:p>94.78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41" calcext:value-type="float">
            <text:p>48.5541</text:p>
          </table:table-cell>
          <table:table-cell office:value-type="float" office:value="77.034" calcext:value-type="float">
            <text:p>77.034</text:p>
          </table:table-cell>
          <table:table-cell office:value-type="float" office:value="95.4577" calcext:value-type="float">
            <text:p>95.457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49" calcext:value-type="float">
            <text:p>46.4249</text:p>
          </table:table-cell>
          <table:table-cell office:value-type="float" office:value="82.2578" calcext:value-type="float">
            <text:p>82.2578</text:p>
          </table:table-cell>
          <table:table-cell office:value-type="float" office:value="104.355" calcext:value-type="float">
            <text:p>104.35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365" calcext:value-type="float">
            <text:p>42.6365</text:p>
          </table:table-cell>
          <table:table-cell office:value-type="float" office:value="74.7323" calcext:value-type="float">
            <text:p>74.7323</text:p>
          </table:table-cell>
          <table:table-cell office:value-type="float" office:value="95.8416" calcext:value-type="float">
            <text:p>95.841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591" calcext:value-type="float">
            <text:p>45.0591</text:p>
          </table:table-cell>
          <table:table-cell office:value-type="float" office:value="64.0867" calcext:value-type="float">
            <text:p>64.0867</text:p>
          </table:table-cell>
          <table:table-cell office:value-type="float" office:value="78.7674" calcext:value-type="float">
            <text:p>78.767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405" calcext:value-type="float">
            <text:p>57.1405</text:p>
          </table:table-cell>
          <table:table-cell office:value-type="float" office:value="75.5521" calcext:value-type="float">
            <text:p>75.5521</text:p>
          </table:table-cell>
          <table:table-cell office:value-type="float" office:value="94.7631" calcext:value-type="float">
            <text:p>94.763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19" calcext:value-type="float">
            <text:p>48.5519</text:p>
          </table:table-cell>
          <table:table-cell office:value-type="float" office:value="77.0298" calcext:value-type="float">
            <text:p>77.0298</text:p>
          </table:table-cell>
          <table:table-cell office:value-type="float" office:value="95.4523" calcext:value-type="float">
            <text:p>95.452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46" calcext:value-type="float">
            <text:p>46.4246</text:p>
          </table:table-cell>
          <table:table-cell office:value-type="float" office:value="82.2574" calcext:value-type="float">
            <text:p>82.2574</text:p>
          </table:table-cell>
          <table:table-cell office:value-type="float" office:value="104.354" calcext:value-type="float">
            <text:p>104.35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339" calcext:value-type="float">
            <text:p>42.6339</text:p>
          </table:table-cell>
          <table:table-cell office:value-type="float" office:value="74.7291" calcext:value-type="float">
            <text:p>74.7291</text:p>
          </table:table-cell>
          <table:table-cell office:value-type="float" office:value="95.8394" calcext:value-type="float">
            <text:p>95.839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592" calcext:value-type="float">
            <text:p>45.0592</text:p>
          </table:table-cell>
          <table:table-cell office:value-type="float" office:value="64.0871" calcext:value-type="float">
            <text:p>64.0871</text:p>
          </table:table-cell>
          <table:table-cell office:value-type="float" office:value="78.7682" calcext:value-type="float">
            <text:p>78.768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912" calcext:value-type="float">
            <text:p>57.0912</text:p>
          </table:table-cell>
          <table:table-cell office:value-type="float" office:value="75.4518" calcext:value-type="float">
            <text:p>75.4518</text:p>
          </table:table-cell>
          <table:table-cell office:value-type="float" office:value="94.7059" calcext:value-type="float">
            <text:p>94.705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15" calcext:value-type="float">
            <text:p>48.5515</text:p>
          </table:table-cell>
          <table:table-cell office:value-type="float" office:value="77.0291" calcext:value-type="float">
            <text:p>77.0291</text:p>
          </table:table-cell>
          <table:table-cell office:value-type="float" office:value="95.4511" calcext:value-type="float">
            <text:p>95.451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52" calcext:value-type="float">
            <text:p>46.4252</text:p>
          </table:table-cell>
          <table:table-cell office:value-type="float" office:value="82.2584" calcext:value-type="float">
            <text:p>82.2584</text:p>
          </table:table-cell>
          <table:table-cell office:value-type="float" office:value="104.356" calcext:value-type="float">
            <text:p>104.35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306" calcext:value-type="float">
            <text:p>42.6306</text:p>
          </table:table-cell>
          <table:table-cell office:value-type="float" office:value="74.7249" calcext:value-type="float">
            <text:p>74.7249</text:p>
          </table:table-cell>
          <table:table-cell office:value-type="float" office:value="95.836" calcext:value-type="float">
            <text:p>95.836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596" calcext:value-type="float">
            <text:p>45.0596</text:p>
          </table:table-cell>
          <table:table-cell office:value-type="float" office:value="64.0882" calcext:value-type="float">
            <text:p>64.0882</text:p>
          </table:table-cell>
          <table:table-cell office:value-type="float" office:value="78.7701" calcext:value-type="float">
            <text:p>78.770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655" calcext:value-type="float">
            <text:p>57.0655</text:p>
          </table:table-cell>
          <table:table-cell office:value-type="float" office:value="75.3988" calcext:value-type="float">
            <text:p>75.3988</text:p>
          </table:table-cell>
          <table:table-cell office:value-type="float" office:value="94.6814" calcext:value-type="float">
            <text:p>94.681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2" calcext:value-type="float">
            <text:p>48.552</text:p>
          </table:table-cell>
          <table:table-cell office:value-type="float" office:value="77.0295" calcext:value-type="float">
            <text:p>77.0295</text:p>
          </table:table-cell>
          <table:table-cell office:value-type="float" office:value="95.4511" calcext:value-type="float">
            <text:p>95.451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61" calcext:value-type="float">
            <text:p>46.4261</text:p>
          </table:table-cell>
          <table:table-cell office:value-type="float" office:value="82.2598" calcext:value-type="float">
            <text:p>82.2598</text:p>
          </table:table-cell>
          <table:table-cell office:value-type="float" office:value="104.357" calcext:value-type="float">
            <text:p>104.35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26" calcext:value-type="float">
            <text:p>42.626</text:p>
          </table:table-cell>
          <table:table-cell office:value-type="float" office:value="74.7187" calcext:value-type="float">
            <text:p>74.7187</text:p>
          </table:table-cell>
          <table:table-cell office:value-type="float" office:value="95.8306" calcext:value-type="float">
            <text:p>95.830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6" calcext:value-type="float">
            <text:p>45.06</text:p>
          </table:table-cell>
          <table:table-cell office:value-type="float" office:value="64.0893" calcext:value-type="float">
            <text:p>64.0893</text:p>
          </table:table-cell>
          <table:table-cell office:value-type="float" office:value="78.7724" calcext:value-type="float">
            <text:p>78.772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568" calcext:value-type="float">
            <text:p>57.0568</text:p>
          </table:table-cell>
          <table:table-cell office:value-type="float" office:value="75.3821" calcext:value-type="float">
            <text:p>75.3821</text:p>
          </table:table-cell>
          <table:table-cell office:value-type="float" office:value="94.6833" calcext:value-type="float">
            <text:p>94.683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09" calcext:value-type="float">
            <text:p>48.5509</text:p>
          </table:table-cell>
          <table:table-cell office:value-type="float" office:value="77.0275" calcext:value-type="float">
            <text:p>77.0275</text:p>
          </table:table-cell>
          <table:table-cell office:value-type="float" office:value="95.4487" calcext:value-type="float">
            <text:p>95.448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66" calcext:value-type="float">
            <text:p>46.4266</text:p>
          </table:table-cell>
          <table:table-cell office:value-type="float" office:value="82.2607" calcext:value-type="float">
            <text:p>82.2607</text:p>
          </table:table-cell>
          <table:table-cell office:value-type="float" office:value="104.359" calcext:value-type="float">
            <text:p>104.35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205" calcext:value-type="float">
            <text:p>42.6205</text:p>
          </table:table-cell>
          <table:table-cell office:value-type="float" office:value="74.7112" calcext:value-type="float">
            <text:p>74.7112</text:p>
          </table:table-cell>
          <table:table-cell office:value-type="float" office:value="95.8238" calcext:value-type="float">
            <text:p>95.823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613" calcext:value-type="float">
            <text:p>45.0613</text:p>
          </table:table-cell>
          <table:table-cell office:value-type="float" office:value="64.0935" calcext:value-type="float">
            <text:p>64.0935</text:p>
          </table:table-cell>
          <table:table-cell office:value-type="float" office:value="78.7808" calcext:value-type="float">
            <text:p>78.780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427" calcext:value-type="float">
            <text:p>57.0427</text:p>
          </table:table-cell>
          <table:table-cell office:value-type="float" office:value="75.3545" calcext:value-type="float">
            <text:p>75.3545</text:p>
          </table:table-cell>
          <table:table-cell office:value-type="float" office:value="94.6743" calcext:value-type="float">
            <text:p>94.674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498" calcext:value-type="float">
            <text:p>48.5498</text:p>
          </table:table-cell>
          <table:table-cell office:value-type="float" office:value="77.0257" calcext:value-type="float">
            <text:p>77.0257</text:p>
          </table:table-cell>
          <table:table-cell office:value-type="float" office:value="95.4464" calcext:value-type="float">
            <text:p>95.446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72" calcext:value-type="float">
            <text:p>46.4272</text:p>
          </table:table-cell>
          <table:table-cell office:value-type="float" office:value="82.2617" calcext:value-type="float">
            <text:p>82.2617</text:p>
          </table:table-cell>
          <table:table-cell office:value-type="float" office:value="104.36" calcext:value-type="float">
            <text:p>104.3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74.7029" calcext:value-type="float">
            <text:p>74.7029</text:p>
          </table:table-cell>
          <table:table-cell office:value-type="float" office:value="95.8181" calcext:value-type="float">
            <text:p>95.818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608" calcext:value-type="float">
            <text:p>45.0608</text:p>
          </table:table-cell>
          <table:table-cell office:value-type="float" office:value="64.0952" calcext:value-type="float">
            <text:p>64.0952</text:p>
          </table:table-cell>
          <table:table-cell office:value-type="float" office:value="78.7879" calcext:value-type="float">
            <text:p>78.787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299" calcext:value-type="float">
            <text:p>57.0299</text:p>
          </table:table-cell>
          <table:table-cell office:value-type="float" office:value="75.3309" calcext:value-type="float">
            <text:p>75.3309</text:p>
          </table:table-cell>
          <table:table-cell office:value-type="float" office:value="94.6687" calcext:value-type="float">
            <text:p>94.668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499" calcext:value-type="float">
            <text:p>48.5499</text:p>
          </table:table-cell>
          <table:table-cell office:value-type="float" office:value="77.0258" calcext:value-type="float">
            <text:p>77.0258</text:p>
          </table:table-cell>
          <table:table-cell office:value-type="float" office:value="95.4464" calcext:value-type="float">
            <text:p>95.446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91" calcext:value-type="float">
            <text:p>46.4291</text:p>
          </table:table-cell>
          <table:table-cell office:value-type="float" office:value="82.2644" calcext:value-type="float">
            <text:p>82.2644</text:p>
          </table:table-cell>
          <table:table-cell office:value-type="float" office:value="104.363" calcext:value-type="float">
            <text:p>104.36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043" calcext:value-type="float">
            <text:p>42.6043</text:p>
          </table:table-cell>
          <table:table-cell office:value-type="float" office:value="74.691" calcext:value-type="float">
            <text:p>74.691</text:p>
          </table:table-cell>
          <table:table-cell office:value-type="float" office:value="95.8086" calcext:value-type="float">
            <text:p>95.808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66" calcext:value-type="float">
            <text:p>45.066</text:p>
          </table:table-cell>
          <table:table-cell office:value-type="float" office:value="64.1107" calcext:value-type="float">
            <text:p>64.1107</text:p>
          </table:table-cell>
          <table:table-cell office:value-type="float" office:value="78.8185" calcext:value-type="float">
            <text:p>78.818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131" calcext:value-type="float">
            <text:p>57.0131</text:p>
          </table:table-cell>
          <table:table-cell office:value-type="float" office:value="75.3013" calcext:value-type="float">
            <text:p>75.3013</text:p>
          </table:table-cell>
          <table:table-cell office:value-type="float" office:value="94.6617" calcext:value-type="float">
            <text:p>94.661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499" calcext:value-type="float">
            <text:p>48.5499</text:p>
          </table:table-cell>
          <table:table-cell office:value-type="float" office:value="77.0259" calcext:value-type="float">
            <text:p>77.0259</text:p>
          </table:table-cell>
          <table:table-cell office:value-type="float" office:value="95.4464" calcext:value-type="float">
            <text:p>95.446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2" calcext:value-type="float">
            <text:p>46.432</text:p>
          </table:table-cell>
          <table:table-cell office:value-type="float" office:value="82.2688" calcext:value-type="float">
            <text:p>82.2688</text:p>
          </table:table-cell>
          <table:table-cell office:value-type="float" office:value="104.368" calcext:value-type="float">
            <text:p>104.36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46" calcext:value-type="float">
            <text:p>42.5946</text:p>
          </table:table-cell>
          <table:table-cell office:value-type="float" office:value="74.679" calcext:value-type="float">
            <text:p>74.679</text:p>
          </table:table-cell>
          <table:table-cell office:value-type="float" office:value="95.7999" calcext:value-type="float">
            <text:p>95.799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719" calcext:value-type="float">
            <text:p>45.0719</text:p>
          </table:table-cell>
          <table:table-cell office:value-type="float" office:value="64.1256" calcext:value-type="float">
            <text:p>64.1256</text:p>
          </table:table-cell>
          <table:table-cell office:value-type="float" office:value="78.8446" calcext:value-type="float">
            <text:p>78.844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799" calcext:value-type="float">
            <text:p>56.9799</text:p>
          </table:table-cell>
          <table:table-cell office:value-type="float" office:value="75.2381" calcext:value-type="float">
            <text:p>75.2381</text:p>
          </table:table-cell>
          <table:table-cell office:value-type="float" office:value="94.6214" calcext:value-type="float">
            <text:p>94.621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01" calcext:value-type="float">
            <text:p>48.5501</text:p>
          </table:table-cell>
          <table:table-cell office:value-type="float" office:value="77.0261" calcext:value-type="float">
            <text:p>77.0261</text:p>
          </table:table-cell>
          <table:table-cell office:value-type="float" office:value="95.4465" calcext:value-type="float">
            <text:p>95.446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81" calcext:value-type="float">
            <text:p>46.4381</text:p>
          </table:table-cell>
          <table:table-cell office:value-type="float" office:value="82.278" calcext:value-type="float">
            <text:p>82.278</text:p>
          </table:table-cell>
          <table:table-cell office:value-type="float" office:value="104.378" calcext:value-type="float">
            <text:p>104.37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3" calcext:value-type="float">
            <text:p>42.583</text:p>
          </table:table-cell>
          <table:table-cell office:value-type="float" office:value="74.664" calcext:value-type="float">
            <text:p>74.664</text:p>
          </table:table-cell>
          <table:table-cell office:value-type="float" office:value="95.7878" calcext:value-type="float">
            <text:p>95.787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76" calcext:value-type="float">
            <text:p>45.076</text:p>
          </table:table-cell>
          <table:table-cell office:value-type="float" office:value="64.1362" calcext:value-type="float">
            <text:p>64.1362</text:p>
          </table:table-cell>
          <table:table-cell office:value-type="float" office:value="78.8633" calcext:value-type="float">
            <text:p>78.863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666" calcext:value-type="float">
            <text:p>56.9666</text:p>
          </table:table-cell>
          <table:table-cell office:value-type="float" office:value="75.213" calcext:value-type="float">
            <text:p>75.213</text:p>
          </table:table-cell>
          <table:table-cell office:value-type="float" office:value="94.6143" calcext:value-type="float">
            <text:p>94.614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19" calcext:value-type="float">
            <text:p>48.5519</text:p>
          </table:table-cell>
          <table:table-cell office:value-type="float" office:value="77.0289" calcext:value-type="float">
            <text:p>77.0289</text:p>
          </table:table-cell>
          <table:table-cell office:value-type="float" office:value="95.4494" calcext:value-type="float">
            <text:p>95.449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54" calcext:value-type="float">
            <text:p>46.4454</text:p>
          </table:table-cell>
          <table:table-cell office:value-type="float" office:value="82.2894" calcext:value-type="float">
            <text:p>82.2894</text:p>
          </table:table-cell>
          <table:table-cell office:value-type="float" office:value="104.392" calcext:value-type="float">
            <text:p>104.39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05" calcext:value-type="float">
            <text:p>42.5705</text:p>
          </table:table-cell>
          <table:table-cell office:value-type="float" office:value="74.6463" calcext:value-type="float">
            <text:p>74.6463</text:p>
          </table:table-cell>
          <table:table-cell office:value-type="float" office:value="95.7703" calcext:value-type="float">
            <text:p>95.770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03" calcext:value-type="float">
            <text:p>45.0803</text:p>
          </table:table-cell>
          <table:table-cell office:value-type="float" office:value="64.1464" calcext:value-type="float">
            <text:p>64.1464</text:p>
          </table:table-cell>
          <table:table-cell office:value-type="float" office:value="78.8795" calcext:value-type="float">
            <text:p>78.879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522" calcext:value-type="float">
            <text:p>56.9522</text:p>
          </table:table-cell>
          <table:table-cell office:value-type="float" office:value="75.1887" calcext:value-type="float">
            <text:p>75.1887</text:p>
          </table:table-cell>
          <table:table-cell office:value-type="float" office:value="94.6109" calcext:value-type="float">
            <text:p>94.610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26" calcext:value-type="float">
            <text:p>48.5526</text:p>
          </table:table-cell>
          <table:table-cell office:value-type="float" office:value="77.0299" calcext:value-type="float">
            <text:p>77.0299</text:p>
          </table:table-cell>
          <table:table-cell office:value-type="float" office:value="95.4503" calcext:value-type="float">
            <text:p>95.450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21" calcext:value-type="float">
            <text:p>46.4521</text:p>
          </table:table-cell>
          <table:table-cell office:value-type="float" office:value="82.3001" calcext:value-type="float">
            <text:p>82.3001</text:p>
          </table:table-cell>
          <table:table-cell office:value-type="float" office:value="104.405" calcext:value-type="float">
            <text:p>104.40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74" calcext:value-type="float">
            <text:p>42.5574</text:p>
          </table:table-cell>
          <table:table-cell office:value-type="float" office:value="74.6284" calcext:value-type="float">
            <text:p>74.6284</text:p>
          </table:table-cell>
          <table:table-cell office:value-type="float" office:value="95.7534" calcext:value-type="float">
            <text:p>95.753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62" calcext:value-type="float">
            <text:p>45.0862</text:p>
          </table:table-cell>
          <table:table-cell office:value-type="float" office:value="64.1587" calcext:value-type="float">
            <text:p>64.1587</text:p>
          </table:table-cell>
          <table:table-cell office:value-type="float" office:value="78.8972" calcext:value-type="float">
            <text:p>78.897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44" calcext:value-type="float">
            <text:p>56.944</text:p>
          </table:table-cell>
          <table:table-cell office:value-type="float" office:value="75.175" calcext:value-type="float">
            <text:p>75.175</text:p>
          </table:table-cell>
          <table:table-cell office:value-type="float" office:value="94.6146" calcext:value-type="float">
            <text:p>94.614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26" calcext:value-type="float">
            <text:p>48.5526</text:p>
          </table:table-cell>
          <table:table-cell office:value-type="float" office:value="77.0299" calcext:value-type="float">
            <text:p>77.0299</text:p>
          </table:table-cell>
          <table:table-cell office:value-type="float" office:value="95.4502" calcext:value-type="float">
            <text:p>95.450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72" calcext:value-type="float">
            <text:p>46.4572</text:p>
          </table:table-cell>
          <table:table-cell office:value-type="float" office:value="82.3081" calcext:value-type="float">
            <text:p>82.3081</text:p>
          </table:table-cell>
          <table:table-cell office:value-type="float" office:value="104.415" calcext:value-type="float">
            <text:p>104.41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65" calcext:value-type="float">
            <text:p>42.5465</text:p>
          </table:table-cell>
          <table:table-cell office:value-type="float" office:value="74.6133" calcext:value-type="float">
            <text:p>74.6133</text:p>
          </table:table-cell>
          <table:table-cell office:value-type="float" office:value="95.7392" calcext:value-type="float">
            <text:p>95.739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905" calcext:value-type="float">
            <text:p>45.0905</text:p>
          </table:table-cell>
          <table:table-cell office:value-type="float" office:value="64.1678" calcext:value-type="float">
            <text:p>64.1678</text:p>
          </table:table-cell>
          <table:table-cell office:value-type="float" office:value="78.9104" calcext:value-type="float">
            <text:p>78.910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332" calcext:value-type="float">
            <text:p>56.9332</text:p>
          </table:table-cell>
          <table:table-cell office:value-type="float" office:value="75.1569" calcext:value-type="float">
            <text:p>75.1569</text:p>
          </table:table-cell>
          <table:table-cell office:value-type="float" office:value="94.6239" calcext:value-type="float">
            <text:p>94.623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29" calcext:value-type="float">
            <text:p>48.5529</text:p>
          </table:table-cell>
          <table:table-cell office:value-type="float" office:value="77.0303" calcext:value-type="float">
            <text:p>77.0303</text:p>
          </table:table-cell>
          <table:table-cell office:value-type="float" office:value="95.4505" calcext:value-type="float">
            <text:p>95.450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23" calcext:value-type="float">
            <text:p>46.4623</text:p>
          </table:table-cell>
          <table:table-cell office:value-type="float" office:value="82.3162" calcext:value-type="float">
            <text:p>82.3162</text:p>
          </table:table-cell>
          <table:table-cell office:value-type="float" office:value="104.425" calcext:value-type="float">
            <text:p>104.42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361" calcext:value-type="float">
            <text:p>42.5361</text:p>
          </table:table-cell>
          <table:table-cell office:value-type="float" office:value="74.5998" calcext:value-type="float">
            <text:p>74.5998</text:p>
          </table:table-cell>
          <table:table-cell office:value-type="float" office:value="95.728" calcext:value-type="float">
            <text:p>95.728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935" calcext:value-type="float">
            <text:p>45.0935</text:p>
          </table:table-cell>
          <table:table-cell office:value-type="float" office:value="64.1741" calcext:value-type="float">
            <text:p>64.1741</text:p>
          </table:table-cell>
          <table:table-cell office:value-type="float" office:value="78.9193" calcext:value-type="float">
            <text:p>78.919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185" calcext:value-type="float">
            <text:p>56.9185</text:p>
          </table:table-cell>
          <table:table-cell office:value-type="float" office:value="75.1322" calcext:value-type="float">
            <text:p>75.1322</text:p>
          </table:table-cell>
          <table:table-cell office:value-type="float" office:value="94.6293" calcext:value-type="float">
            <text:p>94.629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42" calcext:value-type="float">
            <text:p>48.5542</text:p>
          </table:table-cell>
          <table:table-cell office:value-type="float" office:value="77.0325" calcext:value-type="float">
            <text:p>77.0325</text:p>
          </table:table-cell>
          <table:table-cell office:value-type="float" office:value="95.4533" calcext:value-type="float">
            <text:p>95.453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93" calcext:value-type="float">
            <text:p>46.4693</text:p>
          </table:table-cell>
          <table:table-cell office:value-type="float" office:value="82.3271" calcext:value-type="float">
            <text:p>82.3271</text:p>
          </table:table-cell>
          <table:table-cell office:value-type="float" office:value="104.437" calcext:value-type="float">
            <text:p>104.43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172" calcext:value-type="float">
            <text:p>42.5172</text:p>
          </table:table-cell>
          <table:table-cell office:value-type="float" office:value="74.5701" calcext:value-type="float">
            <text:p>74.5701</text:p>
          </table:table-cell>
          <table:table-cell office:value-type="float" office:value="95.693" calcext:value-type="float">
            <text:p>95.69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966" calcext:value-type="float">
            <text:p>45.0966</text:p>
          </table:table-cell>
          <table:table-cell office:value-type="float" office:value="64.1808" calcext:value-type="float">
            <text:p>64.1808</text:p>
          </table:table-cell>
          <table:table-cell office:value-type="float" office:value="78.9294" calcext:value-type="float">
            <text:p>78.929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991" calcext:value-type="float">
            <text:p>56.8991</text:p>
          </table:table-cell>
          <table:table-cell office:value-type="float" office:value="75.0973" calcext:value-type="float">
            <text:p>75.0973</text:p>
          </table:table-cell>
          <table:table-cell office:value-type="float" office:value="94.6211" calcext:value-type="float">
            <text:p>94.621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43" calcext:value-type="float">
            <text:p>48.5543</text:p>
          </table:table-cell>
          <table:table-cell office:value-type="float" office:value="77.0326" calcext:value-type="float">
            <text:p>77.0326</text:p>
          </table:table-cell>
          <table:table-cell office:value-type="float" office:value="95.4532" calcext:value-type="float">
            <text:p>95.453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92" calcext:value-type="float">
            <text:p>46.4792</text:p>
          </table:table-cell>
          <table:table-cell office:value-type="float" office:value="82.3424" calcext:value-type="float">
            <text:p>82.3424</text:p>
          </table:table-cell>
          <table:table-cell office:value-type="float" office:value="104.456" calcext:value-type="float">
            <text:p>104.45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009" calcext:value-type="float">
            <text:p>42.5009</text:p>
          </table:table-cell>
          <table:table-cell office:value-type="float" office:value="74.547" calcext:value-type="float">
            <text:p>74.547</text:p>
          </table:table-cell>
          <table:table-cell office:value-type="float" office:value="95.6698" calcext:value-type="float">
            <text:p>95.669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995" calcext:value-type="float">
            <text:p>45.0995</text:p>
          </table:table-cell>
          <table:table-cell office:value-type="float" office:value="64.1867" calcext:value-type="float">
            <text:p>64.1867</text:p>
          </table:table-cell>
          <table:table-cell office:value-type="float" office:value="78.9376" calcext:value-type="float">
            <text:p>78.937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87" calcext:value-type="float">
            <text:p>56.887</text:p>
          </table:table-cell>
          <table:table-cell office:value-type="float" office:value="75.076" calcext:value-type="float">
            <text:p>75.076</text:p>
          </table:table-cell>
          <table:table-cell office:value-type="float" office:value="94.6194" calcext:value-type="float">
            <text:p>94.619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68" calcext:value-type="float">
            <text:p>48.5568</text:p>
          </table:table-cell>
          <table:table-cell office:value-type="float" office:value="77.0366" calcext:value-type="float">
            <text:p>77.0366</text:p>
          </table:table-cell>
          <table:table-cell office:value-type="float" office:value="95.4573" calcext:value-type="float">
            <text:p>95.457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73" calcext:value-type="float">
            <text:p>46.4873</text:p>
          </table:table-cell>
          <table:table-cell office:value-type="float" office:value="82.3551" calcext:value-type="float">
            <text:p>82.3551</text:p>
          </table:table-cell>
          <table:table-cell office:value-type="float" office:value="104.471" calcext:value-type="float">
            <text:p>104.47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909" calcext:value-type="float">
            <text:p>42.4909</text:p>
          </table:table-cell>
          <table:table-cell office:value-type="float" office:value="74.5329" calcext:value-type="float">
            <text:p>74.5329</text:p>
          </table:table-cell>
          <table:table-cell office:value-type="float" office:value="95.6558" calcext:value-type="float">
            <text:p>95.655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27" calcext:value-type="float">
            <text:p>45.1027</text:p>
          </table:table-cell>
          <table:table-cell office:value-type="float" office:value="64.1932" calcext:value-type="float">
            <text:p>64.1932</text:p>
          </table:table-cell>
          <table:table-cell office:value-type="float" office:value="78.9465" calcext:value-type="float">
            <text:p>78.946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723" calcext:value-type="float">
            <text:p>56.8723</text:p>
          </table:table-cell>
          <table:table-cell office:value-type="float" office:value="75.0546" calcext:value-type="float">
            <text:p>75.0546</text:p>
          </table:table-cell>
          <table:table-cell office:value-type="float" office:value="94.6426" calcext:value-type="float">
            <text:p>94.642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85" calcext:value-type="float">
            <text:p>48.5585</text:p>
          </table:table-cell>
          <table:table-cell office:value-type="float" office:value="77.0393" calcext:value-type="float">
            <text:p>77.0393</text:p>
          </table:table-cell>
          <table:table-cell office:value-type="float" office:value="95.4599" calcext:value-type="float">
            <text:p>95.459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53" calcext:value-type="float">
            <text:p>46.4953</text:p>
          </table:table-cell>
          <table:table-cell office:value-type="float" office:value="82.3673" calcext:value-type="float">
            <text:p>82.3673</text:p>
          </table:table-cell>
          <table:table-cell office:value-type="float" office:value="104.485" calcext:value-type="float">
            <text:p>104.48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851" calcext:value-type="float">
            <text:p>42.4851</text:p>
          </table:table-cell>
          <table:table-cell office:value-type="float" office:value="74.5251" calcext:value-type="float">
            <text:p>74.5251</text:p>
          </table:table-cell>
          <table:table-cell office:value-type="float" office:value="95.6489" calcext:value-type="float">
            <text:p>95.648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39" calcext:value-type="float">
            <text:p>45.1039</text:p>
          </table:table-cell>
          <table:table-cell office:value-type="float" office:value="64.195" calcext:value-type="float">
            <text:p>64.195</text:p>
          </table:table-cell>
          <table:table-cell office:value-type="float" office:value="78.948" calcext:value-type="float">
            <text:p>78.94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628" calcext:value-type="float">
            <text:p>56.8628</text:p>
          </table:table-cell>
          <table:table-cell office:value-type="float" office:value="75.0368" calcext:value-type="float">
            <text:p>75.0368</text:p>
          </table:table-cell>
          <table:table-cell office:value-type="float" office:value="94.6427" calcext:value-type="float">
            <text:p>94.642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29" calcext:value-type="float">
            <text:p>48.5629</text:p>
          </table:table-cell>
          <table:table-cell office:value-type="float" office:value="77.0469" calcext:value-type="float">
            <text:p>77.0469</text:p>
          </table:table-cell>
          <table:table-cell office:value-type="float" office:value="95.4692" calcext:value-type="float">
            <text:p>95.469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69" calcext:value-type="float">
            <text:p>46.5069</text:p>
          </table:table-cell>
          <table:table-cell office:value-type="float" office:value="82.3845" calcext:value-type="float">
            <text:p>82.3845</text:p>
          </table:table-cell>
          <table:table-cell office:value-type="float" office:value="104.504" calcext:value-type="float">
            <text:p>104.50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858" calcext:value-type="float">
            <text:p>42.4858</text:p>
          </table:table-cell>
          <table:table-cell office:value-type="float" office:value="74.5304" calcext:value-type="float">
            <text:p>74.5304</text:p>
          </table:table-cell>
          <table:table-cell office:value-type="float" office:value="95.6618" calcext:value-type="float">
            <text:p>95.661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54" calcext:value-type="float">
            <text:p>45.1054</text:p>
          </table:table-cell>
          <table:table-cell office:value-type="float" office:value="64.1975" calcext:value-type="float">
            <text:p>64.1975</text:p>
          </table:table-cell>
          <table:table-cell office:value-type="float" office:value="78.9501" calcext:value-type="float">
            <text:p>78.950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512" calcext:value-type="float">
            <text:p>56.8512</text:p>
          </table:table-cell>
          <table:table-cell office:value-type="float" office:value="75.0165" calcext:value-type="float">
            <text:p>75.0165</text:p>
          </table:table-cell>
          <table:table-cell office:value-type="float" office:value="94.6483" calcext:value-type="float">
            <text:p>94.648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64" calcext:value-type="float">
            <text:p>48.5664</text:p>
          </table:table-cell>
          <table:table-cell office:value-type="float" office:value="77.053" calcext:value-type="float">
            <text:p>77.053</text:p>
          </table:table-cell>
          <table:table-cell office:value-type="float" office:value="95.4766" calcext:value-type="float">
            <text:p>95.476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65" calcext:value-type="float">
            <text:p>46.5165</text:p>
          </table:table-cell>
          <table:table-cell office:value-type="float" office:value="82.3986" calcext:value-type="float">
            <text:p>82.3986</text:p>
          </table:table-cell>
          <table:table-cell office:value-type="float" office:value="104.519" calcext:value-type="float">
            <text:p>104.51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968" calcext:value-type="float">
            <text:p>42.4968</text:p>
          </table:table-cell>
          <table:table-cell office:value-type="float" office:value="74.5509" calcext:value-type="float">
            <text:p>74.5509</text:p>
          </table:table-cell>
          <table:table-cell office:value-type="float" office:value="95.6906" calcext:value-type="float">
            <text:p>95.690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91" calcext:value-type="float">
            <text:p>45.1091</text:p>
          </table:table-cell>
          <table:table-cell office:value-type="float" office:value="64.2034" calcext:value-type="float">
            <text:p>64.2034</text:p>
          </table:table-cell>
          <table:table-cell office:value-type="float" office:value="78.9555" calcext:value-type="float">
            <text:p>78.955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312" calcext:value-type="float">
            <text:p>56.8312</text:p>
          </table:table-cell>
          <table:table-cell office:value-type="float" office:value="74.9824" calcext:value-type="float">
            <text:p>74.9824</text:p>
          </table:table-cell>
          <table:table-cell office:value-type="float" office:value="94.681" calcext:value-type="float">
            <text:p>94.68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13" calcext:value-type="float">
            <text:p>48.5713</text:p>
          </table:table-cell>
          <table:table-cell office:value-type="float" office:value="77.0616" calcext:value-type="float">
            <text:p>77.0616</text:p>
          </table:table-cell>
          <table:table-cell office:value-type="float" office:value="95.4872" calcext:value-type="float">
            <text:p>95.487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269" calcext:value-type="float">
            <text:p>46.5269</text:p>
          </table:table-cell>
          <table:table-cell office:value-type="float" office:value="82.4141" calcext:value-type="float">
            <text:p>82.4141</text:p>
          </table:table-cell>
          <table:table-cell office:value-type="float" office:value="104.536" calcext:value-type="float">
            <text:p>104.53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921" calcext:value-type="float">
            <text:p>42.4921</text:p>
          </table:table-cell>
          <table:table-cell office:value-type="float" office:value="74.5433" calcext:value-type="float">
            <text:p>74.5433</text:p>
          </table:table-cell>
          <table:table-cell office:value-type="float" office:value="95.6812" calcext:value-type="float">
            <text:p>95.681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169" calcext:value-type="float">
            <text:p>45.1169</text:p>
          </table:table-cell>
          <table:table-cell office:value-type="float" office:value="64.2162" calcext:value-type="float">
            <text:p>64.2162</text:p>
          </table:table-cell>
          <table:table-cell office:value-type="float" office:value="78.9673" calcext:value-type="float">
            <text:p>78.967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263" calcext:value-type="float">
            <text:p>56.8263</text:p>
          </table:table-cell>
          <table:table-cell office:value-type="float" office:value="74.9737" calcext:value-type="float">
            <text:p>74.9737</text:p>
          </table:table-cell>
          <table:table-cell office:value-type="float" office:value="94.6884" calcext:value-type="float">
            <text:p>94.688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37" calcext:value-type="float">
            <text:p>48.5737</text:p>
          </table:table-cell>
          <table:table-cell office:value-type="float" office:value="77.0659" calcext:value-type="float">
            <text:p>77.0659</text:p>
          </table:table-cell>
          <table:table-cell office:value-type="float" office:value="95.4926" calcext:value-type="float">
            <text:p>95.492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302" calcext:value-type="float">
            <text:p>46.5302</text:p>
          </table:table-cell>
          <table:table-cell office:value-type="float" office:value="82.4189" calcext:value-type="float">
            <text:p>82.4189</text:p>
          </table:table-cell>
          <table:table-cell office:value-type="float" office:value="104.541" calcext:value-type="float">
            <text:p>104.54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909" calcext:value-type="float">
            <text:p>42.4909</text:p>
          </table:table-cell>
          <table:table-cell office:value-type="float" office:value="74.5412" calcext:value-type="float">
            <text:p>74.5412</text:p>
          </table:table-cell>
          <table:table-cell office:value-type="float" office:value="95.6786" calcext:value-type="float">
            <text:p>95.678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179" calcext:value-type="float">
            <text:p>45.1179</text:p>
          </table:table-cell>
          <table:table-cell office:value-type="float" office:value="64.2177" calcext:value-type="float">
            <text:p>64.2177</text:p>
          </table:table-cell>
          <table:table-cell office:value-type="float" office:value="78.9686" calcext:value-type="float">
            <text:p>78.968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168" calcext:value-type="float">
            <text:p>56.8168</text:p>
          </table:table-cell>
          <table:table-cell office:value-type="float" office:value="74.9602" calcext:value-type="float">
            <text:p>74.9602</text:p>
          </table:table-cell>
          <table:table-cell office:value-type="float" office:value="94.718" calcext:value-type="float">
            <text:p>94.71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66" calcext:value-type="float">
            <text:p>48.5766</text:p>
          </table:table-cell>
          <table:table-cell office:value-type="float" office:value="77.0709" calcext:value-type="float">
            <text:p>77.0709</text:p>
          </table:table-cell>
          <table:table-cell office:value-type="float" office:value="95.4985" calcext:value-type="float">
            <text:p>95.498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345" calcext:value-type="float">
            <text:p>46.5345</text:p>
          </table:table-cell>
          <table:table-cell office:value-type="float" office:value="82.4256" calcext:value-type="float">
            <text:p>82.4256</text:p>
          </table:table-cell>
          <table:table-cell office:value-type="float" office:value="104.549" calcext:value-type="float">
            <text:p>104.54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838" calcext:value-type="float">
            <text:p>42.4838</text:p>
          </table:table-cell>
          <table:table-cell office:value-type="float" office:value="74.5282" calcext:value-type="float">
            <text:p>74.5282</text:p>
          </table:table-cell>
          <table:table-cell office:value-type="float" office:value="95.6603" calcext:value-type="float">
            <text:p>95.660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19" calcext:value-type="float">
            <text:p>45.1219</text:p>
          </table:table-cell>
          <table:table-cell office:value-type="float" office:value="64.2248" calcext:value-type="float">
            <text:p>64.2248</text:p>
          </table:table-cell>
          <table:table-cell office:value-type="float" office:value="78.9763" calcext:value-type="float">
            <text:p>78.976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072" calcext:value-type="float">
            <text:p>56.8072</text:p>
          </table:table-cell>
          <table:table-cell office:value-type="float" office:value="74.9454" calcext:value-type="float">
            <text:p>74.9454</text:p>
          </table:table-cell>
          <table:table-cell office:value-type="float" office:value="94.7461" calcext:value-type="float">
            <text:p>94.746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95" calcext:value-type="float">
            <text:p>48.5795</text:p>
          </table:table-cell>
          <table:table-cell office:value-type="float" office:value="77.0759" calcext:value-type="float">
            <text:p>77.0759</text:p>
          </table:table-cell>
          <table:table-cell office:value-type="float" office:value="95.5047" calcext:value-type="float">
            <text:p>95.504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437" calcext:value-type="float">
            <text:p>46.5437</text:p>
          </table:table-cell>
          <table:table-cell office:value-type="float" office:value="82.4397" calcext:value-type="float">
            <text:p>82.4397</text:p>
          </table:table-cell>
          <table:table-cell office:value-type="float" office:value="104.565" calcext:value-type="float">
            <text:p>104.56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789" calcext:value-type="float">
            <text:p>42.4789</text:p>
          </table:table-cell>
          <table:table-cell office:value-type="float" office:value="74.5192" calcext:value-type="float">
            <text:p>74.5192</text:p>
          </table:table-cell>
          <table:table-cell office:value-type="float" office:value="95.6474" calcext:value-type="float">
            <text:p>95.647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261" calcext:value-type="float">
            <text:p>45.1261</text:p>
          </table:table-cell>
          <table:table-cell office:value-type="float" office:value="64.2312" calcext:value-type="float">
            <text:p>64.2312</text:p>
          </table:table-cell>
          <table:table-cell office:value-type="float" office:value="78.9812" calcext:value-type="float">
            <text:p>78.981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95" calcext:value-type="float">
            <text:p>56.795</text:p>
          </table:table-cell>
          <table:table-cell office:value-type="float" office:value="74.9253" calcext:value-type="float">
            <text:p>74.9253</text:p>
          </table:table-cell>
          <table:table-cell office:value-type="float" office:value="94.7624" calcext:value-type="float">
            <text:p>94.762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13" calcext:value-type="float">
            <text:p>48.5813</text:p>
          </table:table-cell>
          <table:table-cell office:value-type="float" office:value="77.079" calcext:value-type="float">
            <text:p>77.079</text:p>
          </table:table-cell>
          <table:table-cell office:value-type="float" office:value="95.5085" calcext:value-type="float">
            <text:p>95.508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493" calcext:value-type="float">
            <text:p>46.5493</text:p>
          </table:table-cell>
          <table:table-cell office:value-type="float" office:value="82.4485" calcext:value-type="float">
            <text:p>82.4485</text:p>
          </table:table-cell>
          <table:table-cell office:value-type="float" office:value="104.576" calcext:value-type="float">
            <text:p>104.57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75" calcext:value-type="float">
            <text:p>42.475</text:p>
          </table:table-cell>
          <table:table-cell office:value-type="float" office:value="74.5121" calcext:value-type="float">
            <text:p>74.5121</text:p>
          </table:table-cell>
          <table:table-cell office:value-type="float" office:value="95.6374" calcext:value-type="float">
            <text:p>95.637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14" calcext:value-type="float">
            <text:p>45.1314</text:p>
          </table:table-cell>
          <table:table-cell office:value-type="float" office:value="64.2389" calcext:value-type="float">
            <text:p>64.2389</text:p>
          </table:table-cell>
          <table:table-cell office:value-type="float" office:value="78.9862" calcext:value-type="float">
            <text:p>78.986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79" calcext:value-type="float">
            <text:p>56.779</text:p>
          </table:table-cell>
          <table:table-cell office:value-type="float" office:value="74.9003" calcext:value-type="float">
            <text:p>74.9003</text:p>
          </table:table-cell>
          <table:table-cell office:value-type="float" office:value="94.7814" calcext:value-type="float">
            <text:p>94.781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31" calcext:value-type="float">
            <text:p>48.5831</text:p>
          </table:table-cell>
          <table:table-cell office:value-type="float" office:value="77.0822" calcext:value-type="float">
            <text:p>77.0822</text:p>
          </table:table-cell>
          <table:table-cell office:value-type="float" office:value="95.5123" calcext:value-type="float">
            <text:p>95.512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543" calcext:value-type="float">
            <text:p>46.5543</text:p>
          </table:table-cell>
          <table:table-cell office:value-type="float" office:value="82.4564" calcext:value-type="float">
            <text:p>82.4564</text:p>
          </table:table-cell>
          <table:table-cell office:value-type="float" office:value="104.585" calcext:value-type="float">
            <text:p>104.58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727" calcext:value-type="float">
            <text:p>42.4727</text:p>
          </table:table-cell>
          <table:table-cell office:value-type="float" office:value="74.5078" calcext:value-type="float">
            <text:p>74.5078</text:p>
          </table:table-cell>
          <table:table-cell office:value-type="float" office:value="95.6312" calcext:value-type="float">
            <text:p>95.631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12" calcext:value-type="float">
            <text:p>45.1412</text:p>
          </table:table-cell>
          <table:table-cell office:value-type="float" office:value="64.2548" calcext:value-type="float">
            <text:p>64.2548</text:p>
          </table:table-cell>
          <table:table-cell office:value-type="float" office:value="79.0007" calcext:value-type="float">
            <text:p>79.000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701" calcext:value-type="float">
            <text:p>56.7701</text:p>
          </table:table-cell>
          <table:table-cell office:value-type="float" office:value="74.8844" calcext:value-type="float">
            <text:p>74.8844</text:p>
          </table:table-cell>
          <table:table-cell office:value-type="float" office:value="94.7845" calcext:value-type="float">
            <text:p>94.784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74" calcext:value-type="float">
            <text:p>48.5874</text:p>
          </table:table-cell>
          <table:table-cell office:value-type="float" office:value="77.0893" calcext:value-type="float">
            <text:p>77.0893</text:p>
          </table:table-cell>
          <table:table-cell office:value-type="float" office:value="95.5205" calcext:value-type="float">
            <text:p>95.520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621" calcext:value-type="float">
            <text:p>46.5621</text:p>
          </table:table-cell>
          <table:table-cell office:value-type="float" office:value="82.4686" calcext:value-type="float">
            <text:p>82.4686</text:p>
          </table:table-cell>
          <table:table-cell office:value-type="float" office:value="104.6" calcext:value-type="float">
            <text:p>104.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695" calcext:value-type="float">
            <text:p>42.4695</text:p>
          </table:table-cell>
          <table:table-cell office:value-type="float" office:value="74.5018" calcext:value-type="float">
            <text:p>74.5018</text:p>
          </table:table-cell>
          <table:table-cell office:value-type="float" office:value="95.6222" calcext:value-type="float">
            <text:p>95.622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55" calcext:value-type="float">
            <text:p>45.1455</text:p>
          </table:table-cell>
          <table:table-cell office:value-type="float" office:value="64.2614" calcext:value-type="float">
            <text:p>64.2614</text:p>
          </table:table-cell>
          <table:table-cell office:value-type="float" office:value="79.0059" calcext:value-type="float">
            <text:p>79.005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553" calcext:value-type="float">
            <text:p>56.7553</text:p>
          </table:table-cell>
          <table:table-cell office:value-type="float" office:value="74.858" calcext:value-type="float">
            <text:p>74.858</text:p>
          </table:table-cell>
          <table:table-cell office:value-type="float" office:value="94.7957" calcext:value-type="float">
            <text:p>94.795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21" calcext:value-type="float">
            <text:p>48.5921</text:p>
          </table:table-cell>
          <table:table-cell office:value-type="float" office:value="77.0976" calcext:value-type="float">
            <text:p>77.0976</text:p>
          </table:table-cell>
          <table:table-cell office:value-type="float" office:value="95.5307" calcext:value-type="float">
            <text:p>95.530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704" calcext:value-type="float">
            <text:p>46.5704</text:p>
          </table:table-cell>
          <table:table-cell office:value-type="float" office:value="82.4815" calcext:value-type="float">
            <text:p>82.4815</text:p>
          </table:table-cell>
          <table:table-cell office:value-type="float" office:value="104.615" calcext:value-type="float">
            <text:p>104.61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677" calcext:value-type="float">
            <text:p>42.4677</text:p>
          </table:table-cell>
          <table:table-cell office:value-type="float" office:value="74.4966" calcext:value-type="float">
            <text:p>74.4966</text:p>
          </table:table-cell>
          <table:table-cell office:value-type="float" office:value="95.612" calcext:value-type="float">
            <text:p>95.612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522" calcext:value-type="float">
            <text:p>45.1522</text:p>
          </table:table-cell>
          <table:table-cell office:value-type="float" office:value="64.2718" calcext:value-type="float">
            <text:p>64.2718</text:p>
          </table:table-cell>
          <table:table-cell office:value-type="float" office:value="79.0143" calcext:value-type="float">
            <text:p>79.014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385" calcext:value-type="float">
            <text:p>56.7385</text:p>
          </table:table-cell>
          <table:table-cell office:value-type="float" office:value="74.8242" calcext:value-type="float">
            <text:p>74.8242</text:p>
          </table:table-cell>
          <table:table-cell office:value-type="float" office:value="94.7792" calcext:value-type="float">
            <text:p>94.779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75" calcext:value-type="float">
            <text:p>48.5975</text:p>
          </table:table-cell>
          <table:table-cell office:value-type="float" office:value="77.1068" calcext:value-type="float">
            <text:p>77.1068</text:p>
          </table:table-cell>
          <table:table-cell office:value-type="float" office:value="95.5416" calcext:value-type="float">
            <text:p>95.541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815" calcext:value-type="float">
            <text:p>46.5815</text:p>
          </table:table-cell>
          <table:table-cell office:value-type="float" office:value="82.4991" calcext:value-type="float">
            <text:p>82.4991</text:p>
          </table:table-cell>
          <table:table-cell office:value-type="float" office:value="104.636" calcext:value-type="float">
            <text:p>104.63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716" calcext:value-type="float">
            <text:p>42.4716</text:p>
          </table:table-cell>
          <table:table-cell office:value-type="float" office:value="74.4999" calcext:value-type="float">
            <text:p>74.4999</text:p>
          </table:table-cell>
          <table:table-cell office:value-type="float" office:value="95.6108" calcext:value-type="float">
            <text:p>95.610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561" calcext:value-type="float">
            <text:p>45.1561</text:p>
          </table:table-cell>
          <table:table-cell office:value-type="float" office:value="64.278" calcext:value-type="float">
            <text:p>64.278</text:p>
          </table:table-cell>
          <table:table-cell office:value-type="float" office:value="79.0195" calcext:value-type="float">
            <text:p>79.019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132" calcext:value-type="float">
            <text:p>56.7132</text:p>
          </table:table-cell>
          <table:table-cell office:value-type="float" office:value="74.7685" calcext:value-type="float">
            <text:p>74.7685</text:p>
          </table:table-cell>
          <table:table-cell office:value-type="float" office:value="94.7521" calcext:value-type="float">
            <text:p>94.752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25" calcext:value-type="float">
            <text:p>48.6025</text:p>
          </table:table-cell>
          <table:table-cell office:value-type="float" office:value="77.1159" calcext:value-type="float">
            <text:p>77.1159</text:p>
          </table:table-cell>
          <table:table-cell office:value-type="float" office:value="95.5534" calcext:value-type="float">
            <text:p>95.553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907" calcext:value-type="float">
            <text:p>46.5907</text:p>
          </table:table-cell>
          <table:table-cell office:value-type="float" office:value="82.5135" calcext:value-type="float">
            <text:p>82.5135</text:p>
          </table:table-cell>
          <table:table-cell office:value-type="float" office:value="104.653" calcext:value-type="float">
            <text:p>104.65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716" calcext:value-type="float">
            <text:p>42.4716</text:p>
          </table:table-cell>
          <table:table-cell office:value-type="float" office:value="74.4989" calcext:value-type="float">
            <text:p>74.4989</text:p>
          </table:table-cell>
          <table:table-cell office:value-type="float" office:value="95.6076" calcext:value-type="float">
            <text:p>95.607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592" calcext:value-type="float">
            <text:p>45.1592</text:p>
          </table:table-cell>
          <table:table-cell office:value-type="float" office:value="64.2824" calcext:value-type="float">
            <text:p>64.2824</text:p>
          </table:table-cell>
          <table:table-cell office:value-type="float" office:value="79.0222" calcext:value-type="float">
            <text:p>79.022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953" calcext:value-type="float">
            <text:p>56.6953</text:p>
          </table:table-cell>
          <table:table-cell office:value-type="float" office:value="74.7264" calcext:value-type="float">
            <text:p>74.7264</text:p>
          </table:table-cell>
          <table:table-cell office:value-type="float" office:value="94.7355" calcext:value-type="float">
            <text:p>94.735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64" calcext:value-type="float">
            <text:p>48.6064</text:p>
          </table:table-cell>
          <table:table-cell office:value-type="float" office:value="77.1229" calcext:value-type="float">
            <text:p>77.1229</text:p>
          </table:table-cell>
          <table:table-cell office:value-type="float" office:value="95.5623" calcext:value-type="float">
            <text:p>95.562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979" calcext:value-type="float">
            <text:p>46.5979</text:p>
          </table:table-cell>
          <table:table-cell office:value-type="float" office:value="82.5253" calcext:value-type="float">
            <text:p>82.5253</text:p>
          </table:table-cell>
          <table:table-cell office:value-type="float" office:value="104.668" calcext:value-type="float">
            <text:p>104.66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715" calcext:value-type="float">
            <text:p>42.4715</text:p>
          </table:table-cell>
          <table:table-cell office:value-type="float" office:value="74.4996" calcext:value-type="float">
            <text:p>74.4996</text:p>
          </table:table-cell>
          <table:table-cell office:value-type="float" office:value="95.6096" calcext:value-type="float">
            <text:p>95.609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657" calcext:value-type="float">
            <text:p>45.1657</text:p>
          </table:table-cell>
          <table:table-cell office:value-type="float" office:value="64.2935" calcext:value-type="float">
            <text:p>64.2935</text:p>
          </table:table-cell>
          <table:table-cell office:value-type="float" office:value="79.0335" calcext:value-type="float">
            <text:p>79.033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408" calcext:value-type="float">
            <text:p>56.6408</text:p>
          </table:table-cell>
          <table:table-cell office:value-type="float" office:value="74.5903" calcext:value-type="float">
            <text:p>74.5903</text:p>
          </table:table-cell>
          <table:table-cell office:value-type="float" office:value="94.612" calcext:value-type="float">
            <text:p>94.61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84" calcext:value-type="float">
            <text:p>48.6084</text:p>
          </table:table-cell>
          <table:table-cell office:value-type="float" office:value="77.1284" calcext:value-type="float">
            <text:p>77.1284</text:p>
          </table:table-cell>
          <table:table-cell office:value-type="float" office:value="95.5717" calcext:value-type="float">
            <text:p>95.571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112" calcext:value-type="float">
            <text:p>46.6112</text:p>
          </table:table-cell>
          <table:table-cell office:value-type="float" office:value="82.5484" calcext:value-type="float">
            <text:p>82.5484</text:p>
          </table:table-cell>
          <table:table-cell office:value-type="float" office:value="104.7" calcext:value-type="float">
            <text:p>104.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67" calcext:value-type="float">
            <text:p>42.467</text:p>
          </table:table-cell>
          <table:table-cell office:value-type="float" office:value="74.4914" calcext:value-type="float">
            <text:p>74.4914</text:p>
          </table:table-cell>
          <table:table-cell office:value-type="float" office:value="95.5982" calcext:value-type="float">
            <text:p>95.598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924" calcext:value-type="float">
            <text:p>45.1924</text:p>
          </table:table-cell>
          <table:table-cell office:value-type="float" office:value="64.3429" calcext:value-type="float">
            <text:p>64.3429</text:p>
          </table:table-cell>
          <table:table-cell office:value-type="float" office:value="79.0926" calcext:value-type="float">
            <text:p>79.092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068" calcext:value-type="float">
            <text:p>56.6068</text:p>
          </table:table-cell>
          <table:table-cell office:value-type="float" office:value="74.4891" calcext:value-type="float">
            <text:p>74.4891</text:p>
          </table:table-cell>
          <table:table-cell office:value-type="float" office:value="94.5121" calcext:value-type="float">
            <text:p>94.512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06" calcext:value-type="float">
            <text:p>48.6106</text:p>
          </table:table-cell>
          <table:table-cell office:value-type="float" office:value="77.1332" calcext:value-type="float">
            <text:p>77.1332</text:p>
          </table:table-cell>
          <table:table-cell office:value-type="float" office:value="95.5792" calcext:value-type="float">
            <text:p>95.579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187" calcext:value-type="float">
            <text:p>46.6187</text:p>
          </table:table-cell>
          <table:table-cell office:value-type="float" office:value="82.5599" calcext:value-type="float">
            <text:p>82.5599</text:p>
          </table:table-cell>
          <table:table-cell office:value-type="float" office:value="104.712" calcext:value-type="float">
            <text:p>104.71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756" calcext:value-type="float">
            <text:p>42.4756</text:p>
          </table:table-cell>
          <table:table-cell office:value-type="float" office:value="74.507" calcext:value-type="float">
            <text:p>74.507</text:p>
          </table:table-cell>
          <table:table-cell office:value-type="float" office:value="95.6195" calcext:value-type="float">
            <text:p>95.6195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2031" calcext:value-type="float">
            <text:p>45.2031</text:p>
          </table:table-cell>
          <table:table-cell office:value-type="float" office:value="64.3613" calcext:value-type="float">
            <text:p>64.3613</text:p>
          </table:table-cell>
          <table:table-cell office:value-type="float" office:value="79.1116" calcext:value-type="float">
            <text:p>79.111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5845" calcext:value-type="float">
            <text:p>56.5845</text:p>
          </table:table-cell>
          <table:table-cell office:value-type="float" office:value="74.4308" calcext:value-type="float">
            <text:p>74.4308</text:p>
          </table:table-cell>
          <table:table-cell office:value-type="float" office:value="94.4672" calcext:value-type="float">
            <text:p>94.467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11" calcext:value-type="float">
            <text:p>48.6111</text:p>
          </table:table-cell>
          <table:table-cell office:value-type="float" office:value="77.134" calcext:value-type="float">
            <text:p>77.134</text:p>
          </table:table-cell>
          <table:table-cell office:value-type="float" office:value="95.5799" calcext:value-type="float">
            <text:p>95.579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13" calcext:value-type="float">
            <text:p>46.6313</text:p>
          </table:table-cell>
          <table:table-cell office:value-type="float" office:value="82.5791" calcext:value-type="float">
            <text:p>82.5791</text:p>
          </table:table-cell>
          <table:table-cell office:value-type="float" office:value="104.733" calcext:value-type="float">
            <text:p>104.73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952" calcext:value-type="float">
            <text:p>42.4952</text:p>
          </table:table-cell>
          <table:table-cell office:value-type="float" office:value="74.5367" calcext:value-type="float">
            <text:p>74.5367</text:p>
          </table:table-cell>
          <table:table-cell office:value-type="float" office:value="95.6523" calcext:value-type="float">
            <text:p>95.6523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208" calcext:value-type="float">
            <text:p>45.208</text:p>
          </table:table-cell>
          <table:table-cell office:value-type="float" office:value="64.3688" calcext:value-type="float">
            <text:p>64.3688</text:p>
          </table:table-cell>
          <table:table-cell office:value-type="float" office:value="79.1177" calcext:value-type="float">
            <text:p>79.117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5602" calcext:value-type="float">
            <text:p>56.5602</text:p>
          </table:table-cell>
          <table:table-cell office:value-type="float" office:value="74.3588" calcext:value-type="float">
            <text:p>74.3588</text:p>
          </table:table-cell>
          <table:table-cell office:value-type="float" office:value="94.3892" calcext:value-type="float">
            <text:p>94.389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25" calcext:value-type="float">
            <text:p>48.6125</text:p>
          </table:table-cell>
          <table:table-cell office:value-type="float" office:value="77.1366" calcext:value-type="float">
            <text:p>77.1366</text:p>
          </table:table-cell>
          <table:table-cell office:value-type="float" office:value="95.5831" calcext:value-type="float">
            <text:p>95.583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36" calcext:value-type="float">
            <text:p>46.6336</text:p>
          </table:table-cell>
          <table:table-cell office:value-type="float" office:value="82.5824" calcext:value-type="float">
            <text:p>82.5824</text:p>
          </table:table-cell>
          <table:table-cell office:value-type="float" office:value="104.736" calcext:value-type="float">
            <text:p>104.73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071" calcext:value-type="float">
            <text:p>42.5071</text:p>
          </table:table-cell>
          <table:table-cell office:value-type="float" office:value="74.5548" calcext:value-type="float">
            <text:p>74.5548</text:p>
          </table:table-cell>
          <table:table-cell office:value-type="float" office:value="95.6719" calcext:value-type="float">
            <text:p>95.6719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212" calcext:value-type="float">
            <text:p>45.212</text:p>
          </table:table-cell>
          <table:table-cell office:value-type="float" office:value="64.3758" calcext:value-type="float">
            <text:p>64.3758</text:p>
          </table:table-cell>
          <table:table-cell office:value-type="float" office:value="79.1248" calcext:value-type="float">
            <text:p>79.124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5258" calcext:value-type="float">
            <text:p>56.5258</text:p>
          </table:table-cell>
          <table:table-cell office:value-type="float" office:value="74.2625" calcext:value-type="float">
            <text:p>74.2625</text:p>
          </table:table-cell>
          <table:table-cell office:value-type="float" office:value="94.2739" calcext:value-type="float">
            <text:p>94.273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43" calcext:value-type="float">
            <text:p>48.6143</text:p>
          </table:table-cell>
          <table:table-cell office:value-type="float" office:value="77.1396" calcext:value-type="float">
            <text:p>77.1396</text:p>
          </table:table-cell>
          <table:table-cell office:value-type="float" office:value="95.586" calcext:value-type="float">
            <text:p>95.58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53" calcext:value-type="float">
            <text:p>46.6353</text:p>
          </table:table-cell>
          <table:table-cell office:value-type="float" office:value="82.5849" calcext:value-type="float">
            <text:p>82.5849</text:p>
          </table:table-cell>
          <table:table-cell office:value-type="float" office:value="104.739" calcext:value-type="float">
            <text:p>104.73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398" calcext:value-type="float">
            <text:p>42.5398</text:p>
          </table:table-cell>
          <table:table-cell office:value-type="float" office:value="74.608" calcext:value-type="float">
            <text:p>74.608</text:p>
          </table:table-cell>
          <table:table-cell office:value-type="float" office:value="95.7367" calcext:value-type="float">
            <text:p>95.736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19" calcext:value-type="float">
            <text:p>45.219</text:p>
          </table:table-cell>
          <table:table-cell office:value-type="float" office:value="64.3877" calcext:value-type="float">
            <text:p>64.3877</text:p>
          </table:table-cell>
          <table:table-cell office:value-type="float" office:value="79.1372" calcext:value-type="float">
            <text:p>79.137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5198" calcext:value-type="float">
            <text:p>56.5198</text:p>
          </table:table-cell>
          <table:table-cell office:value-type="float" office:value="74.2442" calcext:value-type="float">
            <text:p>74.2442</text:p>
          </table:table-cell>
          <table:table-cell office:value-type="float" office:value="94.2598" calcext:value-type="float">
            <text:p>94.259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42" calcext:value-type="float">
            <text:p>48.6142</text:p>
          </table:table-cell>
          <table:table-cell office:value-type="float" office:value="77.1394" calcext:value-type="float">
            <text:p>77.1394</text:p>
          </table:table-cell>
          <table:table-cell office:value-type="float" office:value="95.5855" calcext:value-type="float">
            <text:p>95.585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47" calcext:value-type="float">
            <text:p>46.6347</text:p>
          </table:table-cell>
          <table:table-cell office:value-type="float" office:value="82.5841" calcext:value-type="float">
            <text:p>82.5841</text:p>
          </table:table-cell>
          <table:table-cell office:value-type="float" office:value="104.738" calcext:value-type="float">
            <text:p>104.73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78" calcext:value-type="float">
            <text:p>42.5978</text:p>
          </table:table-cell>
          <table:table-cell office:value-type="float" office:value="74.7032" calcext:value-type="float">
            <text:p>74.7032</text:p>
          </table:table-cell>
          <table:table-cell office:value-type="float" office:value="95.8541" calcext:value-type="float">
            <text:p>95.854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442" calcext:value-type="float">
            <text:p>45.2442</text:p>
          </table:table-cell>
          <table:table-cell office:value-type="float" office:value="64.4341" calcext:value-type="float">
            <text:p>64.4341</text:p>
          </table:table-cell>
          <table:table-cell office:value-type="float" office:value="79.1927" calcext:value-type="float">
            <text:p>79.192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5179" calcext:value-type="float">
            <text:p>56.5179</text:p>
          </table:table-cell>
          <table:table-cell office:value-type="float" office:value="74.2393" calcext:value-type="float">
            <text:p>74.2393</text:p>
          </table:table-cell>
          <table:table-cell office:value-type="float" office:value="94.2585" calcext:value-type="float">
            <text:p>94.258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48" calcext:value-type="float">
            <text:p>48.6148</text:p>
          </table:table-cell>
          <table:table-cell office:value-type="float" office:value="77.1405" calcext:value-type="float">
            <text:p>77.1405</text:p>
          </table:table-cell>
          <table:table-cell office:value-type="float" office:value="95.587" calcext:value-type="float">
            <text:p>95.58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41" calcext:value-type="float">
            <text:p>46.6341</text:p>
          </table:table-cell>
          <table:table-cell office:value-type="float" office:value="82.5831" calcext:value-type="float">
            <text:p>82.5831</text:p>
          </table:table-cell>
          <table:table-cell office:value-type="float" office:value="104.737" calcext:value-type="float">
            <text:p>104.73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382" calcext:value-type="float">
            <text:p>42.6382</text:p>
          </table:table-cell>
          <table:table-cell office:value-type="float" office:value="74.7673" calcext:value-type="float">
            <text:p>74.7673</text:p>
          </table:table-cell>
          <table:table-cell office:value-type="float" office:value="95.9296" calcext:value-type="float">
            <text:p>95.929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788" calcext:value-type="float">
            <text:p>45.2788</text:p>
          </table:table-cell>
          <table:table-cell office:value-type="float" office:value="64.4955" calcext:value-type="float">
            <text:p>64.4955</text:p>
          </table:table-cell>
          <table:table-cell office:value-type="float" office:value="79.2606" calcext:value-type="float">
            <text:p>79.260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953" calcext:value-type="float">
            <text:p>56.4953</text:p>
          </table:table-cell>
          <table:table-cell office:value-type="float" office:value="74.1858" calcext:value-type="float">
            <text:p>74.1858</text:p>
          </table:table-cell>
          <table:table-cell office:value-type="float" office:value="94.2152" calcext:value-type="float">
            <text:p>94.215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59" calcext:value-type="float">
            <text:p>48.6159</text:p>
          </table:table-cell>
          <table:table-cell office:value-type="float" office:value="77.1435" calcext:value-type="float">
            <text:p>77.1435</text:p>
          </table:table-cell>
          <table:table-cell office:value-type="float" office:value="95.5922" calcext:value-type="float">
            <text:p>95.592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17" calcext:value-type="float">
            <text:p>46.6317</text:p>
          </table:table-cell>
          <table:table-cell office:value-type="float" office:value="82.579" calcext:value-type="float">
            <text:p>82.579</text:p>
          </table:table-cell>
          <table:table-cell office:value-type="float" office:value="104.731" calcext:value-type="float">
            <text:p>104.73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443" calcext:value-type="float">
            <text:p>42.6443</text:p>
          </table:table-cell>
          <table:table-cell office:value-type="float" office:value="74.7775" calcext:value-type="float">
            <text:p>74.7775</text:p>
          </table:table-cell>
          <table:table-cell office:value-type="float" office:value="95.942" calcext:value-type="float">
            <text:p>95.942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062" calcext:value-type="float">
            <text:p>45.3062</text:p>
          </table:table-cell>
          <table:table-cell office:value-type="float" office:value="64.5429" calcext:value-type="float">
            <text:p>64.5429</text:p>
          </table:table-cell>
          <table:table-cell office:value-type="float" office:value="79.3109" calcext:value-type="float">
            <text:p>79.310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746" calcext:value-type="float">
            <text:p>56.4746</text:p>
          </table:table-cell>
          <table:table-cell office:value-type="float" office:value="74.1392" calcext:value-type="float">
            <text:p>74.1392</text:p>
          </table:table-cell>
          <table:table-cell office:value-type="float" office:value="94.1815" calcext:value-type="float">
            <text:p>94.181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93" calcext:value-type="float">
            <text:p>48.6193</text:p>
          </table:table-cell>
          <table:table-cell office:value-type="float" office:value="77.1494" calcext:value-type="float">
            <text:p>77.1494</text:p>
          </table:table-cell>
          <table:table-cell office:value-type="float" office:value="95.5991" calcext:value-type="float">
            <text:p>95.599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26" calcext:value-type="float">
            <text:p>46.6326</text:p>
          </table:table-cell>
          <table:table-cell office:value-type="float" office:value="82.5815" calcext:value-type="float">
            <text:p>82.5815</text:p>
          </table:table-cell>
          <table:table-cell office:value-type="float" office:value="104.736" calcext:value-type="float">
            <text:p>104.73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564" calcext:value-type="float">
            <text:p>42.6564</text:p>
          </table:table-cell>
          <table:table-cell office:value-type="float" office:value="74.7978" calcext:value-type="float">
            <text:p>74.7978</text:p>
          </table:table-cell>
          <table:table-cell office:value-type="float" office:value="95.9678" calcext:value-type="float">
            <text:p>95.967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243" calcext:value-type="float">
            <text:p>45.3243</text:p>
          </table:table-cell>
          <table:table-cell office:value-type="float" office:value="64.5732" calcext:value-type="float">
            <text:p>64.5732</text:p>
          </table:table-cell>
          <table:table-cell office:value-type="float" office:value="79.3406" calcext:value-type="float">
            <text:p>79.340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54" calcext:value-type="float">
            <text:p>56.454</text:p>
          </table:table-cell>
          <table:table-cell office:value-type="float" office:value="74.0916" calcext:value-type="float">
            <text:p>74.0916</text:p>
          </table:table-cell>
          <table:table-cell office:value-type="float" office:value="94.139" calcext:value-type="float">
            <text:p>94.13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96" calcext:value-type="float">
            <text:p>48.6196</text:p>
          </table:table-cell>
          <table:table-cell office:value-type="float" office:value="77.151" calcext:value-type="float">
            <text:p>77.151</text:p>
          </table:table-cell>
          <table:table-cell office:value-type="float" office:value="95.6029" calcext:value-type="float">
            <text:p>95.602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8" calcext:value-type="float">
            <text:p>46.638</text:p>
          </table:table-cell>
          <table:table-cell office:value-type="float" office:value="82.5905" calcext:value-type="float">
            <text:p>82.5905</text:p>
          </table:table-cell>
          <table:table-cell office:value-type="float" office:value="104.747" calcext:value-type="float">
            <text:p>104.74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573" calcext:value-type="float">
            <text:p>42.6573</text:p>
          </table:table-cell>
          <table:table-cell office:value-type="float" office:value="74.798" calcext:value-type="float">
            <text:p>74.798</text:p>
          </table:table-cell>
          <table:table-cell office:value-type="float" office:value="95.9659" calcext:value-type="float">
            <text:p>95.9659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349" calcext:value-type="float">
            <text:p>45.3349</text:p>
          </table:table-cell>
          <table:table-cell office:value-type="float" office:value="64.5912" calcext:value-type="float">
            <text:p>64.5912</text:p>
          </table:table-cell>
          <table:table-cell office:value-type="float" office:value="79.359" calcext:value-type="float">
            <text:p>79.35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36" calcext:value-type="float">
            <text:p>56.436</text:p>
          </table:table-cell>
          <table:table-cell office:value-type="float" office:value="74.0457" calcext:value-type="float">
            <text:p>74.0457</text:p>
          </table:table-cell>
          <table:table-cell office:value-type="float" office:value="94.0894" calcext:value-type="float">
            <text:p>94.089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05" calcext:value-type="float">
            <text:p>48.6205</text:p>
          </table:table-cell>
          <table:table-cell office:value-type="float" office:value="77.1536" calcext:value-type="float">
            <text:p>77.1536</text:p>
          </table:table-cell>
          <table:table-cell office:value-type="float" office:value="95.6077" calcext:value-type="float">
            <text:p>95.607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423" calcext:value-type="float">
            <text:p>46.6423</text:p>
          </table:table-cell>
          <table:table-cell office:value-type="float" office:value="82.5978" calcext:value-type="float">
            <text:p>82.5978</text:p>
          </table:table-cell>
          <table:table-cell office:value-type="float" office:value="104.757" calcext:value-type="float">
            <text:p>104.75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64" calcext:value-type="float">
            <text:p>42.664</text:p>
          </table:table-cell>
          <table:table-cell office:value-type="float" office:value="74.8079" calcext:value-type="float">
            <text:p>74.8079</text:p>
          </table:table-cell>
          <table:table-cell office:value-type="float" office:value="95.9762" calcext:value-type="float">
            <text:p>95.976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457" calcext:value-type="float">
            <text:p>45.3457</text:p>
          </table:table-cell>
          <table:table-cell office:value-type="float" office:value="64.6102" calcext:value-type="float">
            <text:p>64.6102</text:p>
          </table:table-cell>
          <table:table-cell office:value-type="float" office:value="79.3799" calcext:value-type="float">
            <text:p>79.379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199" calcext:value-type="float">
            <text:p>56.4199</text:p>
          </table:table-cell>
          <table:table-cell office:value-type="float" office:value="74.0023" calcext:value-type="float">
            <text:p>74.0023</text:p>
          </table:table-cell>
          <table:table-cell office:value-type="float" office:value="94.0439" calcext:value-type="float">
            <text:p>94.043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24" calcext:value-type="float">
            <text:p>48.6224</text:p>
          </table:table-cell>
          <table:table-cell office:value-type="float" office:value="77.1575" calcext:value-type="float">
            <text:p>77.1575</text:p>
          </table:table-cell>
          <table:table-cell office:value-type="float" office:value="95.6131" calcext:value-type="float">
            <text:p>95.613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441" calcext:value-type="float">
            <text:p>46.6441</text:p>
          </table:table-cell>
          <table:table-cell office:value-type="float" office:value="82.6015" calcext:value-type="float">
            <text:p>82.6015</text:p>
          </table:table-cell>
          <table:table-cell office:value-type="float" office:value="104.763" calcext:value-type="float">
            <text:p>104.76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644" calcext:value-type="float">
            <text:p>42.6644</text:p>
          </table:table-cell>
          <table:table-cell office:value-type="float" office:value="74.809" calcext:value-type="float">
            <text:p>74.809</text:p>
          </table:table-cell>
          <table:table-cell office:value-type="float" office:value="95.9781" calcext:value-type="float">
            <text:p>95.9781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6" calcext:value-type="float">
            <text:p>45.36</text:p>
          </table:table-cell>
          <table:table-cell office:value-type="float" office:value="64.6364" calcext:value-type="float">
            <text:p>64.6364</text:p>
          </table:table-cell>
          <table:table-cell office:value-type="float" office:value="79.4106" calcext:value-type="float">
            <text:p>79.410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057" calcext:value-type="float">
            <text:p>56.4057</text:p>
          </table:table-cell>
          <table:table-cell office:value-type="float" office:value="73.9587" calcext:value-type="float">
            <text:p>73.9587</text:p>
          </table:table-cell>
          <table:table-cell office:value-type="float" office:value="93.9917" calcext:value-type="float">
            <text:p>93.991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61" calcext:value-type="float">
            <text:p>48.6261</text:p>
          </table:table-cell>
          <table:table-cell office:value-type="float" office:value="77.1641" calcext:value-type="float">
            <text:p>77.1641</text:p>
          </table:table-cell>
          <table:table-cell office:value-type="float" office:value="95.6212" calcext:value-type="float">
            <text:p>95.621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465" calcext:value-type="float">
            <text:p>46.6465</text:p>
          </table:table-cell>
          <table:table-cell office:value-type="float" office:value="82.6055" calcext:value-type="float">
            <text:p>82.6055</text:p>
          </table:table-cell>
          <table:table-cell office:value-type="float" office:value="104.768" calcext:value-type="float">
            <text:p>104.76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695" calcext:value-type="float">
            <text:p>42.6695</text:p>
          </table:table-cell>
          <table:table-cell office:value-type="float" office:value="74.8183" calcext:value-type="float">
            <text:p>74.8183</text:p>
          </table:table-cell>
          <table:table-cell office:value-type="float" office:value="95.991" calcext:value-type="float">
            <text:p>95.99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715" calcext:value-type="float">
            <text:p>45.3715</text:p>
          </table:table-cell>
          <table:table-cell office:value-type="float" office:value="64.6575" calcext:value-type="float">
            <text:p>64.6575</text:p>
          </table:table-cell>
          <table:table-cell office:value-type="float" office:value="79.4355" calcext:value-type="float">
            <text:p>79.435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884" calcext:value-type="float">
            <text:p>56.3884</text:p>
          </table:table-cell>
          <table:table-cell office:value-type="float" office:value="73.9089" calcext:value-type="float">
            <text:p>73.9089</text:p>
          </table:table-cell>
          <table:table-cell office:value-type="float" office:value="93.931" calcext:value-type="float">
            <text:p>93.93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68" calcext:value-type="float">
            <text:p>48.6268</text:p>
          </table:table-cell>
          <table:table-cell office:value-type="float" office:value="77.1657" calcext:value-type="float">
            <text:p>77.1657</text:p>
          </table:table-cell>
          <table:table-cell office:value-type="float" office:value="95.6234" calcext:value-type="float">
            <text:p>95.623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484" calcext:value-type="float">
            <text:p>46.6484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4.77" calcext:value-type="float">
            <text:p>104.7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781" calcext:value-type="float">
            <text:p>42.6781</text:p>
          </table:table-cell>
          <table:table-cell office:value-type="float" office:value="74.8337" calcext:value-type="float">
            <text:p>74.8337</text:p>
          </table:table-cell>
          <table:table-cell office:value-type="float" office:value="96.0119" calcext:value-type="float">
            <text:p>96.0119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798" calcext:value-type="float">
            <text:p>45.3798</text:p>
          </table:table-cell>
          <table:table-cell office:value-type="float" office:value="64.6731" calcext:value-type="float">
            <text:p>64.6731</text:p>
          </table:table-cell>
          <table:table-cell office:value-type="float" office:value="79.4551" calcext:value-type="float">
            <text:p>79.455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769" calcext:value-type="float">
            <text:p>56.3769</text:p>
          </table:table-cell>
          <table:table-cell office:value-type="float" office:value="73.8672" calcext:value-type="float">
            <text:p>73.8672</text:p>
          </table:table-cell>
          <table:table-cell office:value-type="float" office:value="93.8723" calcext:value-type="float">
            <text:p>93.872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67" calcext:value-type="float">
            <text:p>48.6267</text:p>
          </table:table-cell>
          <table:table-cell office:value-type="float" office:value="77.1654" calcext:value-type="float">
            <text:p>77.1654</text:p>
          </table:table-cell>
          <table:table-cell office:value-type="float" office:value="95.6226" calcext:value-type="float">
            <text:p>95.622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524" calcext:value-type="float">
            <text:p>46.6524</text:p>
          </table:table-cell>
          <table:table-cell office:value-type="float" office:value="82.6147" calcext:value-type="float">
            <text:p>82.6147</text:p>
          </table:table-cell>
          <table:table-cell office:value-type="float" office:value="104.778" calcext:value-type="float">
            <text:p>104.77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94" calcext:value-type="float">
            <text:p>42.694</text:p>
          </table:table-cell>
          <table:table-cell office:value-type="float" office:value="74.8594" calcext:value-type="float">
            <text:p>74.8594</text:p>
          </table:table-cell>
          <table:table-cell office:value-type="float" office:value="96.0429" calcext:value-type="float">
            <text:p>96.0429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835" calcext:value-type="float">
            <text:p>45.3835</text:p>
          </table:table-cell>
          <table:table-cell office:value-type="float" office:value="64.68" calcext:value-type="float">
            <text:p>64.68</text:p>
          </table:table-cell>
          <table:table-cell office:value-type="float" office:value="79.463" calcext:value-type="float">
            <text:p>79.46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703" calcext:value-type="float">
            <text:p>56.3703</text:p>
          </table:table-cell>
          <table:table-cell office:value-type="float" office:value="73.8402" calcext:value-type="float">
            <text:p>73.8402</text:p>
          </table:table-cell>
          <table:table-cell office:value-type="float" office:value="93.8334" calcext:value-type="float">
            <text:p>93.833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73" calcext:value-type="float">
            <text:p>48.6273</text:p>
          </table:table-cell>
          <table:table-cell office:value-type="float" office:value="77.1663" calcext:value-type="float">
            <text:p>77.1663</text:p>
          </table:table-cell>
          <table:table-cell office:value-type="float" office:value="95.6229" calcext:value-type="float">
            <text:p>95.622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522" calcext:value-type="float">
            <text:p>46.6522</text:p>
          </table:table-cell>
          <table:table-cell office:value-type="float" office:value="82.6149" calcext:value-type="float">
            <text:p>82.6149</text:p>
          </table:table-cell>
          <table:table-cell office:value-type="float" office:value="104.779" calcext:value-type="float">
            <text:p>104.77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97" calcext:value-type="float">
            <text:p>42.697</text:p>
          </table:table-cell>
          <table:table-cell office:value-type="float" office:value="74.8644" calcext:value-type="float">
            <text:p>74.8644</text:p>
          </table:table-cell>
          <table:table-cell office:value-type="float" office:value="96.049" calcext:value-type="float">
            <text:p>96.049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881" calcext:value-type="float">
            <text:p>45.3881</text:p>
          </table:table-cell>
          <table:table-cell office:value-type="float" office:value="64.6895" calcext:value-type="float">
            <text:p>64.6895</text:p>
          </table:table-cell>
          <table:table-cell office:value-type="float" office:value="79.4767" calcext:value-type="float">
            <text:p>79.476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628" calcext:value-type="float">
            <text:p>56.3628</text:p>
          </table:table-cell>
          <table:table-cell office:value-type="float" office:value="73.8047" calcext:value-type="float">
            <text:p>73.8047</text:p>
          </table:table-cell>
          <table:table-cell office:value-type="float" office:value="93.7722" calcext:value-type="float">
            <text:p>93.772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81" calcext:value-type="float">
            <text:p>48.6281</text:p>
          </table:table-cell>
          <table:table-cell office:value-type="float" office:value="77.1675" calcext:value-type="float">
            <text:p>77.1675</text:p>
          </table:table-cell>
          <table:table-cell office:value-type="float" office:value="95.6235" calcext:value-type="float">
            <text:p>95.623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528" calcext:value-type="float">
            <text:p>46.6528</text:p>
          </table:table-cell>
          <table:table-cell office:value-type="float" office:value="82.6169" calcext:value-type="float">
            <text:p>82.6169</text:p>
          </table:table-cell>
          <table:table-cell office:value-type="float" office:value="104.783" calcext:value-type="float">
            <text:p>104.78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027" calcext:value-type="float">
            <text:p>42.7027</text:p>
          </table:table-cell>
          <table:table-cell office:value-type="float" office:value="74.8735" calcext:value-type="float">
            <text:p>74.8735</text:p>
          </table:table-cell>
          <table:table-cell office:value-type="float" office:value="96.0597" calcext:value-type="float">
            <text:p>96.059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913" calcext:value-type="float">
            <text:p>45.3913</text:p>
          </table:table-cell>
          <table:table-cell office:value-type="float" office:value="64.6956" calcext:value-type="float">
            <text:p>64.6956</text:p>
          </table:table-cell>
          <table:table-cell office:value-type="float" office:value="79.4845" calcext:value-type="float">
            <text:p>79.484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644" calcext:value-type="float">
            <text:p>56.3644</text:p>
          </table:table-cell>
          <table:table-cell office:value-type="float" office:value="73.7922" calcext:value-type="float">
            <text:p>73.7922</text:p>
          </table:table-cell>
          <table:table-cell office:value-type="float" office:value="93.7456" calcext:value-type="float">
            <text:p>93.745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91" calcext:value-type="float">
            <text:p>48.6291</text:p>
          </table:table-cell>
          <table:table-cell office:value-type="float" office:value="77.1691" calcext:value-type="float">
            <text:p>77.1691</text:p>
          </table:table-cell>
          <table:table-cell office:value-type="float" office:value="95.6251" calcext:value-type="float">
            <text:p>95.625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518" calcext:value-type="float">
            <text:p>46.6518</text:p>
          </table:table-cell>
          <table:table-cell office:value-type="float" office:value="82.6152" calcext:value-type="float">
            <text:p>82.6152</text:p>
          </table:table-cell>
          <table:table-cell office:value-type="float" office:value="104.78" calcext:value-type="float">
            <text:p>104.7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1" calcext:value-type="float">
            <text:p>42.71</text:p>
          </table:table-cell>
          <table:table-cell office:value-type="float" office:value="74.8852" calcext:value-type="float">
            <text:p>74.8852</text:p>
          </table:table-cell>
          <table:table-cell office:value-type="float" office:value="96.074" calcext:value-type="float">
            <text:p>96.07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953" calcext:value-type="float">
            <text:p>45.3953</text:p>
          </table:table-cell>
          <table:table-cell office:value-type="float" office:value="64.7029" calcext:value-type="float">
            <text:p>64.7029</text:p>
          </table:table-cell>
          <table:table-cell office:value-type="float" office:value="79.4928" calcext:value-type="float">
            <text:p>79.492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642" calcext:value-type="float">
            <text:p>56.3642</text:p>
          </table:table-cell>
          <table:table-cell office:value-type="float" office:value="73.7812" calcext:value-type="float">
            <text:p>73.7812</text:p>
          </table:table-cell>
          <table:table-cell office:value-type="float" office:value="93.7255" calcext:value-type="float">
            <text:p>93.725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01" calcext:value-type="float">
            <text:p>48.6301</text:p>
          </table:table-cell>
          <table:table-cell office:value-type="float" office:value="77.1709" calcext:value-type="float">
            <text:p>77.1709</text:p>
          </table:table-cell>
          <table:table-cell office:value-type="float" office:value="95.6271" calcext:value-type="float">
            <text:p>95.627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52" calcext:value-type="float">
            <text:p>46.652</text:p>
          </table:table-cell>
          <table:table-cell office:value-type="float" office:value="82.6154" calcext:value-type="float">
            <text:p>82.6154</text:p>
          </table:table-cell>
          <table:table-cell office:value-type="float" office:value="104.78" calcext:value-type="float">
            <text:p>104.7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168" calcext:value-type="float">
            <text:p>42.7168</text:p>
          </table:table-cell>
          <table:table-cell office:value-type="float" office:value="74.8951" calcext:value-type="float">
            <text:p>74.8951</text:p>
          </table:table-cell>
          <table:table-cell office:value-type="float" office:value="96.0841" calcext:value-type="float">
            <text:p>96.084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995" calcext:value-type="float">
            <text:p>45.3995</text:p>
          </table:table-cell>
          <table:table-cell office:value-type="float" office:value="64.7099" calcext:value-type="float">
            <text:p>64.7099</text:p>
          </table:table-cell>
          <table:table-cell office:value-type="float" office:value="79.4999" calcext:value-type="float">
            <text:p>79.499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659" calcext:value-type="float">
            <text:p>56.3659</text:p>
          </table:table-cell>
          <table:table-cell office:value-type="float" office:value="73.7747" calcext:value-type="float">
            <text:p>73.7747</text:p>
          </table:table-cell>
          <table:table-cell office:value-type="float" office:value="93.712" calcext:value-type="float">
            <text:p>93.71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11" calcext:value-type="float">
            <text:p>48.6311</text:p>
          </table:table-cell>
          <table:table-cell office:value-type="float" office:value="77.1725" calcext:value-type="float">
            <text:p>77.1725</text:p>
          </table:table-cell>
          <table:table-cell office:value-type="float" office:value="95.6285" calcext:value-type="float">
            <text:p>95.628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495" calcext:value-type="float">
            <text:p>46.6495</text:p>
          </table:table-cell>
          <table:table-cell office:value-type="float" office:value="82.6115" calcext:value-type="float">
            <text:p>82.6115</text:p>
          </table:table-cell>
          <table:table-cell office:value-type="float" office:value="104.775" calcext:value-type="float">
            <text:p>104.77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211" calcext:value-type="float">
            <text:p>42.7211</text:p>
          </table:table-cell>
          <table:table-cell office:value-type="float" office:value="74.9014" calcext:value-type="float">
            <text:p>74.9014</text:p>
          </table:table-cell>
          <table:table-cell office:value-type="float" office:value="96.0906" calcext:value-type="float">
            <text:p>96.090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052" calcext:value-type="float">
            <text:p>45.4052</text:p>
          </table:table-cell>
          <table:table-cell office:value-type="float" office:value="64.7202" calcext:value-type="float">
            <text:p>64.7202</text:p>
          </table:table-cell>
          <table:table-cell office:value-type="float" office:value="79.5115" calcext:value-type="float">
            <text:p>79.511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67" calcext:value-type="float">
            <text:p>56.367</text:p>
          </table:table-cell>
          <table:table-cell office:value-type="float" office:value="73.7685" calcext:value-type="float">
            <text:p>73.7685</text:p>
          </table:table-cell>
          <table:table-cell office:value-type="float" office:value="93.7041" calcext:value-type="float">
            <text:p>93.704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11" calcext:value-type="float">
            <text:p>48.6311</text:p>
          </table:table-cell>
          <table:table-cell office:value-type="float" office:value="77.1726" calcext:value-type="float">
            <text:p>77.1726</text:p>
          </table:table-cell>
          <table:table-cell office:value-type="float" office:value="95.6287" calcext:value-type="float">
            <text:p>95.628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475" calcext:value-type="float">
            <text:p>46.6475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4.771" calcext:value-type="float">
            <text:p>104.77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251" calcext:value-type="float">
            <text:p>42.7251</text:p>
          </table:table-cell>
          <table:table-cell office:value-type="float" office:value="74.907" calcext:value-type="float">
            <text:p>74.907</text:p>
          </table:table-cell>
          <table:table-cell office:value-type="float" office:value="96.0961" calcext:value-type="float">
            <text:p>96.096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088" calcext:value-type="float">
            <text:p>45.4088</text:p>
          </table:table-cell>
          <table:table-cell office:value-type="float" office:value="64.7264" calcext:value-type="float">
            <text:p>64.7264</text:p>
          </table:table-cell>
          <table:table-cell office:value-type="float" office:value="79.5181" calcext:value-type="float">
            <text:p>79.518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678" calcext:value-type="float">
            <text:p>56.3678</text:p>
          </table:table-cell>
          <table:table-cell office:value-type="float" office:value="73.7665" calcext:value-type="float">
            <text:p>73.7665</text:p>
          </table:table-cell>
          <table:table-cell office:value-type="float" office:value="93.7005" calcext:value-type="float">
            <text:p>93.700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12" calcext:value-type="float">
            <text:p>48.6312</text:p>
          </table:table-cell>
          <table:table-cell office:value-type="float" office:value="77.1727" calcext:value-type="float">
            <text:p>77.1727</text:p>
          </table:table-cell>
          <table:table-cell office:value-type="float" office:value="95.6287" calcext:value-type="float">
            <text:p>95.628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463" calcext:value-type="float">
            <text:p>46.6463</text:p>
          </table:table-cell>
          <table:table-cell office:value-type="float" office:value="82.6063" calcext:value-type="float">
            <text:p>82.6063</text:p>
          </table:table-cell>
          <table:table-cell office:value-type="float" office:value="104.768" calcext:value-type="float">
            <text:p>104.76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275" calcext:value-type="float">
            <text:p>42.7275</text:p>
          </table:table-cell>
          <table:table-cell office:value-type="float" office:value="74.9102" calcext:value-type="float">
            <text:p>74.9102</text:p>
          </table:table-cell>
          <table:table-cell office:value-type="float" office:value="96.099" calcext:value-type="float">
            <text:p>96.09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115" calcext:value-type="float">
            <text:p>45.4115</text:p>
          </table:table-cell>
          <table:table-cell office:value-type="float" office:value="64.7308" calcext:value-type="float">
            <text:p>64.7308</text:p>
          </table:table-cell>
          <table:table-cell office:value-type="float" office:value="79.5224" calcext:value-type="float">
            <text:p>79.522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708" calcext:value-type="float">
            <text:p>56.3708</text:p>
          </table:table-cell>
          <table:table-cell office:value-type="float" office:value="73.7683" calcext:value-type="float">
            <text:p>73.7683</text:p>
          </table:table-cell>
          <table:table-cell office:value-type="float" office:value="93.7053" calcext:value-type="float">
            <text:p>93.705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1" calcext:value-type="float">
            <text:p>48.631</text:p>
          </table:table-cell>
          <table:table-cell office:value-type="float" office:value="77.1722" calcext:value-type="float">
            <text:p>77.1722</text:p>
          </table:table-cell>
          <table:table-cell office:value-type="float" office:value="95.6277" calcext:value-type="float">
            <text:p>95.627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444" calcext:value-type="float">
            <text:p>46.6444</text:p>
          </table:table-cell>
          <table:table-cell office:value-type="float" office:value="82.6032" calcext:value-type="float">
            <text:p>82.6032</text:p>
          </table:table-cell>
          <table:table-cell office:value-type="float" office:value="104.764" calcext:value-type="float">
            <text:p>104.76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319" calcext:value-type="float">
            <text:p>42.7319</text:p>
          </table:table-cell>
          <table:table-cell office:value-type="float" office:value="74.9164" calcext:value-type="float">
            <text:p>74.9164</text:p>
          </table:table-cell>
          <table:table-cell office:value-type="float" office:value="96.1048" calcext:value-type="float">
            <text:p>96.1048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4121" calcext:value-type="float">
            <text:p>45.4121</text:p>
          </table:table-cell>
          <table:table-cell office:value-type="float" office:value="64.7319" calcext:value-type="float">
            <text:p>64.7319</text:p>
          </table:table-cell>
          <table:table-cell office:value-type="float" office:value="79.5235" calcext:value-type="float">
            <text:p>79.523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708" calcext:value-type="float">
            <text:p>56.3708</text:p>
          </table:table-cell>
          <table:table-cell office:value-type="float" office:value="73.7656" calcext:value-type="float">
            <text:p>73.7656</text:p>
          </table:table-cell>
          <table:table-cell office:value-type="float" office:value="93.704" calcext:value-type="float">
            <text:p>93.70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09" calcext:value-type="float">
            <text:p>48.6309</text:p>
          </table:table-cell>
          <table:table-cell office:value-type="float" office:value="77.172" calcext:value-type="float">
            <text:p>77.172</text:p>
          </table:table-cell>
          <table:table-cell office:value-type="float" office:value="95.6273" calcext:value-type="float">
            <text:p>95.627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423" calcext:value-type="float">
            <text:p>46.6423</text:p>
          </table:table-cell>
          <table:table-cell office:value-type="float" office:value="82.5994" calcext:value-type="float">
            <text:p>82.5994</text:p>
          </table:table-cell>
          <table:table-cell office:value-type="float" office:value="104.759" calcext:value-type="float">
            <text:p>104.75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364" calcext:value-type="float">
            <text:p>42.7364</text:p>
          </table:table-cell>
          <table:table-cell office:value-type="float" office:value="74.9223" calcext:value-type="float">
            <text:p>74.9223</text:p>
          </table:table-cell>
          <table:table-cell office:value-type="float" office:value="96.11" calcext:value-type="float">
            <text:p>96.11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412" calcext:value-type="float">
            <text:p>45.412</text:p>
          </table:table-cell>
          <table:table-cell office:value-type="float" office:value="64.7318" calcext:value-type="float">
            <text:p>64.7318</text:p>
          </table:table-cell>
          <table:table-cell office:value-type="float" office:value="79.5234" calcext:value-type="float">
            <text:p>79.523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551" calcext:value-type="float">
            <text:p>56.3551</text:p>
          </table:table-cell>
          <table:table-cell office:value-type="float" office:value="73.7049" calcext:value-type="float">
            <text:p>73.7049</text:p>
          </table:table-cell>
          <table:table-cell office:value-type="float" office:value="93.6147" calcext:value-type="float">
            <text:p>93.614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08" calcext:value-type="float">
            <text:p>48.6308</text:p>
          </table:table-cell>
          <table:table-cell office:value-type="float" office:value="77.1718" calcext:value-type="float">
            <text:p>77.1718</text:p>
          </table:table-cell>
          <table:table-cell office:value-type="float" office:value="95.6271" calcext:value-type="float">
            <text:p>95.627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415" calcext:value-type="float">
            <text:p>46.6415</text:p>
          </table:table-cell>
          <table:table-cell office:value-type="float" office:value="82.5979" calcext:value-type="float">
            <text:p>82.5979</text:p>
          </table:table-cell>
          <table:table-cell office:value-type="float" office:value="104.756" calcext:value-type="float">
            <text:p>104.75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406" calcext:value-type="float">
            <text:p>42.7406</text:p>
          </table:table-cell>
          <table:table-cell office:value-type="float" office:value="74.9281" calcext:value-type="float">
            <text:p>74.9281</text:p>
          </table:table-cell>
          <table:table-cell office:value-type="float" office:value="96.1151" calcext:value-type="float">
            <text:p>96.1151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4118" calcext:value-type="float">
            <text:p>45.4118</text:p>
          </table:table-cell>
          <table:table-cell office:value-type="float" office:value="64.7313" calcext:value-type="float">
            <text:p>64.7313</text:p>
          </table:table-cell>
          <table:table-cell office:value-type="float" office:value="79.5227" calcext:value-type="float">
            <text:p>79.522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436" calcext:value-type="float">
            <text:p>56.3436</text:p>
          </table:table-cell>
          <table:table-cell office:value-type="float" office:value="73.658" calcext:value-type="float">
            <text:p>73.658</text:p>
          </table:table-cell>
          <table:table-cell office:value-type="float" office:value="93.5487" calcext:value-type="float">
            <text:p>93.548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06" calcext:value-type="float">
            <text:p>48.6306</text:p>
          </table:table-cell>
          <table:table-cell office:value-type="float" office:value="77.1715" calcext:value-type="float">
            <text:p>77.1715</text:p>
          </table:table-cell>
          <table:table-cell office:value-type="float" office:value="95.6267" calcext:value-type="float">
            <text:p>95.626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41" calcext:value-type="float">
            <text:p>46.641</text:p>
          </table:table-cell>
          <table:table-cell office:value-type="float" office:value="82.5966" calcext:value-type="float">
            <text:p>82.5966</text:p>
          </table:table-cell>
          <table:table-cell office:value-type="float" office:value="104.754" calcext:value-type="float">
            <text:p>104.75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519" calcext:value-type="float">
            <text:p>42.7519</text:p>
          </table:table-cell>
          <table:table-cell office:value-type="float" office:value="74.945" calcext:value-type="float">
            <text:p>74.945</text:p>
          </table:table-cell>
          <table:table-cell office:value-type="float" office:value="96.1335" calcext:value-type="float">
            <text:p>96.133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12" calcext:value-type="float">
            <text:p>45.412</text:p>
          </table:table-cell>
          <table:table-cell office:value-type="float" office:value="64.7316" calcext:value-type="float">
            <text:p>64.7316</text:p>
          </table:table-cell>
          <table:table-cell office:value-type="float" office:value="79.5227" calcext:value-type="float">
            <text:p>79.522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246" calcext:value-type="float">
            <text:p>56.3246</text:p>
          </table:table-cell>
          <table:table-cell office:value-type="float" office:value="73.6001" calcext:value-type="float">
            <text:p>73.6001</text:p>
          </table:table-cell>
          <table:table-cell office:value-type="float" office:value="93.4747" calcext:value-type="float">
            <text:p>93.474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07" calcext:value-type="float">
            <text:p>48.6307</text:p>
          </table:table-cell>
          <table:table-cell office:value-type="float" office:value="77.1715" calcext:value-type="float">
            <text:p>77.1715</text:p>
          </table:table-cell>
          <table:table-cell office:value-type="float" office:value="95.6267" calcext:value-type="float">
            <text:p>95.626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405" calcext:value-type="float">
            <text:p>46.6405</text:p>
          </table:table-cell>
          <table:table-cell office:value-type="float" office:value="82.5955" calcext:value-type="float">
            <text:p>82.5955</text:p>
          </table:table-cell>
          <table:table-cell office:value-type="float" office:value="104.752" calcext:value-type="float">
            <text:p>104.75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544" calcext:value-type="float">
            <text:p>42.7544</text:p>
          </table:table-cell>
          <table:table-cell office:value-type="float" office:value="74.9482" calcext:value-type="float">
            <text:p>74.9482</text:p>
          </table:table-cell>
          <table:table-cell office:value-type="float" office:value="96.1359" calcext:value-type="float">
            <text:p>96.135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123" calcext:value-type="float">
            <text:p>45.4123</text:p>
          </table:table-cell>
          <table:table-cell office:value-type="float" office:value="64.7319" calcext:value-type="float">
            <text:p>64.7319</text:p>
          </table:table-cell>
          <table:table-cell office:value-type="float" office:value="79.5225" calcext:value-type="float">
            <text:p>79.522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157" calcext:value-type="float">
            <text:p>56.3157</text:p>
          </table:table-cell>
          <table:table-cell office:value-type="float" office:value="73.5649" calcext:value-type="float">
            <text:p>73.5649</text:p>
          </table:table-cell>
          <table:table-cell office:value-type="float" office:value="93.4223" calcext:value-type="float">
            <text:p>93.422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08" calcext:value-type="float">
            <text:p>48.6308</text:p>
          </table:table-cell>
          <table:table-cell office:value-type="float" office:value="77.1718" calcext:value-type="float">
            <text:p>77.1718</text:p>
          </table:table-cell>
          <table:table-cell office:value-type="float" office:value="95.6269" calcext:value-type="float">
            <text:p>95.626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99" calcext:value-type="float">
            <text:p>46.6399</text:p>
          </table:table-cell>
          <table:table-cell office:value-type="float" office:value="82.5945" calcext:value-type="float">
            <text:p>82.5945</text:p>
          </table:table-cell>
          <table:table-cell office:value-type="float" office:value="104.75" calcext:value-type="float">
            <text:p>104.7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549" calcext:value-type="float">
            <text:p>42.7549</text:p>
          </table:table-cell>
          <table:table-cell office:value-type="float" office:value="74.9489" calcext:value-type="float">
            <text:p>74.9489</text:p>
          </table:table-cell>
          <table:table-cell office:value-type="float" office:value="96.1368" calcext:value-type="float">
            <text:p>96.136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124" calcext:value-type="float">
            <text:p>45.4124</text:p>
          </table:table-cell>
          <table:table-cell office:value-type="float" office:value="64.7313" calcext:value-type="float">
            <text:p>64.7313</text:p>
          </table:table-cell>
          <table:table-cell office:value-type="float" office:value="79.5203" calcext:value-type="float">
            <text:p>79.520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165" calcext:value-type="float">
            <text:p>56.3165</text:p>
          </table:table-cell>
          <table:table-cell office:value-type="float" office:value="73.5545" calcext:value-type="float">
            <text:p>73.5545</text:p>
          </table:table-cell>
          <table:table-cell office:value-type="float" office:value="93.3994" calcext:value-type="float">
            <text:p>93.399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09" calcext:value-type="float">
            <text:p>48.6309</text:p>
          </table:table-cell>
          <table:table-cell office:value-type="float" office:value="77.1719" calcext:value-type="float">
            <text:p>77.1719</text:p>
          </table:table-cell>
          <table:table-cell office:value-type="float" office:value="95.6269" calcext:value-type="float">
            <text:p>95.626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88" calcext:value-type="float">
            <text:p>46.6388</text:p>
          </table:table-cell>
          <table:table-cell office:value-type="float" office:value="82.5924" calcext:value-type="float">
            <text:p>82.5924</text:p>
          </table:table-cell>
          <table:table-cell office:value-type="float" office:value="104.748" calcext:value-type="float">
            <text:p>104.74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553" calcext:value-type="float">
            <text:p>42.7553</text:p>
          </table:table-cell>
          <table:table-cell office:value-type="float" office:value="74.948" calcext:value-type="float">
            <text:p>74.948</text:p>
          </table:table-cell>
          <table:table-cell office:value-type="float" office:value="96.1331" calcext:value-type="float">
            <text:p>96.133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12" calcext:value-type="float">
            <text:p>45.412</text:p>
          </table:table-cell>
          <table:table-cell office:value-type="float" office:value="64.7301" calcext:value-type="float">
            <text:p>64.7301</text:p>
          </table:table-cell>
          <table:table-cell office:value-type="float" office:value="79.5178" calcext:value-type="float">
            <text:p>79.517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187" calcext:value-type="float">
            <text:p>56.3187</text:p>
          </table:table-cell>
          <table:table-cell office:value-type="float" office:value="73.5398" calcext:value-type="float">
            <text:p>73.5398</text:p>
          </table:table-cell>
          <table:table-cell office:value-type="float" office:value="93.3683" calcext:value-type="float">
            <text:p>93.368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13" calcext:value-type="float">
            <text:p>48.6313</text:p>
          </table:table-cell>
          <table:table-cell office:value-type="float" office:value="77.1725" calcext:value-type="float">
            <text:p>77.1725</text:p>
          </table:table-cell>
          <table:table-cell office:value-type="float" office:value="95.6275" calcext:value-type="float">
            <text:p>95.627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67" calcext:value-type="float">
            <text:p>46.6367</text:p>
          </table:table-cell>
          <table:table-cell office:value-type="float" office:value="82.5888" calcext:value-type="float">
            <text:p>82.5888</text:p>
          </table:table-cell>
          <table:table-cell office:value-type="float" office:value="104.742" calcext:value-type="float">
            <text:p>104.74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514" calcext:value-type="float">
            <text:p>42.7514</text:p>
          </table:table-cell>
          <table:table-cell office:value-type="float" office:value="74.9402" calcext:value-type="float">
            <text:p>74.9402</text:p>
          </table:table-cell>
          <table:table-cell office:value-type="float" office:value="96.121" calcext:value-type="float">
            <text:p>96.12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103" calcext:value-type="float">
            <text:p>45.4103</text:p>
          </table:table-cell>
          <table:table-cell office:value-type="float" office:value="64.7263" calcext:value-type="float">
            <text:p>64.7263</text:p>
          </table:table-cell>
          <table:table-cell office:value-type="float" office:value="79.5119" calcext:value-type="float">
            <text:p>79.511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219" calcext:value-type="float">
            <text:p>56.3219</text:p>
          </table:table-cell>
          <table:table-cell office:value-type="float" office:value="73.5224" calcext:value-type="float">
            <text:p>73.5224</text:p>
          </table:table-cell>
          <table:table-cell office:value-type="float" office:value="93.3269" calcext:value-type="float">
            <text:p>93.326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19" calcext:value-type="float">
            <text:p>48.6319</text:p>
          </table:table-cell>
          <table:table-cell office:value-type="float" office:value="77.1732" calcext:value-type="float">
            <text:p>77.1732</text:p>
          </table:table-cell>
          <table:table-cell office:value-type="float" office:value="95.6274" calcext:value-type="float">
            <text:p>95.627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58" calcext:value-type="float">
            <text:p>46.6358</text:p>
          </table:table-cell>
          <table:table-cell office:value-type="float" office:value="82.5868" calcext:value-type="float">
            <text:p>82.5868</text:p>
          </table:table-cell>
          <table:table-cell office:value-type="float" office:value="104.739" calcext:value-type="float">
            <text:p>104.73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476" calcext:value-type="float">
            <text:p>42.7476</text:p>
          </table:table-cell>
          <table:table-cell office:value-type="float" office:value="74.9329" calcext:value-type="float">
            <text:p>74.9329</text:p>
          </table:table-cell>
          <table:table-cell office:value-type="float" office:value="96.1105" calcext:value-type="float">
            <text:p>96.110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048" calcext:value-type="float">
            <text:p>45.4048</text:p>
          </table:table-cell>
          <table:table-cell office:value-type="float" office:value="64.716" calcext:value-type="float">
            <text:p>64.716</text:p>
          </table:table-cell>
          <table:table-cell office:value-type="float" office:value="79.4991" calcext:value-type="float">
            <text:p>79.499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218" calcext:value-type="float">
            <text:p>56.3218</text:p>
          </table:table-cell>
          <table:table-cell office:value-type="float" office:value="73.506" calcext:value-type="float">
            <text:p>73.506</text:p>
          </table:table-cell>
          <table:table-cell office:value-type="float" office:value="93.2965" calcext:value-type="float">
            <text:p>93.296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27" calcext:value-type="float">
            <text:p>48.6327</text:p>
          </table:table-cell>
          <table:table-cell office:value-type="float" office:value="77.1743" calcext:value-type="float">
            <text:p>77.1743</text:p>
          </table:table-cell>
          <table:table-cell office:value-type="float" office:value="95.6286" calcext:value-type="float">
            <text:p>95.628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54" calcext:value-type="float">
            <text:p>46.6354</text:p>
          </table:table-cell>
          <table:table-cell office:value-type="float" office:value="82.5858" calcext:value-type="float">
            <text:p>82.5858</text:p>
          </table:table-cell>
          <table:table-cell office:value-type="float" office:value="104.737" calcext:value-type="float">
            <text:p>104.73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37" calcext:value-type="float">
            <text:p>42.737</text:p>
          </table:table-cell>
          <table:table-cell office:value-type="float" office:value="74.9143" calcext:value-type="float">
            <text:p>74.9143</text:p>
          </table:table-cell>
          <table:table-cell office:value-type="float" office:value="96.0856" calcext:value-type="float">
            <text:p>96.085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994" calcext:value-type="float">
            <text:p>45.3994</text:p>
          </table:table-cell>
          <table:table-cell office:value-type="float" office:value="64.7055" calcext:value-type="float">
            <text:p>64.7055</text:p>
          </table:table-cell>
          <table:table-cell office:value-type="float" office:value="79.4858" calcext:value-type="float">
            <text:p>79.485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37" calcext:value-type="float">
            <text:p>56.337</text:p>
          </table:table-cell>
          <table:table-cell office:value-type="float" office:value="73.5269" calcext:value-type="float">
            <text:p>73.5269</text:p>
          </table:table-cell>
          <table:table-cell office:value-type="float" office:value="93.3068" calcext:value-type="float">
            <text:p>93.306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49" calcext:value-type="float">
            <text:p>48.6349</text:p>
          </table:table-cell>
          <table:table-cell office:value-type="float" office:value="77.1776" calcext:value-type="float">
            <text:p>77.1776</text:p>
          </table:table-cell>
          <table:table-cell office:value-type="float" office:value="95.632" calcext:value-type="float">
            <text:p>95.63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53" calcext:value-type="float">
            <text:p>46.6353</text:p>
          </table:table-cell>
          <table:table-cell office:value-type="float" office:value="82.5854" calcext:value-type="float">
            <text:p>82.5854</text:p>
          </table:table-cell>
          <table:table-cell office:value-type="float" office:value="104.736" calcext:value-type="float">
            <text:p>104.73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34" calcext:value-type="float">
            <text:p>42.734</text:p>
          </table:table-cell>
          <table:table-cell office:value-type="float" office:value="74.9095" calcext:value-type="float">
            <text:p>74.9095</text:p>
          </table:table-cell>
          <table:table-cell office:value-type="float" office:value="96.0801" calcext:value-type="float">
            <text:p>96.0801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949" calcext:value-type="float">
            <text:p>45.3949</text:p>
          </table:table-cell>
          <table:table-cell office:value-type="float" office:value="64.6962" calcext:value-type="float">
            <text:p>64.6962</text:p>
          </table:table-cell>
          <table:table-cell office:value-type="float" office:value="79.4725" calcext:value-type="float">
            <text:p>79.472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459" calcext:value-type="float">
            <text:p>56.3459</text:p>
          </table:table-cell>
          <table:table-cell office:value-type="float" office:value="73.5433" calcext:value-type="float">
            <text:p>73.5433</text:p>
          </table:table-cell>
          <table:table-cell office:value-type="float" office:value="93.326" calcext:value-type="float">
            <text:p>93.32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69" calcext:value-type="float">
            <text:p>48.6369</text:p>
          </table:table-cell>
          <table:table-cell office:value-type="float" office:value="77.1807" calcext:value-type="float">
            <text:p>77.1807</text:p>
          </table:table-cell>
          <table:table-cell office:value-type="float" office:value="95.6351" calcext:value-type="float">
            <text:p>95.635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49" calcext:value-type="float">
            <text:p>46.6349</text:p>
          </table:table-cell>
          <table:table-cell office:value-type="float" office:value="82.5846" calcext:value-type="float">
            <text:p>82.5846</text:p>
          </table:table-cell>
          <table:table-cell office:value-type="float" office:value="104.735" calcext:value-type="float">
            <text:p>104.73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137" calcext:value-type="float">
            <text:p>42.7137</text:p>
          </table:table-cell>
          <table:table-cell office:value-type="float" office:value="74.873" calcext:value-type="float">
            <text:p>74.873</text:p>
          </table:table-cell>
          <table:table-cell office:value-type="float" office:value="96.0298" calcext:value-type="float">
            <text:p>96.0298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882" calcext:value-type="float">
            <text:p>45.3882</text:p>
          </table:table-cell>
          <table:table-cell office:value-type="float" office:value="64.6818" calcext:value-type="float">
            <text:p>64.6818</text:p>
          </table:table-cell>
          <table:table-cell office:value-type="float" office:value="79.4509" calcext:value-type="float">
            <text:p>79.450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602" calcext:value-type="float">
            <text:p>56.3602</text:p>
          </table:table-cell>
          <table:table-cell office:value-type="float" office:value="73.5728" calcext:value-type="float">
            <text:p>73.5728</text:p>
          </table:table-cell>
          <table:table-cell office:value-type="float" office:value="93.3639" calcext:value-type="float">
            <text:p>93.363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65" calcext:value-type="float">
            <text:p>48.6365</text:p>
          </table:table-cell>
          <table:table-cell office:value-type="float" office:value="77.1795" calcext:value-type="float">
            <text:p>77.1795</text:p>
          </table:table-cell>
          <table:table-cell office:value-type="float" office:value="95.6325" calcext:value-type="float">
            <text:p>95.632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3" calcext:value-type="float">
            <text:p>46.633</text:p>
          </table:table-cell>
          <table:table-cell office:value-type="float" office:value="82.5809" calcext:value-type="float">
            <text:p>82.5809</text:p>
          </table:table-cell>
          <table:table-cell office:value-type="float" office:value="104.729" calcext:value-type="float">
            <text:p>104.72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058" calcext:value-type="float">
            <text:p>42.7058</text:p>
          </table:table-cell>
          <table:table-cell office:value-type="float" office:value="74.8611" calcext:value-type="float">
            <text:p>74.8611</text:p>
          </table:table-cell>
          <table:table-cell office:value-type="float" office:value="96.017" calcext:value-type="float">
            <text:p>96.01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822" calcext:value-type="float">
            <text:p>45.3822</text:p>
          </table:table-cell>
          <table:table-cell office:value-type="float" office:value="64.6702" calcext:value-type="float">
            <text:p>64.6702</text:p>
          </table:table-cell>
          <table:table-cell office:value-type="float" office:value="79.4363" calcext:value-type="float">
            <text:p>79.436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713" calcext:value-type="float">
            <text:p>56.3713</text:p>
          </table:table-cell>
          <table:table-cell office:value-type="float" office:value="73.5961" calcext:value-type="float">
            <text:p>73.5961</text:p>
          </table:table-cell>
          <table:table-cell office:value-type="float" office:value="93.3886" calcext:value-type="float">
            <text:p>93.388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59" calcext:value-type="float">
            <text:p>48.6359</text:p>
          </table:table-cell>
          <table:table-cell office:value-type="float" office:value="77.178" calcext:value-type="float">
            <text:p>77.178</text:p>
          </table:table-cell>
          <table:table-cell office:value-type="float" office:value="95.6303" calcext:value-type="float">
            <text:p>95.630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13" calcext:value-type="float">
            <text:p>46.6313</text:p>
          </table:table-cell>
          <table:table-cell office:value-type="float" office:value="82.5777" calcext:value-type="float">
            <text:p>82.5777</text:p>
          </table:table-cell>
          <table:table-cell office:value-type="float" office:value="104.724" calcext:value-type="float">
            <text:p>104.72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934" calcext:value-type="float">
            <text:p>42.6934</text:p>
          </table:table-cell>
          <table:table-cell office:value-type="float" office:value="74.8398" calcext:value-type="float">
            <text:p>74.8398</text:p>
          </table:table-cell>
          <table:table-cell office:value-type="float" office:value="95.9891" calcext:value-type="float">
            <text:p>95.9891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772" calcext:value-type="float">
            <text:p>45.3772</text:p>
          </table:table-cell>
          <table:table-cell office:value-type="float" office:value="64.6612" calcext:value-type="float">
            <text:p>64.6612</text:p>
          </table:table-cell>
          <table:table-cell office:value-type="float" office:value="79.4259" calcext:value-type="float">
            <text:p>79.425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776" calcext:value-type="float">
            <text:p>56.3776</text:p>
          </table:table-cell>
          <table:table-cell office:value-type="float" office:value="73.6089" calcext:value-type="float">
            <text:p>73.6089</text:p>
          </table:table-cell>
          <table:table-cell office:value-type="float" office:value="93.4011" calcext:value-type="float">
            <text:p>93.401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52" calcext:value-type="float">
            <text:p>48.6352</text:p>
          </table:table-cell>
          <table:table-cell office:value-type="float" office:value="77.1768" calcext:value-type="float">
            <text:p>77.1768</text:p>
          </table:table-cell>
          <table:table-cell office:value-type="float" office:value="95.6289" calcext:value-type="float">
            <text:p>95.628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29" calcext:value-type="float">
            <text:p>46.629</text:p>
          </table:table-cell>
          <table:table-cell office:value-type="float" office:value="82.5737" calcext:value-type="float">
            <text:p>82.5737</text:p>
          </table:table-cell>
          <table:table-cell office:value-type="float" office:value="104.719" calcext:value-type="float">
            <text:p>104.71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517" calcext:value-type="float">
            <text:p>42.6517</text:p>
          </table:table-cell>
          <table:table-cell office:value-type="float" office:value="74.763" calcext:value-type="float">
            <text:p>74.763</text:p>
          </table:table-cell>
          <table:table-cell office:value-type="float" office:value="95.8802" calcext:value-type="float">
            <text:p>95.8802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764" calcext:value-type="float">
            <text:p>45.3764</text:p>
          </table:table-cell>
          <table:table-cell office:value-type="float" office:value="64.6598" calcext:value-type="float">
            <text:p>64.6598</text:p>
          </table:table-cell>
          <table:table-cell office:value-type="float" office:value="79.4244" calcext:value-type="float">
            <text:p>79.424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875" calcext:value-type="float">
            <text:p>56.3875</text:p>
          </table:table-cell>
          <table:table-cell office:value-type="float" office:value="73.6279" calcext:value-type="float">
            <text:p>73.6279</text:p>
          </table:table-cell>
          <table:table-cell office:value-type="float" office:value="93.4242" calcext:value-type="float">
            <text:p>93.424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47" calcext:value-type="float">
            <text:p>48.6347</text:p>
          </table:table-cell>
          <table:table-cell office:value-type="float" office:value="77.176" calcext:value-type="float">
            <text:p>77.176</text:p>
          </table:table-cell>
          <table:table-cell office:value-type="float" office:value="95.6281" calcext:value-type="float">
            <text:p>95.628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272" calcext:value-type="float">
            <text:p>46.6272</text:p>
          </table:table-cell>
          <table:table-cell office:value-type="float" office:value="82.57" calcext:value-type="float">
            <text:p>82.57</text:p>
          </table:table-cell>
          <table:table-cell office:value-type="float" office:value="104.713" calcext:value-type="float">
            <text:p>104.71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433" calcext:value-type="float">
            <text:p>42.6433</text:p>
          </table:table-cell>
          <table:table-cell office:value-type="float" office:value="74.7464" calcext:value-type="float">
            <text:p>74.7464</text:p>
          </table:table-cell>
          <table:table-cell office:value-type="float" office:value="95.8553" calcext:value-type="float">
            <text:p>95.8553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728" calcext:value-type="float">
            <text:p>45.3728</text:p>
          </table:table-cell>
          <table:table-cell office:value-type="float" office:value="64.6524" calcext:value-type="float">
            <text:p>64.6524</text:p>
          </table:table-cell>
          <table:table-cell office:value-type="float" office:value="79.4139" calcext:value-type="float">
            <text:p>79.413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927" calcext:value-type="float">
            <text:p>56.3927</text:p>
          </table:table-cell>
          <table:table-cell office:value-type="float" office:value="73.6374" calcext:value-type="float">
            <text:p>73.6374</text:p>
          </table:table-cell>
          <table:table-cell office:value-type="float" office:value="93.4462" calcext:value-type="float">
            <text:p>93.446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44" calcext:value-type="float">
            <text:p>48.6344</text:p>
          </table:table-cell>
          <table:table-cell office:value-type="float" office:value="77.1751" calcext:value-type="float">
            <text:p>77.1751</text:p>
          </table:table-cell>
          <table:table-cell office:value-type="float" office:value="95.6266" calcext:value-type="float">
            <text:p>95.626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261" calcext:value-type="float">
            <text:p>46.6261</text:p>
          </table:table-cell>
          <table:table-cell office:value-type="float" office:value="82.567" calcext:value-type="float">
            <text:p>82.567</text:p>
          </table:table-cell>
          <table:table-cell office:value-type="float" office:value="104.707" calcext:value-type="float">
            <text:p>104.70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385" calcext:value-type="float">
            <text:p>42.6385</text:p>
          </table:table-cell>
          <table:table-cell office:value-type="float" office:value="74.7369" calcext:value-type="float">
            <text:p>74.7369</text:p>
          </table:table-cell>
          <table:table-cell office:value-type="float" office:value="95.8406" calcext:value-type="float">
            <text:p>95.8406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687" calcext:value-type="float">
            <text:p>45.3687</text:p>
          </table:table-cell>
          <table:table-cell office:value-type="float" office:value="64.6437" calcext:value-type="float">
            <text:p>64.6437</text:p>
          </table:table-cell>
          <table:table-cell office:value-type="float" office:value="79.4011" calcext:value-type="float">
            <text:p>79.401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917" calcext:value-type="float">
            <text:p>56.3917</text:p>
          </table:table-cell>
          <table:table-cell office:value-type="float" office:value="73.6347" calcext:value-type="float">
            <text:p>73.6347</text:p>
          </table:table-cell>
          <table:table-cell office:value-type="float" office:value="93.4661" calcext:value-type="float">
            <text:p>93.466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52" calcext:value-type="float">
            <text:p>48.6352</text:p>
          </table:table-cell>
          <table:table-cell office:value-type="float" office:value="77.1758" calcext:value-type="float">
            <text:p>77.1758</text:p>
          </table:table-cell>
          <table:table-cell office:value-type="float" office:value="95.6266" calcext:value-type="float">
            <text:p>95.626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238" calcext:value-type="float">
            <text:p>46.6238</text:p>
          </table:table-cell>
          <table:table-cell office:value-type="float" office:value="82.5626" calcext:value-type="float">
            <text:p>82.5626</text:p>
          </table:table-cell>
          <table:table-cell office:value-type="float" office:value="104.701" calcext:value-type="float">
            <text:p>104.70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352" calcext:value-type="float">
            <text:p>42.6352</text:p>
          </table:table-cell>
          <table:table-cell office:value-type="float" office:value="74.7313" calcext:value-type="float">
            <text:p>74.7313</text:p>
          </table:table-cell>
          <table:table-cell office:value-type="float" office:value="95.8334" calcext:value-type="float">
            <text:p>95.833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651" calcext:value-type="float">
            <text:p>45.3651</text:p>
          </table:table-cell>
          <table:table-cell office:value-type="float" office:value="64.6351" calcext:value-type="float">
            <text:p>64.6351</text:p>
          </table:table-cell>
          <table:table-cell office:value-type="float" office:value="79.3868" calcext:value-type="float">
            <text:p>79.386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879" calcext:value-type="float">
            <text:p>56.3879</text:p>
          </table:table-cell>
          <table:table-cell office:value-type="float" office:value="73.6246" calcext:value-type="float">
            <text:p>73.6246</text:p>
          </table:table-cell>
          <table:table-cell office:value-type="float" office:value="93.4755" calcext:value-type="float">
            <text:p>93.475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48" calcext:value-type="float">
            <text:p>48.6348</text:p>
          </table:table-cell>
          <table:table-cell office:value-type="float" office:value="77.1741" calcext:value-type="float">
            <text:p>77.1741</text:p>
          </table:table-cell>
          <table:table-cell office:value-type="float" office:value="95.6233" calcext:value-type="float">
            <text:p>95.623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204" calcext:value-type="float">
            <text:p>46.6204</text:p>
          </table:table-cell>
          <table:table-cell office:value-type="float" office:value="82.5558" calcext:value-type="float">
            <text:p>82.5558</text:p>
          </table:table-cell>
          <table:table-cell office:value-type="float" office:value="104.691" calcext:value-type="float">
            <text:p>104.69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347" calcext:value-type="float">
            <text:p>42.6347</text:p>
          </table:table-cell>
          <table:table-cell office:value-type="float" office:value="74.7304" calcext:value-type="float">
            <text:p>74.7304</text:p>
          </table:table-cell>
          <table:table-cell office:value-type="float" office:value="95.8323" calcext:value-type="float">
            <text:p>95.8323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628" calcext:value-type="float">
            <text:p>45.3628</text:p>
          </table:table-cell>
          <table:table-cell office:value-type="float" office:value="64.6294" calcext:value-type="float">
            <text:p>64.6294</text:p>
          </table:table-cell>
          <table:table-cell office:value-type="float" office:value="79.3771" calcext:value-type="float">
            <text:p>79.377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864" calcext:value-type="float">
            <text:p>56.3864</text:p>
          </table:table-cell>
          <table:table-cell office:value-type="float" office:value="73.616" calcext:value-type="float">
            <text:p>73.616</text:p>
          </table:table-cell>
          <table:table-cell office:value-type="float" office:value="93.472" calcext:value-type="float">
            <text:p>93.47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29" calcext:value-type="float">
            <text:p>48.6329</text:p>
          </table:table-cell>
          <table:table-cell office:value-type="float" office:value="77.1705" calcext:value-type="float">
            <text:p>77.1705</text:p>
          </table:table-cell>
          <table:table-cell office:value-type="float" office:value="95.6184" calcext:value-type="float">
            <text:p>95.618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143" calcext:value-type="float">
            <text:p>46.6143</text:p>
          </table:table-cell>
          <table:table-cell office:value-type="float" office:value="82.5447" calcext:value-type="float">
            <text:p>82.5447</text:p>
          </table:table-cell>
          <table:table-cell office:value-type="float" office:value="104.675" calcext:value-type="float">
            <text:p>104.67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344" calcext:value-type="float">
            <text:p>42.6344</text:p>
          </table:table-cell>
          <table:table-cell office:value-type="float" office:value="74.7302" calcext:value-type="float">
            <text:p>74.7302</text:p>
          </table:table-cell>
          <table:table-cell office:value-type="float" office:value="95.8327" calcext:value-type="float">
            <text:p>95.832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583" calcext:value-type="float">
            <text:p>45.3583</text:p>
          </table:table-cell>
          <table:table-cell office:value-type="float" office:value="64.6207" calcext:value-type="float">
            <text:p>64.6207</text:p>
          </table:table-cell>
          <table:table-cell office:value-type="float" office:value="79.3656" calcext:value-type="float">
            <text:p>79.365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857" calcext:value-type="float">
            <text:p>56.3857</text:p>
          </table:table-cell>
          <table:table-cell office:value-type="float" office:value="73.6115" calcext:value-type="float">
            <text:p>73.6115</text:p>
          </table:table-cell>
          <table:table-cell office:value-type="float" office:value="93.4694" calcext:value-type="float">
            <text:p>93.469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3" calcext:value-type="float">
            <text:p>48.63</text:p>
          </table:table-cell>
          <table:table-cell office:value-type="float" office:value="77.1653" calcext:value-type="float">
            <text:p>77.1653</text:p>
          </table:table-cell>
          <table:table-cell office:value-type="float" office:value="95.612" calcext:value-type="float">
            <text:p>95.61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123" calcext:value-type="float">
            <text:p>46.6123</text:p>
          </table:table-cell>
          <table:table-cell office:value-type="float" office:value="82.5411" calcext:value-type="float">
            <text:p>82.5411</text:p>
          </table:table-cell>
          <table:table-cell office:value-type="float" office:value="104.671" calcext:value-type="float">
            <text:p>104.67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285" calcext:value-type="float">
            <text:p>42.6285</text:p>
          </table:table-cell>
          <table:table-cell office:value-type="float" office:value="74.7176" calcext:value-type="float">
            <text:p>74.7176</text:p>
          </table:table-cell>
          <table:table-cell office:value-type="float" office:value="95.8121" calcext:value-type="float">
            <text:p>95.812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559" calcext:value-type="float">
            <text:p>45.3559</text:p>
          </table:table-cell>
          <table:table-cell office:value-type="float" office:value="64.6161" calcext:value-type="float">
            <text:p>64.6161</text:p>
          </table:table-cell>
          <table:table-cell office:value-type="float" office:value="79.3597" calcext:value-type="float">
            <text:p>79.359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792" calcext:value-type="float">
            <text:p>56.3792</text:p>
          </table:table-cell>
          <table:table-cell office:value-type="float" office:value="73.5909" calcext:value-type="float">
            <text:p>73.5909</text:p>
          </table:table-cell>
          <table:table-cell office:value-type="float" office:value="93.4584" calcext:value-type="float">
            <text:p>93.458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55" calcext:value-type="float">
            <text:p>48.6255</text:p>
          </table:table-cell>
          <table:table-cell office:value-type="float" office:value="77.157" calcext:value-type="float">
            <text:p>77.157</text:p>
          </table:table-cell>
          <table:table-cell office:value-type="float" office:value="95.601" calcext:value-type="float">
            <text:p>95.60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106" calcext:value-type="float">
            <text:p>46.6106</text:p>
          </table:table-cell>
          <table:table-cell office:value-type="float" office:value="82.5382" calcext:value-type="float">
            <text:p>82.5382</text:p>
          </table:table-cell>
          <table:table-cell office:value-type="float" office:value="104.667" calcext:value-type="float">
            <text:p>104.66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292" calcext:value-type="float">
            <text:p>42.6292</text:p>
          </table:table-cell>
          <table:table-cell office:value-type="float" office:value="74.7174" calcext:value-type="float">
            <text:p>74.7174</text:p>
          </table:table-cell>
          <table:table-cell office:value-type="float" office:value="95.8098" calcext:value-type="float">
            <text:p>95.8098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501" calcext:value-type="float">
            <text:p>45.3501</text:p>
          </table:table-cell>
          <table:table-cell office:value-type="float" office:value="64.6044" calcext:value-type="float">
            <text:p>64.6044</text:p>
          </table:table-cell>
          <table:table-cell office:value-type="float" office:value="79.3436" calcext:value-type="float">
            <text:p>79.343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678" calcext:value-type="float">
            <text:p>56.3678</text:p>
          </table:table-cell>
          <table:table-cell office:value-type="float" office:value="73.5586" calcext:value-type="float">
            <text:p>73.5586</text:p>
          </table:table-cell>
          <table:table-cell office:value-type="float" office:value="93.4358" calcext:value-type="float">
            <text:p>93.435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01" calcext:value-type="float">
            <text:p>48.6201</text:p>
          </table:table-cell>
          <table:table-cell office:value-type="float" office:value="77.1465" calcext:value-type="float">
            <text:p>77.1465</text:p>
          </table:table-cell>
          <table:table-cell office:value-type="float" office:value="95.5862" calcext:value-type="float">
            <text:p>95.586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098" calcext:value-type="float">
            <text:p>46.6098</text:p>
          </table:table-cell>
          <table:table-cell office:value-type="float" office:value="82.5372" calcext:value-type="float">
            <text:p>82.5372</text:p>
          </table:table-cell>
          <table:table-cell office:value-type="float" office:value="104.666" calcext:value-type="float">
            <text:p>104.66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187" calcext:value-type="float">
            <text:p>42.6187</text:p>
          </table:table-cell>
          <table:table-cell office:value-type="float" office:value="74.6958" calcext:value-type="float">
            <text:p>74.6958</text:p>
          </table:table-cell>
          <table:table-cell office:value-type="float" office:value="95.7759" calcext:value-type="float">
            <text:p>95.7759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408" calcext:value-type="float">
            <text:p>45.3408</text:p>
          </table:table-cell>
          <table:table-cell office:value-type="float" office:value="64.5854" calcext:value-type="float">
            <text:p>64.5854</text:p>
          </table:table-cell>
          <table:table-cell office:value-type="float" office:value="79.317" calcext:value-type="float">
            <text:p>79.31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568" calcext:value-type="float">
            <text:p>56.3568</text:p>
          </table:table-cell>
          <table:table-cell office:value-type="float" office:value="73.5295" calcext:value-type="float">
            <text:p>73.5295</text:p>
          </table:table-cell>
          <table:table-cell office:value-type="float" office:value="93.4178" calcext:value-type="float">
            <text:p>93.417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66" calcext:value-type="float">
            <text:p>48.6166</text:p>
          </table:table-cell>
          <table:table-cell office:value-type="float" office:value="77.1393" calcext:value-type="float">
            <text:p>77.1393</text:p>
          </table:table-cell>
          <table:table-cell office:value-type="float" office:value="95.5755" calcext:value-type="float">
            <text:p>95.575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076" calcext:value-type="float">
            <text:p>46.6076</text:p>
          </table:table-cell>
          <table:table-cell office:value-type="float" office:value="82.5337" calcext:value-type="float">
            <text:p>82.5337</text:p>
          </table:table-cell>
          <table:table-cell office:value-type="float" office:value="104.662" calcext:value-type="float">
            <text:p>104.66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125" calcext:value-type="float">
            <text:p>42.6125</text:p>
          </table:table-cell>
          <table:table-cell office:value-type="float" office:value="74.6806" calcext:value-type="float">
            <text:p>74.6806</text:p>
          </table:table-cell>
          <table:table-cell office:value-type="float" office:value="95.749" calcext:value-type="float">
            <text:p>95.74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294" calcext:value-type="float">
            <text:p>45.3294</text:p>
          </table:table-cell>
          <table:table-cell office:value-type="float" office:value="64.5626" calcext:value-type="float">
            <text:p>64.5626</text:p>
          </table:table-cell>
          <table:table-cell office:value-type="float" office:value="79.2865" calcext:value-type="float">
            <text:p>79.286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447" calcext:value-type="float">
            <text:p>56.3447</text:p>
          </table:table-cell>
          <table:table-cell office:value-type="float" office:value="73.4994" calcext:value-type="float">
            <text:p>73.4994</text:p>
          </table:table-cell>
          <table:table-cell office:value-type="float" office:value="93.3996" calcext:value-type="float">
            <text:p>93.399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45" calcext:value-type="float">
            <text:p>48.6145</text:p>
          </table:table-cell>
          <table:table-cell office:value-type="float" office:value="77.1346" calcext:value-type="float">
            <text:p>77.1346</text:p>
          </table:table-cell>
          <table:table-cell office:value-type="float" office:value="95.5683" calcext:value-type="float">
            <text:p>95.568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03" calcext:value-type="float">
            <text:p>46.603</text:p>
          </table:table-cell>
          <table:table-cell office:value-type="float" office:value="82.5256" calcext:value-type="float">
            <text:p>82.5256</text:p>
          </table:table-cell>
          <table:table-cell office:value-type="float" office:value="104.651" calcext:value-type="float">
            <text:p>104.65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116" calcext:value-type="float">
            <text:p>42.6116</text:p>
          </table:table-cell>
          <table:table-cell office:value-type="float" office:value="74.6756" calcext:value-type="float">
            <text:p>74.6756</text:p>
          </table:table-cell>
          <table:table-cell office:value-type="float" office:value="95.7368" calcext:value-type="float">
            <text:p>95.736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194" calcext:value-type="float">
            <text:p>45.3194</text:p>
          </table:table-cell>
          <table:table-cell office:value-type="float" office:value="64.543" calcext:value-type="float">
            <text:p>64.543</text:p>
          </table:table-cell>
          <table:table-cell office:value-type="float" office:value="79.2602" calcext:value-type="float">
            <text:p>79.260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319" calcext:value-type="float">
            <text:p>56.3319</text:p>
          </table:table-cell>
          <table:table-cell office:value-type="float" office:value="73.4689" calcext:value-type="float">
            <text:p>73.4689</text:p>
          </table:table-cell>
          <table:table-cell office:value-type="float" office:value="93.386" calcext:value-type="float">
            <text:p>93.38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24" calcext:value-type="float">
            <text:p>48.6124</text:p>
          </table:table-cell>
          <table:table-cell office:value-type="float" office:value="77.1301" calcext:value-type="float">
            <text:p>77.1301</text:p>
          </table:table-cell>
          <table:table-cell office:value-type="float" office:value="95.561" calcext:value-type="float">
            <text:p>95.56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979" calcext:value-type="float">
            <text:p>46.5979</text:p>
          </table:table-cell>
          <table:table-cell office:value-type="float" office:value="82.5178" calcext:value-type="float">
            <text:p>82.5178</text:p>
          </table:table-cell>
          <table:table-cell office:value-type="float" office:value="104.642" calcext:value-type="float">
            <text:p>104.64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091" calcext:value-type="float">
            <text:p>42.6091</text:p>
          </table:table-cell>
          <table:table-cell office:value-type="float" office:value="74.6708" calcext:value-type="float">
            <text:p>74.6708</text:p>
          </table:table-cell>
          <table:table-cell office:value-type="float" office:value="95.73" calcext:value-type="float">
            <text:p>95.7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107" calcext:value-type="float">
            <text:p>45.3107</text:p>
          </table:table-cell>
          <table:table-cell office:value-type="float" office:value="64.525" calcext:value-type="float">
            <text:p>64.525</text:p>
          </table:table-cell>
          <table:table-cell office:value-type="float" office:value="79.2348" calcext:value-type="float">
            <text:p>79.234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184" calcext:value-type="float">
            <text:p>56.3184</text:p>
          </table:table-cell>
          <table:table-cell office:value-type="float" office:value="73.4356" calcext:value-type="float">
            <text:p>73.4356</text:p>
          </table:table-cell>
          <table:table-cell office:value-type="float" office:value="93.3673" calcext:value-type="float">
            <text:p>93.367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97" calcext:value-type="float">
            <text:p>48.6097</text:p>
          </table:table-cell>
          <table:table-cell office:value-type="float" office:value="77.124" calcext:value-type="float">
            <text:p>77.124</text:p>
          </table:table-cell>
          <table:table-cell office:value-type="float" office:value="95.5514" calcext:value-type="float">
            <text:p>95.551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961" calcext:value-type="float">
            <text:p>46.5961</text:p>
          </table:table-cell>
          <table:table-cell office:value-type="float" office:value="82.5149" calcext:value-type="float">
            <text:p>82.5149</text:p>
          </table:table-cell>
          <table:table-cell office:value-type="float" office:value="104.639" calcext:value-type="float">
            <text:p>104.63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76" calcext:value-type="float">
            <text:p>42.5976</text:p>
          </table:table-cell>
          <table:table-cell office:value-type="float" office:value="74.651" calcext:value-type="float">
            <text:p>74.651</text:p>
          </table:table-cell>
          <table:table-cell office:value-type="float" office:value="95.7042" calcext:value-type="float">
            <text:p>95.704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025" calcext:value-type="float">
            <text:p>45.3025</text:p>
          </table:table-cell>
          <table:table-cell office:value-type="float" office:value="64.5075" calcext:value-type="float">
            <text:p>64.5075</text:p>
          </table:table-cell>
          <table:table-cell office:value-type="float" office:value="79.2092" calcext:value-type="float">
            <text:p>79.209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976" calcext:value-type="float">
            <text:p>56.2976</text:p>
          </table:table-cell>
          <table:table-cell office:value-type="float" office:value="73.3844" calcext:value-type="float">
            <text:p>73.3844</text:p>
          </table:table-cell>
          <table:table-cell office:value-type="float" office:value="93.3414" calcext:value-type="float">
            <text:p>93.341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44" calcext:value-type="float">
            <text:p>48.6044</text:p>
          </table:table-cell>
          <table:table-cell office:value-type="float" office:value="77.1142" calcext:value-type="float">
            <text:p>77.1142</text:p>
          </table:table-cell>
          <table:table-cell office:value-type="float" office:value="95.5381" calcext:value-type="float">
            <text:p>95.538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933" calcext:value-type="float">
            <text:p>46.5933</text:p>
          </table:table-cell>
          <table:table-cell office:value-type="float" office:value="82.5098" calcext:value-type="float">
            <text:p>82.5098</text:p>
          </table:table-cell>
          <table:table-cell office:value-type="float" office:value="104.632" calcext:value-type="float">
            <text:p>104.63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" calcext:value-type="float">
            <text:p>42.59</text:p>
          </table:table-cell>
          <table:table-cell office:value-type="float" office:value="74.6356" calcext:value-type="float">
            <text:p>74.6356</text:p>
          </table:table-cell>
          <table:table-cell office:value-type="float" office:value="95.6804" calcext:value-type="float">
            <text:p>95.680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915" calcext:value-type="float">
            <text:p>45.2915</text:p>
          </table:table-cell>
          <table:table-cell office:value-type="float" office:value="64.4874" calcext:value-type="float">
            <text:p>64.4874</text:p>
          </table:table-cell>
          <table:table-cell office:value-type="float" office:value="79.1853" calcext:value-type="float">
            <text:p>79.185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691" calcext:value-type="float">
            <text:p>56.2691</text:p>
          </table:table-cell>
          <table:table-cell office:value-type="float" office:value="73.3178" calcext:value-type="float">
            <text:p>73.3178</text:p>
          </table:table-cell>
          <table:table-cell office:value-type="float" office:value="93.2964" calcext:value-type="float">
            <text:p>93.296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29" calcext:value-type="float">
            <text:p>48.6029</text:p>
          </table:table-cell>
          <table:table-cell office:value-type="float" office:value="77.1111" calcext:value-type="float">
            <text:p>77.1111</text:p>
          </table:table-cell>
          <table:table-cell office:value-type="float" office:value="95.534" calcext:value-type="float">
            <text:p>95.53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898" calcext:value-type="float">
            <text:p>46.5898</text:p>
          </table:table-cell>
          <table:table-cell office:value-type="float" office:value="82.5031" calcext:value-type="float">
            <text:p>82.5031</text:p>
          </table:table-cell>
          <table:table-cell office:value-type="float" office:value="104.622" calcext:value-type="float">
            <text:p>104.62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57" calcext:value-type="float">
            <text:p>42.5857</text:p>
          </table:table-cell>
          <table:table-cell office:value-type="float" office:value="74.6276" calcext:value-type="float">
            <text:p>74.6276</text:p>
          </table:table-cell>
          <table:table-cell office:value-type="float" office:value="95.6694" calcext:value-type="float">
            <text:p>95.669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831" calcext:value-type="float">
            <text:p>45.2831</text:p>
          </table:table-cell>
          <table:table-cell office:value-type="float" office:value="64.4714" calcext:value-type="float">
            <text:p>64.4714</text:p>
          </table:table-cell>
          <table:table-cell office:value-type="float" office:value="79.1654" calcext:value-type="float">
            <text:p>79.165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336" calcext:value-type="float">
            <text:p>56.2336</text:p>
          </table:table-cell>
          <table:table-cell office:value-type="float" office:value="73.2353" calcext:value-type="float">
            <text:p>73.2353</text:p>
          </table:table-cell>
          <table:table-cell office:value-type="float" office:value="93.2344" calcext:value-type="float">
            <text:p>93.234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46" calcext:value-type="float">
            <text:p>48.6046</text:p>
          </table:table-cell>
          <table:table-cell office:value-type="float" office:value="77.1135" calcext:value-type="float">
            <text:p>77.1135</text:p>
          </table:table-cell>
          <table:table-cell office:value-type="float" office:value="95.5362" calcext:value-type="float">
            <text:p>95.536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844" calcext:value-type="float">
            <text:p>46.5844</text:p>
          </table:table-cell>
          <table:table-cell office:value-type="float" office:value="82.4938" calcext:value-type="float">
            <text:p>82.4938</text:p>
          </table:table-cell>
          <table:table-cell office:value-type="float" office:value="104.61" calcext:value-type="float">
            <text:p>104.6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83" calcext:value-type="float">
            <text:p>42.5883</text:p>
          </table:table-cell>
          <table:table-cell office:value-type="float" office:value="74.6325" calcext:value-type="float">
            <text:p>74.6325</text:p>
          </table:table-cell>
          <table:table-cell office:value-type="float" office:value="95.6766" calcext:value-type="float">
            <text:p>95.676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723" calcext:value-type="float">
            <text:p>45.2723</text:p>
          </table:table-cell>
          <table:table-cell office:value-type="float" office:value="64.4512" calcext:value-type="float">
            <text:p>64.4512</text:p>
          </table:table-cell>
          <table:table-cell office:value-type="float" office:value="79.1409" calcext:value-type="float">
            <text:p>79.140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059" calcext:value-type="float">
            <text:p>56.2059</text:p>
          </table:table-cell>
          <table:table-cell office:value-type="float" office:value="73.1663" calcext:value-type="float">
            <text:p>73.1663</text:p>
          </table:table-cell>
          <table:table-cell office:value-type="float" office:value="93.18" calcext:value-type="float">
            <text:p>93.1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51" calcext:value-type="float">
            <text:p>48.6051</text:p>
          </table:table-cell>
          <table:table-cell office:value-type="float" office:value="77.1143" calcext:value-type="float">
            <text:p>77.1143</text:p>
          </table:table-cell>
          <table:table-cell office:value-type="float" office:value="95.5371" calcext:value-type="float">
            <text:p>95.537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809" calcext:value-type="float">
            <text:p>46.5809</text:p>
          </table:table-cell>
          <table:table-cell office:value-type="float" office:value="82.4883" calcext:value-type="float">
            <text:p>82.4883</text:p>
          </table:table-cell>
          <table:table-cell office:value-type="float" office:value="104.603" calcext:value-type="float">
            <text:p>104.60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63" calcext:value-type="float">
            <text:p>42.5763</text:p>
          </table:table-cell>
          <table:table-cell office:value-type="float" office:value="74.6123" calcext:value-type="float">
            <text:p>74.6123</text:p>
          </table:table-cell>
          <table:table-cell office:value-type="float" office:value="95.6508" calcext:value-type="float">
            <text:p>95.650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64" calcext:value-type="float">
            <text:p>45.264</text:p>
          </table:table-cell>
          <table:table-cell office:value-type="float" office:value="64.4362" calcext:value-type="float">
            <text:p>64.4362</text:p>
          </table:table-cell>
          <table:table-cell office:value-type="float" office:value="79.1235" calcext:value-type="float">
            <text:p>79.123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889" calcext:value-type="float">
            <text:p>56.1889</text:p>
          </table:table-cell>
          <table:table-cell office:value-type="float" office:value="73.1244" calcext:value-type="float">
            <text:p>73.1244</text:p>
          </table:table-cell>
          <table:table-cell office:value-type="float" office:value="93.1562" calcext:value-type="float">
            <text:p>93.156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43" calcext:value-type="float">
            <text:p>48.6043</text:p>
          </table:table-cell>
          <table:table-cell office:value-type="float" office:value="77.1129" calcext:value-type="float">
            <text:p>77.1129</text:p>
          </table:table-cell>
          <table:table-cell office:value-type="float" office:value="95.5354" calcext:value-type="float">
            <text:p>95.535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766" calcext:value-type="float">
            <text:p>46.5766</text:p>
          </table:table-cell>
          <table:table-cell office:value-type="float" office:value="82.482" calcext:value-type="float">
            <text:p>82.482</text:p>
          </table:table-cell>
          <table:table-cell office:value-type="float" office:value="104.597" calcext:value-type="float">
            <text:p>104.59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" calcext:value-type="float">
            <text:p>42.57</text:p>
          </table:table-cell>
          <table:table-cell office:value-type="float" office:value="74.6002" calcext:value-type="float">
            <text:p>74.6002</text:p>
          </table:table-cell>
          <table:table-cell office:value-type="float" office:value="95.6332" calcext:value-type="float">
            <text:p>95.6332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2576" calcext:value-type="float">
            <text:p>45.2576</text:p>
          </table:table-cell>
          <table:table-cell office:value-type="float" office:value="64.4248" calcext:value-type="float">
            <text:p>64.4248</text:p>
          </table:table-cell>
          <table:table-cell office:value-type="float" office:value="79.1107" calcext:value-type="float">
            <text:p>79.110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622" calcext:value-type="float">
            <text:p>56.1622</text:p>
          </table:table-cell>
          <table:table-cell office:value-type="float" office:value="73.0628" calcext:value-type="float">
            <text:p>73.0628</text:p>
          </table:table-cell>
          <table:table-cell office:value-type="float" office:value="93.1244" calcext:value-type="float">
            <text:p>93.124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3" calcext:value-type="float">
            <text:p>48.603</text:p>
          </table:table-cell>
          <table:table-cell office:value-type="float" office:value="77.1107" calcext:value-type="float">
            <text:p>77.1107</text:p>
          </table:table-cell>
          <table:table-cell office:value-type="float" office:value="95.5329" calcext:value-type="float">
            <text:p>95.532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731" calcext:value-type="float">
            <text:p>46.5731</text:p>
          </table:table-cell>
          <table:table-cell office:value-type="float" office:value="82.4769" calcext:value-type="float">
            <text:p>82.4769</text:p>
          </table:table-cell>
          <table:table-cell office:value-type="float" office:value="104.591" calcext:value-type="float">
            <text:p>104.59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49" calcext:value-type="float">
            <text:p>42.5649</text:p>
          </table:table-cell>
          <table:table-cell office:value-type="float" office:value="74.5917" calcext:value-type="float">
            <text:p>74.5917</text:p>
          </table:table-cell>
          <table:table-cell office:value-type="float" office:value="95.6227" calcext:value-type="float">
            <text:p>95.622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494" calcext:value-type="float">
            <text:p>45.2494</text:p>
          </table:table-cell>
          <table:table-cell office:value-type="float" office:value="64.4098" calcext:value-type="float">
            <text:p>64.4098</text:p>
          </table:table-cell>
          <table:table-cell office:value-type="float" office:value="79.0933" calcext:value-type="float">
            <text:p>79.093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329" calcext:value-type="float">
            <text:p>56.1329</text:p>
          </table:table-cell>
          <table:table-cell office:value-type="float" office:value="72.9946" calcext:value-type="float">
            <text:p>72.9946</text:p>
          </table:table-cell>
          <table:table-cell office:value-type="float" office:value="93.0817" calcext:value-type="float">
            <text:p>93.081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41" calcext:value-type="float">
            <text:p>48.6041</text:p>
          </table:table-cell>
          <table:table-cell office:value-type="float" office:value="77.1121" calcext:value-type="float">
            <text:p>77.1121</text:p>
          </table:table-cell>
          <table:table-cell office:value-type="float" office:value="95.5342" calcext:value-type="float">
            <text:p>95.534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687" calcext:value-type="float">
            <text:p>46.5687</text:p>
          </table:table-cell>
          <table:table-cell office:value-type="float" office:value="82.4702" calcext:value-type="float">
            <text:p>82.4702</text:p>
          </table:table-cell>
          <table:table-cell office:value-type="float" office:value="104.584" calcext:value-type="float">
            <text:p>104.58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84" calcext:value-type="float">
            <text:p>42.5584</text:p>
          </table:table-cell>
          <table:table-cell office:value-type="float" office:value="74.5827" calcext:value-type="float">
            <text:p>74.5827</text:p>
          </table:table-cell>
          <table:table-cell office:value-type="float" office:value="95.6148" calcext:value-type="float">
            <text:p>95.614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458" calcext:value-type="float">
            <text:p>45.2458</text:p>
          </table:table-cell>
          <table:table-cell office:value-type="float" office:value="64.4026" calcext:value-type="float">
            <text:p>64.4026</text:p>
          </table:table-cell>
          <table:table-cell office:value-type="float" office:value="79.0839" calcext:value-type="float">
            <text:p>79.083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03" calcext:value-type="float">
            <text:p>56.103</text:p>
          </table:table-cell>
          <table:table-cell office:value-type="float" office:value="72.9217" calcext:value-type="float">
            <text:p>72.9217</text:p>
          </table:table-cell>
          <table:table-cell office:value-type="float" office:value="93.0247" calcext:value-type="float">
            <text:p>93.024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38" calcext:value-type="float">
            <text:p>48.6038</text:p>
          </table:table-cell>
          <table:table-cell office:value-type="float" office:value="77.1116" calcext:value-type="float">
            <text:p>77.1116</text:p>
          </table:table-cell>
          <table:table-cell office:value-type="float" office:value="95.5339" calcext:value-type="float">
            <text:p>95.533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646" calcext:value-type="float">
            <text:p>46.5646</text:p>
          </table:table-cell>
          <table:table-cell office:value-type="float" office:value="82.4639" calcext:value-type="float">
            <text:p>82.4639</text:p>
          </table:table-cell>
          <table:table-cell office:value-type="float" office:value="104.577" calcext:value-type="float">
            <text:p>104.57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24" calcext:value-type="float">
            <text:p>42.5524</text:p>
          </table:table-cell>
          <table:table-cell office:value-type="float" office:value="74.5747" calcext:value-type="float">
            <text:p>74.5747</text:p>
          </table:table-cell>
          <table:table-cell office:value-type="float" office:value="95.608" calcext:value-type="float">
            <text:p>95.608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2381" calcext:value-type="float">
            <text:p>45.2381</text:p>
          </table:table-cell>
          <table:table-cell office:value-type="float" office:value="64.3878" calcext:value-type="float">
            <text:p>64.3878</text:p>
          </table:table-cell>
          <table:table-cell office:value-type="float" office:value="79.065" calcext:value-type="float">
            <text:p>79.06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0839" calcext:value-type="float">
            <text:p>56.0839</text:p>
          </table:table-cell>
          <table:table-cell office:value-type="float" office:value="72.8757" calcext:value-type="float">
            <text:p>72.8757</text:p>
          </table:table-cell>
          <table:table-cell office:value-type="float" office:value="92.9958" calcext:value-type="float">
            <text:p>92.995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2" calcext:value-type="float">
            <text:p>48.602</text:p>
          </table:table-cell>
          <table:table-cell office:value-type="float" office:value="77.1086" calcext:value-type="float">
            <text:p>77.1086</text:p>
          </table:table-cell>
          <table:table-cell office:value-type="float" office:value="95.5308" calcext:value-type="float">
            <text:p>95.530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596" calcext:value-type="float">
            <text:p>46.5596</text:p>
          </table:table-cell>
          <table:table-cell office:value-type="float" office:value="82.4555" calcext:value-type="float">
            <text:p>82.4555</text:p>
          </table:table-cell>
          <table:table-cell office:value-type="float" office:value="104.566" calcext:value-type="float">
            <text:p>104.56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98" calcext:value-type="float">
            <text:p>42.5498</text:p>
          </table:table-cell>
          <table:table-cell office:value-type="float" office:value="74.5706" calcext:value-type="float">
            <text:p>74.5706</text:p>
          </table:table-cell>
          <table:table-cell office:value-type="float" office:value="95.6036" calcext:value-type="float">
            <text:p>95.603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353" calcext:value-type="float">
            <text:p>45.2353</text:p>
          </table:table-cell>
          <table:table-cell office:value-type="float" office:value="64.3826" calcext:value-type="float">
            <text:p>64.3826</text:p>
          </table:table-cell>
          <table:table-cell office:value-type="float" office:value="79.059" calcext:value-type="float">
            <text:p>79.05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0608" calcext:value-type="float">
            <text:p>56.0608</text:p>
          </table:table-cell>
          <table:table-cell office:value-type="float" office:value="72.8216" calcext:value-type="float">
            <text:p>72.8216</text:p>
          </table:table-cell>
          <table:table-cell office:value-type="float" office:value="92.9594" calcext:value-type="float">
            <text:p>92.959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94" calcext:value-type="float">
            <text:p>48.5994</text:p>
          </table:table-cell>
          <table:table-cell office:value-type="float" office:value="77.1042" calcext:value-type="float">
            <text:p>77.1042</text:p>
          </table:table-cell>
          <table:table-cell office:value-type="float" office:value="95.526" calcext:value-type="float">
            <text:p>95.52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518" calcext:value-type="float">
            <text:p>46.5518</text:p>
          </table:table-cell>
          <table:table-cell office:value-type="float" office:value="82.4435" calcext:value-type="float">
            <text:p>82.4435</text:p>
          </table:table-cell>
          <table:table-cell office:value-type="float" office:value="104.552" calcext:value-type="float">
            <text:p>104.55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85" calcext:value-type="float">
            <text:p>42.5485</text:p>
          </table:table-cell>
          <table:table-cell office:value-type="float" office:value="74.5693" calcext:value-type="float">
            <text:p>74.5693</text:p>
          </table:table-cell>
          <table:table-cell office:value-type="float" office:value="95.6035" calcext:value-type="float">
            <text:p>95.6035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2263" calcext:value-type="float">
            <text:p>45.2263</text:p>
          </table:table-cell>
          <table:table-cell office:value-type="float" office:value="64.3655" calcext:value-type="float">
            <text:p>64.3655</text:p>
          </table:table-cell>
          <table:table-cell office:value-type="float" office:value="79.0376" calcext:value-type="float">
            <text:p>79.037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0414" calcext:value-type="float">
            <text:p>56.0414</text:p>
          </table:table-cell>
          <table:table-cell office:value-type="float" office:value="72.7752" calcext:value-type="float">
            <text:p>72.7752</text:p>
          </table:table-cell>
          <table:table-cell office:value-type="float" office:value="92.9265" calcext:value-type="float">
            <text:p>92.926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66" calcext:value-type="float">
            <text:p>48.5966</text:p>
          </table:table-cell>
          <table:table-cell office:value-type="float" office:value="77.0996" calcext:value-type="float">
            <text:p>77.0996</text:p>
          </table:table-cell>
          <table:table-cell office:value-type="float" office:value="95.521" calcext:value-type="float">
            <text:p>95.52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447" calcext:value-type="float">
            <text:p>46.5447</text:p>
          </table:table-cell>
          <table:table-cell office:value-type="float" office:value="82.4331" calcext:value-type="float">
            <text:p>82.4331</text:p>
          </table:table-cell>
          <table:table-cell office:value-type="float" office:value="104.542" calcext:value-type="float">
            <text:p>104.54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16" calcext:value-type="float">
            <text:p>42.5516</text:p>
          </table:table-cell>
          <table:table-cell office:value-type="float" office:value="74.5761" calcext:value-type="float">
            <text:p>74.5761</text:p>
          </table:table-cell>
          <table:table-cell office:value-type="float" office:value="95.6152" calcext:value-type="float">
            <text:p>95.615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138" calcext:value-type="float">
            <text:p>45.2138</text:p>
          </table:table-cell>
          <table:table-cell office:value-type="float" office:value="64.3414" calcext:value-type="float">
            <text:p>64.3414</text:p>
          </table:table-cell>
          <table:table-cell office:value-type="float" office:value="79.0067" calcext:value-type="float">
            <text:p>79.006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0257" calcext:value-type="float">
            <text:p>56.0257</text:p>
          </table:table-cell>
          <table:table-cell office:value-type="float" office:value="72.7383" calcext:value-type="float">
            <text:p>72.7383</text:p>
          </table:table-cell>
          <table:table-cell office:value-type="float" office:value="92.8951" calcext:value-type="float">
            <text:p>92.895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23" calcext:value-type="float">
            <text:p>48.5923</text:p>
          </table:table-cell>
          <table:table-cell office:value-type="float" office:value="77.0928" calcext:value-type="float">
            <text:p>77.0928</text:p>
          </table:table-cell>
          <table:table-cell office:value-type="float" office:value="95.5143" calcext:value-type="float">
            <text:p>95.514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374" calcext:value-type="float">
            <text:p>46.5374</text:p>
          </table:table-cell>
          <table:table-cell office:value-type="float" office:value="82.4228" calcext:value-type="float">
            <text:p>82.4228</text:p>
          </table:table-cell>
          <table:table-cell office:value-type="float" office:value="104.532" calcext:value-type="float">
            <text:p>104.53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53" calcext:value-type="float">
            <text:p>42.5553</text:p>
          </table:table-cell>
          <table:table-cell office:value-type="float" office:value="74.5839" calcext:value-type="float">
            <text:p>74.5839</text:p>
          </table:table-cell>
          <table:table-cell office:value-type="float" office:value="95.628" calcext:value-type="float">
            <text:p>95.62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013" calcext:value-type="float">
            <text:p>45.2013</text:p>
          </table:table-cell>
          <table:table-cell office:value-type="float" office:value="64.3187" calcext:value-type="float">
            <text:p>64.3187</text:p>
          </table:table-cell>
          <table:table-cell office:value-type="float" office:value="78.9808" calcext:value-type="float">
            <text:p>78.980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0162" calcext:value-type="float">
            <text:p>56.0162</text:p>
          </table:table-cell>
          <table:table-cell office:value-type="float" office:value="72.7103" calcext:value-type="float">
            <text:p>72.7103</text:p>
          </table:table-cell>
          <table:table-cell office:value-type="float" office:value="92.8667" calcext:value-type="float">
            <text:p>92.866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75" calcext:value-type="float">
            <text:p>48.5875</text:p>
          </table:table-cell>
          <table:table-cell office:value-type="float" office:value="77.0852" calcext:value-type="float">
            <text:p>77.0852</text:p>
          </table:table-cell>
          <table:table-cell office:value-type="float" office:value="95.5062" calcext:value-type="float">
            <text:p>95.506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312" calcext:value-type="float">
            <text:p>46.5312</text:p>
          </table:table-cell>
          <table:table-cell office:value-type="float" office:value="82.4139" calcext:value-type="float">
            <text:p>82.4139</text:p>
          </table:table-cell>
          <table:table-cell office:value-type="float" office:value="104.522" calcext:value-type="float">
            <text:p>104.52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71" calcext:value-type="float">
            <text:p>42.5571</text:p>
          </table:table-cell>
          <table:table-cell office:value-type="float" office:value="74.5884" calcext:value-type="float">
            <text:p>74.5884</text:p>
          </table:table-cell>
          <table:table-cell office:value-type="float" office:value="95.6362" calcext:value-type="float">
            <text:p>95.636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955" calcext:value-type="float">
            <text:p>45.1955</text:p>
          </table:table-cell>
          <table:table-cell office:value-type="float" office:value="64.3085" calcext:value-type="float">
            <text:p>64.3085</text:p>
          </table:table-cell>
          <table:table-cell office:value-type="float" office:value="78.9697" calcext:value-type="float">
            <text:p>78.969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0094" calcext:value-type="float">
            <text:p>56.0094</text:p>
          </table:table-cell>
          <table:table-cell office:value-type="float" office:value="72.6892" calcext:value-type="float">
            <text:p>72.6892</text:p>
          </table:table-cell>
          <table:table-cell office:value-type="float" office:value="92.8494" calcext:value-type="float">
            <text:p>92.849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55" calcext:value-type="float">
            <text:p>48.5855</text:p>
          </table:table-cell>
          <table:table-cell office:value-type="float" office:value="77.0816" calcext:value-type="float">
            <text:p>77.0816</text:p>
          </table:table-cell>
          <table:table-cell office:value-type="float" office:value="95.5019" calcext:value-type="float">
            <text:p>95.501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241" calcext:value-type="float">
            <text:p>46.5241</text:p>
          </table:table-cell>
          <table:table-cell office:value-type="float" office:value="82.4037" calcext:value-type="float">
            <text:p>82.4037</text:p>
          </table:table-cell>
          <table:table-cell office:value-type="float" office:value="104.512" calcext:value-type="float">
            <text:p>104.51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72" calcext:value-type="float">
            <text:p>42.5572</text:p>
          </table:table-cell>
          <table:table-cell office:value-type="float" office:value="74.5907" calcext:value-type="float">
            <text:p>74.5907</text:p>
          </table:table-cell>
          <table:table-cell office:value-type="float" office:value="95.6428" calcext:value-type="float">
            <text:p>95.642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928" calcext:value-type="float">
            <text:p>45.1928</text:p>
          </table:table-cell>
          <table:table-cell office:value-type="float" office:value="64.3046" calcext:value-type="float">
            <text:p>64.3046</text:p>
          </table:table-cell>
          <table:table-cell office:value-type="float" office:value="78.9671" calcext:value-type="float">
            <text:p>78.967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0036" calcext:value-type="float">
            <text:p>56.0036</text:p>
          </table:table-cell>
          <table:table-cell office:value-type="float" office:value="72.6738" calcext:value-type="float">
            <text:p>72.6738</text:p>
          </table:table-cell>
          <table:table-cell office:value-type="float" office:value="92.8385" calcext:value-type="float">
            <text:p>92.838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58" calcext:value-type="float">
            <text:p>48.5858</text:p>
          </table:table-cell>
          <table:table-cell office:value-type="float" office:value="77.0819" calcext:value-type="float">
            <text:p>77.0819</text:p>
          </table:table-cell>
          <table:table-cell office:value-type="float" office:value="95.5021" calcext:value-type="float">
            <text:p>95.502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78" calcext:value-type="float">
            <text:p>46.5178</text:p>
          </table:table-cell>
          <table:table-cell office:value-type="float" office:value="82.3941" calcext:value-type="float">
            <text:p>82.3941</text:p>
          </table:table-cell>
          <table:table-cell office:value-type="float" office:value="104.501" calcext:value-type="float">
            <text:p>104.50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59" calcext:value-type="float">
            <text:p>42.5559</text:p>
          </table:table-cell>
          <table:table-cell office:value-type="float" office:value="74.5919" calcext:value-type="float">
            <text:p>74.5919</text:p>
          </table:table-cell>
          <table:table-cell office:value-type="float" office:value="95.65" calcext:value-type="float">
            <text:p>95.6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904" calcext:value-type="float">
            <text:p>45.1904</text:p>
          </table:table-cell>
          <table:table-cell office:value-type="float" office:value="64.3011" calcext:value-type="float">
            <text:p>64.3011</text:p>
          </table:table-cell>
          <table:table-cell office:value-type="float" office:value="78.9653" calcext:value-type="float">
            <text:p>78.965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984" calcext:value-type="float">
            <text:p>55.9984</text:p>
          </table:table-cell>
          <table:table-cell office:value-type="float" office:value="72.661" calcext:value-type="float">
            <text:p>72.661</text:p>
          </table:table-cell>
          <table:table-cell office:value-type="float" office:value="92.8379" calcext:value-type="float">
            <text:p>92.837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4" calcext:value-type="float">
            <text:p>48.584</text:p>
          </table:table-cell>
          <table:table-cell office:value-type="float" office:value="77.079" calcext:value-type="float">
            <text:p>77.079</text:p>
          </table:table-cell>
          <table:table-cell office:value-type="float" office:value="95.4992" calcext:value-type="float">
            <text:p>95.499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04" calcext:value-type="float">
            <text:p>46.5104</text:p>
          </table:table-cell>
          <table:table-cell office:value-type="float" office:value="82.3827" calcext:value-type="float">
            <text:p>82.3827</text:p>
          </table:table-cell>
          <table:table-cell office:value-type="float" office:value="104.488" calcext:value-type="float">
            <text:p>104.48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03" calcext:value-type="float">
            <text:p>42.5503</text:p>
          </table:table-cell>
          <table:table-cell office:value-type="float" office:value="74.5844" calcext:value-type="float">
            <text:p>74.5844</text:p>
          </table:table-cell>
          <table:table-cell office:value-type="float" office:value="95.6438" calcext:value-type="float">
            <text:p>95.643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873" calcext:value-type="float">
            <text:p>45.1873</text:p>
          </table:table-cell>
          <table:table-cell office:value-type="float" office:value="64.2973" calcext:value-type="float">
            <text:p>64.2973</text:p>
          </table:table-cell>
          <table:table-cell office:value-type="float" office:value="78.9645" calcext:value-type="float">
            <text:p>78.964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896" calcext:value-type="float">
            <text:p>55.9896</text:p>
          </table:table-cell>
          <table:table-cell office:value-type="float" office:value="72.6436" calcext:value-type="float">
            <text:p>72.6436</text:p>
          </table:table-cell>
          <table:table-cell office:value-type="float" office:value="92.8292" calcext:value-type="float">
            <text:p>92.829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43" calcext:value-type="float">
            <text:p>48.5843</text:p>
          </table:table-cell>
          <table:table-cell office:value-type="float" office:value="77.0792" calcext:value-type="float">
            <text:p>77.0792</text:p>
          </table:table-cell>
          <table:table-cell office:value-type="float" office:value="95.499" calcext:value-type="float">
            <text:p>95.49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66" calcext:value-type="float">
            <text:p>46.5066</text:p>
          </table:table-cell>
          <table:table-cell office:value-type="float" office:value="82.377" calcext:value-type="float">
            <text:p>82.377</text:p>
          </table:table-cell>
          <table:table-cell office:value-type="float" office:value="104.482" calcext:value-type="float">
            <text:p>104.48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87" calcext:value-type="float">
            <text:p>42.5487</text:p>
          </table:table-cell>
          <table:table-cell office:value-type="float" office:value="74.5834" calcext:value-type="float">
            <text:p>74.5834</text:p>
          </table:table-cell>
          <table:table-cell office:value-type="float" office:value="95.6457" calcext:value-type="float">
            <text:p>95.645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813" calcext:value-type="float">
            <text:p>45.1813</text:p>
          </table:table-cell>
          <table:table-cell office:value-type="float" office:value="64.2883" calcext:value-type="float">
            <text:p>64.2883</text:p>
          </table:table-cell>
          <table:table-cell office:value-type="float" office:value="78.9583" calcext:value-type="float">
            <text:p>78.958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847" calcext:value-type="float">
            <text:p>55.9847</text:p>
          </table:table-cell>
          <table:table-cell office:value-type="float" office:value="72.6319" calcext:value-type="float">
            <text:p>72.6319</text:p>
          </table:table-cell>
          <table:table-cell office:value-type="float" office:value="92.8219" calcext:value-type="float">
            <text:p>92.821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36" calcext:value-type="float">
            <text:p>48.5836</text:p>
          </table:table-cell>
          <table:table-cell office:value-type="float" office:value="77.0777" calcext:value-type="float">
            <text:p>77.0777</text:p>
          </table:table-cell>
          <table:table-cell office:value-type="float" office:value="95.4968" calcext:value-type="float">
            <text:p>95.496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1" calcext:value-type="float">
            <text:p>46.501</text:p>
          </table:table-cell>
          <table:table-cell office:value-type="float" office:value="82.3681" calcext:value-type="float">
            <text:p>82.3681</text:p>
          </table:table-cell>
          <table:table-cell office:value-type="float" office:value="104.471" calcext:value-type="float">
            <text:p>104.47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73" calcext:value-type="float">
            <text:p>42.5473</text:p>
          </table:table-cell>
          <table:table-cell office:value-type="float" office:value="74.5829" calcext:value-type="float">
            <text:p>74.5829</text:p>
          </table:table-cell>
          <table:table-cell office:value-type="float" office:value="95.6482" calcext:value-type="float">
            <text:p>95.648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755" calcext:value-type="float">
            <text:p>45.1755</text:p>
          </table:table-cell>
          <table:table-cell office:value-type="float" office:value="64.2797" calcext:value-type="float">
            <text:p>64.2797</text:p>
          </table:table-cell>
          <table:table-cell office:value-type="float" office:value="78.9524" calcext:value-type="float">
            <text:p>78.952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783" calcext:value-type="float">
            <text:p>55.9783</text:p>
          </table:table-cell>
          <table:table-cell office:value-type="float" office:value="72.6143" calcext:value-type="float">
            <text:p>72.6143</text:p>
          </table:table-cell>
          <table:table-cell office:value-type="float" office:value="92.8079" calcext:value-type="float">
            <text:p>92.807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84" calcext:value-type="float">
            <text:p>48.5784</text:p>
          </table:table-cell>
          <table:table-cell office:value-type="float" office:value="77.0677" calcext:value-type="float">
            <text:p>77.0677</text:p>
          </table:table-cell>
          <table:table-cell office:value-type="float" office:value="95.4828" calcext:value-type="float">
            <text:p>95.482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77" calcext:value-type="float">
            <text:p>46.4677</text:p>
          </table:table-cell>
          <table:table-cell office:value-type="float" office:value="82.3132" calcext:value-type="float">
            <text:p>82.3132</text:p>
          </table:table-cell>
          <table:table-cell office:value-type="float" office:value="104.401" calcext:value-type="float">
            <text:p>104.40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16" calcext:value-type="float">
            <text:p>42.5416</text:p>
          </table:table-cell>
          <table:table-cell office:value-type="float" office:value="74.5738" calcext:value-type="float">
            <text:p>74.5738</text:p>
          </table:table-cell>
          <table:table-cell office:value-type="float" office:value="95.6377" calcext:value-type="float">
            <text:p>95.637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743" calcext:value-type="float">
            <text:p>45.1743</text:p>
          </table:table-cell>
          <table:table-cell office:value-type="float" office:value="64.2781" calcext:value-type="float">
            <text:p>64.2781</text:p>
          </table:table-cell>
          <table:table-cell office:value-type="float" office:value="78.9516" calcext:value-type="float">
            <text:p>78.951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573" calcext:value-type="float">
            <text:p>55.9573</text:p>
          </table:table-cell>
          <table:table-cell office:value-type="float" office:value="72.5656" calcext:value-type="float">
            <text:p>72.5656</text:p>
          </table:table-cell>
          <table:table-cell office:value-type="float" office:value="92.761" calcext:value-type="float">
            <text:p>92.76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01" calcext:value-type="float">
            <text:p>48.5701</text:p>
          </table:table-cell>
          <table:table-cell office:value-type="float" office:value="77.0535" calcext:value-type="float">
            <text:p>77.0535</text:p>
          </table:table-cell>
          <table:table-cell office:value-type="float" office:value="95.466" calcext:value-type="float">
            <text:p>95.46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14" calcext:value-type="float">
            <text:p>46.4414</text:p>
          </table:table-cell>
          <table:table-cell office:value-type="float" office:value="82.2706" calcext:value-type="float">
            <text:p>82.2706</text:p>
          </table:table-cell>
          <table:table-cell office:value-type="float" office:value="104.347" calcext:value-type="float">
            <text:p>104.34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66" calcext:value-type="float">
            <text:p>42.5466</text:p>
          </table:table-cell>
          <table:table-cell office:value-type="float" office:value="74.5815" calcext:value-type="float">
            <text:p>74.5815</text:p>
          </table:table-cell>
          <table:table-cell office:value-type="float" office:value="95.6471" calcext:value-type="float">
            <text:p>95.647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697" calcext:value-type="float">
            <text:p>45.1697</text:p>
          </table:table-cell>
          <table:table-cell office:value-type="float" office:value="64.2706" calcext:value-type="float">
            <text:p>64.2706</text:p>
          </table:table-cell>
          <table:table-cell office:value-type="float" office:value="78.9445" calcext:value-type="float">
            <text:p>78.944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504" calcext:value-type="float">
            <text:p>55.9504</text:p>
          </table:table-cell>
          <table:table-cell office:value-type="float" office:value="72.5551" calcext:value-type="float">
            <text:p>72.5551</text:p>
          </table:table-cell>
          <table:table-cell office:value-type="float" office:value="92.7582" calcext:value-type="float">
            <text:p>92.758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17" calcext:value-type="float">
            <text:p>48.5617</text:p>
          </table:table-cell>
          <table:table-cell office:value-type="float" office:value="77.0386" calcext:value-type="float">
            <text:p>77.0386</text:p>
          </table:table-cell>
          <table:table-cell office:value-type="float" office:value="95.4472" calcext:value-type="float">
            <text:p>95.447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76" calcext:value-type="float">
            <text:p>46.4276</text:p>
          </table:table-cell>
          <table:table-cell office:value-type="float" office:value="82.2498" calcext:value-type="float">
            <text:p>82.2498</text:p>
          </table:table-cell>
          <table:table-cell office:value-type="float" office:value="104.324" calcext:value-type="float">
            <text:p>104.32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25" calcext:value-type="float">
            <text:p>42.5525</text:p>
          </table:table-cell>
          <table:table-cell office:value-type="float" office:value="74.5906" calcext:value-type="float">
            <text:p>74.5906</text:p>
          </table:table-cell>
          <table:table-cell office:value-type="float" office:value="95.6579" calcext:value-type="float">
            <text:p>95.657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686" calcext:value-type="float">
            <text:p>45.1686</text:p>
          </table:table-cell>
          <table:table-cell office:value-type="float" office:value="64.2701" calcext:value-type="float">
            <text:p>64.2701</text:p>
          </table:table-cell>
          <table:table-cell office:value-type="float" office:value="78.9473" calcext:value-type="float">
            <text:p>78.947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41" calcext:value-type="float">
            <text:p>55.941</text:p>
          </table:table-cell>
          <table:table-cell office:value-type="float" office:value="72.5362" calcext:value-type="float">
            <text:p>72.5362</text:p>
          </table:table-cell>
          <table:table-cell office:value-type="float" office:value="92.7483" calcext:value-type="float">
            <text:p>92.748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48" calcext:value-type="float">
            <text:p>48.5548</text:p>
          </table:table-cell>
          <table:table-cell office:value-type="float" office:value="77.0262" calcext:value-type="float">
            <text:p>77.0262</text:p>
          </table:table-cell>
          <table:table-cell office:value-type="float" office:value="95.4317" calcext:value-type="float">
            <text:p>95.431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168" calcext:value-type="float">
            <text:p>46.4168</text:p>
          </table:table-cell>
          <table:table-cell office:value-type="float" office:value="82.2328" calcext:value-type="float">
            <text:p>82.2328</text:p>
          </table:table-cell>
          <table:table-cell office:value-type="float" office:value="104.304" calcext:value-type="float">
            <text:p>104.30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67" calcext:value-type="float">
            <text:p>42.5567</text:p>
          </table:table-cell>
          <table:table-cell office:value-type="float" office:value="74.5975" calcext:value-type="float">
            <text:p>74.5975</text:p>
          </table:table-cell>
          <table:table-cell office:value-type="float" office:value="95.6668" calcext:value-type="float">
            <text:p>95.666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654" calcext:value-type="float">
            <text:p>45.1654</text:p>
          </table:table-cell>
          <table:table-cell office:value-type="float" office:value="64.2655" calcext:value-type="float">
            <text:p>64.2655</text:p>
          </table:table-cell>
          <table:table-cell office:value-type="float" office:value="78.9448" calcext:value-type="float">
            <text:p>78.944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324" calcext:value-type="float">
            <text:p>55.9324</text:p>
          </table:table-cell>
          <table:table-cell office:value-type="float" office:value="72.5172" calcext:value-type="float">
            <text:p>72.5172</text:p>
          </table:table-cell>
          <table:table-cell office:value-type="float" office:value="92.7369" calcext:value-type="float">
            <text:p>92.736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498" calcext:value-type="float">
            <text:p>48.5498</text:p>
          </table:table-cell>
          <table:table-cell office:value-type="float" office:value="77.0161" calcext:value-type="float">
            <text:p>77.0161</text:p>
          </table:table-cell>
          <table:table-cell office:value-type="float" office:value="95.4167" calcext:value-type="float">
            <text:p>95.416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999" calcext:value-type="float">
            <text:p>46.3999</text:p>
          </table:table-cell>
          <table:table-cell office:value-type="float" office:value="82.2055" calcext:value-type="float">
            <text:p>82.2055</text:p>
          </table:table-cell>
          <table:table-cell office:value-type="float" office:value="104.27" calcext:value-type="float">
            <text:p>104.2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47" calcext:value-type="float">
            <text:p>42.5547</text:p>
          </table:table-cell>
          <table:table-cell office:value-type="float" office:value="74.5947" calcext:value-type="float">
            <text:p>74.5947</text:p>
          </table:table-cell>
          <table:table-cell office:value-type="float" office:value="95.6647" calcext:value-type="float">
            <text:p>95.664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641" calcext:value-type="float">
            <text:p>45.1641</text:p>
          </table:table-cell>
          <table:table-cell office:value-type="float" office:value="64.2639" calcext:value-type="float">
            <text:p>64.2639</text:p>
          </table:table-cell>
          <table:table-cell office:value-type="float" office:value="78.9443" calcext:value-type="float">
            <text:p>78.944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28" calcext:value-type="float">
            <text:p>55.928</text:p>
          </table:table-cell>
          <table:table-cell office:value-type="float" office:value="72.5067" calcext:value-type="float">
            <text:p>72.5067</text:p>
          </table:table-cell>
          <table:table-cell office:value-type="float" office:value="92.7372" calcext:value-type="float">
            <text:p>92.737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411" calcext:value-type="float">
            <text:p>48.5411</text:p>
          </table:table-cell>
          <table:table-cell office:value-type="float" office:value="77.0014" calcext:value-type="float">
            <text:p>77.0014</text:p>
          </table:table-cell>
          <table:table-cell office:value-type="float" office:value="95.3995" calcext:value-type="float">
            <text:p>95.399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865" calcext:value-type="float">
            <text:p>46.3865</text:p>
          </table:table-cell>
          <table:table-cell office:value-type="float" office:value="82.1848" calcext:value-type="float">
            <text:p>82.1848</text:p>
          </table:table-cell>
          <table:table-cell office:value-type="float" office:value="104.246" calcext:value-type="float">
            <text:p>104.24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26" calcext:value-type="float">
            <text:p>42.5526</text:p>
          </table:table-cell>
          <table:table-cell office:value-type="float" office:value="74.591" calcext:value-type="float">
            <text:p>74.591</text:p>
          </table:table-cell>
          <table:table-cell office:value-type="float" office:value="95.66" calcext:value-type="float">
            <text:p>95.6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589" calcext:value-type="float">
            <text:p>45.1589</text:p>
          </table:table-cell>
          <table:table-cell office:value-type="float" office:value="64.2558" calcext:value-type="float">
            <text:p>64.2558</text:p>
          </table:table-cell>
          <table:table-cell office:value-type="float" office:value="78.9382" calcext:value-type="float">
            <text:p>78.938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258" calcext:value-type="float">
            <text:p>55.9258</text:p>
          </table:table-cell>
          <table:table-cell office:value-type="float" office:value="72.4976" calcext:value-type="float">
            <text:p>72.4976</text:p>
          </table:table-cell>
          <table:table-cell office:value-type="float" office:value="92.7346" calcext:value-type="float">
            <text:p>92.734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258" calcext:value-type="float">
            <text:p>48.5258</text:p>
          </table:table-cell>
          <table:table-cell office:value-type="float" office:value="76.9738" calcext:value-type="float">
            <text:p>76.9738</text:p>
          </table:table-cell>
          <table:table-cell office:value-type="float" office:value="95.3641" calcext:value-type="float">
            <text:p>95.364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574" calcext:value-type="float">
            <text:p>46.3574</text:p>
          </table:table-cell>
          <table:table-cell office:value-type="float" office:value="82.1373" calcext:value-type="float">
            <text:p>82.1373</text:p>
          </table:table-cell>
          <table:table-cell office:value-type="float" office:value="104.186" calcext:value-type="float">
            <text:p>104.18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78" calcext:value-type="float">
            <text:p>42.5478</text:p>
          </table:table-cell>
          <table:table-cell office:value-type="float" office:value="74.5815" calcext:value-type="float">
            <text:p>74.5815</text:p>
          </table:table-cell>
          <table:table-cell office:value-type="float" office:value="95.6461" calcext:value-type="float">
            <text:p>95.646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586" calcext:value-type="float">
            <text:p>45.1586</text:p>
          </table:table-cell>
          <table:table-cell office:value-type="float" office:value="64.2555" calcext:value-type="float">
            <text:p>64.2555</text:p>
          </table:table-cell>
          <table:table-cell office:value-type="float" office:value="78.9382" calcext:value-type="float">
            <text:p>78.938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267" calcext:value-type="float">
            <text:p>55.9267</text:p>
          </table:table-cell>
          <table:table-cell office:value-type="float" office:value="72.4923" calcext:value-type="float">
            <text:p>72.4923</text:p>
          </table:table-cell>
          <table:table-cell office:value-type="float" office:value="92.7331" calcext:value-type="float">
            <text:p>92.733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104" calcext:value-type="float">
            <text:p>48.5104</text:p>
          </table:table-cell>
          <table:table-cell office:value-type="float" office:value="76.9459" calcext:value-type="float">
            <text:p>76.9459</text:p>
          </table:table-cell>
          <table:table-cell office:value-type="float" office:value="95.328" calcext:value-type="float">
            <text:p>95.32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37" calcext:value-type="float">
            <text:p>46.337</text:p>
          </table:table-cell>
          <table:table-cell office:value-type="float" office:value="82.1019" calcext:value-type="float">
            <text:p>82.1019</text:p>
          </table:table-cell>
          <table:table-cell office:value-type="float" office:value="104.138" calcext:value-type="float">
            <text:p>104.13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19" calcext:value-type="float">
            <text:p>42.5419</text:p>
          </table:table-cell>
          <table:table-cell office:value-type="float" office:value="74.5706" calcext:value-type="float">
            <text:p>74.5706</text:p>
          </table:table-cell>
          <table:table-cell office:value-type="float" office:value="95.6311" calcext:value-type="float">
            <text:p>95.631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556" calcext:value-type="float">
            <text:p>45.1556</text:p>
          </table:table-cell>
          <table:table-cell office:value-type="float" office:value="64.2506" calcext:value-type="float">
            <text:p>64.2506</text:p>
          </table:table-cell>
          <table:table-cell office:value-type="float" office:value="78.9336" calcext:value-type="float">
            <text:p>78.933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311" calcext:value-type="float">
            <text:p>55.9311</text:p>
          </table:table-cell>
          <table:table-cell office:value-type="float" office:value="72.4883" calcext:value-type="float">
            <text:p>72.4883</text:p>
          </table:table-cell>
          <table:table-cell office:value-type="float" office:value="92.7272" calcext:value-type="float">
            <text:p>92.727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941" calcext:value-type="float">
            <text:p>48.4941</text:p>
          </table:table-cell>
          <table:table-cell office:value-type="float" office:value="76.9156" calcext:value-type="float">
            <text:p>76.9156</text:p>
          </table:table-cell>
          <table:table-cell office:value-type="float" office:value="95.2873" calcext:value-type="float">
            <text:p>95.287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054" calcext:value-type="float">
            <text:p>46.3054</text:p>
          </table:table-cell>
          <table:table-cell office:value-type="float" office:value="82.0512" calcext:value-type="float">
            <text:p>82.0512</text:p>
          </table:table-cell>
          <table:table-cell office:value-type="float" office:value="104.075" calcext:value-type="float">
            <text:p>104.07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371" calcext:value-type="float">
            <text:p>42.5371</text:p>
          </table:table-cell>
          <table:table-cell office:value-type="float" office:value="74.5606" calcext:value-type="float">
            <text:p>74.5606</text:p>
          </table:table-cell>
          <table:table-cell office:value-type="float" office:value="95.616" calcext:value-type="float">
            <text:p>95.616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522" calcext:value-type="float">
            <text:p>45.1522</text:p>
          </table:table-cell>
          <table:table-cell office:value-type="float" office:value="64.2447" calcext:value-type="float">
            <text:p>64.2447</text:p>
          </table:table-cell>
          <table:table-cell office:value-type="float" office:value="78.9271" calcext:value-type="float">
            <text:p>78.927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442" calcext:value-type="float">
            <text:p>55.9442</text:p>
          </table:table-cell>
          <table:table-cell office:value-type="float" office:value="72.4796" calcext:value-type="float">
            <text:p>72.4796</text:p>
          </table:table-cell>
          <table:table-cell office:value-type="float" office:value="92.694" calcext:value-type="float">
            <text:p>92.69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769" calcext:value-type="float">
            <text:p>48.4769</text:p>
          </table:table-cell>
          <table:table-cell office:value-type="float" office:value="76.8846" calcext:value-type="float">
            <text:p>76.8846</text:p>
          </table:table-cell>
          <table:table-cell office:value-type="float" office:value="95.2473" calcext:value-type="float">
            <text:p>95.247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711" calcext:value-type="float">
            <text:p>46.2711</text:p>
          </table:table-cell>
          <table:table-cell office:value-type="float" office:value="81.9928" calcext:value-type="float">
            <text:p>81.9928</text:p>
          </table:table-cell>
          <table:table-cell office:value-type="float" office:value="103.997" calcext:value-type="float">
            <text:p>103.99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359" calcext:value-type="float">
            <text:p>42.5359</text:p>
          </table:table-cell>
          <table:table-cell office:value-type="float" office:value="74.5542" calcext:value-type="float">
            <text:p>74.5542</text:p>
          </table:table-cell>
          <table:table-cell office:value-type="float" office:value="95.6014" calcext:value-type="float">
            <text:p>95.601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473" calcext:value-type="float">
            <text:p>45.1473</text:p>
          </table:table-cell>
          <table:table-cell office:value-type="float" office:value="64.2359" calcext:value-type="float">
            <text:p>64.2359</text:p>
          </table:table-cell>
          <table:table-cell office:value-type="float" office:value="78.9173" calcext:value-type="float">
            <text:p>78.917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671" calcext:value-type="float">
            <text:p>55.9671</text:p>
          </table:table-cell>
          <table:table-cell office:value-type="float" office:value="72.4734" calcext:value-type="float">
            <text:p>72.4734</text:p>
          </table:table-cell>
          <table:table-cell office:value-type="float" office:value="92.6533" calcext:value-type="float">
            <text:p>92.653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614" calcext:value-type="float">
            <text:p>48.4614</text:p>
          </table:table-cell>
          <table:table-cell office:value-type="float" office:value="76.8578" calcext:value-type="float">
            <text:p>76.8578</text:p>
          </table:table-cell>
          <table:table-cell office:value-type="float" office:value="95.2152" calcext:value-type="float">
            <text:p>95.215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576" calcext:value-type="float">
            <text:p>46.2576</text:p>
          </table:table-cell>
          <table:table-cell office:value-type="float" office:value="81.9716" calcext:value-type="float">
            <text:p>81.9716</text:p>
          </table:table-cell>
          <table:table-cell office:value-type="float" office:value="103.972" calcext:value-type="float">
            <text:p>103.97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312" calcext:value-type="float">
            <text:p>42.5312</text:p>
          </table:table-cell>
          <table:table-cell office:value-type="float" office:value="74.5415" calcext:value-type="float">
            <text:p>74.5415</text:p>
          </table:table-cell>
          <table:table-cell office:value-type="float" office:value="95.5785" calcext:value-type="float">
            <text:p>95.578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37" calcext:value-type="float">
            <text:p>45.1337</text:p>
          </table:table-cell>
          <table:table-cell office:value-type="float" office:value="64.2115" calcext:value-type="float">
            <text:p>64.2115</text:p>
          </table:table-cell>
          <table:table-cell office:value-type="float" office:value="78.8896" calcext:value-type="float">
            <text:p>78.889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892" calcext:value-type="float">
            <text:p>55.9892</text:p>
          </table:table-cell>
          <table:table-cell office:value-type="float" office:value="72.4528" calcext:value-type="float">
            <text:p>72.4528</text:p>
          </table:table-cell>
          <table:table-cell office:value-type="float" office:value="92.5797" calcext:value-type="float">
            <text:p>92.579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505" calcext:value-type="float">
            <text:p>48.4505</text:p>
          </table:table-cell>
          <table:table-cell office:value-type="float" office:value="76.8394" calcext:value-type="float">
            <text:p>76.8394</text:p>
          </table:table-cell>
          <table:table-cell office:value-type="float" office:value="95.1936" calcext:value-type="float">
            <text:p>95.193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423" calcext:value-type="float">
            <text:p>46.2423</text:p>
          </table:table-cell>
          <table:table-cell office:value-type="float" office:value="81.95" calcext:value-type="float">
            <text:p>81.95</text:p>
          </table:table-cell>
          <table:table-cell office:value-type="float" office:value="103.951" calcext:value-type="float">
            <text:p>103.95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311" calcext:value-type="float">
            <text:p>42.5311</text:p>
          </table:table-cell>
          <table:table-cell office:value-type="float" office:value="74.5415" calcext:value-type="float">
            <text:p>74.5415</text:p>
          </table:table-cell>
          <table:table-cell office:value-type="float" office:value="95.5793" calcext:value-type="float">
            <text:p>95.579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179" calcext:value-type="float">
            <text:p>45.1179</text:p>
          </table:table-cell>
          <table:table-cell office:value-type="float" office:value="64.1825" calcext:value-type="float">
            <text:p>64.1825</text:p>
          </table:table-cell>
          <table:table-cell office:value-type="float" office:value="78.8552" calcext:value-type="float">
            <text:p>78.855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0167" calcext:value-type="float">
            <text:p>56.0167</text:p>
          </table:table-cell>
          <table:table-cell office:value-type="float" office:value="72.4605" calcext:value-type="float">
            <text:p>72.4605</text:p>
          </table:table-cell>
          <table:table-cell office:value-type="float" office:value="92.5576" calcext:value-type="float">
            <text:p>92.557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441" calcext:value-type="float">
            <text:p>48.4441</text:p>
          </table:table-cell>
          <table:table-cell office:value-type="float" office:value="76.829" calcext:value-type="float">
            <text:p>76.829</text:p>
          </table:table-cell>
          <table:table-cell office:value-type="float" office:value="95.1823" calcext:value-type="float">
            <text:p>95.182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29" calcext:value-type="float">
            <text:p>46.229</text:p>
          </table:table-cell>
          <table:table-cell office:value-type="float" office:value="81.932" calcext:value-type="float">
            <text:p>81.932</text:p>
          </table:table-cell>
          <table:table-cell office:value-type="float" office:value="103.934" calcext:value-type="float">
            <text:p>103.93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37" calcext:value-type="float">
            <text:p>42.537</text:p>
          </table:table-cell>
          <table:table-cell office:value-type="float" office:value="74.5542" calcext:value-type="float">
            <text:p>74.5542</text:p>
          </table:table-cell>
          <table:table-cell office:value-type="float" office:value="95.6001" calcext:value-type="float">
            <text:p>95.600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046" calcext:value-type="float">
            <text:p>45.1046</text:p>
          </table:table-cell>
          <table:table-cell office:value-type="float" office:value="64.1583" calcext:value-type="float">
            <text:p>64.1583</text:p>
          </table:table-cell>
          <table:table-cell office:value-type="float" office:value="78.827" calcext:value-type="float">
            <text:p>78.82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0511" calcext:value-type="float">
            <text:p>56.0511</text:p>
          </table:table-cell>
          <table:table-cell office:value-type="float" office:value="72.4801" calcext:value-type="float">
            <text:p>72.4801</text:p>
          </table:table-cell>
          <table:table-cell office:value-type="float" office:value="92.5431" calcext:value-type="float">
            <text:p>92.543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383" calcext:value-type="float">
            <text:p>48.4383</text:p>
          </table:table-cell>
          <table:table-cell office:value-type="float" office:value="76.8203" calcext:value-type="float">
            <text:p>76.8203</text:p>
          </table:table-cell>
          <table:table-cell office:value-type="float" office:value="95.1741" calcext:value-type="float">
            <text:p>95.174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251" calcext:value-type="float">
            <text:p>46.2251</text:p>
          </table:table-cell>
          <table:table-cell office:value-type="float" office:value="81.9272" calcext:value-type="float">
            <text:p>81.9272</text:p>
          </table:table-cell>
          <table:table-cell office:value-type="float" office:value="103.931" calcext:value-type="float">
            <text:p>103.93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398" calcext:value-type="float">
            <text:p>42.5398</text:p>
          </table:table-cell>
          <table:table-cell office:value-type="float" office:value="74.5618" calcext:value-type="float">
            <text:p>74.5618</text:p>
          </table:table-cell>
          <table:table-cell office:value-type="float" office:value="95.6142" calcext:value-type="float">
            <text:p>95.614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959" calcext:value-type="float">
            <text:p>45.0959</text:p>
          </table:table-cell>
          <table:table-cell office:value-type="float" office:value="64.1433" calcext:value-type="float">
            <text:p>64.1433</text:p>
          </table:table-cell>
          <table:table-cell office:value-type="float" office:value="78.8118" calcext:value-type="float">
            <text:p>78.811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0797" calcext:value-type="float">
            <text:p>56.0797</text:p>
          </table:table-cell>
          <table:table-cell office:value-type="float" office:value="72.4783" calcext:value-type="float">
            <text:p>72.4783</text:p>
          </table:table-cell>
          <table:table-cell office:value-type="float" office:value="92.4935" calcext:value-type="float">
            <text:p>92.493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333" calcext:value-type="float">
            <text:p>48.4333</text:p>
          </table:table-cell>
          <table:table-cell office:value-type="float" office:value="76.8126" calcext:value-type="float">
            <text:p>76.8126</text:p>
          </table:table-cell>
          <table:table-cell office:value-type="float" office:value="95.1666" calcext:value-type="float">
            <text:p>95.166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232" calcext:value-type="float">
            <text:p>46.2232</text:p>
          </table:table-cell>
          <table:table-cell office:value-type="float" office:value="81.9255" calcext:value-type="float">
            <text:p>81.9255</text:p>
          </table:table-cell>
          <table:table-cell office:value-type="float" office:value="103.931" calcext:value-type="float">
            <text:p>103.93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386" calcext:value-type="float">
            <text:p>42.5386</text:p>
          </table:table-cell>
          <table:table-cell office:value-type="float" office:value="74.5615" calcext:value-type="float">
            <text:p>74.5615</text:p>
          </table:table-cell>
          <table:table-cell office:value-type="float" office:value="95.6167" calcext:value-type="float">
            <text:p>95.616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862" calcext:value-type="float">
            <text:p>45.0862</text:p>
          </table:table-cell>
          <table:table-cell office:value-type="float" office:value="64.1269" calcext:value-type="float">
            <text:p>64.1269</text:p>
          </table:table-cell>
          <table:table-cell office:value-type="float" office:value="78.7951" calcext:value-type="float">
            <text:p>78.795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4.1109" calcext:value-type="float">
            <text:p>54.1109</text:p>
          </table:table-cell>
          <table:table-cell office:value-type="float" office:value="69.5548" calcext:value-type="float">
            <text:p>69.5548</text:p>
          </table:table-cell>
          <table:table-cell office:value-type="float" office:value="90.6387" calcext:value-type="float">
            <text:p>90.638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729" calcext:value-type="float">
            <text:p>48.4729</text:p>
          </table:table-cell>
          <table:table-cell office:value-type="float" office:value="76.8731" calcext:value-type="float">
            <text:p>76.8731</text:p>
          </table:table-cell>
          <table:table-cell office:value-type="float" office:value="95.239" calcext:value-type="float">
            <text:p>95.23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794" calcext:value-type="float">
            <text:p>46.2794</text:p>
          </table:table-cell>
          <table:table-cell office:value-type="float" office:value="82.0467" calcext:value-type="float">
            <text:p>82.0467</text:p>
          </table:table-cell>
          <table:table-cell office:value-type="float" office:value="104.125" calcext:value-type="float">
            <text:p>104.12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23" calcext:value-type="float">
            <text:p>42.723</text:p>
          </table:table-cell>
          <table:table-cell office:value-type="float" office:value="74.8109" calcext:value-type="float">
            <text:p>74.8109</text:p>
          </table:table-cell>
          <table:table-cell office:value-type="float" office:value="95.8924" calcext:value-type="float">
            <text:p>95.892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132" calcext:value-type="float">
            <text:p>45.1132</text:p>
          </table:table-cell>
          <table:table-cell office:value-type="float" office:value="64.1801" calcext:value-type="float">
            <text:p>64.1801</text:p>
          </table:table-cell>
          <table:table-cell office:value-type="float" office:value="78.8713" calcext:value-type="float">
            <text:p>78.871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3.3955" calcext:value-type="float">
            <text:p>53.3955</text:p>
          </table:table-cell>
          <table:table-cell office:value-type="float" office:value="68.6251" calcext:value-type="float">
            <text:p>68.6251</text:p>
          </table:table-cell>
          <table:table-cell office:value-type="float" office:value="90.213" calcext:value-type="float">
            <text:p>90.21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892" calcext:value-type="float">
            <text:p>48.4892</text:p>
          </table:table-cell>
          <table:table-cell office:value-type="float" office:value="76.8994" calcext:value-type="float">
            <text:p>76.8994</text:p>
          </table:table-cell>
          <table:table-cell office:value-type="float" office:value="95.2659" calcext:value-type="float">
            <text:p>95.265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104" calcext:value-type="float">
            <text:p>46.3104</text:p>
          </table:table-cell>
          <table:table-cell office:value-type="float" office:value="82.0938" calcext:value-type="float">
            <text:p>82.0938</text:p>
          </table:table-cell>
          <table:table-cell office:value-type="float" office:value="104.18" calcext:value-type="float">
            <text:p>104.1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952" calcext:value-type="float">
            <text:p>42.7952</text:p>
          </table:table-cell>
          <table:table-cell office:value-type="float" office:value="74.9395" calcext:value-type="float">
            <text:p>74.9395</text:p>
          </table:table-cell>
          <table:table-cell office:value-type="float" office:value="96.0503" calcext:value-type="float">
            <text:p>96.050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701" calcext:value-type="float">
            <text:p>45.1701</text:p>
          </table:table-cell>
          <table:table-cell office:value-type="float" office:value="64.2802" calcext:value-type="float">
            <text:p>64.2802</text:p>
          </table:table-cell>
          <table:table-cell office:value-type="float" office:value="78.9803" calcext:value-type="float">
            <text:p>78.980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3.1695" calcext:value-type="float">
            <text:p>53.1695</text:p>
          </table:table-cell>
          <table:table-cell office:value-type="float" office:value="68.3784" calcext:value-type="float">
            <text:p>68.3784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056" calcext:value-type="float">
            <text:p>48.5056</text:p>
          </table:table-cell>
          <table:table-cell office:value-type="float" office:value="76.9308" calcext:value-type="float">
            <text:p>76.9308</text:p>
          </table:table-cell>
          <table:table-cell office:value-type="float" office:value="95.307" calcext:value-type="float">
            <text:p>95.30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311" calcext:value-type="float">
            <text:p>46.3311</text:p>
          </table:table-cell>
          <table:table-cell office:value-type="float" office:value="82.1227" calcext:value-type="float">
            <text:p>82.1227</text:p>
          </table:table-cell>
          <table:table-cell office:value-type="float" office:value="104.209" calcext:value-type="float">
            <text:p>104.20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292" calcext:value-type="float">
            <text:p>42.8292</text:p>
          </table:table-cell>
          <table:table-cell office:value-type="float" office:value="75.0044" calcext:value-type="float">
            <text:p>75.0044</text:p>
          </table:table-cell>
          <table:table-cell office:value-type="float" office:value="96.1358" calcext:value-type="float">
            <text:p>96.1358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2489" calcext:value-type="float">
            <text:p>45.2489</text:p>
          </table:table-cell>
          <table:table-cell office:value-type="float" office:value="64.4234" calcext:value-type="float">
            <text:p>64.4234</text:p>
          </table:table-cell>
          <table:table-cell office:value-type="float" office:value="79.1463" calcext:value-type="float">
            <text:p>79.146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3.16" calcext:value-type="float">
            <text:p>53.16</text:p>
          </table:table-cell>
          <table:table-cell office:value-type="float" office:value="68.4126" calcext:value-type="float">
            <text:p>68.4126</text:p>
          </table:table-cell>
          <table:table-cell office:value-type="float" office:value="90.2333" calcext:value-type="float">
            <text:p>90.233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164" calcext:value-type="float">
            <text:p>48.5164</text:p>
          </table:table-cell>
          <table:table-cell office:value-type="float" office:value="76.9517" calcext:value-type="float">
            <text:p>76.9517</text:p>
          </table:table-cell>
          <table:table-cell office:value-type="float" office:value="95.3341" calcext:value-type="float">
            <text:p>95.334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474" calcext:value-type="float">
            <text:p>46.3474</text:p>
          </table:table-cell>
          <table:table-cell office:value-type="float" office:value="82.1454" calcext:value-type="float">
            <text:p>82.1454</text:p>
          </table:table-cell>
          <table:table-cell office:value-type="float" office:value="104.232" calcext:value-type="float">
            <text:p>104.23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513" calcext:value-type="float">
            <text:p>42.8513</text:p>
          </table:table-cell>
          <table:table-cell office:value-type="float" office:value="75.0475" calcext:value-type="float">
            <text:p>75.0475</text:p>
          </table:table-cell>
          <table:table-cell office:value-type="float" office:value="96.1936" calcext:value-type="float">
            <text:p>96.193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037" calcext:value-type="float">
            <text:p>45.3037</text:p>
          </table:table-cell>
          <table:table-cell office:value-type="float" office:value="64.5262" calcext:value-type="float">
            <text:p>64.5262</text:p>
          </table:table-cell>
          <table:table-cell office:value-type="float" office:value="79.2717" calcext:value-type="float">
            <text:p>79.271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3.1737" calcext:value-type="float">
            <text:p>53.1737</text:p>
          </table:table-cell>
          <table:table-cell office:value-type="float" office:value="68.4752" calcext:value-type="float">
            <text:p>68.4752</text:p>
          </table:table-cell>
          <table:table-cell office:value-type="float" office:value="90.3221" calcext:value-type="float">
            <text:p>90.322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248" calcext:value-type="float">
            <text:p>48.5248</text:p>
          </table:table-cell>
          <table:table-cell office:value-type="float" office:value="76.9687" calcext:value-type="float">
            <text:p>76.9687</text:p>
          </table:table-cell>
          <table:table-cell office:value-type="float" office:value="95.3575" calcext:value-type="float">
            <text:p>95.357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68" calcext:value-type="float">
            <text:p>46.368</text:p>
          </table:table-cell>
          <table:table-cell office:value-type="float" office:value="82.1755" calcext:value-type="float">
            <text:p>82.1755</text:p>
          </table:table-cell>
          <table:table-cell office:value-type="float" office:value="104.264" calcext:value-type="float">
            <text:p>104.26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572" calcext:value-type="float">
            <text:p>42.8572</text:p>
          </table:table-cell>
          <table:table-cell office:value-type="float" office:value="75.0598" calcext:value-type="float">
            <text:p>75.0598</text:p>
          </table:table-cell>
          <table:table-cell office:value-type="float" office:value="96.2094" calcext:value-type="float">
            <text:p>96.209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43" calcext:value-type="float">
            <text:p>45.343</text:p>
          </table:table-cell>
          <table:table-cell office:value-type="float" office:value="64.5995" calcext:value-type="float">
            <text:p>64.5995</text:p>
          </table:table-cell>
          <table:table-cell office:value-type="float" office:value="79.3603" calcext:value-type="float">
            <text:p>79.360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3.2464" calcext:value-type="float">
            <text:p>53.2464</text:p>
          </table:table-cell>
          <table:table-cell office:value-type="float" office:value="68.6717" calcext:value-type="float">
            <text:p>68.6717</text:p>
          </table:table-cell>
          <table:table-cell office:value-type="float" office:value="90.5491" calcext:value-type="float">
            <text:p>90.549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34" calcext:value-type="float">
            <text:p>48.534</text:p>
          </table:table-cell>
          <table:table-cell office:value-type="float" office:value="76.9857" calcext:value-type="float">
            <text:p>76.9857</text:p>
          </table:table-cell>
          <table:table-cell office:value-type="float" office:value="95.3788" calcext:value-type="float">
            <text:p>95.378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863" calcext:value-type="float">
            <text:p>46.3863</text:p>
          </table:table-cell>
          <table:table-cell office:value-type="float" office:value="82.2024" calcext:value-type="float">
            <text:p>82.2024</text:p>
          </table:table-cell>
          <table:table-cell office:value-type="float" office:value="104.294" calcext:value-type="float">
            <text:p>104.29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605" calcext:value-type="float">
            <text:p>42.8605</text:p>
          </table:table-cell>
          <table:table-cell office:value-type="float" office:value="75.0668" calcext:value-type="float">
            <text:p>75.0668</text:p>
          </table:table-cell>
          <table:table-cell office:value-type="float" office:value="96.2175" calcext:value-type="float">
            <text:p>96.217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559" calcext:value-type="float">
            <text:p>45.3559</text:p>
          </table:table-cell>
          <table:table-cell office:value-type="float" office:value="64.6243" calcext:value-type="float">
            <text:p>64.6243</text:p>
          </table:table-cell>
          <table:table-cell office:value-type="float" office:value="79.3916" calcext:value-type="float">
            <text:p>79.391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3.3366" calcext:value-type="float">
            <text:p>53.3366</text:p>
          </table:table-cell>
          <table:table-cell office:value-type="float" office:value="68.8957" calcext:value-type="float">
            <text:p>68.8957</text:p>
          </table:table-cell>
          <table:table-cell office:value-type="float" office:value="90.7847" calcext:value-type="float">
            <text:p>90.784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377" calcext:value-type="float">
            <text:p>48.5377</text:p>
          </table:table-cell>
          <table:table-cell office:value-type="float" office:value="76.9934" calcext:value-type="float">
            <text:p>76.9934</text:p>
          </table:table-cell>
          <table:table-cell office:value-type="float" office:value="95.3898" calcext:value-type="float">
            <text:p>95.389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011" calcext:value-type="float">
            <text:p>46.4011</text:p>
          </table:table-cell>
          <table:table-cell office:value-type="float" office:value="82.2241" calcext:value-type="float">
            <text:p>82.2241</text:p>
          </table:table-cell>
          <table:table-cell office:value-type="float" office:value="104.317" calcext:value-type="float">
            <text:p>104.31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548" calcext:value-type="float">
            <text:p>42.8548</text:p>
          </table:table-cell>
          <table:table-cell office:value-type="float" office:value="75.0605" calcext:value-type="float">
            <text:p>75.0605</text:p>
          </table:table-cell>
          <table:table-cell office:value-type="float" office:value="96.2119" calcext:value-type="float">
            <text:p>96.211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593" calcext:value-type="float">
            <text:p>45.3593</text:p>
          </table:table-cell>
          <table:table-cell office:value-type="float" office:value="64.6304" calcext:value-type="float">
            <text:p>64.6304</text:p>
          </table:table-cell>
          <table:table-cell office:value-type="float" office:value="79.3981" calcext:value-type="float">
            <text:p>79.398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3.4631" calcext:value-type="float">
            <text:p>53.4631</text:p>
          </table:table-cell>
          <table:table-cell office:value-type="float" office:value="69.1735" calcext:value-type="float">
            <text:p>69.1735</text:p>
          </table:table-cell>
          <table:table-cell office:value-type="float" office:value="91.0601" calcext:value-type="float">
            <text:p>91.060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441" calcext:value-type="float">
            <text:p>48.5441</text:p>
          </table:table-cell>
          <table:table-cell office:value-type="float" office:value="77.0049" calcext:value-type="float">
            <text:p>77.0049</text:p>
          </table:table-cell>
          <table:table-cell office:value-type="float" office:value="95.4036" calcext:value-type="float">
            <text:p>95.403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135" calcext:value-type="float">
            <text:p>46.4135</text:p>
          </table:table-cell>
          <table:table-cell office:value-type="float" office:value="82.2417" calcext:value-type="float">
            <text:p>82.2417</text:p>
          </table:table-cell>
          <table:table-cell office:value-type="float" office:value="104.335" calcext:value-type="float">
            <text:p>104.33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501" calcext:value-type="float">
            <text:p>42.8501</text:p>
          </table:table-cell>
          <table:table-cell office:value-type="float" office:value="75.0557" calcext:value-type="float">
            <text:p>75.0557</text:p>
          </table:table-cell>
          <table:table-cell office:value-type="float" office:value="96.2088" calcext:value-type="float">
            <text:p>96.208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589" calcext:value-type="float">
            <text:p>45.3589</text:p>
          </table:table-cell>
          <table:table-cell office:value-type="float" office:value="64.6298" calcext:value-type="float">
            <text:p>64.6298</text:p>
          </table:table-cell>
          <table:table-cell office:value-type="float" office:value="79.3973" calcext:value-type="float">
            <text:p>79.397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3.6291" calcext:value-type="float">
            <text:p>53.6291</text:p>
          </table:table-cell>
          <table:table-cell office:value-type="float" office:value="69.5087" calcext:value-type="float">
            <text:p>69.5087</text:p>
          </table:table-cell>
          <table:table-cell office:value-type="float" office:value="91.3571" calcext:value-type="float">
            <text:p>91.357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481" calcext:value-type="float">
            <text:p>48.5481</text:p>
          </table:table-cell>
          <table:table-cell office:value-type="float" office:value="77.0125" calcext:value-type="float">
            <text:p>77.0125</text:p>
          </table:table-cell>
          <table:table-cell office:value-type="float" office:value="95.4136" calcext:value-type="float">
            <text:p>95.413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21" calcext:value-type="float">
            <text:p>46.4221</text:p>
          </table:table-cell>
          <table:table-cell office:value-type="float" office:value="82.2544" calcext:value-type="float">
            <text:p>82.2544</text:p>
          </table:table-cell>
          <table:table-cell office:value-type="float" office:value="104.349" calcext:value-type="float">
            <text:p>104.34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433" calcext:value-type="float">
            <text:p>42.8433</text:p>
          </table:table-cell>
          <table:table-cell office:value-type="float" office:value="75.0463" calcext:value-type="float">
            <text:p>75.0463</text:p>
          </table:table-cell>
          <table:table-cell office:value-type="float" office:value="96.1981" calcext:value-type="float">
            <text:p>96.198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599" calcext:value-type="float">
            <text:p>45.3599</text:p>
          </table:table-cell>
          <table:table-cell office:value-type="float" office:value="64.6312" calcext:value-type="float">
            <text:p>64.6312</text:p>
          </table:table-cell>
          <table:table-cell office:value-type="float" office:value="79.3981" calcext:value-type="float">
            <text:p>79.398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3.7463" calcext:value-type="float">
            <text:p>53.7463</text:p>
          </table:table-cell>
          <table:table-cell office:value-type="float" office:value="69.7368" calcext:value-type="float">
            <text:p>69.7368</text:p>
          </table:table-cell>
          <table:table-cell office:value-type="float" office:value="91.546" calcext:value-type="float">
            <text:p>91.54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29" calcext:value-type="float">
            <text:p>48.5529</text:p>
          </table:table-cell>
          <table:table-cell office:value-type="float" office:value="77.0218" calcext:value-type="float">
            <text:p>77.0218</text:p>
          </table:table-cell>
          <table:table-cell office:value-type="float" office:value="95.4263" calcext:value-type="float">
            <text:p>95.426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16" calcext:value-type="float">
            <text:p>46.4316</text:p>
          </table:table-cell>
          <table:table-cell office:value-type="float" office:value="82.2682" calcext:value-type="float">
            <text:p>82.2682</text:p>
          </table:table-cell>
          <table:table-cell office:value-type="float" office:value="104.364" calcext:value-type="float">
            <text:p>104.36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312" calcext:value-type="float">
            <text:p>42.8312</text:p>
          </table:table-cell>
          <table:table-cell office:value-type="float" office:value="75.0263" calcext:value-type="float">
            <text:p>75.0263</text:p>
          </table:table-cell>
          <table:table-cell office:value-type="float" office:value="96.1721" calcext:value-type="float">
            <text:p>96.172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607" calcext:value-type="float">
            <text:p>45.3607</text:p>
          </table:table-cell>
          <table:table-cell office:value-type="float" office:value="64.6321" calcext:value-type="float">
            <text:p>64.6321</text:p>
          </table:table-cell>
          <table:table-cell office:value-type="float" office:value="79.3977" calcext:value-type="float">
            <text:p>79.397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3.8807" calcext:value-type="float">
            <text:p>53.8807</text:p>
          </table:table-cell>
          <table:table-cell office:value-type="float" office:value="69.9838" calcext:value-type="float">
            <text:p>69.9838</text:p>
          </table:table-cell>
          <table:table-cell office:value-type="float" office:value="91.7382" calcext:value-type="float">
            <text:p>91.738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46" calcext:value-type="float">
            <text:p>48.5546</text:p>
          </table:table-cell>
          <table:table-cell office:value-type="float" office:value="77.0251" calcext:value-type="float">
            <text:p>77.0251</text:p>
          </table:table-cell>
          <table:table-cell office:value-type="float" office:value="95.4309" calcext:value-type="float">
            <text:p>95.430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22" calcext:value-type="float">
            <text:p>46.4422</text:p>
          </table:table-cell>
          <table:table-cell office:value-type="float" office:value="82.2842" calcext:value-type="float">
            <text:p>82.2842</text:p>
          </table:table-cell>
          <table:table-cell office:value-type="float" office:value="104.382" calcext:value-type="float">
            <text:p>104.38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134" calcext:value-type="float">
            <text:p>42.8134</text:p>
          </table:table-cell>
          <table:table-cell office:value-type="float" office:value="74.9976" calcext:value-type="float">
            <text:p>74.9976</text:p>
          </table:table-cell>
          <table:table-cell office:value-type="float" office:value="96.136" calcext:value-type="float">
            <text:p>96.13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612" calcext:value-type="float">
            <text:p>45.3612</text:p>
          </table:table-cell>
          <table:table-cell office:value-type="float" office:value="64.6323" calcext:value-type="float">
            <text:p>64.6323</text:p>
          </table:table-cell>
          <table:table-cell office:value-type="float" office:value="79.3963" calcext:value-type="float">
            <text:p>79.396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4.0109" calcext:value-type="float">
            <text:p>54.0109</text:p>
          </table:table-cell>
          <table:table-cell office:value-type="float" office:value="70.2182" calcext:value-type="float">
            <text:p>70.2182</text:p>
          </table:table-cell>
          <table:table-cell office:value-type="float" office:value="91.9182" calcext:value-type="float">
            <text:p>91.918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58" calcext:value-type="float">
            <text:p>48.5558</text:p>
          </table:table-cell>
          <table:table-cell office:value-type="float" office:value="77.0277" calcext:value-type="float">
            <text:p>77.0277</text:p>
          </table:table-cell>
          <table:table-cell office:value-type="float" office:value="95.4345" calcext:value-type="float">
            <text:p>95.434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91" calcext:value-type="float">
            <text:p>46.4491</text:p>
          </table:table-cell>
          <table:table-cell office:value-type="float" office:value="82.2946" calcext:value-type="float">
            <text:p>82.2946</text:p>
          </table:table-cell>
          <table:table-cell office:value-type="float" office:value="104.394" calcext:value-type="float">
            <text:p>104.39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024" calcext:value-type="float">
            <text:p>42.8024</text:p>
          </table:table-cell>
          <table:table-cell office:value-type="float" office:value="74.9811" calcext:value-type="float">
            <text:p>74.9811</text:p>
          </table:table-cell>
          <table:table-cell office:value-type="float" office:value="96.1172" calcext:value-type="float">
            <text:p>96.117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616" calcext:value-type="float">
            <text:p>45.3616</text:p>
          </table:table-cell>
          <table:table-cell office:value-type="float" office:value="64.6324" calcext:value-type="float">
            <text:p>64.6324</text:p>
          </table:table-cell>
          <table:table-cell office:value-type="float" office:value="79.3952" calcext:value-type="float">
            <text:p>79.395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4.156" calcext:value-type="float">
            <text:p>54.156</text:p>
          </table:table-cell>
          <table:table-cell office:value-type="float" office:value="70.4803" calcext:value-type="float">
            <text:p>70.4803</text:p>
          </table:table-cell>
          <table:table-cell office:value-type="float" office:value="92.1428" calcext:value-type="float">
            <text:p>92.142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96" calcext:value-type="float">
            <text:p>48.5596</text:p>
          </table:table-cell>
          <table:table-cell office:value-type="float" office:value="77.0349" calcext:value-type="float">
            <text:p>77.0349</text:p>
          </table:table-cell>
          <table:table-cell office:value-type="float" office:value="95.4444" calcext:value-type="float">
            <text:p>95.444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35" calcext:value-type="float">
            <text:p>46.4535</text:p>
          </table:table-cell>
          <table:table-cell office:value-type="float" office:value="82.3009" calcext:value-type="float">
            <text:p>82.3009</text:p>
          </table:table-cell>
          <table:table-cell office:value-type="float" office:value="104.401" calcext:value-type="float">
            <text:p>104.40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91" calcext:value-type="float">
            <text:p>42.791</text:p>
          </table:table-cell>
          <table:table-cell office:value-type="float" office:value="74.9624" calcext:value-type="float">
            <text:p>74.9624</text:p>
          </table:table-cell>
          <table:table-cell office:value-type="float" office:value="96.0933" calcext:value-type="float">
            <text:p>96.093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596" calcext:value-type="float">
            <text:p>45.3596</text:p>
          </table:table-cell>
          <table:table-cell office:value-type="float" office:value="64.6282" calcext:value-type="float">
            <text:p>64.6282</text:p>
          </table:table-cell>
          <table:table-cell office:value-type="float" office:value="79.3888" calcext:value-type="float">
            <text:p>79.388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4.2707" calcext:value-type="float">
            <text:p>54.2707</text:p>
          </table:table-cell>
          <table:table-cell office:value-type="float" office:value="70.6734" calcext:value-type="float">
            <text:p>70.6734</text:p>
          </table:table-cell>
          <table:table-cell office:value-type="float" office:value="92.2848" calcext:value-type="float">
            <text:p>92.284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05" calcext:value-type="float">
            <text:p>48.5605</text:p>
          </table:table-cell>
          <table:table-cell office:value-type="float" office:value="77.0376" calcext:value-type="float">
            <text:p>77.0376</text:p>
          </table:table-cell>
          <table:table-cell office:value-type="float" office:value="95.4493" calcext:value-type="float">
            <text:p>95.449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06" calcext:value-type="float">
            <text:p>46.4606</text:p>
          </table:table-cell>
          <table:table-cell office:value-type="float" office:value="82.312" calcext:value-type="float">
            <text:p>82.312</text:p>
          </table:table-cell>
          <table:table-cell office:value-type="float" office:value="104.414" calcext:value-type="float">
            <text:p>104.41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861" calcext:value-type="float">
            <text:p>42.7861</text:p>
          </table:table-cell>
          <table:table-cell office:value-type="float" office:value="74.9554" calcext:value-type="float">
            <text:p>74.9554</text:p>
          </table:table-cell>
          <table:table-cell office:value-type="float" office:value="96.0856" calcext:value-type="float">
            <text:p>96.085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578" calcext:value-type="float">
            <text:p>45.3578</text:p>
          </table:table-cell>
          <table:table-cell office:value-type="float" office:value="64.6244" calcext:value-type="float">
            <text:p>64.6244</text:p>
          </table:table-cell>
          <table:table-cell office:value-type="float" office:value="79.3829" calcext:value-type="float">
            <text:p>79.382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4.3851" calcext:value-type="float">
            <text:p>54.3851</text:p>
          </table:table-cell>
          <table:table-cell office:value-type="float" office:value="70.8749" calcext:value-type="float">
            <text:p>70.8749</text:p>
          </table:table-cell>
          <table:table-cell office:value-type="float" office:value="92.4445" calcext:value-type="float">
            <text:p>92.444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07" calcext:value-type="float">
            <text:p>48.5607</text:p>
          </table:table-cell>
          <table:table-cell office:value-type="float" office:value="77.0383" calcext:value-type="float">
            <text:p>77.0383</text:p>
          </table:table-cell>
          <table:table-cell office:value-type="float" office:value="95.4505" calcext:value-type="float">
            <text:p>95.450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56" calcext:value-type="float">
            <text:p>46.4656</text:p>
          </table:table-cell>
          <table:table-cell office:value-type="float" office:value="82.3199" calcext:value-type="float">
            <text:p>82.3199</text:p>
          </table:table-cell>
          <table:table-cell office:value-type="float" office:value="104.424" calcext:value-type="float">
            <text:p>104.42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834" calcext:value-type="float">
            <text:p>42.7834</text:p>
          </table:table-cell>
          <table:table-cell office:value-type="float" office:value="74.9536" calcext:value-type="float">
            <text:p>74.9536</text:p>
          </table:table-cell>
          <table:table-cell office:value-type="float" office:value="96.0866" calcext:value-type="float">
            <text:p>96.0866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56" calcext:value-type="float">
            <text:p>45.356</text:p>
          </table:table-cell>
          <table:table-cell office:value-type="float" office:value="64.6208" calcext:value-type="float">
            <text:p>64.6208</text:p>
          </table:table-cell>
          <table:table-cell office:value-type="float" office:value="79.3781" calcext:value-type="float">
            <text:p>79.378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4.4839" calcext:value-type="float">
            <text:p>54.4839</text:p>
          </table:table-cell>
          <table:table-cell office:value-type="float" office:value="71.0354" calcext:value-type="float">
            <text:p>71.0354</text:p>
          </table:table-cell>
          <table:table-cell office:value-type="float" office:value="92.5421" calcext:value-type="float">
            <text:p>92.542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29" calcext:value-type="float">
            <text:p>48.5629</text:p>
          </table:table-cell>
          <table:table-cell office:value-type="float" office:value="77.0423" calcext:value-type="float">
            <text:p>77.0423</text:p>
          </table:table-cell>
          <table:table-cell office:value-type="float" office:value="95.4558" calcext:value-type="float">
            <text:p>95.455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44" calcext:value-type="float">
            <text:p>46.4744</text:p>
          </table:table-cell>
          <table:table-cell office:value-type="float" office:value="82.333" calcext:value-type="float">
            <text:p>82.333</text:p>
          </table:table-cell>
          <table:table-cell office:value-type="float" office:value="104.439" calcext:value-type="float">
            <text:p>104.43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783" calcext:value-type="float">
            <text:p>42.7783</text:p>
          </table:table-cell>
          <table:table-cell office:value-type="float" office:value="74.9447" calcext:value-type="float">
            <text:p>74.9447</text:p>
          </table:table-cell>
          <table:table-cell office:value-type="float" office:value="96.0741" calcext:value-type="float">
            <text:p>96.0741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536" calcext:value-type="float">
            <text:p>45.3536</text:p>
          </table:table-cell>
          <table:table-cell office:value-type="float" office:value="64.6165" calcext:value-type="float">
            <text:p>64.6165</text:p>
          </table:table-cell>
          <table:table-cell office:value-type="float" office:value="79.3732" calcext:value-type="float">
            <text:p>79.373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4.5744" calcext:value-type="float">
            <text:p>54.5744</text:p>
          </table:table-cell>
          <table:table-cell office:value-type="float" office:value="71.1801" calcext:value-type="float">
            <text:p>71.1801</text:p>
          </table:table-cell>
          <table:table-cell office:value-type="float" office:value="92.6319" calcext:value-type="float">
            <text:p>92.631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59" calcext:value-type="float">
            <text:p>48.5659</text:p>
          </table:table-cell>
          <table:table-cell office:value-type="float" office:value="77.0475" calcext:value-type="float">
            <text:p>77.0475</text:p>
          </table:table-cell>
          <table:table-cell office:value-type="float" office:value="95.4619" calcext:value-type="float">
            <text:p>95.461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22" calcext:value-type="float">
            <text:p>46.4822</text:p>
          </table:table-cell>
          <table:table-cell office:value-type="float" office:value="82.3444" calcext:value-type="float">
            <text:p>82.3444</text:p>
          </table:table-cell>
          <table:table-cell office:value-type="float" office:value="104.451" calcext:value-type="float">
            <text:p>104.45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714" calcext:value-type="float">
            <text:p>42.7714</text:p>
          </table:table-cell>
          <table:table-cell office:value-type="float" office:value="74.934" calcext:value-type="float">
            <text:p>74.934</text:p>
          </table:table-cell>
          <table:table-cell office:value-type="float" office:value="96.0614" calcext:value-type="float">
            <text:p>96.0614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512" calcext:value-type="float">
            <text:p>45.3512</text:p>
          </table:table-cell>
          <table:table-cell office:value-type="float" office:value="64.6118" calcext:value-type="float">
            <text:p>64.6118</text:p>
          </table:table-cell>
          <table:table-cell office:value-type="float" office:value="79.3666" calcext:value-type="float">
            <text:p>79.366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4.6503" calcext:value-type="float">
            <text:p>54.6503</text:p>
          </table:table-cell>
          <table:table-cell office:value-type="float" office:value="71.3017" calcext:value-type="float">
            <text:p>71.3017</text:p>
          </table:table-cell>
          <table:table-cell office:value-type="float" office:value="92.6957" calcext:value-type="float">
            <text:p>92.695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75" calcext:value-type="float">
            <text:p>48.5675</text:p>
          </table:table-cell>
          <table:table-cell office:value-type="float" office:value="77.0508" calcext:value-type="float">
            <text:p>77.0508</text:p>
          </table:table-cell>
          <table:table-cell office:value-type="float" office:value="95.4667" calcext:value-type="float">
            <text:p>95.466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71" calcext:value-type="float">
            <text:p>46.4871</text:p>
          </table:table-cell>
          <table:table-cell office:value-type="float" office:value="82.3513" calcext:value-type="float">
            <text:p>82.3513</text:p>
          </table:table-cell>
          <table:table-cell office:value-type="float" office:value="104.458" calcext:value-type="float">
            <text:p>104.45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621" calcext:value-type="float">
            <text:p>42.7621</text:p>
          </table:table-cell>
          <table:table-cell office:value-type="float" office:value="74.919" calcext:value-type="float">
            <text:p>74.919</text:p>
          </table:table-cell>
          <table:table-cell office:value-type="float" office:value="96.0424" calcext:value-type="float">
            <text:p>96.0424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488" calcext:value-type="float">
            <text:p>45.3488</text:p>
          </table:table-cell>
          <table:table-cell office:value-type="float" office:value="64.6071" calcext:value-type="float">
            <text:p>64.6071</text:p>
          </table:table-cell>
          <table:table-cell office:value-type="float" office:value="79.3608" calcext:value-type="float">
            <text:p>79.360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4.7183" calcext:value-type="float">
            <text:p>54.7183</text:p>
          </table:table-cell>
          <table:table-cell office:value-type="float" office:value="71.4028" calcext:value-type="float">
            <text:p>71.4028</text:p>
          </table:table-cell>
          <table:table-cell office:value-type="float" office:value="92.7593" calcext:value-type="float">
            <text:p>92.759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76" calcext:value-type="float">
            <text:p>48.5676</text:p>
          </table:table-cell>
          <table:table-cell office:value-type="float" office:value="77.0513" calcext:value-type="float">
            <text:p>77.0513</text:p>
          </table:table-cell>
          <table:table-cell office:value-type="float" office:value="95.4676" calcext:value-type="float">
            <text:p>95.467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76" calcext:value-type="float">
            <text:p>46.4976</text:p>
          </table:table-cell>
          <table:table-cell office:value-type="float" office:value="82.3673" calcext:value-type="float">
            <text:p>82.3673</text:p>
          </table:table-cell>
          <table:table-cell office:value-type="float" office:value="104.476" calcext:value-type="float">
            <text:p>104.47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512" calcext:value-type="float">
            <text:p>42.7512</text:p>
          </table:table-cell>
          <table:table-cell office:value-type="float" office:value="74.9015" calcext:value-type="float">
            <text:p>74.9015</text:p>
          </table:table-cell>
          <table:table-cell office:value-type="float" office:value="96.0209" calcext:value-type="float">
            <text:p>96.020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466" calcext:value-type="float">
            <text:p>45.3466</text:p>
          </table:table-cell>
          <table:table-cell office:value-type="float" office:value="64.6031" calcext:value-type="float">
            <text:p>64.6031</text:p>
          </table:table-cell>
          <table:table-cell office:value-type="float" office:value="79.3557" calcext:value-type="float">
            <text:p>79.355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4.7739" calcext:value-type="float">
            <text:p>54.7739</text:p>
          </table:table-cell>
          <table:table-cell office:value-type="float" office:value="71.4885" calcext:value-type="float">
            <text:p>71.4885</text:p>
          </table:table-cell>
          <table:table-cell office:value-type="float" office:value="92.8167" calcext:value-type="float">
            <text:p>92.816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92" calcext:value-type="float">
            <text:p>48.5692</text:p>
          </table:table-cell>
          <table:table-cell office:value-type="float" office:value="77.0543" calcext:value-type="float">
            <text:p>77.0543</text:p>
          </table:table-cell>
          <table:table-cell office:value-type="float" office:value="95.4714" calcext:value-type="float">
            <text:p>95.471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59" calcext:value-type="float">
            <text:p>46.5059</text:p>
          </table:table-cell>
          <table:table-cell office:value-type="float" office:value="82.3804" calcext:value-type="float">
            <text:p>82.3804</text:p>
          </table:table-cell>
          <table:table-cell office:value-type="float" office:value="104.492" calcext:value-type="float">
            <text:p>104.49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397" calcext:value-type="float">
            <text:p>42.7397</text:p>
          </table:table-cell>
          <table:table-cell office:value-type="float" office:value="74.8824" calcext:value-type="float">
            <text:p>74.8824</text:p>
          </table:table-cell>
          <table:table-cell office:value-type="float" office:value="95.9966" calcext:value-type="float">
            <text:p>95.9966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455" calcext:value-type="float">
            <text:p>45.3455</text:p>
          </table:table-cell>
          <table:table-cell office:value-type="float" office:value="64.6009" calcext:value-type="float">
            <text:p>64.6009</text:p>
          </table:table-cell>
          <table:table-cell office:value-type="float" office:value="79.3527" calcext:value-type="float">
            <text:p>79.352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4.8117" calcext:value-type="float">
            <text:p>54.8117</text:p>
          </table:table-cell>
          <table:table-cell office:value-type="float" office:value="71.5324" calcext:value-type="float">
            <text:p>71.5324</text:p>
          </table:table-cell>
          <table:table-cell office:value-type="float" office:value="92.8181" calcext:value-type="float">
            <text:p>92.818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16" calcext:value-type="float">
            <text:p>48.5716</text:p>
          </table:table-cell>
          <table:table-cell office:value-type="float" office:value="77.0584" calcext:value-type="float">
            <text:p>77.0584</text:p>
          </table:table-cell>
          <table:table-cell office:value-type="float" office:value="95.4759" calcext:value-type="float">
            <text:p>95.475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38" calcext:value-type="float">
            <text:p>46.5138</text:p>
          </table:table-cell>
          <table:table-cell office:value-type="float" office:value="82.393" calcext:value-type="float">
            <text:p>82.393</text:p>
          </table:table-cell>
          <table:table-cell office:value-type="float" office:value="104.508" calcext:value-type="float">
            <text:p>104.50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272" calcext:value-type="float">
            <text:p>42.7272</text:p>
          </table:table-cell>
          <table:table-cell office:value-type="float" office:value="74.86" calcext:value-type="float">
            <text:p>74.86</text:p>
          </table:table-cell>
          <table:table-cell office:value-type="float" office:value="95.9649" calcext:value-type="float">
            <text:p>95.964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439" calcext:value-type="float">
            <text:p>45.3439</text:p>
          </table:table-cell>
          <table:table-cell office:value-type="float" office:value="64.5979" calcext:value-type="float">
            <text:p>64.5979</text:p>
          </table:table-cell>
          <table:table-cell office:value-type="float" office:value="79.3488" calcext:value-type="float">
            <text:p>79.348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4.8393" calcext:value-type="float">
            <text:p>54.8393</text:p>
          </table:table-cell>
          <table:table-cell office:value-type="float" office:value="71.559" calcext:value-type="float">
            <text:p>71.559</text:p>
          </table:table-cell>
          <table:table-cell office:value-type="float" office:value="92.8101" calcext:value-type="float">
            <text:p>92.810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3" calcext:value-type="float">
            <text:p>48.573</text:p>
          </table:table-cell>
          <table:table-cell office:value-type="float" office:value="77.0606" calcext:value-type="float">
            <text:p>77.0606</text:p>
          </table:table-cell>
          <table:table-cell office:value-type="float" office:value="95.4779" calcext:value-type="float">
            <text:p>95.477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23" calcext:value-type="float">
            <text:p>46.523</text:p>
          </table:table-cell>
          <table:table-cell office:value-type="float" office:value="82.4074" calcext:value-type="float">
            <text:p>82.4074</text:p>
          </table:table-cell>
          <table:table-cell office:value-type="float" office:value="104.525" calcext:value-type="float">
            <text:p>104.52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213" calcext:value-type="float">
            <text:p>42.7213</text:p>
          </table:table-cell>
          <table:table-cell office:value-type="float" office:value="74.8509" calcext:value-type="float">
            <text:p>74.8509</text:p>
          </table:table-cell>
          <table:table-cell office:value-type="float" office:value="95.9541" calcext:value-type="float">
            <text:p>95.954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41" calcext:value-type="float">
            <text:p>45.341</text:p>
          </table:table-cell>
          <table:table-cell office:value-type="float" office:value="64.5921" calcext:value-type="float">
            <text:p>64.5921</text:p>
          </table:table-cell>
          <table:table-cell office:value-type="float" office:value="79.3409" calcext:value-type="float">
            <text:p>79.340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4.8596" calcext:value-type="float">
            <text:p>54.8596</text:p>
          </table:table-cell>
          <table:table-cell office:value-type="float" office:value="71.5744" calcext:value-type="float">
            <text:p>71.5744</text:p>
          </table:table-cell>
          <table:table-cell office:value-type="float" office:value="92.7933" calcext:value-type="float">
            <text:p>92.793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65" calcext:value-type="float">
            <text:p>48.5765</text:p>
          </table:table-cell>
          <table:table-cell office:value-type="float" office:value="77.0664" calcext:value-type="float">
            <text:p>77.0664</text:p>
          </table:table-cell>
          <table:table-cell office:value-type="float" office:value="95.4843" calcext:value-type="float">
            <text:p>95.484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257" calcext:value-type="float">
            <text:p>46.5257</text:p>
          </table:table-cell>
          <table:table-cell office:value-type="float" office:value="82.4113" calcext:value-type="float">
            <text:p>82.4113</text:p>
          </table:table-cell>
          <table:table-cell office:value-type="float" office:value="104.529" calcext:value-type="float">
            <text:p>104.52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143" calcext:value-type="float">
            <text:p>42.7143</text:p>
          </table:table-cell>
          <table:table-cell office:value-type="float" office:value="74.8447" calcext:value-type="float">
            <text:p>74.8447</text:p>
          </table:table-cell>
          <table:table-cell office:value-type="float" office:value="95.9545" calcext:value-type="float">
            <text:p>95.954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401" calcext:value-type="float">
            <text:p>45.3401</text:p>
          </table:table-cell>
          <table:table-cell office:value-type="float" office:value="64.5904" calcext:value-type="float">
            <text:p>64.5904</text:p>
          </table:table-cell>
          <table:table-cell office:value-type="float" office:value="79.3387" calcext:value-type="float">
            <text:p>79.338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4.885" calcext:value-type="float">
            <text:p>54.885</text:p>
          </table:table-cell>
          <table:table-cell office:value-type="float" office:value="71.6016" calcext:value-type="float">
            <text:p>71.6016</text:p>
          </table:table-cell>
          <table:table-cell office:value-type="float" office:value="92.7968" calcext:value-type="float">
            <text:p>92.796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67" calcext:value-type="float">
            <text:p>48.5767</text:p>
          </table:table-cell>
          <table:table-cell office:value-type="float" office:value="77.0673" calcext:value-type="float">
            <text:p>77.0673</text:p>
          </table:table-cell>
          <table:table-cell office:value-type="float" office:value="95.4862" calcext:value-type="float">
            <text:p>95.486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285" calcext:value-type="float">
            <text:p>46.5285</text:p>
          </table:table-cell>
          <table:table-cell office:value-type="float" office:value="82.4155" calcext:value-type="float">
            <text:p>82.4155</text:p>
          </table:table-cell>
          <table:table-cell office:value-type="float" office:value="104.534" calcext:value-type="float">
            <text:p>104.53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113" calcext:value-type="float">
            <text:p>42.7113</text:p>
          </table:table-cell>
          <table:table-cell office:value-type="float" office:value="74.8409" calcext:value-type="float">
            <text:p>74.8409</text:p>
          </table:table-cell>
          <table:table-cell office:value-type="float" office:value="95.9513" calcext:value-type="float">
            <text:p>95.951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394" calcext:value-type="float">
            <text:p>45.3394</text:p>
          </table:table-cell>
          <table:table-cell office:value-type="float" office:value="64.5891" calcext:value-type="float">
            <text:p>64.5891</text:p>
          </table:table-cell>
          <table:table-cell office:value-type="float" office:value="79.3373" calcext:value-type="float">
            <text:p>79.337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4.9137" calcext:value-type="float">
            <text:p>54.9137</text:p>
          </table:table-cell>
          <table:table-cell office:value-type="float" office:value="71.6369" calcext:value-type="float">
            <text:p>71.6369</text:p>
          </table:table-cell>
          <table:table-cell office:value-type="float" office:value="92.8048" calcext:value-type="float">
            <text:p>92.804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14" calcext:value-type="float">
            <text:p>48.5814</text:p>
          </table:table-cell>
          <table:table-cell office:value-type="float" office:value="77.0755" calcext:value-type="float">
            <text:p>77.0755</text:p>
          </table:table-cell>
          <table:table-cell office:value-type="float" office:value="95.496" calcext:value-type="float">
            <text:p>95.49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318" calcext:value-type="float">
            <text:p>46.5318</text:p>
          </table:table-cell>
          <table:table-cell office:value-type="float" office:value="82.4207" calcext:value-type="float">
            <text:p>82.4207</text:p>
          </table:table-cell>
          <table:table-cell office:value-type="float" office:value="104.54" calcext:value-type="float">
            <text:p>104.5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001" calcext:value-type="float">
            <text:p>42.7001</text:p>
          </table:table-cell>
          <table:table-cell office:value-type="float" office:value="74.8223" calcext:value-type="float">
            <text:p>74.8223</text:p>
          </table:table-cell>
          <table:table-cell office:value-type="float" office:value="95.9276" calcext:value-type="float">
            <text:p>95.927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381" calcext:value-type="float">
            <text:p>45.3381</text:p>
          </table:table-cell>
          <table:table-cell office:value-type="float" office:value="64.5866" calcext:value-type="float">
            <text:p>64.5866</text:p>
          </table:table-cell>
          <table:table-cell office:value-type="float" office:value="79.3343" calcext:value-type="float">
            <text:p>79.334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4.9409" calcext:value-type="float">
            <text:p>54.9409</text:p>
          </table:table-cell>
          <table:table-cell office:value-type="float" office:value="71.6706" calcext:value-type="float">
            <text:p>71.6706</text:p>
          </table:table-cell>
          <table:table-cell office:value-type="float" office:value="92.8188" calcext:value-type="float">
            <text:p>92.818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77" calcext:value-type="float">
            <text:p>48.5877</text:p>
          </table:table-cell>
          <table:table-cell office:value-type="float" office:value="77.0864" calcext:value-type="float">
            <text:p>77.0864</text:p>
          </table:table-cell>
          <table:table-cell office:value-type="float" office:value="95.509" calcext:value-type="float">
            <text:p>95.50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338" calcext:value-type="float">
            <text:p>46.5338</text:p>
          </table:table-cell>
          <table:table-cell office:value-type="float" office:value="82.4235" calcext:value-type="float">
            <text:p>82.4235</text:p>
          </table:table-cell>
          <table:table-cell office:value-type="float" office:value="104.543" calcext:value-type="float">
            <text:p>104.54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921" calcext:value-type="float">
            <text:p>42.6921</text:p>
          </table:table-cell>
          <table:table-cell office:value-type="float" office:value="74.8092" calcext:value-type="float">
            <text:p>74.8092</text:p>
          </table:table-cell>
          <table:table-cell office:value-type="float" office:value="95.9112" calcext:value-type="float">
            <text:p>95.911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364" calcext:value-type="float">
            <text:p>45.3364</text:p>
          </table:table-cell>
          <table:table-cell office:value-type="float" office:value="64.5835" calcext:value-type="float">
            <text:p>64.5835</text:p>
          </table:table-cell>
          <table:table-cell office:value-type="float" office:value="79.3306" calcext:value-type="float">
            <text:p>79.330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4.9807" calcext:value-type="float">
            <text:p>54.9807</text:p>
          </table:table-cell>
          <table:table-cell office:value-type="float" office:value="71.7293" calcext:value-type="float">
            <text:p>71.7293</text:p>
          </table:table-cell>
          <table:table-cell office:value-type="float" office:value="92.8579" calcext:value-type="float">
            <text:p>92.857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11" calcext:value-type="float">
            <text:p>48.5911</text:p>
          </table:table-cell>
          <table:table-cell office:value-type="float" office:value="77.0928" calcext:value-type="float">
            <text:p>77.0928</text:p>
          </table:table-cell>
          <table:table-cell office:value-type="float" office:value="95.5174" calcext:value-type="float">
            <text:p>95.517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367" calcext:value-type="float">
            <text:p>46.5367</text:p>
          </table:table-cell>
          <table:table-cell office:value-type="float" office:value="82.4278" calcext:value-type="float">
            <text:p>82.4278</text:p>
          </table:table-cell>
          <table:table-cell office:value-type="float" office:value="104.548" calcext:value-type="float">
            <text:p>104.54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823" calcext:value-type="float">
            <text:p>42.6823</text:p>
          </table:table-cell>
          <table:table-cell office:value-type="float" office:value="74.7932" calcext:value-type="float">
            <text:p>74.7932</text:p>
          </table:table-cell>
          <table:table-cell office:value-type="float" office:value="95.891" calcext:value-type="float">
            <text:p>95.89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349" calcext:value-type="float">
            <text:p>45.3349</text:p>
          </table:table-cell>
          <table:table-cell office:value-type="float" office:value="64.5813" calcext:value-type="float">
            <text:p>64.5813</text:p>
          </table:table-cell>
          <table:table-cell office:value-type="float" office:value="79.3287" calcext:value-type="float">
            <text:p>79.328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0139" calcext:value-type="float">
            <text:p>55.0139</text:p>
          </table:table-cell>
          <table:table-cell office:value-type="float" office:value="71.7794" calcext:value-type="float">
            <text:p>71.7794</text:p>
          </table:table-cell>
          <table:table-cell office:value-type="float" office:value="92.8896" calcext:value-type="float">
            <text:p>92.889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93" calcext:value-type="float">
            <text:p>48.5993</text:p>
          </table:table-cell>
          <table:table-cell office:value-type="float" office:value="77.1074" calcext:value-type="float">
            <text:p>77.1074</text:p>
          </table:table-cell>
          <table:table-cell office:value-type="float" office:value="95.5362" calcext:value-type="float">
            <text:p>95.536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372" calcext:value-type="float">
            <text:p>46.5372</text:p>
          </table:table-cell>
          <table:table-cell office:value-type="float" office:value="82.4282" calcext:value-type="float">
            <text:p>82.4282</text:p>
          </table:table-cell>
          <table:table-cell office:value-type="float" office:value="104.547" calcext:value-type="float">
            <text:p>104.54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672" calcext:value-type="float">
            <text:p>42.6672</text:p>
          </table:table-cell>
          <table:table-cell office:value-type="float" office:value="74.7748" calcext:value-type="float">
            <text:p>74.7748</text:p>
          </table:table-cell>
          <table:table-cell office:value-type="float" office:value="95.8776" calcext:value-type="float">
            <text:p>95.877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345" calcext:value-type="float">
            <text:p>45.3345</text:p>
          </table:table-cell>
          <table:table-cell office:value-type="float" office:value="64.5804" calcext:value-type="float">
            <text:p>64.5804</text:p>
          </table:table-cell>
          <table:table-cell office:value-type="float" office:value="79.3276" calcext:value-type="float">
            <text:p>79.327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0765" calcext:value-type="float">
            <text:p>55.0765</text:p>
          </table:table-cell>
          <table:table-cell office:value-type="float" office:value="71.8805" calcext:value-type="float">
            <text:p>71.8805</text:p>
          </table:table-cell>
          <table:table-cell office:value-type="float" office:value="92.9741" calcext:value-type="float">
            <text:p>92.974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21" calcext:value-type="float">
            <text:p>48.6021</text:p>
          </table:table-cell>
          <table:table-cell office:value-type="float" office:value="77.1125" calcext:value-type="float">
            <text:p>77.1125</text:p>
          </table:table-cell>
          <table:table-cell office:value-type="float" office:value="95.5431" calcext:value-type="float">
            <text:p>95.543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422" calcext:value-type="float">
            <text:p>46.5422</text:p>
          </table:table-cell>
          <table:table-cell office:value-type="float" office:value="82.4358" calcext:value-type="float">
            <text:p>82.4358</text:p>
          </table:table-cell>
          <table:table-cell office:value-type="float" office:value="104.556" calcext:value-type="float">
            <text:p>104.55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633" calcext:value-type="float">
            <text:p>42.6633</text:p>
          </table:table-cell>
          <table:table-cell office:value-type="float" office:value="74.7679" calcext:value-type="float">
            <text:p>74.7679</text:p>
          </table:table-cell>
          <table:table-cell office:value-type="float" office:value="95.8681" calcext:value-type="float">
            <text:p>95.868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359" calcext:value-type="float">
            <text:p>45.3359</text:p>
          </table:table-cell>
          <table:table-cell office:value-type="float" office:value="64.5828" calcext:value-type="float">
            <text:p>64.5828</text:p>
          </table:table-cell>
          <table:table-cell office:value-type="float" office:value="79.3297" calcext:value-type="float">
            <text:p>79.329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1176" calcext:value-type="float">
            <text:p>55.1176</text:p>
          </table:table-cell>
          <table:table-cell office:value-type="float" office:value="71.9442" calcext:value-type="float">
            <text:p>71.9442</text:p>
          </table:table-cell>
          <table:table-cell office:value-type="float" office:value="93.0164" calcext:value-type="float">
            <text:p>93.016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05" calcext:value-type="float">
            <text:p>48.6105</text:p>
          </table:table-cell>
          <table:table-cell office:value-type="float" office:value="77.1279" calcext:value-type="float">
            <text:p>77.1279</text:p>
          </table:table-cell>
          <table:table-cell office:value-type="float" office:value="95.5632" calcext:value-type="float">
            <text:p>95.563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432" calcext:value-type="float">
            <text:p>46.5432</text:p>
          </table:table-cell>
          <table:table-cell office:value-type="float" office:value="82.4369" calcext:value-type="float">
            <text:p>82.4369</text:p>
          </table:table-cell>
          <table:table-cell office:value-type="float" office:value="104.556" calcext:value-type="float">
            <text:p>104.55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614" calcext:value-type="float">
            <text:p>42.6614</text:p>
          </table:table-cell>
          <table:table-cell office:value-type="float" office:value="74.7733" calcext:value-type="float">
            <text:p>74.7733</text:p>
          </table:table-cell>
          <table:table-cell office:value-type="float" office:value="95.888" calcext:value-type="float">
            <text:p>95.88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363" calcext:value-type="float">
            <text:p>45.3363</text:p>
          </table:table-cell>
          <table:table-cell office:value-type="float" office:value="64.5839" calcext:value-type="float">
            <text:p>64.5839</text:p>
          </table:table-cell>
          <table:table-cell office:value-type="float" office:value="79.3316" calcext:value-type="float">
            <text:p>79.331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1871" calcext:value-type="float">
            <text:p>55.1871</text:p>
          </table:table-cell>
          <table:table-cell office:value-type="float" office:value="72.0568" calcext:value-type="float">
            <text:p>72.0568</text:p>
          </table:table-cell>
          <table:table-cell office:value-type="float" office:value="93.1023" calcext:value-type="float">
            <text:p>93.102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48" calcext:value-type="float">
            <text:p>48.6148</text:p>
          </table:table-cell>
          <table:table-cell office:value-type="float" office:value="77.1357" calcext:value-type="float">
            <text:p>77.1357</text:p>
          </table:table-cell>
          <table:table-cell office:value-type="float" office:value="95.5732" calcext:value-type="float">
            <text:p>95.573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501" calcext:value-type="float">
            <text:p>46.5501</text:p>
          </table:table-cell>
          <table:table-cell office:value-type="float" office:value="82.4476" calcext:value-type="float">
            <text:p>82.4476</text:p>
          </table:table-cell>
          <table:table-cell office:value-type="float" office:value="104.569" calcext:value-type="float">
            <text:p>104.56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599" calcext:value-type="float">
            <text:p>42.6599</text:p>
          </table:table-cell>
          <table:table-cell office:value-type="float" office:value="74.777" calcext:value-type="float">
            <text:p>74.777</text:p>
          </table:table-cell>
          <table:table-cell office:value-type="float" office:value="95.9022" calcext:value-type="float">
            <text:p>95.902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363" calcext:value-type="float">
            <text:p>45.3363</text:p>
          </table:table-cell>
          <table:table-cell office:value-type="float" office:value="64.5845" calcext:value-type="float">
            <text:p>64.5845</text:p>
          </table:table-cell>
          <table:table-cell office:value-type="float" office:value="79.3333" calcext:value-type="float">
            <text:p>79.333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1945" calcext:value-type="float">
            <text:p>55.1945</text:p>
          </table:table-cell>
          <table:table-cell office:value-type="float" office:value="72.0658" calcext:value-type="float">
            <text:p>72.0658</text:p>
          </table:table-cell>
          <table:table-cell office:value-type="float" office:value="93.1044" calcext:value-type="float">
            <text:p>93.104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65" calcext:value-type="float">
            <text:p>48.6165</text:p>
          </table:table-cell>
          <table:table-cell office:value-type="float" office:value="77.1391" calcext:value-type="float">
            <text:p>77.1391</text:p>
          </table:table-cell>
          <table:table-cell office:value-type="float" office:value="95.578" calcext:value-type="float">
            <text:p>95.57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661" calcext:value-type="float">
            <text:p>46.5661</text:p>
          </table:table-cell>
          <table:table-cell office:value-type="float" office:value="82.4731" calcext:value-type="float">
            <text:p>82.4731</text:p>
          </table:table-cell>
          <table:table-cell office:value-type="float" office:value="104.6" calcext:value-type="float">
            <text:p>104.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567" calcext:value-type="float">
            <text:p>42.6567</text:p>
          </table:table-cell>
          <table:table-cell office:value-type="float" office:value="74.7751" calcext:value-type="float">
            <text:p>74.7751</text:p>
          </table:table-cell>
          <table:table-cell office:value-type="float" office:value="95.9047" calcext:value-type="float">
            <text:p>95.904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357" calcext:value-type="float">
            <text:p>45.3357</text:p>
          </table:table-cell>
          <table:table-cell office:value-type="float" office:value="64.5839" calcext:value-type="float">
            <text:p>64.5839</text:p>
          </table:table-cell>
          <table:table-cell office:value-type="float" office:value="79.3335" calcext:value-type="float">
            <text:p>79.333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2606" calcext:value-type="float">
            <text:p>55.2606</text:p>
          </table:table-cell>
          <table:table-cell office:value-type="float" office:value="72.1593" calcext:value-type="float">
            <text:p>72.1593</text:p>
          </table:table-cell>
          <table:table-cell office:value-type="float" office:value="93.1769" calcext:value-type="float">
            <text:p>93.176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57" calcext:value-type="float">
            <text:p>48.6157</text:p>
          </table:table-cell>
          <table:table-cell office:value-type="float" office:value="77.1378" calcext:value-type="float">
            <text:p>77.1378</text:p>
          </table:table-cell>
          <table:table-cell office:value-type="float" office:value="95.5762" calcext:value-type="float">
            <text:p>95.576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864" calcext:value-type="float">
            <text:p>46.5864</text:p>
          </table:table-cell>
          <table:table-cell office:value-type="float" office:value="82.5055" calcext:value-type="float">
            <text:p>82.5055</text:p>
          </table:table-cell>
          <table:table-cell office:value-type="float" office:value="104.639" calcext:value-type="float">
            <text:p>104.63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6" calcext:value-type="float">
            <text:p>42.66</text:p>
          </table:table-cell>
          <table:table-cell office:value-type="float" office:value="74.7831" calcext:value-type="float">
            <text:p>74.7831</text:p>
          </table:table-cell>
          <table:table-cell office:value-type="float" office:value="95.9182" calcext:value-type="float">
            <text:p>95.918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376" calcext:value-type="float">
            <text:p>45.3376</text:p>
          </table:table-cell>
          <table:table-cell office:value-type="float" office:value="64.5865" calcext:value-type="float">
            <text:p>64.5865</text:p>
          </table:table-cell>
          <table:table-cell office:value-type="float" office:value="79.3346" calcext:value-type="float">
            <text:p>79.334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2791" calcext:value-type="float">
            <text:p>55.2791</text:p>
          </table:table-cell>
          <table:table-cell office:value-type="float" office:value="72.1842" calcext:value-type="float">
            <text:p>72.1842</text:p>
          </table:table-cell>
          <table:table-cell office:value-type="float" office:value="93.1974" calcext:value-type="float">
            <text:p>93.197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6" calcext:value-type="float">
            <text:p>48.616</text:p>
          </table:table-cell>
          <table:table-cell office:value-type="float" office:value="77.1383" calcext:value-type="float">
            <text:p>77.1383</text:p>
          </table:table-cell>
          <table:table-cell office:value-type="float" office:value="95.5768" calcext:value-type="float">
            <text:p>95.576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91" calcext:value-type="float">
            <text:p>46.591</text:p>
          </table:table-cell>
          <table:table-cell office:value-type="float" office:value="82.5129" calcext:value-type="float">
            <text:p>82.5129</text:p>
          </table:table-cell>
          <table:table-cell office:value-type="float" office:value="104.648" calcext:value-type="float">
            <text:p>104.64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599" calcext:value-type="float">
            <text:p>42.6599</text:p>
          </table:table-cell>
          <table:table-cell office:value-type="float" office:value="74.783" calcext:value-type="float">
            <text:p>74.783</text:p>
          </table:table-cell>
          <table:table-cell office:value-type="float" office:value="95.9182" calcext:value-type="float">
            <text:p>95.918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387" calcext:value-type="float">
            <text:p>45.3387</text:p>
          </table:table-cell>
          <table:table-cell office:value-type="float" office:value="64.5879" calcext:value-type="float">
            <text:p>64.5879</text:p>
          </table:table-cell>
          <table:table-cell office:value-type="float" office:value="79.3348" calcext:value-type="float">
            <text:p>79.334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3085" calcext:value-type="float">
            <text:p>55.3085</text:p>
          </table:table-cell>
          <table:table-cell office:value-type="float" office:value="72.2176" calcext:value-type="float">
            <text:p>72.2176</text:p>
          </table:table-cell>
          <table:table-cell office:value-type="float" office:value="93.2154" calcext:value-type="float">
            <text:p>93.215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63" calcext:value-type="float">
            <text:p>48.6163</text:p>
          </table:table-cell>
          <table:table-cell office:value-type="float" office:value="77.1395" calcext:value-type="float">
            <text:p>77.1395</text:p>
          </table:table-cell>
          <table:table-cell office:value-type="float" office:value="95.5793" calcext:value-type="float">
            <text:p>95.579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976" calcext:value-type="float">
            <text:p>46.5976</text:p>
          </table:table-cell>
          <table:table-cell office:value-type="float" office:value="82.5239" calcext:value-type="float">
            <text:p>82.5239</text:p>
          </table:table-cell>
          <table:table-cell office:value-type="float" office:value="104.662" calcext:value-type="float">
            <text:p>104.66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606" calcext:value-type="float">
            <text:p>42.6606</text:p>
          </table:table-cell>
          <table:table-cell office:value-type="float" office:value="74.7834" calcext:value-type="float">
            <text:p>74.7834</text:p>
          </table:table-cell>
          <table:table-cell office:value-type="float" office:value="95.9172" calcext:value-type="float">
            <text:p>95.9172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407" calcext:value-type="float">
            <text:p>45.3407</text:p>
          </table:table-cell>
          <table:table-cell office:value-type="float" office:value="64.5906" calcext:value-type="float">
            <text:p>64.5906</text:p>
          </table:table-cell>
          <table:table-cell office:value-type="float" office:value="79.3362" calcext:value-type="float">
            <text:p>79.336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3789" calcext:value-type="float">
            <text:p>55.3789</text:p>
          </table:table-cell>
          <table:table-cell office:value-type="float" office:value="72.3217" calcext:value-type="float">
            <text:p>72.3217</text:p>
          </table:table-cell>
          <table:table-cell office:value-type="float" office:value="93.3005" calcext:value-type="float">
            <text:p>93.300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92" calcext:value-type="float">
            <text:p>48.6192</text:p>
          </table:table-cell>
          <table:table-cell office:value-type="float" office:value="77.1451" calcext:value-type="float">
            <text:p>77.1451</text:p>
          </table:table-cell>
          <table:table-cell office:value-type="float" office:value="95.5872" calcext:value-type="float">
            <text:p>95.587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039" calcext:value-type="float">
            <text:p>46.6039</text:p>
          </table:table-cell>
          <table:table-cell office:value-type="float" office:value="82.5341" calcext:value-type="float">
            <text:p>82.5341</text:p>
          </table:table-cell>
          <table:table-cell office:value-type="float" office:value="104.675" calcext:value-type="float">
            <text:p>104.67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7" calcext:value-type="float">
            <text:p>42.67</text:p>
          </table:table-cell>
          <table:table-cell office:value-type="float" office:value="74.7986" calcext:value-type="float">
            <text:p>74.7986</text:p>
          </table:table-cell>
          <table:table-cell office:value-type="float" office:value="95.935" calcext:value-type="float">
            <text:p>95.93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443" calcext:value-type="float">
            <text:p>45.3443</text:p>
          </table:table-cell>
          <table:table-cell office:value-type="float" office:value="64.5967" calcext:value-type="float">
            <text:p>64.5967</text:p>
          </table:table-cell>
          <table:table-cell office:value-type="float" office:value="79.342" calcext:value-type="float">
            <text:p>79.34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428" calcext:value-type="float">
            <text:p>55.428</text:p>
          </table:table-cell>
          <table:table-cell office:value-type="float" office:value="72.3822" calcext:value-type="float">
            <text:p>72.3822</text:p>
          </table:table-cell>
          <table:table-cell office:value-type="float" office:value="93.3429" calcext:value-type="float">
            <text:p>93.342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03" calcext:value-type="float">
            <text:p>48.6203</text:p>
          </table:table-cell>
          <table:table-cell office:value-type="float" office:value="77.1475" calcext:value-type="float">
            <text:p>77.1475</text:p>
          </table:table-cell>
          <table:table-cell office:value-type="float" office:value="95.5907" calcext:value-type="float">
            <text:p>95.590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09" calcext:value-type="float">
            <text:p>46.609</text:p>
          </table:table-cell>
          <table:table-cell office:value-type="float" office:value="82.5429" calcext:value-type="float">
            <text:p>82.5429</text:p>
          </table:table-cell>
          <table:table-cell office:value-type="float" office:value="104.687" calcext:value-type="float">
            <text:p>104.68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844" calcext:value-type="float">
            <text:p>42.6844</text:p>
          </table:table-cell>
          <table:table-cell office:value-type="float" office:value="74.827" calcext:value-type="float">
            <text:p>74.827</text:p>
          </table:table-cell>
          <table:table-cell office:value-type="float" office:value="95.9775" calcext:value-type="float">
            <text:p>95.977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524" calcext:value-type="float">
            <text:p>45.3524</text:p>
          </table:table-cell>
          <table:table-cell office:value-type="float" office:value="64.6114" calcext:value-type="float">
            <text:p>64.6114</text:p>
          </table:table-cell>
          <table:table-cell office:value-type="float" office:value="79.3588" calcext:value-type="float">
            <text:p>79.358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4619" calcext:value-type="float">
            <text:p>55.4619</text:p>
          </table:table-cell>
          <table:table-cell office:value-type="float" office:value="72.4125" calcext:value-type="float">
            <text:p>72.4125</text:p>
          </table:table-cell>
          <table:table-cell office:value-type="float" office:value="93.3536" calcext:value-type="float">
            <text:p>93.353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34" calcext:value-type="float">
            <text:p>48.6234</text:p>
          </table:table-cell>
          <table:table-cell office:value-type="float" office:value="77.1545" calcext:value-type="float">
            <text:p>77.1545</text:p>
          </table:table-cell>
          <table:table-cell office:value-type="float" office:value="95.6018" calcext:value-type="float">
            <text:p>95.601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102" calcext:value-type="float">
            <text:p>46.6102</text:p>
          </table:table-cell>
          <table:table-cell office:value-type="float" office:value="82.5446" calcext:value-type="float">
            <text:p>82.5446</text:p>
          </table:table-cell>
          <table:table-cell office:value-type="float" office:value="104.688" calcext:value-type="float">
            <text:p>104.68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815" calcext:value-type="float">
            <text:p>42.6815</text:p>
          </table:table-cell>
          <table:table-cell office:value-type="float" office:value="74.8259" calcext:value-type="float">
            <text:p>74.8259</text:p>
          </table:table-cell>
          <table:table-cell office:value-type="float" office:value="95.9813" calcext:value-type="float">
            <text:p>95.981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641" calcext:value-type="float">
            <text:p>45.3641</text:p>
          </table:table-cell>
          <table:table-cell office:value-type="float" office:value="64.6329" calcext:value-type="float">
            <text:p>64.6329</text:p>
          </table:table-cell>
          <table:table-cell office:value-type="float" office:value="79.3841" calcext:value-type="float">
            <text:p>79.384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4993" calcext:value-type="float">
            <text:p>55.4993</text:p>
          </table:table-cell>
          <table:table-cell office:value-type="float" office:value="72.4581" calcext:value-type="float">
            <text:p>72.4581</text:p>
          </table:table-cell>
          <table:table-cell office:value-type="float" office:value="93.4036" calcext:value-type="float">
            <text:p>93.403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83" calcext:value-type="float">
            <text:p>48.6283</text:p>
          </table:table-cell>
          <table:table-cell office:value-type="float" office:value="77.1635" calcext:value-type="float">
            <text:p>77.1635</text:p>
          </table:table-cell>
          <table:table-cell office:value-type="float" office:value="95.6137" calcext:value-type="float">
            <text:p>95.613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15" calcext:value-type="float">
            <text:p>46.615</text:p>
          </table:table-cell>
          <table:table-cell office:value-type="float" office:value="82.553" calcext:value-type="float">
            <text:p>82.553</text:p>
          </table:table-cell>
          <table:table-cell office:value-type="float" office:value="104.7" calcext:value-type="float">
            <text:p>104.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797" calcext:value-type="float">
            <text:p>42.6797</text:p>
          </table:table-cell>
          <table:table-cell office:value-type="float" office:value="74.8261" calcext:value-type="float">
            <text:p>74.8261</text:p>
          </table:table-cell>
          <table:table-cell office:value-type="float" office:value="95.9863" calcext:value-type="float">
            <text:p>95.9863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749" calcext:value-type="float">
            <text:p>45.3749</text:p>
          </table:table-cell>
          <table:table-cell office:value-type="float" office:value="64.6519" calcext:value-type="float">
            <text:p>64.6519</text:p>
          </table:table-cell>
          <table:table-cell office:value-type="float" office:value="79.4048" calcext:value-type="float">
            <text:p>79.404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5048" calcext:value-type="float">
            <text:p>55.5048</text:p>
          </table:table-cell>
          <table:table-cell office:value-type="float" office:value="72.4423" calcext:value-type="float">
            <text:p>72.4423</text:p>
          </table:table-cell>
          <table:table-cell office:value-type="float" office:value="93.3752" calcext:value-type="float">
            <text:p>93.375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6" calcext:value-type="float">
            <text:p>48.626</text:p>
          </table:table-cell>
          <table:table-cell office:value-type="float" office:value="77.1607" calcext:value-type="float">
            <text:p>77.1607</text:p>
          </table:table-cell>
          <table:table-cell office:value-type="float" office:value="95.6123" calcext:value-type="float">
            <text:p>95.612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231" calcext:value-type="float">
            <text:p>46.6231</text:p>
          </table:table-cell>
          <table:table-cell office:value-type="float" office:value="82.5666" calcext:value-type="float">
            <text:p>82.5666</text:p>
          </table:table-cell>
          <table:table-cell office:value-type="float" office:value="104.717" calcext:value-type="float">
            <text:p>104.71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825" calcext:value-type="float">
            <text:p>42.6825</text:p>
          </table:table-cell>
          <table:table-cell office:value-type="float" office:value="74.8316" calcext:value-type="float">
            <text:p>74.8316</text:p>
          </table:table-cell>
          <table:table-cell office:value-type="float" office:value="95.9942" calcext:value-type="float">
            <text:p>95.994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811" calcext:value-type="float">
            <text:p>45.3811</text:p>
          </table:table-cell>
          <table:table-cell office:value-type="float" office:value="64.6625" calcext:value-type="float">
            <text:p>64.6625</text:p>
          </table:table-cell>
          <table:table-cell office:value-type="float" office:value="79.4155" calcext:value-type="float">
            <text:p>79.415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5049" calcext:value-type="float">
            <text:p>55.5049</text:p>
          </table:table-cell>
          <table:table-cell office:value-type="float" office:value="72.4121" calcext:value-type="float">
            <text:p>72.4121</text:p>
          </table:table-cell>
          <table:table-cell office:value-type="float" office:value="93.3228" calcext:value-type="float">
            <text:p>93.322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54" calcext:value-type="float">
            <text:p>48.6254</text:p>
          </table:table-cell>
          <table:table-cell office:value-type="float" office:value="77.1604" calcext:value-type="float">
            <text:p>77.1604</text:p>
          </table:table-cell>
          <table:table-cell office:value-type="float" office:value="95.6129" calcext:value-type="float">
            <text:p>95.612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282" calcext:value-type="float">
            <text:p>46.6282</text:p>
          </table:table-cell>
          <table:table-cell office:value-type="float" office:value="82.575" calcext:value-type="float">
            <text:p>82.575</text:p>
          </table:table-cell>
          <table:table-cell office:value-type="float" office:value="104.728" calcext:value-type="float">
            <text:p>104.72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953" calcext:value-type="float">
            <text:p>42.6953</text:p>
          </table:table-cell>
          <table:table-cell office:value-type="float" office:value="74.8532" calcext:value-type="float">
            <text:p>74.8532</text:p>
          </table:table-cell>
          <table:table-cell office:value-type="float" office:value="96.0219" calcext:value-type="float">
            <text:p>96.021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835" calcext:value-type="float">
            <text:p>45.3835</text:p>
          </table:table-cell>
          <table:table-cell office:value-type="float" office:value="64.6665" calcext:value-type="float">
            <text:p>64.6665</text:p>
          </table:table-cell>
          <table:table-cell office:value-type="float" office:value="79.4195" calcext:value-type="float">
            <text:p>79.419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4993" calcext:value-type="float">
            <text:p>55.4993</text:p>
          </table:table-cell>
          <table:table-cell office:value-type="float" office:value="72.3797" calcext:value-type="float">
            <text:p>72.3797</text:p>
          </table:table-cell>
          <table:table-cell office:value-type="float" office:value="93.2804" calcext:value-type="float">
            <text:p>93.280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4" calcext:value-type="float">
            <text:p>48.624</text:p>
          </table:table-cell>
          <table:table-cell office:value-type="float" office:value="77.159" calcext:value-type="float">
            <text:p>77.159</text:p>
          </table:table-cell>
          <table:table-cell office:value-type="float" office:value="95.6126" calcext:value-type="float">
            <text:p>95.612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13" calcext:value-type="float">
            <text:p>46.6313</text:p>
          </table:table-cell>
          <table:table-cell office:value-type="float" office:value="82.5805" calcext:value-type="float">
            <text:p>82.5805</text:p>
          </table:table-cell>
          <table:table-cell office:value-type="float" office:value="104.735" calcext:value-type="float">
            <text:p>104.73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038" calcext:value-type="float">
            <text:p>42.7038</text:p>
          </table:table-cell>
          <table:table-cell office:value-type="float" office:value="74.8664" calcext:value-type="float">
            <text:p>74.8664</text:p>
          </table:table-cell>
          <table:table-cell office:value-type="float" office:value="96.0369" calcext:value-type="float">
            <text:p>96.036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9" calcext:value-type="float">
            <text:p>45.39</text:p>
          </table:table-cell>
          <table:table-cell office:value-type="float" office:value="64.6779" calcext:value-type="float">
            <text:p>64.6779</text:p>
          </table:table-cell>
          <table:table-cell office:value-type="float" office:value="79.4319" calcext:value-type="float">
            <text:p>79.431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4972" calcext:value-type="float">
            <text:p>55.4972</text:p>
          </table:table-cell>
          <table:table-cell office:value-type="float" office:value="72.3588" calcext:value-type="float">
            <text:p>72.3588</text:p>
          </table:table-cell>
          <table:table-cell office:value-type="float" office:value="93.2461" calcext:value-type="float">
            <text:p>93.246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3" calcext:value-type="float">
            <text:p>48.623</text:p>
          </table:table-cell>
          <table:table-cell office:value-type="float" office:value="77.1579" calcext:value-type="float">
            <text:p>77.1579</text:p>
          </table:table-cell>
          <table:table-cell office:value-type="float" office:value="95.6122" calcext:value-type="float">
            <text:p>95.612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35" calcext:value-type="float">
            <text:p>46.6335</text:p>
          </table:table-cell>
          <table:table-cell office:value-type="float" office:value="82.5845" calcext:value-type="float">
            <text:p>82.5845</text:p>
          </table:table-cell>
          <table:table-cell office:value-type="float" office:value="104.74" calcext:value-type="float">
            <text:p>104.7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249" calcext:value-type="float">
            <text:p>42.7249</text:p>
          </table:table-cell>
          <table:table-cell office:value-type="float" office:value="74.8992" calcext:value-type="float">
            <text:p>74.8992</text:p>
          </table:table-cell>
          <table:table-cell office:value-type="float" office:value="96.0749" calcext:value-type="float">
            <text:p>96.0749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3957" calcext:value-type="float">
            <text:p>45.3957</text:p>
          </table:table-cell>
          <table:table-cell office:value-type="float" office:value="64.688" calcext:value-type="float">
            <text:p>64.688</text:p>
          </table:table-cell>
          <table:table-cell office:value-type="float" office:value="79.443" calcext:value-type="float">
            <text:p>79.44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499" calcext:value-type="float">
            <text:p>55.499</text:p>
          </table:table-cell>
          <table:table-cell office:value-type="float" office:value="72.3499" calcext:value-type="float">
            <text:p>72.3499</text:p>
          </table:table-cell>
          <table:table-cell office:value-type="float" office:value="93.2303" calcext:value-type="float">
            <text:p>93.230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16" calcext:value-type="float">
            <text:p>48.6216</text:p>
          </table:table-cell>
          <table:table-cell office:value-type="float" office:value="77.156" calcext:value-type="float">
            <text:p>77.156</text:p>
          </table:table-cell>
          <table:table-cell office:value-type="float" office:value="95.6104" calcext:value-type="float">
            <text:p>95.610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53" calcext:value-type="float">
            <text:p>46.6353</text:p>
          </table:table-cell>
          <table:table-cell office:value-type="float" office:value="82.5876" calcext:value-type="float">
            <text:p>82.5876</text:p>
          </table:table-cell>
          <table:table-cell office:value-type="float" office:value="104.745" calcext:value-type="float">
            <text:p>104.74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431" calcext:value-type="float">
            <text:p>42.7431</text:p>
          </table:table-cell>
          <table:table-cell office:value-type="float" office:value="74.9279" calcext:value-type="float">
            <text:p>74.9279</text:p>
          </table:table-cell>
          <table:table-cell office:value-type="float" office:value="96.1082" calcext:value-type="float">
            <text:p>96.108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052" calcext:value-type="float">
            <text:p>45.4052</text:p>
          </table:table-cell>
          <table:table-cell office:value-type="float" office:value="64.7051" calcext:value-type="float">
            <text:p>64.7051</text:p>
          </table:table-cell>
          <table:table-cell office:value-type="float" office:value="79.4627" calcext:value-type="float">
            <text:p>79.462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5017" calcext:value-type="float">
            <text:p>55.5017</text:p>
          </table:table-cell>
          <table:table-cell office:value-type="float" office:value="72.3417" calcext:value-type="float">
            <text:p>72.3417</text:p>
          </table:table-cell>
          <table:table-cell office:value-type="float" office:value="93.2145" calcext:value-type="float">
            <text:p>93.214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13" calcext:value-type="float">
            <text:p>48.6213</text:p>
          </table:table-cell>
          <table:table-cell office:value-type="float" office:value="77.1558" calcext:value-type="float">
            <text:p>77.1558</text:p>
          </table:table-cell>
          <table:table-cell office:value-type="float" office:value="95.6106" calcext:value-type="float">
            <text:p>95.610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65" calcext:value-type="float">
            <text:p>46.6365</text:p>
          </table:table-cell>
          <table:table-cell office:value-type="float" office:value="82.5897" calcext:value-type="float">
            <text:p>82.5897</text:p>
          </table:table-cell>
          <table:table-cell office:value-type="float" office:value="104.747" calcext:value-type="float">
            <text:p>104.74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572" calcext:value-type="float">
            <text:p>42.7572</text:p>
          </table:table-cell>
          <table:table-cell office:value-type="float" office:value="74.9509" calcext:value-type="float">
            <text:p>74.9509</text:p>
          </table:table-cell>
          <table:table-cell office:value-type="float" office:value="96.1365" calcext:value-type="float">
            <text:p>96.136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147" calcext:value-type="float">
            <text:p>45.4147</text:p>
          </table:table-cell>
          <table:table-cell office:value-type="float" office:value="64.7227" calcext:value-type="float">
            <text:p>64.7227</text:p>
          </table:table-cell>
          <table:table-cell office:value-type="float" office:value="79.4837" calcext:value-type="float">
            <text:p>79.483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5068" calcext:value-type="float">
            <text:p>55.5068</text:p>
          </table:table-cell>
          <table:table-cell office:value-type="float" office:value="72.3381" calcext:value-type="float">
            <text:p>72.3381</text:p>
          </table:table-cell>
          <table:table-cell office:value-type="float" office:value="93.2017" calcext:value-type="float">
            <text:p>93.201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04" calcext:value-type="float">
            <text:p>48.6204</text:p>
          </table:table-cell>
          <table:table-cell office:value-type="float" office:value="77.155" calcext:value-type="float">
            <text:p>77.155</text:p>
          </table:table-cell>
          <table:table-cell office:value-type="float" office:value="95.6109" calcext:value-type="float">
            <text:p>95.610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72" calcext:value-type="float">
            <text:p>46.6372</text:p>
          </table:table-cell>
          <table:table-cell office:value-type="float" office:value="82.5908" calcext:value-type="float">
            <text:p>82.5908</text:p>
          </table:table-cell>
          <table:table-cell office:value-type="float" office:value="104.748" calcext:value-type="float">
            <text:p>104.74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597" calcext:value-type="float">
            <text:p>42.7597</text:p>
          </table:table-cell>
          <table:table-cell office:value-type="float" office:value="74.9548" calcext:value-type="float">
            <text:p>74.9548</text:p>
          </table:table-cell>
          <table:table-cell office:value-type="float" office:value="96.1408" calcext:value-type="float">
            <text:p>96.140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218" calcext:value-type="float">
            <text:p>45.4218</text:p>
          </table:table-cell>
          <table:table-cell office:value-type="float" office:value="64.7361" calcext:value-type="float">
            <text:p>64.7361</text:p>
          </table:table-cell>
          <table:table-cell office:value-type="float" office:value="79.5003" calcext:value-type="float">
            <text:p>79.500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5152" calcext:value-type="float">
            <text:p>55.5152</text:p>
          </table:table-cell>
          <table:table-cell office:value-type="float" office:value="72.3312" calcext:value-type="float">
            <text:p>72.3312</text:p>
          </table:table-cell>
          <table:table-cell office:value-type="float" office:value="93.1759" calcext:value-type="float">
            <text:p>93.175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07" calcext:value-type="float">
            <text:p>48.6207</text:p>
          </table:table-cell>
          <table:table-cell office:value-type="float" office:value="77.1558" calcext:value-type="float">
            <text:p>77.1558</text:p>
          </table:table-cell>
          <table:table-cell office:value-type="float" office:value="95.6121" calcext:value-type="float">
            <text:p>95.612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73" calcext:value-type="float">
            <text:p>46.6373</text:p>
          </table:table-cell>
          <table:table-cell office:value-type="float" office:value="82.5911" calcext:value-type="float">
            <text:p>82.5911</text:p>
          </table:table-cell>
          <table:table-cell office:value-type="float" office:value="104.749" calcext:value-type="float">
            <text:p>104.74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625" calcext:value-type="float">
            <text:p>42.7625</text:p>
          </table:table-cell>
          <table:table-cell office:value-type="float" office:value="74.9587" calcext:value-type="float">
            <text:p>74.9587</text:p>
          </table:table-cell>
          <table:table-cell office:value-type="float" office:value="96.1447" calcext:value-type="float">
            <text:p>96.144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303" calcext:value-type="float">
            <text:p>45.4303</text:p>
          </table:table-cell>
          <table:table-cell office:value-type="float" office:value="64.7524" calcext:value-type="float">
            <text:p>64.7524</text:p>
          </table:table-cell>
          <table:table-cell office:value-type="float" office:value="79.5213" calcext:value-type="float">
            <text:p>79.521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5357" calcext:value-type="float">
            <text:p>55.5357</text:p>
          </table:table-cell>
          <table:table-cell office:value-type="float" office:value="72.3294" calcext:value-type="float">
            <text:p>72.3294</text:p>
          </table:table-cell>
          <table:table-cell office:value-type="float" office:value="93.1336" calcext:value-type="float">
            <text:p>93.133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02" calcext:value-type="float">
            <text:p>48.6202</text:p>
          </table:table-cell>
          <table:table-cell office:value-type="float" office:value="77.1553" calcext:value-type="float">
            <text:p>77.1553</text:p>
          </table:table-cell>
          <table:table-cell office:value-type="float" office:value="95.612" calcext:value-type="float">
            <text:p>95.61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74" calcext:value-type="float">
            <text:p>46.6374</text:p>
          </table:table-cell>
          <table:table-cell office:value-type="float" office:value="82.5914" calcext:value-type="float">
            <text:p>82.5914</text:p>
          </table:table-cell>
          <table:table-cell office:value-type="float" office:value="104.749" calcext:value-type="float">
            <text:p>104.74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684" calcext:value-type="float">
            <text:p>42.7684</text:p>
          </table:table-cell>
          <table:table-cell office:value-type="float" office:value="74.9676" calcext:value-type="float">
            <text:p>74.9676</text:p>
          </table:table-cell>
          <table:table-cell office:value-type="float" office:value="96.1543" calcext:value-type="float">
            <text:p>96.154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359" calcext:value-type="float">
            <text:p>45.4359</text:p>
          </table:table-cell>
          <table:table-cell office:value-type="float" office:value="64.7624" calcext:value-type="float">
            <text:p>64.7624</text:p>
          </table:table-cell>
          <table:table-cell office:value-type="float" office:value="79.5324" calcext:value-type="float">
            <text:p>79.532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5651" calcext:value-type="float">
            <text:p>55.5651</text:p>
          </table:table-cell>
          <table:table-cell office:value-type="float" office:value="72.3436" calcext:value-type="float">
            <text:p>72.3436</text:p>
          </table:table-cell>
          <table:table-cell office:value-type="float" office:value="93.107" calcext:value-type="float">
            <text:p>93.10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95" calcext:value-type="float">
            <text:p>48.6195</text:p>
          </table:table-cell>
          <table:table-cell office:value-type="float" office:value="77.1542" calcext:value-type="float">
            <text:p>77.1542</text:p>
          </table:table-cell>
          <table:table-cell office:value-type="float" office:value="95.6106" calcext:value-type="float">
            <text:p>95.610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71" calcext:value-type="float">
            <text:p>46.6371</text:p>
          </table:table-cell>
          <table:table-cell office:value-type="float" office:value="82.5909" calcext:value-type="float">
            <text:p>82.5909</text:p>
          </table:table-cell>
          <table:table-cell office:value-type="float" office:value="104.749" calcext:value-type="float">
            <text:p>104.74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82" calcext:value-type="float">
            <text:p>42.782</text:p>
          </table:table-cell>
          <table:table-cell office:value-type="float" office:value="74.9876" calcext:value-type="float">
            <text:p>74.9876</text:p>
          </table:table-cell>
          <table:table-cell office:value-type="float" office:value="96.1756" calcext:value-type="float">
            <text:p>96.1756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4418" calcext:value-type="float">
            <text:p>45.4418</text:p>
          </table:table-cell>
          <table:table-cell office:value-type="float" office:value="64.773" calcext:value-type="float">
            <text:p>64.773</text:p>
          </table:table-cell>
          <table:table-cell office:value-type="float" office:value="79.5443" calcext:value-type="float">
            <text:p>79.544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5927" calcext:value-type="float">
            <text:p>55.5927</text:p>
          </table:table-cell>
          <table:table-cell office:value-type="float" office:value="72.3662" calcext:value-type="float">
            <text:p>72.3662</text:p>
          </table:table-cell>
          <table:table-cell office:value-type="float" office:value="93.1009" calcext:value-type="float">
            <text:p>93.100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96" calcext:value-type="float">
            <text:p>48.6196</text:p>
          </table:table-cell>
          <table:table-cell office:value-type="float" office:value="77.1544" calcext:value-type="float">
            <text:p>77.1544</text:p>
          </table:table-cell>
          <table:table-cell office:value-type="float" office:value="95.6108" calcext:value-type="float">
            <text:p>95.610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67" calcext:value-type="float">
            <text:p>46.6367</text:p>
          </table:table-cell>
          <table:table-cell office:value-type="float" office:value="82.5903" calcext:value-type="float">
            <text:p>82.5903</text:p>
          </table:table-cell>
          <table:table-cell office:value-type="float" office:value="104.748" calcext:value-type="float">
            <text:p>104.74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866" calcext:value-type="float">
            <text:p>42.7866</text:p>
          </table:table-cell>
          <table:table-cell office:value-type="float" office:value="74.9945" calcext:value-type="float">
            <text:p>74.9945</text:p>
          </table:table-cell>
          <table:table-cell office:value-type="float" office:value="96.1829" calcext:value-type="float">
            <text:p>96.182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442" calcext:value-type="float">
            <text:p>45.4442</text:p>
          </table:table-cell>
          <table:table-cell office:value-type="float" office:value="64.7773" calcext:value-type="float">
            <text:p>64.7773</text:p>
          </table:table-cell>
          <table:table-cell office:value-type="float" office:value="79.549" calcext:value-type="float">
            <text:p>79.54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6148" calcext:value-type="float">
            <text:p>55.6148</text:p>
          </table:table-cell>
          <table:table-cell office:value-type="float" office:value="72.3988" calcext:value-type="float">
            <text:p>72.3988</text:p>
          </table:table-cell>
          <table:table-cell office:value-type="float" office:value="93.1327" calcext:value-type="float">
            <text:p>93.132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97" calcext:value-type="float">
            <text:p>48.6197</text:p>
          </table:table-cell>
          <table:table-cell office:value-type="float" office:value="77.1543" calcext:value-type="float">
            <text:p>77.1543</text:p>
          </table:table-cell>
          <table:table-cell office:value-type="float" office:value="95.6104" calcext:value-type="float">
            <text:p>95.610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28" calcext:value-type="float">
            <text:p>46.6328</text:p>
          </table:table-cell>
          <table:table-cell office:value-type="float" office:value="82.5845" calcext:value-type="float">
            <text:p>82.5845</text:p>
          </table:table-cell>
          <table:table-cell office:value-type="float" office:value="104.741" calcext:value-type="float">
            <text:p>104.74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" calcext:value-type="float">
            <text:p>42.8</text:p>
          </table:table-cell>
          <table:table-cell office:value-type="float" office:value="75.0158" calcext:value-type="float">
            <text:p>75.0158</text:p>
          </table:table-cell>
          <table:table-cell office:value-type="float" office:value="96.2082" calcext:value-type="float">
            <text:p>96.208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611" calcext:value-type="float">
            <text:p>45.4611</text:p>
          </table:table-cell>
          <table:table-cell office:value-type="float" office:value="64.809" calcext:value-type="float">
            <text:p>64.809</text:p>
          </table:table-cell>
          <table:table-cell office:value-type="float" office:value="79.5882" calcext:value-type="float">
            <text:p>79.588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6386" calcext:value-type="float">
            <text:p>55.6386</text:p>
          </table:table-cell>
          <table:table-cell office:value-type="float" office:value="72.4242" calcext:value-type="float">
            <text:p>72.4242</text:p>
          </table:table-cell>
          <table:table-cell office:value-type="float" office:value="93.1436" calcext:value-type="float">
            <text:p>93.143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95" calcext:value-type="float">
            <text:p>48.6195</text:p>
          </table:table-cell>
          <table:table-cell office:value-type="float" office:value="77.154" calcext:value-type="float">
            <text:p>77.154</text:p>
          </table:table-cell>
          <table:table-cell office:value-type="float" office:value="95.61" calcext:value-type="float">
            <text:p>95.6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16" calcext:value-type="float">
            <text:p>46.6316</text:p>
          </table:table-cell>
          <table:table-cell office:value-type="float" office:value="82.5828" calcext:value-type="float">
            <text:p>82.5828</text:p>
          </table:table-cell>
          <table:table-cell office:value-type="float" office:value="104.74" calcext:value-type="float">
            <text:p>104.7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033" calcext:value-type="float">
            <text:p>42.8033</text:p>
          </table:table-cell>
          <table:table-cell office:value-type="float" office:value="75.0202" calcext:value-type="float">
            <text:p>75.0202</text:p>
          </table:table-cell>
          <table:table-cell office:value-type="float" office:value="96.2121" calcext:value-type="float">
            <text:p>96.212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662" calcext:value-type="float">
            <text:p>45.4662</text:p>
          </table:table-cell>
          <table:table-cell office:value-type="float" office:value="64.8175" calcext:value-type="float">
            <text:p>64.8175</text:p>
          </table:table-cell>
          <table:table-cell office:value-type="float" office:value="79.5964" calcext:value-type="float">
            <text:p>79.596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6749" calcext:value-type="float">
            <text:p>55.6749</text:p>
          </table:table-cell>
          <table:table-cell office:value-type="float" office:value="72.4688" calcext:value-type="float">
            <text:p>72.4688</text:p>
          </table:table-cell>
          <table:table-cell office:value-type="float" office:value="93.1666" calcext:value-type="float">
            <text:p>93.166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88" calcext:value-type="float">
            <text:p>48.6188</text:p>
          </table:table-cell>
          <table:table-cell office:value-type="float" office:value="77.1531" calcext:value-type="float">
            <text:p>77.1531</text:p>
          </table:table-cell>
          <table:table-cell office:value-type="float" office:value="95.6095" calcext:value-type="float">
            <text:p>95.609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302" calcext:value-type="float">
            <text:p>46.6302</text:p>
          </table:table-cell>
          <table:table-cell office:value-type="float" office:value="82.5809" calcext:value-type="float">
            <text:p>82.5809</text:p>
          </table:table-cell>
          <table:table-cell office:value-type="float" office:value="104.738" calcext:value-type="float">
            <text:p>104.73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035" calcext:value-type="float">
            <text:p>42.8035</text:p>
          </table:table-cell>
          <table:table-cell office:value-type="float" office:value="75.0197" calcext:value-type="float">
            <text:p>75.0197</text:p>
          </table:table-cell>
          <table:table-cell office:value-type="float" office:value="96.2101" calcext:value-type="float">
            <text:p>96.2101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4667" calcext:value-type="float">
            <text:p>45.4667</text:p>
          </table:table-cell>
          <table:table-cell office:value-type="float" office:value="64.8181" calcext:value-type="float">
            <text:p>64.8181</text:p>
          </table:table-cell>
          <table:table-cell office:value-type="float" office:value="79.5964" calcext:value-type="float">
            <text:p>79.596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7064" calcext:value-type="float">
            <text:p>55.7064</text:p>
          </table:table-cell>
          <table:table-cell office:value-type="float" office:value="72.5025" calcext:value-type="float">
            <text:p>72.5025</text:p>
          </table:table-cell>
          <table:table-cell office:value-type="float" office:value="93.1817" calcext:value-type="float">
            <text:p>93.181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84" calcext:value-type="float">
            <text:p>48.6184</text:p>
          </table:table-cell>
          <table:table-cell office:value-type="float" office:value="77.1529" calcext:value-type="float">
            <text:p>77.1529</text:p>
          </table:table-cell>
          <table:table-cell office:value-type="float" office:value="95.61" calcext:value-type="float">
            <text:p>95.6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293" calcext:value-type="float">
            <text:p>46.6293</text:p>
          </table:table-cell>
          <table:table-cell office:value-type="float" office:value="82.5795" calcext:value-type="float">
            <text:p>82.5795</text:p>
          </table:table-cell>
          <table:table-cell office:value-type="float" office:value="104.736" calcext:value-type="float">
            <text:p>104.73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103" calcext:value-type="float">
            <text:p>42.8103</text:p>
          </table:table-cell>
          <table:table-cell office:value-type="float" office:value="75.0307" calcext:value-type="float">
            <text:p>75.0307</text:p>
          </table:table-cell>
          <table:table-cell office:value-type="float" office:value="96.2231" calcext:value-type="float">
            <text:p>96.223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648" calcext:value-type="float">
            <text:p>45.4648</text:p>
          </table:table-cell>
          <table:table-cell office:value-type="float" office:value="64.8135" calcext:value-type="float">
            <text:p>64.8135</text:p>
          </table:table-cell>
          <table:table-cell office:value-type="float" office:value="79.5886" calcext:value-type="float">
            <text:p>79.588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7385" calcext:value-type="float">
            <text:p>55.7385</text:p>
          </table:table-cell>
          <table:table-cell office:value-type="float" office:value="72.5344" calcext:value-type="float">
            <text:p>72.5344</text:p>
          </table:table-cell>
          <table:table-cell office:value-type="float" office:value="93.1794" calcext:value-type="float">
            <text:p>93.179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77" calcext:value-type="float">
            <text:p>48.6177</text:p>
          </table:table-cell>
          <table:table-cell office:value-type="float" office:value="77.1519" calcext:value-type="float">
            <text:p>77.1519</text:p>
          </table:table-cell>
          <table:table-cell office:value-type="float" office:value="95.6092" calcext:value-type="float">
            <text:p>95.609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278" calcext:value-type="float">
            <text:p>46.6278</text:p>
          </table:table-cell>
          <table:table-cell office:value-type="float" office:value="82.5775" calcext:value-type="float">
            <text:p>82.5775</text:p>
          </table:table-cell>
          <table:table-cell office:value-type="float" office:value="104.734" calcext:value-type="float">
            <text:p>104.73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103" calcext:value-type="float">
            <text:p>42.8103</text:p>
          </table:table-cell>
          <table:table-cell office:value-type="float" office:value="75.0299" calcext:value-type="float">
            <text:p>75.0299</text:p>
          </table:table-cell>
          <table:table-cell office:value-type="float" office:value="96.2208" calcext:value-type="float">
            <text:p>96.220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648" calcext:value-type="float">
            <text:p>45.4648</text:p>
          </table:table-cell>
          <table:table-cell office:value-type="float" office:value="64.8128" calcext:value-type="float">
            <text:p>64.8128</text:p>
          </table:table-cell>
          <table:table-cell office:value-type="float" office:value="79.5866" calcext:value-type="float">
            <text:p>79.586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7777" calcext:value-type="float">
            <text:p>55.7777</text:p>
          </table:table-cell>
          <table:table-cell office:value-type="float" office:value="72.5675" calcext:value-type="float">
            <text:p>72.5675</text:p>
          </table:table-cell>
          <table:table-cell office:value-type="float" office:value="93.1163" calcext:value-type="float">
            <text:p>93.116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88" calcext:value-type="float">
            <text:p>48.6188</text:p>
          </table:table-cell>
          <table:table-cell office:value-type="float" office:value="77.1537" calcext:value-type="float">
            <text:p>77.1537</text:p>
          </table:table-cell>
          <table:table-cell office:value-type="float" office:value="95.6112" calcext:value-type="float">
            <text:p>95.611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268" calcext:value-type="float">
            <text:p>46.6268</text:p>
          </table:table-cell>
          <table:table-cell office:value-type="float" office:value="82.5761" calcext:value-type="float">
            <text:p>82.5761</text:p>
          </table:table-cell>
          <table:table-cell office:value-type="float" office:value="104.733" calcext:value-type="float">
            <text:p>104.73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111" calcext:value-type="float">
            <text:p>42.8111</text:p>
          </table:table-cell>
          <table:table-cell office:value-type="float" office:value="75.0297" calcext:value-type="float">
            <text:p>75.0297</text:p>
          </table:table-cell>
          <table:table-cell office:value-type="float" office:value="96.2181" calcext:value-type="float">
            <text:p>96.218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648" calcext:value-type="float">
            <text:p>45.4648</text:p>
          </table:table-cell>
          <table:table-cell office:value-type="float" office:value="64.8118" calcext:value-type="float">
            <text:p>64.8118</text:p>
          </table:table-cell>
          <table:table-cell office:value-type="float" office:value="79.5832" calcext:value-type="float">
            <text:p>79.583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8136" calcext:value-type="float">
            <text:p>55.8136</text:p>
          </table:table-cell>
          <table:table-cell office:value-type="float" office:value="72.6135" calcext:value-type="float">
            <text:p>72.6135</text:p>
          </table:table-cell>
          <table:table-cell office:value-type="float" office:value="93.0975" calcext:value-type="float">
            <text:p>93.097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94" calcext:value-type="float">
            <text:p>48.6194</text:p>
          </table:table-cell>
          <table:table-cell office:value-type="float" office:value="77.1547" calcext:value-type="float">
            <text:p>77.1547</text:p>
          </table:table-cell>
          <table:table-cell office:value-type="float" office:value="95.6124" calcext:value-type="float">
            <text:p>95.612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263" calcext:value-type="float">
            <text:p>46.6263</text:p>
          </table:table-cell>
          <table:table-cell office:value-type="float" office:value="82.5752" calcext:value-type="float">
            <text:p>82.5752</text:p>
          </table:table-cell>
          <table:table-cell office:value-type="float" office:value="104.731" calcext:value-type="float">
            <text:p>104.73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141" calcext:value-type="float">
            <text:p>42.8141</text:p>
          </table:table-cell>
          <table:table-cell office:value-type="float" office:value="75.0321" calcext:value-type="float">
            <text:p>75.0321</text:p>
          </table:table-cell>
          <table:table-cell office:value-type="float" office:value="96.2167" calcext:value-type="float">
            <text:p>96.216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644" calcext:value-type="float">
            <text:p>45.4644</text:p>
          </table:table-cell>
          <table:table-cell office:value-type="float" office:value="64.8105" calcext:value-type="float">
            <text:p>64.8105</text:p>
          </table:table-cell>
          <table:table-cell office:value-type="float" office:value="79.5803" calcext:value-type="float">
            <text:p>79.580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8498" calcext:value-type="float">
            <text:p>55.8498</text:p>
          </table:table-cell>
          <table:table-cell office:value-type="float" office:value="72.6762" calcext:value-type="float">
            <text:p>72.6762</text:p>
          </table:table-cell>
          <table:table-cell office:value-type="float" office:value="93.1292" calcext:value-type="float">
            <text:p>93.129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94" calcext:value-type="float">
            <text:p>48.6194</text:p>
          </table:table-cell>
          <table:table-cell office:value-type="float" office:value="77.1548" calcext:value-type="float">
            <text:p>77.1548</text:p>
          </table:table-cell>
          <table:table-cell office:value-type="float" office:value="95.6125" calcext:value-type="float">
            <text:p>95.612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256" calcext:value-type="float">
            <text:p>46.6256</text:p>
          </table:table-cell>
          <table:table-cell office:value-type="float" office:value="82.5741" calcext:value-type="float">
            <text:p>82.5741</text:p>
          </table:table-cell>
          <table:table-cell office:value-type="float" office:value="104.73" calcext:value-type="float">
            <text:p>104.7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152" calcext:value-type="float">
            <text:p>42.8152</text:p>
          </table:table-cell>
          <table:table-cell office:value-type="float" office:value="75.0293" calcext:value-type="float">
            <text:p>75.0293</text:p>
          </table:table-cell>
          <table:table-cell office:value-type="float" office:value="96.2059" calcext:value-type="float">
            <text:p>96.205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647" calcext:value-type="float">
            <text:p>45.4647</text:p>
          </table:table-cell>
          <table:table-cell office:value-type="float" office:value="64.8107" calcext:value-type="float">
            <text:p>64.8107</text:p>
          </table:table-cell>
          <table:table-cell office:value-type="float" office:value="79.5798" calcext:value-type="float">
            <text:p>79.579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8782" calcext:value-type="float">
            <text:p>55.8782</text:p>
          </table:table-cell>
          <table:table-cell office:value-type="float" office:value="72.7289" calcext:value-type="float">
            <text:p>72.7289</text:p>
          </table:table-cell>
          <table:table-cell office:value-type="float" office:value="93.1659" calcext:value-type="float">
            <text:p>93.165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94" calcext:value-type="float">
            <text:p>48.6194</text:p>
          </table:table-cell>
          <table:table-cell office:value-type="float" office:value="77.1547" calcext:value-type="float">
            <text:p>77.1547</text:p>
          </table:table-cell>
          <table:table-cell office:value-type="float" office:value="95.6124" calcext:value-type="float">
            <text:p>95.612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251" calcext:value-type="float">
            <text:p>46.6251</text:p>
          </table:table-cell>
          <table:table-cell office:value-type="float" office:value="82.5733" calcext:value-type="float">
            <text:p>82.5733</text:p>
          </table:table-cell>
          <table:table-cell office:value-type="float" office:value="104.729" calcext:value-type="float">
            <text:p>104.72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151" calcext:value-type="float">
            <text:p>42.8151</text:p>
          </table:table-cell>
          <table:table-cell office:value-type="float" office:value="75.0261" calcext:value-type="float">
            <text:p>75.0261</text:p>
          </table:table-cell>
          <table:table-cell office:value-type="float" office:value="96.1969" calcext:value-type="float">
            <text:p>96.196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641" calcext:value-type="float">
            <text:p>45.4641</text:p>
          </table:table-cell>
          <table:table-cell office:value-type="float" office:value="64.8091" calcext:value-type="float">
            <text:p>64.8091</text:p>
          </table:table-cell>
          <table:table-cell office:value-type="float" office:value="79.577" calcext:value-type="float">
            <text:p>79.57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313" calcext:value-type="float">
            <text:p>55.9313</text:p>
          </table:table-cell>
          <table:table-cell office:value-type="float" office:value="72.8444" calcext:value-type="float">
            <text:p>72.8444</text:p>
          </table:table-cell>
          <table:table-cell office:value-type="float" office:value="93.2902" calcext:value-type="float">
            <text:p>93.290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97" calcext:value-type="float">
            <text:p>48.6197</text:p>
          </table:table-cell>
          <table:table-cell office:value-type="float" office:value="77.1552" calcext:value-type="float">
            <text:p>77.1552</text:p>
          </table:table-cell>
          <table:table-cell office:value-type="float" office:value="95.6127" calcext:value-type="float">
            <text:p>95.612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227" calcext:value-type="float">
            <text:p>46.6227</text:p>
          </table:table-cell>
          <table:table-cell office:value-type="float" office:value="82.5692" calcext:value-type="float">
            <text:p>82.5692</text:p>
          </table:table-cell>
          <table:table-cell office:value-type="float" office:value="104.723" calcext:value-type="float">
            <text:p>104.72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226" calcext:value-type="float">
            <text:p>42.8226</text:p>
          </table:table-cell>
          <table:table-cell office:value-type="float" office:value="75.0359" calcext:value-type="float">
            <text:p>75.0359</text:p>
          </table:table-cell>
          <table:table-cell office:value-type="float" office:value="96.2047" calcext:value-type="float">
            <text:p>96.204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641" calcext:value-type="float">
            <text:p>45.4641</text:p>
          </table:table-cell>
          <table:table-cell office:value-type="float" office:value="64.8092" calcext:value-type="float">
            <text:p>64.8092</text:p>
          </table:table-cell>
          <table:table-cell office:value-type="float" office:value="79.577" calcext:value-type="float">
            <text:p>79.57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516" calcext:value-type="float">
            <text:p>55.9516</text:p>
          </table:table-cell>
          <table:table-cell office:value-type="float" office:value="72.8853" calcext:value-type="float">
            <text:p>72.8853</text:p>
          </table:table-cell>
          <table:table-cell office:value-type="float" office:value="93.3316" calcext:value-type="float">
            <text:p>93.331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98" calcext:value-type="float">
            <text:p>48.6198</text:p>
          </table:table-cell>
          <table:table-cell office:value-type="float" office:value="77.1553" calcext:value-type="float">
            <text:p>77.1553</text:p>
          </table:table-cell>
          <table:table-cell office:value-type="float" office:value="95.6129" calcext:value-type="float">
            <text:p>95.612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202" calcext:value-type="float">
            <text:p>46.6202</text:p>
          </table:table-cell>
          <table:table-cell office:value-type="float" office:value="82.564" calcext:value-type="float">
            <text:p>82.564</text:p>
          </table:table-cell>
          <table:table-cell office:value-type="float" office:value="104.714" calcext:value-type="float">
            <text:p>104.71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192" calcext:value-type="float">
            <text:p>42.8192</text:p>
          </table:table-cell>
          <table:table-cell office:value-type="float" office:value="75.0294" calcext:value-type="float">
            <text:p>75.0294</text:p>
          </table:table-cell>
          <table:table-cell office:value-type="float" office:value="96.1952" calcext:value-type="float">
            <text:p>96.195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638" calcext:value-type="float">
            <text:p>45.4638</text:p>
          </table:table-cell>
          <table:table-cell office:value-type="float" office:value="64.8086" calcext:value-type="float">
            <text:p>64.8086</text:p>
          </table:table-cell>
          <table:table-cell office:value-type="float" office:value="79.5762" calcext:value-type="float">
            <text:p>79.576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606" calcext:value-type="float">
            <text:p>55.9606</text:p>
          </table:table-cell>
          <table:table-cell office:value-type="float" office:value="72.8994" calcext:value-type="float">
            <text:p>72.8994</text:p>
          </table:table-cell>
          <table:table-cell office:value-type="float" office:value="93.336" calcext:value-type="float">
            <text:p>93.33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09" calcext:value-type="float">
            <text:p>48.6209</text:p>
          </table:table-cell>
          <table:table-cell office:value-type="float" office:value="77.1569" calcext:value-type="float">
            <text:p>77.1569</text:p>
          </table:table-cell>
          <table:table-cell office:value-type="float" office:value="95.6141" calcext:value-type="float">
            <text:p>95.614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187" calcext:value-type="float">
            <text:p>46.6187</text:p>
          </table:table-cell>
          <table:table-cell office:value-type="float" office:value="82.5612" calcext:value-type="float">
            <text:p>82.5612</text:p>
          </table:table-cell>
          <table:table-cell office:value-type="float" office:value="104.71" calcext:value-type="float">
            <text:p>104.7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174" calcext:value-type="float">
            <text:p>42.8174</text:p>
          </table:table-cell>
          <table:table-cell office:value-type="float" office:value="75.0266" calcext:value-type="float">
            <text:p>75.0266</text:p>
          </table:table-cell>
          <table:table-cell office:value-type="float" office:value="96.192" calcext:value-type="float">
            <text:p>96.19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638" calcext:value-type="float">
            <text:p>45.4638</text:p>
          </table:table-cell>
          <table:table-cell office:value-type="float" office:value="64.8081" calcext:value-type="float">
            <text:p>64.8081</text:p>
          </table:table-cell>
          <table:table-cell office:value-type="float" office:value="79.5743" calcext:value-type="float">
            <text:p>79.574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692" calcext:value-type="float">
            <text:p>55.9692</text:p>
          </table:table-cell>
          <table:table-cell office:value-type="float" office:value="72.9063" calcext:value-type="float">
            <text:p>72.9063</text:p>
          </table:table-cell>
          <table:table-cell office:value-type="float" office:value="93.3201" calcext:value-type="float">
            <text:p>93.320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24" calcext:value-type="float">
            <text:p>48.6224</text:p>
          </table:table-cell>
          <table:table-cell office:value-type="float" office:value="77.1589" calcext:value-type="float">
            <text:p>77.1589</text:p>
          </table:table-cell>
          <table:table-cell office:value-type="float" office:value="95.6157" calcext:value-type="float">
            <text:p>95.615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17" calcext:value-type="float">
            <text:p>46.617</text:p>
          </table:table-cell>
          <table:table-cell office:value-type="float" office:value="82.5579" calcext:value-type="float">
            <text:p>82.5579</text:p>
          </table:table-cell>
          <table:table-cell office:value-type="float" office:value="104.705" calcext:value-type="float">
            <text:p>104.70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159" calcext:value-type="float">
            <text:p>42.8159</text:p>
          </table:table-cell>
          <table:table-cell office:value-type="float" office:value="75.0235" calcext:value-type="float">
            <text:p>75.0235</text:p>
          </table:table-cell>
          <table:table-cell office:value-type="float" office:value="96.1871" calcext:value-type="float">
            <text:p>96.187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637" calcext:value-type="float">
            <text:p>45.4637</text:p>
          </table:table-cell>
          <table:table-cell office:value-type="float" office:value="64.8077" calcext:value-type="float">
            <text:p>64.8077</text:p>
          </table:table-cell>
          <table:table-cell office:value-type="float" office:value="79.5737" calcext:value-type="float">
            <text:p>79.573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758" calcext:value-type="float">
            <text:p>55.9758</text:p>
          </table:table-cell>
          <table:table-cell office:value-type="float" office:value="72.9112" calcext:value-type="float">
            <text:p>72.9112</text:p>
          </table:table-cell>
          <table:table-cell office:value-type="float" office:value="93.2954" calcext:value-type="float">
            <text:p>93.295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32" calcext:value-type="float">
            <text:p>48.6232</text:p>
          </table:table-cell>
          <table:table-cell office:value-type="float" office:value="77.1601" calcext:value-type="float">
            <text:p>77.1601</text:p>
          </table:table-cell>
          <table:table-cell office:value-type="float" office:value="95.6166" calcext:value-type="float">
            <text:p>95.616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15" calcext:value-type="float">
            <text:p>46.615</text:p>
          </table:table-cell>
          <table:table-cell office:value-type="float" office:value="82.554" calcext:value-type="float">
            <text:p>82.554</text:p>
          </table:table-cell>
          <table:table-cell office:value-type="float" office:value="104.699" calcext:value-type="float">
            <text:p>104.69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8002" calcext:value-type="float">
            <text:p>42.8002</text:p>
          </table:table-cell>
          <table:table-cell office:value-type="float" office:value="74.9959" calcext:value-type="float">
            <text:p>74.9959</text:p>
          </table:table-cell>
          <table:table-cell office:value-type="float" office:value="96.1502" calcext:value-type="float">
            <text:p>96.1502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4637" calcext:value-type="float">
            <text:p>45.4637</text:p>
          </table:table-cell>
          <table:table-cell office:value-type="float" office:value="64.8076" calcext:value-type="float">
            <text:p>64.8076</text:p>
          </table:table-cell>
          <table:table-cell office:value-type="float" office:value="79.5733" calcext:value-type="float">
            <text:p>79.573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806" calcext:value-type="float">
            <text:p>55.9806</text:p>
          </table:table-cell>
          <table:table-cell office:value-type="float" office:value="72.9078" calcext:value-type="float">
            <text:p>72.9078</text:p>
          </table:table-cell>
          <table:table-cell office:value-type="float" office:value="93.2544" calcext:value-type="float">
            <text:p>93.254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34" calcext:value-type="float">
            <text:p>48.6234</text:p>
          </table:table-cell>
          <table:table-cell office:value-type="float" office:value="77.1602" calcext:value-type="float">
            <text:p>77.1602</text:p>
          </table:table-cell>
          <table:table-cell office:value-type="float" office:value="95.6164" calcext:value-type="float">
            <text:p>95.616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141" calcext:value-type="float">
            <text:p>46.6141</text:p>
          </table:table-cell>
          <table:table-cell office:value-type="float" office:value="82.5517" calcext:value-type="float">
            <text:p>82.5517</text:p>
          </table:table-cell>
          <table:table-cell office:value-type="float" office:value="104.695" calcext:value-type="float">
            <text:p>104.69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948" calcext:value-type="float">
            <text:p>42.7948</text:p>
          </table:table-cell>
          <table:table-cell office:value-type="float" office:value="74.9866" calcext:value-type="float">
            <text:p>74.9866</text:p>
          </table:table-cell>
          <table:table-cell office:value-type="float" office:value="96.138" calcext:value-type="float">
            <text:p>96.13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607" calcext:value-type="float">
            <text:p>45.4607</text:p>
          </table:table-cell>
          <table:table-cell office:value-type="float" office:value="64.8018" calcext:value-type="float">
            <text:p>64.8018</text:p>
          </table:table-cell>
          <table:table-cell office:value-type="float" office:value="79.5658" calcext:value-type="float">
            <text:p>79.565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874" calcext:value-type="float">
            <text:p>55.9874</text:p>
          </table:table-cell>
          <table:table-cell office:value-type="float" office:value="72.9207" calcext:value-type="float">
            <text:p>72.9207</text:p>
          </table:table-cell>
          <table:table-cell office:value-type="float" office:value="93.2633" calcext:value-type="float">
            <text:p>93.263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64" calcext:value-type="float">
            <text:p>48.6264</text:p>
          </table:table-cell>
          <table:table-cell office:value-type="float" office:value="77.1643" calcext:value-type="float">
            <text:p>77.1643</text:p>
          </table:table-cell>
          <table:table-cell office:value-type="float" office:value="95.6191" calcext:value-type="float">
            <text:p>95.619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126" calcext:value-type="float">
            <text:p>46.6126</text:p>
          </table:table-cell>
          <table:table-cell office:value-type="float" office:value="82.5487" calcext:value-type="float">
            <text:p>82.5487</text:p>
          </table:table-cell>
          <table:table-cell office:value-type="float" office:value="104.69" calcext:value-type="float">
            <text:p>104.6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933" calcext:value-type="float">
            <text:p>42.7933</text:p>
          </table:table-cell>
          <table:table-cell office:value-type="float" office:value="74.9826" calcext:value-type="float">
            <text:p>74.9826</text:p>
          </table:table-cell>
          <table:table-cell office:value-type="float" office:value="96.1305" calcext:value-type="float">
            <text:p>96.130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582" calcext:value-type="float">
            <text:p>45.4582</text:p>
          </table:table-cell>
          <table:table-cell office:value-type="float" office:value="64.7968" calcext:value-type="float">
            <text:p>64.7968</text:p>
          </table:table-cell>
          <table:table-cell office:value-type="float" office:value="79.5589" calcext:value-type="float">
            <text:p>79.558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5.9946" calcext:value-type="float">
            <text:p>55.9946</text:p>
          </table:table-cell>
          <table:table-cell office:value-type="float" office:value="72.9338" calcext:value-type="float">
            <text:p>72.9338</text:p>
          </table:table-cell>
          <table:table-cell office:value-type="float" office:value="93.2736" calcext:value-type="float">
            <text:p>93.273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7" calcext:value-type="float">
            <text:p>48.627</text:p>
          </table:table-cell>
          <table:table-cell office:value-type="float" office:value="77.1644" calcext:value-type="float">
            <text:p>77.1644</text:p>
          </table:table-cell>
          <table:table-cell office:value-type="float" office:value="95.6175" calcext:value-type="float">
            <text:p>95.617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111" calcext:value-type="float">
            <text:p>46.6111</text:p>
          </table:table-cell>
          <table:table-cell office:value-type="float" office:value="82.5455" calcext:value-type="float">
            <text:p>82.5455</text:p>
          </table:table-cell>
          <table:table-cell office:value-type="float" office:value="104.685" calcext:value-type="float">
            <text:p>104.68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935" calcext:value-type="float">
            <text:p>42.7935</text:p>
          </table:table-cell>
          <table:table-cell office:value-type="float" office:value="74.9824" calcext:value-type="float">
            <text:p>74.9824</text:p>
          </table:table-cell>
          <table:table-cell office:value-type="float" office:value="96.1296" calcext:value-type="float">
            <text:p>96.129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56" calcext:value-type="float">
            <text:p>45.456</text:p>
          </table:table-cell>
          <table:table-cell office:value-type="float" office:value="64.7924" calcext:value-type="float">
            <text:p>64.7924</text:p>
          </table:table-cell>
          <table:table-cell office:value-type="float" office:value="79.5532" calcext:value-type="float">
            <text:p>79.553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0129" calcext:value-type="float">
            <text:p>56.0129</text:p>
          </table:table-cell>
          <table:table-cell office:value-type="float" office:value="72.9676" calcext:value-type="float">
            <text:p>72.9676</text:p>
          </table:table-cell>
          <table:table-cell office:value-type="float" office:value="93.307" calcext:value-type="float">
            <text:p>93.30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64" calcext:value-type="float">
            <text:p>48.6264</text:p>
          </table:table-cell>
          <table:table-cell office:value-type="float" office:value="77.1628" calcext:value-type="float">
            <text:p>77.1628</text:p>
          </table:table-cell>
          <table:table-cell office:value-type="float" office:value="95.6144" calcext:value-type="float">
            <text:p>95.614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104" calcext:value-type="float">
            <text:p>46.6104</text:p>
          </table:table-cell>
          <table:table-cell office:value-type="float" office:value="82.5432" calcext:value-type="float">
            <text:p>82.5432</text:p>
          </table:table-cell>
          <table:table-cell office:value-type="float" office:value="104.68" calcext:value-type="float">
            <text:p>104.6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95" calcext:value-type="float">
            <text:p>42.795</text:p>
          </table:table-cell>
          <table:table-cell office:value-type="float" office:value="74.9831" calcext:value-type="float">
            <text:p>74.9831</text:p>
          </table:table-cell>
          <table:table-cell office:value-type="float" office:value="96.1276" calcext:value-type="float">
            <text:p>96.127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537" calcext:value-type="float">
            <text:p>45.4537</text:p>
          </table:table-cell>
          <table:table-cell office:value-type="float" office:value="64.7876" calcext:value-type="float">
            <text:p>64.7876</text:p>
          </table:table-cell>
          <table:table-cell office:value-type="float" office:value="79.5464" calcext:value-type="float">
            <text:p>79.546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0669" calcext:value-type="float">
            <text:p>56.0669</text:p>
          </table:table-cell>
          <table:table-cell office:value-type="float" office:value="73.073" calcext:value-type="float">
            <text:p>73.073</text:p>
          </table:table-cell>
          <table:table-cell office:value-type="float" office:value="93.4309" calcext:value-type="float">
            <text:p>93.430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55" calcext:value-type="float">
            <text:p>48.6255</text:p>
          </table:table-cell>
          <table:table-cell office:value-type="float" office:value="77.1595" calcext:value-type="float">
            <text:p>77.1595</text:p>
          </table:table-cell>
          <table:table-cell office:value-type="float" office:value="95.6069" calcext:value-type="float">
            <text:p>95.606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094" calcext:value-type="float">
            <text:p>46.6094</text:p>
          </table:table-cell>
          <table:table-cell office:value-type="float" office:value="82.5414" calcext:value-type="float">
            <text:p>82.5414</text:p>
          </table:table-cell>
          <table:table-cell office:value-type="float" office:value="104.677" calcext:value-type="float">
            <text:p>104.67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987" calcext:value-type="float">
            <text:p>42.7987</text:p>
          </table:table-cell>
          <table:table-cell office:value-type="float" office:value="74.9855" calcext:value-type="float">
            <text:p>74.9855</text:p>
          </table:table-cell>
          <table:table-cell office:value-type="float" office:value="96.1247" calcext:value-type="float">
            <text:p>96.124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511" calcext:value-type="float">
            <text:p>45.4511</text:p>
          </table:table-cell>
          <table:table-cell office:value-type="float" office:value="64.782" calcext:value-type="float">
            <text:p>64.782</text:p>
          </table:table-cell>
          <table:table-cell office:value-type="float" office:value="79.538" calcext:value-type="float">
            <text:p>79.53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0839" calcext:value-type="float">
            <text:p>56.0839</text:p>
          </table:table-cell>
          <table:table-cell office:value-type="float" office:value="73.0994" calcext:value-type="float">
            <text:p>73.0994</text:p>
          </table:table-cell>
          <table:table-cell office:value-type="float" office:value="93.4578" calcext:value-type="float">
            <text:p>93.457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51" calcext:value-type="float">
            <text:p>48.6251</text:p>
          </table:table-cell>
          <table:table-cell office:value-type="float" office:value="77.1575" calcext:value-type="float">
            <text:p>77.1575</text:p>
          </table:table-cell>
          <table:table-cell office:value-type="float" office:value="95.6025" calcext:value-type="float">
            <text:p>95.602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088" calcext:value-type="float">
            <text:p>46.6088</text:p>
          </table:table-cell>
          <table:table-cell office:value-type="float" office:value="82.5398" calcext:value-type="float">
            <text:p>82.5398</text:p>
          </table:table-cell>
          <table:table-cell office:value-type="float" office:value="104.674" calcext:value-type="float">
            <text:p>104.67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896" calcext:value-type="float">
            <text:p>42.7896</text:p>
          </table:table-cell>
          <table:table-cell office:value-type="float" office:value="74.9612" calcext:value-type="float">
            <text:p>74.9612</text:p>
          </table:table-cell>
          <table:table-cell office:value-type="float" office:value="96.0787" calcext:value-type="float">
            <text:p>96.078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469" calcext:value-type="float">
            <text:p>45.4469</text:p>
          </table:table-cell>
          <table:table-cell office:value-type="float" office:value="64.7723" calcext:value-type="float">
            <text:p>64.7723</text:p>
          </table:table-cell>
          <table:table-cell office:value-type="float" office:value="79.5219" calcext:value-type="float">
            <text:p>79.521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106" calcext:value-type="float">
            <text:p>56.1106</text:p>
          </table:table-cell>
          <table:table-cell office:value-type="float" office:value="73.1443" calcext:value-type="float">
            <text:p>73.1443</text:p>
          </table:table-cell>
          <table:table-cell office:value-type="float" office:value="93.5062" calcext:value-type="float">
            <text:p>93.506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57" calcext:value-type="float">
            <text:p>48.6257</text:p>
          </table:table-cell>
          <table:table-cell office:value-type="float" office:value="77.1575" calcext:value-type="float">
            <text:p>77.1575</text:p>
          </table:table-cell>
          <table:table-cell office:value-type="float" office:value="95.6006" calcext:value-type="float">
            <text:p>95.600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078" calcext:value-type="float">
            <text:p>46.6078</text:p>
          </table:table-cell>
          <table:table-cell office:value-type="float" office:value="82.5379" calcext:value-type="float">
            <text:p>82.5379</text:p>
          </table:table-cell>
          <table:table-cell office:value-type="float" office:value="104.672" calcext:value-type="float">
            <text:p>104.67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804" calcext:value-type="float">
            <text:p>42.7804</text:p>
          </table:table-cell>
          <table:table-cell office:value-type="float" office:value="74.937" calcext:value-type="float">
            <text:p>74.937</text:p>
          </table:table-cell>
          <table:table-cell office:value-type="float" office:value="96.0337" calcext:value-type="float">
            <text:p>96.033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392" calcext:value-type="float">
            <text:p>45.4392</text:p>
          </table:table-cell>
          <table:table-cell office:value-type="float" office:value="64.7543" calcext:value-type="float">
            <text:p>64.7543</text:p>
          </table:table-cell>
          <table:table-cell office:value-type="float" office:value="79.4922" calcext:value-type="float">
            <text:p>79.492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504" calcext:value-type="float">
            <text:p>56.1504</text:p>
          </table:table-cell>
          <table:table-cell office:value-type="float" office:value="73.2248" calcext:value-type="float">
            <text:p>73.2248</text:p>
          </table:table-cell>
          <table:table-cell office:value-type="float" office:value="93.6225" calcext:value-type="float">
            <text:p>93.622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47" calcext:value-type="float">
            <text:p>48.6247</text:p>
          </table:table-cell>
          <table:table-cell office:value-type="float" office:value="77.1547" calcext:value-type="float">
            <text:p>77.1547</text:p>
          </table:table-cell>
          <table:table-cell office:value-type="float" office:value="95.5951" calcext:value-type="float">
            <text:p>95.595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065" calcext:value-type="float">
            <text:p>46.6065</text:p>
          </table:table-cell>
          <table:table-cell office:value-type="float" office:value="82.5352" calcext:value-type="float">
            <text:p>82.5352</text:p>
          </table:table-cell>
          <table:table-cell office:value-type="float" office:value="104.668" calcext:value-type="float">
            <text:p>104.66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786" calcext:value-type="float">
            <text:p>42.7786</text:p>
          </table:table-cell>
          <table:table-cell office:value-type="float" office:value="74.928" calcext:value-type="float">
            <text:p>74.928</text:p>
          </table:table-cell>
          <table:table-cell office:value-type="float" office:value="96.0122" calcext:value-type="float">
            <text:p>96.012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289" calcext:value-type="float">
            <text:p>45.4289</text:p>
          </table:table-cell>
          <table:table-cell office:value-type="float" office:value="64.7323" calcext:value-type="float">
            <text:p>64.7323</text:p>
          </table:table-cell>
          <table:table-cell office:value-type="float" office:value="79.46" calcext:value-type="float">
            <text:p>79.4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764" calcext:value-type="float">
            <text:p>56.1764</text:p>
          </table:table-cell>
          <table:table-cell office:value-type="float" office:value="73.2633" calcext:value-type="float">
            <text:p>73.2633</text:p>
          </table:table-cell>
          <table:table-cell office:value-type="float" office:value="93.6654" calcext:value-type="float">
            <text:p>93.665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59" calcext:value-type="float">
            <text:p>48.6259</text:p>
          </table:table-cell>
          <table:table-cell office:value-type="float" office:value="77.1556" calcext:value-type="float">
            <text:p>77.1556</text:p>
          </table:table-cell>
          <table:table-cell office:value-type="float" office:value="95.5943" calcext:value-type="float">
            <text:p>95.594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063" calcext:value-type="float">
            <text:p>46.6063</text:p>
          </table:table-cell>
          <table:table-cell office:value-type="float" office:value="82.5346" calcext:value-type="float">
            <text:p>82.5346</text:p>
          </table:table-cell>
          <table:table-cell office:value-type="float" office:value="104.667" calcext:value-type="float">
            <text:p>104.66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637" calcext:value-type="float">
            <text:p>42.7637</text:p>
          </table:table-cell>
          <table:table-cell office:value-type="float" office:value="74.9028" calcext:value-type="float">
            <text:p>74.9028</text:p>
          </table:table-cell>
          <table:table-cell office:value-type="float" office:value="95.9796" calcext:value-type="float">
            <text:p>95.979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177" calcext:value-type="float">
            <text:p>45.4177</text:p>
          </table:table-cell>
          <table:table-cell office:value-type="float" office:value="64.7065" calcext:value-type="float">
            <text:p>64.7065</text:p>
          </table:table-cell>
          <table:table-cell office:value-type="float" office:value="79.4179" calcext:value-type="float">
            <text:p>79.417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028" calcext:value-type="float">
            <text:p>56.2028</text:p>
          </table:table-cell>
          <table:table-cell office:value-type="float" office:value="73.3001" calcext:value-type="float">
            <text:p>73.3001</text:p>
          </table:table-cell>
          <table:table-cell office:value-type="float" office:value="93.6999" calcext:value-type="float">
            <text:p>93.699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79" calcext:value-type="float">
            <text:p>48.6279</text:p>
          </table:table-cell>
          <table:table-cell office:value-type="float" office:value="77.1579" calcext:value-type="float">
            <text:p>77.1579</text:p>
          </table:table-cell>
          <table:table-cell office:value-type="float" office:value="95.5951" calcext:value-type="float">
            <text:p>95.595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059" calcext:value-type="float">
            <text:p>46.6059</text:p>
          </table:table-cell>
          <table:table-cell office:value-type="float" office:value="82.5335" calcext:value-type="float">
            <text:p>82.5335</text:p>
          </table:table-cell>
          <table:table-cell office:value-type="float" office:value="104.665" calcext:value-type="float">
            <text:p>104.66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505" calcext:value-type="float">
            <text:p>42.7505</text:p>
          </table:table-cell>
          <table:table-cell office:value-type="float" office:value="74.8794" calcext:value-type="float">
            <text:p>74.8794</text:p>
          </table:table-cell>
          <table:table-cell office:value-type="float" office:value="95.9481" calcext:value-type="float">
            <text:p>95.948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09" calcext:value-type="float">
            <text:p>45.409</text:p>
          </table:table-cell>
          <table:table-cell office:value-type="float" office:value="64.6868" calcext:value-type="float">
            <text:p>64.6868</text:p>
          </table:table-cell>
          <table:table-cell office:value-type="float" office:value="79.3868" calcext:value-type="float">
            <text:p>79.386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16" calcext:value-type="float">
            <text:p>56.216</text:p>
          </table:table-cell>
          <table:table-cell office:value-type="float" office:value="73.3122" calcext:value-type="float">
            <text:p>73.3122</text:p>
          </table:table-cell>
          <table:table-cell office:value-type="float" office:value="93.7028" calcext:value-type="float">
            <text:p>93.702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7" calcext:value-type="float">
            <text:p>48.627</text:p>
          </table:table-cell>
          <table:table-cell office:value-type="float" office:value="77.1561" calcext:value-type="float">
            <text:p>77.1561</text:p>
          </table:table-cell>
          <table:table-cell office:value-type="float" office:value="95.5927" calcext:value-type="float">
            <text:p>95.592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048" calcext:value-type="float">
            <text:p>46.6048</text:p>
          </table:table-cell>
          <table:table-cell office:value-type="float" office:value="82.5308" calcext:value-type="float">
            <text:p>82.5308</text:p>
          </table:table-cell>
          <table:table-cell office:value-type="float" office:value="104.66" calcext:value-type="float">
            <text:p>104.6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356" calcext:value-type="float">
            <text:p>42.7356</text:p>
          </table:table-cell>
          <table:table-cell office:value-type="float" office:value="74.8516" calcext:value-type="float">
            <text:p>74.8516</text:p>
          </table:table-cell>
          <table:table-cell office:value-type="float" office:value="95.9078" calcext:value-type="float">
            <text:p>95.907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4006" calcext:value-type="float">
            <text:p>45.4006</text:p>
          </table:table-cell>
          <table:table-cell office:value-type="float" office:value="64.6684" calcext:value-type="float">
            <text:p>64.6684</text:p>
          </table:table-cell>
          <table:table-cell office:value-type="float" office:value="79.3588" calcext:value-type="float">
            <text:p>79.358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472" calcext:value-type="float">
            <text:p>56.2472</text:p>
          </table:table-cell>
          <table:table-cell office:value-type="float" office:value="73.3559" calcext:value-type="float">
            <text:p>73.3559</text:p>
          </table:table-cell>
          <table:table-cell office:value-type="float" office:value="93.7416" calcext:value-type="float">
            <text:p>93.741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59" calcext:value-type="float">
            <text:p>48.6259</text:p>
          </table:table-cell>
          <table:table-cell office:value-type="float" office:value="77.1537" calcext:value-type="float">
            <text:p>77.1537</text:p>
          </table:table-cell>
          <table:table-cell office:value-type="float" office:value="95.5899" calcext:value-type="float">
            <text:p>95.589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6024" calcext:value-type="float">
            <text:p>46.6024</text:p>
          </table:table-cell>
          <table:table-cell office:value-type="float" office:value="82.5263" calcext:value-type="float">
            <text:p>82.5263</text:p>
          </table:table-cell>
          <table:table-cell office:value-type="float" office:value="104.654" calcext:value-type="float">
            <text:p>104.65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328" calcext:value-type="float">
            <text:p>42.7328</text:p>
          </table:table-cell>
          <table:table-cell office:value-type="float" office:value="74.8445" calcext:value-type="float">
            <text:p>74.8445</text:p>
          </table:table-cell>
          <table:table-cell office:value-type="float" office:value="95.8948" calcext:value-type="float">
            <text:p>95.894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91" calcext:value-type="float">
            <text:p>45.391</text:p>
          </table:table-cell>
          <table:table-cell office:value-type="float" office:value="64.6494" calcext:value-type="float">
            <text:p>64.6494</text:p>
          </table:table-cell>
          <table:table-cell office:value-type="float" office:value="79.3334" calcext:value-type="float">
            <text:p>79.333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649" calcext:value-type="float">
            <text:p>56.2649</text:p>
          </table:table-cell>
          <table:table-cell office:value-type="float" office:value="73.3784" calcext:value-type="float">
            <text:p>73.3784</text:p>
          </table:table-cell>
          <table:table-cell office:value-type="float" office:value="93.7589" calcext:value-type="float">
            <text:p>93.758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85" calcext:value-type="float">
            <text:p>48.6285</text:p>
          </table:table-cell>
          <table:table-cell office:value-type="float" office:value="77.1577" calcext:value-type="float">
            <text:p>77.1577</text:p>
          </table:table-cell>
          <table:table-cell office:value-type="float" office:value="95.5941" calcext:value-type="float">
            <text:p>95.594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997" calcext:value-type="float">
            <text:p>46.5997</text:p>
          </table:table-cell>
          <table:table-cell office:value-type="float" office:value="82.522" calcext:value-type="float">
            <text:p>82.522</text:p>
          </table:table-cell>
          <table:table-cell office:value-type="float" office:value="104.649" calcext:value-type="float">
            <text:p>104.64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309" calcext:value-type="float">
            <text:p>42.7309</text:p>
          </table:table-cell>
          <table:table-cell office:value-type="float" office:value="74.8404" calcext:value-type="float">
            <text:p>74.8404</text:p>
          </table:table-cell>
          <table:table-cell office:value-type="float" office:value="95.8882" calcext:value-type="float">
            <text:p>95.888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796" calcext:value-type="float">
            <text:p>45.3796</text:p>
          </table:table-cell>
          <table:table-cell office:value-type="float" office:value="64.6276" calcext:value-type="float">
            <text:p>64.6276</text:p>
          </table:table-cell>
          <table:table-cell office:value-type="float" office:value="79.3059" calcext:value-type="float">
            <text:p>79.305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063" calcext:value-type="float">
            <text:p>56.3063</text:p>
          </table:table-cell>
          <table:table-cell office:value-type="float" office:value="73.453" calcext:value-type="float">
            <text:p>73.453</text:p>
          </table:table-cell>
          <table:table-cell office:value-type="float" office:value="93.8535" calcext:value-type="float">
            <text:p>93.853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97" calcext:value-type="float">
            <text:p>48.6297</text:p>
          </table:table-cell>
          <table:table-cell office:value-type="float" office:value="77.1597" calcext:value-type="float">
            <text:p>77.1597</text:p>
          </table:table-cell>
          <table:table-cell office:value-type="float" office:value="95.5969" calcext:value-type="float">
            <text:p>95.596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956" calcext:value-type="float">
            <text:p>46.5956</text:p>
          </table:table-cell>
          <table:table-cell office:value-type="float" office:value="82.515" calcext:value-type="float">
            <text:p>82.515</text:p>
          </table:table-cell>
          <table:table-cell office:value-type="float" office:value="104.64" calcext:value-type="float">
            <text:p>104.6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309" calcext:value-type="float">
            <text:p>42.7309</text:p>
          </table:table-cell>
          <table:table-cell office:value-type="float" office:value="74.8405" calcext:value-type="float">
            <text:p>74.8405</text:p>
          </table:table-cell>
          <table:table-cell office:value-type="float" office:value="95.8886" calcext:value-type="float">
            <text:p>95.888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712" calcext:value-type="float">
            <text:p>45.3712</text:p>
          </table:table-cell>
          <table:table-cell office:value-type="float" office:value="64.6104" calcext:value-type="float">
            <text:p>64.6104</text:p>
          </table:table-cell>
          <table:table-cell office:value-type="float" office:value="79.2818" calcext:value-type="float">
            <text:p>79.281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479" calcext:value-type="float">
            <text:p>56.3479</text:p>
          </table:table-cell>
          <table:table-cell office:value-type="float" office:value="73.5389" calcext:value-type="float">
            <text:p>73.5389</text:p>
          </table:table-cell>
          <table:table-cell office:value-type="float" office:value="93.9729" calcext:value-type="float">
            <text:p>93.972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92" calcext:value-type="float">
            <text:p>48.6292</text:p>
          </table:table-cell>
          <table:table-cell office:value-type="float" office:value="77.1588" calcext:value-type="float">
            <text:p>77.1588</text:p>
          </table:table-cell>
          <table:table-cell office:value-type="float" office:value="95.5957" calcext:value-type="float">
            <text:p>95.595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922" calcext:value-type="float">
            <text:p>46.5922</text:p>
          </table:table-cell>
          <table:table-cell office:value-type="float" office:value="82.5086" calcext:value-type="float">
            <text:p>82.5086</text:p>
          </table:table-cell>
          <table:table-cell office:value-type="float" office:value="104.63" calcext:value-type="float">
            <text:p>104.6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7087" calcext:value-type="float">
            <text:p>42.7087</text:p>
          </table:table-cell>
          <table:table-cell office:value-type="float" office:value="74.804" calcext:value-type="float">
            <text:p>74.804</text:p>
          </table:table-cell>
          <table:table-cell office:value-type="float" office:value="95.8438" calcext:value-type="float">
            <text:p>95.843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657" calcext:value-type="float">
            <text:p>45.3657</text:p>
          </table:table-cell>
          <table:table-cell office:value-type="float" office:value="64.6002" calcext:value-type="float">
            <text:p>64.6002</text:p>
          </table:table-cell>
          <table:table-cell office:value-type="float" office:value="79.2694" calcext:value-type="float">
            <text:p>79.269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776" calcext:value-type="float">
            <text:p>56.3776</text:p>
          </table:table-cell>
          <table:table-cell office:value-type="float" office:value="73.5959" calcext:value-type="float">
            <text:p>73.5959</text:p>
          </table:table-cell>
          <table:table-cell office:value-type="float" office:value="94.0431" calcext:value-type="float">
            <text:p>94.043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7" calcext:value-type="float">
            <text:p>48.627</text:p>
          </table:table-cell>
          <table:table-cell office:value-type="float" office:value="77.1553" calcext:value-type="float">
            <text:p>77.1553</text:p>
          </table:table-cell>
          <table:table-cell office:value-type="float" office:value="95.5926" calcext:value-type="float">
            <text:p>95.592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888" calcext:value-type="float">
            <text:p>46.5888</text:p>
          </table:table-cell>
          <table:table-cell office:value-type="float" office:value="82.5025" calcext:value-type="float">
            <text:p>82.5025</text:p>
          </table:table-cell>
          <table:table-cell office:value-type="float" office:value="104.622" calcext:value-type="float">
            <text:p>104.62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94" calcext:value-type="float">
            <text:p>42.694</text:p>
          </table:table-cell>
          <table:table-cell office:value-type="float" office:value="74.7804" calcext:value-type="float">
            <text:p>74.7804</text:p>
          </table:table-cell>
          <table:table-cell office:value-type="float" office:value="95.8157" calcext:value-type="float">
            <text:p>95.815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575" calcext:value-type="float">
            <text:p>45.3575</text:p>
          </table:table-cell>
          <table:table-cell office:value-type="float" office:value="64.5848" calcext:value-type="float">
            <text:p>64.5848</text:p>
          </table:table-cell>
          <table:table-cell office:value-type="float" office:value="79.2505" calcext:value-type="float">
            <text:p>79.250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855" calcext:value-type="float">
            <text:p>56.3855</text:p>
          </table:table-cell>
          <table:table-cell office:value-type="float" office:value="73.6084" calcext:value-type="float">
            <text:p>73.6084</text:p>
          </table:table-cell>
          <table:table-cell office:value-type="float" office:value="94.0547" calcext:value-type="float">
            <text:p>94.054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51" calcext:value-type="float">
            <text:p>48.6251</text:p>
          </table:table-cell>
          <table:table-cell office:value-type="float" office:value="77.1522" calcext:value-type="float">
            <text:p>77.1522</text:p>
          </table:table-cell>
          <table:table-cell office:value-type="float" office:value="95.5893" calcext:value-type="float">
            <text:p>95.589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855" calcext:value-type="float">
            <text:p>46.5855</text:p>
          </table:table-cell>
          <table:table-cell office:value-type="float" office:value="82.4973" calcext:value-type="float">
            <text:p>82.4973</text:p>
          </table:table-cell>
          <table:table-cell office:value-type="float" office:value="104.616" calcext:value-type="float">
            <text:p>104.61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769" calcext:value-type="float">
            <text:p>42.6769</text:p>
          </table:table-cell>
          <table:table-cell office:value-type="float" office:value="74.7517" calcext:value-type="float">
            <text:p>74.7517</text:p>
          </table:table-cell>
          <table:table-cell office:value-type="float" office:value="95.7795" calcext:value-type="float">
            <text:p>95.779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455" calcext:value-type="float">
            <text:p>45.3455</text:p>
          </table:table-cell>
          <table:table-cell office:value-type="float" office:value="64.5621" calcext:value-type="float">
            <text:p>64.5621</text:p>
          </table:table-cell>
          <table:table-cell office:value-type="float" office:value="79.2223" calcext:value-type="float">
            <text:p>79.222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889" calcext:value-type="float">
            <text:p>56.3889</text:p>
          </table:table-cell>
          <table:table-cell office:value-type="float" office:value="73.6113" calcext:value-type="float">
            <text:p>73.6113</text:p>
          </table:table-cell>
          <table:table-cell office:value-type="float" office:value="94.0548" calcext:value-type="float">
            <text:p>94.054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217" calcext:value-type="float">
            <text:p>48.6217</text:p>
          </table:table-cell>
          <table:table-cell office:value-type="float" office:value="77.1461" calcext:value-type="float">
            <text:p>77.1461</text:p>
          </table:table-cell>
          <table:table-cell office:value-type="float" office:value="95.5818" calcext:value-type="float">
            <text:p>95.581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811" calcext:value-type="float">
            <text:p>46.5811</text:p>
          </table:table-cell>
          <table:table-cell office:value-type="float" office:value="82.4905" calcext:value-type="float">
            <text:p>82.4905</text:p>
          </table:table-cell>
          <table:table-cell office:value-type="float" office:value="104.608" calcext:value-type="float">
            <text:p>104.60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564" calcext:value-type="float">
            <text:p>42.6564</text:p>
          </table:table-cell>
          <table:table-cell office:value-type="float" office:value="74.7142" calcext:value-type="float">
            <text:p>74.7142</text:p>
          </table:table-cell>
          <table:table-cell office:value-type="float" office:value="95.7268" calcext:value-type="float">
            <text:p>95.726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278" calcext:value-type="float">
            <text:p>45.3278</text:p>
          </table:table-cell>
          <table:table-cell office:value-type="float" office:value="64.5268" calcext:value-type="float">
            <text:p>64.5268</text:p>
          </table:table-cell>
          <table:table-cell office:value-type="float" office:value="79.175" calcext:value-type="float">
            <text:p>79.17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94" calcext:value-type="float">
            <text:p>56.394</text:p>
          </table:table-cell>
          <table:table-cell office:value-type="float" office:value="73.617" calcext:value-type="float">
            <text:p>73.617</text:p>
          </table:table-cell>
          <table:table-cell office:value-type="float" office:value="94.056" calcext:value-type="float">
            <text:p>94.05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98" calcext:value-type="float">
            <text:p>48.6198</text:p>
          </table:table-cell>
          <table:table-cell office:value-type="float" office:value="77.1427" calcext:value-type="float">
            <text:p>77.1427</text:p>
          </table:table-cell>
          <table:table-cell office:value-type="float" office:value="95.5778" calcext:value-type="float">
            <text:p>95.577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75" calcext:value-type="float">
            <text:p>46.575</text:p>
          </table:table-cell>
          <table:table-cell office:value-type="float" office:value="82.4809" calcext:value-type="float">
            <text:p>82.4809</text:p>
          </table:table-cell>
          <table:table-cell office:value-type="float" office:value="104.597" calcext:value-type="float">
            <text:p>104.59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489" calcext:value-type="float">
            <text:p>42.6489</text:p>
          </table:table-cell>
          <table:table-cell office:value-type="float" office:value="74.7013" calcext:value-type="float">
            <text:p>74.7013</text:p>
          </table:table-cell>
          <table:table-cell office:value-type="float" office:value="95.7103" calcext:value-type="float">
            <text:p>95.710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3103" calcext:value-type="float">
            <text:p>45.3103</text:p>
          </table:table-cell>
          <table:table-cell office:value-type="float" office:value="64.4923" calcext:value-type="float">
            <text:p>64.4923</text:p>
          </table:table-cell>
          <table:table-cell office:value-type="float" office:value="79.1293" calcext:value-type="float">
            <text:p>79.129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982" calcext:value-type="float">
            <text:p>56.3982</text:p>
          </table:table-cell>
          <table:table-cell office:value-type="float" office:value="73.6228" calcext:value-type="float">
            <text:p>73.6228</text:p>
          </table:table-cell>
          <table:table-cell office:value-type="float" office:value="94.0568" calcext:value-type="float">
            <text:p>94.056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68" calcext:value-type="float">
            <text:p>48.6168</text:p>
          </table:table-cell>
          <table:table-cell office:value-type="float" office:value="77.137" calcext:value-type="float">
            <text:p>77.137</text:p>
          </table:table-cell>
          <table:table-cell office:value-type="float" office:value="95.5701" calcext:value-type="float">
            <text:p>95.570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697" calcext:value-type="float">
            <text:p>46.5697</text:p>
          </table:table-cell>
          <table:table-cell office:value-type="float" office:value="82.4729" calcext:value-type="float">
            <text:p>82.4729</text:p>
          </table:table-cell>
          <table:table-cell office:value-type="float" office:value="104.589" calcext:value-type="float">
            <text:p>104.58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426" calcext:value-type="float">
            <text:p>42.6426</text:p>
          </table:table-cell>
          <table:table-cell office:value-type="float" office:value="74.6922" calcext:value-type="float">
            <text:p>74.6922</text:p>
          </table:table-cell>
          <table:table-cell office:value-type="float" office:value="95.7014" calcext:value-type="float">
            <text:p>95.701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959" calcext:value-type="float">
            <text:p>45.2959</text:p>
          </table:table-cell>
          <table:table-cell office:value-type="float" office:value="64.4663" calcext:value-type="float">
            <text:p>64.4663</text:p>
          </table:table-cell>
          <table:table-cell office:value-type="float" office:value="79.0997" calcext:value-type="float">
            <text:p>79.099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036" calcext:value-type="float">
            <text:p>56.4036</text:p>
          </table:table-cell>
          <table:table-cell office:value-type="float" office:value="73.6318" calcext:value-type="float">
            <text:p>73.6318</text:p>
          </table:table-cell>
          <table:table-cell office:value-type="float" office:value="94.0597" calcext:value-type="float">
            <text:p>94.059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138" calcext:value-type="float">
            <text:p>48.6138</text:p>
          </table:table-cell>
          <table:table-cell office:value-type="float" office:value="77.1312" calcext:value-type="float">
            <text:p>77.1312</text:p>
          </table:table-cell>
          <table:table-cell office:value-type="float" office:value="95.5623" calcext:value-type="float">
            <text:p>95.562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639" calcext:value-type="float">
            <text:p>46.5639</text:p>
          </table:table-cell>
          <table:table-cell office:value-type="float" office:value="82.4638" calcext:value-type="float">
            <text:p>82.4638</text:p>
          </table:table-cell>
          <table:table-cell office:value-type="float" office:value="104.578" calcext:value-type="float">
            <text:p>104.57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402" calcext:value-type="float">
            <text:p>42.6402</text:p>
          </table:table-cell>
          <table:table-cell office:value-type="float" office:value="74.6903" calcext:value-type="float">
            <text:p>74.6903</text:p>
          </table:table-cell>
          <table:table-cell office:value-type="float" office:value="95.7026" calcext:value-type="float">
            <text:p>95.702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809" calcext:value-type="float">
            <text:p>45.2809</text:p>
          </table:table-cell>
          <table:table-cell office:value-type="float" office:value="64.4396" calcext:value-type="float">
            <text:p>64.4396</text:p>
          </table:table-cell>
          <table:table-cell office:value-type="float" office:value="79.0699" calcext:value-type="float">
            <text:p>79.069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086" calcext:value-type="float">
            <text:p>56.4086</text:p>
          </table:table-cell>
          <table:table-cell office:value-type="float" office:value="73.6362" calcext:value-type="float">
            <text:p>73.6362</text:p>
          </table:table-cell>
          <table:table-cell office:value-type="float" office:value="94.0529" calcext:value-type="float">
            <text:p>94.052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96" calcext:value-type="float">
            <text:p>48.6096</text:p>
          </table:table-cell>
          <table:table-cell office:value-type="float" office:value="77.1234" calcext:value-type="float">
            <text:p>77.1234</text:p>
          </table:table-cell>
          <table:table-cell office:value-type="float" office:value="95.5518" calcext:value-type="float">
            <text:p>95.551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545" calcext:value-type="float">
            <text:p>46.5545</text:p>
          </table:table-cell>
          <table:table-cell office:value-type="float" office:value="82.4493" calcext:value-type="float">
            <text:p>82.4493</text:p>
          </table:table-cell>
          <table:table-cell office:value-type="float" office:value="104.561" calcext:value-type="float">
            <text:p>104.56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365" calcext:value-type="float">
            <text:p>42.6365</text:p>
          </table:table-cell>
          <table:table-cell office:value-type="float" office:value="74.6868" calcext:value-type="float">
            <text:p>74.6868</text:p>
          </table:table-cell>
          <table:table-cell office:value-type="float" office:value="95.7035" calcext:value-type="float">
            <text:p>95.7035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267" calcext:value-type="float">
            <text:p>45.267</text:p>
          </table:table-cell>
          <table:table-cell office:value-type="float" office:value="64.4158" calcext:value-type="float">
            <text:p>64.4158</text:p>
          </table:table-cell>
          <table:table-cell office:value-type="float" office:value="79.0457" calcext:value-type="float">
            <text:p>79.045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128" calcext:value-type="float">
            <text:p>56.4128</text:p>
          </table:table-cell>
          <table:table-cell office:value-type="float" office:value="73.6354" calcext:value-type="float">
            <text:p>73.6354</text:p>
          </table:table-cell>
          <table:table-cell office:value-type="float" office:value="94.033" calcext:value-type="float">
            <text:p>94.03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73" calcext:value-type="float">
            <text:p>48.6073</text:p>
          </table:table-cell>
          <table:table-cell office:value-type="float" office:value="77.1195" calcext:value-type="float">
            <text:p>77.1195</text:p>
          </table:table-cell>
          <table:table-cell office:value-type="float" office:value="95.5477" calcext:value-type="float">
            <text:p>95.547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466" calcext:value-type="float">
            <text:p>46.5466</text:p>
          </table:table-cell>
          <table:table-cell office:value-type="float" office:value="82.4369" calcext:value-type="float">
            <text:p>82.4369</text:p>
          </table:table-cell>
          <table:table-cell office:value-type="float" office:value="104.547" calcext:value-type="float">
            <text:p>104.54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303" calcext:value-type="float">
            <text:p>42.6303</text:p>
          </table:table-cell>
          <table:table-cell office:value-type="float" office:value="74.6807" calcext:value-type="float">
            <text:p>74.6807</text:p>
          </table:table-cell>
          <table:table-cell office:value-type="float" office:value="95.7031" calcext:value-type="float">
            <text:p>95.703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525" calcext:value-type="float">
            <text:p>45.2525</text:p>
          </table:table-cell>
          <table:table-cell office:value-type="float" office:value="64.3918" calcext:value-type="float">
            <text:p>64.3918</text:p>
          </table:table-cell>
          <table:table-cell office:value-type="float" office:value="79.023" calcext:value-type="float">
            <text:p>79.02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188" calcext:value-type="float">
            <text:p>56.4188</text:p>
          </table:table-cell>
          <table:table-cell office:value-type="float" office:value="73.6434" calcext:value-type="float">
            <text:p>73.6434</text:p>
          </table:table-cell>
          <table:table-cell office:value-type="float" office:value="94.0336" calcext:value-type="float">
            <text:p>94.033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55" calcext:value-type="float">
            <text:p>48.6055</text:p>
          </table:table-cell>
          <table:table-cell office:value-type="float" office:value="77.1165" calcext:value-type="float">
            <text:p>77.1165</text:p>
          </table:table-cell>
          <table:table-cell office:value-type="float" office:value="95.5443" calcext:value-type="float">
            <text:p>95.544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395" calcext:value-type="float">
            <text:p>46.5395</text:p>
          </table:table-cell>
          <table:table-cell office:value-type="float" office:value="82.426" calcext:value-type="float">
            <text:p>82.426</text:p>
          </table:table-cell>
          <table:table-cell office:value-type="float" office:value="104.534" calcext:value-type="float">
            <text:p>104.53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3" calcext:value-type="float">
            <text:p>42.63</text:p>
          </table:table-cell>
          <table:table-cell office:value-type="float" office:value="74.6817" calcext:value-type="float">
            <text:p>74.6817</text:p>
          </table:table-cell>
          <table:table-cell office:value-type="float" office:value="95.7075" calcext:value-type="float">
            <text:p>95.707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427" calcext:value-type="float">
            <text:p>45.2427</text:p>
          </table:table-cell>
          <table:table-cell office:value-type="float" office:value="64.3763" calcext:value-type="float">
            <text:p>64.3763</text:p>
          </table:table-cell>
          <table:table-cell office:value-type="float" office:value="79.01" calcext:value-type="float">
            <text:p>79.0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25" calcext:value-type="float">
            <text:p>56.425</text:p>
          </table:table-cell>
          <table:table-cell office:value-type="float" office:value="73.6548" calcext:value-type="float">
            <text:p>73.6548</text:p>
          </table:table-cell>
          <table:table-cell office:value-type="float" office:value="94.0392" calcext:value-type="float">
            <text:p>94.039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39" calcext:value-type="float">
            <text:p>48.6039</text:p>
          </table:table-cell>
          <table:table-cell office:value-type="float" office:value="77.1139" calcext:value-type="float">
            <text:p>77.1139</text:p>
          </table:table-cell>
          <table:table-cell office:value-type="float" office:value="95.5416" calcext:value-type="float">
            <text:p>95.541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329" calcext:value-type="float">
            <text:p>46.5329</text:p>
          </table:table-cell>
          <table:table-cell office:value-type="float" office:value="82.4159" calcext:value-type="float">
            <text:p>82.4159</text:p>
          </table:table-cell>
          <table:table-cell office:value-type="float" office:value="104.523" calcext:value-type="float">
            <text:p>104.52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277" calcext:value-type="float">
            <text:p>42.6277</text:p>
          </table:table-cell>
          <table:table-cell office:value-type="float" office:value="74.6795" calcext:value-type="float">
            <text:p>74.6795</text:p>
          </table:table-cell>
          <table:table-cell office:value-type="float" office:value="95.7079" calcext:value-type="float">
            <text:p>95.707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315" calcext:value-type="float">
            <text:p>45.2315</text:p>
          </table:table-cell>
          <table:table-cell office:value-type="float" office:value="64.358" calcext:value-type="float">
            <text:p>64.358</text:p>
          </table:table-cell>
          <table:table-cell office:value-type="float" office:value="78.9932" calcext:value-type="float">
            <text:p>78.993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278" calcext:value-type="float">
            <text:p>56.4278</text:p>
          </table:table-cell>
          <table:table-cell office:value-type="float" office:value="73.6587" calcext:value-type="float">
            <text:p>73.6587</text:p>
          </table:table-cell>
          <table:table-cell office:value-type="float" office:value="94.0394" calcext:value-type="float">
            <text:p>94.039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602" calcext:value-type="float">
            <text:p>48.602</text:p>
          </table:table-cell>
          <table:table-cell office:value-type="float" office:value="77.1109" calcext:value-type="float">
            <text:p>77.1109</text:p>
          </table:table-cell>
          <table:table-cell office:value-type="float" office:value="95.5389" calcext:value-type="float">
            <text:p>95.538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283" calcext:value-type="float">
            <text:p>46.5283</text:p>
          </table:table-cell>
          <table:table-cell office:value-type="float" office:value="82.4091" calcext:value-type="float">
            <text:p>82.4091</text:p>
          </table:table-cell>
          <table:table-cell office:value-type="float" office:value="104.516" calcext:value-type="float">
            <text:p>104.51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272" calcext:value-type="float">
            <text:p>42.6272</text:p>
          </table:table-cell>
          <table:table-cell office:value-type="float" office:value="74.6816" calcext:value-type="float">
            <text:p>74.6816</text:p>
          </table:table-cell>
          <table:table-cell office:value-type="float" office:value="95.7155" calcext:value-type="float">
            <text:p>95.715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226" calcext:value-type="float">
            <text:p>45.2226</text:p>
          </table:table-cell>
          <table:table-cell office:value-type="float" office:value="64.344" calcext:value-type="float">
            <text:p>64.344</text:p>
          </table:table-cell>
          <table:table-cell office:value-type="float" office:value="78.9816" calcext:value-type="float">
            <text:p>78.981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333" calcext:value-type="float">
            <text:p>56.4333</text:p>
          </table:table-cell>
          <table:table-cell office:value-type="float" office:value="73.6672" calcext:value-type="float">
            <text:p>73.6672</text:p>
          </table:table-cell>
          <table:table-cell office:value-type="float" office:value="94.0446" calcext:value-type="float">
            <text:p>94.044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92" calcext:value-type="float">
            <text:p>48.5992</text:p>
          </table:table-cell>
          <table:table-cell office:value-type="float" office:value="77.1066" calcext:value-type="float">
            <text:p>77.1066</text:p>
          </table:table-cell>
          <table:table-cell office:value-type="float" office:value="95.5345" calcext:value-type="float">
            <text:p>95.534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23" calcext:value-type="float">
            <text:p>46.523</text:p>
          </table:table-cell>
          <table:table-cell office:value-type="float" office:value="82.4012" calcext:value-type="float">
            <text:p>82.4012</text:p>
          </table:table-cell>
          <table:table-cell office:value-type="float" office:value="104.507" calcext:value-type="float">
            <text:p>104.50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268" calcext:value-type="float">
            <text:p>42.6268</text:p>
          </table:table-cell>
          <table:table-cell office:value-type="float" office:value="74.6819" calcext:value-type="float">
            <text:p>74.6819</text:p>
          </table:table-cell>
          <table:table-cell office:value-type="float" office:value="95.7179" calcext:value-type="float">
            <text:p>95.717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133" calcext:value-type="float">
            <text:p>45.2133</text:p>
          </table:table-cell>
          <table:table-cell office:value-type="float" office:value="64.3297" calcext:value-type="float">
            <text:p>64.3297</text:p>
          </table:table-cell>
          <table:table-cell office:value-type="float" office:value="78.9707" calcext:value-type="float">
            <text:p>78.970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411" calcext:value-type="float">
            <text:p>56.4411</text:p>
          </table:table-cell>
          <table:table-cell office:value-type="float" office:value="73.6799" calcext:value-type="float">
            <text:p>73.6799</text:p>
          </table:table-cell>
          <table:table-cell office:value-type="float" office:value="94.0571" calcext:value-type="float">
            <text:p>94.057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4" calcext:value-type="float">
            <text:p>48.594</text:p>
          </table:table-cell>
          <table:table-cell office:value-type="float" office:value="77.0977" calcext:value-type="float">
            <text:p>77.0977</text:p>
          </table:table-cell>
          <table:table-cell office:value-type="float" office:value="95.5243" calcext:value-type="float">
            <text:p>95.524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79" calcext:value-type="float">
            <text:p>46.5179</text:p>
          </table:table-cell>
          <table:table-cell office:value-type="float" office:value="82.3935" calcext:value-type="float">
            <text:p>82.3935</text:p>
          </table:table-cell>
          <table:table-cell office:value-type="float" office:value="104.499" calcext:value-type="float">
            <text:p>104.49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267" calcext:value-type="float">
            <text:p>42.6267</text:p>
          </table:table-cell>
          <table:table-cell office:value-type="float" office:value="74.6829" calcext:value-type="float">
            <text:p>74.6829</text:p>
          </table:table-cell>
          <table:table-cell office:value-type="float" office:value="95.7209" calcext:value-type="float">
            <text:p>95.720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067" calcext:value-type="float">
            <text:p>45.2067</text:p>
          </table:table-cell>
          <table:table-cell office:value-type="float" office:value="64.3199" calcext:value-type="float">
            <text:p>64.3199</text:p>
          </table:table-cell>
          <table:table-cell office:value-type="float" office:value="78.9641" calcext:value-type="float">
            <text:p>78.964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53" calcext:value-type="float">
            <text:p>56.453</text:p>
          </table:table-cell>
          <table:table-cell office:value-type="float" office:value="73.7042" calcext:value-type="float">
            <text:p>73.7042</text:p>
          </table:table-cell>
          <table:table-cell office:value-type="float" office:value="94.0903" calcext:value-type="float">
            <text:p>94.090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909" calcext:value-type="float">
            <text:p>48.5909</text:p>
          </table:table-cell>
          <table:table-cell office:value-type="float" office:value="77.0925" calcext:value-type="float">
            <text:p>77.0925</text:p>
          </table:table-cell>
          <table:table-cell office:value-type="float" office:value="95.5183" calcext:value-type="float">
            <text:p>95.518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44" calcext:value-type="float">
            <text:p>46.5144</text:p>
          </table:table-cell>
          <table:table-cell office:value-type="float" office:value="82.388" calcext:value-type="float">
            <text:p>82.388</text:p>
          </table:table-cell>
          <table:table-cell office:value-type="float" office:value="104.492" calcext:value-type="float">
            <text:p>104.49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248" calcext:value-type="float">
            <text:p>42.6248</text:p>
          </table:table-cell>
          <table:table-cell office:value-type="float" office:value="74.6815" calcext:value-type="float">
            <text:p>74.6815</text:p>
          </table:table-cell>
          <table:table-cell office:value-type="float" office:value="95.7222" calcext:value-type="float">
            <text:p>95.722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2032" calcext:value-type="float">
            <text:p>45.2032</text:p>
          </table:table-cell>
          <table:table-cell office:value-type="float" office:value="64.3153" calcext:value-type="float">
            <text:p>64.3153</text:p>
          </table:table-cell>
          <table:table-cell office:value-type="float" office:value="78.9627" calcext:value-type="float">
            <text:p>78.962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662" calcext:value-type="float">
            <text:p>56.4662</text:p>
          </table:table-cell>
          <table:table-cell office:value-type="float" office:value="73.7334" calcext:value-type="float">
            <text:p>73.7334</text:p>
          </table:table-cell>
          <table:table-cell office:value-type="float" office:value="94.1332" calcext:value-type="float">
            <text:p>94.133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75" calcext:value-type="float">
            <text:p>48.5875</text:p>
          </table:table-cell>
          <table:table-cell office:value-type="float" office:value="77.0868" calcext:value-type="float">
            <text:p>77.0868</text:p>
          </table:table-cell>
          <table:table-cell office:value-type="float" office:value="95.5118" calcext:value-type="float">
            <text:p>95.511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106" calcext:value-type="float">
            <text:p>46.5106</text:p>
          </table:table-cell>
          <table:table-cell office:value-type="float" office:value="82.3823" calcext:value-type="float">
            <text:p>82.3823</text:p>
          </table:table-cell>
          <table:table-cell office:value-type="float" office:value="104.486" calcext:value-type="float">
            <text:p>104.48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213" calcext:value-type="float">
            <text:p>42.6213</text:p>
          </table:table-cell>
          <table:table-cell office:value-type="float" office:value="74.6784" calcext:value-type="float">
            <text:p>74.6784</text:p>
          </table:table-cell>
          <table:table-cell office:value-type="float" office:value="95.7229" calcext:value-type="float">
            <text:p>95.722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996" calcext:value-type="float">
            <text:p>45.1996</text:p>
          </table:table-cell>
          <table:table-cell office:value-type="float" office:value="64.3105" calcext:value-type="float">
            <text:p>64.3105</text:p>
          </table:table-cell>
          <table:table-cell office:value-type="float" office:value="78.9605" calcext:value-type="float">
            <text:p>78.960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878" calcext:value-type="float">
            <text:p>56.4878</text:p>
          </table:table-cell>
          <table:table-cell office:value-type="float" office:value="73.7799" calcext:value-type="float">
            <text:p>73.7799</text:p>
          </table:table-cell>
          <table:table-cell office:value-type="float" office:value="94.2029" calcext:value-type="float">
            <text:p>94.202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825" calcext:value-type="float">
            <text:p>48.5825</text:p>
          </table:table-cell>
          <table:table-cell office:value-type="float" office:value="77.0787" calcext:value-type="float">
            <text:p>77.0787</text:p>
          </table:table-cell>
          <table:table-cell office:value-type="float" office:value="95.5029" calcext:value-type="float">
            <text:p>95.502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68" calcext:value-type="float">
            <text:p>46.5068</text:p>
          </table:table-cell>
          <table:table-cell office:value-type="float" office:value="82.3764" calcext:value-type="float">
            <text:p>82.3764</text:p>
          </table:table-cell>
          <table:table-cell office:value-type="float" office:value="104.479" calcext:value-type="float">
            <text:p>104.47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19" calcext:value-type="float">
            <text:p>42.619</text:p>
          </table:table-cell>
          <table:table-cell office:value-type="float" office:value="74.6767" calcext:value-type="float">
            <text:p>74.6767</text:p>
          </table:table-cell>
          <table:table-cell office:value-type="float" office:value="95.7243" calcext:value-type="float">
            <text:p>95.724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967" calcext:value-type="float">
            <text:p>45.1967</text:p>
          </table:table-cell>
          <table:table-cell office:value-type="float" office:value="64.3066" calcext:value-type="float">
            <text:p>64.3066</text:p>
          </table:table-cell>
          <table:table-cell office:value-type="float" office:value="78.9589" calcext:value-type="float">
            <text:p>78.958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5089" calcext:value-type="float">
            <text:p>56.5089</text:p>
          </table:table-cell>
          <table:table-cell office:value-type="float" office:value="73.8254" calcext:value-type="float">
            <text:p>73.8254</text:p>
          </table:table-cell>
          <table:table-cell office:value-type="float" office:value="94.2661" calcext:value-type="float">
            <text:p>94.266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78" calcext:value-type="float">
            <text:p>48.5778</text:p>
          </table:table-cell>
          <table:table-cell office:value-type="float" office:value="77.071" calcext:value-type="float">
            <text:p>77.071</text:p>
          </table:table-cell>
          <table:table-cell office:value-type="float" office:value="95.4946" calcext:value-type="float">
            <text:p>95.494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33" calcext:value-type="float">
            <text:p>46.5033</text:p>
          </table:table-cell>
          <table:table-cell office:value-type="float" office:value="82.3715" calcext:value-type="float">
            <text:p>82.3715</text:p>
          </table:table-cell>
          <table:table-cell office:value-type="float" office:value="104.475" calcext:value-type="float">
            <text:p>104.47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111" calcext:value-type="float">
            <text:p>42.6111</text:p>
          </table:table-cell>
          <table:table-cell office:value-type="float" office:value="74.6664" calcext:value-type="float">
            <text:p>74.6664</text:p>
          </table:table-cell>
          <table:table-cell office:value-type="float" office:value="95.7162" calcext:value-type="float">
            <text:p>95.716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956" calcext:value-type="float">
            <text:p>45.1956</text:p>
          </table:table-cell>
          <table:table-cell office:value-type="float" office:value="64.3059" calcext:value-type="float">
            <text:p>64.3059</text:p>
          </table:table-cell>
          <table:table-cell office:value-type="float" office:value="78.9612" calcext:value-type="float">
            <text:p>78.961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5148" calcext:value-type="float">
            <text:p>56.5148</text:p>
          </table:table-cell>
          <table:table-cell office:value-type="float" office:value="73.8429" calcext:value-type="float">
            <text:p>73.8429</text:p>
          </table:table-cell>
          <table:table-cell office:value-type="float" office:value="94.2972" calcext:value-type="float">
            <text:p>94.297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58" calcext:value-type="float">
            <text:p>48.5758</text:p>
          </table:table-cell>
          <table:table-cell office:value-type="float" office:value="77.0677" calcext:value-type="float">
            <text:p>77.0677</text:p>
          </table:table-cell>
          <table:table-cell office:value-type="float" office:value="95.491" calcext:value-type="float">
            <text:p>95.49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5005" calcext:value-type="float">
            <text:p>46.5005</text:p>
          </table:table-cell>
          <table:table-cell office:value-type="float" office:value="82.3672" calcext:value-type="float">
            <text:p>82.3672</text:p>
          </table:table-cell>
          <table:table-cell office:value-type="float" office:value="104.47" calcext:value-type="float">
            <text:p>104.4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081" calcext:value-type="float">
            <text:p>42.6081</text:p>
          </table:table-cell>
          <table:table-cell office:value-type="float" office:value="74.6622" calcext:value-type="float">
            <text:p>74.6622</text:p>
          </table:table-cell>
          <table:table-cell office:value-type="float" office:value="95.7123" calcext:value-type="float">
            <text:p>95.712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956" calcext:value-type="float">
            <text:p>45.1956</text:p>
          </table:table-cell>
          <table:table-cell office:value-type="float" office:value="64.307" calcext:value-type="float">
            <text:p>64.307</text:p>
          </table:table-cell>
          <table:table-cell office:value-type="float" office:value="78.9648" calcext:value-type="float">
            <text:p>78.964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5157" calcext:value-type="float">
            <text:p>56.5157</text:p>
          </table:table-cell>
          <table:table-cell office:value-type="float" office:value="73.8499" calcext:value-type="float">
            <text:p>73.8499</text:p>
          </table:table-cell>
          <table:table-cell office:value-type="float" office:value="94.3213" calcext:value-type="float">
            <text:p>94.321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54" calcext:value-type="float">
            <text:p>48.5754</text:p>
          </table:table-cell>
          <table:table-cell office:value-type="float" office:value="77.067" calcext:value-type="float">
            <text:p>77.067</text:p>
          </table:table-cell>
          <table:table-cell office:value-type="float" office:value="95.4903" calcext:value-type="float">
            <text:p>95.490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8" calcext:value-type="float">
            <text:p>46.498</text:p>
          </table:table-cell>
          <table:table-cell office:value-type="float" office:value="82.3637" calcext:value-type="float">
            <text:p>82.3637</text:p>
          </table:table-cell>
          <table:table-cell office:value-type="float" office:value="104.466" calcext:value-type="float">
            <text:p>104.46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6009" calcext:value-type="float">
            <text:p>42.6009</text:p>
          </table:table-cell>
          <table:table-cell office:value-type="float" office:value="74.6524" calcext:value-type="float">
            <text:p>74.6524</text:p>
          </table:table-cell>
          <table:table-cell office:value-type="float" office:value="95.7037" calcext:value-type="float">
            <text:p>95.703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944" calcext:value-type="float">
            <text:p>45.1944</text:p>
          </table:table-cell>
          <table:table-cell office:value-type="float" office:value="64.306" calcext:value-type="float">
            <text:p>64.306</text:p>
          </table:table-cell>
          <table:table-cell office:value-type="float" office:value="78.9659" calcext:value-type="float">
            <text:p>78.965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5104" calcext:value-type="float">
            <text:p>56.5104</text:p>
          </table:table-cell>
          <table:table-cell office:value-type="float" office:value="73.8453" calcext:value-type="float">
            <text:p>73.8453</text:p>
          </table:table-cell>
          <table:table-cell office:value-type="float" office:value="94.3307" calcext:value-type="float">
            <text:p>94.330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43" calcext:value-type="float">
            <text:p>48.5743</text:p>
          </table:table-cell>
          <table:table-cell office:value-type="float" office:value="77.0652" calcext:value-type="float">
            <text:p>77.0652</text:p>
          </table:table-cell>
          <table:table-cell office:value-type="float" office:value="95.4882" calcext:value-type="float">
            <text:p>95.488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65" calcext:value-type="float">
            <text:p>46.4965</text:p>
          </table:table-cell>
          <table:table-cell office:value-type="float" office:value="82.3616" calcext:value-type="float">
            <text:p>82.3616</text:p>
          </table:table-cell>
          <table:table-cell office:value-type="float" office:value="104.465" calcext:value-type="float">
            <text:p>104.46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99" calcext:value-type="float">
            <text:p>42.5999</text:p>
          </table:table-cell>
          <table:table-cell office:value-type="float" office:value="74.6516" calcext:value-type="float">
            <text:p>74.6516</text:p>
          </table:table-cell>
          <table:table-cell office:value-type="float" office:value="95.7042" calcext:value-type="float">
            <text:p>95.704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938" calcext:value-type="float">
            <text:p>45.1938</text:p>
          </table:table-cell>
          <table:table-cell office:value-type="float" office:value="64.3058" calcext:value-type="float">
            <text:p>64.3058</text:p>
          </table:table-cell>
          <table:table-cell office:value-type="float" office:value="78.968" calcext:value-type="float">
            <text:p>78.96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5057" calcext:value-type="float">
            <text:p>56.5057</text:p>
          </table:table-cell>
          <table:table-cell office:value-type="float" office:value="73.8459" calcext:value-type="float">
            <text:p>73.8459</text:p>
          </table:table-cell>
          <table:table-cell office:value-type="float" office:value="94.364" calcext:value-type="float">
            <text:p>94.36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37" calcext:value-type="float">
            <text:p>48.5737</text:p>
          </table:table-cell>
          <table:table-cell office:value-type="float" office:value="77.0639" calcext:value-type="float">
            <text:p>77.0639</text:p>
          </table:table-cell>
          <table:table-cell office:value-type="float" office:value="95.486" calcext:value-type="float">
            <text:p>95.48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62" calcext:value-type="float">
            <text:p>46.4962</text:p>
          </table:table-cell>
          <table:table-cell office:value-type="float" office:value="82.3611" calcext:value-type="float">
            <text:p>82.3611</text:p>
          </table:table-cell>
          <table:table-cell office:value-type="float" office:value="104.464" calcext:value-type="float">
            <text:p>104.46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95" calcext:value-type="float">
            <text:p>42.5995</text:p>
          </table:table-cell>
          <table:table-cell office:value-type="float" office:value="74.6515" calcext:value-type="float">
            <text:p>74.6515</text:p>
          </table:table-cell>
          <table:table-cell office:value-type="float" office:value="95.7048" calcext:value-type="float">
            <text:p>95.704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93" calcext:value-type="float">
            <text:p>45.193</text:p>
          </table:table-cell>
          <table:table-cell office:value-type="float" office:value="64.3051" calcext:value-type="float">
            <text:p>64.3051</text:p>
          </table:table-cell>
          <table:table-cell office:value-type="float" office:value="78.9686" calcext:value-type="float">
            <text:p>78.968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5027" calcext:value-type="float">
            <text:p>56.5027</text:p>
          </table:table-cell>
          <table:table-cell office:value-type="float" office:value="73.8431" calcext:value-type="float">
            <text:p>73.8431</text:p>
          </table:table-cell>
          <table:table-cell office:value-type="float" office:value="94.3762" calcext:value-type="float">
            <text:p>94.376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18" calcext:value-type="float">
            <text:p>48.5718</text:p>
          </table:table-cell>
          <table:table-cell office:value-type="float" office:value="77.0597" calcext:value-type="float">
            <text:p>77.0597</text:p>
          </table:table-cell>
          <table:table-cell office:value-type="float" office:value="95.4793" calcext:value-type="float">
            <text:p>95.479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45" calcext:value-type="float">
            <text:p>46.4945</text:p>
          </table:table-cell>
          <table:table-cell office:value-type="float" office:value="82.3582" calcext:value-type="float">
            <text:p>82.3582</text:p>
          </table:table-cell>
          <table:table-cell office:value-type="float" office:value="104.46" calcext:value-type="float">
            <text:p>104.4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89" calcext:value-type="float">
            <text:p>42.5989</text:p>
          </table:table-cell>
          <table:table-cell office:value-type="float" office:value="74.6513" calcext:value-type="float">
            <text:p>74.6513</text:p>
          </table:table-cell>
          <table:table-cell office:value-type="float" office:value="95.7061" calcext:value-type="float">
            <text:p>95.7061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911" calcext:value-type="float">
            <text:p>45.1911</text:p>
          </table:table-cell>
          <table:table-cell office:value-type="float" office:value="64.3027" calcext:value-type="float">
            <text:p>64.3027</text:p>
          </table:table-cell>
          <table:table-cell office:value-type="float" office:value="78.9678" calcext:value-type="float">
            <text:p>78.967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965" calcext:value-type="float">
            <text:p>56.4965</text:p>
          </table:table-cell>
          <table:table-cell office:value-type="float" office:value="73.8344" calcext:value-type="float">
            <text:p>73.8344</text:p>
          </table:table-cell>
          <table:table-cell office:value-type="float" office:value="94.3817" calcext:value-type="float">
            <text:p>94.381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01" calcext:value-type="float">
            <text:p>48.5701</text:p>
          </table:table-cell>
          <table:table-cell office:value-type="float" office:value="77.0564" calcext:value-type="float">
            <text:p>77.0564</text:p>
          </table:table-cell>
          <table:table-cell office:value-type="float" office:value="95.4747" calcext:value-type="float">
            <text:p>95.474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38" calcext:value-type="float">
            <text:p>46.4938</text:p>
          </table:table-cell>
          <table:table-cell office:value-type="float" office:value="82.3569" calcext:value-type="float">
            <text:p>82.3569</text:p>
          </table:table-cell>
          <table:table-cell office:value-type="float" office:value="104.458" calcext:value-type="float">
            <text:p>104.45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98" calcext:value-type="float">
            <text:p>42.5898</text:p>
          </table:table-cell>
          <table:table-cell office:value-type="float" office:value="74.6407" calcext:value-type="float">
            <text:p>74.6407</text:p>
          </table:table-cell>
          <table:table-cell office:value-type="float" office:value="95.7001" calcext:value-type="float">
            <text:p>95.700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909" calcext:value-type="float">
            <text:p>45.1909</text:p>
          </table:table-cell>
          <table:table-cell office:value-type="float" office:value="64.3026" calcext:value-type="float">
            <text:p>64.3026</text:p>
          </table:table-cell>
          <table:table-cell office:value-type="float" office:value="78.9684" calcext:value-type="float">
            <text:p>78.968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922" calcext:value-type="float">
            <text:p>56.4922</text:p>
          </table:table-cell>
          <table:table-cell office:value-type="float" office:value="73.8294" calcext:value-type="float">
            <text:p>73.8294</text:p>
          </table:table-cell>
          <table:table-cell office:value-type="float" office:value="94.3953" calcext:value-type="float">
            <text:p>94.395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58" calcext:value-type="float">
            <text:p>48.5658</text:p>
          </table:table-cell>
          <table:table-cell office:value-type="float" office:value="77.0484" calcext:value-type="float">
            <text:p>77.0484</text:p>
          </table:table-cell>
          <table:table-cell office:value-type="float" office:value="95.4639" calcext:value-type="float">
            <text:p>95.463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22" calcext:value-type="float">
            <text:p>46.4922</text:p>
          </table:table-cell>
          <table:table-cell office:value-type="float" office:value="82.3545" calcext:value-type="float">
            <text:p>82.3545</text:p>
          </table:table-cell>
          <table:table-cell office:value-type="float" office:value="104.456" calcext:value-type="float">
            <text:p>104.45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72" calcext:value-type="float">
            <text:p>42.5772</text:p>
          </table:table-cell>
          <table:table-cell office:value-type="float" office:value="74.6241" calcext:value-type="float">
            <text:p>74.6241</text:p>
          </table:table-cell>
          <table:table-cell office:value-type="float" office:value="95.6866" calcext:value-type="float">
            <text:p>95.686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896" calcext:value-type="float">
            <text:p>45.1896</text:p>
          </table:table-cell>
          <table:table-cell office:value-type="float" office:value="64.3013" calcext:value-type="float">
            <text:p>64.3013</text:p>
          </table:table-cell>
          <table:table-cell office:value-type="float" office:value="78.9691" calcext:value-type="float">
            <text:p>78.969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83" calcext:value-type="float">
            <text:p>56.483</text:p>
          </table:table-cell>
          <table:table-cell office:value-type="float" office:value="73.8189" calcext:value-type="float">
            <text:p>73.8189</text:p>
          </table:table-cell>
          <table:table-cell office:value-type="float" office:value="94.4137" calcext:value-type="float">
            <text:p>94.413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4" calcext:value-type="float">
            <text:p>48.564</text:p>
          </table:table-cell>
          <table:table-cell office:value-type="float" office:value="77.0451" calcext:value-type="float">
            <text:p>77.0451</text:p>
          </table:table-cell>
          <table:table-cell office:value-type="float" office:value="95.4597" calcext:value-type="float">
            <text:p>95.459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15" calcext:value-type="float">
            <text:p>46.4915</text:p>
          </table:table-cell>
          <table:table-cell office:value-type="float" office:value="82.353" calcext:value-type="float">
            <text:p>82.353</text:p>
          </table:table-cell>
          <table:table-cell office:value-type="float" office:value="104.453" calcext:value-type="float">
            <text:p>104.45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45" calcext:value-type="float">
            <text:p>42.5645</text:p>
          </table:table-cell>
          <table:table-cell office:value-type="float" office:value="74.6072" calcext:value-type="float">
            <text:p>74.6072</text:p>
          </table:table-cell>
          <table:table-cell office:value-type="float" office:value="95.6722" calcext:value-type="float">
            <text:p>95.672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886" calcext:value-type="float">
            <text:p>45.1886</text:p>
          </table:table-cell>
          <table:table-cell office:value-type="float" office:value="64.3006" calcext:value-type="float">
            <text:p>64.3006</text:p>
          </table:table-cell>
          <table:table-cell office:value-type="float" office:value="78.9703" calcext:value-type="float">
            <text:p>78.970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741" calcext:value-type="float">
            <text:p>56.4741</text:p>
          </table:table-cell>
          <table:table-cell office:value-type="float" office:value="73.8104" calcext:value-type="float">
            <text:p>73.8104</text:p>
          </table:table-cell>
          <table:table-cell office:value-type="float" office:value="94.4313" calcext:value-type="float">
            <text:p>94.431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21" calcext:value-type="float">
            <text:p>48.5621</text:p>
          </table:table-cell>
          <table:table-cell office:value-type="float" office:value="77.0416" calcext:value-type="float">
            <text:p>77.0416</text:p>
          </table:table-cell>
          <table:table-cell office:value-type="float" office:value="95.4552" calcext:value-type="float">
            <text:p>95.455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9" calcext:value-type="float">
            <text:p>46.49</text:p>
          </table:table-cell>
          <table:table-cell office:value-type="float" office:value="82.3503" calcext:value-type="float">
            <text:p>82.3503</text:p>
          </table:table-cell>
          <table:table-cell office:value-type="float" office:value="104.45" calcext:value-type="float">
            <text:p>104.4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28" calcext:value-type="float">
            <text:p>42.5528</text:p>
          </table:table-cell>
          <table:table-cell office:value-type="float" office:value="74.5921" calcext:value-type="float">
            <text:p>74.5921</text:p>
          </table:table-cell>
          <table:table-cell office:value-type="float" office:value="95.6599" calcext:value-type="float">
            <text:p>95.659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883" calcext:value-type="float">
            <text:p>45.1883</text:p>
          </table:table-cell>
          <table:table-cell office:value-type="float" office:value="64.3002" calcext:value-type="float">
            <text:p>64.3002</text:p>
          </table:table-cell>
          <table:table-cell office:value-type="float" office:value="78.9704" calcext:value-type="float">
            <text:p>78.970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598" calcext:value-type="float">
            <text:p>56.4598</text:p>
          </table:table-cell>
          <table:table-cell office:value-type="float" office:value="73.7906" calcext:value-type="float">
            <text:p>73.7906</text:p>
          </table:table-cell>
          <table:table-cell office:value-type="float" office:value="94.4309" calcext:value-type="float">
            <text:p>94.430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" calcext:value-type="float">
            <text:p>48.56</text:p>
          </table:table-cell>
          <table:table-cell office:value-type="float" office:value="77.0378" calcext:value-type="float">
            <text:p>77.0378</text:p>
          </table:table-cell>
          <table:table-cell office:value-type="float" office:value="95.4501" calcext:value-type="float">
            <text:p>95.450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93" calcext:value-type="float">
            <text:p>46.4893</text:p>
          </table:table-cell>
          <table:table-cell office:value-type="float" office:value="82.3491" calcext:value-type="float">
            <text:p>82.3491</text:p>
          </table:table-cell>
          <table:table-cell office:value-type="float" office:value="104.448" calcext:value-type="float">
            <text:p>104.44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353" calcext:value-type="float">
            <text:p>42.5353</text:p>
          </table:table-cell>
          <table:table-cell office:value-type="float" office:value="74.5688" calcext:value-type="float">
            <text:p>74.5688</text:p>
          </table:table-cell>
          <table:table-cell office:value-type="float" office:value="95.6401" calcext:value-type="float">
            <text:p>95.6401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875" calcext:value-type="float">
            <text:p>45.1875</text:p>
          </table:table-cell>
          <table:table-cell office:value-type="float" office:value="64.2992" calcext:value-type="float">
            <text:p>64.2992</text:p>
          </table:table-cell>
          <table:table-cell office:value-type="float" office:value="78.9702" calcext:value-type="float">
            <text:p>78.970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389" calcext:value-type="float">
            <text:p>56.4389</text:p>
          </table:table-cell>
          <table:table-cell office:value-type="float" office:value="73.7684" calcext:value-type="float">
            <text:p>73.7684</text:p>
          </table:table-cell>
          <table:table-cell office:value-type="float" office:value="94.4459" calcext:value-type="float">
            <text:p>94.445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89" calcext:value-type="float">
            <text:p>48.5589</text:p>
          </table:table-cell>
          <table:table-cell office:value-type="float" office:value="77.0358" calcext:value-type="float">
            <text:p>77.0358</text:p>
          </table:table-cell>
          <table:table-cell office:value-type="float" office:value="95.4475" calcext:value-type="float">
            <text:p>95.447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88" calcext:value-type="float">
            <text:p>46.4888</text:p>
          </table:table-cell>
          <table:table-cell office:value-type="float" office:value="82.3486" calcext:value-type="float">
            <text:p>82.3486</text:p>
          </table:table-cell>
          <table:table-cell office:value-type="float" office:value="104.448" calcext:value-type="float">
            <text:p>104.44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243" calcext:value-type="float">
            <text:p>42.5243</text:p>
          </table:table-cell>
          <table:table-cell office:value-type="float" office:value="74.5548" calcext:value-type="float">
            <text:p>74.5548</text:p>
          </table:table-cell>
          <table:table-cell office:value-type="float" office:value="95.6293" calcext:value-type="float">
            <text:p>95.629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86" calcext:value-type="float">
            <text:p>45.186</text:p>
          </table:table-cell>
          <table:table-cell office:value-type="float" office:value="64.2971" calcext:value-type="float">
            <text:p>64.2971</text:p>
          </table:table-cell>
          <table:table-cell office:value-type="float" office:value="78.9692" calcext:value-type="float">
            <text:p>78.969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192" calcext:value-type="float">
            <text:p>56.4192</text:p>
          </table:table-cell>
          <table:table-cell office:value-type="float" office:value="73.7507" calcext:value-type="float">
            <text:p>73.7507</text:p>
          </table:table-cell>
          <table:table-cell office:value-type="float" office:value="94.4662" calcext:value-type="float">
            <text:p>94.466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67" calcext:value-type="float">
            <text:p>48.5567</text:p>
          </table:table-cell>
          <table:table-cell office:value-type="float" office:value="77.0315" calcext:value-type="float">
            <text:p>77.0315</text:p>
          </table:table-cell>
          <table:table-cell office:value-type="float" office:value="95.4416" calcext:value-type="float">
            <text:p>95.441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85" calcext:value-type="float">
            <text:p>46.4885</text:p>
          </table:table-cell>
          <table:table-cell office:value-type="float" office:value="82.3481" calcext:value-type="float">
            <text:p>82.3481</text:p>
          </table:table-cell>
          <table:table-cell office:value-type="float" office:value="104.448" calcext:value-type="float">
            <text:p>104.44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21" calcext:value-type="float">
            <text:p>42.521</text:p>
          </table:table-cell>
          <table:table-cell office:value-type="float" office:value="74.5514" calcext:value-type="float">
            <text:p>74.5514</text:p>
          </table:table-cell>
          <table:table-cell office:value-type="float" office:value="95.6283" calcext:value-type="float">
            <text:p>95.628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851" calcext:value-type="float">
            <text:p>45.1851</text:p>
          </table:table-cell>
          <table:table-cell office:value-type="float" office:value="64.296" calcext:value-type="float">
            <text:p>64.296</text:p>
          </table:table-cell>
          <table:table-cell office:value-type="float" office:value="78.969" calcext:value-type="float">
            <text:p>78.96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032" calcext:value-type="float">
            <text:p>56.4032</text:p>
          </table:table-cell>
          <table:table-cell office:value-type="float" office:value="73.7357" calcext:value-type="float">
            <text:p>73.7357</text:p>
          </table:table-cell>
          <table:table-cell office:value-type="float" office:value="94.4829" calcext:value-type="float">
            <text:p>94.482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6" calcext:value-type="float">
            <text:p>48.556</text:p>
          </table:table-cell>
          <table:table-cell office:value-type="float" office:value="77.0302" calcext:value-type="float">
            <text:p>77.0302</text:p>
          </table:table-cell>
          <table:table-cell office:value-type="float" office:value="95.4398" calcext:value-type="float">
            <text:p>95.439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89" calcext:value-type="float">
            <text:p>46.4889</text:p>
          </table:table-cell>
          <table:table-cell office:value-type="float" office:value="82.3491" calcext:value-type="float">
            <text:p>82.3491</text:p>
          </table:table-cell>
          <table:table-cell office:value-type="float" office:value="104.449" calcext:value-type="float">
            <text:p>104.44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015" calcext:value-type="float">
            <text:p>42.5015</text:p>
          </table:table-cell>
          <table:table-cell office:value-type="float" office:value="74.5235" calcext:value-type="float">
            <text:p>74.5235</text:p>
          </table:table-cell>
          <table:table-cell office:value-type="float" office:value="95.6003" calcext:value-type="float">
            <text:p>95.600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845" calcext:value-type="float">
            <text:p>45.1845</text:p>
          </table:table-cell>
          <table:table-cell office:value-type="float" office:value="64.2953" calcext:value-type="float">
            <text:p>64.2953</text:p>
          </table:table-cell>
          <table:table-cell office:value-type="float" office:value="78.969" calcext:value-type="float">
            <text:p>78.96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921" calcext:value-type="float">
            <text:p>56.3921</text:p>
          </table:table-cell>
          <table:table-cell office:value-type="float" office:value="73.7224" calcext:value-type="float">
            <text:p>73.7224</text:p>
          </table:table-cell>
          <table:table-cell office:value-type="float" office:value="94.487" calcext:value-type="float">
            <text:p>94.48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43" calcext:value-type="float">
            <text:p>48.5543</text:p>
          </table:table-cell>
          <table:table-cell office:value-type="float" office:value="77.0269" calcext:value-type="float">
            <text:p>77.0269</text:p>
          </table:table-cell>
          <table:table-cell office:value-type="float" office:value="95.4352" calcext:value-type="float">
            <text:p>95.435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73" calcext:value-type="float">
            <text:p>46.4873</text:p>
          </table:table-cell>
          <table:table-cell office:value-type="float" office:value="82.3461" calcext:value-type="float">
            <text:p>82.3461</text:p>
          </table:table-cell>
          <table:table-cell office:value-type="float" office:value="104.445" calcext:value-type="float">
            <text:p>104.44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833" calcext:value-type="float">
            <text:p>42.4833</text:p>
          </table:table-cell>
          <table:table-cell office:value-type="float" office:value="74.4971" calcext:value-type="float">
            <text:p>74.4971</text:p>
          </table:table-cell>
          <table:table-cell office:value-type="float" office:value="95.5734" calcext:value-type="float">
            <text:p>95.573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833" calcext:value-type="float">
            <text:p>45.1833</text:p>
          </table:table-cell>
          <table:table-cell office:value-type="float" office:value="64.2937" calcext:value-type="float">
            <text:p>64.2937</text:p>
          </table:table-cell>
          <table:table-cell office:value-type="float" office:value="78.9682" calcext:value-type="float">
            <text:p>78.968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855" calcext:value-type="float">
            <text:p>56.3855</text:p>
          </table:table-cell>
          <table:table-cell office:value-type="float" office:value="73.7136" calcext:value-type="float">
            <text:p>73.7136</text:p>
          </table:table-cell>
          <table:table-cell office:value-type="float" office:value="94.4869" calcext:value-type="float">
            <text:p>94.486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42" calcext:value-type="float">
            <text:p>48.5542</text:p>
          </table:table-cell>
          <table:table-cell office:value-type="float" office:value="77.0265" calcext:value-type="float">
            <text:p>77.0265</text:p>
          </table:table-cell>
          <table:table-cell office:value-type="float" office:value="95.4344" calcext:value-type="float">
            <text:p>95.434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54" calcext:value-type="float">
            <text:p>46.4854</text:p>
          </table:table-cell>
          <table:table-cell office:value-type="float" office:value="82.3428" calcext:value-type="float">
            <text:p>82.3428</text:p>
          </table:table-cell>
          <table:table-cell office:value-type="float" office:value="104.441" calcext:value-type="float">
            <text:p>104.44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585" calcext:value-type="float">
            <text:p>42.4585</text:p>
          </table:table-cell>
          <table:table-cell office:value-type="float" office:value="74.4613" calcext:value-type="float">
            <text:p>74.4613</text:p>
          </table:table-cell>
          <table:table-cell office:value-type="float" office:value="95.5372" calcext:value-type="float">
            <text:p>95.537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776" calcext:value-type="float">
            <text:p>45.1776</text:p>
          </table:table-cell>
          <table:table-cell office:value-type="float" office:value="64.2844" calcext:value-type="float">
            <text:p>64.2844</text:p>
          </table:table-cell>
          <table:table-cell office:value-type="float" office:value="78.9598" calcext:value-type="float">
            <text:p>78.959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736" calcext:value-type="float">
            <text:p>56.3736</text:p>
          </table:table-cell>
          <table:table-cell office:value-type="float" office:value="73.6979" calcext:value-type="float">
            <text:p>73.6979</text:p>
          </table:table-cell>
          <table:table-cell office:value-type="float" office:value="94.4994" calcext:value-type="float">
            <text:p>94.499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33" calcext:value-type="float">
            <text:p>48.5533</text:p>
          </table:table-cell>
          <table:table-cell office:value-type="float" office:value="77.0249" calcext:value-type="float">
            <text:p>77.0249</text:p>
          </table:table-cell>
          <table:table-cell office:value-type="float" office:value="95.4326" calcext:value-type="float">
            <text:p>95.432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36" calcext:value-type="float">
            <text:p>46.4836</text:p>
          </table:table-cell>
          <table:table-cell office:value-type="float" office:value="82.3395" calcext:value-type="float">
            <text:p>82.3395</text:p>
          </table:table-cell>
          <table:table-cell office:value-type="float" office:value="104.436" calcext:value-type="float">
            <text:p>104.43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368" calcext:value-type="float">
            <text:p>42.4368</text:p>
          </table:table-cell>
          <table:table-cell office:value-type="float" office:value="74.4291" calcext:value-type="float">
            <text:p>74.4291</text:p>
          </table:table-cell>
          <table:table-cell office:value-type="float" office:value="95.5027" calcext:value-type="float">
            <text:p>95.5027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694" calcext:value-type="float">
            <text:p>45.1694</text:p>
          </table:table-cell>
          <table:table-cell office:value-type="float" office:value="64.2709" calcext:value-type="float">
            <text:p>64.2709</text:p>
          </table:table-cell>
          <table:table-cell office:value-type="float" office:value="78.9472" calcext:value-type="float">
            <text:p>78.947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657" calcext:value-type="float">
            <text:p>56.3657</text:p>
          </table:table-cell>
          <table:table-cell office:value-type="float" office:value="73.6876" calcext:value-type="float">
            <text:p>73.6876</text:p>
          </table:table-cell>
          <table:table-cell office:value-type="float" office:value="94.5125" calcext:value-type="float">
            <text:p>94.512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19" calcext:value-type="float">
            <text:p>48.5519</text:p>
          </table:table-cell>
          <table:table-cell office:value-type="float" office:value="77.0222" calcext:value-type="float">
            <text:p>77.0222</text:p>
          </table:table-cell>
          <table:table-cell office:value-type="float" office:value="95.4288" calcext:value-type="float">
            <text:p>95.428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816" calcext:value-type="float">
            <text:p>46.4816</text:p>
          </table:table-cell>
          <table:table-cell office:value-type="float" office:value="82.3359" calcext:value-type="float">
            <text:p>82.3359</text:p>
          </table:table-cell>
          <table:table-cell office:value-type="float" office:value="104.431" calcext:value-type="float">
            <text:p>104.43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195" calcext:value-type="float">
            <text:p>42.4195</text:p>
          </table:table-cell>
          <table:table-cell office:value-type="float" office:value="74.4031" calcext:value-type="float">
            <text:p>74.4031</text:p>
          </table:table-cell>
          <table:table-cell office:value-type="float" office:value="95.4744" calcext:value-type="float">
            <text:p>95.4744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66" calcext:value-type="float">
            <text:p>45.166</text:p>
          </table:table-cell>
          <table:table-cell office:value-type="float" office:value="64.2659" calcext:value-type="float">
            <text:p>64.2659</text:p>
          </table:table-cell>
          <table:table-cell office:value-type="float" office:value="78.9437" calcext:value-type="float">
            <text:p>78.943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547" calcext:value-type="float">
            <text:p>56.3547</text:p>
          </table:table-cell>
          <table:table-cell office:value-type="float" office:value="73.6692" calcext:value-type="float">
            <text:p>73.6692</text:p>
          </table:table-cell>
          <table:table-cell office:value-type="float" office:value="94.5141" calcext:value-type="float">
            <text:p>94.514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449" calcext:value-type="float">
            <text:p>48.5449</text:p>
          </table:table-cell>
          <table:table-cell office:value-type="float" office:value="77.0085" calcext:value-type="float">
            <text:p>77.0085</text:p>
          </table:table-cell>
          <table:table-cell office:value-type="float" office:value="95.4094" calcext:value-type="float">
            <text:p>95.409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95" calcext:value-type="float">
            <text:p>46.4695</text:p>
          </table:table-cell>
          <table:table-cell office:value-type="float" office:value="82.3156" calcext:value-type="float">
            <text:p>82.3156</text:p>
          </table:table-cell>
          <table:table-cell office:value-type="float" office:value="104.405" calcext:value-type="float">
            <text:p>104.40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003" calcext:value-type="float">
            <text:p>42.4003</text:p>
          </table:table-cell>
          <table:table-cell office:value-type="float" office:value="74.3715" calcext:value-type="float">
            <text:p>74.3715</text:p>
          </table:table-cell>
          <table:table-cell office:value-type="float" office:value="95.4354" calcext:value-type="float">
            <text:p>95.4354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637" calcext:value-type="float">
            <text:p>45.1637</text:p>
          </table:table-cell>
          <table:table-cell office:value-type="float" office:value="64.2624" calcext:value-type="float">
            <text:p>64.2624</text:p>
          </table:table-cell>
          <table:table-cell office:value-type="float" office:value="78.9409" calcext:value-type="float">
            <text:p>78.940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423" calcext:value-type="float">
            <text:p>56.3423</text:p>
          </table:table-cell>
          <table:table-cell office:value-type="float" office:value="73.6432" calcext:value-type="float">
            <text:p>73.6432</text:p>
          </table:table-cell>
          <table:table-cell office:value-type="float" office:value="94.497" calcext:value-type="float">
            <text:p>94.49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354" calcext:value-type="float">
            <text:p>48.5354</text:p>
          </table:table-cell>
          <table:table-cell office:value-type="float" office:value="76.9901" calcext:value-type="float">
            <text:p>76.9901</text:p>
          </table:table-cell>
          <table:table-cell office:value-type="float" office:value="95.3835" calcext:value-type="float">
            <text:p>95.383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67" calcext:value-type="float">
            <text:p>46.4467</text:p>
          </table:table-cell>
          <table:table-cell office:value-type="float" office:value="82.2782" calcext:value-type="float">
            <text:p>82.2782</text:p>
          </table:table-cell>
          <table:table-cell office:value-type="float" office:value="104.357" calcext:value-type="float">
            <text:p>104.35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839" calcext:value-type="float">
            <text:p>42.3839</text:p>
          </table:table-cell>
          <table:table-cell office:value-type="float" office:value="74.3413" calcext:value-type="float">
            <text:p>74.3413</text:p>
          </table:table-cell>
          <table:table-cell office:value-type="float" office:value="95.3933" calcext:value-type="float">
            <text:p>95.3933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566" calcext:value-type="float">
            <text:p>45.1566</text:p>
          </table:table-cell>
          <table:table-cell office:value-type="float" office:value="64.2503" calcext:value-type="float">
            <text:p>64.2503</text:p>
          </table:table-cell>
          <table:table-cell office:value-type="float" office:value="78.9283" calcext:value-type="float">
            <text:p>78.928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384" calcext:value-type="float">
            <text:p>56.3384</text:p>
          </table:table-cell>
          <table:table-cell office:value-type="float" office:value="73.6353" calcext:value-type="float">
            <text:p>73.6353</text:p>
          </table:table-cell>
          <table:table-cell office:value-type="float" office:value="94.4928" calcext:value-type="float">
            <text:p>94.492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304" calcext:value-type="float">
            <text:p>48.5304</text:p>
          </table:table-cell>
          <table:table-cell office:value-type="float" office:value="76.9818" calcext:value-type="float">
            <text:p>76.9818</text:p>
          </table:table-cell>
          <table:table-cell office:value-type="float" office:value="95.3737" calcext:value-type="float">
            <text:p>95.373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27" calcext:value-type="float">
            <text:p>46.4427</text:p>
          </table:table-cell>
          <table:table-cell office:value-type="float" office:value="82.2723" calcext:value-type="float">
            <text:p>82.2723</text:p>
          </table:table-cell>
          <table:table-cell office:value-type="float" office:value="104.351" calcext:value-type="float">
            <text:p>104.35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716" calcext:value-type="float">
            <text:p>42.3716</text:p>
          </table:table-cell>
          <table:table-cell office:value-type="float" office:value="74.322" calcext:value-type="float">
            <text:p>74.322</text:p>
          </table:table-cell>
          <table:table-cell office:value-type="float" office:value="95.3708" calcext:value-type="float">
            <text:p>95.370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1329" calcext:value-type="float">
            <text:p>45.1329</text:p>
          </table:table-cell>
          <table:table-cell office:value-type="float" office:value="64.2066" calcext:value-type="float">
            <text:p>64.2066</text:p>
          </table:table-cell>
          <table:table-cell office:value-type="float" office:value="78.8765" calcext:value-type="float">
            <text:p>78.876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332" calcext:value-type="float">
            <text:p>56.3332</text:p>
          </table:table-cell>
          <table:table-cell office:value-type="float" office:value="73.6245" calcext:value-type="float">
            <text:p>73.6245</text:p>
          </table:table-cell>
          <table:table-cell office:value-type="float" office:value="94.4894" calcext:value-type="float">
            <text:p>94.489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289" calcext:value-type="float">
            <text:p>48.5289</text:p>
          </table:table-cell>
          <table:table-cell office:value-type="float" office:value="76.9794" calcext:value-type="float">
            <text:p>76.9794</text:p>
          </table:table-cell>
          <table:table-cell office:value-type="float" office:value="95.3715" calcext:value-type="float">
            <text:p>95.371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23" calcext:value-type="float">
            <text:p>46.4423</text:p>
          </table:table-cell>
          <table:table-cell office:value-type="float" office:value="82.2719" calcext:value-type="float">
            <text:p>82.2719</text:p>
          </table:table-cell>
          <table:table-cell office:value-type="float" office:value="104.351" calcext:value-type="float">
            <text:p>104.35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635" calcext:value-type="float">
            <text:p>42.3635</text:p>
          </table:table-cell>
          <table:table-cell office:value-type="float" office:value="74.3095" calcext:value-type="float">
            <text:p>74.3095</text:p>
          </table:table-cell>
          <table:table-cell office:value-type="float" office:value="95.3568" calcext:value-type="float">
            <text:p>95.3568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1131" calcext:value-type="float">
            <text:p>45.1131</text:p>
          </table:table-cell>
          <table:table-cell office:value-type="float" office:value="64.1712" calcext:value-type="float">
            <text:p>64.1712</text:p>
          </table:table-cell>
          <table:table-cell office:value-type="float" office:value="78.8367" calcext:value-type="float">
            <text:p>78.836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277" calcext:value-type="float">
            <text:p>56.3277</text:p>
          </table:table-cell>
          <table:table-cell office:value-type="float" office:value="73.6128" calcext:value-type="float">
            <text:p>73.6128</text:p>
          </table:table-cell>
          <table:table-cell office:value-type="float" office:value="94.4893" calcext:value-type="float">
            <text:p>94.489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291" calcext:value-type="float">
            <text:p>48.5291</text:p>
          </table:table-cell>
          <table:table-cell office:value-type="float" office:value="76.9798" calcext:value-type="float">
            <text:p>76.9798</text:p>
          </table:table-cell>
          <table:table-cell office:value-type="float" office:value="95.3721" calcext:value-type="float">
            <text:p>95.372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23" calcext:value-type="float">
            <text:p>46.4423</text:p>
          </table:table-cell>
          <table:table-cell office:value-type="float" office:value="82.2722" calcext:value-type="float">
            <text:p>82.2722</text:p>
          </table:table-cell>
          <table:table-cell office:value-type="float" office:value="104.352" calcext:value-type="float">
            <text:p>104.35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59" calcext:value-type="float">
            <text:p>42.359</text:p>
          </table:table-cell>
          <table:table-cell office:value-type="float" office:value="74.3036" calcext:value-type="float">
            <text:p>74.3036</text:p>
          </table:table-cell>
          <table:table-cell office:value-type="float" office:value="95.3517" calcext:value-type="float">
            <text:p>95.351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982" calcext:value-type="float">
            <text:p>45.0982</text:p>
          </table:table-cell>
          <table:table-cell office:value-type="float" office:value="64.145" calcext:value-type="float">
            <text:p>64.145</text:p>
          </table:table-cell>
          <table:table-cell office:value-type="float" office:value="78.8086" calcext:value-type="float">
            <text:p>78.808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228" calcext:value-type="float">
            <text:p>56.3228</text:p>
          </table:table-cell>
          <table:table-cell office:value-type="float" office:value="73.6023" calcext:value-type="float">
            <text:p>73.6023</text:p>
          </table:table-cell>
          <table:table-cell office:value-type="float" office:value="94.4871" calcext:value-type="float">
            <text:p>94.487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242" calcext:value-type="float">
            <text:p>48.5242</text:p>
          </table:table-cell>
          <table:table-cell office:value-type="float" office:value="76.9717" calcext:value-type="float">
            <text:p>76.9717</text:p>
          </table:table-cell>
          <table:table-cell office:value-type="float" office:value="95.363" calcext:value-type="float">
            <text:p>95.36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35" calcext:value-type="float">
            <text:p>46.4335</text:p>
          </table:table-cell>
          <table:table-cell office:value-type="float" office:value="82.2583" calcext:value-type="float">
            <text:p>82.2583</text:p>
          </table:table-cell>
          <table:table-cell office:value-type="float" office:value="104.335" calcext:value-type="float">
            <text:p>104.33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325" calcext:value-type="float">
            <text:p>42.3325</text:p>
          </table:table-cell>
          <table:table-cell office:value-type="float" office:value="74.2577" calcext:value-type="float">
            <text:p>74.2577</text:p>
          </table:table-cell>
          <table:table-cell office:value-type="float" office:value="95.2916" calcext:value-type="float">
            <text:p>95.291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969" calcext:value-type="float">
            <text:p>45.0969</text:p>
          </table:table-cell>
          <table:table-cell office:value-type="float" office:value="64.1429" calcext:value-type="float">
            <text:p>64.1429</text:p>
          </table:table-cell>
          <table:table-cell office:value-type="float" office:value="78.8066" calcext:value-type="float">
            <text:p>78.806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133" calcext:value-type="float">
            <text:p>56.3133</text:p>
          </table:table-cell>
          <table:table-cell office:value-type="float" office:value="73.5832" calcext:value-type="float">
            <text:p>73.5832</text:p>
          </table:table-cell>
          <table:table-cell office:value-type="float" office:value="94.4766" calcext:value-type="float">
            <text:p>94.476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221" calcext:value-type="float">
            <text:p>48.5221</text:p>
          </table:table-cell>
          <table:table-cell office:value-type="float" office:value="76.9681" calcext:value-type="float">
            <text:p>76.9681</text:p>
          </table:table-cell>
          <table:table-cell office:value-type="float" office:value="95.3588" calcext:value-type="float">
            <text:p>95.358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98" calcext:value-type="float">
            <text:p>46.4298</text:p>
          </table:table-cell>
          <table:table-cell office:value-type="float" office:value="82.2528" calcext:value-type="float">
            <text:p>82.2528</text:p>
          </table:table-cell>
          <table:table-cell office:value-type="float" office:value="104.33" calcext:value-type="float">
            <text:p>104.3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147" calcext:value-type="float">
            <text:p>42.3147</text:p>
          </table:table-cell>
          <table:table-cell office:value-type="float" office:value="74.2281" calcext:value-type="float">
            <text:p>74.2281</text:p>
          </table:table-cell>
          <table:table-cell office:value-type="float" office:value="95.2546" calcext:value-type="float">
            <text:p>95.2546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911" calcext:value-type="float">
            <text:p>45.0911</text:p>
          </table:table-cell>
          <table:table-cell office:value-type="float" office:value="64.1321" calcext:value-type="float">
            <text:p>64.1321</text:p>
          </table:table-cell>
          <table:table-cell office:value-type="float" office:value="78.7934" calcext:value-type="float">
            <text:p>78.793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983" calcext:value-type="float">
            <text:p>56.2983</text:p>
          </table:table-cell>
          <table:table-cell office:value-type="float" office:value="73.5521" calcext:value-type="float">
            <text:p>73.5521</text:p>
          </table:table-cell>
          <table:table-cell office:value-type="float" office:value="94.4565" calcext:value-type="float">
            <text:p>94.456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214" calcext:value-type="float">
            <text:p>48.5214</text:p>
          </table:table-cell>
          <table:table-cell office:value-type="float" office:value="76.967" calcext:value-type="float">
            <text:p>76.967</text:p>
          </table:table-cell>
          <table:table-cell office:value-type="float" office:value="95.358" calcext:value-type="float">
            <text:p>95.35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91" calcext:value-type="float">
            <text:p>46.4291</text:p>
          </table:table-cell>
          <table:table-cell office:value-type="float" office:value="82.2521" calcext:value-type="float">
            <text:p>82.2521</text:p>
          </table:table-cell>
          <table:table-cell office:value-type="float" office:value="104.329" calcext:value-type="float">
            <text:p>104.32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148" calcext:value-type="float">
            <text:p>42.3148</text:p>
          </table:table-cell>
          <table:table-cell office:value-type="float" office:value="74.2285" calcext:value-type="float">
            <text:p>74.2285</text:p>
          </table:table-cell>
          <table:table-cell office:value-type="float" office:value="95.2555" calcext:value-type="float">
            <text:p>95.2555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837" calcext:value-type="float">
            <text:p>45.0837</text:p>
          </table:table-cell>
          <table:table-cell office:value-type="float" office:value="64.1189" calcext:value-type="float">
            <text:p>64.1189</text:p>
          </table:table-cell>
          <table:table-cell office:value-type="float" office:value="78.7784" calcext:value-type="float">
            <text:p>78.778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916" calcext:value-type="float">
            <text:p>56.2916</text:p>
          </table:table-cell>
          <table:table-cell office:value-type="float" office:value="73.5378" calcext:value-type="float">
            <text:p>73.5378</text:p>
          </table:table-cell>
          <table:table-cell office:value-type="float" office:value="94.45" calcext:value-type="float">
            <text:p>94.4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199" calcext:value-type="float">
            <text:p>48.5199</text:p>
          </table:table-cell>
          <table:table-cell office:value-type="float" office:value="76.9649" calcext:value-type="float">
            <text:p>76.9649</text:p>
          </table:table-cell>
          <table:table-cell office:value-type="float" office:value="95.3562" calcext:value-type="float">
            <text:p>95.356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89" calcext:value-type="float">
            <text:p>46.4289</text:p>
          </table:table-cell>
          <table:table-cell office:value-type="float" office:value="82.252" calcext:value-type="float">
            <text:p>82.252</text:p>
          </table:table-cell>
          <table:table-cell office:value-type="float" office:value="104.329" calcext:value-type="float">
            <text:p>104.32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17" calcext:value-type="float">
            <text:p>42.317</text:p>
          </table:table-cell>
          <table:table-cell office:value-type="float" office:value="74.2339" calcext:value-type="float">
            <text:p>74.2339</text:p>
          </table:table-cell>
          <table:table-cell office:value-type="float" office:value="95.265" calcext:value-type="float">
            <text:p>95.265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766" calcext:value-type="float">
            <text:p>45.0766</text:p>
          </table:table-cell>
          <table:table-cell office:value-type="float" office:value="64.1068" calcext:value-type="float">
            <text:p>64.1068</text:p>
          </table:table-cell>
          <table:table-cell office:value-type="float" office:value="78.7663" calcext:value-type="float">
            <text:p>78.766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838" calcext:value-type="float">
            <text:p>56.2838</text:p>
          </table:table-cell>
          <table:table-cell office:value-type="float" office:value="73.5233" calcext:value-type="float">
            <text:p>73.5233</text:p>
          </table:table-cell>
          <table:table-cell office:value-type="float" office:value="94.445" calcext:value-type="float">
            <text:p>94.44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19" calcext:value-type="float">
            <text:p>48.519</text:p>
          </table:table-cell>
          <table:table-cell office:value-type="float" office:value="76.9638" calcext:value-type="float">
            <text:p>76.9638</text:p>
          </table:table-cell>
          <table:table-cell office:value-type="float" office:value="95.3555" calcext:value-type="float">
            <text:p>95.355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88" calcext:value-type="float">
            <text:p>46.4288</text:p>
          </table:table-cell>
          <table:table-cell office:value-type="float" office:value="82.2519" calcext:value-type="float">
            <text:p>82.2519</text:p>
          </table:table-cell>
          <table:table-cell office:value-type="float" office:value="104.33" calcext:value-type="float">
            <text:p>104.3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172" calcext:value-type="float">
            <text:p>42.3172</text:p>
          </table:table-cell>
          <table:table-cell office:value-type="float" office:value="74.2346" calcext:value-type="float">
            <text:p>74.2346</text:p>
          </table:table-cell>
          <table:table-cell office:value-type="float" office:value="95.2665" calcext:value-type="float">
            <text:p>95.266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675" calcext:value-type="float">
            <text:p>45.0675</text:p>
          </table:table-cell>
          <table:table-cell office:value-type="float" office:value="64.0906" calcext:value-type="float">
            <text:p>64.0906</text:p>
          </table:table-cell>
          <table:table-cell office:value-type="float" office:value="78.7485" calcext:value-type="float">
            <text:p>78.748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798" calcext:value-type="float">
            <text:p>56.2798</text:p>
          </table:table-cell>
          <table:table-cell office:value-type="float" office:value="73.5147" calcext:value-type="float">
            <text:p>73.5147</text:p>
          </table:table-cell>
          <table:table-cell office:value-type="float" office:value="94.4449" calcext:value-type="float">
            <text:p>94.444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19" calcext:value-type="float">
            <text:p>48.519</text:p>
          </table:table-cell>
          <table:table-cell office:value-type="float" office:value="76.9637" calcext:value-type="float">
            <text:p>76.9637</text:p>
          </table:table-cell>
          <table:table-cell office:value-type="float" office:value="95.3556" calcext:value-type="float">
            <text:p>95.355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285" calcext:value-type="float">
            <text:p>46.4285</text:p>
          </table:table-cell>
          <table:table-cell office:value-type="float" office:value="82.2521" calcext:value-type="float">
            <text:p>82.2521</text:p>
          </table:table-cell>
          <table:table-cell office:value-type="float" office:value="104.331" calcext:value-type="float">
            <text:p>104.33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244" calcext:value-type="float">
            <text:p>42.3244</text:p>
          </table:table-cell>
          <table:table-cell office:value-type="float" office:value="74.2483" calcext:value-type="float">
            <text:p>74.2483</text:p>
          </table:table-cell>
          <table:table-cell office:value-type="float" office:value="95.2863" calcext:value-type="float">
            <text:p>95.286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606" calcext:value-type="float">
            <text:p>45.0606</text:p>
          </table:table-cell>
          <table:table-cell office:value-type="float" office:value="64.079" calcext:value-type="float">
            <text:p>64.079</text:p>
          </table:table-cell>
          <table:table-cell office:value-type="float" office:value="78.7369" calcext:value-type="float">
            <text:p>78.736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696" calcext:value-type="float">
            <text:p>56.2696</text:p>
          </table:table-cell>
          <table:table-cell office:value-type="float" office:value="73.4927" calcext:value-type="float">
            <text:p>73.4927</text:p>
          </table:table-cell>
          <table:table-cell office:value-type="float" office:value="94.431" calcext:value-type="float">
            <text:p>94.43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199" calcext:value-type="float">
            <text:p>48.5199</text:p>
          </table:table-cell>
          <table:table-cell office:value-type="float" office:value="76.9659" calcext:value-type="float">
            <text:p>76.9659</text:p>
          </table:table-cell>
          <table:table-cell office:value-type="float" office:value="95.3593" calcext:value-type="float">
            <text:p>95.359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17" calcext:value-type="float">
            <text:p>46.4317</text:p>
          </table:table-cell>
          <table:table-cell office:value-type="float" office:value="82.2585" calcext:value-type="float">
            <text:p>82.2585</text:p>
          </table:table-cell>
          <table:table-cell office:value-type="float" office:value="104.341" calcext:value-type="float">
            <text:p>104.34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212" calcext:value-type="float">
            <text:p>42.3212</text:p>
          </table:table-cell>
          <table:table-cell office:value-type="float" office:value="74.2441" calcext:value-type="float">
            <text:p>74.2441</text:p>
          </table:table-cell>
          <table:table-cell office:value-type="float" office:value="95.2831" calcext:value-type="float">
            <text:p>95.283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541" calcext:value-type="float">
            <text:p>45.0541</text:p>
          </table:table-cell>
          <table:table-cell office:value-type="float" office:value="64.0683" calcext:value-type="float">
            <text:p>64.0683</text:p>
          </table:table-cell>
          <table:table-cell office:value-type="float" office:value="78.7265" calcext:value-type="float">
            <text:p>78.726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601" calcext:value-type="float">
            <text:p>56.2601</text:p>
          </table:table-cell>
          <table:table-cell office:value-type="float" office:value="73.4708" calcext:value-type="float">
            <text:p>73.4708</text:p>
          </table:table-cell>
          <table:table-cell office:value-type="float" office:value="94.4143" calcext:value-type="float">
            <text:p>94.414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2" calcext:value-type="float">
            <text:p>48.52</text:p>
          </table:table-cell>
          <table:table-cell office:value-type="float" office:value="76.9668" calcext:value-type="float">
            <text:p>76.9668</text:p>
          </table:table-cell>
          <table:table-cell office:value-type="float" office:value="95.3618" calcext:value-type="float">
            <text:p>95.361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35" calcext:value-type="float">
            <text:p>46.4335</text:p>
          </table:table-cell>
          <table:table-cell office:value-type="float" office:value="82.2628" calcext:value-type="float">
            <text:p>82.2628</text:p>
          </table:table-cell>
          <table:table-cell office:value-type="float" office:value="104.349" calcext:value-type="float">
            <text:p>104.34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195" calcext:value-type="float">
            <text:p>42.3195</text:p>
          </table:table-cell>
          <table:table-cell office:value-type="float" office:value="74.2423" calcext:value-type="float">
            <text:p>74.2423</text:p>
          </table:table-cell>
          <table:table-cell office:value-type="float" office:value="95.2822" calcext:value-type="float">
            <text:p>95.282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72" calcext:value-type="float">
            <text:p>45.0472</text:p>
          </table:table-cell>
          <table:table-cell office:value-type="float" office:value="64.0569" calcext:value-type="float">
            <text:p>64.0569</text:p>
          </table:table-cell>
          <table:table-cell office:value-type="float" office:value="78.7156" calcext:value-type="float">
            <text:p>78.715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579" calcext:value-type="float">
            <text:p>56.2579</text:p>
          </table:table-cell>
          <table:table-cell office:value-type="float" office:value="73.4656" calcext:value-type="float">
            <text:p>73.4656</text:p>
          </table:table-cell>
          <table:table-cell office:value-type="float" office:value="94.412" calcext:value-type="float">
            <text:p>94.41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201" calcext:value-type="float">
            <text:p>48.5201</text:p>
          </table:table-cell>
          <table:table-cell office:value-type="float" office:value="76.9679" calcext:value-type="float">
            <text:p>76.9679</text:p>
          </table:table-cell>
          <table:table-cell office:value-type="float" office:value="95.365" calcext:value-type="float">
            <text:p>95.36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63" calcext:value-type="float">
            <text:p>46.4363</text:p>
          </table:table-cell>
          <table:table-cell office:value-type="float" office:value="82.2683" calcext:value-type="float">
            <text:p>82.2683</text:p>
          </table:table-cell>
          <table:table-cell office:value-type="float" office:value="104.357" calcext:value-type="float">
            <text:p>104.35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194" calcext:value-type="float">
            <text:p>42.3194</text:p>
          </table:table-cell>
          <table:table-cell office:value-type="float" office:value="74.2424" calcext:value-type="float">
            <text:p>74.2424</text:p>
          </table:table-cell>
          <table:table-cell office:value-type="float" office:value="95.2828" calcext:value-type="float">
            <text:p>95.282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37" calcext:value-type="float">
            <text:p>45.0437</text:p>
          </table:table-cell>
          <table:table-cell office:value-type="float" office:value="64.0512" calcext:value-type="float">
            <text:p>64.0512</text:p>
          </table:table-cell>
          <table:table-cell office:value-type="float" office:value="78.7106" calcext:value-type="float">
            <text:p>78.710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462" calcext:value-type="float">
            <text:p>56.2462</text:p>
          </table:table-cell>
          <table:table-cell office:value-type="float" office:value="73.4397" calcext:value-type="float">
            <text:p>73.4397</text:p>
          </table:table-cell>
          <table:table-cell office:value-type="float" office:value="94.3898" calcext:value-type="float">
            <text:p>94.389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207" calcext:value-type="float">
            <text:p>48.5207</text:p>
          </table:table-cell>
          <table:table-cell office:value-type="float" office:value="76.9695" calcext:value-type="float">
            <text:p>76.9695</text:p>
          </table:table-cell>
          <table:table-cell office:value-type="float" office:value="95.3679" calcext:value-type="float">
            <text:p>95.367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03" calcext:value-type="float">
            <text:p>46.4403</text:p>
          </table:table-cell>
          <table:table-cell office:value-type="float" office:value="82.2756" calcext:value-type="float">
            <text:p>82.2756</text:p>
          </table:table-cell>
          <table:table-cell office:value-type="float" office:value="104.367" calcext:value-type="float">
            <text:p>104.36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191" calcext:value-type="float">
            <text:p>42.3191</text:p>
          </table:table-cell>
          <table:table-cell office:value-type="float" office:value="74.2437" calcext:value-type="float">
            <text:p>74.2437</text:p>
          </table:table-cell>
          <table:table-cell office:value-type="float" office:value="95.287" calcext:value-type="float">
            <text:p>95.287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414" calcext:value-type="float">
            <text:p>45.0414</text:p>
          </table:table-cell>
          <table:table-cell office:value-type="float" office:value="64.0475" calcext:value-type="float">
            <text:p>64.0475</text:p>
          </table:table-cell>
          <table:table-cell office:value-type="float" office:value="78.7073" calcext:value-type="float">
            <text:p>78.707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15" calcext:value-type="float">
            <text:p>56.215</text:p>
          </table:table-cell>
          <table:table-cell office:value-type="float" office:value="73.3674" calcext:value-type="float">
            <text:p>73.3674</text:p>
          </table:table-cell>
          <table:table-cell office:value-type="float" office:value="94.3166" calcext:value-type="float">
            <text:p>94.316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23" calcext:value-type="float">
            <text:p>48.523</text:p>
          </table:table-cell>
          <table:table-cell office:value-type="float" office:value="76.974" calcext:value-type="float">
            <text:p>76.974</text:p>
          </table:table-cell>
          <table:table-cell office:value-type="float" office:value="95.3742" calcext:value-type="float">
            <text:p>95.374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41" calcext:value-type="float">
            <text:p>46.4441</text:p>
          </table:table-cell>
          <table:table-cell office:value-type="float" office:value="82.2823" calcext:value-type="float">
            <text:p>82.2823</text:p>
          </table:table-cell>
          <table:table-cell office:value-type="float" office:value="104.377" calcext:value-type="float">
            <text:p>104.37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231" calcext:value-type="float">
            <text:p>42.3231</text:p>
          </table:table-cell>
          <table:table-cell office:value-type="float" office:value="74.2541" calcext:value-type="float">
            <text:p>74.2541</text:p>
          </table:table-cell>
          <table:table-cell office:value-type="float" office:value="95.3059" calcext:value-type="float">
            <text:p>95.305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94" calcext:value-type="float">
            <text:p>45.0394</text:p>
          </table:table-cell>
          <table:table-cell office:value-type="float" office:value="64.0443" calcext:value-type="float">
            <text:p>64.0443</text:p>
          </table:table-cell>
          <table:table-cell office:value-type="float" office:value="78.7043" calcext:value-type="float">
            <text:p>78.704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945" calcext:value-type="float">
            <text:p>56.1945</text:p>
          </table:table-cell>
          <table:table-cell office:value-type="float" office:value="73.3108" calcext:value-type="float">
            <text:p>73.3108</text:p>
          </table:table-cell>
          <table:table-cell office:value-type="float" office:value="94.2536" calcext:value-type="float">
            <text:p>94.253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252" calcext:value-type="float">
            <text:p>48.5252</text:p>
          </table:table-cell>
          <table:table-cell office:value-type="float" office:value="76.9781" calcext:value-type="float">
            <text:p>76.9781</text:p>
          </table:table-cell>
          <table:table-cell office:value-type="float" office:value="95.38" calcext:value-type="float">
            <text:p>95.3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56" calcext:value-type="float">
            <text:p>46.4456</text:p>
          </table:table-cell>
          <table:table-cell office:value-type="float" office:value="82.2848" calcext:value-type="float">
            <text:p>82.2848</text:p>
          </table:table-cell>
          <table:table-cell office:value-type="float" office:value="104.38" calcext:value-type="float">
            <text:p>104.3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408" calcext:value-type="float">
            <text:p>42.3408</text:p>
          </table:table-cell>
          <table:table-cell office:value-type="float" office:value="74.2876" calcext:value-type="float">
            <text:p>74.2876</text:p>
          </table:table-cell>
          <table:table-cell office:value-type="float" office:value="95.3545" calcext:value-type="float">
            <text:p>95.354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88" calcext:value-type="float">
            <text:p>45.0388</text:p>
          </table:table-cell>
          <table:table-cell office:value-type="float" office:value="64.0434" calcext:value-type="float">
            <text:p>64.0434</text:p>
          </table:table-cell>
          <table:table-cell office:value-type="float" office:value="78.7039" calcext:value-type="float">
            <text:p>78.703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787" calcext:value-type="float">
            <text:p>56.1787</text:p>
          </table:table-cell>
          <table:table-cell office:value-type="float" office:value="73.263" calcext:value-type="float">
            <text:p>73.263</text:p>
          </table:table-cell>
          <table:table-cell office:value-type="float" office:value="94.1927" calcext:value-type="float">
            <text:p>94.192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268" calcext:value-type="float">
            <text:p>48.5268</text:p>
          </table:table-cell>
          <table:table-cell office:value-type="float" office:value="76.9818" calcext:value-type="float">
            <text:p>76.9818</text:p>
          </table:table-cell>
          <table:table-cell office:value-type="float" office:value="95.3862" calcext:value-type="float">
            <text:p>95.386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61" calcext:value-type="float">
            <text:p>46.4461</text:p>
          </table:table-cell>
          <table:table-cell office:value-type="float" office:value="82.2854" calcext:value-type="float">
            <text:p>82.2854</text:p>
          </table:table-cell>
          <table:table-cell office:value-type="float" office:value="104.381" calcext:value-type="float">
            <text:p>104.38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61" calcext:value-type="float">
            <text:p>42.361</text:p>
          </table:table-cell>
          <table:table-cell office:value-type="float" office:value="74.3258" calcext:value-type="float">
            <text:p>74.3258</text:p>
          </table:table-cell>
          <table:table-cell office:value-type="float" office:value="95.4096" calcext:value-type="float">
            <text:p>95.409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92" calcext:value-type="float">
            <text:p>45.0392</text:p>
          </table:table-cell>
          <table:table-cell office:value-type="float" office:value="64.0446" calcext:value-type="float">
            <text:p>64.0446</text:p>
          </table:table-cell>
          <table:table-cell office:value-type="float" office:value="78.706" calcext:value-type="float">
            <text:p>78.70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727" calcext:value-type="float">
            <text:p>56.1727</text:p>
          </table:table-cell>
          <table:table-cell office:value-type="float" office:value="73.2307" calcext:value-type="float">
            <text:p>73.2307</text:p>
          </table:table-cell>
          <table:table-cell office:value-type="float" office:value="94.1406" calcext:value-type="float">
            <text:p>94.140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303" calcext:value-type="float">
            <text:p>48.5303</text:p>
          </table:table-cell>
          <table:table-cell office:value-type="float" office:value="76.9884" calcext:value-type="float">
            <text:p>76.9884</text:p>
          </table:table-cell>
          <table:table-cell office:value-type="float" office:value="95.3953" calcext:value-type="float">
            <text:p>95.395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98" calcext:value-type="float">
            <text:p>46.4498</text:p>
          </table:table-cell>
          <table:table-cell office:value-type="float" office:value="82.2912" calcext:value-type="float">
            <text:p>82.2912</text:p>
          </table:table-cell>
          <table:table-cell office:value-type="float" office:value="104.387" calcext:value-type="float">
            <text:p>104.38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784" calcext:value-type="float">
            <text:p>42.3784</text:p>
          </table:table-cell>
          <table:table-cell office:value-type="float" office:value="74.3569" calcext:value-type="float">
            <text:p>74.3569</text:p>
          </table:table-cell>
          <table:table-cell office:value-type="float" office:value="95.4516" calcext:value-type="float">
            <text:p>95.451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96" calcext:value-type="float">
            <text:p>45.0396</text:p>
          </table:table-cell>
          <table:table-cell office:value-type="float" office:value="64.0464" calcext:value-type="float">
            <text:p>64.0464</text:p>
          </table:table-cell>
          <table:table-cell office:value-type="float" office:value="78.7106" calcext:value-type="float">
            <text:p>78.710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662" calcext:value-type="float">
            <text:p>56.1662</text:p>
          </table:table-cell>
          <table:table-cell office:value-type="float" office:value="73.2052" calcext:value-type="float">
            <text:p>73.2052</text:p>
          </table:table-cell>
          <table:table-cell office:value-type="float" office:value="94.1046" calcext:value-type="float">
            <text:p>94.104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342" calcext:value-type="float">
            <text:p>48.5342</text:p>
          </table:table-cell>
          <table:table-cell office:value-type="float" office:value="76.9957" calcext:value-type="float">
            <text:p>76.9957</text:p>
          </table:table-cell>
          <table:table-cell office:value-type="float" office:value="95.4051" calcext:value-type="float">
            <text:p>95.405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37" calcext:value-type="float">
            <text:p>46.4537</text:p>
          </table:table-cell>
          <table:table-cell office:value-type="float" office:value="82.2974" calcext:value-type="float">
            <text:p>82.2974</text:p>
          </table:table-cell>
          <table:table-cell office:value-type="float" office:value="104.395" calcext:value-type="float">
            <text:p>104.39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812" calcext:value-type="float">
            <text:p>42.3812</text:p>
          </table:table-cell>
          <table:table-cell office:value-type="float" office:value="74.3618" calcext:value-type="float">
            <text:p>74.3618</text:p>
          </table:table-cell>
          <table:table-cell office:value-type="float" office:value="95.4582" calcext:value-type="float">
            <text:p>95.458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02" calcext:value-type="float">
            <text:p>45.0402</text:p>
          </table:table-cell>
          <table:table-cell office:value-type="float" office:value="64.0492" calcext:value-type="float">
            <text:p>64.0492</text:p>
          </table:table-cell>
          <table:table-cell office:value-type="float" office:value="78.717" calcext:value-type="float">
            <text:p>78.71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626" calcext:value-type="float">
            <text:p>56.1626</text:p>
          </table:table-cell>
          <table:table-cell office:value-type="float" office:value="73.1883" calcext:value-type="float">
            <text:p>73.1883</text:p>
          </table:table-cell>
          <table:table-cell office:value-type="float" office:value="94.0833" calcext:value-type="float">
            <text:p>94.083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397" calcext:value-type="float">
            <text:p>48.5397</text:p>
          </table:table-cell>
          <table:table-cell office:value-type="float" office:value="77.0053" calcext:value-type="float">
            <text:p>77.0053</text:p>
          </table:table-cell>
          <table:table-cell office:value-type="float" office:value="95.417" calcext:value-type="float">
            <text:p>95.41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77" calcext:value-type="float">
            <text:p>46.4577</text:p>
          </table:table-cell>
          <table:table-cell office:value-type="float" office:value="82.3045" calcext:value-type="float">
            <text:p>82.3045</text:p>
          </table:table-cell>
          <table:table-cell office:value-type="float" office:value="104.404" calcext:value-type="float">
            <text:p>104.40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819" calcext:value-type="float">
            <text:p>42.3819</text:p>
          </table:table-cell>
          <table:table-cell office:value-type="float" office:value="74.3629" calcext:value-type="float">
            <text:p>74.3629</text:p>
          </table:table-cell>
          <table:table-cell office:value-type="float" office:value="95.4596" calcext:value-type="float">
            <text:p>95.459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89" calcext:value-type="float">
            <text:p>45.0389</text:p>
          </table:table-cell>
          <table:table-cell office:value-type="float" office:value="64.0478" calcext:value-type="float">
            <text:p>64.0478</text:p>
          </table:table-cell>
          <table:table-cell office:value-type="float" office:value="78.7176" calcext:value-type="float">
            <text:p>78.717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594" calcext:value-type="float">
            <text:p>56.1594</text:p>
          </table:table-cell>
          <table:table-cell office:value-type="float" office:value="73.1709" calcext:value-type="float">
            <text:p>73.1709</text:p>
          </table:table-cell>
          <table:table-cell office:value-type="float" office:value="94.0608" calcext:value-type="float">
            <text:p>94.060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433" calcext:value-type="float">
            <text:p>48.5433</text:p>
          </table:table-cell>
          <table:table-cell office:value-type="float" office:value="77.0123" calcext:value-type="float">
            <text:p>77.0123</text:p>
          </table:table-cell>
          <table:table-cell office:value-type="float" office:value="95.4269" calcext:value-type="float">
            <text:p>95.426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27" calcext:value-type="float">
            <text:p>46.4627</text:p>
          </table:table-cell>
          <table:table-cell office:value-type="float" office:value="82.313" calcext:value-type="float">
            <text:p>82.313</text:p>
          </table:table-cell>
          <table:table-cell office:value-type="float" office:value="104.416" calcext:value-type="float">
            <text:p>104.41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847" calcext:value-type="float">
            <text:p>42.3847</text:p>
          </table:table-cell>
          <table:table-cell office:value-type="float" office:value="74.3676" calcext:value-type="float">
            <text:p>74.3676</text:p>
          </table:table-cell>
          <table:table-cell office:value-type="float" office:value="95.4652" calcext:value-type="float">
            <text:p>95.465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87" calcext:value-type="float">
            <text:p>45.0387</text:p>
          </table:table-cell>
          <table:table-cell office:value-type="float" office:value="64.0483" calcext:value-type="float">
            <text:p>64.0483</text:p>
          </table:table-cell>
          <table:table-cell office:value-type="float" office:value="78.7199" calcext:value-type="float">
            <text:p>78.719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487" calcext:value-type="float">
            <text:p>56.1487</text:p>
          </table:table-cell>
          <table:table-cell office:value-type="float" office:value="73.1373" calcext:value-type="float">
            <text:p>73.1373</text:p>
          </table:table-cell>
          <table:table-cell office:value-type="float" office:value="94.0244" calcext:value-type="float">
            <text:p>94.024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455" calcext:value-type="float">
            <text:p>48.5455</text:p>
          </table:table-cell>
          <table:table-cell office:value-type="float" office:value="77.0165" calcext:value-type="float">
            <text:p>77.0165</text:p>
          </table:table-cell>
          <table:table-cell office:value-type="float" office:value="95.4328" calcext:value-type="float">
            <text:p>95.432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6" calcext:value-type="float">
            <text:p>46.466</text:p>
          </table:table-cell>
          <table:table-cell office:value-type="float" office:value="82.3189" calcext:value-type="float">
            <text:p>82.3189</text:p>
          </table:table-cell>
          <table:table-cell office:value-type="float" office:value="104.424" calcext:value-type="float">
            <text:p>104.42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853" calcext:value-type="float">
            <text:p>42.3853</text:p>
          </table:table-cell>
          <table:table-cell office:value-type="float" office:value="74.3683" calcext:value-type="float">
            <text:p>74.3683</text:p>
          </table:table-cell>
          <table:table-cell office:value-type="float" office:value="95.466" calcext:value-type="float">
            <text:p>95.46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91" calcext:value-type="float">
            <text:p>45.0391</text:p>
          </table:table-cell>
          <table:table-cell office:value-type="float" office:value="64.0497" calcext:value-type="float">
            <text:p>64.0497</text:p>
          </table:table-cell>
          <table:table-cell office:value-type="float" office:value="78.7229" calcext:value-type="float">
            <text:p>78.722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437" calcext:value-type="float">
            <text:p>56.1437</text:p>
          </table:table-cell>
          <table:table-cell office:value-type="float" office:value="73.115" calcext:value-type="float">
            <text:p>73.115</text:p>
          </table:table-cell>
          <table:table-cell office:value-type="float" office:value="93.9966" calcext:value-type="float">
            <text:p>93.996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463" calcext:value-type="float">
            <text:p>48.5463</text:p>
          </table:table-cell>
          <table:table-cell office:value-type="float" office:value="77.0182" calcext:value-type="float">
            <text:p>77.0182</text:p>
          </table:table-cell>
          <table:table-cell office:value-type="float" office:value="95.4355" calcext:value-type="float">
            <text:p>95.435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94" calcext:value-type="float">
            <text:p>46.4694</text:p>
          </table:table-cell>
          <table:table-cell office:value-type="float" office:value="82.3246" calcext:value-type="float">
            <text:p>82.3246</text:p>
          </table:table-cell>
          <table:table-cell office:value-type="float" office:value="104.431" calcext:value-type="float">
            <text:p>104.43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886" calcext:value-type="float">
            <text:p>42.3886</text:p>
          </table:table-cell>
          <table:table-cell office:value-type="float" office:value="74.3738" calcext:value-type="float">
            <text:p>74.3738</text:p>
          </table:table-cell>
          <table:table-cell office:value-type="float" office:value="95.4728" calcext:value-type="float">
            <text:p>95.472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88" calcext:value-type="float">
            <text:p>45.0388</text:p>
          </table:table-cell>
          <table:table-cell office:value-type="float" office:value="64.0492" calcext:value-type="float">
            <text:p>64.0492</text:p>
          </table:table-cell>
          <table:table-cell office:value-type="float" office:value="78.7224" calcext:value-type="float">
            <text:p>78.722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4" calcext:value-type="float">
            <text:p>56.14</text:p>
          </table:table-cell>
          <table:table-cell office:value-type="float" office:value="73.093" calcext:value-type="float">
            <text:p>73.093</text:p>
          </table:table-cell>
          <table:table-cell office:value-type="float" office:value="93.9627" calcext:value-type="float">
            <text:p>93.962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479" calcext:value-type="float">
            <text:p>48.5479</text:p>
          </table:table-cell>
          <table:table-cell office:value-type="float" office:value="77.0214" calcext:value-type="float">
            <text:p>77.0214</text:p>
          </table:table-cell>
          <table:table-cell office:value-type="float" office:value="95.44" calcext:value-type="float">
            <text:p>95.4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14" calcext:value-type="float">
            <text:p>46.4714</text:p>
          </table:table-cell>
          <table:table-cell office:value-type="float" office:value="82.3276" calcext:value-type="float">
            <text:p>82.3276</text:p>
          </table:table-cell>
          <table:table-cell office:value-type="float" office:value="104.434" calcext:value-type="float">
            <text:p>104.43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917" calcext:value-type="float">
            <text:p>42.3917</text:p>
          </table:table-cell>
          <table:table-cell office:value-type="float" office:value="74.3789" calcext:value-type="float">
            <text:p>74.3789</text:p>
          </table:table-cell>
          <table:table-cell office:value-type="float" office:value="95.4791" calcext:value-type="float">
            <text:p>95.4791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393" calcext:value-type="float">
            <text:p>45.0393</text:p>
          </table:table-cell>
          <table:table-cell office:value-type="float" office:value="64.0504" calcext:value-type="float">
            <text:p>64.0504</text:p>
          </table:table-cell>
          <table:table-cell office:value-type="float" office:value="78.7244" calcext:value-type="float">
            <text:p>78.724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428" calcext:value-type="float">
            <text:p>56.1428</text:p>
          </table:table-cell>
          <table:table-cell office:value-type="float" office:value="73.0854" calcext:value-type="float">
            <text:p>73.0854</text:p>
          </table:table-cell>
          <table:table-cell office:value-type="float" office:value="93.9452" calcext:value-type="float">
            <text:p>93.945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499" calcext:value-type="float">
            <text:p>48.5499</text:p>
          </table:table-cell>
          <table:table-cell office:value-type="float" office:value="77.0253" calcext:value-type="float">
            <text:p>77.0253</text:p>
          </table:table-cell>
          <table:table-cell office:value-type="float" office:value="95.4453" calcext:value-type="float">
            <text:p>95.445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25" calcext:value-type="float">
            <text:p>46.4725</text:p>
          </table:table-cell>
          <table:table-cell office:value-type="float" office:value="82.3293" calcext:value-type="float">
            <text:p>82.3293</text:p>
          </table:table-cell>
          <table:table-cell office:value-type="float" office:value="104.437" calcext:value-type="float">
            <text:p>104.43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951" calcext:value-type="float">
            <text:p>42.3951</text:p>
          </table:table-cell>
          <table:table-cell office:value-type="float" office:value="74.3846" calcext:value-type="float">
            <text:p>74.3846</text:p>
          </table:table-cell>
          <table:table-cell office:value-type="float" office:value="95.4863" calcext:value-type="float">
            <text:p>95.486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94" calcext:value-type="float">
            <text:p>45.0394</text:p>
          </table:table-cell>
          <table:table-cell office:value-type="float" office:value="64.0507" calcext:value-type="float">
            <text:p>64.0507</text:p>
          </table:table-cell>
          <table:table-cell office:value-type="float" office:value="78.7248" calcext:value-type="float">
            <text:p>78.724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637" calcext:value-type="float">
            <text:p>56.1637</text:p>
          </table:table-cell>
          <table:table-cell office:value-type="float" office:value="73.1068" calcext:value-type="float">
            <text:p>73.1068</text:p>
          </table:table-cell>
          <table:table-cell office:value-type="float" office:value="93.9622" calcext:value-type="float">
            <text:p>93.962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7" calcext:value-type="float">
            <text:p>48.557</text:p>
          </table:table-cell>
          <table:table-cell office:value-type="float" office:value="77.037" calcext:value-type="float">
            <text:p>77.037</text:p>
          </table:table-cell>
          <table:table-cell office:value-type="float" office:value="95.4588" calcext:value-type="float">
            <text:p>95.458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25" calcext:value-type="float">
            <text:p>46.4725</text:p>
          </table:table-cell>
          <table:table-cell office:value-type="float" office:value="82.3296" calcext:value-type="float">
            <text:p>82.3296</text:p>
          </table:table-cell>
          <table:table-cell office:value-type="float" office:value="104.438" calcext:value-type="float">
            <text:p>104.43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001" calcext:value-type="float">
            <text:p>42.4001</text:p>
          </table:table-cell>
          <table:table-cell office:value-type="float" office:value="74.3925" calcext:value-type="float">
            <text:p>74.3925</text:p>
          </table:table-cell>
          <table:table-cell office:value-type="float" office:value="95.4956" calcext:value-type="float">
            <text:p>95.495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94" calcext:value-type="float">
            <text:p>45.0394</text:p>
          </table:table-cell>
          <table:table-cell office:value-type="float" office:value="64.0506" calcext:value-type="float">
            <text:p>64.0506</text:p>
          </table:table-cell>
          <table:table-cell office:value-type="float" office:value="78.7248" calcext:value-type="float">
            <text:p>78.724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714" calcext:value-type="float">
            <text:p>56.1714</text:p>
          </table:table-cell>
          <table:table-cell office:value-type="float" office:value="73.1018" calcext:value-type="float">
            <text:p>73.1018</text:p>
          </table:table-cell>
          <table:table-cell office:value-type="float" office:value="93.9356" calcext:value-type="float">
            <text:p>93.935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15" calcext:value-type="float">
            <text:p>48.5615</text:p>
          </table:table-cell>
          <table:table-cell office:value-type="float" office:value="77.0447" calcext:value-type="float">
            <text:p>77.0447</text:p>
          </table:table-cell>
          <table:table-cell office:value-type="float" office:value="95.468" calcext:value-type="float">
            <text:p>95.46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13" calcext:value-type="float">
            <text:p>46.4713</text:p>
          </table:table-cell>
          <table:table-cell office:value-type="float" office:value="82.3281" calcext:value-type="float">
            <text:p>82.3281</text:p>
          </table:table-cell>
          <table:table-cell office:value-type="float" office:value="104.436" calcext:value-type="float">
            <text:p>104.43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176" calcext:value-type="float">
            <text:p>42.4176</text:p>
          </table:table-cell>
          <table:table-cell office:value-type="float" office:value="74.4209" calcext:value-type="float">
            <text:p>74.4209</text:p>
          </table:table-cell>
          <table:table-cell office:value-type="float" office:value="95.5303" calcext:value-type="float">
            <text:p>95.5303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391" calcext:value-type="float">
            <text:p>45.0391</text:p>
          </table:table-cell>
          <table:table-cell office:value-type="float" office:value="64.0501" calcext:value-type="float">
            <text:p>64.0501</text:p>
          </table:table-cell>
          <table:table-cell office:value-type="float" office:value="78.7242" calcext:value-type="float">
            <text:p>78.724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771" calcext:value-type="float">
            <text:p>56.1771</text:p>
          </table:table-cell>
          <table:table-cell office:value-type="float" office:value="73.0956" calcext:value-type="float">
            <text:p>73.0956</text:p>
          </table:table-cell>
          <table:table-cell office:value-type="float" office:value="93.9076" calcext:value-type="float">
            <text:p>93.907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41" calcext:value-type="float">
            <text:p>48.5641</text:p>
          </table:table-cell>
          <table:table-cell office:value-type="float" office:value="77.0488" calcext:value-type="float">
            <text:p>77.0488</text:p>
          </table:table-cell>
          <table:table-cell office:value-type="float" office:value="95.4724" calcext:value-type="float">
            <text:p>95.472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706" calcext:value-type="float">
            <text:p>46.4706</text:p>
          </table:table-cell>
          <table:table-cell office:value-type="float" office:value="82.3273" calcext:value-type="float">
            <text:p>82.3273</text:p>
          </table:table-cell>
          <table:table-cell office:value-type="float" office:value="104.435" calcext:value-type="float">
            <text:p>104.43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269" calcext:value-type="float">
            <text:p>42.4269</text:p>
          </table:table-cell>
          <table:table-cell office:value-type="float" office:value="74.4362" calcext:value-type="float">
            <text:p>74.4362</text:p>
          </table:table-cell>
          <table:table-cell office:value-type="float" office:value="95.5496" calcext:value-type="float">
            <text:p>95.549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9" calcext:value-type="float">
            <text:p>45.039</text:p>
          </table:table-cell>
          <table:table-cell office:value-type="float" office:value="64.0499" calcext:value-type="float">
            <text:p>64.0499</text:p>
          </table:table-cell>
          <table:table-cell office:value-type="float" office:value="78.7241" calcext:value-type="float">
            <text:p>78.724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87" calcext:value-type="float">
            <text:p>56.187</text:p>
          </table:table-cell>
          <table:table-cell office:value-type="float" office:value="73.1054" calcext:value-type="float">
            <text:p>73.1054</text:p>
          </table:table-cell>
          <table:table-cell office:value-type="float" office:value="93.9064" calcext:value-type="float">
            <text:p>93.906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52" calcext:value-type="float">
            <text:p>48.5652</text:p>
          </table:table-cell>
          <table:table-cell office:value-type="float" office:value="77.0507" calcext:value-type="float">
            <text:p>77.0507</text:p>
          </table:table-cell>
          <table:table-cell office:value-type="float" office:value="95.4745" calcext:value-type="float">
            <text:p>95.474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95" calcext:value-type="float">
            <text:p>46.4695</text:p>
          </table:table-cell>
          <table:table-cell office:value-type="float" office:value="82.3259" calcext:value-type="float">
            <text:p>82.3259</text:p>
          </table:table-cell>
          <table:table-cell office:value-type="float" office:value="104.434" calcext:value-type="float">
            <text:p>104.43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349" calcext:value-type="float">
            <text:p>42.4349</text:p>
          </table:table-cell>
          <table:table-cell office:value-type="float" office:value="74.4474" calcext:value-type="float">
            <text:p>74.4474</text:p>
          </table:table-cell>
          <table:table-cell office:value-type="float" office:value="95.5603" calcext:value-type="float">
            <text:p>95.560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1" calcext:value-type="float">
            <text:p>45.041</text:p>
          </table:table-cell>
          <table:table-cell office:value-type="float" office:value="64.054" calcext:value-type="float">
            <text:p>64.054</text:p>
          </table:table-cell>
          <table:table-cell office:value-type="float" office:value="78.7295" calcext:value-type="float">
            <text:p>78.729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914" calcext:value-type="float">
            <text:p>56.1914</text:p>
          </table:table-cell>
          <table:table-cell office:value-type="float" office:value="73.1067" calcext:value-type="float">
            <text:p>73.1067</text:p>
          </table:table-cell>
          <table:table-cell office:value-type="float" office:value="93.8984" calcext:value-type="float">
            <text:p>93.898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66" calcext:value-type="float">
            <text:p>48.5666</text:p>
          </table:table-cell>
          <table:table-cell office:value-type="float" office:value="77.0533" calcext:value-type="float">
            <text:p>77.0533</text:p>
          </table:table-cell>
          <table:table-cell office:value-type="float" office:value="95.478" calcext:value-type="float">
            <text:p>95.47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85" calcext:value-type="float">
            <text:p>46.4685</text:p>
          </table:table-cell>
          <table:table-cell office:value-type="float" office:value="82.3245" calcext:value-type="float">
            <text:p>82.3245</text:p>
          </table:table-cell>
          <table:table-cell office:value-type="float" office:value="104.433" calcext:value-type="float">
            <text:p>104.43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469" calcext:value-type="float">
            <text:p>42.4469</text:p>
          </table:table-cell>
          <table:table-cell office:value-type="float" office:value="74.4656" calcext:value-type="float">
            <text:p>74.4656</text:p>
          </table:table-cell>
          <table:table-cell office:value-type="float" office:value="95.5806" calcext:value-type="float">
            <text:p>95.580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15" calcext:value-type="float">
            <text:p>45.0415</text:p>
          </table:table-cell>
          <table:table-cell office:value-type="float" office:value="64.055" calcext:value-type="float">
            <text:p>64.055</text:p>
          </table:table-cell>
          <table:table-cell office:value-type="float" office:value="78.7308" calcext:value-type="float">
            <text:p>78.730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1965" calcext:value-type="float">
            <text:p>56.1965</text:p>
          </table:table-cell>
          <table:table-cell office:value-type="float" office:value="73.1096" calcext:value-type="float">
            <text:p>73.1096</text:p>
          </table:table-cell>
          <table:table-cell office:value-type="float" office:value="93.8895" calcext:value-type="float">
            <text:p>93.889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65" calcext:value-type="float">
            <text:p>48.5665</text:p>
          </table:table-cell>
          <table:table-cell office:value-type="float" office:value="77.0536" calcext:value-type="float">
            <text:p>77.0536</text:p>
          </table:table-cell>
          <table:table-cell office:value-type="float" office:value="95.479" calcext:value-type="float">
            <text:p>95.47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78" calcext:value-type="float">
            <text:p>46.4678</text:p>
          </table:table-cell>
          <table:table-cell office:value-type="float" office:value="82.323" calcext:value-type="float">
            <text:p>82.323</text:p>
          </table:table-cell>
          <table:table-cell office:value-type="float" office:value="104.43" calcext:value-type="float">
            <text:p>104.4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593" calcext:value-type="float">
            <text:p>42.4593</text:p>
          </table:table-cell>
          <table:table-cell office:value-type="float" office:value="74.4844" calcext:value-type="float">
            <text:p>74.4844</text:p>
          </table:table-cell>
          <table:table-cell office:value-type="float" office:value="95.6015" calcext:value-type="float">
            <text:p>95.601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2" calcext:value-type="float">
            <text:p>45.042</text:p>
          </table:table-cell>
          <table:table-cell office:value-type="float" office:value="64.0558" calcext:value-type="float">
            <text:p>64.0558</text:p>
          </table:table-cell>
          <table:table-cell office:value-type="float" office:value="78.7318" calcext:value-type="float">
            <text:p>78.731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072" calcext:value-type="float">
            <text:p>56.2072</text:p>
          </table:table-cell>
          <table:table-cell office:value-type="float" office:value="73.1176" calcext:value-type="float">
            <text:p>73.1176</text:p>
          </table:table-cell>
          <table:table-cell office:value-type="float" office:value="93.8747" calcext:value-type="float">
            <text:p>93.874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67" calcext:value-type="float">
            <text:p>48.5667</text:p>
          </table:table-cell>
          <table:table-cell office:value-type="float" office:value="77.0539" calcext:value-type="float">
            <text:p>77.0539</text:p>
          </table:table-cell>
          <table:table-cell office:value-type="float" office:value="95.4795" calcext:value-type="float">
            <text:p>95.479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82" calcext:value-type="float">
            <text:p>46.4682</text:p>
          </table:table-cell>
          <table:table-cell office:value-type="float" office:value="82.3234" calcext:value-type="float">
            <text:p>82.3234</text:p>
          </table:table-cell>
          <table:table-cell office:value-type="float" office:value="104.431" calcext:value-type="float">
            <text:p>104.43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683" calcext:value-type="float">
            <text:p>42.4683</text:p>
          </table:table-cell>
          <table:table-cell office:value-type="float" office:value="74.4963" calcext:value-type="float">
            <text:p>74.4963</text:p>
          </table:table-cell>
          <table:table-cell office:value-type="float" office:value="95.6119" calcext:value-type="float">
            <text:p>95.6119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416" calcext:value-type="float">
            <text:p>45.0416</text:p>
          </table:table-cell>
          <table:table-cell office:value-type="float" office:value="64.0552" calcext:value-type="float">
            <text:p>64.0552</text:p>
          </table:table-cell>
          <table:table-cell office:value-type="float" office:value="78.7312" calcext:value-type="float">
            <text:p>78.731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188" calcext:value-type="float">
            <text:p>56.2188</text:p>
          </table:table-cell>
          <table:table-cell office:value-type="float" office:value="73.1426" calcext:value-type="float">
            <text:p>73.1426</text:p>
          </table:table-cell>
          <table:table-cell office:value-type="float" office:value="93.8888" calcext:value-type="float">
            <text:p>93.888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8" calcext:value-type="float">
            <text:p>48.568</text:p>
          </table:table-cell>
          <table:table-cell office:value-type="float" office:value="77.056" calcext:value-type="float">
            <text:p>77.056</text:p>
          </table:table-cell>
          <table:table-cell office:value-type="float" office:value="95.4819" calcext:value-type="float">
            <text:p>95.481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58" calcext:value-type="float">
            <text:p>46.4658</text:p>
          </table:table-cell>
          <table:table-cell office:value-type="float" office:value="82.3198" calcext:value-type="float">
            <text:p>82.3198</text:p>
          </table:table-cell>
          <table:table-cell office:value-type="float" office:value="104.426" calcext:value-type="float">
            <text:p>104.42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787" calcext:value-type="float">
            <text:p>42.4787</text:p>
          </table:table-cell>
          <table:table-cell office:value-type="float" office:value="74.5123" calcext:value-type="float">
            <text:p>74.5123</text:p>
          </table:table-cell>
          <table:table-cell office:value-type="float" office:value="95.6298" calcext:value-type="float">
            <text:p>95.629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97" calcext:value-type="float">
            <text:p>45.0397</text:p>
          </table:table-cell>
          <table:table-cell office:value-type="float" office:value="64.0513" calcext:value-type="float">
            <text:p>64.0513</text:p>
          </table:table-cell>
          <table:table-cell office:value-type="float" office:value="78.7261" calcext:value-type="float">
            <text:p>78.726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42" calcext:value-type="float">
            <text:p>56.242</text:p>
          </table:table-cell>
          <table:table-cell office:value-type="float" office:value="73.1868" calcext:value-type="float">
            <text:p>73.1868</text:p>
          </table:table-cell>
          <table:table-cell office:value-type="float" office:value="93.9219" calcext:value-type="float">
            <text:p>93.921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79" calcext:value-type="float">
            <text:p>48.5679</text:p>
          </table:table-cell>
          <table:table-cell office:value-type="float" office:value="77.0557" calcext:value-type="float">
            <text:p>77.0557</text:p>
          </table:table-cell>
          <table:table-cell office:value-type="float" office:value="95.4813" calcext:value-type="float">
            <text:p>95.481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634" calcext:value-type="float">
            <text:p>46.4634</text:p>
          </table:table-cell>
          <table:table-cell office:value-type="float" office:value="82.3157" calcext:value-type="float">
            <text:p>82.3157</text:p>
          </table:table-cell>
          <table:table-cell office:value-type="float" office:value="104.421" calcext:value-type="float">
            <text:p>104.42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925" calcext:value-type="float">
            <text:p>42.4925</text:p>
          </table:table-cell>
          <table:table-cell office:value-type="float" office:value="74.5334" calcext:value-type="float">
            <text:p>74.5334</text:p>
          </table:table-cell>
          <table:table-cell office:value-type="float" office:value="95.6536" calcext:value-type="float">
            <text:p>95.653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84" calcext:value-type="float">
            <text:p>45.0384</text:p>
          </table:table-cell>
          <table:table-cell office:value-type="float" office:value="64.0489" calcext:value-type="float">
            <text:p>64.0489</text:p>
          </table:table-cell>
          <table:table-cell office:value-type="float" office:value="78.7232" calcext:value-type="float">
            <text:p>78.723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535" calcext:value-type="float">
            <text:p>56.2535</text:p>
          </table:table-cell>
          <table:table-cell office:value-type="float" office:value="73.2109" calcext:value-type="float">
            <text:p>73.2109</text:p>
          </table:table-cell>
          <table:table-cell office:value-type="float" office:value="93.9356" calcext:value-type="float">
            <text:p>93.935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81" calcext:value-type="float">
            <text:p>48.5681</text:p>
          </table:table-cell>
          <table:table-cell office:value-type="float" office:value="77.0561" calcext:value-type="float">
            <text:p>77.0561</text:p>
          </table:table-cell>
          <table:table-cell office:value-type="float" office:value="95.4816" calcext:value-type="float">
            <text:p>95.481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93" calcext:value-type="float">
            <text:p>46.4593</text:p>
          </table:table-cell>
          <table:table-cell office:value-type="float" office:value="82.3096" calcext:value-type="float">
            <text:p>82.3096</text:p>
          </table:table-cell>
          <table:table-cell office:value-type="float" office:value="104.414" calcext:value-type="float">
            <text:p>104.41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004" calcext:value-type="float">
            <text:p>42.5004</text:p>
          </table:table-cell>
          <table:table-cell office:value-type="float" office:value="74.5455" calcext:value-type="float">
            <text:p>74.5455</text:p>
          </table:table-cell>
          <table:table-cell office:value-type="float" office:value="95.6674" calcext:value-type="float">
            <text:p>95.667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84" calcext:value-type="float">
            <text:p>45.0384</text:p>
          </table:table-cell>
          <table:table-cell office:value-type="float" office:value="64.0489" calcext:value-type="float">
            <text:p>64.0489</text:p>
          </table:table-cell>
          <table:table-cell office:value-type="float" office:value="78.7229" calcext:value-type="float">
            <text:p>78.722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723" calcext:value-type="float">
            <text:p>56.2723</text:p>
          </table:table-cell>
          <table:table-cell office:value-type="float" office:value="73.2445" calcext:value-type="float">
            <text:p>73.2445</text:p>
          </table:table-cell>
          <table:table-cell office:value-type="float" office:value="93.96" calcext:value-type="float">
            <text:p>93.9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8" calcext:value-type="float">
            <text:p>48.568</text:p>
          </table:table-cell>
          <table:table-cell office:value-type="float" office:value="77.0558" calcext:value-type="float">
            <text:p>77.0558</text:p>
          </table:table-cell>
          <table:table-cell office:value-type="float" office:value="95.4813" calcext:value-type="float">
            <text:p>95.481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549" calcext:value-type="float">
            <text:p>46.4549</text:p>
          </table:table-cell>
          <table:table-cell office:value-type="float" office:value="82.303" calcext:value-type="float">
            <text:p>82.303</text:p>
          </table:table-cell>
          <table:table-cell office:value-type="float" office:value="104.407" calcext:value-type="float">
            <text:p>104.40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065" calcext:value-type="float">
            <text:p>42.5065</text:p>
          </table:table-cell>
          <table:table-cell office:value-type="float" office:value="74.5552" calcext:value-type="float">
            <text:p>74.5552</text:p>
          </table:table-cell>
          <table:table-cell office:value-type="float" office:value="95.6787" calcext:value-type="float">
            <text:p>95.678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86" calcext:value-type="float">
            <text:p>45.0386</text:p>
          </table:table-cell>
          <table:table-cell office:value-type="float" office:value="64.0491" calcext:value-type="float">
            <text:p>64.0491</text:p>
          </table:table-cell>
          <table:table-cell office:value-type="float" office:value="78.7232" calcext:value-type="float">
            <text:p>78.723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2947" calcext:value-type="float">
            <text:p>56.2947</text:p>
          </table:table-cell>
          <table:table-cell office:value-type="float" office:value="73.2791" calcext:value-type="float">
            <text:p>73.2791</text:p>
          </table:table-cell>
          <table:table-cell office:value-type="float" office:value="93.9766" calcext:value-type="float">
            <text:p>93.976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8" calcext:value-type="float">
            <text:p>48.568</text:p>
          </table:table-cell>
          <table:table-cell office:value-type="float" office:value="77.0559" calcext:value-type="float">
            <text:p>77.0559</text:p>
          </table:table-cell>
          <table:table-cell office:value-type="float" office:value="95.4814" calcext:value-type="float">
            <text:p>95.481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96" calcext:value-type="float">
            <text:p>46.4496</text:p>
          </table:table-cell>
          <table:table-cell office:value-type="float" office:value="82.2955" calcext:value-type="float">
            <text:p>82.2955</text:p>
          </table:table-cell>
          <table:table-cell office:value-type="float" office:value="104.399" calcext:value-type="float">
            <text:p>104.39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103" calcext:value-type="float">
            <text:p>42.5103</text:p>
          </table:table-cell>
          <table:table-cell office:value-type="float" office:value="74.5613" calcext:value-type="float">
            <text:p>74.5613</text:p>
          </table:table-cell>
          <table:table-cell office:value-type="float" office:value="95.686" calcext:value-type="float">
            <text:p>95.68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92" calcext:value-type="float">
            <text:p>45.0392</text:p>
          </table:table-cell>
          <table:table-cell office:value-type="float" office:value="64.0504" calcext:value-type="float">
            <text:p>64.0504</text:p>
          </table:table-cell>
          <table:table-cell office:value-type="float" office:value="78.7248" calcext:value-type="float">
            <text:p>78.724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124" calcext:value-type="float">
            <text:p>56.3124</text:p>
          </table:table-cell>
          <table:table-cell office:value-type="float" office:value="73.3021" calcext:value-type="float">
            <text:p>73.3021</text:p>
          </table:table-cell>
          <table:table-cell office:value-type="float" office:value="93.9795" calcext:value-type="float">
            <text:p>93.979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84" calcext:value-type="float">
            <text:p>48.5684</text:p>
          </table:table-cell>
          <table:table-cell office:value-type="float" office:value="77.0568" calcext:value-type="float">
            <text:p>77.0568</text:p>
          </table:table-cell>
          <table:table-cell office:value-type="float" office:value="95.4827" calcext:value-type="float">
            <text:p>95.482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37" calcext:value-type="float">
            <text:p>46.4437</text:p>
          </table:table-cell>
          <table:table-cell office:value-type="float" office:value="82.2861" calcext:value-type="float">
            <text:p>82.2861</text:p>
          </table:table-cell>
          <table:table-cell office:value-type="float" office:value="104.388" calcext:value-type="float">
            <text:p>104.38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153" calcext:value-type="float">
            <text:p>42.5153</text:p>
          </table:table-cell>
          <table:table-cell office:value-type="float" office:value="74.5694" calcext:value-type="float">
            <text:p>74.5694</text:p>
          </table:table-cell>
          <table:table-cell office:value-type="float" office:value="95.696" calcext:value-type="float">
            <text:p>95.696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396" calcext:value-type="float">
            <text:p>45.0396</text:p>
          </table:table-cell>
          <table:table-cell office:value-type="float" office:value="64.051" calcext:value-type="float">
            <text:p>64.051</text:p>
          </table:table-cell>
          <table:table-cell office:value-type="float" office:value="78.7257" calcext:value-type="float">
            <text:p>78.725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341" calcext:value-type="float">
            <text:p>56.3341</text:p>
          </table:table-cell>
          <table:table-cell office:value-type="float" office:value="73.3281" calcext:value-type="float">
            <text:p>73.3281</text:p>
          </table:table-cell>
          <table:table-cell office:value-type="float" office:value="93.971" calcext:value-type="float">
            <text:p>93.97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95" calcext:value-type="float">
            <text:p>48.5695</text:p>
          </table:table-cell>
          <table:table-cell office:value-type="float" office:value="77.0588" calcext:value-type="float">
            <text:p>77.0588</text:p>
          </table:table-cell>
          <table:table-cell office:value-type="float" office:value="95.4854" calcext:value-type="float">
            <text:p>95.485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407" calcext:value-type="float">
            <text:p>46.4407</text:p>
          </table:table-cell>
          <table:table-cell office:value-type="float" office:value="82.282" calcext:value-type="float">
            <text:p>82.282</text:p>
          </table:table-cell>
          <table:table-cell office:value-type="float" office:value="104.384" calcext:value-type="float">
            <text:p>104.38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205" calcext:value-type="float">
            <text:p>42.5205</text:p>
          </table:table-cell>
          <table:table-cell office:value-type="float" office:value="74.5763" calcext:value-type="float">
            <text:p>74.5763</text:p>
          </table:table-cell>
          <table:table-cell office:value-type="float" office:value="95.702" calcext:value-type="float">
            <text:p>95.70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05" calcext:value-type="float">
            <text:p>45.0405</text:p>
          </table:table-cell>
          <table:table-cell office:value-type="float" office:value="64.053" calcext:value-type="float">
            <text:p>64.053</text:p>
          </table:table-cell>
          <table:table-cell office:value-type="float" office:value="78.7284" calcext:value-type="float">
            <text:p>78.728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616" calcext:value-type="float">
            <text:p>56.3616</text:p>
          </table:table-cell>
          <table:table-cell office:value-type="float" office:value="73.362" calcext:value-type="float">
            <text:p>73.362</text:p>
          </table:table-cell>
          <table:table-cell office:value-type="float" office:value="93.9631" calcext:value-type="float">
            <text:p>93.963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" calcext:value-type="float">
            <text:p>48.57</text:p>
          </table:table-cell>
          <table:table-cell office:value-type="float" office:value="77.0595" calcext:value-type="float">
            <text:p>77.0595</text:p>
          </table:table-cell>
          <table:table-cell office:value-type="float" office:value="95.4865" calcext:value-type="float">
            <text:p>95.486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92" calcext:value-type="float">
            <text:p>46.4392</text:p>
          </table:table-cell>
          <table:table-cell office:value-type="float" office:value="82.28" calcext:value-type="float">
            <text:p>82.28</text:p>
          </table:table-cell>
          <table:table-cell office:value-type="float" office:value="104.382" calcext:value-type="float">
            <text:p>104.38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268" calcext:value-type="float">
            <text:p>42.5268</text:p>
          </table:table-cell>
          <table:table-cell office:value-type="float" office:value="74.5846" calcext:value-type="float">
            <text:p>74.5846</text:p>
          </table:table-cell>
          <table:table-cell office:value-type="float" office:value="95.7091" calcext:value-type="float">
            <text:p>95.709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16" calcext:value-type="float">
            <text:p>45.0416</text:p>
          </table:table-cell>
          <table:table-cell office:value-type="float" office:value="64.0551" calcext:value-type="float">
            <text:p>64.0551</text:p>
          </table:table-cell>
          <table:table-cell office:value-type="float" office:value="78.731" calcext:value-type="float">
            <text:p>78.73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762" calcext:value-type="float">
            <text:p>56.3762</text:p>
          </table:table-cell>
          <table:table-cell office:value-type="float" office:value="73.3832" calcext:value-type="float">
            <text:p>73.3832</text:p>
          </table:table-cell>
          <table:table-cell office:value-type="float" office:value="93.9645" calcext:value-type="float">
            <text:p>93.964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04" calcext:value-type="float">
            <text:p>48.5704</text:p>
          </table:table-cell>
          <table:table-cell office:value-type="float" office:value="77.0605" calcext:value-type="float">
            <text:p>77.0605</text:p>
          </table:table-cell>
          <table:table-cell office:value-type="float" office:value="95.4881" calcext:value-type="float">
            <text:p>95.488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86" calcext:value-type="float">
            <text:p>46.4386</text:p>
          </table:table-cell>
          <table:table-cell office:value-type="float" office:value="82.2791" calcext:value-type="float">
            <text:p>82.2791</text:p>
          </table:table-cell>
          <table:table-cell office:value-type="float" office:value="104.381" calcext:value-type="float">
            <text:p>104.38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302" calcext:value-type="float">
            <text:p>42.5302</text:p>
          </table:table-cell>
          <table:table-cell office:value-type="float" office:value="74.589" calcext:value-type="float">
            <text:p>74.589</text:p>
          </table:table-cell>
          <table:table-cell office:value-type="float" office:value="95.7128" calcext:value-type="float">
            <text:p>95.712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22" calcext:value-type="float">
            <text:p>45.0422</text:p>
          </table:table-cell>
          <table:table-cell office:value-type="float" office:value="64.0561" calcext:value-type="float">
            <text:p>64.0561</text:p>
          </table:table-cell>
          <table:table-cell office:value-type="float" office:value="78.7321" calcext:value-type="float">
            <text:p>78.732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3913" calcext:value-type="float">
            <text:p>56.3913</text:p>
          </table:table-cell>
          <table:table-cell office:value-type="float" office:value="73.4033" calcext:value-type="float">
            <text:p>73.4033</text:p>
          </table:table-cell>
          <table:table-cell office:value-type="float" office:value="93.9611" calcext:value-type="float">
            <text:p>93.961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05" calcext:value-type="float">
            <text:p>48.5705</text:p>
          </table:table-cell>
          <table:table-cell office:value-type="float" office:value="77.0607" calcext:value-type="float">
            <text:p>77.0607</text:p>
          </table:table-cell>
          <table:table-cell office:value-type="float" office:value="95.4883" calcext:value-type="float">
            <text:p>95.488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71" calcext:value-type="float">
            <text:p>46.4371</text:p>
          </table:table-cell>
          <table:table-cell office:value-type="float" office:value="82.2767" calcext:value-type="float">
            <text:p>82.2767</text:p>
          </table:table-cell>
          <table:table-cell office:value-type="float" office:value="104.378" calcext:value-type="float">
            <text:p>104.37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373" calcext:value-type="float">
            <text:p>42.5373</text:p>
          </table:table-cell>
          <table:table-cell office:value-type="float" office:value="74.5994" calcext:value-type="float">
            <text:p>74.5994</text:p>
          </table:table-cell>
          <table:table-cell office:value-type="float" office:value="95.7237" calcext:value-type="float">
            <text:p>95.7237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414" calcext:value-type="float">
            <text:p>45.0414</text:p>
          </table:table-cell>
          <table:table-cell office:value-type="float" office:value="64.0547" calcext:value-type="float">
            <text:p>64.0547</text:p>
          </table:table-cell>
          <table:table-cell office:value-type="float" office:value="78.7308" calcext:value-type="float">
            <text:p>78.730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119" calcext:value-type="float">
            <text:p>56.4119</text:p>
          </table:table-cell>
          <table:table-cell office:value-type="float" office:value="73.4359" calcext:value-type="float">
            <text:p>73.4359</text:p>
          </table:table-cell>
          <table:table-cell office:value-type="float" office:value="93.9685" calcext:value-type="float">
            <text:p>93.968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07" calcext:value-type="float">
            <text:p>48.5707</text:p>
          </table:table-cell>
          <table:table-cell office:value-type="float" office:value="77.061" calcext:value-type="float">
            <text:p>77.061</text:p>
          </table:table-cell>
          <table:table-cell office:value-type="float" office:value="95.4888" calcext:value-type="float">
            <text:p>95.488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344" calcext:value-type="float">
            <text:p>46.4344</text:p>
          </table:table-cell>
          <table:table-cell office:value-type="float" office:value="82.2727" calcext:value-type="float">
            <text:p>82.2727</text:p>
          </table:table-cell>
          <table:table-cell office:value-type="float" office:value="104.373" calcext:value-type="float">
            <text:p>104.37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35" calcext:value-type="float">
            <text:p>42.5435</text:p>
          </table:table-cell>
          <table:table-cell office:value-type="float" office:value="74.6083" calcext:value-type="float">
            <text:p>74.6083</text:p>
          </table:table-cell>
          <table:table-cell office:value-type="float" office:value="95.7328" calcext:value-type="float">
            <text:p>95.732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15" calcext:value-type="float">
            <text:p>45.0415</text:p>
          </table:table-cell>
          <table:table-cell office:value-type="float" office:value="64.0551" calcext:value-type="float">
            <text:p>64.0551</text:p>
          </table:table-cell>
          <table:table-cell office:value-type="float" office:value="78.7313" calcext:value-type="float">
            <text:p>78.731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418" calcext:value-type="float">
            <text:p>56.4418</text:p>
          </table:table-cell>
          <table:table-cell office:value-type="float" office:value="73.4863" calcext:value-type="float">
            <text:p>73.4863</text:p>
          </table:table-cell>
          <table:table-cell office:value-type="float" office:value="93.9859" calcext:value-type="float">
            <text:p>93.985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15" calcext:value-type="float">
            <text:p>48.5715</text:p>
          </table:table-cell>
          <table:table-cell office:value-type="float" office:value="77.0624" calcext:value-type="float">
            <text:p>77.0624</text:p>
          </table:table-cell>
          <table:table-cell office:value-type="float" office:value="95.4906" calcext:value-type="float">
            <text:p>95.490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154" calcext:value-type="float">
            <text:p>46.4154</text:p>
          </table:table-cell>
          <table:table-cell office:value-type="float" office:value="82.2406" calcext:value-type="float">
            <text:p>82.2406</text:p>
          </table:table-cell>
          <table:table-cell office:value-type="float" office:value="104.331" calcext:value-type="float">
            <text:p>104.33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62" calcext:value-type="float">
            <text:p>42.5562</text:p>
          </table:table-cell>
          <table:table-cell office:value-type="float" office:value="74.6283" calcext:value-type="float">
            <text:p>74.6283</text:p>
          </table:table-cell>
          <table:table-cell office:value-type="float" office:value="95.7563" calcext:value-type="float">
            <text:p>95.756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93" calcext:value-type="float">
            <text:p>45.0393</text:p>
          </table:table-cell>
          <table:table-cell office:value-type="float" office:value="64.0512" calcext:value-type="float">
            <text:p>64.0512</text:p>
          </table:table-cell>
          <table:table-cell office:value-type="float" office:value="78.7274" calcext:value-type="float">
            <text:p>78.727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604" calcext:value-type="float">
            <text:p>56.4604</text:p>
          </table:table-cell>
          <table:table-cell office:value-type="float" office:value="73.5186" calcext:value-type="float">
            <text:p>73.5186</text:p>
          </table:table-cell>
          <table:table-cell office:value-type="float" office:value="94.009" calcext:value-type="float">
            <text:p>94.00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13" calcext:value-type="float">
            <text:p>48.5713</text:p>
          </table:table-cell>
          <table:table-cell office:value-type="float" office:value="77.0621" calcext:value-type="float">
            <text:p>77.0621</text:p>
          </table:table-cell>
          <table:table-cell office:value-type="float" office:value="95.4902" calcext:value-type="float">
            <text:p>95.490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143" calcext:value-type="float">
            <text:p>46.4143</text:p>
          </table:table-cell>
          <table:table-cell office:value-type="float" office:value="82.2387" calcext:value-type="float">
            <text:p>82.2387</text:p>
          </table:table-cell>
          <table:table-cell office:value-type="float" office:value="104.328" calcext:value-type="float">
            <text:p>104.32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16" calcext:value-type="float">
            <text:p>42.5616</text:p>
          </table:table-cell>
          <table:table-cell office:value-type="float" office:value="74.6369" calcext:value-type="float">
            <text:p>74.6369</text:p>
          </table:table-cell>
          <table:table-cell office:value-type="float" office:value="95.7667" calcext:value-type="float">
            <text:p>95.766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96" calcext:value-type="float">
            <text:p>45.0396</text:p>
          </table:table-cell>
          <table:table-cell office:value-type="float" office:value="64.0518" calcext:value-type="float">
            <text:p>64.0518</text:p>
          </table:table-cell>
          <table:table-cell office:value-type="float" office:value="78.7282" calcext:value-type="float">
            <text:p>78.728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4966" calcext:value-type="float">
            <text:p>56.4966</text:p>
          </table:table-cell>
          <table:table-cell office:value-type="float" office:value="73.583" calcext:value-type="float">
            <text:p>73.583</text:p>
          </table:table-cell>
          <table:table-cell office:value-type="float" office:value="94.0547" calcext:value-type="float">
            <text:p>94.054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05" calcext:value-type="float">
            <text:p>48.5705</text:p>
          </table:table-cell>
          <table:table-cell office:value-type="float" office:value="77.0609" calcext:value-type="float">
            <text:p>77.0609</text:p>
          </table:table-cell>
          <table:table-cell office:value-type="float" office:value="95.4889" calcext:value-type="float">
            <text:p>95.488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129" calcext:value-type="float">
            <text:p>46.4129</text:p>
          </table:table-cell>
          <table:table-cell office:value-type="float" office:value="82.2365" calcext:value-type="float">
            <text:p>82.2365</text:p>
          </table:table-cell>
          <table:table-cell office:value-type="float" office:value="104.325" calcext:value-type="float">
            <text:p>104.32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73" calcext:value-type="float">
            <text:p>42.5673</text:p>
          </table:table-cell>
          <table:table-cell office:value-type="float" office:value="74.646" calcext:value-type="float">
            <text:p>74.646</text:p>
          </table:table-cell>
          <table:table-cell office:value-type="float" office:value="95.7775" calcext:value-type="float">
            <text:p>95.777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4" calcext:value-type="float">
            <text:p>45.04</text:p>
          </table:table-cell>
          <table:table-cell office:value-type="float" office:value="64.0527" calcext:value-type="float">
            <text:p>64.0527</text:p>
          </table:table-cell>
          <table:table-cell office:value-type="float" office:value="78.7294" calcext:value-type="float">
            <text:p>78.729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5156" calcext:value-type="float">
            <text:p>56.5156</text:p>
          </table:table-cell>
          <table:table-cell office:value-type="float" office:value="73.6135" calcext:value-type="float">
            <text:p>73.6135</text:p>
          </table:table-cell>
          <table:table-cell office:value-type="float" office:value="94.0714" calcext:value-type="float">
            <text:p>94.071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09" calcext:value-type="float">
            <text:p>48.5709</text:p>
          </table:table-cell>
          <table:table-cell office:value-type="float" office:value="77.0615" calcext:value-type="float">
            <text:p>77.0615</text:p>
          </table:table-cell>
          <table:table-cell office:value-type="float" office:value="95.4896" calcext:value-type="float">
            <text:p>95.489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12" calcext:value-type="float">
            <text:p>46.412</text:p>
          </table:table-cell>
          <table:table-cell office:value-type="float" office:value="82.2352" calcext:value-type="float">
            <text:p>82.2352</text:p>
          </table:table-cell>
          <table:table-cell office:value-type="float" office:value="104.324" calcext:value-type="float">
            <text:p>104.32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17" calcext:value-type="float">
            <text:p>42.5717</text:p>
          </table:table-cell>
          <table:table-cell office:value-type="float" office:value="74.6524" calcext:value-type="float">
            <text:p>74.6524</text:p>
          </table:table-cell>
          <table:table-cell office:value-type="float" office:value="95.7845" calcext:value-type="float">
            <text:p>95.784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91" calcext:value-type="float">
            <text:p>45.0391</text:p>
          </table:table-cell>
          <table:table-cell office:value-type="float" office:value="64.0511" calcext:value-type="float">
            <text:p>64.0511</text:p>
          </table:table-cell>
          <table:table-cell office:value-type="float" office:value="78.7279" calcext:value-type="float">
            <text:p>78.727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551" calcext:value-type="float">
            <text:p>56.551</text:p>
          </table:table-cell>
          <table:table-cell office:value-type="float" office:value="73.6746" calcext:value-type="float">
            <text:p>73.6746</text:p>
          </table:table-cell>
          <table:table-cell office:value-type="float" office:value="94.1143" calcext:value-type="float">
            <text:p>94.114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1" calcext:value-type="float">
            <text:p>48.571</text:p>
          </table:table-cell>
          <table:table-cell office:value-type="float" office:value="77.0617" calcext:value-type="float">
            <text:p>77.0617</text:p>
          </table:table-cell>
          <table:table-cell office:value-type="float" office:value="95.4899" calcext:value-type="float">
            <text:p>95.489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112" calcext:value-type="float">
            <text:p>46.4112</text:p>
          </table:table-cell>
          <table:table-cell office:value-type="float" office:value="82.2337" calcext:value-type="float">
            <text:p>82.2337</text:p>
          </table:table-cell>
          <table:table-cell office:value-type="float" office:value="104.322" calcext:value-type="float">
            <text:p>104.32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66" calcext:value-type="float">
            <text:p>42.5766</text:p>
          </table:table-cell>
          <table:table-cell office:value-type="float" office:value="74.6592" calcext:value-type="float">
            <text:p>74.6592</text:p>
          </table:table-cell>
          <table:table-cell office:value-type="float" office:value="95.7911" calcext:value-type="float">
            <text:p>95.791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84" calcext:value-type="float">
            <text:p>45.0384</text:p>
          </table:table-cell>
          <table:table-cell office:value-type="float" office:value="64.0499" calcext:value-type="float">
            <text:p>64.0499</text:p>
          </table:table-cell>
          <table:table-cell office:value-type="float" office:value="78.7265" calcext:value-type="float">
            <text:p>78.726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5993" calcext:value-type="float">
            <text:p>56.5993</text:p>
          </table:table-cell>
          <table:table-cell office:value-type="float" office:value="73.7628" calcext:value-type="float">
            <text:p>73.7628</text:p>
          </table:table-cell>
          <table:table-cell office:value-type="float" office:value="94.2001" calcext:value-type="float">
            <text:p>94.200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14" calcext:value-type="float">
            <text:p>48.5714</text:p>
          </table:table-cell>
          <table:table-cell office:value-type="float" office:value="77.0623" calcext:value-type="float">
            <text:p>77.0623</text:p>
          </table:table-cell>
          <table:table-cell office:value-type="float" office:value="95.4907" calcext:value-type="float">
            <text:p>95.490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086" calcext:value-type="float">
            <text:p>46.4086</text:p>
          </table:table-cell>
          <table:table-cell office:value-type="float" office:value="82.2301" calcext:value-type="float">
            <text:p>82.2301</text:p>
          </table:table-cell>
          <table:table-cell office:value-type="float" office:value="104.318" calcext:value-type="float">
            <text:p>104.31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89" calcext:value-type="float">
            <text:p>42.5789</text:p>
          </table:table-cell>
          <table:table-cell office:value-type="float" office:value="74.6622" calcext:value-type="float">
            <text:p>74.6622</text:p>
          </table:table-cell>
          <table:table-cell office:value-type="float" office:value="95.7937" calcext:value-type="float">
            <text:p>95.793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84" calcext:value-type="float">
            <text:p>45.0384</text:p>
          </table:table-cell>
          <table:table-cell office:value-type="float" office:value="64.0499" calcext:value-type="float">
            <text:p>64.0499</text:p>
          </table:table-cell>
          <table:table-cell office:value-type="float" office:value="78.7267" calcext:value-type="float">
            <text:p>78.726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17" calcext:value-type="float">
            <text:p>56.617</text:p>
          </table:table-cell>
          <table:table-cell office:value-type="float" office:value="73.7871" calcext:value-type="float">
            <text:p>73.7871</text:p>
          </table:table-cell>
          <table:table-cell office:value-type="float" office:value="94.2116" calcext:value-type="float">
            <text:p>94.211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12" calcext:value-type="float">
            <text:p>48.5712</text:p>
          </table:table-cell>
          <table:table-cell office:value-type="float" office:value="77.062" calcext:value-type="float">
            <text:p>77.062</text:p>
          </table:table-cell>
          <table:table-cell office:value-type="float" office:value="95.4905" calcext:value-type="float">
            <text:p>95.490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076" calcext:value-type="float">
            <text:p>46.4076</text:p>
          </table:table-cell>
          <table:table-cell office:value-type="float" office:value="82.2287" calcext:value-type="float">
            <text:p>82.2287</text:p>
          </table:table-cell>
          <table:table-cell office:value-type="float" office:value="104.317" calcext:value-type="float">
            <text:p>104.31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16" calcext:value-type="float">
            <text:p>42.5816</text:p>
          </table:table-cell>
          <table:table-cell office:value-type="float" office:value="74.6661" calcext:value-type="float">
            <text:p>74.6661</text:p>
          </table:table-cell>
          <table:table-cell office:value-type="float" office:value="95.7973" calcext:value-type="float">
            <text:p>95.797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74" calcext:value-type="float">
            <text:p>45.0374</text:p>
          </table:table-cell>
          <table:table-cell office:value-type="float" office:value="64.0485" calcext:value-type="float">
            <text:p>64.0485</text:p>
          </table:table-cell>
          <table:table-cell office:value-type="float" office:value="78.7259" calcext:value-type="float">
            <text:p>78.725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62" calcext:value-type="float">
            <text:p>56.662</text:p>
          </table:table-cell>
          <table:table-cell office:value-type="float" office:value="73.8619" calcext:value-type="float">
            <text:p>73.8619</text:p>
          </table:table-cell>
          <table:table-cell office:value-type="float" office:value="94.2752" calcext:value-type="float">
            <text:p>94.275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709" calcext:value-type="float">
            <text:p>48.5709</text:p>
          </table:table-cell>
          <table:table-cell office:value-type="float" office:value="77.0616" calcext:value-type="float">
            <text:p>77.0616</text:p>
          </table:table-cell>
          <table:table-cell office:value-type="float" office:value="95.49" calcext:value-type="float">
            <text:p>95.4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053" calcext:value-type="float">
            <text:p>46.4053</text:p>
          </table:table-cell>
          <table:table-cell office:value-type="float" office:value="82.2253" calcext:value-type="float">
            <text:p>82.2253</text:p>
          </table:table-cell>
          <table:table-cell office:value-type="float" office:value="104.313" calcext:value-type="float">
            <text:p>104.31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73" calcext:value-type="float">
            <text:p>42.5873</text:p>
          </table:table-cell>
          <table:table-cell office:value-type="float" office:value="74.6739" calcext:value-type="float">
            <text:p>74.6739</text:p>
          </table:table-cell>
          <table:table-cell office:value-type="float" office:value="95.8051" calcext:value-type="float">
            <text:p>95.805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49" calcext:value-type="float">
            <text:p>45.0349</text:p>
          </table:table-cell>
          <table:table-cell office:value-type="float" office:value="64.0444" calcext:value-type="float">
            <text:p>64.0444</text:p>
          </table:table-cell>
          <table:table-cell office:value-type="float" office:value="78.7219" calcext:value-type="float">
            <text:p>78.721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723" calcext:value-type="float">
            <text:p>56.6723</text:p>
          </table:table-cell>
          <table:table-cell office:value-type="float" office:value="73.878" calcext:value-type="float">
            <text:p>73.878</text:p>
          </table:table-cell>
          <table:table-cell office:value-type="float" office:value="94.2835" calcext:value-type="float">
            <text:p>94.283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89" calcext:value-type="float">
            <text:p>48.5689</text:p>
          </table:table-cell>
          <table:table-cell office:value-type="float" office:value="77.0581" calcext:value-type="float">
            <text:p>77.0581</text:p>
          </table:table-cell>
          <table:table-cell office:value-type="float" office:value="95.4857" calcext:value-type="float">
            <text:p>95.485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4005" calcext:value-type="float">
            <text:p>46.4005</text:p>
          </table:table-cell>
          <table:table-cell office:value-type="float" office:value="82.2173" calcext:value-type="float">
            <text:p>82.2173</text:p>
          </table:table-cell>
          <table:table-cell office:value-type="float" office:value="104.303" calcext:value-type="float">
            <text:p>104.30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01" calcext:value-type="float">
            <text:p>42.5901</text:p>
          </table:table-cell>
          <table:table-cell office:value-type="float" office:value="74.6759" calcext:value-type="float">
            <text:p>74.6759</text:p>
          </table:table-cell>
          <table:table-cell office:value-type="float" office:value="95.8032" calcext:value-type="float">
            <text:p>95.8032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348" calcext:value-type="float">
            <text:p>45.0348</text:p>
          </table:table-cell>
          <table:table-cell office:value-type="float" office:value="64.0444" calcext:value-type="float">
            <text:p>64.0444</text:p>
          </table:table-cell>
          <table:table-cell office:value-type="float" office:value="78.7225" calcext:value-type="float">
            <text:p>78.722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6863" calcext:value-type="float">
            <text:p>56.6863</text:p>
          </table:table-cell>
          <table:table-cell office:value-type="float" office:value="73.9006" calcext:value-type="float">
            <text:p>73.9006</text:p>
          </table:table-cell>
          <table:table-cell office:value-type="float" office:value="94.2974" calcext:value-type="float">
            <text:p>94.297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635" calcext:value-type="float">
            <text:p>48.5635</text:p>
          </table:table-cell>
          <table:table-cell office:value-type="float" office:value="77.0494" calcext:value-type="float">
            <text:p>77.0494</text:p>
          </table:table-cell>
          <table:table-cell office:value-type="float" office:value="95.4763" calcext:value-type="float">
            <text:p>95.476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938" calcext:value-type="float">
            <text:p>46.3938</text:p>
          </table:table-cell>
          <table:table-cell office:value-type="float" office:value="82.2071" calcext:value-type="float">
            <text:p>82.2071</text:p>
          </table:table-cell>
          <table:table-cell office:value-type="float" office:value="104.291" calcext:value-type="float">
            <text:p>104.29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37" calcext:value-type="float">
            <text:p>42.5937</text:p>
          </table:table-cell>
          <table:table-cell office:value-type="float" office:value="74.6802" calcext:value-type="float">
            <text:p>74.6802</text:p>
          </table:table-cell>
          <table:table-cell office:value-type="float" office:value="95.8062" calcext:value-type="float">
            <text:p>95.806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41" calcext:value-type="float">
            <text:p>45.0341</text:p>
          </table:table-cell>
          <table:table-cell office:value-type="float" office:value="64.0433" calcext:value-type="float">
            <text:p>64.0433</text:p>
          </table:table-cell>
          <table:table-cell office:value-type="float" office:value="78.7215" calcext:value-type="float">
            <text:p>78.721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017" calcext:value-type="float">
            <text:p>56.7017</text:p>
          </table:table-cell>
          <table:table-cell office:value-type="float" office:value="73.9239" calcext:value-type="float">
            <text:p>73.9239</text:p>
          </table:table-cell>
          <table:table-cell office:value-type="float" office:value="94.3111" calcext:value-type="float">
            <text:p>94.311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97" calcext:value-type="float">
            <text:p>48.5597</text:p>
          </table:table-cell>
          <table:table-cell office:value-type="float" office:value="77.0428" calcext:value-type="float">
            <text:p>77.0428</text:p>
          </table:table-cell>
          <table:table-cell office:value-type="float" office:value="95.4683" calcext:value-type="float">
            <text:p>95.468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851" calcext:value-type="float">
            <text:p>46.3851</text:p>
          </table:table-cell>
          <table:table-cell office:value-type="float" office:value="82.1951" calcext:value-type="float">
            <text:p>82.1951</text:p>
          </table:table-cell>
          <table:table-cell office:value-type="float" office:value="104.28" calcext:value-type="float">
            <text:p>104.2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918" calcext:value-type="float">
            <text:p>42.5918</text:p>
          </table:table-cell>
          <table:table-cell office:value-type="float" office:value="74.6763" calcext:value-type="float">
            <text:p>74.6763</text:p>
          </table:table-cell>
          <table:table-cell office:value-type="float" office:value="95.8007" calcext:value-type="float">
            <text:p>95.800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326" calcext:value-type="float">
            <text:p>45.0326</text:p>
          </table:table-cell>
          <table:table-cell office:value-type="float" office:value="64.0409" calcext:value-type="float">
            <text:p>64.0409</text:p>
          </table:table-cell>
          <table:table-cell office:value-type="float" office:value="78.7194" calcext:value-type="float">
            <text:p>78.719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163" calcext:value-type="float">
            <text:p>56.7163</text:p>
          </table:table-cell>
          <table:table-cell office:value-type="float" office:value="73.9471" calcext:value-type="float">
            <text:p>73.9471</text:p>
          </table:table-cell>
          <table:table-cell office:value-type="float" office:value="94.325" calcext:value-type="float">
            <text:p>94.32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71" calcext:value-type="float">
            <text:p>48.5571</text:p>
          </table:table-cell>
          <table:table-cell office:value-type="float" office:value="77.0379" calcext:value-type="float">
            <text:p>77.0379</text:p>
          </table:table-cell>
          <table:table-cell office:value-type="float" office:value="95.4617" calcext:value-type="float">
            <text:p>95.461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723" calcext:value-type="float">
            <text:p>46.3723</text:p>
          </table:table-cell>
          <table:table-cell office:value-type="float" office:value="82.176" calcext:value-type="float">
            <text:p>82.176</text:p>
          </table:table-cell>
          <table:table-cell office:value-type="float" office:value="104.259" calcext:value-type="float">
            <text:p>104.25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94" calcext:value-type="float">
            <text:p>42.5894</text:p>
          </table:table-cell>
          <table:table-cell office:value-type="float" office:value="74.672" calcext:value-type="float">
            <text:p>74.672</text:p>
          </table:table-cell>
          <table:table-cell office:value-type="float" office:value="95.7947" calcext:value-type="float">
            <text:p>95.794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294" calcext:value-type="float">
            <text:p>45.0294</text:p>
          </table:table-cell>
          <table:table-cell office:value-type="float" office:value="64.0353" calcext:value-type="float">
            <text:p>64.0353</text:p>
          </table:table-cell>
          <table:table-cell office:value-type="float" office:value="78.7135" calcext:value-type="float">
            <text:p>78.713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41" calcext:value-type="float">
            <text:p>56.741</text:p>
          </table:table-cell>
          <table:table-cell office:value-type="float" office:value="73.9816" calcext:value-type="float">
            <text:p>73.9816</text:p>
          </table:table-cell>
          <table:table-cell office:value-type="float" office:value="94.3386" calcext:value-type="float">
            <text:p>94.338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538" calcext:value-type="float">
            <text:p>48.5538</text:p>
          </table:table-cell>
          <table:table-cell office:value-type="float" office:value="77.0324" calcext:value-type="float">
            <text:p>77.0324</text:p>
          </table:table-cell>
          <table:table-cell office:value-type="float" office:value="95.4553" calcext:value-type="float">
            <text:p>95.455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611" calcext:value-type="float">
            <text:p>46.3611</text:p>
          </table:table-cell>
          <table:table-cell office:value-type="float" office:value="82.1588" calcext:value-type="float">
            <text:p>82.1588</text:p>
          </table:table-cell>
          <table:table-cell office:value-type="float" office:value="104.239" calcext:value-type="float">
            <text:p>104.23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44" calcext:value-type="float">
            <text:p>42.5844</text:p>
          </table:table-cell>
          <table:table-cell office:value-type="float" office:value="74.6649" calcext:value-type="float">
            <text:p>74.6649</text:p>
          </table:table-cell>
          <table:table-cell office:value-type="float" office:value="95.7878" calcext:value-type="float">
            <text:p>95.787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237" calcext:value-type="float">
            <text:p>45.0237</text:p>
          </table:table-cell>
          <table:table-cell office:value-type="float" office:value="64.0254" calcext:value-type="float">
            <text:p>64.0254</text:p>
          </table:table-cell>
          <table:table-cell office:value-type="float" office:value="78.7027" calcext:value-type="float">
            <text:p>78.702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777" calcext:value-type="float">
            <text:p>56.7777</text:p>
          </table:table-cell>
          <table:table-cell office:value-type="float" office:value="74.0326" calcext:value-type="float">
            <text:p>74.0326</text:p>
          </table:table-cell>
          <table:table-cell office:value-type="float" office:value="94.3601" calcext:value-type="float">
            <text:p>94.360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481" calcext:value-type="float">
            <text:p>48.5481</text:p>
          </table:table-cell>
          <table:table-cell office:value-type="float" office:value="77.0224" calcext:value-type="float">
            <text:p>77.0224</text:p>
          </table:table-cell>
          <table:table-cell office:value-type="float" office:value="95.4429" calcext:value-type="float">
            <text:p>95.442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583" calcext:value-type="float">
            <text:p>46.3583</text:p>
          </table:table-cell>
          <table:table-cell office:value-type="float" office:value="82.1543" calcext:value-type="float">
            <text:p>82.1543</text:p>
          </table:table-cell>
          <table:table-cell office:value-type="float" office:value="104.233" calcext:value-type="float">
            <text:p>104.23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49" calcext:value-type="float">
            <text:p>42.5849</text:p>
          </table:table-cell>
          <table:table-cell office:value-type="float" office:value="74.666" calcext:value-type="float">
            <text:p>74.666</text:p>
          </table:table-cell>
          <table:table-cell office:value-type="float" office:value="95.7897" calcext:value-type="float">
            <text:p>95.789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85" calcext:value-type="float">
            <text:p>45.0185</text:p>
          </table:table-cell>
          <table:table-cell office:value-type="float" office:value="64.0164" calcext:value-type="float">
            <text:p>64.0164</text:p>
          </table:table-cell>
          <table:table-cell office:value-type="float" office:value="78.6932" calcext:value-type="float">
            <text:p>78.693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257" calcext:value-type="float">
            <text:p>56.8257</text:p>
          </table:table-cell>
          <table:table-cell office:value-type="float" office:value="74.1033" calcext:value-type="float">
            <text:p>74.1033</text:p>
          </table:table-cell>
          <table:table-cell office:value-type="float" office:value="94.3991" calcext:value-type="float">
            <text:p>94.399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417" calcext:value-type="float">
            <text:p>48.5417</text:p>
          </table:table-cell>
          <table:table-cell office:value-type="float" office:value="77.0119" calcext:value-type="float">
            <text:p>77.0119</text:p>
          </table:table-cell>
          <table:table-cell office:value-type="float" office:value="95.4311" calcext:value-type="float">
            <text:p>95.431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551" calcext:value-type="float">
            <text:p>46.3551</text:p>
          </table:table-cell>
          <table:table-cell office:value-type="float" office:value="82.1493" calcext:value-type="float">
            <text:p>82.1493</text:p>
          </table:table-cell>
          <table:table-cell office:value-type="float" office:value="104.227" calcext:value-type="float">
            <text:p>104.22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12" calcext:value-type="float">
            <text:p>42.5812</text:p>
          </table:table-cell>
          <table:table-cell office:value-type="float" office:value="74.6595" calcext:value-type="float">
            <text:p>74.6595</text:p>
          </table:table-cell>
          <table:table-cell office:value-type="float" office:value="95.7813" calcext:value-type="float">
            <text:p>95.781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69" calcext:value-type="float">
            <text:p>45.0169</text:p>
          </table:table-cell>
          <table:table-cell office:value-type="float" office:value="64.0141" calcext:value-type="float">
            <text:p>64.0141</text:p>
          </table:table-cell>
          <table:table-cell office:value-type="float" office:value="78.6919" calcext:value-type="float">
            <text:p>78.691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663" calcext:value-type="float">
            <text:p>56.8663</text:p>
          </table:table-cell>
          <table:table-cell office:value-type="float" office:value="74.1595" calcext:value-type="float">
            <text:p>74.1595</text:p>
          </table:table-cell>
          <table:table-cell office:value-type="float" office:value="94.4317" calcext:value-type="float">
            <text:p>94.431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364" calcext:value-type="float">
            <text:p>48.5364</text:p>
          </table:table-cell>
          <table:table-cell office:value-type="float" office:value="77.0031" calcext:value-type="float">
            <text:p>77.0031</text:p>
          </table:table-cell>
          <table:table-cell office:value-type="float" office:value="95.4209" calcext:value-type="float">
            <text:p>95.420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528" calcext:value-type="float">
            <text:p>46.3528</text:p>
          </table:table-cell>
          <table:table-cell office:value-type="float" office:value="82.146" calcext:value-type="float">
            <text:p>82.146</text:p>
          </table:table-cell>
          <table:table-cell office:value-type="float" office:value="104.224" calcext:value-type="float">
            <text:p>104.22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49" calcext:value-type="float">
            <text:p>42.5749</text:p>
          </table:table-cell>
          <table:table-cell office:value-type="float" office:value="74.6494" calcext:value-type="float">
            <text:p>74.6494</text:p>
          </table:table-cell>
          <table:table-cell office:value-type="float" office:value="95.7692" calcext:value-type="float">
            <text:p>95.769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7" calcext:value-type="float">
            <text:p>45.017</text:p>
          </table:table-cell>
          <table:table-cell office:value-type="float" office:value="64.0149" calcext:value-type="float">
            <text:p>64.0149</text:p>
          </table:table-cell>
          <table:table-cell office:value-type="float" office:value="78.6943" calcext:value-type="float">
            <text:p>78.694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029" calcext:value-type="float">
            <text:p>56.9029</text:p>
          </table:table-cell>
          <table:table-cell office:value-type="float" office:value="74.1998" calcext:value-type="float">
            <text:p>74.1998</text:p>
          </table:table-cell>
          <table:table-cell office:value-type="float" office:value="94.4413" calcext:value-type="float">
            <text:p>94.441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31" calcext:value-type="float">
            <text:p>48.531</text:p>
          </table:table-cell>
          <table:table-cell office:value-type="float" office:value="76.994" calcext:value-type="float">
            <text:p>76.994</text:p>
          </table:table-cell>
          <table:table-cell office:value-type="float" office:value="95.4105" calcext:value-type="float">
            <text:p>95.410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502" calcext:value-type="float">
            <text:p>46.3502</text:p>
          </table:table-cell>
          <table:table-cell office:value-type="float" office:value="82.1418" calcext:value-type="float">
            <text:p>82.1418</text:p>
          </table:table-cell>
          <table:table-cell office:value-type="float" office:value="104.219" calcext:value-type="float">
            <text:p>104.21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44" calcext:value-type="float">
            <text:p>42.5744</text:p>
          </table:table-cell>
          <table:table-cell office:value-type="float" office:value="74.6491" calcext:value-type="float">
            <text:p>74.6491</text:p>
          </table:table-cell>
          <table:table-cell office:value-type="float" office:value="95.7698" calcext:value-type="float">
            <text:p>95.769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54" calcext:value-type="float">
            <text:p>45.0154</text:p>
          </table:table-cell>
          <table:table-cell office:value-type="float" office:value="64.0127" calcext:value-type="float">
            <text:p>64.0127</text:p>
          </table:table-cell>
          <table:table-cell office:value-type="float" office:value="78.6934" calcext:value-type="float">
            <text:p>78.693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375" calcext:value-type="float">
            <text:p>56.9375</text:p>
          </table:table-cell>
          <table:table-cell office:value-type="float" office:value="74.241" calcext:value-type="float">
            <text:p>74.241</text:p>
          </table:table-cell>
          <table:table-cell office:value-type="float" office:value="94.4636" calcext:value-type="float">
            <text:p>94.463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275" calcext:value-type="float">
            <text:p>48.5275</text:p>
          </table:table-cell>
          <table:table-cell office:value-type="float" office:value="76.9882" calcext:value-type="float">
            <text:p>76.9882</text:p>
          </table:table-cell>
          <table:table-cell office:value-type="float" office:value="95.4038" calcext:value-type="float">
            <text:p>95.403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489" calcext:value-type="float">
            <text:p>46.3489</text:p>
          </table:table-cell>
          <table:table-cell office:value-type="float" office:value="82.14" calcext:value-type="float">
            <text:p>82.14</text:p>
          </table:table-cell>
          <table:table-cell office:value-type="float" office:value="104.217" calcext:value-type="float">
            <text:p>104.21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13" calcext:value-type="float">
            <text:p>42.5713</text:p>
          </table:table-cell>
          <table:table-cell office:value-type="float" office:value="74.6443" calcext:value-type="float">
            <text:p>74.6443</text:p>
          </table:table-cell>
          <table:table-cell office:value-type="float" office:value="95.7643" calcext:value-type="float">
            <text:p>95.764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48" calcext:value-type="float">
            <text:p>45.0148</text:p>
          </table:table-cell>
          <table:table-cell office:value-type="float" office:value="64.0125" calcext:value-type="float">
            <text:p>64.0125</text:p>
          </table:table-cell>
          <table:table-cell office:value-type="float" office:value="78.6946" calcext:value-type="float">
            <text:p>78.694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711" calcext:value-type="float">
            <text:p>56.9711</text:p>
          </table:table-cell>
          <table:table-cell office:value-type="float" office:value="74.2826" calcext:value-type="float">
            <text:p>74.2826</text:p>
          </table:table-cell>
          <table:table-cell office:value-type="float" office:value="94.5073" calcext:value-type="float">
            <text:p>94.507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245" calcext:value-type="float">
            <text:p>48.5245</text:p>
          </table:table-cell>
          <table:table-cell office:value-type="float" office:value="76.9833" calcext:value-type="float">
            <text:p>76.9833</text:p>
          </table:table-cell>
          <table:table-cell office:value-type="float" office:value="95.3983" calcext:value-type="float">
            <text:p>95.398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474" calcext:value-type="float">
            <text:p>46.3474</text:p>
          </table:table-cell>
          <table:table-cell office:value-type="float" office:value="82.1378" calcext:value-type="float">
            <text:p>82.1378</text:p>
          </table:table-cell>
          <table:table-cell office:value-type="float" office:value="104.215" calcext:value-type="float">
            <text:p>104.21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7" calcext:value-type="float">
            <text:p>42.567</text:p>
          </table:table-cell>
          <table:table-cell office:value-type="float" office:value="74.6378" calcext:value-type="float">
            <text:p>74.6378</text:p>
          </table:table-cell>
          <table:table-cell office:value-type="float" office:value="95.7568" calcext:value-type="float">
            <text:p>95.756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5" calcext:value-type="float">
            <text:p>45.015</text:p>
          </table:table-cell>
          <table:table-cell office:value-type="float" office:value="64.0135" calcext:value-type="float">
            <text:p>64.0135</text:p>
          </table:table-cell>
          <table:table-cell office:value-type="float" office:value="78.6972" calcext:value-type="float">
            <text:p>78.697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962" calcext:value-type="float">
            <text:p>56.9962</text:p>
          </table:table-cell>
          <table:table-cell office:value-type="float" office:value="74.3135" calcext:value-type="float">
            <text:p>74.3135</text:p>
          </table:table-cell>
          <table:table-cell office:value-type="float" office:value="94.5521" calcext:value-type="float">
            <text:p>94.552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174" calcext:value-type="float">
            <text:p>48.5174</text:p>
          </table:table-cell>
          <table:table-cell office:value-type="float" office:value="76.9713" calcext:value-type="float">
            <text:p>76.9713</text:p>
          </table:table-cell>
          <table:table-cell office:value-type="float" office:value="95.384" calcext:value-type="float">
            <text:p>95.38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462" calcext:value-type="float">
            <text:p>46.3462</text:p>
          </table:table-cell>
          <table:table-cell office:value-type="float" office:value="82.1367" calcext:value-type="float">
            <text:p>82.1367</text:p>
          </table:table-cell>
          <table:table-cell office:value-type="float" office:value="104.215" calcext:value-type="float">
            <text:p>104.21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63" calcext:value-type="float">
            <text:p>42.5663</text:p>
          </table:table-cell>
          <table:table-cell office:value-type="float" office:value="74.637" calcext:value-type="float">
            <text:p>74.637</text:p>
          </table:table-cell>
          <table:table-cell office:value-type="float" office:value="95.7566" calcext:value-type="float">
            <text:p>95.756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66" calcext:value-type="float">
            <text:p>45.0166</text:p>
          </table:table-cell>
          <table:table-cell office:value-type="float" office:value="64.0167" calcext:value-type="float">
            <text:p>64.0167</text:p>
          </table:table-cell>
          <table:table-cell office:value-type="float" office:value="78.7018" calcext:value-type="float">
            <text:p>78.701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064" calcext:value-type="float">
            <text:p>57.0064</text:p>
          </table:table-cell>
          <table:table-cell office:value-type="float" office:value="74.2962" calcext:value-type="float">
            <text:p>74.2962</text:p>
          </table:table-cell>
          <table:table-cell office:value-type="float" office:value="94.5167" calcext:value-type="float">
            <text:p>94.516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5076" calcext:value-type="float">
            <text:p>48.5076</text:p>
          </table:table-cell>
          <table:table-cell office:value-type="float" office:value="76.954" calcext:value-type="float">
            <text:p>76.954</text:p>
          </table:table-cell>
          <table:table-cell office:value-type="float" office:value="95.3624" calcext:value-type="float">
            <text:p>95.362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332" calcext:value-type="float">
            <text:p>46.3332</text:p>
          </table:table-cell>
          <table:table-cell office:value-type="float" office:value="82.1163" calcext:value-type="float">
            <text:p>82.1163</text:p>
          </table:table-cell>
          <table:table-cell office:value-type="float" office:value="104.19" calcext:value-type="float">
            <text:p>104.1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99" calcext:value-type="float">
            <text:p>42.5599</text:p>
          </table:table-cell>
          <table:table-cell office:value-type="float" office:value="74.6264" calcext:value-type="float">
            <text:p>74.6264</text:p>
          </table:table-cell>
          <table:table-cell office:value-type="float" office:value="95.7434" calcext:value-type="float">
            <text:p>95.743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55" calcext:value-type="float">
            <text:p>45.0155</text:p>
          </table:table-cell>
          <table:table-cell office:value-type="float" office:value="64.016" calcext:value-type="float">
            <text:p>64.016</text:p>
          </table:table-cell>
          <table:table-cell office:value-type="float" office:value="78.7035" calcext:value-type="float">
            <text:p>78.703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163" calcext:value-type="float">
            <text:p>57.0163</text:p>
          </table:table-cell>
          <table:table-cell office:value-type="float" office:value="74.26" calcext:value-type="float">
            <text:p>74.26</text:p>
          </table:table-cell>
          <table:table-cell office:value-type="float" office:value="94.4464" calcext:value-type="float">
            <text:p>94.446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987" calcext:value-type="float">
            <text:p>48.4987</text:p>
          </table:table-cell>
          <table:table-cell office:value-type="float" office:value="76.9385" calcext:value-type="float">
            <text:p>76.9385</text:p>
          </table:table-cell>
          <table:table-cell office:value-type="float" office:value="95.3433" calcext:value-type="float">
            <text:p>95.343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161" calcext:value-type="float">
            <text:p>46.3161</text:p>
          </table:table-cell>
          <table:table-cell office:value-type="float" office:value="82.0923" calcext:value-type="float">
            <text:p>82.0923</text:p>
          </table:table-cell>
          <table:table-cell office:value-type="float" office:value="104.166" calcext:value-type="float">
            <text:p>104.16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582" calcext:value-type="float">
            <text:p>42.5582</text:p>
          </table:table-cell>
          <table:table-cell office:value-type="float" office:value="74.6237" calcext:value-type="float">
            <text:p>74.6237</text:p>
          </table:table-cell>
          <table:table-cell office:value-type="float" office:value="95.7403" calcext:value-type="float">
            <text:p>95.740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54" calcext:value-type="float">
            <text:p>45.0154</text:p>
          </table:table-cell>
          <table:table-cell office:value-type="float" office:value="64.0169" calcext:value-type="float">
            <text:p>64.0169</text:p>
          </table:table-cell>
          <table:table-cell office:value-type="float" office:value="78.7065" calcext:value-type="float">
            <text:p>78.706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393" calcext:value-type="float">
            <text:p>57.0393</text:p>
          </table:table-cell>
          <table:table-cell office:value-type="float" office:value="74.2264" calcext:value-type="float">
            <text:p>74.2264</text:p>
          </table:table-cell>
          <table:table-cell office:value-type="float" office:value="94.343" calcext:value-type="float">
            <text:p>94.34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872" calcext:value-type="float">
            <text:p>48.4872</text:p>
          </table:table-cell>
          <table:table-cell office:value-type="float" office:value="76.9188" calcext:value-type="float">
            <text:p>76.9188</text:p>
          </table:table-cell>
          <table:table-cell office:value-type="float" office:value="95.3195" calcext:value-type="float">
            <text:p>95.319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3011" calcext:value-type="float">
            <text:p>46.3011</text:p>
          </table:table-cell>
          <table:table-cell office:value-type="float" office:value="82.0694" calcext:value-type="float">
            <text:p>82.0694</text:p>
          </table:table-cell>
          <table:table-cell office:value-type="float" office:value="104.14" calcext:value-type="float">
            <text:p>104.1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41" calcext:value-type="float">
            <text:p>42.5641</text:p>
          </table:table-cell>
          <table:table-cell office:value-type="float" office:value="74.6333" calcext:value-type="float">
            <text:p>74.6333</text:p>
          </table:table-cell>
          <table:table-cell office:value-type="float" office:value="95.752" calcext:value-type="float">
            <text:p>95.75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16" calcext:value-type="float">
            <text:p>45.0116</text:p>
          </table:table-cell>
          <table:table-cell office:value-type="float" office:value="64.0127" calcext:value-type="float">
            <text:p>64.0127</text:p>
          </table:table-cell>
          <table:table-cell office:value-type="float" office:value="78.7069" calcext:value-type="float">
            <text:p>78.706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702" calcext:value-type="float">
            <text:p>57.0702</text:p>
          </table:table-cell>
          <table:table-cell office:value-type="float" office:value="74.2411" calcext:value-type="float">
            <text:p>74.2411</text:p>
          </table:table-cell>
          <table:table-cell office:value-type="float" office:value="94.315" calcext:value-type="float">
            <text:p>94.31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772" calcext:value-type="float">
            <text:p>48.4772</text:p>
          </table:table-cell>
          <table:table-cell office:value-type="float" office:value="76.9018" calcext:value-type="float">
            <text:p>76.9018</text:p>
          </table:table-cell>
          <table:table-cell office:value-type="float" office:value="95.2996" calcext:value-type="float">
            <text:p>95.299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881" calcext:value-type="float">
            <text:p>46.2881</text:p>
          </table:table-cell>
          <table:table-cell office:value-type="float" office:value="82.0497" calcext:value-type="float">
            <text:p>82.0497</text:p>
          </table:table-cell>
          <table:table-cell office:value-type="float" office:value="104.118" calcext:value-type="float">
            <text:p>104.11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03" calcext:value-type="float">
            <text:p>42.5703</text:p>
          </table:table-cell>
          <table:table-cell office:value-type="float" office:value="74.642" calcext:value-type="float">
            <text:p>74.642</text:p>
          </table:table-cell>
          <table:table-cell office:value-type="float" office:value="95.7606" calcext:value-type="float">
            <text:p>95.7606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153" calcext:value-type="float">
            <text:p>45.0153</text:p>
          </table:table-cell>
          <table:table-cell office:value-type="float" office:value="64.0217" calcext:value-type="float">
            <text:p>64.0217</text:p>
          </table:table-cell>
          <table:table-cell office:value-type="float" office:value="78.7218" calcext:value-type="float">
            <text:p>78.721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852" calcext:value-type="float">
            <text:p>57.0852</text:p>
          </table:table-cell>
          <table:table-cell office:value-type="float" office:value="74.2388" calcext:value-type="float">
            <text:p>74.2388</text:p>
          </table:table-cell>
          <table:table-cell office:value-type="float" office:value="94.2766" calcext:value-type="float">
            <text:p>94.276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672" calcext:value-type="float">
            <text:p>48.4672</text:p>
          </table:table-cell>
          <table:table-cell office:value-type="float" office:value="76.8848" calcext:value-type="float">
            <text:p>76.8848</text:p>
          </table:table-cell>
          <table:table-cell office:value-type="float" office:value="95.2792" calcext:value-type="float">
            <text:p>95.279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759" calcext:value-type="float">
            <text:p>46.2759</text:p>
          </table:table-cell>
          <table:table-cell office:value-type="float" office:value="82.0318" calcext:value-type="float">
            <text:p>82.0318</text:p>
          </table:table-cell>
          <table:table-cell office:value-type="float" office:value="104.099" calcext:value-type="float">
            <text:p>104.09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97" calcext:value-type="float">
            <text:p>42.5797</text:p>
          </table:table-cell>
          <table:table-cell office:value-type="float" office:value="74.6575" calcext:value-type="float">
            <text:p>74.6575</text:p>
          </table:table-cell>
          <table:table-cell office:value-type="float" office:value="95.7802" calcext:value-type="float">
            <text:p>95.780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37" calcext:value-type="float">
            <text:p>45.0137</text:p>
          </table:table-cell>
          <table:table-cell office:value-type="float" office:value="64.0197" calcext:value-type="float">
            <text:p>64.0197</text:p>
          </table:table-cell>
          <table:table-cell office:value-type="float" office:value="78.7216" calcext:value-type="float">
            <text:p>78.721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89" calcext:value-type="float">
            <text:p>57.089</text:p>
          </table:table-cell>
          <table:table-cell office:value-type="float" office:value="74.2236" calcext:value-type="float">
            <text:p>74.2236</text:p>
          </table:table-cell>
          <table:table-cell office:value-type="float" office:value="94.2375" calcext:value-type="float">
            <text:p>94.237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593" calcext:value-type="float">
            <text:p>48.4593</text:p>
          </table:table-cell>
          <table:table-cell office:value-type="float" office:value="76.8713" calcext:value-type="float">
            <text:p>76.8713</text:p>
          </table:table-cell>
          <table:table-cell office:value-type="float" office:value="95.2633" calcext:value-type="float">
            <text:p>95.263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643" calcext:value-type="float">
            <text:p>46.2643</text:p>
          </table:table-cell>
          <table:table-cell office:value-type="float" office:value="82.0138" calcext:value-type="float">
            <text:p>82.0138</text:p>
          </table:table-cell>
          <table:table-cell office:value-type="float" office:value="104.077" calcext:value-type="float">
            <text:p>104.07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28" calcext:value-type="float">
            <text:p>42.5828</text:p>
          </table:table-cell>
          <table:table-cell office:value-type="float" office:value="74.6625" calcext:value-type="float">
            <text:p>74.6625</text:p>
          </table:table-cell>
          <table:table-cell office:value-type="float" office:value="95.786" calcext:value-type="float">
            <text:p>95.78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44" calcext:value-type="float">
            <text:p>45.0144</text:p>
          </table:table-cell>
          <table:table-cell office:value-type="float" office:value="64.022" calcext:value-type="float">
            <text:p>64.022</text:p>
          </table:table-cell>
          <table:table-cell office:value-type="float" office:value="78.7261" calcext:value-type="float">
            <text:p>78.726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1029" calcext:value-type="float">
            <text:p>57.1029</text:p>
          </table:table-cell>
          <table:table-cell office:value-type="float" office:value="74.2367" calcext:value-type="float">
            <text:p>74.2367</text:p>
          </table:table-cell>
          <table:table-cell office:value-type="float" office:value="94.2524" calcext:value-type="float">
            <text:p>94.252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537" calcext:value-type="float">
            <text:p>48.4537</text:p>
          </table:table-cell>
          <table:table-cell office:value-type="float" office:value="76.8619" calcext:value-type="float">
            <text:p>76.8619</text:p>
          </table:table-cell>
          <table:table-cell office:value-type="float" office:value="95.2522" calcext:value-type="float">
            <text:p>95.252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622" calcext:value-type="float">
            <text:p>46.2622</text:p>
          </table:table-cell>
          <table:table-cell office:value-type="float" office:value="82.0106" calcext:value-type="float">
            <text:p>82.0106</text:p>
          </table:table-cell>
          <table:table-cell office:value-type="float" office:value="104.074" calcext:value-type="float">
            <text:p>104.07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817" calcext:value-type="float">
            <text:p>42.5817</text:p>
          </table:table-cell>
          <table:table-cell office:value-type="float" office:value="74.6607" calcext:value-type="float">
            <text:p>74.6607</text:p>
          </table:table-cell>
          <table:table-cell office:value-type="float" office:value="95.7841" calcext:value-type="float">
            <text:p>95.784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48" calcext:value-type="float">
            <text:p>45.0148</text:p>
          </table:table-cell>
          <table:table-cell office:value-type="float" office:value="64.0233" calcext:value-type="float">
            <text:p>64.0233</text:p>
          </table:table-cell>
          <table:table-cell office:value-type="float" office:value="78.7288" calcext:value-type="float">
            <text:p>78.728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89" calcext:value-type="float">
            <text:p>57.089</text:p>
          </table:table-cell>
          <table:table-cell office:value-type="float" office:value="74.1991" calcext:value-type="float">
            <text:p>74.1991</text:p>
          </table:table-cell>
          <table:table-cell office:value-type="float" office:value="94.2101" calcext:value-type="float">
            <text:p>94.210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473" calcext:value-type="float">
            <text:p>48.4473</text:p>
          </table:table-cell>
          <table:table-cell office:value-type="float" office:value="76.8507" calcext:value-type="float">
            <text:p>76.8507</text:p>
          </table:table-cell>
          <table:table-cell office:value-type="float" office:value="95.2383" calcext:value-type="float">
            <text:p>95.238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599" calcext:value-type="float">
            <text:p>46.2599</text:p>
          </table:table-cell>
          <table:table-cell office:value-type="float" office:value="82.0064" calcext:value-type="float">
            <text:p>82.0064</text:p>
          </table:table-cell>
          <table:table-cell office:value-type="float" office:value="104.068" calcext:value-type="float">
            <text:p>104.06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94" calcext:value-type="float">
            <text:p>42.5794</text:p>
          </table:table-cell>
          <table:table-cell office:value-type="float" office:value="74.6578" calcext:value-type="float">
            <text:p>74.6578</text:p>
          </table:table-cell>
          <table:table-cell office:value-type="float" office:value="95.7819" calcext:value-type="float">
            <text:p>95.781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49" calcext:value-type="float">
            <text:p>45.0149</text:p>
          </table:table-cell>
          <table:table-cell office:value-type="float" office:value="64.0247" calcext:value-type="float">
            <text:p>64.0247</text:p>
          </table:table-cell>
          <table:table-cell office:value-type="float" office:value="78.7329" calcext:value-type="float">
            <text:p>78.732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849" calcext:value-type="float">
            <text:p>57.0849</text:p>
          </table:table-cell>
          <table:table-cell office:value-type="float" office:value="74.1865" calcext:value-type="float">
            <text:p>74.1865</text:p>
          </table:table-cell>
          <table:table-cell office:value-type="float" office:value="94.2001" calcext:value-type="float">
            <text:p>94.200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426" calcext:value-type="float">
            <text:p>48.4426</text:p>
          </table:table-cell>
          <table:table-cell office:value-type="float" office:value="76.8422" calcext:value-type="float">
            <text:p>76.8422</text:p>
          </table:table-cell>
          <table:table-cell office:value-type="float" office:value="95.2274" calcext:value-type="float">
            <text:p>95.227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58" calcext:value-type="float">
            <text:p>46.258</text:p>
          </table:table-cell>
          <table:table-cell office:value-type="float" office:value="82.003" calcext:value-type="float">
            <text:p>82.003</text:p>
          </table:table-cell>
          <table:table-cell office:value-type="float" office:value="104.063" calcext:value-type="float">
            <text:p>104.06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87" calcext:value-type="float">
            <text:p>42.5787</text:p>
          </table:table-cell>
          <table:table-cell office:value-type="float" office:value="74.657" calcext:value-type="float">
            <text:p>74.657</text:p>
          </table:table-cell>
          <table:table-cell office:value-type="float" office:value="95.7814" calcext:value-type="float">
            <text:p>95.7814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4" calcext:value-type="float">
            <text:p>45.014</text:p>
          </table:table-cell>
          <table:table-cell office:value-type="float" office:value="64.0232" calcext:value-type="float">
            <text:p>64.0232</text:p>
          </table:table-cell>
          <table:table-cell office:value-type="float" office:value="78.7315" calcext:value-type="float">
            <text:p>78.731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757" calcext:value-type="float">
            <text:p>57.0757</text:p>
          </table:table-cell>
          <table:table-cell office:value-type="float" office:value="74.1706" calcext:value-type="float">
            <text:p>74.1706</text:p>
          </table:table-cell>
          <table:table-cell office:value-type="float" office:value="94.1989" calcext:value-type="float">
            <text:p>94.198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396" calcext:value-type="float">
            <text:p>48.4396</text:p>
          </table:table-cell>
          <table:table-cell office:value-type="float" office:value="76.837" calcext:value-type="float">
            <text:p>76.837</text:p>
          </table:table-cell>
          <table:table-cell office:value-type="float" office:value="95.2209" calcext:value-type="float">
            <text:p>95.220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57" calcext:value-type="float">
            <text:p>46.257</text:p>
          </table:table-cell>
          <table:table-cell office:value-type="float" office:value="82.0014" calcext:value-type="float">
            <text:p>82.0014</text:p>
          </table:table-cell>
          <table:table-cell office:value-type="float" office:value="104.061" calcext:value-type="float">
            <text:p>104.06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63" calcext:value-type="float">
            <text:p>42.5763</text:p>
          </table:table-cell>
          <table:table-cell office:value-type="float" office:value="74.6538" calcext:value-type="float">
            <text:p>74.6538</text:p>
          </table:table-cell>
          <table:table-cell office:value-type="float" office:value="95.7786" calcext:value-type="float">
            <text:p>95.778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39" calcext:value-type="float">
            <text:p>45.0139</text:p>
          </table:table-cell>
          <table:table-cell office:value-type="float" office:value="64.0233" calcext:value-type="float">
            <text:p>64.0233</text:p>
          </table:table-cell>
          <table:table-cell office:value-type="float" office:value="78.732" calcext:value-type="float">
            <text:p>78.73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687" calcext:value-type="float">
            <text:p>57.0687</text:p>
          </table:table-cell>
          <table:table-cell office:value-type="float" office:value="74.1706" calcext:value-type="float">
            <text:p>74.1706</text:p>
          </table:table-cell>
          <table:table-cell office:value-type="float" office:value="94.2217" calcext:value-type="float">
            <text:p>94.221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379" calcext:value-type="float">
            <text:p>48.4379</text:p>
          </table:table-cell>
          <table:table-cell office:value-type="float" office:value="76.834" calcext:value-type="float">
            <text:p>76.834</text:p>
          </table:table-cell>
          <table:table-cell office:value-type="float" office:value="95.2173" calcext:value-type="float">
            <text:p>95.217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6" calcext:value-type="float">
            <text:p>46.26</text:p>
          </table:table-cell>
          <table:table-cell office:value-type="float" office:value="82.0056" calcext:value-type="float">
            <text:p>82.0056</text:p>
          </table:table-cell>
          <table:table-cell office:value-type="float" office:value="104.065" calcext:value-type="float">
            <text:p>104.06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741" calcext:value-type="float">
            <text:p>42.5741</text:p>
          </table:table-cell>
          <table:table-cell office:value-type="float" office:value="74.6518" calcext:value-type="float">
            <text:p>74.6518</text:p>
          </table:table-cell>
          <table:table-cell office:value-type="float" office:value="95.7787" calcext:value-type="float">
            <text:p>95.778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4" calcext:value-type="float">
            <text:p>45.014</text:p>
          </table:table-cell>
          <table:table-cell office:value-type="float" office:value="64.0236" calcext:value-type="float">
            <text:p>64.0236</text:p>
          </table:table-cell>
          <table:table-cell office:value-type="float" office:value="78.7325" calcext:value-type="float">
            <text:p>78.732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588" calcext:value-type="float">
            <text:p>57.0588</text:p>
          </table:table-cell>
          <table:table-cell office:value-type="float" office:value="74.1663" calcext:value-type="float">
            <text:p>74.1663</text:p>
          </table:table-cell>
          <table:table-cell office:value-type="float" office:value="94.2422" calcext:value-type="float">
            <text:p>94.242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332" calcext:value-type="float">
            <text:p>48.4332</text:p>
          </table:table-cell>
          <table:table-cell office:value-type="float" office:value="76.8264" calcext:value-type="float">
            <text:p>76.8264</text:p>
          </table:table-cell>
          <table:table-cell office:value-type="float" office:value="95.2087" calcext:value-type="float">
            <text:p>95.208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613" calcext:value-type="float">
            <text:p>46.2613</text:p>
          </table:table-cell>
          <table:table-cell office:value-type="float" office:value="82.0074" calcext:value-type="float">
            <text:p>82.0074</text:p>
          </table:table-cell>
          <table:table-cell office:value-type="float" office:value="104.067" calcext:value-type="float">
            <text:p>104.06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629" calcext:value-type="float">
            <text:p>42.5629</text:p>
          </table:table-cell>
          <table:table-cell office:value-type="float" office:value="74.6362" calcext:value-type="float">
            <text:p>74.6362</text:p>
          </table:table-cell>
          <table:table-cell office:value-type="float" office:value="95.7635" calcext:value-type="float">
            <text:p>95.763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37" calcext:value-type="float">
            <text:p>45.0137</text:p>
          </table:table-cell>
          <table:table-cell office:value-type="float" office:value="64.0232" calcext:value-type="float">
            <text:p>64.0232</text:p>
          </table:table-cell>
          <table:table-cell office:value-type="float" office:value="78.7324" calcext:value-type="float">
            <text:p>78.732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51" calcext:value-type="float">
            <text:p>57.051</text:p>
          </table:table-cell>
          <table:table-cell office:value-type="float" office:value="74.1666" calcext:value-type="float">
            <text:p>74.1666</text:p>
          </table:table-cell>
          <table:table-cell office:value-type="float" office:value="94.2712" calcext:value-type="float">
            <text:p>94.271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282" calcext:value-type="float">
            <text:p>48.4282</text:p>
          </table:table-cell>
          <table:table-cell office:value-type="float" office:value="76.8179" calcext:value-type="float">
            <text:p>76.8179</text:p>
          </table:table-cell>
          <table:table-cell office:value-type="float" office:value="95.1988" calcext:value-type="float">
            <text:p>95.198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558" calcext:value-type="float">
            <text:p>46.2558</text:p>
          </table:table-cell>
          <table:table-cell office:value-type="float" office:value="81.9995" calcext:value-type="float">
            <text:p>81.9995</text:p>
          </table:table-cell>
          <table:table-cell office:value-type="float" office:value="104.059" calcext:value-type="float">
            <text:p>104.05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412" calcext:value-type="float">
            <text:p>42.5412</text:p>
          </table:table-cell>
          <table:table-cell office:value-type="float" office:value="74.6026" calcext:value-type="float">
            <text:p>74.6026</text:p>
          </table:table-cell>
          <table:table-cell office:value-type="float" office:value="95.7251" calcext:value-type="float">
            <text:p>95.725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37" calcext:value-type="float">
            <text:p>45.0137</text:p>
          </table:table-cell>
          <table:table-cell office:value-type="float" office:value="64.0232" calcext:value-type="float">
            <text:p>64.0232</text:p>
          </table:table-cell>
          <table:table-cell office:value-type="float" office:value="78.7326" calcext:value-type="float">
            <text:p>78.7326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406" calcext:value-type="float">
            <text:p>57.0406</text:p>
          </table:table-cell>
          <table:table-cell office:value-type="float" office:value="74.1595" calcext:value-type="float">
            <text:p>74.1595</text:p>
          </table:table-cell>
          <table:table-cell office:value-type="float" office:value="94.2853" calcext:value-type="float">
            <text:p>94.285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239" calcext:value-type="float">
            <text:p>48.4239</text:p>
          </table:table-cell>
          <table:table-cell office:value-type="float" office:value="76.81" calcext:value-type="float">
            <text:p>76.81</text:p>
          </table:table-cell>
          <table:table-cell office:value-type="float" office:value="95.1886" calcext:value-type="float">
            <text:p>95.188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504" calcext:value-type="float">
            <text:p>46.2504</text:p>
          </table:table-cell>
          <table:table-cell office:value-type="float" office:value="81.9903" calcext:value-type="float">
            <text:p>81.9903</text:p>
          </table:table-cell>
          <table:table-cell office:value-type="float" office:value="104.047" calcext:value-type="float">
            <text:p>104.04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5185" calcext:value-type="float">
            <text:p>42.5185</text:p>
          </table:table-cell>
          <table:table-cell office:value-type="float" office:value="74.5678" calcext:value-type="float">
            <text:p>74.5678</text:p>
          </table:table-cell>
          <table:table-cell office:value-type="float" office:value="95.6861" calcext:value-type="float">
            <text:p>95.6861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5.013" calcext:value-type="float">
            <text:p>45.013</text:p>
          </table:table-cell>
          <table:table-cell office:value-type="float" office:value="64.0222" calcext:value-type="float">
            <text:p>64.0222</text:p>
          </table:table-cell>
          <table:table-cell office:value-type="float" office:value="78.7319" calcext:value-type="float">
            <text:p>78.731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296" calcext:value-type="float">
            <text:p>57.0296</text:p>
          </table:table-cell>
          <table:table-cell office:value-type="float" office:value="74.1474" calcext:value-type="float">
            <text:p>74.1474</text:p>
          </table:table-cell>
          <table:table-cell office:value-type="float" office:value="94.2876" calcext:value-type="float">
            <text:p>94.2876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199" calcext:value-type="float">
            <text:p>48.4199</text:p>
          </table:table-cell>
          <table:table-cell office:value-type="float" office:value="76.803" calcext:value-type="float">
            <text:p>76.803</text:p>
          </table:table-cell>
          <table:table-cell office:value-type="float" office:value="95.1799" calcext:value-type="float">
            <text:p>95.179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461" calcext:value-type="float">
            <text:p>46.2461</text:p>
          </table:table-cell>
          <table:table-cell office:value-type="float" office:value="81.9843" calcext:value-type="float">
            <text:p>81.9843</text:p>
          </table:table-cell>
          <table:table-cell office:value-type="float" office:value="104.041" calcext:value-type="float">
            <text:p>104.04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985" calcext:value-type="float">
            <text:p>42.4985</text:p>
          </table:table-cell>
          <table:table-cell office:value-type="float" office:value="74.5368" calcext:value-type="float">
            <text:p>74.5368</text:p>
          </table:table-cell>
          <table:table-cell office:value-type="float" office:value="95.6507" calcext:value-type="float">
            <text:p>95.650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23" calcext:value-type="float">
            <text:p>45.0123</text:p>
          </table:table-cell>
          <table:table-cell office:value-type="float" office:value="64.0211" calcext:value-type="float">
            <text:p>64.0211</text:p>
          </table:table-cell>
          <table:table-cell office:value-type="float" office:value="78.7309" calcext:value-type="float">
            <text:p>78.730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236" calcext:value-type="float">
            <text:p>57.0236</text:p>
          </table:table-cell>
          <table:table-cell office:value-type="float" office:value="74.1407" calcext:value-type="float">
            <text:p>74.1407</text:p>
          </table:table-cell>
          <table:table-cell office:value-type="float" office:value="94.2867" calcext:value-type="float">
            <text:p>94.286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179" calcext:value-type="float">
            <text:p>48.4179</text:p>
          </table:table-cell>
          <table:table-cell office:value-type="float" office:value="76.7988" calcext:value-type="float">
            <text:p>76.7988</text:p>
          </table:table-cell>
          <table:table-cell office:value-type="float" office:value="95.1736" calcext:value-type="float">
            <text:p>95.173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407" calcext:value-type="float">
            <text:p>46.2407</text:p>
          </table:table-cell>
          <table:table-cell office:value-type="float" office:value="81.9763" calcext:value-type="float">
            <text:p>81.9763</text:p>
          </table:table-cell>
          <table:table-cell office:value-type="float" office:value="104.033" calcext:value-type="float">
            <text:p>104.03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818" calcext:value-type="float">
            <text:p>42.4818</text:p>
          </table:table-cell>
          <table:table-cell office:value-type="float" office:value="74.5104" calcext:value-type="float">
            <text:p>74.5104</text:p>
          </table:table-cell>
          <table:table-cell office:value-type="float" office:value="95.6196" calcext:value-type="float">
            <text:p>95.619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11" calcext:value-type="float">
            <text:p>45.011</text:p>
          </table:table-cell>
          <table:table-cell office:value-type="float" office:value="64.0189" calcext:value-type="float">
            <text:p>64.0189</text:p>
          </table:table-cell>
          <table:table-cell office:value-type="float" office:value="78.7288" calcext:value-type="float">
            <text:p>78.728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121" calcext:value-type="float">
            <text:p>57.0121</text:p>
          </table:table-cell>
          <table:table-cell office:value-type="float" office:value="74.1319" calcext:value-type="float">
            <text:p>74.1319</text:p>
          </table:table-cell>
          <table:table-cell office:value-type="float" office:value="94.2974" calcext:value-type="float">
            <text:p>94.297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143" calcext:value-type="float">
            <text:p>48.4143</text:p>
          </table:table-cell>
          <table:table-cell office:value-type="float" office:value="76.7928" calcext:value-type="float">
            <text:p>76.7928</text:p>
          </table:table-cell>
          <table:table-cell office:value-type="float" office:value="95.1667" calcext:value-type="float">
            <text:p>95.166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384" calcext:value-type="float">
            <text:p>46.2384</text:p>
          </table:table-cell>
          <table:table-cell office:value-type="float" office:value="81.9722" calcext:value-type="float">
            <text:p>81.9722</text:p>
          </table:table-cell>
          <table:table-cell office:value-type="float" office:value="104.027" calcext:value-type="float">
            <text:p>104.02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634" calcext:value-type="float">
            <text:p>42.4634</text:p>
          </table:table-cell>
          <table:table-cell office:value-type="float" office:value="74.4828" calcext:value-type="float">
            <text:p>74.4828</text:p>
          </table:table-cell>
          <table:table-cell office:value-type="float" office:value="95.5896" calcext:value-type="float">
            <text:p>95.5896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084" calcext:value-type="float">
            <text:p>45.0084</text:p>
          </table:table-cell>
          <table:table-cell office:value-type="float" office:value="64.0147" calcext:value-type="float">
            <text:p>64.0147</text:p>
          </table:table-cell>
          <table:table-cell office:value-type="float" office:value="78.7249" calcext:value-type="float">
            <text:p>78.724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078" calcext:value-type="float">
            <text:p>57.0078</text:p>
          </table:table-cell>
          <table:table-cell office:value-type="float" office:value="74.1351" calcext:value-type="float">
            <text:p>74.1351</text:p>
          </table:table-cell>
          <table:table-cell office:value-type="float" office:value="94.3145" calcext:value-type="float">
            <text:p>94.314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3944" calcext:value-type="float">
            <text:p>48.3944</text:p>
          </table:table-cell>
          <table:table-cell office:value-type="float" office:value="76.7576" calcext:value-type="float">
            <text:p>76.7576</text:p>
          </table:table-cell>
          <table:table-cell office:value-type="float" office:value="95.1225" calcext:value-type="float">
            <text:p>95.122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224" calcext:value-type="float">
            <text:p>46.2224</text:p>
          </table:table-cell>
          <table:table-cell office:value-type="float" office:value="81.9448" calcext:value-type="float">
            <text:p>81.9448</text:p>
          </table:table-cell>
          <table:table-cell office:value-type="float" office:value="103.991" calcext:value-type="float">
            <text:p>103.99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4238" calcext:value-type="float">
            <text:p>42.4238</text:p>
          </table:table-cell>
          <table:table-cell office:value-type="float" office:value="74.4172" calcext:value-type="float">
            <text:p>74.4172</text:p>
          </table:table-cell>
          <table:table-cell office:value-type="float" office:value="95.508" calcext:value-type="float">
            <text:p>95.50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081" calcext:value-type="float">
            <text:p>45.0081</text:p>
          </table:table-cell>
          <table:table-cell office:value-type="float" office:value="64.0142" calcext:value-type="float">
            <text:p>64.0142</text:p>
          </table:table-cell>
          <table:table-cell office:value-type="float" office:value="78.7245" calcext:value-type="float">
            <text:p>78.7245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7.0016" calcext:value-type="float">
            <text:p>57.0016</text:p>
          </table:table-cell>
          <table:table-cell office:value-type="float" office:value="74.1318" calcext:value-type="float">
            <text:p>74.1318</text:p>
          </table:table-cell>
          <table:table-cell office:value-type="float" office:value="94.3235" calcext:value-type="float">
            <text:p>94.323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3825" calcext:value-type="float">
            <text:p>48.3825</text:p>
          </table:table-cell>
          <table:table-cell office:value-type="float" office:value="76.7368" calcext:value-type="float">
            <text:p>76.7368</text:p>
          </table:table-cell>
          <table:table-cell office:value-type="float" office:value="95.0966" calcext:value-type="float">
            <text:p>95.096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201" calcext:value-type="float">
            <text:p>46.2201</text:p>
          </table:table-cell>
          <table:table-cell office:value-type="float" office:value="81.9396" calcext:value-type="float">
            <text:p>81.9396</text:p>
          </table:table-cell>
          <table:table-cell office:value-type="float" office:value="103.982" calcext:value-type="float">
            <text:p>103.98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984" calcext:value-type="float">
            <text:p>42.3984</text:p>
          </table:table-cell>
          <table:table-cell office:value-type="float" office:value="74.3772" calcext:value-type="float">
            <text:p>74.3772</text:p>
          </table:table-cell>
          <table:table-cell office:value-type="float" office:value="95.4613" calcext:value-type="float">
            <text:p>95.461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5.005" calcext:value-type="float">
            <text:p>45.005</text:p>
          </table:table-cell>
          <table:table-cell office:value-type="float" office:value="64.0087" calcext:value-type="float">
            <text:p>64.0087</text:p>
          </table:table-cell>
          <table:table-cell office:value-type="float" office:value="78.7184" calcext:value-type="float">
            <text:p>78.718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931" calcext:value-type="float">
            <text:p>56.9931</text:p>
          </table:table-cell>
          <table:table-cell office:value-type="float" office:value="74.1268" calcext:value-type="float">
            <text:p>74.1268</text:p>
          </table:table-cell>
          <table:table-cell office:value-type="float" office:value="94.3328" calcext:value-type="float">
            <text:p>94.332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3701" calcext:value-type="float">
            <text:p>48.3701</text:p>
          </table:table-cell>
          <table:table-cell office:value-type="float" office:value="76.7153" calcext:value-type="float">
            <text:p>76.7153</text:p>
          </table:table-cell>
          <table:table-cell office:value-type="float" office:value="95.0704" calcext:value-type="float">
            <text:p>95.0704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017" calcext:value-type="float">
            <text:p>46.2017</text:p>
          </table:table-cell>
          <table:table-cell office:value-type="float" office:value="81.9065" calcext:value-type="float">
            <text:p>81.9065</text:p>
          </table:table-cell>
          <table:table-cell office:value-type="float" office:value="103.935" calcext:value-type="float">
            <text:p>103.93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817" calcext:value-type="float">
            <text:p>42.3817</text:p>
          </table:table-cell>
          <table:table-cell office:value-type="float" office:value="74.3505" calcext:value-type="float">
            <text:p>74.3505</text:p>
          </table:table-cell>
          <table:table-cell office:value-type="float" office:value="95.4297" calcext:value-type="float">
            <text:p>95.429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4.9991" calcext:value-type="float">
            <text:p>44.9991</text:p>
          </table:table-cell>
          <table:table-cell office:value-type="float" office:value="63.9985" calcext:value-type="float">
            <text:p>63.9985</text:p>
          </table:table-cell>
          <table:table-cell office:value-type="float" office:value="78.7072" calcext:value-type="float">
            <text:p>78.707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774" calcext:value-type="float">
            <text:p>56.9774</text:p>
          </table:table-cell>
          <table:table-cell office:value-type="float" office:value="74.1091" calcext:value-type="float">
            <text:p>74.1091</text:p>
          </table:table-cell>
          <table:table-cell office:value-type="float" office:value="94.3275" calcext:value-type="float">
            <text:p>94.3275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3629" calcext:value-type="float">
            <text:p>48.3629</text:p>
          </table:table-cell>
          <table:table-cell office:value-type="float" office:value="76.7014" calcext:value-type="float">
            <text:p>76.7014</text:p>
          </table:table-cell>
          <table:table-cell office:value-type="float" office:value="95.0513" calcext:value-type="float">
            <text:p>95.051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1826" calcext:value-type="float">
            <text:p>46.1826</text:p>
          </table:table-cell>
          <table:table-cell office:value-type="float" office:value="81.875" calcext:value-type="float">
            <text:p>81.875</text:p>
          </table:table-cell>
          <table:table-cell office:value-type="float" office:value="103.895" calcext:value-type="float">
            <text:p>103.89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747" calcext:value-type="float">
            <text:p>42.3747</text:p>
          </table:table-cell>
          <table:table-cell office:value-type="float" office:value="74.3394" calcext:value-type="float">
            <text:p>74.3394</text:p>
          </table:table-cell>
          <table:table-cell office:value-type="float" office:value="95.4165" calcext:value-type="float">
            <text:p>95.4165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4.9938" calcext:value-type="float">
            <text:p>44.9938</text:p>
          </table:table-cell>
          <table:table-cell office:value-type="float" office:value="63.9888" calcext:value-type="float">
            <text:p>63.9888</text:p>
          </table:table-cell>
          <table:table-cell office:value-type="float" office:value="78.6959" calcext:value-type="float">
            <text:p>78.695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639" calcext:value-type="float">
            <text:p>56.9639</text:p>
          </table:table-cell>
          <table:table-cell office:value-type="float" office:value="74.0967" calcext:value-type="float">
            <text:p>74.0967</text:p>
          </table:table-cell>
          <table:table-cell office:value-type="float" office:value="94.3334" calcext:value-type="float">
            <text:p>94.333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3569" calcext:value-type="float">
            <text:p>48.3569</text:p>
          </table:table-cell>
          <table:table-cell office:value-type="float" office:value="76.6905" calcext:value-type="float">
            <text:p>76.6905</text:p>
          </table:table-cell>
          <table:table-cell office:value-type="float" office:value="95.0369" calcext:value-type="float">
            <text:p>95.0369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1715" calcext:value-type="float">
            <text:p>46.1715</text:p>
          </table:table-cell>
          <table:table-cell office:value-type="float" office:value="81.8579" calcext:value-type="float">
            <text:p>81.8579</text:p>
          </table:table-cell>
          <table:table-cell office:value-type="float" office:value="103.875" calcext:value-type="float">
            <text:p>103.87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605" calcext:value-type="float">
            <text:p>42.3605</text:p>
          </table:table-cell>
          <table:table-cell office:value-type="float" office:value="74.3122" calcext:value-type="float">
            <text:p>74.3122</text:p>
          </table:table-cell>
          <table:table-cell office:value-type="float" office:value="95.3773" calcext:value-type="float">
            <text:p>95.3773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4.9881" calcext:value-type="float">
            <text:p>44.9881</text:p>
          </table:table-cell>
          <table:table-cell office:value-type="float" office:value="63.9785" calcext:value-type="float">
            <text:p>63.9785</text:p>
          </table:table-cell>
          <table:table-cell office:value-type="float" office:value="78.6841" calcext:value-type="float">
            <text:p>78.684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551" calcext:value-type="float">
            <text:p>56.9551</text:p>
          </table:table-cell>
          <table:table-cell office:value-type="float" office:value="74.0913" calcext:value-type="float">
            <text:p>74.0913</text:p>
          </table:table-cell>
          <table:table-cell office:value-type="float" office:value="94.3428" calcext:value-type="float">
            <text:p>94.3428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3529" calcext:value-type="float">
            <text:p>48.3529</text:p>
          </table:table-cell>
          <table:table-cell office:value-type="float" office:value="76.6831" calcext:value-type="float">
            <text:p>76.6831</text:p>
          </table:table-cell>
          <table:table-cell office:value-type="float" office:value="95.0273" calcext:value-type="float">
            <text:p>95.027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1634" calcext:value-type="float">
            <text:p>46.1634</text:p>
          </table:table-cell>
          <table:table-cell office:value-type="float" office:value="81.8463" calcext:value-type="float">
            <text:p>81.8463</text:p>
          </table:table-cell>
          <table:table-cell office:value-type="float" office:value="103.863" calcext:value-type="float">
            <text:p>103.86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493" calcext:value-type="float">
            <text:p>42.3493</text:p>
          </table:table-cell>
          <table:table-cell office:value-type="float" office:value="74.2928" calcext:value-type="float">
            <text:p>74.2928</text:p>
          </table:table-cell>
          <table:table-cell office:value-type="float" office:value="95.3519" calcext:value-type="float">
            <text:p>95.3519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4.9824" calcext:value-type="float">
            <text:p>44.9824</text:p>
          </table:table-cell>
          <table:table-cell office:value-type="float" office:value="63.9674" calcext:value-type="float">
            <text:p>63.9674</text:p>
          </table:table-cell>
          <table:table-cell office:value-type="float" office:value="78.6699" calcext:value-type="float">
            <text:p>78.669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429" calcext:value-type="float">
            <text:p>56.9429</text:p>
          </table:table-cell>
          <table:table-cell office:value-type="float" office:value="74.0804" calcext:value-type="float">
            <text:p>74.0804</text:p>
          </table:table-cell>
          <table:table-cell office:value-type="float" office:value="94.3463" calcext:value-type="float">
            <text:p>94.3463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3531" calcext:value-type="float">
            <text:p>48.3531</text:p>
          </table:table-cell>
          <table:table-cell office:value-type="float" office:value="76.6832" calcext:value-type="float">
            <text:p>76.6832</text:p>
          </table:table-cell>
          <table:table-cell office:value-type="float" office:value="95.0271" calcext:value-type="float">
            <text:p>95.027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1613" calcext:value-type="float">
            <text:p>46.1613</text:p>
          </table:table-cell>
          <table:table-cell office:value-type="float" office:value="81.8441" calcext:value-type="float">
            <text:p>81.8441</text:p>
          </table:table-cell>
          <table:table-cell office:value-type="float" office:value="103.862" calcext:value-type="float">
            <text:p>103.86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493" calcext:value-type="float">
            <text:p>42.3493</text:p>
          </table:table-cell>
          <table:table-cell office:value-type="float" office:value="74.2929" calcext:value-type="float">
            <text:p>74.2929</text:p>
          </table:table-cell>
          <table:table-cell office:value-type="float" office:value="95.3521" calcext:value-type="float">
            <text:p>95.352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4.9739" calcext:value-type="float">
            <text:p>44.9739</text:p>
          </table:table-cell>
          <table:table-cell office:value-type="float" office:value="63.9511" calcext:value-type="float">
            <text:p>63.9511</text:p>
          </table:table-cell>
          <table:table-cell office:value-type="float" office:value="78.6491" calcext:value-type="float">
            <text:p>78.649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37" calcext:value-type="float">
            <text:p>56.937</text:p>
          </table:table-cell>
          <table:table-cell office:value-type="float" office:value="74.0808" calcext:value-type="float">
            <text:p>74.0808</text:p>
          </table:table-cell>
          <table:table-cell office:value-type="float" office:value="94.3677" calcext:value-type="float">
            <text:p>94.367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3519" calcext:value-type="float">
            <text:p>48.3519</text:p>
          </table:table-cell>
          <table:table-cell office:value-type="float" office:value="76.6812" calcext:value-type="float">
            <text:p>76.6812</text:p>
          </table:table-cell>
          <table:table-cell office:value-type="float" office:value="95.0247" calcext:value-type="float">
            <text:p>95.024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1608" calcext:value-type="float">
            <text:p>46.1608</text:p>
          </table:table-cell>
          <table:table-cell office:value-type="float" office:value="81.844" calcext:value-type="float">
            <text:p>81.844</text:p>
          </table:table-cell>
          <table:table-cell office:value-type="float" office:value="103.863" calcext:value-type="float">
            <text:p>103.86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457" calcext:value-type="float">
            <text:p>42.3457</text:p>
          </table:table-cell>
          <table:table-cell office:value-type="float" office:value="74.2873" calcext:value-type="float">
            <text:p>74.2873</text:p>
          </table:table-cell>
          <table:table-cell office:value-type="float" office:value="95.3457" calcext:value-type="float">
            <text:p>95.345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4.968" calcext:value-type="float">
            <text:p>44.968</text:p>
          </table:table-cell>
          <table:table-cell office:value-type="float" office:value="63.9404" calcext:value-type="float">
            <text:p>63.9404</text:p>
          </table:table-cell>
          <table:table-cell office:value-type="float" office:value="78.6368" calcext:value-type="float">
            <text:p>78.6368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332" calcext:value-type="float">
            <text:p>56.9332</text:p>
          </table:table-cell>
          <table:table-cell office:value-type="float" office:value="74.0807" calcext:value-type="float">
            <text:p>74.0807</text:p>
          </table:table-cell>
          <table:table-cell office:value-type="float" office:value="94.3787" calcext:value-type="float">
            <text:p>94.378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3518" calcext:value-type="float">
            <text:p>48.3518</text:p>
          </table:table-cell>
          <table:table-cell office:value-type="float" office:value="76.6812" calcext:value-type="float">
            <text:p>76.6812</text:p>
          </table:table-cell>
          <table:table-cell office:value-type="float" office:value="95.025" calcext:value-type="float">
            <text:p>95.02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1646" calcext:value-type="float">
            <text:p>46.1646</text:p>
          </table:table-cell>
          <table:table-cell office:value-type="float" office:value="81.8519" calcext:value-type="float">
            <text:p>81.8519</text:p>
          </table:table-cell>
          <table:table-cell office:value-type="float" office:value="103.876" calcext:value-type="float">
            <text:p>103.87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438" calcext:value-type="float">
            <text:p>42.3438</text:p>
          </table:table-cell>
          <table:table-cell office:value-type="float" office:value="74.2845" calcext:value-type="float">
            <text:p>74.2845</text:p>
          </table:table-cell>
          <table:table-cell office:value-type="float" office:value="95.3428" calcext:value-type="float">
            <text:p>95.3428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4.9608" calcext:value-type="float">
            <text:p>44.9608</text:p>
          </table:table-cell>
          <table:table-cell office:value-type="float" office:value="63.9279" calcext:value-type="float">
            <text:p>63.9279</text:p>
          </table:table-cell>
          <table:table-cell office:value-type="float" office:value="78.6234" calcext:value-type="float">
            <text:p>78.623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276" calcext:value-type="float">
            <text:p>56.9276</text:p>
          </table:table-cell>
          <table:table-cell office:value-type="float" office:value="74.0752" calcext:value-type="float">
            <text:p>74.0752</text:p>
          </table:table-cell>
          <table:table-cell office:value-type="float" office:value="94.381" calcext:value-type="float">
            <text:p>94.38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3523" calcext:value-type="float">
            <text:p>48.3523</text:p>
          </table:table-cell>
          <table:table-cell office:value-type="float" office:value="76.6826" calcext:value-type="float">
            <text:p>76.6826</text:p>
          </table:table-cell>
          <table:table-cell office:value-type="float" office:value="95.0276" calcext:value-type="float">
            <text:p>95.027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1732" calcext:value-type="float">
            <text:p>46.1732</text:p>
          </table:table-cell>
          <table:table-cell office:value-type="float" office:value="81.8682" calcext:value-type="float">
            <text:p>81.8682</text:p>
          </table:table-cell>
          <table:table-cell office:value-type="float" office:value="103.9" calcext:value-type="float">
            <text:p>103.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419" calcext:value-type="float">
            <text:p>42.3419</text:p>
          </table:table-cell>
          <table:table-cell office:value-type="float" office:value="74.2817" calcext:value-type="float">
            <text:p>74.2817</text:p>
          </table:table-cell>
          <table:table-cell office:value-type="float" office:value="95.3398" calcext:value-type="float">
            <text:p>95.339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4.9553" calcext:value-type="float">
            <text:p>44.9553</text:p>
          </table:table-cell>
          <table:table-cell office:value-type="float" office:value="63.9188" calcext:value-type="float">
            <text:p>63.9188</text:p>
          </table:table-cell>
          <table:table-cell office:value-type="float" office:value="78.6147" calcext:value-type="float">
            <text:p>78.614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918" calcext:value-type="float">
            <text:p>56.918</text:p>
          </table:table-cell>
          <table:table-cell office:value-type="float" office:value="74.065" calcext:value-type="float">
            <text:p>74.065</text:p>
          </table:table-cell>
          <table:table-cell office:value-type="float" office:value="94.3842" calcext:value-type="float">
            <text:p>94.384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357" calcext:value-type="float">
            <text:p>48.357</text:p>
          </table:table-cell>
          <table:table-cell office:value-type="float" office:value="76.6917" calcext:value-type="float">
            <text:p>76.6917</text:p>
          </table:table-cell>
          <table:table-cell office:value-type="float" office:value="95.0406" calcext:value-type="float">
            <text:p>95.040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1839" calcext:value-type="float">
            <text:p>46.1839</text:p>
          </table:table-cell>
          <table:table-cell office:value-type="float" office:value="81.8892" calcext:value-type="float">
            <text:p>81.8892</text:p>
          </table:table-cell>
          <table:table-cell office:value-type="float" office:value="103.932" calcext:value-type="float">
            <text:p>103.93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396" calcext:value-type="float">
            <text:p>42.3396</text:p>
          </table:table-cell>
          <table:table-cell office:value-type="float" office:value="74.2791" calcext:value-type="float">
            <text:p>74.2791</text:p>
          </table:table-cell>
          <table:table-cell office:value-type="float" office:value="95.3382" calcext:value-type="float">
            <text:p>95.3382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4.9499" calcext:value-type="float">
            <text:p>44.9499</text:p>
          </table:table-cell>
          <table:table-cell office:value-type="float" office:value="63.9092" calcext:value-type="float">
            <text:p>63.9092</text:p>
          </table:table-cell>
          <table:table-cell office:value-type="float" office:value="78.604" calcext:value-type="float">
            <text:p>78.60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969" calcext:value-type="float">
            <text:p>56.8969</text:p>
          </table:table-cell>
          <table:table-cell office:value-type="float" office:value="74.0397" calcext:value-type="float">
            <text:p>74.0397</text:p>
          </table:table-cell>
          <table:table-cell office:value-type="float" office:value="94.3824" calcext:value-type="float">
            <text:p>94.3824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3634" calcext:value-type="float">
            <text:p>48.3634</text:p>
          </table:table-cell>
          <table:table-cell office:value-type="float" office:value="76.7033" calcext:value-type="float">
            <text:p>76.7033</text:p>
          </table:table-cell>
          <table:table-cell office:value-type="float" office:value="95.0557" calcext:value-type="float">
            <text:p>95.055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1946" calcext:value-type="float">
            <text:p>46.1946</text:p>
          </table:table-cell>
          <table:table-cell office:value-type="float" office:value="81.9092" calcext:value-type="float">
            <text:p>81.9092</text:p>
          </table:table-cell>
          <table:table-cell office:value-type="float" office:value="103.961" calcext:value-type="float">
            <text:p>103.961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353" calcext:value-type="float">
            <text:p>42.3353</text:p>
          </table:table-cell>
          <table:table-cell office:value-type="float" office:value="74.2751" calcext:value-type="float">
            <text:p>74.2751</text:p>
          </table:table-cell>
          <table:table-cell office:value-type="float" office:value="95.3379" calcext:value-type="float">
            <text:p>95.3379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4.9443" calcext:value-type="float">
            <text:p>44.9443</text:p>
          </table:table-cell>
          <table:table-cell office:value-type="float" office:value="63.8996" calcext:value-type="float">
            <text:p>63.8996</text:p>
          </table:table-cell>
          <table:table-cell office:value-type="float" office:value="78.594" calcext:value-type="float">
            <text:p>78.594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727" calcext:value-type="float">
            <text:p>56.8727</text:p>
          </table:table-cell>
          <table:table-cell office:value-type="float" office:value="74.0161" calcext:value-type="float">
            <text:p>74.0161</text:p>
          </table:table-cell>
          <table:table-cell office:value-type="float" office:value="94.3822" calcext:value-type="float">
            <text:p>94.3822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3751" calcext:value-type="float">
            <text:p>48.3751</text:p>
          </table:table-cell>
          <table:table-cell office:value-type="float" office:value="76.7243" calcext:value-type="float">
            <text:p>76.7243</text:p>
          </table:table-cell>
          <table:table-cell office:value-type="float" office:value="95.0828" calcext:value-type="float">
            <text:p>95.082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089" calcext:value-type="float">
            <text:p>46.2089</text:p>
          </table:table-cell>
          <table:table-cell office:value-type="float" office:value="81.933" calcext:value-type="float">
            <text:p>81.933</text:p>
          </table:table-cell>
          <table:table-cell office:value-type="float" office:value="103.992" calcext:value-type="float">
            <text:p>103.99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302" calcext:value-type="float">
            <text:p>42.3302</text:p>
          </table:table-cell>
          <table:table-cell office:value-type="float" office:value="74.2694" calcext:value-type="float">
            <text:p>74.2694</text:p>
          </table:table-cell>
          <table:table-cell office:value-type="float" office:value="95.3349" calcext:value-type="float">
            <text:p>95.334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4.9408" calcext:value-type="float">
            <text:p>44.9408</text:p>
          </table:table-cell>
          <table:table-cell office:value-type="float" office:value="63.8939" calcext:value-type="float">
            <text:p>63.8939</text:p>
          </table:table-cell>
          <table:table-cell office:value-type="float" office:value="78.5889" calcext:value-type="float">
            <text:p>78.5889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486" calcext:value-type="float">
            <text:p>56.8486</text:p>
          </table:table-cell>
          <table:table-cell office:value-type="float" office:value="73.9782" calcext:value-type="float">
            <text:p>73.9782</text:p>
          </table:table-cell>
          <table:table-cell office:value-type="float" office:value="94.3469" calcext:value-type="float">
            <text:p>94.346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386" calcext:value-type="float">
            <text:p>48.386</text:p>
          </table:table-cell>
          <table:table-cell office:value-type="float" office:value="76.745" calcext:value-type="float">
            <text:p>76.745</text:p>
          </table:table-cell>
          <table:table-cell office:value-type="float" office:value="95.1112" calcext:value-type="float">
            <text:p>95.111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237" calcext:value-type="float">
            <text:p>46.2237</text:p>
          </table:table-cell>
          <table:table-cell office:value-type="float" office:value="81.9571" calcext:value-type="float">
            <text:p>81.9571</text:p>
          </table:table-cell>
          <table:table-cell office:value-type="float" office:value="104.023" calcext:value-type="float">
            <text:p>104.02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39" calcext:value-type="float">
            <text:p>42.339</text:p>
          </table:table-cell>
          <table:table-cell office:value-type="float" office:value="74.2893" calcext:value-type="float">
            <text:p>74.2893</text:p>
          </table:table-cell>
          <table:table-cell office:value-type="float" office:value="95.3678" calcext:value-type="float">
            <text:p>95.367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4.9395" calcext:value-type="float">
            <text:p>44.9395</text:p>
          </table:table-cell>
          <table:table-cell office:value-type="float" office:value="63.8922" calcext:value-type="float">
            <text:p>63.8922</text:p>
          </table:table-cell>
          <table:table-cell office:value-type="float" office:value="78.5883" calcext:value-type="float">
            <text:p>78.588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8253" calcext:value-type="float">
            <text:p>56.8253</text:p>
          </table:table-cell>
          <table:table-cell office:value-type="float" office:value="73.9438" calcext:value-type="float">
            <text:p>73.9438</text:p>
          </table:table-cell>
          <table:table-cell office:value-type="float" office:value="94.3131" calcext:value-type="float">
            <text:p>94.313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3977" calcext:value-type="float">
            <text:p>48.3977</text:p>
          </table:table-cell>
          <table:table-cell office:value-type="float" office:value="76.7658" calcext:value-type="float">
            <text:p>76.7658</text:p>
          </table:table-cell>
          <table:table-cell office:value-type="float" office:value="95.1376" calcext:value-type="float">
            <text:p>95.137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424" calcext:value-type="float">
            <text:p>46.2424</text:p>
          </table:table-cell>
          <table:table-cell office:value-type="float" office:value="81.9872" calcext:value-type="float">
            <text:p>81.9872</text:p>
          </table:table-cell>
          <table:table-cell office:value-type="float" office:value="104.06" calcext:value-type="float">
            <text:p>104.0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377" calcext:value-type="float">
            <text:p>42.3377</text:p>
          </table:table-cell>
          <table:table-cell office:value-type="float" office:value="74.2908" calcext:value-type="float">
            <text:p>74.2908</text:p>
          </table:table-cell>
          <table:table-cell office:value-type="float" office:value="95.3749" calcext:value-type="float">
            <text:p>95.374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4.94" calcext:value-type="float">
            <text:p>44.94</text:p>
          </table:table-cell>
          <table:table-cell office:value-type="float" office:value="63.8934" calcext:value-type="float">
            <text:p>63.8934</text:p>
          </table:table-cell>
          <table:table-cell office:value-type="float" office:value="78.5903" calcext:value-type="float">
            <text:p>78.590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983" calcext:value-type="float">
            <text:p>56.7983</text:p>
          </table:table-cell>
          <table:table-cell office:value-type="float" office:value="73.901" calcext:value-type="float">
            <text:p>73.901</text:p>
          </table:table-cell>
          <table:table-cell office:value-type="float" office:value="94.2697" calcext:value-type="float">
            <text:p>94.269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074" calcext:value-type="float">
            <text:p>48.4074</text:p>
          </table:table-cell>
          <table:table-cell office:value-type="float" office:value="76.7833" calcext:value-type="float">
            <text:p>76.7833</text:p>
          </table:table-cell>
          <table:table-cell office:value-type="float" office:value="95.1603" calcext:value-type="float">
            <text:p>95.160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537" calcext:value-type="float">
            <text:p>46.2537</text:p>
          </table:table-cell>
          <table:table-cell office:value-type="float" office:value="82.0052" calcext:value-type="float">
            <text:p>82.0052</text:p>
          </table:table-cell>
          <table:table-cell office:value-type="float" office:value="104.082" calcext:value-type="float">
            <text:p>104.08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422" calcext:value-type="float">
            <text:p>42.3422</text:p>
          </table:table-cell>
          <table:table-cell office:value-type="float" office:value="74.301" calcext:value-type="float">
            <text:p>74.301</text:p>
          </table:table-cell>
          <table:table-cell office:value-type="float" office:value="95.3918" calcext:value-type="float">
            <text:p>95.3918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4.9401" calcext:value-type="float">
            <text:p>44.9401</text:p>
          </table:table-cell>
          <table:table-cell office:value-type="float" office:value="63.8937" calcext:value-type="float">
            <text:p>63.8937</text:p>
          </table:table-cell>
          <table:table-cell office:value-type="float" office:value="78.591" calcext:value-type="float">
            <text:p>78.59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824" calcext:value-type="float">
            <text:p>56.7824</text:p>
          </table:table-cell>
          <table:table-cell office:value-type="float" office:value="73.8863" calcext:value-type="float">
            <text:p>73.8863</text:p>
          </table:table-cell>
          <table:table-cell office:value-type="float" office:value="94.2627" calcext:value-type="float">
            <text:p>94.262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212" calcext:value-type="float">
            <text:p>48.4212</text:p>
          </table:table-cell>
          <table:table-cell office:value-type="float" office:value="76.8072" calcext:value-type="float">
            <text:p>76.8072</text:p>
          </table:table-cell>
          <table:table-cell office:value-type="float" office:value="95.1892" calcext:value-type="float">
            <text:p>95.1892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63" calcext:value-type="float">
            <text:p>46.263</text:p>
          </table:table-cell>
          <table:table-cell office:value-type="float" office:value="82.02" calcext:value-type="float">
            <text:p>82.02</text:p>
          </table:table-cell>
          <table:table-cell office:value-type="float" office:value="104.099" calcext:value-type="float">
            <text:p>104.09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459" calcext:value-type="float">
            <text:p>42.3459</text:p>
          </table:table-cell>
          <table:table-cell office:value-type="float" office:value="74.3095" calcext:value-type="float">
            <text:p>74.3095</text:p>
          </table:table-cell>
          <table:table-cell office:value-type="float" office:value="95.4059" calcext:value-type="float">
            <text:p>95.405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4.94" calcext:value-type="float">
            <text:p>44.94</text:p>
          </table:table-cell>
          <table:table-cell office:value-type="float" office:value="63.8937" calcext:value-type="float">
            <text:p>63.8937</text:p>
          </table:table-cell>
          <table:table-cell office:value-type="float" office:value="78.5913" calcext:value-type="float">
            <text:p>78.591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619" calcext:value-type="float">
            <text:p>56.7619</text:p>
          </table:table-cell>
          <table:table-cell office:value-type="float" office:value="73.8674" calcext:value-type="float">
            <text:p>73.8674</text:p>
          </table:table-cell>
          <table:table-cell office:value-type="float" office:value="94.2437" calcext:value-type="float">
            <text:p>94.243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322" calcext:value-type="float">
            <text:p>48.4322</text:p>
          </table:table-cell>
          <table:table-cell office:value-type="float" office:value="76.8259" calcext:value-type="float">
            <text:p>76.8259</text:p>
          </table:table-cell>
          <table:table-cell office:value-type="float" office:value="95.2116" calcext:value-type="float">
            <text:p>95.211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748" calcext:value-type="float">
            <text:p>46.2748</text:p>
          </table:table-cell>
          <table:table-cell office:value-type="float" office:value="82.0378" calcext:value-type="float">
            <text:p>82.0378</text:p>
          </table:table-cell>
          <table:table-cell office:value-type="float" office:value="104.12" calcext:value-type="float">
            <text:p>104.1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466" calcext:value-type="float">
            <text:p>42.3466</text:p>
          </table:table-cell>
          <table:table-cell office:value-type="float" office:value="74.3111" calcext:value-type="float">
            <text:p>74.3111</text:p>
          </table:table-cell>
          <table:table-cell office:value-type="float" office:value="95.4082" calcext:value-type="float">
            <text:p>95.4082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4.9401" calcext:value-type="float">
            <text:p>44.9401</text:p>
          </table:table-cell>
          <table:table-cell office:value-type="float" office:value="63.8941" calcext:value-type="float">
            <text:p>63.8941</text:p>
          </table:table-cell>
          <table:table-cell office:value-type="float" office:value="78.5921" calcext:value-type="float">
            <text:p>78.5921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369" calcext:value-type="float">
            <text:p>56.7369</text:p>
          </table:table-cell>
          <table:table-cell office:value-type="float" office:value="73.8462" calcext:value-type="float">
            <text:p>73.8462</text:p>
          </table:table-cell>
          <table:table-cell office:value-type="float" office:value="94.2249" calcext:value-type="float">
            <text:p>94.2249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393" calcext:value-type="float">
            <text:p>48.4393</text:p>
          </table:table-cell>
          <table:table-cell office:value-type="float" office:value="76.8382" calcext:value-type="float">
            <text:p>76.8382</text:p>
          </table:table-cell>
          <table:table-cell office:value-type="float" office:value="95.2266" calcext:value-type="float">
            <text:p>95.226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823" calcext:value-type="float">
            <text:p>46.2823</text:p>
          </table:table-cell>
          <table:table-cell office:value-type="float" office:value="82.0494" calcext:value-type="float">
            <text:p>82.0494</text:p>
          </table:table-cell>
          <table:table-cell office:value-type="float" office:value="104.134" calcext:value-type="float">
            <text:p>104.134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502" calcext:value-type="float">
            <text:p>42.3502</text:p>
          </table:table-cell>
          <table:table-cell office:value-type="float" office:value="74.3174" calcext:value-type="float">
            <text:p>74.3174</text:p>
          </table:table-cell>
          <table:table-cell office:value-type="float" office:value="95.4168" calcext:value-type="float">
            <text:p>95.4168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4.9401" calcext:value-type="float">
            <text:p>44.9401</text:p>
          </table:table-cell>
          <table:table-cell office:value-type="float" office:value="63.8941" calcext:value-type="float">
            <text:p>63.8941</text:p>
          </table:table-cell>
          <table:table-cell office:value-type="float" office:value="78.5922" calcext:value-type="float">
            <text:p>78.592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37" calcext:value-type="float">
            <text:p>56.737</text:p>
          </table:table-cell>
          <table:table-cell office:value-type="float" office:value="73.8685" calcext:value-type="float">
            <text:p>73.8685</text:p>
          </table:table-cell>
          <table:table-cell office:value-type="float" office:value="94.2387" calcext:value-type="float">
            <text:p>94.238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456" calcext:value-type="float">
            <text:p>48.4456</text:p>
          </table:table-cell>
          <table:table-cell office:value-type="float" office:value="76.849" calcext:value-type="float">
            <text:p>76.849</text:p>
          </table:table-cell>
          <table:table-cell office:value-type="float" office:value="95.2393" calcext:value-type="float">
            <text:p>95.2393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883" calcext:value-type="float">
            <text:p>46.2883</text:p>
          </table:table-cell>
          <table:table-cell office:value-type="float" office:value="82.0584" calcext:value-type="float">
            <text:p>82.0584</text:p>
          </table:table-cell>
          <table:table-cell office:value-type="float" office:value="104.143" calcext:value-type="float">
            <text:p>104.143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514" calcext:value-type="float">
            <text:p>42.3514</text:p>
          </table:table-cell>
          <table:table-cell office:value-type="float" office:value="74.3208" calcext:value-type="float">
            <text:p>74.3208</text:p>
          </table:table-cell>
          <table:table-cell office:value-type="float" office:value="95.4229" calcext:value-type="float">
            <text:p>95.4229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4.94" calcext:value-type="float">
            <text:p>44.94</text:p>
          </table:table-cell>
          <table:table-cell office:value-type="float" office:value="63.8941" calcext:value-type="float">
            <text:p>63.8941</text:p>
          </table:table-cell>
          <table:table-cell office:value-type="float" office:value="78.5922" calcext:value-type="float">
            <text:p>78.5922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336" calcext:value-type="float">
            <text:p>56.7336</text:p>
          </table:table-cell>
          <table:table-cell office:value-type="float" office:value="73.8824" calcext:value-type="float">
            <text:p>73.8824</text:p>
          </table:table-cell>
          <table:table-cell office:value-type="float" office:value="94.2381" calcext:value-type="float">
            <text:p>94.238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555" calcext:value-type="float">
            <text:p>48.4555</text:p>
          </table:table-cell>
          <table:table-cell office:value-type="float" office:value="76.8658" calcext:value-type="float">
            <text:p>76.8658</text:p>
          </table:table-cell>
          <table:table-cell office:value-type="float" office:value="95.2595" calcext:value-type="float">
            <text:p>95.259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921" calcext:value-type="float">
            <text:p>46.2921</text:p>
          </table:table-cell>
          <table:table-cell office:value-type="float" office:value="82.064" calcext:value-type="float">
            <text:p>82.064</text:p>
          </table:table-cell>
          <table:table-cell office:value-type="float" office:value="104.149" calcext:value-type="float">
            <text:p>104.149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554" calcext:value-type="float">
            <text:p>42.3554</text:p>
          </table:table-cell>
          <table:table-cell office:value-type="float" office:value="74.3278" calcext:value-type="float">
            <text:p>74.3278</text:p>
          </table:table-cell>
          <table:table-cell office:value-type="float" office:value="95.4321" calcext:value-type="float">
            <text:p>95.4321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4.9403" calcext:value-type="float">
            <text:p>44.9403</text:p>
          </table:table-cell>
          <table:table-cell office:value-type="float" office:value="63.8946" calcext:value-type="float">
            <text:p>63.8946</text:p>
          </table:table-cell>
          <table:table-cell office:value-type="float" office:value="78.593" calcext:value-type="float">
            <text:p>78.593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269" calcext:value-type="float">
            <text:p>56.7269</text:p>
          </table:table-cell>
          <table:table-cell office:value-type="float" office:value="73.8819" calcext:value-type="float">
            <text:p>73.8819</text:p>
          </table:table-cell>
          <table:table-cell office:value-type="float" office:value="94.2271" calcext:value-type="float">
            <text:p>94.227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631" calcext:value-type="float">
            <text:p>48.4631</text:p>
          </table:table-cell>
          <table:table-cell office:value-type="float" office:value="76.8788" calcext:value-type="float">
            <text:p>76.8788</text:p>
          </table:table-cell>
          <table:table-cell office:value-type="float" office:value="95.2751" calcext:value-type="float">
            <text:p>95.2751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981" calcext:value-type="float">
            <text:p>46.2981</text:p>
          </table:table-cell>
          <table:table-cell office:value-type="float" office:value="82.0731" calcext:value-type="float">
            <text:p>82.0731</text:p>
          </table:table-cell>
          <table:table-cell office:value-type="float" office:value="104.16" calcext:value-type="float">
            <text:p>104.16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589" calcext:value-type="float">
            <text:p>42.3589</text:p>
          </table:table-cell>
          <table:table-cell office:value-type="float" office:value="74.3334" calcext:value-type="float">
            <text:p>74.3334</text:p>
          </table:table-cell>
          <table:table-cell office:value-type="float" office:value="95.4387" calcext:value-type="float">
            <text:p>95.4387</text:p>
          </table:table-cell>
          <table:table-cell office:value-type="float" office:value="33.2504" calcext:value-type="float">
            <text:p>33.2504</text:p>
          </table:table-cell>
          <table:table-cell office:value-type="float" office:value="44.9413" calcext:value-type="float">
            <text:p>44.9413</text:p>
          </table:table-cell>
          <table:table-cell office:value-type="float" office:value="63.8966" calcext:value-type="float">
            <text:p>63.8966</text:p>
          </table:table-cell>
          <table:table-cell office:value-type="float" office:value="78.5957" calcext:value-type="float">
            <text:p>78.5957</text:p>
          </table:table-cell>
        </table:table-row>
        <table:table-row table:style-name="ro1">
          <table:table-cell/>
          <table:table-cell office:value-type="float" office:value="57.8158" calcext:value-type="float">
            <text:p>57.8158</text:p>
          </table:table-cell>
          <table:table-cell office:value-type="float" office:value="56.7202" calcext:value-type="float">
            <text:p>56.7202</text:p>
          </table:table-cell>
          <table:table-cell office:value-type="float" office:value="73.8794" calcext:value-type="float">
            <text:p>73.8794</text:p>
          </table:table-cell>
          <table:table-cell office:value-type="float" office:value="94.2051" calcext:value-type="float">
            <text:p>94.2051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48.4712" calcext:value-type="float">
            <text:p>48.4712</text:p>
          </table:table-cell>
          <table:table-cell office:value-type="float" office:value="76.8923" calcext:value-type="float">
            <text:p>76.8923</text:p>
          </table:table-cell>
          <table:table-cell office:value-type="float" office:value="95.2905" calcext:value-type="float">
            <text:p>95.290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46.2999" calcext:value-type="float">
            <text:p>46.2999</text:p>
          </table:table-cell>
          <table:table-cell office:value-type="float" office:value="82.0756" calcext:value-type="float">
            <text:p>82.0756</text:p>
          </table:table-cell>
          <table:table-cell office:value-type="float" office:value="104.162" calcext:value-type="float">
            <text:p>104.162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42.3583" calcext:value-type="float">
            <text:p>42.3583</text:p>
          </table:table-cell>
          <table:table-cell office:value-type="float" office:value="74.3322" calcext:value-type="float">
            <text:p>74.3322</text:p>
          </table:table-cell>
          <table:table-cell office:value-type="float" office:value="95.437" calcext:value-type="float">
            <text:p>95.437</text:p>
          </table:table-cell>
          <table:table-cell office:value-type="float" office:value="33.2505" calcext:value-type="float">
            <text:p>33.2505</text:p>
          </table:table-cell>
          <table:table-cell office:value-type="float" office:value="44.9427" calcext:value-type="float">
            <text:p>44.9427</text:p>
          </table:table-cell>
          <table:table-cell office:value-type="float" office:value="63.8991" calcext:value-type="float">
            <text:p>63.8991</text:p>
          </table:table-cell>
          <table:table-cell office:value-type="float" office:value="78.5986" calcext:value-type="float">
            <text:p>78.5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13:38:45.687694953</dc:date>
    <meta:editing-duration>PT2M33S</meta:editing-duration>
    <meta:editing-cycles>1</meta:editing-cycles>
    <meta:document-statistic meta:table-count="1" meta:cell-count="10706" meta:object-count="0"/>
    <meta:generator>LibreOffice/5.0.6.2$Linux_X86_64 LibreOffice_project/00m0$Build-2</meta:generator>
  </office:meta>
</office:document-meta>
</file>